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1.0752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0.7102in"/>
    </style:style>
    <style:style style:name="co9" style:family="table-column">
      <style:table-column-properties fo:break-before="auto" style:column-width="0.7429in"/>
    </style:style>
    <style:style style:name="co10" style:family="table-column">
      <style:table-column-properties fo:break-before="auto" style:column-width="0.8398in"/>
    </style:style>
    <style:style style:name="co11" style:family="table-column">
      <style:table-column-properties fo:break-before="auto" style:column-width="1.2681in"/>
    </style:style>
    <style:style style:name="co12" style:family="table-column">
      <style:table-column-properties fo:break-before="auto" style:column-width="1.289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mulation_results_R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_packets</text:p>
          </table:table-cell>
          <table:table-cell office:value-type="string" calcext:value-type="string">
            <text:p>FlowID</text:p>
          </table:table-cell>
          <table:table-cell office:value-type="string" calcext:value-type="string">
            <text:p>SourceAddress</text:p>
          </table:table-cell>
          <table:table-cell office:value-type="string" calcext:value-type="string">
            <text:p>DestinationAddress</text:p>
          </table:table-cell>
          <table:table-cell office:value-type="string" calcext:value-type="string">
            <text:p>TxBytes</text:p>
          </table:table-cell>
          <table:table-cell office:value-type="string" calcext:value-type="string">
            <text:p>RxBytes</text:p>
          </table:table-cell>
          <table:table-cell office:value-type="string" calcext:value-type="string">
            <text:p>TxPackets</text:p>
          </table:table-cell>
          <table:table-cell office:value-type="string" calcext:value-type="string">
            <text:p>RxPackets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<text:s/>stop time</text:p>
          </table:table-cell>
          <table:table-cell office:value-type="string" calcext:value-type="string">
            <text:p><text:s/>duration</text:p>
          </table:table-cell>
          <table:table-cell office:value-type="string" calcext:value-type="string">
            <text:p><text:s/>Throughput_Mbps</text:p>
          </table:table-cell>
          <table:table-cell office:value-type="string" calcext:value-type="string">
            <text:p>OfferedLoad_Mbps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4148" calcext:value-type="float">
            <text:p>10414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.007269" calcext:value-type="float">
            <text:p>1.007269</text:p>
          </table:table-cell>
          <table:table-cell office:value-type="float" office:value="99.005136" calcext:value-type="float">
            <text:p>99.005136</text:p>
          </table:table-cell>
          <table:table-cell office:value-type="float" office:value="97.997867" calcext:value-type="float">
            <text:p>97.997867</text:p>
          </table:table-cell>
          <table:table-cell office:value-type="float" office:value="0.008502" calcext:value-type="float">
            <text:p>0.008502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4148" calcext:value-type="float">
            <text:p>10414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.037911" calcext:value-type="float">
            <text:p>1.037911</text:p>
          </table:table-cell>
          <table:table-cell office:value-type="float" office:value="99.018673" calcext:value-type="float">
            <text:p>99.018673</text:p>
          </table:table-cell>
          <table:table-cell office:value-type="float" office:value="97.980763" calcext:value-type="float">
            <text:p>97.980763</text:p>
          </table:table-cell>
          <table:table-cell office:value-type="float" office:value="0.008504" calcext:value-type="float">
            <text:p>0.008504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181" calcext:value-type="float">
            <text:p>1.0201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1069" calcext:value-type="float">
            <text:p>1.011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562" calcext:value-type="float">
            <text:p>1.0265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08296" calcext:value-type="float">
            <text:p>208296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.009726" calcext:value-type="float">
            <text:p>1.009726</text:p>
          </table:table-cell>
          <table:table-cell office:value-type="float" office:value="99.505136" calcext:value-type="float">
            <text:p>99.505136</text:p>
          </table:table-cell>
          <table:table-cell office:value-type="float" office:value="98.49541" calcext:value-type="float">
            <text:p>98.49541</text:p>
          </table:table-cell>
          <table:table-cell office:value-type="float" office:value="0.016918" calcext:value-type="float">
            <text:p>0.016918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08296" calcext:value-type="float">
            <text:p>208296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.278987" calcext:value-type="float">
            <text:p>1.278987</text:p>
          </table:table-cell>
          <table:table-cell office:value-type="float" office:value="99.516384" calcext:value-type="float">
            <text:p>99.516384</text:p>
          </table:table-cell>
          <table:table-cell office:value-type="float" office:value="98.237397" calcext:value-type="float">
            <text:p>98.237397</text:p>
          </table:table-cell>
          <table:table-cell office:value-type="float" office:value="0.016963" calcext:value-type="float">
            <text:p>0.016963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3619" calcext:value-type="float">
            <text:p>1.2636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2067" calcext:value-type="float">
            <text:p>1.252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7598" calcext:value-type="float">
            <text:p>1.2675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3496" calcext:value-type="float">
            <text:p>313496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float" office:value="1.012369" calcext:value-type="float">
            <text:p>1.012369</text:p>
          </table:table-cell>
          <table:table-cell office:value-type="float" office:value="100.005136" calcext:value-type="float">
            <text:p>100.005136</text:p>
          </table:table-cell>
          <table:table-cell office:value-type="float" office:value="98.992767" calcext:value-type="float">
            <text:p>98.992767</text:p>
          </table:table-cell>
          <table:table-cell office:value-type="float" office:value="0.025335" calcext:value-type="float">
            <text:p>0.025335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3496" calcext:value-type="float">
            <text:p>313496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float" office:value="1.041593" calcext:value-type="float">
            <text:p>1.041593</text:p>
          </table:table-cell>
          <table:table-cell office:value-type="float" office:value="100.016024" calcext:value-type="float">
            <text:p>100.016024</text:p>
          </table:table-cell>
          <table:table-cell office:value-type="float" office:value="98.974431" calcext:value-type="float">
            <text:p>98.974431</text:p>
          </table:table-cell>
          <table:table-cell office:value-type="float" office:value="0.02534" calcext:value-type="float">
            <text:p>0.02534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056" calcext:value-type="float">
            <text:p>1.02056</text:p>
          </table:table-cell>
          <table:table-cell office:value-type="float" office:value="24.8224" calcext:value-type="float">
            <text:p>24.8224</text:p>
          </table:table-cell>
          <table:table-cell office:value-type="float" office:value="23.80184" calcext:value-type="float">
            <text:p>23.80184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6369" calcext:value-type="float">
            <text:p>1.016369</text:p>
          </table:table-cell>
          <table:table-cell office:value-type="float" office:value="24.831059" calcext:value-type="float">
            <text:p>24.831059</text:p>
          </table:table-cell>
          <table:table-cell office:value-type="float" office:value="23.81469" calcext:value-type="float">
            <text:p>23.81469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9021" calcext:value-type="float">
            <text:p>1.029021</text:p>
          </table:table-cell>
          <table:table-cell office:value-type="float" office:value="24.824006" calcext:value-type="float">
            <text:p>24.824006</text:p>
          </table:table-cell>
          <table:table-cell office:value-type="float" office:value="23.794985" calcext:value-type="float">
            <text:p>23.79498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6592" calcext:value-type="float">
            <text:p>416592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1.01811" calcext:value-type="float">
            <text:p>1.01811</text:p>
          </table:table-cell>
          <table:table-cell office:value-type="float" office:value="99.755136" calcext:value-type="float">
            <text:p>99.755136</text:p>
          </table:table-cell>
          <table:table-cell office:value-type="float" office:value="98.737026" calcext:value-type="float">
            <text:p>98.737026</text:p>
          </table:table-cell>
          <table:table-cell office:value-type="float" office:value="0.033754" calcext:value-type="float">
            <text:p>0.033754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6592" calcext:value-type="float">
            <text:p>416592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1.272361" calcext:value-type="float">
            <text:p>1.272361</text:p>
          </table:table-cell>
          <table:table-cell office:value-type="float" office:value="99.766204" calcext:value-type="float">
            <text:p>99.766204</text:p>
          </table:table-cell>
          <table:table-cell office:value-type="float" office:value="98.493843" calcext:value-type="float">
            <text:p>98.493843</text:p>
          </table:table-cell>
          <table:table-cell office:value-type="float" office:value="0.033837" calcext:value-type="float">
            <text:p>0.033837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1639" calcext:value-type="float">
            <text:p>1.2516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6067" calcext:value-type="float">
            <text:p>1.246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1533" calcext:value-type="float">
            <text:p>1.2615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0740" calcext:value-type="float">
            <text:p>520740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1.009756" calcext:value-type="float">
            <text:p>1.009756</text:p>
          </table:table-cell>
          <table:table-cell office:value-type="float" office:value="99.805136" calcext:value-type="float">
            <text:p>99.805136</text:p>
          </table:table-cell>
          <table:table-cell office:value-type="float" office:value="98.79538" calcext:value-type="float">
            <text:p>98.79538</text:p>
          </table:table-cell>
          <table:table-cell office:value-type="float" office:value="0.042167" calcext:value-type="float">
            <text:p>0.042167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0740" calcext:value-type="float">
            <text:p>520740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1.035175" calcext:value-type="float">
            <text:p>1.035175</text:p>
          </table:table-cell>
          <table:table-cell office:value-type="float" office:value="99.816464" calcext:value-type="float">
            <text:p>99.816464</text:p>
          </table:table-cell>
          <table:table-cell office:value-type="float" office:value="98.781289" calcext:value-type="float">
            <text:p>98.781289</text:p>
          </table:table-cell>
          <table:table-cell office:value-type="float" office:value="0.042173" calcext:value-type="float">
            <text:p>0.042173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626" calcext:value-type="float">
            <text:p>1.0156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1275" calcext:value-type="float">
            <text:p>1.011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887" calcext:value-type="float">
            <text:p>1.0238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24888" calcext:value-type="float">
            <text:p>624888</text:p>
          </table:table-cell>
          <table:table-cell table:number-columns-repeated="2" office:value-type="float" office:value="594" calcext:value-type="float">
            <text:p>594</text:p>
          </table:table-cell>
          <table:table-cell office:value-type="float" office:value="1.016489" calcext:value-type="float">
            <text:p>1.016489</text:p>
          </table:table-cell>
          <table:table-cell office:value-type="float" office:value="99.83847" calcext:value-type="float">
            <text:p>99.83847</text:p>
          </table:table-cell>
          <table:table-cell office:value-type="float" office:value="98.821981" calcext:value-type="float">
            <text:p>98.821981</text:p>
          </table:table-cell>
          <table:table-cell office:value-type="float" office:value="0.050587" calcext:value-type="float">
            <text:p>0.050587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24888" calcext:value-type="float">
            <text:p>624888</text:p>
          </table:table-cell>
          <table:table-cell table:number-columns-repeated="2" office:value-type="float" office:value="594" calcext:value-type="float">
            <text:p>594</text:p>
          </table:table-cell>
          <table:table-cell office:value-type="float" office:value="1.038862" calcext:value-type="float">
            <text:p>1.038862</text:p>
          </table:table-cell>
          <table:table-cell office:value-type="float" office:value="99.849638" calcext:value-type="float">
            <text:p>99.849638</text:p>
          </table:table-cell>
          <table:table-cell office:value-type="float" office:value="98.810776" calcext:value-type="float">
            <text:p>98.810776</text:p>
          </table:table-cell>
          <table:table-cell office:value-type="float" office:value="0.050593" calcext:value-type="float">
            <text:p>0.050593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373" calcext:value-type="float">
            <text:p>1.023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307" calcext:value-type="float">
            <text:p>1.018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573" calcext:value-type="float">
            <text:p>1.0275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29036" calcext:value-type="float">
            <text:p>729036</text:p>
          </table:table-cell>
          <table:table-cell table:number-columns-repeated="2" office:value-type="float" office:value="693" calcext:value-type="float">
            <text:p>693</text:p>
          </table:table-cell>
          <table:table-cell office:value-type="float" office:value="1.008549" calcext:value-type="float">
            <text:p>1.008549</text:p>
          </table:table-cell>
          <table:table-cell office:value-type="float" office:value="99.862279" calcext:value-type="float">
            <text:p>99.862279</text:p>
          </table:table-cell>
          <table:table-cell office:value-type="float" office:value="98.85373" calcext:value-type="float">
            <text:p>98.85373</text:p>
          </table:table-cell>
          <table:table-cell office:value-type="float" office:value="0.058999" calcext:value-type="float">
            <text:p>0.058999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29036" calcext:value-type="float">
            <text:p>729036</text:p>
          </table:table-cell>
          <table:table-cell table:number-columns-repeated="2" office:value-type="float" office:value="693" calcext:value-type="float">
            <text:p>693</text:p>
          </table:table-cell>
          <table:table-cell office:value-type="float" office:value="1.036691" calcext:value-type="float">
            <text:p>1.036691</text:p>
          </table:table-cell>
          <table:table-cell office:value-type="float" office:value="99.873607" calcext:value-type="float">
            <text:p>99.873607</text:p>
          </table:table-cell>
          <table:table-cell office:value-type="float" office:value="98.836916" calcext:value-type="float">
            <text:p>98.836916</text:p>
          </table:table-cell>
          <table:table-cell office:value-type="float" office:value="0.059009" calcext:value-type="float">
            <text:p>0.059009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046" calcext:value-type="float">
            <text:p>1.0150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993" calcext:value-type="float">
            <text:p>1.0109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602" calcext:value-type="float">
            <text:p>1.0256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33184" calcext:value-type="float">
            <text:p>833184</text:p>
          </table:table-cell>
          <table:table-cell table:number-columns-repeated="2" office:value-type="float" office:value="792" calcext:value-type="float">
            <text:p>792</text:p>
          </table:table-cell>
          <table:table-cell office:value-type="float" office:value="1.014529" calcext:value-type="float">
            <text:p>1.014529</text:p>
          </table:table-cell>
          <table:table-cell office:value-type="float" office:value="99.880136" calcext:value-type="float">
            <text:p>99.880136</text:p>
          </table:table-cell>
          <table:table-cell office:value-type="float" office:value="98.865607" calcext:value-type="float">
            <text:p>98.865607</text:p>
          </table:table-cell>
          <table:table-cell office:value-type="float" office:value="0.06742" calcext:value-type="float">
            <text:p>0.06742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33184" calcext:value-type="float">
            <text:p>833184</text:p>
          </table:table-cell>
          <table:table-cell table:number-columns-repeated="2" office:value-type="float" office:value="792" calcext:value-type="float">
            <text:p>792</text:p>
          </table:table-cell>
          <table:table-cell office:value-type="float" office:value="1.038628" calcext:value-type="float">
            <text:p>1.038628</text:p>
          </table:table-cell>
          <table:table-cell office:value-type="float" office:value="99.891924" calcext:value-type="float">
            <text:p>99.891924</text:p>
          </table:table-cell>
          <table:table-cell office:value-type="float" office:value="98.853296" calcext:value-type="float">
            <text:p>98.853296</text:p>
          </table:table-cell>
          <table:table-cell office:value-type="float" office:value="0.067428" calcext:value-type="float">
            <text:p>0.067428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039" calcext:value-type="float">
            <text:p>1.021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527" calcext:value-type="float">
            <text:p>1.0165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679" calcext:value-type="float">
            <text:p>1.0276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38384" calcext:value-type="float">
            <text:p>938384</text:p>
          </table:table-cell>
          <table:table-cell table:number-columns-repeated="2" office:value-type="float" office:value="892" calcext:value-type="float">
            <text:p>892</text:p>
          </table:table-cell>
          <table:table-cell office:value-type="float" office:value="1.00959" calcext:value-type="float">
            <text:p>1.00959</text:p>
          </table:table-cell>
          <table:table-cell office:value-type="float" office:value="100.005136" calcext:value-type="float">
            <text:p>100.005136</text:p>
          </table:table-cell>
          <table:table-cell office:value-type="float" office:value="98.995546" calcext:value-type="float">
            <text:p>98.995546</text:p>
          </table:table-cell>
          <table:table-cell office:value-type="float" office:value="0.075832" calcext:value-type="float">
            <text:p>0.075832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38384" calcext:value-type="float">
            <text:p>938384</text:p>
          </table:table-cell>
          <table:table-cell office:value-type="float" office:value="937332" calcext:value-type="float">
            <text:p>937332</text:p>
          </table:table-cell>
          <table:table-cell office:value-type="float" office:value="892" calcext:value-type="float">
            <text:p>892</text:p>
          </table:table-cell>
          <table:table-cell office:value-type="float" office:value="891" calcext:value-type="float">
            <text:p>891</text:p>
          </table:table-cell>
          <table:table-cell office:value-type="float" office:value="1.274907" calcext:value-type="float">
            <text:p>1.274907</text:p>
          </table:table-cell>
          <table:table-cell office:value-type="float" office:value="100.016384" calcext:value-type="float">
            <text:p>100.016384</text:p>
          </table:table-cell>
          <table:table-cell office:value-type="float" office:value="98.741477" calcext:value-type="float">
            <text:p>98.741477</text:p>
          </table:table-cell>
          <table:table-cell office:value-type="float" office:value="0.075942" calcext:value-type="float">
            <text:p>0.075942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4878" calcext:value-type="float">
            <text:p>1.2548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1067" calcext:value-type="float">
            <text:p>1.251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3559" calcext:value-type="float">
            <text:p>1.2635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41480" calcext:value-type="float">
            <text:p>1041480</text:p>
          </table:table-cell>
          <table:table-cell table:number-columns-repeated="2" office:value-type="float" office:value="990" calcext:value-type="float">
            <text:p>990</text:p>
          </table:table-cell>
          <table:table-cell office:value-type="float" office:value="1.010224" calcext:value-type="float">
            <text:p>1.010224</text:p>
          </table:table-cell>
          <table:table-cell office:value-type="float" office:value="99.905136" calcext:value-type="float">
            <text:p>99.905136</text:p>
          </table:table-cell>
          <table:table-cell office:value-type="float" office:value="98.894912" calcext:value-type="float">
            <text:p>98.894912</text:p>
          </table:table-cell>
          <table:table-cell office:value-type="float" office:value="0.084249" calcext:value-type="float">
            <text:p>0.084249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41480" calcext:value-type="float">
            <text:p>1041480</text:p>
          </table:table-cell>
          <table:table-cell office:value-type="float" office:value="1040428" calcext:value-type="float">
            <text:p>1040428</text:p>
          </table:table-cell>
          <table:table-cell office:value-type="float" office:value="990" calcext:value-type="float">
            <text:p>990</text:p>
          </table:table-cell>
          <table:table-cell office:value-type="float" office:value="989" calcext:value-type="float">
            <text:p>989</text:p>
          </table:table-cell>
          <table:table-cell office:value-type="float" office:value="1.272569" calcext:value-type="float">
            <text:p>1.272569</text:p>
          </table:table-cell>
          <table:table-cell office:value-type="float" office:value="99.916744" calcext:value-type="float">
            <text:p>99.916744</text:p>
          </table:table-cell>
          <table:table-cell office:value-type="float" office:value="98.644175" calcext:value-type="float">
            <text:p>98.644175</text:p>
          </table:table-cell>
          <table:table-cell office:value-type="float" office:value="0.084378" calcext:value-type="float">
            <text:p>0.084378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5679" calcext:value-type="float">
            <text:p>1.2556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6067" calcext:value-type="float">
            <text:p>1.246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118" calcext:value-type="float">
            <text:p>1.26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45628" calcext:value-type="float">
            <text:p>1145628</text:p>
          </table:table-cell>
          <table:table-cell table:number-columns-repeated="2" office:value-type="float" office:value="1089" calcext:value-type="float">
            <text:p>1089</text:p>
          </table:table-cell>
          <table:table-cell office:value-type="float" office:value="1.010549" calcext:value-type="float">
            <text:p>1.010549</text:p>
          </table:table-cell>
          <table:table-cell office:value-type="float" office:value="99.914227" calcext:value-type="float">
            <text:p>99.914227</text:p>
          </table:table-cell>
          <table:table-cell office:value-type="float" office:value="98.903678" calcext:value-type="float">
            <text:p>98.903678</text:p>
          </table:table-cell>
          <table:table-cell office:value-type="float" office:value="0.092666" calcext:value-type="float">
            <text:p>0.092666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45628" calcext:value-type="float">
            <text:p>1145628</text:p>
          </table:table-cell>
          <table:table-cell table:number-columns-repeated="2" office:value-type="float" office:value="1089" calcext:value-type="float">
            <text:p>1089</text:p>
          </table:table-cell>
          <table:table-cell office:value-type="float" office:value="1.038955" calcext:value-type="float">
            <text:p>1.038955</text:p>
          </table:table-cell>
          <table:table-cell office:value-type="float" office:value="99.925535" calcext:value-type="float">
            <text:p>99.925535</text:p>
          </table:table-cell>
          <table:table-cell office:value-type="float" office:value="98.88658" calcext:value-type="float">
            <text:p>98.88658</text:p>
          </table:table-cell>
          <table:table-cell office:value-type="float" office:value="0.092682" calcext:value-type="float">
            <text:p>0.092682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266" calcext:value-type="float">
            <text:p>1.018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433" calcext:value-type="float">
            <text:p>1.0134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927" calcext:value-type="float">
            <text:p>1.0279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250828" calcext:value-type="float">
            <text:p>1250828</text:p>
          </table:table-cell>
          <table:table-cell table:number-columns-repeated="2" office:value-type="float" office:value="1189" calcext:value-type="float">
            <text:p>1189</text:p>
          </table:table-cell>
          <table:table-cell office:value-type="float" office:value="1.015833" calcext:value-type="float">
            <text:p>1.015833</text:p>
          </table:table-cell>
          <table:table-cell office:value-type="float" office:value="100.005136" calcext:value-type="float">
            <text:p>100.005136</text:p>
          </table:table-cell>
          <table:table-cell office:value-type="float" office:value="98.989303" calcext:value-type="float">
            <text:p>98.989303</text:p>
          </table:table-cell>
          <table:table-cell office:value-type="float" office:value="0.101088" calcext:value-type="float">
            <text:p>0.101088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50828" calcext:value-type="float">
            <text:p>1250828</text:p>
          </table:table-cell>
          <table:table-cell office:value-type="float" office:value="1248724" calcext:value-type="float">
            <text:p>1248724</text:p>
          </table:table-cell>
          <table:table-cell office:value-type="float" office:value="1189" calcext:value-type="float">
            <text:p>1189</text:p>
          </table:table-cell>
          <table:table-cell office:value-type="float" office:value="1187" calcext:value-type="float">
            <text:p>1187</text:p>
          </table:table-cell>
          <table:table-cell office:value-type="float" office:value="1.281157" calcext:value-type="float">
            <text:p>1.281157</text:p>
          </table:table-cell>
          <table:table-cell office:value-type="float" office:value="100.024535" calcext:value-type="float">
            <text:p>100.024535</text:p>
          </table:table-cell>
          <table:table-cell office:value-type="float" office:value="98.743378" calcext:value-type="float">
            <text:p>98.743378</text:p>
          </table:table-cell>
          <table:table-cell office:value-type="float" office:value="0.101169" calcext:value-type="float">
            <text:p>0.101169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9607" calcext:value-type="float">
            <text:p>1.2596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4067" calcext:value-type="float">
            <text:p>1.244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0048" calcext:value-type="float">
            <text:p>1.270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353924" calcext:value-type="float">
            <text:p>1353924</text:p>
          </table:table-cell>
          <table:table-cell table:number-columns-repeated="2" office:value-type="float" office:value="1287" calcext:value-type="float">
            <text:p>1287</text:p>
          </table:table-cell>
          <table:table-cell office:value-type="float" office:value="1.008809" calcext:value-type="float">
            <text:p>1.008809</text:p>
          </table:table-cell>
          <table:table-cell office:value-type="float" office:value="99.928213" calcext:value-type="float">
            <text:p>99.928213</text:p>
          </table:table-cell>
          <table:table-cell office:value-type="float" office:value="98.919404" calcext:value-type="float">
            <text:p>98.919404</text:p>
          </table:table-cell>
          <table:table-cell office:value-type="float" office:value="0.109497" calcext:value-type="float">
            <text:p>0.109497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353924" calcext:value-type="float">
            <text:p>1353924</text:p>
          </table:table-cell>
          <table:table-cell table:number-columns-repeated="2" office:value-type="float" office:value="1287" calcext:value-type="float">
            <text:p>1287</text:p>
          </table:table-cell>
          <table:table-cell office:value-type="float" office:value="1.036948" calcext:value-type="float">
            <text:p>1.036948</text:p>
          </table:table-cell>
          <table:table-cell office:value-type="float" office:value="99.939361" calcext:value-type="float">
            <text:p>99.939361</text:p>
          </table:table-cell>
          <table:table-cell office:value-type="float" office:value="98.902413" calcext:value-type="float">
            <text:p>98.902413</text:p>
          </table:table-cell>
          <table:table-cell office:value-type="float" office:value="0.109516" calcext:value-type="float">
            <text:p>0.109516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319" calcext:value-type="float">
            <text:p>1.014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487" calcext:value-type="float">
            <text:p>1.0104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719" calcext:value-type="float">
            <text:p>1.0257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459124" calcext:value-type="float">
            <text:p>1459124</text:p>
          </table:table-cell>
          <table:table-cell table:number-columns-repeated="2" office:value-type="float" office:value="1387" calcext:value-type="float">
            <text:p>1387</text:p>
          </table:table-cell>
          <table:table-cell office:value-type="float" office:value="1.016813" calcext:value-type="float">
            <text:p>1.016813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88323" calcext:value-type="float">
            <text:p>98.988323</text:p>
          </table:table-cell>
          <table:table-cell office:value-type="float" office:value="0.117923" calcext:value-type="float">
            <text:p>0.117923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59124" calcext:value-type="float">
            <text:p>1459124</text:p>
          </table:table-cell>
          <table:table-cell office:value-type="float" office:value="1457020" calcext:value-type="float">
            <text:p>1457020</text:p>
          </table:table-cell>
          <table:table-cell office:value-type="float" office:value="1387" calcext:value-type="float">
            <text:p>1387</text:p>
          </table:table-cell>
          <table:table-cell office:value-type="float" office:value="1385" calcext:value-type="float">
            <text:p>1385</text:p>
          </table:table-cell>
          <table:table-cell office:value-type="float" office:value="1.285069" calcext:value-type="float">
            <text:p>1.285069</text:p>
          </table:table-cell>
          <table:table-cell office:value-type="float" office:value="100.016923" calcext:value-type="float">
            <text:p>100.016923</text:p>
          </table:table-cell>
          <table:table-cell office:value-type="float" office:value="98.731855" calcext:value-type="float">
            <text:p>98.731855</text:p>
          </table:table-cell>
          <table:table-cell office:value-type="float" office:value="0.118059" calcext:value-type="float">
            <text:p>0.118059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2299" calcext:value-type="float">
            <text:p>1.262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2067" calcext:value-type="float">
            <text:p>1.252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39" calcext:value-type="float">
            <text:p>1.27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562220" calcext:value-type="float">
            <text:p>1562220</text:p>
          </table:table-cell>
          <table:table-cell table:number-columns-repeated="2" office:value-type="float" office:value="1485" calcext:value-type="float">
            <text:p>1485</text:p>
          </table:table-cell>
          <table:table-cell office:value-type="float" office:value="1.007189" calcext:value-type="float">
            <text:p>1.007189</text:p>
          </table:table-cell>
          <table:table-cell office:value-type="float" office:value="99.93847" calcext:value-type="float">
            <text:p>99.93847</text:p>
          </table:table-cell>
          <table:table-cell office:value-type="float" office:value="98.931281" calcext:value-type="float">
            <text:p>98.931281</text:p>
          </table:table-cell>
          <table:table-cell office:value-type="float" office:value="0.126328" calcext:value-type="float">
            <text:p>0.126328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562220" calcext:value-type="float">
            <text:p>1562220</text:p>
          </table:table-cell>
          <table:table-cell table:number-columns-repeated="2" office:value-type="float" office:value="1485" calcext:value-type="float">
            <text:p>1485</text:p>
          </table:table-cell>
          <table:table-cell office:value-type="float" office:value="1.031767" calcext:value-type="float">
            <text:p>1.031767</text:p>
          </table:table-cell>
          <table:table-cell office:value-type="float" office:value="99.950258" calcext:value-type="float">
            <text:p>99.950258</text:p>
          </table:table-cell>
          <table:table-cell office:value-type="float" office:value="98.91849" calcext:value-type="float">
            <text:p>98.91849</text:p>
          </table:table-cell>
          <table:table-cell office:value-type="float" office:value="0.126344" calcext:value-type="float">
            <text:p>0.126344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978" calcext:value-type="float">
            <text:p>1.0159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067" calcext:value-type="float">
            <text:p>1.012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519" calcext:value-type="float">
            <text:p>1.0205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666368" calcext:value-type="float">
            <text:p>1666368</text:p>
          </table:table-cell>
          <table:table-cell table:number-columns-repeated="2" office:value-type="float" office:value="1584" calcext:value-type="float">
            <text:p>1584</text:p>
          </table:table-cell>
          <table:table-cell office:value-type="float" office:value="1.01297" calcext:value-type="float">
            <text:p>1.01297</text:p>
          </table:table-cell>
          <table:table-cell office:value-type="float" office:value="99.942636" calcext:value-type="float">
            <text:p>99.942636</text:p>
          </table:table-cell>
          <table:table-cell office:value-type="float" office:value="98.929666" calcext:value-type="float">
            <text:p>98.929666</text:p>
          </table:table-cell>
          <table:table-cell office:value-type="float" office:value="0.134752" calcext:value-type="float">
            <text:p>0.134752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66368" calcext:value-type="float">
            <text:p>1666368</text:p>
          </table:table-cell>
          <table:table-cell office:value-type="float" office:value="1663212" calcext:value-type="float">
            <text:p>1663212</text:p>
          </table:table-cell>
          <table:table-cell office:value-type="float" office:value="1584" calcext:value-type="float">
            <text:p>1584</text:p>
          </table:table-cell>
          <table:table-cell office:value-type="float" office:value="1581" calcext:value-type="float">
            <text:p>1581</text:p>
          </table:table-cell>
          <table:table-cell office:value-type="float" office:value="1.275197" calcext:value-type="float">
            <text:p>1.275197</text:p>
          </table:table-cell>
          <table:table-cell office:value-type="float" office:value="99.954384" calcext:value-type="float">
            <text:p>99.954384</text:p>
          </table:table-cell>
          <table:table-cell office:value-type="float" office:value="98.679187" calcext:value-type="float">
            <text:p>98.679187</text:p>
          </table:table-cell>
          <table:table-cell office:value-type="float" office:value="0.134838" calcext:value-type="float">
            <text:p>0.134838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9427" calcext:value-type="float">
            <text:p>1.2594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7067" calcext:value-type="float">
            <text:p>1.247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4088" calcext:value-type="float">
            <text:p>1.2640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771568" calcext:value-type="float">
            <text:p>1771568</text:p>
          </table:table-cell>
          <table:table-cell table:number-columns-repeated="2" office:value-type="float" office:value="1684" calcext:value-type="float">
            <text:p>1684</text:p>
          </table:table-cell>
          <table:table-cell office:value-type="float" office:value="1.013469" calcext:value-type="float">
            <text:p>1.013469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91667" calcext:value-type="float">
            <text:p>98.991667</text:p>
          </table:table-cell>
          <table:table-cell office:value-type="float" office:value="0.143169" calcext:value-type="float">
            <text:p>0.143169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771568" calcext:value-type="float">
            <text:p>1771568</text:p>
          </table:table-cell>
          <table:table-cell table:number-columns-repeated="2" office:value-type="float" office:value="1684" calcext:value-type="float">
            <text:p>1684</text:p>
          </table:table-cell>
          <table:table-cell office:value-type="float" office:value="1.046075" calcext:value-type="float">
            <text:p>1.046075</text:p>
          </table:table-cell>
          <table:table-cell office:value-type="float" office:value="100.016363" calcext:value-type="float">
            <text:p>100.016363</text:p>
          </table:table-cell>
          <table:table-cell office:value-type="float" office:value="98.970288" calcext:value-type="float">
            <text:p>98.970288</text:p>
          </table:table-cell>
          <table:table-cell office:value-type="float" office:value="0.1432" calcext:value-type="float">
            <text:p>0.1432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486" calcext:value-type="float">
            <text:p>1.0264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393" calcext:value-type="float">
            <text:p>1.016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5127" calcext:value-type="float">
            <text:p>1.035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874664" calcext:value-type="float">
            <text:p>1874664</text:p>
          </table:table-cell>
          <table:table-cell table:number-columns-repeated="2" office:value-type="float" office:value="1782" calcext:value-type="float">
            <text:p>1782</text:p>
          </table:table-cell>
          <table:table-cell office:value-type="float" office:value="1.011789" calcext:value-type="float">
            <text:p>1.011789</text:p>
          </table:table-cell>
          <table:table-cell office:value-type="float" office:value="99.949581" calcext:value-type="float">
            <text:p>99.949581</text:p>
          </table:table-cell>
          <table:table-cell office:value-type="float" office:value="98.937793" calcext:value-type="float">
            <text:p>98.937793</text:p>
          </table:table-cell>
          <table:table-cell office:value-type="float" office:value="0.151583" calcext:value-type="float">
            <text:p>0.151583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874664" calcext:value-type="float">
            <text:p>1874664</text:p>
          </table:table-cell>
          <table:table-cell table:number-columns-repeated="2" office:value-type="float" office:value="1782" calcext:value-type="float">
            <text:p>1782</text:p>
          </table:table-cell>
          <table:table-cell office:value-type="float" office:value="1.046615" calcext:value-type="float">
            <text:p>1.046615</text:p>
          </table:table-cell>
          <table:table-cell office:value-type="float" office:value="99.961169" calcext:value-type="float">
            <text:p>99.961169</text:p>
          </table:table-cell>
          <table:table-cell office:value-type="float" office:value="98.914554" calcext:value-type="float">
            <text:p>98.914554</text:p>
          </table:table-cell>
          <table:table-cell office:value-type="float" office:value="0.151619" calcext:value-type="float">
            <text:p>0.151619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886" calcext:value-type="float">
            <text:p>1.0238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513" calcext:value-type="float">
            <text:p>1.0145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5507" calcext:value-type="float">
            <text:p>1.035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978812" calcext:value-type="float">
            <text:p>1978812</text:p>
          </table:table-cell>
          <table:table-cell table:number-columns-repeated="2" office:value-type="float" office:value="1881" calcext:value-type="float">
            <text:p>1881</text:p>
          </table:table-cell>
          <table:table-cell office:value-type="float" office:value="1.015416" calcext:value-type="float">
            <text:p>1.015416</text:p>
          </table:table-cell>
          <table:table-cell office:value-type="float" office:value="99.952505" calcext:value-type="float">
            <text:p>99.952505</text:p>
          </table:table-cell>
          <table:table-cell office:value-type="float" office:value="98.937089" calcext:value-type="float">
            <text:p>98.937089</text:p>
          </table:table-cell>
          <table:table-cell office:value-type="float" office:value="0.160006" calcext:value-type="float">
            <text:p>0.160006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978812" calcext:value-type="float">
            <text:p>1978812</text:p>
          </table:table-cell>
          <table:table-cell table:number-columns-repeated="2" office:value-type="float" office:value="1881" calcext:value-type="float">
            <text:p>1881</text:p>
          </table:table-cell>
          <table:table-cell office:value-type="float" office:value="1.036595" calcext:value-type="float">
            <text:p>1.036595</text:p>
          </table:table-cell>
          <table:table-cell office:value-type="float" office:value="99.964053" calcext:value-type="float">
            <text:p>99.964053</text:p>
          </table:table-cell>
          <table:table-cell office:value-type="float" office:value="98.927457" calcext:value-type="float">
            <text:p>98.927457</text:p>
          </table:table-cell>
          <table:table-cell office:value-type="float" office:value="0.160021" calcext:value-type="float">
            <text:p>0.160021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986" calcext:value-type="float">
            <text:p>1.0209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875" calcext:value-type="float">
            <text:p>1.016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607" calcext:value-type="float">
            <text:p>1.0256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082960" calcext:value-type="float">
            <text:p>2082960</text:p>
          </table:table-cell>
          <table:table-cell table:number-columns-repeated="2" office:value-type="float" office:value="1980" calcext:value-type="float">
            <text:p>1980</text:p>
          </table:table-cell>
          <table:table-cell office:value-type="float" office:value="1.01249" calcext:value-type="float">
            <text:p>1.01249</text:p>
          </table:table-cell>
          <table:table-cell office:value-type="float" office:value="99.955136" calcext:value-type="float">
            <text:p>99.955136</text:p>
          </table:table-cell>
          <table:table-cell office:value-type="float" office:value="98.942646" calcext:value-type="float">
            <text:p>98.942646</text:p>
          </table:table-cell>
          <table:table-cell office:value-type="float" office:value="0.168418" calcext:value-type="float">
            <text:p>0.168418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82960" calcext:value-type="float">
            <text:p>2082960</text:p>
          </table:table-cell>
          <table:table-cell office:value-type="float" office:value="2078752" calcext:value-type="float">
            <text:p>2078752</text:p>
          </table:table-cell>
          <table:table-cell office:value-type="float" office:value="1980" calcext:value-type="float">
            <text:p>1980</text:p>
          </table:table-cell>
          <table:table-cell office:value-type="float" office:value="1976" calcext:value-type="float">
            <text:p>1976</text:p>
          </table:table-cell>
          <table:table-cell office:value-type="float" office:value="1.269961" calcext:value-type="float">
            <text:p>1.269961</text:p>
          </table:table-cell>
          <table:table-cell office:value-type="float" office:value="99.966684" calcext:value-type="float">
            <text:p>99.966684</text:p>
          </table:table-cell>
          <table:table-cell office:value-type="float" office:value="98.696723" calcext:value-type="float">
            <text:p>98.696723</text:p>
          </table:table-cell>
          <table:table-cell office:value-type="float" office:value="0.168496" calcext:value-type="float">
            <text:p>0.168496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9659" calcext:value-type="float">
            <text:p>1.2496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2067" calcext:value-type="float">
            <text:p>1.242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8673" calcext:value-type="float">
            <text:p>1.2586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187108" calcext:value-type="float">
            <text:p>2187108</text:p>
          </table:table-cell>
          <table:table-cell table:number-columns-repeated="2" office:value-type="float" office:value="2079" calcext:value-type="float">
            <text:p>2079</text:p>
          </table:table-cell>
          <table:table-cell office:value-type="float" office:value="1.008929" calcext:value-type="float">
            <text:p>1.008929</text:p>
          </table:table-cell>
          <table:table-cell office:value-type="float" office:value="99.957518" calcext:value-type="float">
            <text:p>99.957518</text:p>
          </table:table-cell>
          <table:table-cell office:value-type="float" office:value="98.948588" calcext:value-type="float">
            <text:p>98.948588</text:p>
          </table:table-cell>
          <table:table-cell office:value-type="float" office:value="0.176828" calcext:value-type="float">
            <text:p>0.176828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187108" calcext:value-type="float">
            <text:p>2187108</text:p>
          </table:table-cell>
          <table:table-cell table:number-columns-repeated="2" office:value-type="float" office:value="2079" calcext:value-type="float">
            <text:p>2079</text:p>
          </table:table-cell>
          <table:table-cell office:value-type="float" office:value="1.036313" calcext:value-type="float">
            <text:p>1.036313</text:p>
          </table:table-cell>
          <table:table-cell office:value-type="float" office:value="99.969526" calcext:value-type="float">
            <text:p>99.969526</text:p>
          </table:table-cell>
          <table:table-cell office:value-type="float" office:value="98.933212" calcext:value-type="float">
            <text:p>98.933212</text:p>
          </table:table-cell>
          <table:table-cell office:value-type="float" office:value="0.176855" calcext:value-type="float">
            <text:p>0.176855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904" calcext:value-type="float">
            <text:p>1.013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225" calcext:value-type="float">
            <text:p>1.012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165" calcext:value-type="float">
            <text:p>1.0251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292308" calcext:value-type="float">
            <text:p>2292308</text:p>
          </table:table-cell>
          <table:table-cell table:number-columns-repeated="2" office:value-type="float" office:value="2179" calcext:value-type="float">
            <text:p>2179</text:p>
          </table:table-cell>
          <table:table-cell office:value-type="float" office:value="1.016629" calcext:value-type="float">
            <text:p>1.016629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88506" calcext:value-type="float">
            <text:p>98.988506</text:p>
          </table:table-cell>
          <table:table-cell office:value-type="float" office:value="0.185259" calcext:value-type="float">
            <text:p>0.185259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292308" calcext:value-type="float">
            <text:p>2292308</text:p>
          </table:table-cell>
          <table:table-cell table:number-columns-repeated="2" office:value-type="float" office:value="2179" calcext:value-type="float">
            <text:p>2179</text:p>
          </table:table-cell>
          <table:table-cell office:value-type="float" office:value="1.045528" calcext:value-type="float">
            <text:p>1.045528</text:p>
          </table:table-cell>
          <table:table-cell office:value-type="float" office:value="100.016543" calcext:value-type="float">
            <text:p>100.016543</text:p>
          </table:table-cell>
          <table:table-cell office:value-type="float" office:value="98.971015" calcext:value-type="float">
            <text:p>98.971015</text:p>
          </table:table-cell>
          <table:table-cell office:value-type="float" office:value="0.185291" calcext:value-type="float">
            <text:p>0.185291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159" calcext:value-type="float">
            <text:p>1.022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347" calcext:value-type="float">
            <text:p>1.018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4719" calcext:value-type="float">
            <text:p>1.0347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395404" calcext:value-type="float">
            <text:p>2395404</text:p>
          </table:table-cell>
          <table:table-cell table:number-columns-repeated="2" office:value-type="float" office:value="2277" calcext:value-type="float">
            <text:p>2277</text:p>
          </table:table-cell>
          <table:table-cell office:value-type="float" office:value="1.01743" calcext:value-type="float">
            <text:p>1.01743</text:p>
          </table:table-cell>
          <table:table-cell office:value-type="float" office:value="99.961658" calcext:value-type="float">
            <text:p>99.961658</text:p>
          </table:table-cell>
          <table:table-cell office:value-type="float" office:value="98.944228" calcext:value-type="float">
            <text:p>98.944228</text:p>
          </table:table-cell>
          <table:table-cell office:value-type="float" office:value="0.193677" calcext:value-type="float">
            <text:p>0.193677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395404" calcext:value-type="float">
            <text:p>2395404</text:p>
          </table:table-cell>
          <table:table-cell table:number-columns-repeated="2" office:value-type="float" office:value="2277" calcext:value-type="float">
            <text:p>2277</text:p>
          </table:table-cell>
          <table:table-cell office:value-type="float" office:value="1.033202" calcext:value-type="float">
            <text:p>1.033202</text:p>
          </table:table-cell>
          <table:table-cell office:value-type="float" office:value="99.972906" calcext:value-type="float">
            <text:p>99.972906</text:p>
          </table:table-cell>
          <table:table-cell office:value-type="float" office:value="98.939704" calcext:value-type="float">
            <text:p>98.939704</text:p>
          </table:table-cell>
          <table:table-cell office:value-type="float" office:value="0.193686" calcext:value-type="float">
            <text:p>0.193686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7139" calcext:value-type="float">
            <text:p>1.007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249" calcext:value-type="float">
            <text:p>1.0192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73" calcext:value-type="float">
            <text:p>1.0220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499552" calcext:value-type="float">
            <text:p>2499552</text:p>
          </table:table-cell>
          <table:table-cell table:number-columns-repeated="2" office:value-type="float" office:value="2376" calcext:value-type="float">
            <text:p>2376</text:p>
          </table:table-cell>
          <table:table-cell office:value-type="float" office:value="1.008409" calcext:value-type="float">
            <text:p>1.008409</text:p>
          </table:table-cell>
          <table:table-cell office:value-type="float" office:value="99.96347" calcext:value-type="float">
            <text:p>99.96347</text:p>
          </table:table-cell>
          <table:table-cell office:value-type="float" office:value="98.955061" calcext:value-type="float">
            <text:p>98.955061</text:p>
          </table:table-cell>
          <table:table-cell office:value-type="float" office:value="0.202076" calcext:value-type="float">
            <text:p>0.202076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499552" calcext:value-type="float">
            <text:p>2499552</text:p>
          </table:table-cell>
          <table:table-cell table:number-columns-repeated="2" office:value-type="float" office:value="2376" calcext:value-type="float">
            <text:p>2376</text:p>
          </table:table-cell>
          <table:table-cell office:value-type="float" office:value="1.058641" calcext:value-type="float">
            <text:p>1.058641</text:p>
          </table:table-cell>
          <table:table-cell office:value-type="float" office:value="99.974898" calcext:value-type="float">
            <text:p>99.974898</text:p>
          </table:table-cell>
          <table:table-cell office:value-type="float" office:value="98.916257" calcext:value-type="float">
            <text:p>98.916257</text:p>
          </table:table-cell>
          <table:table-cell office:value-type="float" office:value="0.202155" calcext:value-type="float">
            <text:p>0.202155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699" calcext:value-type="float">
            <text:p>1.022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067" calcext:value-type="float">
            <text:p>1.012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6084" calcext:value-type="float">
            <text:p>1.0360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603700" calcext:value-type="float">
            <text:p>2603700</text:p>
          </table:table-cell>
          <table:table-cell table:number-columns-repeated="2" office:value-type="float" office:value="2475" calcext:value-type="float">
            <text:p>2475</text:p>
          </table:table-cell>
          <table:table-cell office:value-type="float" office:value="1.008449" calcext:value-type="float">
            <text:p>1.008449</text:p>
          </table:table-cell>
          <table:table-cell office:value-type="float" office:value="99.965136" calcext:value-type="float">
            <text:p>99.965136</text:p>
          </table:table-cell>
          <table:table-cell office:value-type="float" office:value="98.956687" calcext:value-type="float">
            <text:p>98.956687</text:p>
          </table:table-cell>
          <table:table-cell office:value-type="float" office:value="0.210492" calcext:value-type="float">
            <text:p>0.210492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603700" calcext:value-type="float">
            <text:p>2603700</text:p>
          </table:table-cell>
          <table:table-cell table:number-columns-repeated="2" office:value-type="float" office:value="2475" calcext:value-type="float">
            <text:p>2475</text:p>
          </table:table-cell>
          <table:table-cell office:value-type="float" office:value="1.042119" calcext:value-type="float">
            <text:p>1.042119</text:p>
          </table:table-cell>
          <table:table-cell office:value-type="float" office:value="99.976784" calcext:value-type="float">
            <text:p>99.976784</text:p>
          </table:table-cell>
          <table:table-cell office:value-type="float" office:value="98.934665" calcext:value-type="float">
            <text:p>98.934665</text:p>
          </table:table-cell>
          <table:table-cell office:value-type="float" office:value="0.210539" calcext:value-type="float">
            <text:p>0.210539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61" calcext:value-type="float">
            <text:p>1.02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1253" calcext:value-type="float">
            <text:p>1.011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751" calcext:value-type="float">
            <text:p>1.0307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708900" calcext:value-type="float">
            <text:p>2708900</text:p>
          </table:table-cell>
          <table:table-cell table:number-columns-repeated="2" office:value-type="float" office:value="2575" calcext:value-type="float">
            <text:p>2575</text:p>
          </table:table-cell>
          <table:table-cell office:value-type="float" office:value="1.008529" calcext:value-type="float">
            <text:p>1.008529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96606" calcext:value-type="float">
            <text:p>98.996606</text:p>
          </table:table-cell>
          <table:table-cell office:value-type="float" office:value="0.218909" calcext:value-type="float">
            <text:p>0.218909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708900" calcext:value-type="float">
            <text:p>2708900</text:p>
          </table:table-cell>
          <table:table-cell table:number-columns-repeated="2" office:value-type="float" office:value="2575" calcext:value-type="float">
            <text:p>2575</text:p>
          </table:table-cell>
          <table:table-cell office:value-type="float" office:value="1.035674" calcext:value-type="float">
            <text:p>1.035674</text:p>
          </table:table-cell>
          <table:table-cell office:value-type="float" office:value="100.017163" calcext:value-type="float">
            <text:p>100.017163</text:p>
          </table:table-cell>
          <table:table-cell office:value-type="float" office:value="98.981489" calcext:value-type="float">
            <text:p>98.981489</text:p>
          </table:table-cell>
          <table:table-cell office:value-type="float" office:value="0.218942" calcext:value-type="float">
            <text:p>0.218942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105" calcext:value-type="float">
            <text:p>1.015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973" calcext:value-type="float">
            <text:p>1.010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365" calcext:value-type="float">
            <text:p>1.024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813048" calcext:value-type="float">
            <text:p>2813048</text:p>
          </table:table-cell>
          <table:table-cell table:number-columns-repeated="2" office:value-type="float" office:value="2674" calcext:value-type="float">
            <text:p>2674</text:p>
          </table:table-cell>
          <table:table-cell office:value-type="float" office:value="1.017553" calcext:value-type="float">
            <text:p>1.017553</text:p>
          </table:table-cell>
          <table:table-cell office:value-type="float" office:value="100.005136" calcext:value-type="float">
            <text:p>100.005136</text:p>
          </table:table-cell>
          <table:table-cell office:value-type="float" office:value="98.987583" calcext:value-type="float">
            <text:p>98.987583</text:p>
          </table:table-cell>
          <table:table-cell office:value-type="float" office:value="0.227346" calcext:value-type="float">
            <text:p>0.227346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813048" calcext:value-type="float">
            <text:p>2813048</text:p>
          </table:table-cell>
          <table:table-cell office:value-type="float" office:value="2806736" calcext:value-type="float">
            <text:p>2806736</text:p>
          </table:table-cell>
          <table:table-cell office:value-type="float" office:value="2674" calcext:value-type="float">
            <text:p>2674</text:p>
          </table:table-cell>
          <table:table-cell office:value-type="float" office:value="2668" calcext:value-type="float">
            <text:p>2668</text:p>
          </table:table-cell>
          <table:table-cell office:value-type="float" office:value="1.284957" calcext:value-type="float">
            <text:p>1.284957</text:p>
          </table:table-cell>
          <table:table-cell office:value-type="float" office:value="100.018148" calcext:value-type="float">
            <text:p>100.018148</text:p>
          </table:table-cell>
          <table:table-cell office:value-type="float" office:value="98.733191" calcext:value-type="float">
            <text:p>98.733191</text:p>
          </table:table-cell>
          <table:table-cell office:value-type="float" office:value="0.22742" calcext:value-type="float">
            <text:p>0.22742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53219" calcext:value-type="float">
            <text:p>1.253219</text:p>
          </table:table-cell>
          <table:table-cell office:value-type="float" office:value="25.121178" calcext:value-type="float">
            <text:p>25.121178</text:p>
          </table:table-cell>
          <table:table-cell office:value-type="float" office:value="23.867958" calcext:value-type="float">
            <text:p>23.867958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48067" calcext:value-type="float">
            <text:p>1.248067</text:p>
          </table:table-cell>
          <table:table-cell office:value-type="float" office:value="25.122616" calcext:value-type="float">
            <text:p>25.122616</text:p>
          </table:table-cell>
          <table:table-cell office:value-type="float" office:value="23.87455" calcext:value-type="float">
            <text:p>23.87455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68174" calcext:value-type="float">
            <text:p>1.268174</text:p>
          </table:table-cell>
          <table:table-cell office:value-type="float" office:value="25.124282" calcext:value-type="float">
            <text:p>25.124282</text:p>
          </table:table-cell>
          <table:table-cell office:value-type="float" office:value="23.856108" calcext:value-type="float">
            <text:p>23.856108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916144" calcext:value-type="float">
            <text:p>2916144</text:p>
          </table:table-cell>
          <table:table-cell table:number-columns-repeated="2" office:value-type="float" office:value="2772" calcext:value-type="float">
            <text:p>2772</text:p>
          </table:table-cell>
          <table:table-cell office:value-type="float" office:value="1.007769" calcext:value-type="float">
            <text:p>1.007769</text:p>
          </table:table-cell>
          <table:table-cell office:value-type="float" office:value="99.969423" calcext:value-type="float">
            <text:p>99.969423</text:p>
          </table:table-cell>
          <table:table-cell office:value-type="float" office:value="98.961654" calcext:value-type="float">
            <text:p>98.961654</text:p>
          </table:table-cell>
          <table:table-cell office:value-type="float" office:value="0.235739" calcext:value-type="float">
            <text:p>0.235739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916144" calcext:value-type="float">
            <text:p>2916144</text:p>
          </table:table-cell>
          <table:table-cell table:number-columns-repeated="2" office:value-type="float" office:value="2772" calcext:value-type="float">
            <text:p>2772</text:p>
          </table:table-cell>
          <table:table-cell office:value-type="float" office:value="1.040215" calcext:value-type="float">
            <text:p>1.040215</text:p>
          </table:table-cell>
          <table:table-cell office:value-type="float" office:value="99.980791" calcext:value-type="float">
            <text:p>99.980791</text:p>
          </table:table-cell>
          <table:table-cell office:value-type="float" office:value="98.940575" calcext:value-type="float">
            <text:p>98.940575</text:p>
          </table:table-cell>
          <table:table-cell office:value-type="float" office:value="0.23579" calcext:value-type="float">
            <text:p>0.23579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806" calcext:value-type="float">
            <text:p>1.0188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573" calcext:value-type="float">
            <text:p>1.0105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8927" calcext:value-type="float">
            <text:p>1.0289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020292" calcext:value-type="float">
            <text:p>3020292</text:p>
          </table:table-cell>
          <table:table-cell table:number-columns-repeated="2" office:value-type="float" office:value="2871" calcext:value-type="float">
            <text:p>2871</text:p>
          </table:table-cell>
          <table:table-cell office:value-type="float" office:value="1.01571" calcext:value-type="float">
            <text:p>1.01571</text:p>
          </table:table-cell>
          <table:table-cell office:value-type="float" office:value="99.970654" calcext:value-type="float">
            <text:p>99.970654</text:p>
          </table:table-cell>
          <table:table-cell office:value-type="float" office:value="98.954944" calcext:value-type="float">
            <text:p>98.954944</text:p>
          </table:table-cell>
          <table:table-cell office:value-type="float" office:value="0.244175" calcext:value-type="float">
            <text:p>0.244175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020292" calcext:value-type="float">
            <text:p>3020292</text:p>
          </table:table-cell>
          <table:table-cell office:value-type="float" office:value="3013980" calcext:value-type="float">
            <text:p>3013980</text:p>
          </table:table-cell>
          <table:table-cell office:value-type="float" office:value="2871" calcext:value-type="float">
            <text:p>2871</text:p>
          </table:table-cell>
          <table:table-cell office:value-type="float" office:value="2865" calcext:value-type="float">
            <text:p>2865</text:p>
          </table:table-cell>
          <table:table-cell office:value-type="float" office:value="1.277542" calcext:value-type="float">
            <text:p>1.277542</text:p>
          </table:table-cell>
          <table:table-cell office:value-type="float" office:value="99.981962" calcext:value-type="float">
            <text:p>99.981962</text:p>
          </table:table-cell>
          <table:table-cell office:value-type="float" office:value="98.70442" calcext:value-type="float">
            <text:p>98.70442</text:p>
          </table:table-cell>
          <table:table-cell office:value-type="float" office:value="0.244283" calcext:value-type="float">
            <text:p>0.244283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4973" calcext:value-type="float">
            <text:p>1.254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906" calcext:value-type="float">
            <text:p>1.249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6493" calcext:value-type="float">
            <text:p>1.2664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25492" calcext:value-type="float">
            <text:p>3125492</text:p>
          </table:table-cell>
          <table:table-cell table:number-columns-repeated="2" office:value-type="float" office:value="2971" calcext:value-type="float">
            <text:p>2971</text:p>
          </table:table-cell>
          <table:table-cell office:value-type="float" office:value="1.011329" calcext:value-type="float">
            <text:p>1.011329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93806" calcext:value-type="float">
            <text:p>98.993806</text:p>
          </table:table-cell>
          <table:table-cell office:value-type="float" office:value="0.252581" calcext:value-type="float">
            <text:p>0.252581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25492" calcext:value-type="float">
            <text:p>3125492</text:p>
          </table:table-cell>
          <table:table-cell table:number-columns-repeated="2" office:value-type="float" office:value="2971" calcext:value-type="float">
            <text:p>2971</text:p>
          </table:table-cell>
          <table:table-cell office:value-type="float" office:value="1.037155" calcext:value-type="float">
            <text:p>1.037155</text:p>
          </table:table-cell>
          <table:table-cell office:value-type="float" office:value="100.017023" calcext:value-type="float">
            <text:p>100.017023</text:p>
          </table:table-cell>
          <table:table-cell office:value-type="float" office:value="98.979868" calcext:value-type="float">
            <text:p>98.979868</text:p>
          </table:table-cell>
          <table:table-cell office:value-type="float" office:value="0.252616" calcext:value-type="float">
            <text:p>0.252616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206" calcext:value-type="float">
            <text:p>1.0192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193" calcext:value-type="float">
            <text:p>1.014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767" calcext:value-type="float">
            <text:p>1.0257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228588" calcext:value-type="float">
            <text:p>3228588</text:p>
          </table:table-cell>
          <table:table-cell table:number-columns-repeated="2" office:value-type="float" office:value="3069" calcext:value-type="float">
            <text:p>3069</text:p>
          </table:table-cell>
          <table:table-cell office:value-type="float" office:value="1.012947" calcext:value-type="float">
            <text:p>1.012947</text:p>
          </table:table-cell>
          <table:table-cell office:value-type="float" office:value="99.972879" calcext:value-type="float">
            <text:p>99.972879</text:p>
          </table:table-cell>
          <table:table-cell office:value-type="float" office:value="98.959933" calcext:value-type="float">
            <text:p>98.959933</text:p>
          </table:table-cell>
          <table:table-cell office:value-type="float" office:value="0.261002" calcext:value-type="float">
            <text:p>0.261002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228588" calcext:value-type="float">
            <text:p>3228588</text:p>
          </table:table-cell>
          <table:table-cell table:number-columns-repeated="2" office:value-type="float" office:value="3069" calcext:value-type="float">
            <text:p>3069</text:p>
          </table:table-cell>
          <table:table-cell office:value-type="float" office:value="1.029933" calcext:value-type="float">
            <text:p>1.029933</text:p>
          </table:table-cell>
          <table:table-cell office:value-type="float" office:value="99.984789" calcext:value-type="float">
            <text:p>99.984789</text:p>
          </table:table-cell>
          <table:table-cell office:value-type="float" office:value="98.954857" calcext:value-type="float">
            <text:p>98.954857</text:p>
          </table:table-cell>
          <table:table-cell office:value-type="float" office:value="0.261015" calcext:value-type="float">
            <text:p>0.261015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7092" calcext:value-type="float">
            <text:p>1.0070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385" calcext:value-type="float">
            <text:p>1.014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664" calcext:value-type="float">
            <text:p>1.018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332736" calcext:value-type="float">
            <text:p>3332736</text:p>
          </table:table-cell>
          <table:table-cell table:number-columns-repeated="2" office:value-type="float" office:value="3168" calcext:value-type="float">
            <text:p>3168</text:p>
          </table:table-cell>
          <table:table-cell office:value-type="float" office:value="1.008669" calcext:value-type="float">
            <text:p>1.008669</text:p>
          </table:table-cell>
          <table:table-cell office:value-type="float" office:value="99.973886" calcext:value-type="float">
            <text:p>99.973886</text:p>
          </table:table-cell>
          <table:table-cell office:value-type="float" office:value="98.965217" calcext:value-type="float">
            <text:p>98.965217</text:p>
          </table:table-cell>
          <table:table-cell office:value-type="float" office:value="0.269407" calcext:value-type="float">
            <text:p>0.269407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332736" calcext:value-type="float">
            <text:p>3332736</text:p>
          </table:table-cell>
          <table:table-cell table:number-columns-repeated="2" office:value-type="float" office:value="3168" calcext:value-type="float">
            <text:p>3168</text:p>
          </table:table-cell>
          <table:table-cell office:value-type="float" office:value="1.055157" calcext:value-type="float">
            <text:p>1.055157</text:p>
          </table:table-cell>
          <table:table-cell office:value-type="float" office:value="99.985114" calcext:value-type="float">
            <text:p>99.985114</text:p>
          </table:table-cell>
          <table:table-cell office:value-type="float" office:value="98.929957" calcext:value-type="float">
            <text:p>98.929957</text:p>
          </table:table-cell>
          <table:table-cell office:value-type="float" office:value="0.269503" calcext:value-type="float">
            <text:p>0.269503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426" calcext:value-type="float">
            <text:p>1.0214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1481" calcext:value-type="float">
            <text:p>1.0114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547" calcext:value-type="float">
            <text:p>1.0315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437936" calcext:value-type="float">
            <text:p>3437936</text:p>
          </table:table-cell>
          <table:table-cell table:number-columns-repeated="2" office:value-type="float" office:value="3268" calcext:value-type="float">
            <text:p>3268</text:p>
          </table:table-cell>
          <table:table-cell office:value-type="float" office:value="1.007689" calcext:value-type="float">
            <text:p>1.007689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97446" calcext:value-type="float">
            <text:p>98.997446</text:p>
          </table:table-cell>
          <table:table-cell office:value-type="float" office:value="0.27782" calcext:value-type="float">
            <text:p>0.27782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437936" calcext:value-type="float">
            <text:p>3437936</text:p>
          </table:table-cell>
          <table:table-cell table:number-columns-repeated="2" office:value-type="float" office:value="3268" calcext:value-type="float">
            <text:p>3268</text:p>
          </table:table-cell>
          <table:table-cell office:value-type="float" office:value="1.031973" calcext:value-type="float">
            <text:p>1.031973</text:p>
          </table:table-cell>
          <table:table-cell office:value-type="float" office:value="100.016463" calcext:value-type="float">
            <text:p>100.016463</text:p>
          </table:table-cell>
          <table:table-cell office:value-type="float" office:value="98.98449" calcext:value-type="float">
            <text:p>98.98449</text:p>
          </table:table-cell>
          <table:table-cell office:value-type="float" office:value="0.277857" calcext:value-type="float">
            <text:p>0.277857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606" calcext:value-type="float">
            <text:p>1.0166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393" calcext:value-type="float">
            <text:p>1.010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585" calcext:value-type="float">
            <text:p>1.0205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541032" calcext:value-type="float">
            <text:p>3541032</text:p>
          </table:table-cell>
          <table:table-cell table:number-columns-repeated="2" office:value-type="float" office:value="3366" calcext:value-type="float">
            <text:p>3366</text:p>
          </table:table-cell>
          <table:table-cell office:value-type="float" office:value="1.011329" calcext:value-type="float">
            <text:p>1.011329</text:p>
          </table:table-cell>
          <table:table-cell office:value-type="float" office:value="99.975725" calcext:value-type="float">
            <text:p>99.975725</text:p>
          </table:table-cell>
          <table:table-cell office:value-type="float" office:value="98.964397" calcext:value-type="float">
            <text:p>98.964397</text:p>
          </table:table-cell>
          <table:table-cell office:value-type="float" office:value="0.286247" calcext:value-type="float">
            <text:p>0.286247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541032" calcext:value-type="float">
            <text:p>3541032</text:p>
          </table:table-cell>
          <table:table-cell table:number-columns-repeated="2" office:value-type="float" office:value="3366" calcext:value-type="float">
            <text:p>3366</text:p>
          </table:table-cell>
          <table:table-cell office:value-type="float" office:value="1.050203" calcext:value-type="float">
            <text:p>1.050203</text:p>
          </table:table-cell>
          <table:table-cell office:value-type="float" office:value="99.986853" calcext:value-type="float">
            <text:p>99.986853</text:p>
          </table:table-cell>
          <table:table-cell office:value-type="float" office:value="98.93665" calcext:value-type="float">
            <text:p>98.93665</text:p>
          </table:table-cell>
          <table:table-cell office:value-type="float" office:value="0.286327" calcext:value-type="float">
            <text:p>0.286327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346" calcext:value-type="float">
            <text:p>1.019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213" calcext:value-type="float">
            <text:p>1.0142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447" calcext:value-type="float">
            <text:p>1.0274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645180" calcext:value-type="float">
            <text:p>3645180</text:p>
          </table:table-cell>
          <table:table-cell table:number-columns-repeated="2" office:value-type="float" office:value="3465" calcext:value-type="float">
            <text:p>3465</text:p>
          </table:table-cell>
          <table:table-cell office:value-type="float" office:value="1.009436" calcext:value-type="float">
            <text:p>1.009436</text:p>
          </table:table-cell>
          <table:table-cell office:value-type="float" office:value="99.976566" calcext:value-type="float">
            <text:p>99.976566</text:p>
          </table:table-cell>
          <table:table-cell office:value-type="float" office:value="98.96713" calcext:value-type="float">
            <text:p>98.96713</text:p>
          </table:table-cell>
          <table:table-cell office:value-type="float" office:value="0.294658" calcext:value-type="float">
            <text:p>0.294658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645180" calcext:value-type="float">
            <text:p>3645180</text:p>
          </table:table-cell>
          <table:table-cell table:number-columns-repeated="2" office:value-type="float" office:value="3465" calcext:value-type="float">
            <text:p>3465</text:p>
          </table:table-cell>
          <table:table-cell office:value-type="float" office:value="1.031309" calcext:value-type="float">
            <text:p>1.031309</text:p>
          </table:table-cell>
          <table:table-cell office:value-type="float" office:value="99.988294" calcext:value-type="float">
            <text:p>99.988294</text:p>
          </table:table-cell>
          <table:table-cell office:value-type="float" office:value="98.956985" calcext:value-type="float">
            <text:p>98.956985</text:p>
          </table:table-cell>
          <table:table-cell office:value-type="float" office:value="0.294688" calcext:value-type="float">
            <text:p>0.294688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18" calcext:value-type="float">
            <text:p>1.01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1135" calcext:value-type="float">
            <text:p>1.011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321" calcext:value-type="float">
            <text:p>1.020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749328" calcext:value-type="float">
            <text:p>3749328</text:p>
          </table:table-cell>
          <table:table-cell table:number-columns-repeated="2" office:value-type="float" office:value="3564" calcext:value-type="float">
            <text:p>3564</text:p>
          </table:table-cell>
          <table:table-cell office:value-type="float" office:value="1.012529" calcext:value-type="float">
            <text:p>1.012529</text:p>
          </table:table-cell>
          <table:table-cell office:value-type="float" office:value="99.977359" calcext:value-type="float">
            <text:p>99.977359</text:p>
          </table:table-cell>
          <table:table-cell office:value-type="float" office:value="98.96483" calcext:value-type="float">
            <text:p>98.96483</text:p>
          </table:table-cell>
          <table:table-cell office:value-type="float" office:value="0.303084" calcext:value-type="float">
            <text:p>0.303084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749328" calcext:value-type="float">
            <text:p>3749328</text:p>
          </table:table-cell>
          <table:table-cell table:number-columns-repeated="2" office:value-type="float" office:value="3564" calcext:value-type="float">
            <text:p>3564</text:p>
          </table:table-cell>
          <table:table-cell office:value-type="float" office:value="1.047921" calcext:value-type="float">
            <text:p>1.047921</text:p>
          </table:table-cell>
          <table:table-cell office:value-type="float" office:value="99.989167" calcext:value-type="float">
            <text:p>99.989167</text:p>
          </table:table-cell>
          <table:table-cell office:value-type="float" office:value="98.941246" calcext:value-type="float">
            <text:p>98.941246</text:p>
          </table:table-cell>
          <table:table-cell office:value-type="float" office:value="0.303156" calcext:value-type="float">
            <text:p>0.303156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54" calcext:value-type="float">
            <text:p>1.020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329" calcext:value-type="float">
            <text:p>1.016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6752" calcext:value-type="float">
            <text:p>1.036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854528" calcext:value-type="float">
            <text:p>3854528</text:p>
          </table:table-cell>
          <table:table-cell table:number-columns-repeated="2" office:value-type="float" office:value="3664" calcext:value-type="float">
            <text:p>3664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100.005136" calcext:value-type="float">
            <text:p>100.005136</text:p>
          </table:table-cell>
          <table:table-cell office:value-type="float" office:value="98.996707" calcext:value-type="float">
            <text:p>98.996707</text:p>
          </table:table-cell>
          <table:table-cell office:value-type="float" office:value="0.311487" calcext:value-type="float">
            <text:p>0.311487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854528" calcext:value-type="float">
            <text:p>3854528</text:p>
          </table:table-cell>
          <table:table-cell table:number-columns-repeated="2" office:value-type="float" office:value="3664" calcext:value-type="float">
            <text:p>3664</text:p>
          </table:table-cell>
          <table:table-cell office:value-type="float" office:value="1.044691" calcext:value-type="float">
            <text:p>1.044691</text:p>
          </table:table-cell>
          <table:table-cell office:value-type="float" office:value="100.016184" calcext:value-type="float">
            <text:p>100.016184</text:p>
          </table:table-cell>
          <table:table-cell office:value-type="float" office:value="98.971493" calcext:value-type="float">
            <text:p>98.971493</text:p>
          </table:table-cell>
          <table:table-cell office:value-type="float" office:value="0.311567" calcext:value-type="float">
            <text:p>0.311567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113" calcext:value-type="float">
            <text:p>1.0151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247" calcext:value-type="float">
            <text:p>1.010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213" calcext:value-type="float">
            <text:p>1.0222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958676" calcext:value-type="float">
            <text:p>3958676</text:p>
          </table:table-cell>
          <table:table-cell table:number-columns-repeated="2" office:value-type="float" office:value="3763" calcext:value-type="float">
            <text:p>3763</text:p>
          </table:table-cell>
          <table:table-cell office:value-type="float" office:value="1.01571" calcext:value-type="float">
            <text:p>1.01571</text:p>
          </table:table-cell>
          <table:table-cell office:value-type="float" office:value="100.005134" calcext:value-type="float">
            <text:p>100.005134</text:p>
          </table:table-cell>
          <table:table-cell office:value-type="float" office:value="98.989424" calcext:value-type="float">
            <text:p>98.989424</text:p>
          </table:table-cell>
          <table:table-cell office:value-type="float" office:value="0.319927" calcext:value-type="float">
            <text:p>0.319927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958676" calcext:value-type="float">
            <text:p>3958676</text:p>
          </table:table-cell>
          <table:table-cell office:value-type="float" office:value="3950260" calcext:value-type="float">
            <text:p>3950260</text:p>
          </table:table-cell>
          <table:table-cell office:value-type="float" office:value="3763" calcext:value-type="float">
            <text:p>3763</text:p>
          </table:table-cell>
          <table:table-cell office:value-type="float" office:value="3755" calcext:value-type="float">
            <text:p>3755</text:p>
          </table:table-cell>
          <table:table-cell office:value-type="float" office:value="1.290007" calcext:value-type="float">
            <text:p>1.290007</text:p>
          </table:table-cell>
          <table:table-cell office:value-type="float" office:value="100.016102" calcext:value-type="float">
            <text:p>100.016102</text:p>
          </table:table-cell>
          <table:table-cell office:value-type="float" office:value="98.726095" calcext:value-type="float">
            <text:p>98.726095</text:p>
          </table:table-cell>
          <table:table-cell office:value-type="float" office:value="0.320099" calcext:value-type="float">
            <text:p>0.320099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4155" calcext:value-type="float">
            <text:p>1.2541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4743" calcext:value-type="float">
            <text:p>1.2447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1516" calcext:value-type="float">
            <text:p>1.2615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061772" calcext:value-type="float">
            <text:p>4061772</text:p>
          </table:table-cell>
          <table:table-cell table:number-columns-repeated="2" office:value-type="float" office:value="3861" calcext:value-type="float">
            <text:p>3861</text:p>
          </table:table-cell>
          <table:table-cell office:value-type="float" office:value="1.010289" calcext:value-type="float">
            <text:p>1.010289</text:p>
          </table:table-cell>
          <table:table-cell office:value-type="float" office:value="99.979496" calcext:value-type="float">
            <text:p>99.979496</text:p>
          </table:table-cell>
          <table:table-cell office:value-type="float" office:value="98.969208" calcext:value-type="float">
            <text:p>98.969208</text:p>
          </table:table-cell>
          <table:table-cell office:value-type="float" office:value="0.328326" calcext:value-type="float">
            <text:p>0.328326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061772" calcext:value-type="float">
            <text:p>4061772</text:p>
          </table:table-cell>
          <table:table-cell table:number-columns-repeated="2" office:value-type="float" office:value="3861" calcext:value-type="float">
            <text:p>3861</text:p>
          </table:table-cell>
          <table:table-cell office:value-type="float" office:value="1.043481" calcext:value-type="float">
            <text:p>1.043481</text:p>
          </table:table-cell>
          <table:table-cell office:value-type="float" office:value="99.990724" calcext:value-type="float">
            <text:p>99.990724</text:p>
          </table:table-cell>
          <table:table-cell office:value-type="float" office:value="98.947243" calcext:value-type="float">
            <text:p>98.947243</text:p>
          </table:table-cell>
          <table:table-cell office:value-type="float" office:value="0.328399" calcext:value-type="float">
            <text:p>0.328399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699" calcext:value-type="float">
            <text:p>1.015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1827" calcext:value-type="float">
            <text:p>1.0118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939" calcext:value-type="float">
            <text:p>1.0259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65920" calcext:value-type="float">
            <text:p>4165920</text:p>
          </table:table-cell>
          <table:table-cell table:number-columns-repeated="2" office:value-type="float" office:value="3960" calcext:value-type="float">
            <text:p>3960</text:p>
          </table:table-cell>
          <table:table-cell office:value-type="float" office:value="1.012429" calcext:value-type="float">
            <text:p>1.012429</text:p>
          </table:table-cell>
          <table:table-cell office:value-type="float" office:value="99.980136" calcext:value-type="float">
            <text:p>99.980136</text:p>
          </table:table-cell>
          <table:table-cell office:value-type="float" office:value="98.967707" calcext:value-type="float">
            <text:p>98.967707</text:p>
          </table:table-cell>
          <table:table-cell office:value-type="float" office:value="0.33675" calcext:value-type="float">
            <text:p>0.33675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65920" calcext:value-type="float">
            <text:p>4165920</text:p>
          </table:table-cell>
          <table:table-cell table:number-columns-repeated="2" office:value-type="float" office:value="3960" calcext:value-type="float">
            <text:p>3960</text:p>
          </table:table-cell>
          <table:table-cell office:value-type="float" office:value="1.045296" calcext:value-type="float">
            <text:p>1.045296</text:p>
          </table:table-cell>
          <table:table-cell office:value-type="float" office:value="99.991864" calcext:value-type="float">
            <text:p>99.991864</text:p>
          </table:table-cell>
          <table:table-cell office:value-type="float" office:value="98.946568" calcext:value-type="float">
            <text:p>98.946568</text:p>
          </table:table-cell>
          <table:table-cell office:value-type="float" office:value="0.336822" calcext:value-type="float">
            <text:p>0.336822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639" calcext:value-type="float">
            <text:p>1.0186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247" calcext:value-type="float">
            <text:p>1.014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919" calcext:value-type="float">
            <text:p>1.0229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270068" calcext:value-type="float">
            <text:p>4270068</text:p>
          </table:table-cell>
          <table:table-cell table:number-columns-repeated="2" office:value-type="float" office:value="4059" calcext:value-type="float">
            <text:p>4059</text:p>
          </table:table-cell>
          <table:table-cell office:value-type="float" office:value="1.007669" calcext:value-type="float">
            <text:p>1.007669</text:p>
          </table:table-cell>
          <table:table-cell office:value-type="float" office:value="99.980746" calcext:value-type="float">
            <text:p>99.980746</text:p>
          </table:table-cell>
          <table:table-cell office:value-type="float" office:value="98.973077" calcext:value-type="float">
            <text:p>98.973077</text:p>
          </table:table-cell>
          <table:table-cell office:value-type="float" office:value="0.34515" calcext:value-type="float">
            <text:p>0.34515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270068" calcext:value-type="float">
            <text:p>4270068</text:p>
          </table:table-cell>
          <table:table-cell table:number-columns-repeated="2" office:value-type="float" office:value="4059" calcext:value-type="float">
            <text:p>4059</text:p>
          </table:table-cell>
          <table:table-cell office:value-type="float" office:value="1.038449" calcext:value-type="float">
            <text:p>1.038449</text:p>
          </table:table-cell>
          <table:table-cell office:value-type="float" office:value="99.991814" calcext:value-type="float">
            <text:p>99.991814</text:p>
          </table:table-cell>
          <table:table-cell office:value-type="float" office:value="98.953365" calcext:value-type="float">
            <text:p>98.953365</text:p>
          </table:table-cell>
          <table:table-cell office:value-type="float" office:value="0.345219" calcext:value-type="float">
            <text:p>0.345219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385" calcext:value-type="float">
            <text:p>1.014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273" calcext:value-type="float">
            <text:p>1.010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605" calcext:value-type="float">
            <text:p>1.0216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374216" calcext:value-type="float">
            <text:p>4374216</text:p>
          </table:table-cell>
          <table:table-cell table:number-columns-repeated="2" office:value-type="float" office:value="4158" calcext:value-type="float">
            <text:p>4158</text:p>
          </table:table-cell>
          <table:table-cell office:value-type="float" office:value="1.014389" calcext:value-type="float">
            <text:p>1.014389</text:p>
          </table:table-cell>
          <table:table-cell office:value-type="float" office:value="99.981327" calcext:value-type="float">
            <text:p>99.981327</text:p>
          </table:table-cell>
          <table:table-cell office:value-type="float" office:value="98.966939" calcext:value-type="float">
            <text:p>98.966939</text:p>
          </table:table-cell>
          <table:table-cell office:value-type="float" office:value="0.35359" calcext:value-type="float">
            <text:p>0.35359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374216" calcext:value-type="float">
            <text:p>4374216</text:p>
          </table:table-cell>
          <table:table-cell table:number-columns-repeated="2" office:value-type="float" office:value="4158" calcext:value-type="float">
            <text:p>4158</text:p>
          </table:table-cell>
          <table:table-cell office:value-type="float" office:value="1.047419" calcext:value-type="float">
            <text:p>1.047419</text:p>
          </table:table-cell>
          <table:table-cell office:value-type="float" office:value="99.992795" calcext:value-type="float">
            <text:p>99.992795</text:p>
          </table:table-cell>
          <table:table-cell office:value-type="float" office:value="98.945376" calcext:value-type="float">
            <text:p>98.945376</text:p>
          </table:table-cell>
          <table:table-cell office:value-type="float" office:value="0.353667" calcext:value-type="float">
            <text:p>0.353667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0039" calcext:value-type="float">
            <text:p>1.020039</text:p>
          </table:table-cell>
          <table:table-cell office:value-type="float" office:value="46.507877" calcext:value-type="float">
            <text:p>46.507877</text:p>
          </table:table-cell>
          <table:table-cell office:value-type="float" office:value="45.487838" calcext:value-type="float">
            <text:p>45.487838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5887" calcext:value-type="float">
            <text:p>1.015887</text:p>
          </table:table-cell>
          <table:table-cell office:value-type="float" office:value="46.509275" calcext:value-type="float">
            <text:p>46.509275</text:p>
          </table:table-cell>
          <table:table-cell office:value-type="float" office:value="45.493388" calcext:value-type="float">
            <text:p>45.493388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3717" calcext:value-type="float">
            <text:p>1.023717</text:p>
          </table:table-cell>
          <table:table-cell office:value-type="float" office:value="46.511181" calcext:value-type="float">
            <text:p>46.511181</text:p>
          </table:table-cell>
          <table:table-cell office:value-type="float" office:value="45.487464" calcext:value-type="float">
            <text:p>45.487464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478364" calcext:value-type="float">
            <text:p>4478364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1.008809" calcext:value-type="float">
            <text:p>1.008809</text:p>
          </table:table-cell>
          <table:table-cell office:value-type="float" office:value="99.98188" calcext:value-type="float">
            <text:p>99.98188</text:p>
          </table:table-cell>
          <table:table-cell office:value-type="float" office:value="98.973072" calcext:value-type="float">
            <text:p>98.973072</text:p>
          </table:table-cell>
          <table:table-cell office:value-type="float" office:value="0.361986" calcext:value-type="float">
            <text:p>0.361986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478364" calcext:value-type="float">
            <text:p>4478364</text:p>
          </table:table-cell>
          <table:table-cell office:value-type="float" office:value="4434180" calcext:value-type="float">
            <text:p>4434180</text:p>
          </table:table-cell>
          <table:table-cell office:value-type="float" office:value="4257" calcext:value-type="float">
            <text:p>4257</text:p>
          </table:table-cell>
          <table:table-cell office:value-type="float" office:value="4215" calcext:value-type="float">
            <text:p>4215</text:p>
          </table:table-cell>
          <table:table-cell office:value-type="float" office:value="2.040003" calcext:value-type="float">
            <text:p>2.040003</text:p>
          </table:table-cell>
          <table:table-cell office:value-type="float" office:value="99.993168" calcext:value-type="float">
            <text:p>99.993168</text:p>
          </table:table-cell>
          <table:table-cell office:value-type="float" office:value="97.953166" calcext:value-type="float">
            <text:p>97.953166</text:p>
          </table:table-cell>
          <table:table-cell office:value-type="float" office:value="0.362147" calcext:value-type="float">
            <text:p>0.362147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419" calcext:value-type="float">
            <text:p>1.0194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067" calcext:value-type="float">
            <text:p>1.012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23261" calcext:value-type="float">
            <text:p>2.023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582512" calcext:value-type="float">
            <text:p>4582512</text:p>
          </table:table-cell>
          <table:table-cell table:number-columns-repeated="2" office:value-type="float" office:value="4356" calcext:value-type="float">
            <text:p>4356</text:p>
          </table:table-cell>
          <table:table-cell office:value-type="float" office:value="1.014349" calcext:value-type="float">
            <text:p>1.014349</text:p>
          </table:table-cell>
          <table:table-cell office:value-type="float" office:value="99.98241" calcext:value-type="float">
            <text:p>99.98241</text:p>
          </table:table-cell>
          <table:table-cell office:value-type="float" office:value="98.968061" calcext:value-type="float">
            <text:p>98.968061</text:p>
          </table:table-cell>
          <table:table-cell office:value-type="float" office:value="0.370423" calcext:value-type="float">
            <text:p>0.370423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582512" calcext:value-type="float">
            <text:p>4582512</text:p>
          </table:table-cell>
          <table:table-cell table:number-columns-repeated="2" office:value-type="float" office:value="4356" calcext:value-type="float">
            <text:p>4356</text:p>
          </table:table-cell>
          <table:table-cell office:value-type="float" office:value="1.043622" calcext:value-type="float">
            <text:p>1.043622</text:p>
          </table:table-cell>
          <table:table-cell office:value-type="float" office:value="99.994158" calcext:value-type="float">
            <text:p>99.994158</text:p>
          </table:table-cell>
          <table:table-cell office:value-type="float" office:value="98.950536" calcext:value-type="float">
            <text:p>98.950536</text:p>
          </table:table-cell>
          <table:table-cell office:value-type="float" office:value="0.370489" calcext:value-type="float">
            <text:p>0.370489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853" calcext:value-type="float">
            <text:p>1.0208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787" calcext:value-type="float">
            <text:p>1.0157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333" calcext:value-type="float">
            <text:p>1.032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687712" calcext:value-type="float">
            <text:p>4687712</text:p>
          </table:table-cell>
          <table:table-cell table:number-columns-repeated="2" office:value-type="float" office:value="4456" calcext:value-type="float">
            <text:p>4456</text:p>
          </table:table-cell>
          <table:table-cell office:value-type="float" office:value="1.007789" calcext:value-type="float">
            <text:p>1.007789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97346" calcext:value-type="float">
            <text:p>98.997346</text:p>
          </table:table-cell>
          <table:table-cell office:value-type="float" office:value="0.378815" calcext:value-type="float">
            <text:p>0.378815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687712" calcext:value-type="float">
            <text:p>4687712</text:p>
          </table:table-cell>
          <table:table-cell table:number-columns-repeated="2" office:value-type="float" office:value="4456" calcext:value-type="float">
            <text:p>4456</text:p>
          </table:table-cell>
          <table:table-cell office:value-type="float" office:value="1.042622" calcext:value-type="float">
            <text:p>1.042622</text:p>
          </table:table-cell>
          <table:table-cell office:value-type="float" office:value="100.016663" calcext:value-type="float">
            <text:p>100.016663</text:p>
          </table:table-cell>
          <table:table-cell office:value-type="float" office:value="98.974041" calcext:value-type="float">
            <text:p>98.974041</text:p>
          </table:table-cell>
          <table:table-cell office:value-type="float" office:value="0.378904" calcext:value-type="float">
            <text:p>0.378904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625" calcext:value-type="float">
            <text:p>1.014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593" calcext:value-type="float">
            <text:p>1.010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125" calcext:value-type="float">
            <text:p>1.020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791860" calcext:value-type="float">
            <text:p>4791860</text:p>
          </table:table-cell>
          <table:table-cell table:number-columns-repeated="2" office:value-type="float" office:value="4555" calcext:value-type="float">
            <text:p>4555</text:p>
          </table:table-cell>
          <table:table-cell office:value-type="float" office:value="1.015689" calcext:value-type="float">
            <text:p>1.015689</text:p>
          </table:table-cell>
          <table:table-cell office:value-type="float" office:value="100.005134" calcext:value-type="float">
            <text:p>100.005134</text:p>
          </table:table-cell>
          <table:table-cell office:value-type="float" office:value="98.989445" calcext:value-type="float">
            <text:p>98.989445</text:p>
          </table:table-cell>
          <table:table-cell office:value-type="float" office:value="0.387262" calcext:value-type="float">
            <text:p>0.387262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791860" calcext:value-type="float">
            <text:p>4791860</text:p>
          </table:table-cell>
          <table:table-cell office:value-type="float" office:value="4743468" calcext:value-type="float">
            <text:p>4743468</text:p>
          </table:table-cell>
          <table:table-cell office:value-type="float" office:value="4555" calcext:value-type="float">
            <text:p>4555</text:p>
          </table:table-cell>
          <table:table-cell office:value-type="float" office:value="4509" calcext:value-type="float">
            <text:p>4509</text:p>
          </table:table-cell>
          <table:table-cell office:value-type="float" office:value="2.042777" calcext:value-type="float">
            <text:p>2.042777</text:p>
          </table:table-cell>
          <table:table-cell office:value-type="float" office:value="100.016862" calcext:value-type="float">
            <text:p>100.016862</text:p>
          </table:table-cell>
          <table:table-cell office:value-type="float" office:value="97.974085" calcext:value-type="float">
            <text:p>97.974085</text:p>
          </table:table-cell>
          <table:table-cell office:value-type="float" office:value="0.387324" calcext:value-type="float">
            <text:p>0.387324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1599" calcext:value-type="float">
            <text:p>1.021599</text:p>
          </table:table-cell>
          <table:table-cell office:value-type="float" office:value="82.594961" calcext:value-type="float">
            <text:p>82.594961</text:p>
          </table:table-cell>
          <table:table-cell office:value-type="float" office:value="81.573362" calcext:value-type="float">
            <text:p>81.573362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7647" calcext:value-type="float">
            <text:p>1.017647</text:p>
          </table:table-cell>
          <table:table-cell office:value-type="float" office:value="82.598065" calcext:value-type="float">
            <text:p>82.598065</text:p>
          </table:table-cell>
          <table:table-cell office:value-type="float" office:value="81.580417" calcext:value-type="float">
            <text:p>81.580417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31608" calcext:value-type="float">
            <text:p>2.031608</text:p>
          </table:table-cell>
          <table:table-cell office:value-type="float" office:value="82.596567" calcext:value-type="float">
            <text:p>82.596567</text:p>
          </table:table-cell>
          <table:table-cell office:value-type="float" office:value="80.564959" calcext:value-type="float">
            <text:p>80.564959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94956" calcext:value-type="float">
            <text:p>4894956</text:p>
          </table:table-cell>
          <table:table-cell table:number-columns-repeated="2" office:value-type="float" office:value="4653" calcext:value-type="float">
            <text:p>4653</text:p>
          </table:table-cell>
          <table:table-cell office:value-type="float" office:value="1.013209" calcext:value-type="float">
            <text:p>1.013209</text:p>
          </table:table-cell>
          <table:table-cell office:value-type="float" office:value="99.983861" calcext:value-type="float">
            <text:p>99.983861</text:p>
          </table:table-cell>
          <table:table-cell office:value-type="float" office:value="98.970652" calcext:value-type="float">
            <text:p>98.970652</text:p>
          </table:table-cell>
          <table:table-cell office:value-type="float" office:value="0.395669" calcext:value-type="float">
            <text:p>0.395669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94956" calcext:value-type="float">
            <text:p>4894956</text:p>
          </table:table-cell>
          <table:table-cell table:number-columns-repeated="2" office:value-type="float" office:value="4653" calcext:value-type="float">
            <text:p>4653</text:p>
          </table:table-cell>
          <table:table-cell office:value-type="float" office:value="1.043025" calcext:value-type="float">
            <text:p>1.043025</text:p>
          </table:table-cell>
          <table:table-cell office:value-type="float" office:value="99.994909" calcext:value-type="float">
            <text:p>99.994909</text:p>
          </table:table-cell>
          <table:table-cell office:value-type="float" office:value="98.951884" calcext:value-type="float">
            <text:p>98.951884</text:p>
          </table:table-cell>
          <table:table-cell office:value-type="float" office:value="0.395744" calcext:value-type="float">
            <text:p>0.395744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913" calcext:value-type="float">
            <text:p>1.0199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667" calcext:value-type="float">
            <text:p>1.014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591" calcext:value-type="float">
            <text:p>1.0305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000156" calcext:value-type="float">
            <text:p>5000156</text:p>
          </table:table-cell>
          <table:table-cell table:number-columns-repeated="2" office:value-type="float" office:value="4753" calcext:value-type="float">
            <text:p>4753</text:p>
          </table:table-cell>
          <table:table-cell office:value-type="float" office:value="1.007389" calcext:value-type="float">
            <text:p>1.007389</text:p>
          </table:table-cell>
          <table:table-cell office:value-type="float" office:value="100.005134" calcext:value-type="float">
            <text:p>100.005134</text:p>
          </table:table-cell>
          <table:table-cell office:value-type="float" office:value="98.997746" calcext:value-type="float">
            <text:p>98.997746</text:p>
          </table:table-cell>
          <table:table-cell office:value-type="float" office:value="0.404062" calcext:value-type="float">
            <text:p>0.404062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000156" calcext:value-type="float">
            <text:p>5000156</text:p>
          </table:table-cell>
          <table:table-cell table:number-columns-repeated="2" office:value-type="float" office:value="4753" calcext:value-type="float">
            <text:p>4753</text:p>
          </table:table-cell>
          <table:table-cell office:value-type="float" office:value="1.038029" calcext:value-type="float">
            <text:p>1.038029</text:p>
          </table:table-cell>
          <table:table-cell office:value-type="float" office:value="100.017298" calcext:value-type="float">
            <text:p>100.017298</text:p>
          </table:table-cell>
          <table:table-cell office:value-type="float" office:value="98.979269" calcext:value-type="float">
            <text:p>98.979269</text:p>
          </table:table-cell>
          <table:table-cell office:value-type="float" office:value="0.404138" calcext:value-type="float">
            <text:p>0.404138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6006" calcext:value-type="float">
            <text:p>1.016006</text:p>
          </table:table-cell>
          <table:table-cell office:value-type="float" office:value="66.072566" calcext:value-type="float">
            <text:p>66.072566</text:p>
          </table:table-cell>
          <table:table-cell office:value-type="float" office:value="65.05656" calcext:value-type="float">
            <text:p>65.0565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0293" calcext:value-type="float">
            <text:p>1.010293</text:p>
          </table:table-cell>
          <table:table-cell office:value-type="float" office:value="66.074004" calcext:value-type="float">
            <text:p>66.074004</text:p>
          </table:table-cell>
          <table:table-cell office:value-type="float" office:value="65.063711" calcext:value-type="float">
            <text:p>65.06371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1707" calcext:value-type="float">
            <text:p>1.021707</text:p>
          </table:table-cell>
          <table:table-cell office:value-type="float" office:value="66.07587" calcext:value-type="float">
            <text:p>66.07587</text:p>
          </table:table-cell>
          <table:table-cell office:value-type="float" office:value="65.054164" calcext:value-type="float">
            <text:p>65.054164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104304" calcext:value-type="float">
            <text:p>5104304</text:p>
          </table:table-cell>
          <table:table-cell table:number-columns-repeated="2" office:value-type="float" office:value="4852" calcext:value-type="float">
            <text:p>4852</text:p>
          </table:table-cell>
          <table:table-cell office:value-type="float" office:value="1.017827" calcext:value-type="float">
            <text:p>1.017827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87308" calcext:value-type="float">
            <text:p>98.987308</text:p>
          </table:table-cell>
          <table:table-cell office:value-type="float" office:value="0.412522" calcext:value-type="float">
            <text:p>0.412522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104304" calcext:value-type="float">
            <text:p>5104304</text:p>
          </table:table-cell>
          <table:table-cell table:number-columns-repeated="2" office:value-type="float" office:value="4852" calcext:value-type="float">
            <text:p>4852</text:p>
          </table:table-cell>
          <table:table-cell office:value-type="float" office:value="1.040207" calcext:value-type="float">
            <text:p>1.040207</text:p>
          </table:table-cell>
          <table:table-cell office:value-type="float" office:value="100.021306" calcext:value-type="float">
            <text:p>100.021306</text:p>
          </table:table-cell>
          <table:table-cell office:value-type="float" office:value="98.981099" calcext:value-type="float">
            <text:p>98.981099</text:p>
          </table:table-cell>
          <table:table-cell office:value-type="float" office:value="0.412548" calcext:value-type="float">
            <text:p>0.412548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152" calcext:value-type="float">
            <text:p>1.012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545" calcext:value-type="float">
            <text:p>1.0195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019" calcext:value-type="float">
            <text:p>1.0290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07400" calcext:value-type="float">
            <text:p>5207400</text:p>
          </table:table-cell>
          <table:table-cell table:number-columns-repeated="2" office:value-type="float" office:value="4950" calcext:value-type="float">
            <text:p>4950</text:p>
          </table:table-cell>
          <table:table-cell office:value-type="float" office:value="1.01699" calcext:value-type="float">
            <text:p>1.01699</text:p>
          </table:table-cell>
          <table:table-cell office:value-type="float" office:value="99.985136" calcext:value-type="float">
            <text:p>99.985136</text:p>
          </table:table-cell>
          <table:table-cell office:value-type="float" office:value="98.968146" calcext:value-type="float">
            <text:p>98.968146</text:p>
          </table:table-cell>
          <table:table-cell office:value-type="float" office:value="0.420935" calcext:value-type="float">
            <text:p>0.420935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5207400" calcext:value-type="float">
            <text:p>5207400</text:p>
          </table:table-cell>
          <table:table-cell office:value-type="float" office:value="5195828" calcext:value-type="float">
            <text:p>5195828</text:p>
          </table:table-cell>
          <table:table-cell office:value-type="float" office:value="4950" calcext:value-type="float">
            <text:p>4950</text:p>
          </table:table-cell>
          <table:table-cell office:value-type="float" office:value="4939" calcext:value-type="float">
            <text:p>4939</text:p>
          </table:table-cell>
          <table:table-cell office:value-type="float" office:value="1.287105" calcext:value-type="float">
            <text:p>1.287105</text:p>
          </table:table-cell>
          <table:table-cell office:value-type="float" office:value="99.997124" calcext:value-type="float">
            <text:p>99.997124</text:p>
          </table:table-cell>
          <table:table-cell office:value-type="float" office:value="98.710019" calcext:value-type="float">
            <text:p>98.710019</text:p>
          </table:table-cell>
          <table:table-cell office:value-type="float" office:value="0.421098" calcext:value-type="float">
            <text:p>0.421098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5193" calcext:value-type="float">
            <text:p>1.255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7521" calcext:value-type="float">
            <text:p>1.2475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9032" calcext:value-type="float">
            <text:p>1.2590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312600" calcext:value-type="float">
            <text:p>5312600</text:p>
          </table:table-cell>
          <table:table-cell table:number-columns-repeated="2" office:value-type="float" office:value="5050" calcext:value-type="float">
            <text:p>5050</text:p>
          </table:table-cell>
          <table:table-cell office:value-type="float" office:value="1.010209" calcext:value-type="float">
            <text:p>1.010209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94927" calcext:value-type="float">
            <text:p>98.994927</text:p>
          </table:table-cell>
          <table:table-cell office:value-type="float" office:value="0.429323" calcext:value-type="float">
            <text:p>0.429323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312600" calcext:value-type="float">
            <text:p>5312600</text:p>
          </table:table-cell>
          <table:table-cell table:number-columns-repeated="2" office:value-type="float" office:value="5050" calcext:value-type="float">
            <text:p>5050</text:p>
          </table:table-cell>
          <table:table-cell office:value-type="float" office:value="1.042748" calcext:value-type="float">
            <text:p>1.042748</text:p>
          </table:table-cell>
          <table:table-cell office:value-type="float" office:value="100.016363" calcext:value-type="float">
            <text:p>100.016363</text:p>
          </table:table-cell>
          <table:table-cell office:value-type="float" office:value="98.973615" calcext:value-type="float">
            <text:p>98.973615</text:p>
          </table:table-cell>
          <table:table-cell office:value-type="float" office:value="0.429415" calcext:value-type="float">
            <text:p>0.429415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426" calcext:value-type="float">
            <text:p>1.0214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853" calcext:value-type="float">
            <text:p>1.0128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359" calcext:value-type="float">
            <text:p>1.031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416748" calcext:value-type="float">
            <text:p>5416748</text:p>
          </table:table-cell>
          <table:table-cell table:number-columns-repeated="2" office:value-type="float" office:value="5149" calcext:value-type="float">
            <text:p>5149</text:p>
          </table:table-cell>
          <table:table-cell office:value-type="float" office:value="1.014107" calcext:value-type="float">
            <text:p>1.014107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91028" calcext:value-type="float">
            <text:p>98.991028</text:p>
          </table:table-cell>
          <table:table-cell office:value-type="float" office:value="0.437757" calcext:value-type="float">
            <text:p>0.437757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416748" calcext:value-type="float">
            <text:p>5416748</text:p>
          </table:table-cell>
          <table:table-cell table:number-columns-repeated="2" office:value-type="float" office:value="5149" calcext:value-type="float">
            <text:p>5149</text:p>
          </table:table-cell>
          <table:table-cell office:value-type="float" office:value="1.042075" calcext:value-type="float">
            <text:p>1.042075</text:p>
          </table:table-cell>
          <table:table-cell office:value-type="float" office:value="100.016783" calcext:value-type="float">
            <text:p>100.016783</text:p>
          </table:table-cell>
          <table:table-cell office:value-type="float" office:value="98.974707" calcext:value-type="float">
            <text:p>98.974707</text:p>
          </table:table-cell>
          <table:table-cell office:value-type="float" office:value="0.437829" calcext:value-type="float">
            <text:p>0.437829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6419" calcext:value-type="float">
            <text:p>1.0064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794" calcext:value-type="float">
            <text:p>1.016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659" calcext:value-type="float">
            <text:p>1.0196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519844" calcext:value-type="float">
            <text:p>5519844</text:p>
          </table:table-cell>
          <table:table-cell table:number-columns-repeated="2" office:value-type="float" office:value="5247" calcext:value-type="float">
            <text:p>5247</text:p>
          </table:table-cell>
          <table:table-cell office:value-type="float" office:value="1.017061" calcext:value-type="float">
            <text:p>1.017061</text:p>
          </table:table-cell>
          <table:table-cell office:value-type="float" office:value="99.986271" calcext:value-type="float">
            <text:p>99.986271</text:p>
          </table:table-cell>
          <table:table-cell office:value-type="float" office:value="98.969209" calcext:value-type="float">
            <text:p>98.969209</text:p>
          </table:table-cell>
          <table:table-cell office:value-type="float" office:value="0.446187" calcext:value-type="float">
            <text:p>0.446187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519844" calcext:value-type="float">
            <text:p>5519844</text:p>
          </table:table-cell>
          <table:table-cell table:number-columns-repeated="2" office:value-type="float" office:value="5247" calcext:value-type="float">
            <text:p>5247</text:p>
          </table:table-cell>
          <table:table-cell office:value-type="float" office:value="1.042928" calcext:value-type="float">
            <text:p>1.042928</text:p>
          </table:table-cell>
          <table:table-cell office:value-type="float" office:value="99.998179" calcext:value-type="float">
            <text:p>99.998179</text:p>
          </table:table-cell>
          <table:table-cell office:value-type="float" office:value="98.955251" calcext:value-type="float">
            <text:p>98.955251</text:p>
          </table:table-cell>
          <table:table-cell office:value-type="float" office:value="0.44625" calcext:value-type="float">
            <text:p>0.44625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279" calcext:value-type="float">
            <text:p>1.020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52" calcext:value-type="float">
            <text:p>1.018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539" calcext:value-type="float">
            <text:p>1.0315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623992" calcext:value-type="float">
            <text:p>5623992</text:p>
          </table:table-cell>
          <table:table-cell table:number-columns-repeated="2" office:value-type="float" office:value="5346" calcext:value-type="float">
            <text:p>5346</text:p>
          </table:table-cell>
          <table:table-cell office:value-type="float" office:value="1.009529" calcext:value-type="float">
            <text:p>1.009529</text:p>
          </table:table-cell>
          <table:table-cell office:value-type="float" office:value="99.98662" calcext:value-type="float">
            <text:p>99.98662</text:p>
          </table:table-cell>
          <table:table-cell office:value-type="float" office:value="98.977091" calcext:value-type="float">
            <text:p>98.977091</text:p>
          </table:table-cell>
          <table:table-cell office:value-type="float" office:value="0.454569" calcext:value-type="float">
            <text:p>0.454569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623992" calcext:value-type="float">
            <text:p>5623992</text:p>
          </table:table-cell>
          <table:table-cell table:number-columns-repeated="2" office:value-type="float" office:value="5346" calcext:value-type="float">
            <text:p>5346</text:p>
          </table:table-cell>
          <table:table-cell office:value-type="float" office:value="1.038962" calcext:value-type="float">
            <text:p>1.038962</text:p>
          </table:table-cell>
          <table:table-cell office:value-type="float" office:value="99.998668" calcext:value-type="float">
            <text:p>99.998668</text:p>
          </table:table-cell>
          <table:table-cell office:value-type="float" office:value="98.959706" calcext:value-type="float">
            <text:p>98.959706</text:p>
          </table:table-cell>
          <table:table-cell office:value-type="float" office:value="0.454649" calcext:value-type="float">
            <text:p>0.454649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366" calcext:value-type="float">
            <text:p>1.017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473" calcext:value-type="float">
            <text:p>1.0124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733" calcext:value-type="float">
            <text:p>1.0277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729192" calcext:value-type="float">
            <text:p>5729192</text:p>
          </table:table-cell>
          <table:table-cell table:number-columns-repeated="2" office:value-type="float" office:value="5446" calcext:value-type="float">
            <text:p>5446</text:p>
          </table:table-cell>
          <table:table-cell office:value-type="float" office:value="1.016343" calcext:value-type="float">
            <text:p>1.016343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88792" calcext:value-type="float">
            <text:p>98.988792</text:p>
          </table:table-cell>
          <table:table-cell office:value-type="float" office:value="0.463017" calcext:value-type="float">
            <text:p>0.463017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729192" calcext:value-type="float">
            <text:p>5729192</text:p>
          </table:table-cell>
          <table:table-cell table:number-columns-repeated="2" office:value-type="float" office:value="5446" calcext:value-type="float">
            <text:p>5446</text:p>
          </table:table-cell>
          <table:table-cell office:value-type="float" office:value="1.054111" calcext:value-type="float">
            <text:p>1.054111</text:p>
          </table:table-cell>
          <table:table-cell office:value-type="float" office:value="100.016858" calcext:value-type="float">
            <text:p>100.016858</text:p>
          </table:table-cell>
          <table:table-cell office:value-type="float" office:value="98.962747" calcext:value-type="float">
            <text:p>98.962747</text:p>
          </table:table-cell>
          <table:table-cell office:value-type="float" office:value="0.463139" calcext:value-type="float">
            <text:p>0.463139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7427" calcext:value-type="float">
            <text:p>1.027427</text:p>
          </table:table-cell>
          <table:table-cell office:value-type="float" office:value="60.027151" calcext:value-type="float">
            <text:p>60.027151</text:p>
          </table:table-cell>
          <table:table-cell office:value-type="float" office:value="58.999723" calcext:value-type="float">
            <text:p>58.999723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8121" calcext:value-type="float">
            <text:p>1.018121</text:p>
          </table:table-cell>
          <table:table-cell office:value-type="float" office:value="60.028609" calcext:value-type="float">
            <text:p>60.028609</text:p>
          </table:table-cell>
          <table:table-cell office:value-type="float" office:value="59.010488" calcext:value-type="float">
            <text:p>59.010488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37668" calcext:value-type="float">
            <text:p>1.037668</text:p>
          </table:table-cell>
          <table:table-cell office:value-type="float" office:value="60.030315" calcext:value-type="float">
            <text:p>60.030315</text:p>
          </table:table-cell>
          <table:table-cell office:value-type="float" office:value="58.992647" calcext:value-type="float">
            <text:p>58.992647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832288" calcext:value-type="float">
            <text:p>5832288</text:p>
          </table:table-cell>
          <table:table-cell table:number-columns-repeated="2" office:value-type="float" office:value="5544" calcext:value-type="float">
            <text:p>5544</text:p>
          </table:table-cell>
          <table:table-cell office:value-type="float" office:value="1.014513" calcext:value-type="float">
            <text:p>1.014513</text:p>
          </table:table-cell>
          <table:table-cell office:value-type="float" office:value="99.98728" calcext:value-type="float">
            <text:p>99.98728</text:p>
          </table:table-cell>
          <table:table-cell office:value-type="float" office:value="98.972767" calcext:value-type="float">
            <text:p>98.972767</text:p>
          </table:table-cell>
          <table:table-cell office:value-type="float" office:value="0.471426" calcext:value-type="float">
            <text:p>0.471426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5832288" calcext:value-type="float">
            <text:p>5832288</text:p>
          </table:table-cell>
          <table:table-cell office:value-type="float" office:value="5818612" calcext:value-type="float">
            <text:p>5818612</text:p>
          </table:table-cell>
          <table:table-cell office:value-type="float" office:value="5544" calcext:value-type="float">
            <text:p>5544</text:p>
          </table:table-cell>
          <table:table-cell office:value-type="float" office:value="5531" calcext:value-type="float">
            <text:p>5531</text:p>
          </table:table-cell>
          <table:table-cell office:value-type="float" office:value="1.271781" calcext:value-type="float">
            <text:p>1.271781</text:p>
          </table:table-cell>
          <table:table-cell office:value-type="float" office:value="99.998468" calcext:value-type="float">
            <text:p>99.998468</text:p>
          </table:table-cell>
          <table:table-cell office:value-type="float" office:value="98.726686" calcext:value-type="float">
            <text:p>98.726686</text:p>
          </table:table-cell>
          <table:table-cell office:value-type="float" office:value="0.471493" calcext:value-type="float">
            <text:p>0.471493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0719" calcext:value-type="float">
            <text:p>1.2507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3067" calcext:value-type="float">
            <text:p>1.243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0673" calcext:value-type="float">
            <text:p>1.2606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936436" calcext:value-type="float">
            <text:p>5936436</text:p>
          </table:table-cell>
          <table:table-cell table:number-columns-repeated="2" office:value-type="float" office:value="5643" calcext:value-type="float">
            <text:p>5643</text:p>
          </table:table-cell>
          <table:table-cell office:value-type="float" office:value="1.008709" calcext:value-type="float">
            <text:p>1.008709</text:p>
          </table:table-cell>
          <table:table-cell office:value-type="float" office:value="99.987594" calcext:value-type="float">
            <text:p>99.987594</text:p>
          </table:table-cell>
          <table:table-cell office:value-type="float" office:value="98.978885" calcext:value-type="float">
            <text:p>98.978885</text:p>
          </table:table-cell>
          <table:table-cell office:value-type="float" office:value="0.479814" calcext:value-type="float">
            <text:p>0.479814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936436" calcext:value-type="float">
            <text:p>5936436</text:p>
          </table:table-cell>
          <table:table-cell table:number-columns-repeated="2" office:value-type="float" office:value="5643" calcext:value-type="float">
            <text:p>5643</text:p>
          </table:table-cell>
          <table:table-cell office:value-type="float" office:value="1.038147" calcext:value-type="float">
            <text:p>1.038147</text:p>
          </table:table-cell>
          <table:table-cell office:value-type="float" office:value="99.998682" calcext:value-type="float">
            <text:p>99.998682</text:p>
          </table:table-cell>
          <table:table-cell office:value-type="float" office:value="98.960535" calcext:value-type="float">
            <text:p>98.960535</text:p>
          </table:table-cell>
          <table:table-cell office:value-type="float" office:value="0.479903" calcext:value-type="float">
            <text:p>0.479903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299" calcext:value-type="float">
            <text:p>1.014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527" calcext:value-type="float">
            <text:p>1.0105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919" calcext:value-type="float">
            <text:p>1.0269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041636" calcext:value-type="float">
            <text:p>6041636</text:p>
          </table:table-cell>
          <table:table-cell table:number-columns-repeated="2" office:value-type="float" office:value="5743" calcext:value-type="float">
            <text:p>5743</text:p>
          </table:table-cell>
          <table:table-cell office:value-type="float" office:value="1.016209" calcext:value-type="float">
            <text:p>1.016209</text:p>
          </table:table-cell>
          <table:table-cell office:value-type="float" office:value="100.008725" calcext:value-type="float">
            <text:p>100.008725</text:p>
          </table:table-cell>
          <table:table-cell office:value-type="float" office:value="98.992516" calcext:value-type="float">
            <text:p>98.992516</text:p>
          </table:table-cell>
          <table:table-cell office:value-type="float" office:value="0.48825" calcext:value-type="float">
            <text:p>0.48825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041636" calcext:value-type="float">
            <text:p>6041636</text:p>
          </table:table-cell>
          <table:table-cell table:number-columns-repeated="2" office:value-type="float" office:value="5743" calcext:value-type="float">
            <text:p>5743</text:p>
          </table:table-cell>
          <table:table-cell office:value-type="float" office:value="1.038009" calcext:value-type="float">
            <text:p>1.038009</text:p>
          </table:table-cell>
          <table:table-cell office:value-type="float" office:value="100.028093" calcext:value-type="float">
            <text:p>100.028093</text:p>
          </table:table-cell>
          <table:table-cell office:value-type="float" office:value="98.990083" calcext:value-type="float">
            <text:p>98.990083</text:p>
          </table:table-cell>
          <table:table-cell office:value-type="float" office:value="0.488262" calcext:value-type="float">
            <text:p>0.488262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6659" calcext:value-type="float">
            <text:p>1.0066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907" calcext:value-type="float">
            <text:p>1.017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041" calcext:value-type="float">
            <text:p>1.0270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144732" calcext:value-type="float">
            <text:p>6144732</text:p>
          </table:table-cell>
          <table:table-cell table:number-columns-repeated="2" office:value-type="float" office:value="5841" calcext:value-type="float">
            <text:p>5841</text:p>
          </table:table-cell>
          <table:table-cell office:value-type="float" office:value="1.012489" calcext:value-type="float">
            <text:p>1.012489</text:p>
          </table:table-cell>
          <table:table-cell office:value-type="float" office:value="99.993536" calcext:value-type="float">
            <text:p>99.993536</text:p>
          </table:table-cell>
          <table:table-cell office:value-type="float" office:value="98.981048" calcext:value-type="float">
            <text:p>98.981048</text:p>
          </table:table-cell>
          <table:table-cell office:value-type="float" office:value="0.496639" calcext:value-type="float">
            <text:p>0.496639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144732" calcext:value-type="float">
            <text:p>6144732</text:p>
          </table:table-cell>
          <table:table-cell table:number-columns-repeated="2" office:value-type="float" office:value="5841" calcext:value-type="float">
            <text:p>5841</text:p>
          </table:table-cell>
          <table:table-cell office:value-type="float" office:value="1.056988" calcext:value-type="float">
            <text:p>1.056988</text:p>
          </table:table-cell>
          <table:table-cell office:value-type="float" office:value="99.999471" calcext:value-type="float">
            <text:p>99.999471</text:p>
          </table:table-cell>
          <table:table-cell office:value-type="float" office:value="98.942483" calcext:value-type="float">
            <text:p>98.942483</text:p>
          </table:table-cell>
          <table:table-cell office:value-type="float" office:value="0.496833" calcext:value-type="float">
            <text:p>0.496833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836" calcext:value-type="float">
            <text:p>1.025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313" calcext:value-type="float">
            <text:p>1.015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3957" calcext:value-type="float">
            <text:p>1.0339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248880" calcext:value-type="float">
            <text:p>6248880</text:p>
          </table:table-cell>
          <table:table-cell office:value-type="float" office:value="6246776" calcext:value-type="float">
            <text:p>6246776</text:p>
          </table:table-cell>
          <table:table-cell office:value-type="float" office:value="5940" calcext:value-type="float">
            <text:p>5940</text:p>
          </table:table-cell>
          <table:table-cell office:value-type="float" office:value="5938" calcext:value-type="float">
            <text:p>5938</text:p>
          </table:table-cell>
          <table:table-cell office:value-type="float" office:value="1.01017" calcext:value-type="float">
            <text:p>1.01017</text:p>
          </table:table-cell>
          <table:table-cell office:value-type="float" office:value="100.35376" calcext:value-type="float">
            <text:p>100.35376</text:p>
          </table:table-cell>
          <table:table-cell office:value-type="float" office:value="99.34359" calcext:value-type="float">
            <text:p>99.34359</text:p>
          </table:table-cell>
          <table:table-cell office:value-type="float" office:value="0.503044" calcext:value-type="float">
            <text:p>0.503044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248880" calcext:value-type="float">
            <text:p>6248880</text:p>
          </table:table-cell>
          <table:table-cell office:value-type="float" office:value="5969048" calcext:value-type="float">
            <text:p>5969048</text:p>
          </table:table-cell>
          <table:table-cell office:value-type="float" office:value="5940" calcext:value-type="float">
            <text:p>5940</text:p>
          </table:table-cell>
          <table:table-cell office:value-type="float" office:value="5674" calcext:value-type="float">
            <text:p>5674</text:p>
          </table:table-cell>
          <table:table-cell office:value-type="float" office:value="1.282711" calcext:value-type="float">
            <text:p>1.282711</text:p>
          </table:table-cell>
          <table:table-cell office:value-type="float" office:value="100.362454" calcext:value-type="float">
            <text:p>100.362454</text:p>
          </table:table-cell>
          <table:table-cell office:value-type="float" office:value="99.079743" calcext:value-type="float">
            <text:p>99.079743</text:p>
          </table:table-cell>
          <table:table-cell office:value-type="float" office:value="0.481959" calcext:value-type="float">
            <text:p>0.481959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0232" calcext:value-type="float">
            <text:p>10232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float" office:value="1.259167" calcext:value-type="float">
            <text:p>1.259167</text:p>
          </table:table-cell>
          <table:table-cell office:value-type="float" office:value="95.144255" calcext:value-type="float">
            <text:p>95.144255</text:p>
          </table:table-cell>
          <table:table-cell office:value-type="float" office:value="93.885087" calcext:value-type="float">
            <text:p>93.885087</text:p>
          </table:table-cell>
          <table:table-cell office:value-type="float" office:value="0.000872" calcext:value-type="float">
            <text:p>0.000872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84" calcext:value-type="float">
            <text:p>38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247067" calcext:value-type="float">
            <text:p>1.247067</text:p>
          </table:table-cell>
          <table:table-cell office:value-type="float" office:value="95.146999" calcext:value-type="float">
            <text:p>95.146999</text:p>
          </table:table-cell>
          <table:table-cell office:value-type="float" office:value="93.899932" calcext:value-type="float">
            <text:p>93.899932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265808" calcext:value-type="float">
            <text:p>1.265808</text:p>
          </table:table-cell>
          <table:table-cell office:value-type="float" office:value="95.145561" calcext:value-type="float">
            <text:p>95.145561</text:p>
          </table:table-cell>
          <table:table-cell office:value-type="float" office:value="93.879753" calcext:value-type="float">
            <text:p>93.879753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16" calcext:value-type="float">
            <text:p>8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6.651692" calcext:value-type="float">
            <text:p>26.651692</text:p>
          </table:table-cell>
          <table:table-cell office:value-type="float" office:value="94.954888" calcext:value-type="float">
            <text:p>94.954888</text:p>
          </table:table-cell>
          <table:table-cell office:value-type="float" office:value="68.303196" calcext:value-type="float">
            <text:p>68.303196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353028" calcext:value-type="float">
            <text:p>6353028</text:p>
          </table:table-cell>
          <table:table-cell office:value-type="float" office:value="6295168" calcext:value-type="float">
            <text:p>6295168</text:p>
          </table:table-cell>
          <table:table-cell office:value-type="float" office:value="6039" calcext:value-type="float">
            <text:p>6039</text:p>
          </table:table-cell>
          <table:table-cell office:value-type="float" office:value="5984" calcext:value-type="float">
            <text:p>5984</text:p>
          </table:table-cell>
          <table:table-cell office:value-type="float" office:value="1.016229" calcext:value-type="float">
            <text:p>1.016229</text:p>
          </table:table-cell>
          <table:table-cell office:value-type="float" office:value="100.352029" calcext:value-type="float">
            <text:p>100.352029</text:p>
          </table:table-cell>
          <table:table-cell office:value-type="float" office:value="99.3358" calcext:value-type="float">
            <text:p>99.3358</text:p>
          </table:table-cell>
          <table:table-cell office:value-type="float" office:value="0.506981" calcext:value-type="float">
            <text:p>0.506981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353028" calcext:value-type="float">
            <text:p>6353028</text:p>
          </table:table-cell>
          <table:table-cell office:value-type="float" office:value="5678696" calcext:value-type="float">
            <text:p>5678696</text:p>
          </table:table-cell>
          <table:table-cell office:value-type="float" office:value="6039" calcext:value-type="float">
            <text:p>6039</text:p>
          </table:table-cell>
          <table:table-cell office:value-type="float" office:value="5398" calcext:value-type="float">
            <text:p>5398</text:p>
          </table:table-cell>
          <table:table-cell office:value-type="float" office:value="1.049171" calcext:value-type="float">
            <text:p>1.049171</text:p>
          </table:table-cell>
          <table:table-cell office:value-type="float" office:value="100.195336" calcext:value-type="float">
            <text:p>100.195336</text:p>
          </table:table-cell>
          <table:table-cell office:value-type="float" office:value="99.146165" calcext:value-type="float">
            <text:p>99.146165</text:p>
          </table:table-cell>
          <table:table-cell office:value-type="float" office:value="0.458208" calcext:value-type="float">
            <text:p>0.458208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6984" calcext:value-type="float">
            <text:p>26984</text:p>
          </table:table-cell>
          <table:table-cell office:value-type="float" office:value="26864" calcext:value-type="float">
            <text:p>26864</text:p>
          </table:table-cell>
          <table:table-cell office:value-type="float" office:value="670" calcext:value-type="float">
            <text:p>670</text:p>
          </table:table-cell>
          <table:table-cell office:value-type="float" office:value="667" calcext:value-type="float">
            <text:p>667</text:p>
          </table:table-cell>
          <table:table-cell office:value-type="float" office:value="1.028267" calcext:value-type="float">
            <text:p>1.028267</text:p>
          </table:table-cell>
          <table:table-cell office:value-type="float" office:value="100.230083" calcext:value-type="float">
            <text:p>100.230083</text:p>
          </table:table-cell>
          <table:table-cell office:value-type="float" office:value="99.201816" calcext:value-type="float">
            <text:p>99.201816</text:p>
          </table:table-cell>
          <table:table-cell office:value-type="float" office:value="0.002166" calcext:value-type="float">
            <text:p>0.002166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56" calcext:value-type="float">
            <text:p>105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.017867" calcext:value-type="float">
            <text:p>1.017867</text:p>
          </table:table-cell>
          <table:table-cell office:value-type="float" office:value="95.937089" calcext:value-type="float">
            <text:p>95.937089</text:p>
          </table:table-cell>
          <table:table-cell office:value-type="float" office:value="94.919222" calcext:value-type="float">
            <text:p>94.919222</text:p>
          </table:table-cell>
          <table:table-cell office:value-type="float" office:value="0.000089" calcext:value-type="float">
            <text:p>0.000089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60" calcext:value-type="float">
            <text:p>66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.032066" calcext:value-type="float">
            <text:p>1.032066</text:p>
          </table:table-cell>
          <table:table-cell office:value-type="float" office:value="95.929996" calcext:value-type="float">
            <text:p>95.929996</text:p>
          </table:table-cell>
          <table:table-cell office:value-type="float" office:value="94.89793" calcext:value-type="float">
            <text:p>94.89793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208" calcext:value-type="float">
            <text:p>2208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4.442483" calcext:value-type="float">
            <text:p>14.442483</text:p>
          </table:table-cell>
          <table:table-cell office:value-type="float" office:value="100.20727" calcext:value-type="float">
            <text:p>100.20727</text:p>
          </table:table-cell>
          <table:table-cell office:value-type="float" office:value="85.764788" calcext:value-type="float">
            <text:p>85.764788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458228" calcext:value-type="float">
            <text:p>6458228</text:p>
          </table:table-cell>
          <table:table-cell office:value-type="float" office:value="6384588" calcext:value-type="float">
            <text:p>6384588</text:p>
          </table:table-cell>
          <table:table-cell office:value-type="float" office:value="6139" calcext:value-type="float">
            <text:p>6139</text:p>
          </table:table-cell>
          <table:table-cell office:value-type="float" office:value="6069" calcext:value-type="float">
            <text:p>6069</text:p>
          </table:table-cell>
          <table:table-cell office:value-type="float" office:value="1.01553" calcext:value-type="float">
            <text:p>1.01553</text:p>
          </table:table-cell>
          <table:table-cell office:value-type="float" office:value="100.347806" calcext:value-type="float">
            <text:p>100.347806</text:p>
          </table:table-cell>
          <table:table-cell office:value-type="float" office:value="99.332276" calcext:value-type="float">
            <text:p>99.332276</text:p>
          </table:table-cell>
          <table:table-cell office:value-type="float" office:value="0.514201" calcext:value-type="float">
            <text:p>0.514201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458228" calcext:value-type="float">
            <text:p>6458228</text:p>
          </table:table-cell>
          <table:table-cell office:value-type="float" office:value="5367304" calcext:value-type="float">
            <text:p>5367304</text:p>
          </table:table-cell>
          <table:table-cell office:value-type="float" office:value="6139" calcext:value-type="float">
            <text:p>6139</text:p>
          </table:table-cell>
          <table:table-cell office:value-type="float" office:value="5102" calcext:value-type="float">
            <text:p>5102</text:p>
          </table:table-cell>
          <table:table-cell office:value-type="float" office:value="1.285745" calcext:value-type="float">
            <text:p>1.285745</text:p>
          </table:table-cell>
          <table:table-cell office:value-type="float" office:value="100.356661" calcext:value-type="float">
            <text:p>100.356661</text:p>
          </table:table-cell>
          <table:table-cell office:value-type="float" office:value="99.070915" calcext:value-type="float">
            <text:p>99.070915</text:p>
          </table:table-cell>
          <table:table-cell office:value-type="float" office:value="0.433411" calcext:value-type="float">
            <text:p>0.433411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8928" calcext:value-type="float">
            <text:p>38928</text:p>
          </table:table-cell>
          <table:table-cell office:value-type="float" office:value="38528" calcext:value-type="float">
            <text:p>38528</text:p>
          </table:table-cell>
          <table:table-cell office:value-type="float" office:value="967" calcext:value-type="float">
            <text:p>967</text:p>
          </table:table-cell>
          <table:table-cell office:value-type="float" office:value="957" calcext:value-type="float">
            <text:p>957</text:p>
          </table:table-cell>
          <table:table-cell office:value-type="float" office:value="1.258469" calcext:value-type="float">
            <text:p>1.258469</text:p>
          </table:table-cell>
          <table:table-cell office:value-type="float" office:value="99.076018" calcext:value-type="float">
            <text:p>99.076018</text:p>
          </table:table-cell>
          <table:table-cell office:value-type="float" office:value="97.81755" calcext:value-type="float">
            <text:p>97.81755</text:p>
          </table:table-cell>
          <table:table-cell office:value-type="float" office:value="0.003151" calcext:value-type="float">
            <text:p>0.003151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440" calcext:value-type="float">
            <text:p>14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.249976" calcext:value-type="float">
            <text:p>1.249976</text:p>
          </table:table-cell>
          <table:table-cell office:value-type="float" office:value="99.078762" calcext:value-type="float">
            <text:p>99.078762</text:p>
          </table:table-cell>
          <table:table-cell office:value-type="float" office:value="97.828786" calcext:value-type="float">
            <text:p>97.828786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.268342" calcext:value-type="float">
            <text:p>1.268342</text:p>
          </table:table-cell>
          <table:table-cell office:value-type="float" office:value="99.077324" calcext:value-type="float">
            <text:p>99.077324</text:p>
          </table:table-cell>
          <table:table-cell office:value-type="float" office:value="97.808982" calcext:value-type="float">
            <text:p>97.808982</text:p>
          </table:table-cell>
          <table:table-cell office:value-type="float" office:value="0.000074" calcext:value-type="float">
            <text:p>0.000074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928" calcext:value-type="float">
            <text:p>2928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9.172138" calcext:value-type="float">
            <text:p>9.172138</text:p>
          </table:table-cell>
          <table:table-cell office:value-type="float" office:value="98.881831" calcext:value-type="float">
            <text:p>98.881831</text:p>
          </table:table-cell>
          <table:table-cell office:value-type="float" office:value="89.709693" calcext:value-type="float">
            <text:p>89.709693</text:p>
          </table:table-cell>
          <table:table-cell office:value-type="float" office:value="0.000261" calcext:value-type="float">
            <text:p>0.000261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561324" calcext:value-type="float">
            <text:p>6561324</text:p>
          </table:table-cell>
          <table:table-cell office:value-type="float" office:value="6363548" calcext:value-type="float">
            <text:p>6363548</text:p>
          </table:table-cell>
          <table:table-cell office:value-type="float" office:value="6237" calcext:value-type="float">
            <text:p>6237</text:p>
          </table:table-cell>
          <table:table-cell office:value-type="float" office:value="6049" calcext:value-type="float">
            <text:p>6049</text:p>
          </table:table-cell>
          <table:table-cell office:value-type="float" office:value="1.012389" calcext:value-type="float">
            <text:p>1.012389</text:p>
          </table:table-cell>
          <table:table-cell office:value-type="float" office:value="100.2124" calcext:value-type="float">
            <text:p>100.2124</text:p>
          </table:table-cell>
          <table:table-cell office:value-type="float" office:value="99.200011" calcext:value-type="float">
            <text:p>99.200011</text:p>
          </table:table-cell>
          <table:table-cell office:value-type="float" office:value="0.513189" calcext:value-type="float">
            <text:p>0.513189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561324" calcext:value-type="float">
            <text:p>6561324</text:p>
          </table:table-cell>
          <table:table-cell office:value-type="float" office:value="5196880" calcext:value-type="float">
            <text:p>5196880</text:p>
          </table:table-cell>
          <table:table-cell office:value-type="float" office:value="6237" calcext:value-type="float">
            <text:p>6237</text:p>
          </table:table-cell>
          <table:table-cell office:value-type="float" office:value="4940" calcext:value-type="float">
            <text:p>4940</text:p>
          </table:table-cell>
          <table:table-cell office:value-type="float" office:value="1.052998" calcext:value-type="float">
            <text:p>1.052998</text:p>
          </table:table-cell>
          <table:table-cell office:value-type="float" office:value="100.312787" calcext:value-type="float">
            <text:p>100.312787</text:p>
          </table:table-cell>
          <table:table-cell office:value-type="float" office:value="99.259789" calcext:value-type="float">
            <text:p>99.259789</text:p>
          </table:table-cell>
          <table:table-cell office:value-type="float" office:value="0.418851" calcext:value-type="float">
            <text:p>0.418851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1456" calcext:value-type="float">
            <text:p>51456</text:p>
          </table:table-cell>
          <table:table-cell office:value-type="float" office:value="50656" calcext:value-type="float">
            <text:p>50656</text:p>
          </table:table-cell>
          <table:table-cell office:value-type="float" office:value="1278" calcext:value-type="float">
            <text:p>1278</text:p>
          </table:table-cell>
          <table:table-cell office:value-type="float" office:value="1258" calcext:value-type="float">
            <text:p>1258</text:p>
          </table:table-cell>
          <table:table-cell office:value-type="float" office:value="1.024719" calcext:value-type="float">
            <text:p>1.024719</text:p>
          </table:table-cell>
          <table:table-cell office:value-type="float" office:value="100.168911" calcext:value-type="float">
            <text:p>100.168911</text:p>
          </table:table-cell>
          <table:table-cell office:value-type="float" office:value="99.144191" calcext:value-type="float">
            <text:p>99.144191</text:p>
          </table:table-cell>
          <table:table-cell office:value-type="float" office:value="0.004087" calcext:value-type="float">
            <text:p>0.004087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872" calcext:value-type="float">
            <text:p>187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.014773" calcext:value-type="float">
            <text:p>1.014773</text:p>
          </table:table-cell>
          <table:table-cell office:value-type="float" office:value="100.170289" calcext:value-type="float">
            <text:p>100.170289</text:p>
          </table:table-cell>
          <table:table-cell office:value-type="float" office:value="99.155516" calcext:value-type="float">
            <text:p>99.155516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170" calcext:value-type="float">
            <text:p>117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.03042" calcext:value-type="float">
            <text:p>1.03042</text:p>
          </table:table-cell>
          <table:table-cell office:value-type="float" office:value="100.231761" calcext:value-type="float">
            <text:p>100.231761</text:p>
          </table:table-cell>
          <table:table-cell office:value-type="float" office:value="99.201341" calcext:value-type="float">
            <text:p>99.201341</text:p>
          </table:table-cell>
          <table:table-cell office:value-type="float" office:value="0.000094" calcext:value-type="float">
            <text:p>0.000094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176" calcext:value-type="float">
            <text:p>4176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6.682434" calcext:value-type="float">
            <text:p>6.682434</text:p>
          </table:table-cell>
          <table:table-cell office:value-type="float" office:value="99.926245" calcext:value-type="float">
            <text:p>99.926245</text:p>
          </table:table-cell>
          <table:table-cell office:value-type="float" office:value="93.243811" calcext:value-type="float">
            <text:p>93.243811</text:p>
          </table:table-cell>
          <table:table-cell office:value-type="float" office:value="0.000358" calcext:value-type="float">
            <text:p>0.000358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665472" calcext:value-type="float">
            <text:p>6665472</text:p>
          </table:table-cell>
          <table:table-cell office:value-type="float" office:value="6489788" calcext:value-type="float">
            <text:p>6489788</text:p>
          </table:table-cell>
          <table:table-cell office:value-type="float" office:value="6336" calcext:value-type="float">
            <text:p>6336</text:p>
          </table:table-cell>
          <table:table-cell office:value-type="float" office:value="6169" calcext:value-type="float">
            <text:p>6169</text:p>
          </table:table-cell>
          <table:table-cell office:value-type="float" office:value="1.012289" calcext:value-type="float">
            <text:p>1.012289</text:p>
          </table:table-cell>
          <table:table-cell office:value-type="float" office:value="100.356389" calcext:value-type="float">
            <text:p>100.356389</text:p>
          </table:table-cell>
          <table:table-cell office:value-type="float" office:value="99.3441" calcext:value-type="float">
            <text:p>99.3441</text:p>
          </table:table-cell>
          <table:table-cell office:value-type="float" office:value="0.522611" calcext:value-type="float">
            <text:p>0.522611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665472" calcext:value-type="float">
            <text:p>6665472</text:p>
          </table:table-cell>
          <table:table-cell office:value-type="float" office:value="4857084" calcext:value-type="float">
            <text:p>4857084</text:p>
          </table:table-cell>
          <table:table-cell office:value-type="float" office:value="6336" calcext:value-type="float">
            <text:p>6336</text:p>
          </table:table-cell>
          <table:table-cell office:value-type="float" office:value="4617" calcext:value-type="float">
            <text:p>4617</text:p>
          </table:table-cell>
          <table:table-cell office:value-type="float" office:value="1.057072" calcext:value-type="float">
            <text:p>1.057072</text:p>
          </table:table-cell>
          <table:table-cell office:value-type="float" office:value="100.408834" calcext:value-type="float">
            <text:p>100.408834</text:p>
          </table:table-cell>
          <table:table-cell office:value-type="float" office:value="99.351761" calcext:value-type="float">
            <text:p>99.351761</text:p>
          </table:table-cell>
          <table:table-cell office:value-type="float" office:value="0.391102" calcext:value-type="float">
            <text:p>0.391102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0928" calcext:value-type="float">
            <text:p>60928</text:p>
          </table:table-cell>
          <table:table-cell office:value-type="float" office:value="60128" calcext:value-type="float">
            <text:p>60128</text:p>
          </table:table-cell>
          <table:table-cell office:value-type="float" office:value="1514" calcext:value-type="float">
            <text:p>1514</text:p>
          </table:table-cell>
          <table:table-cell office:value-type="float" office:value="1494" calcext:value-type="float">
            <text:p>1494</text:p>
          </table:table-cell>
          <table:table-cell office:value-type="float" office:value="1.025754" calcext:value-type="float">
            <text:p>1.025754</text:p>
          </table:table-cell>
          <table:table-cell office:value-type="float" office:value="99.49588" calcext:value-type="float">
            <text:p>99.49588</text:p>
          </table:table-cell>
          <table:table-cell office:value-type="float" office:value="98.470126" calcext:value-type="float">
            <text:p>98.470126</text:p>
          </table:table-cell>
          <table:table-cell office:value-type="float" office:value="0.004885" calcext:value-type="float">
            <text:p>0.004885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152" calcext:value-type="float">
            <text:p>215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.015073" calcext:value-type="float">
            <text:p>1.015073</text:p>
          </table:table-cell>
          <table:table-cell office:value-type="float" office:value="99.498704" calcext:value-type="float">
            <text:p>99.498704</text:p>
          </table:table-cell>
          <table:table-cell office:value-type="float" office:value="98.483631" calcext:value-type="float">
            <text:p>98.483631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320" calcext:value-type="float">
            <text:p>132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.040349" calcext:value-type="float">
            <text:p>1.040349</text:p>
          </table:table-cell>
          <table:table-cell office:value-type="float" office:value="99.497186" calcext:value-type="float">
            <text:p>99.497186</text:p>
          </table:table-cell>
          <table:table-cell office:value-type="float" office:value="98.456837" calcext:value-type="float">
            <text:p>98.456837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512" calcext:value-type="float">
            <text:p>4512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6.176481" calcext:value-type="float">
            <text:p>6.176481</text:p>
          </table:table-cell>
          <table:table-cell office:value-type="float" office:value="99.295421" calcext:value-type="float">
            <text:p>99.295421</text:p>
          </table:table-cell>
          <table:table-cell office:value-type="float" office:value="93.11894" calcext:value-type="float">
            <text:p>93.11894</text:p>
          </table:table-cell>
          <table:table-cell office:value-type="float" office:value="0.000388" calcext:value-type="float">
            <text:p>0.000388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770672" calcext:value-type="float">
            <text:p>6770672</text:p>
          </table:table-cell>
          <table:table-cell office:value-type="float" office:value="6397212" calcext:value-type="float">
            <text:p>6397212</text:p>
          </table:table-cell>
          <table:table-cell office:value-type="float" office:value="6436" calcext:value-type="float">
            <text:p>6436</text:p>
          </table:table-cell>
          <table:table-cell office:value-type="float" office:value="6081" calcext:value-type="float">
            <text:p>6081</text:p>
          </table:table-cell>
          <table:table-cell office:value-type="float" office:value="1.008629" calcext:value-type="float">
            <text:p>1.008629</text:p>
          </table:table-cell>
          <table:table-cell office:value-type="float" office:value="100.437172" calcext:value-type="float">
            <text:p>100.437172</text:p>
          </table:table-cell>
          <table:table-cell office:value-type="float" office:value="99.428543" calcext:value-type="float">
            <text:p>99.428543</text:p>
          </table:table-cell>
          <table:table-cell office:value-type="float" office:value="0.514718" calcext:value-type="float">
            <text:p>0.514718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770672" calcext:value-type="float">
            <text:p>6770672</text:p>
          </table:table-cell>
          <table:table-cell office:value-type="float" office:value="4763456" calcext:value-type="float">
            <text:p>4763456</text:p>
          </table:table-cell>
          <table:table-cell office:value-type="float" office:value="6436" calcext:value-type="float">
            <text:p>6436</text:p>
          </table:table-cell>
          <table:table-cell office:value-type="float" office:value="4528" calcext:value-type="float">
            <text:p>4528</text:p>
          </table:table-cell>
          <table:table-cell office:value-type="float" office:value="1.036081" calcext:value-type="float">
            <text:p>1.036081</text:p>
          </table:table-cell>
          <table:table-cell office:value-type="float" office:value="100.515804" calcext:value-type="float">
            <text:p>100.515804</text:p>
          </table:table-cell>
          <table:table-cell office:value-type="float" office:value="99.479724" calcext:value-type="float">
            <text:p>99.479724</text:p>
          </table:table-cell>
          <table:table-cell office:value-type="float" office:value="0.38307" calcext:value-type="float">
            <text:p>0.38307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5888" calcext:value-type="float">
            <text:p>65888</text:p>
          </table:table-cell>
          <table:table-cell office:value-type="float" office:value="65208" calcext:value-type="float">
            <text:p>65208</text:p>
          </table:table-cell>
          <table:table-cell office:value-type="float" office:value="1637" calcext:value-type="float">
            <text:p>1637</text:p>
          </table:table-cell>
          <table:table-cell office:value-type="float" office:value="1620" calcext:value-type="float">
            <text:p>1620</text:p>
          </table:table-cell>
          <table:table-cell office:value-type="float" office:value="1.014799" calcext:value-type="float">
            <text:p>1.014799</text:p>
          </table:table-cell>
          <table:table-cell office:value-type="float" office:value="99.17209" calcext:value-type="float">
            <text:p>99.17209</text:p>
          </table:table-cell>
          <table:table-cell office:value-type="float" office:value="98.157291" calcext:value-type="float">
            <text:p>98.157291</text:p>
          </table:table-cell>
          <table:table-cell office:value-type="float" office:value="0.005315" calcext:value-type="float">
            <text:p>0.005315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968" calcext:value-type="float">
            <text:p>196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.010527" calcext:value-type="float">
            <text:p>1.010527</text:p>
          </table:table-cell>
          <table:table-cell office:value-type="float" office:value="99.175014" calcext:value-type="float">
            <text:p>99.175014</text:p>
          </table:table-cell>
          <table:table-cell office:value-type="float" office:value="98.164487" calcext:value-type="float">
            <text:p>98.164487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230" calcext:value-type="float">
            <text:p>123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.024732" calcext:value-type="float">
            <text:p>1.024732</text:p>
          </table:table-cell>
          <table:table-cell office:value-type="float" office:value="99.173396" calcext:value-type="float">
            <text:p>99.173396</text:p>
          </table:table-cell>
          <table:table-cell office:value-type="float" office:value="98.148664" calcext:value-type="float">
            <text:p>98.148664</text:p>
          </table:table-cell>
          <table:table-cell office:value-type="float" office:value="0.0001" calcext:value-type="float">
            <text:p>0.0001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608" calcext:value-type="float">
            <text:p>4608</text:p>
          </table:table-cell>
          <table:table-cell office:value-type="float" office:value="4512" calcext:value-type="float">
            <text:p>4512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6.562413" calcext:value-type="float">
            <text:p>6.562413</text:p>
          </table:table-cell>
          <table:table-cell office:value-type="float" office:value="98.97206" calcext:value-type="float">
            <text:p>98.97206</text:p>
          </table:table-cell>
          <table:table-cell office:value-type="float" office:value="92.409648" calcext:value-type="float">
            <text:p>92.409648</text:p>
          </table:table-cell>
          <table:table-cell office:value-type="float" office:value="0.000391" calcext:value-type="float">
            <text:p>0.000391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874820" calcext:value-type="float">
            <text:p>6874820</text:p>
          </table:table-cell>
          <table:table-cell office:value-type="float" office:value="6535024" calcext:value-type="float">
            <text:p>6535024</text:p>
          </table:table-cell>
          <table:table-cell office:value-type="float" office:value="6535" calcext:value-type="float">
            <text:p>6535</text:p>
          </table:table-cell>
          <table:table-cell office:value-type="float" office:value="6212" calcext:value-type="float">
            <text:p>6212</text:p>
          </table:table-cell>
          <table:table-cell office:value-type="float" office:value="1.011549" calcext:value-type="float">
            <text:p>1.011549</text:p>
          </table:table-cell>
          <table:table-cell office:value-type="float" office:value="100.484852" calcext:value-type="float">
            <text:p>100.484852</text:p>
          </table:table-cell>
          <table:table-cell office:value-type="float" office:value="99.473304" calcext:value-type="float">
            <text:p>99.473304</text:p>
          </table:table-cell>
          <table:table-cell office:value-type="float" office:value="0.52557" calcext:value-type="float">
            <text:p>0.52557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874820" calcext:value-type="float">
            <text:p>6874820</text:p>
          </table:table-cell>
          <table:table-cell office:value-type="float" office:value="4586720" calcext:value-type="float">
            <text:p>4586720</text:p>
          </table:table-cell>
          <table:table-cell office:value-type="float" office:value="6535" calcext:value-type="float">
            <text:p>6535</text:p>
          </table:table-cell>
          <table:table-cell office:value-type="float" office:value="4360" calcext:value-type="float">
            <text:p>4360</text:p>
          </table:table-cell>
          <table:table-cell office:value-type="float" office:value="1.050746" calcext:value-type="float">
            <text:p>1.050746</text:p>
          </table:table-cell>
          <table:table-cell office:value-type="float" office:value="100.479318" calcext:value-type="float">
            <text:p>100.479318</text:p>
          </table:table-cell>
          <table:table-cell office:value-type="float" office:value="99.428571" calcext:value-type="float">
            <text:p>99.428571</text:p>
          </table:table-cell>
          <table:table-cell office:value-type="float" office:value="0.369046" calcext:value-type="float">
            <text:p>0.369046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8120" calcext:value-type="float">
            <text:p>68120</text:p>
          </table:table-cell>
          <table:table-cell office:value-type="float" office:value="67000" calcext:value-type="float">
            <text:p>67000</text:p>
          </table:table-cell>
          <table:table-cell office:value-type="float" office:value="1692" calcext:value-type="float">
            <text:p>1692</text:p>
          </table:table-cell>
          <table:table-cell office:value-type="float" office:value="1664" calcext:value-type="float">
            <text:p>1664</text:p>
          </table:table-cell>
          <table:table-cell office:value-type="float" office:value="1.024739" calcext:value-type="float">
            <text:p>1.024739</text:p>
          </table:table-cell>
          <table:table-cell office:value-type="float" office:value="100.529099" calcext:value-type="float">
            <text:p>100.529099</text:p>
          </table:table-cell>
          <table:table-cell office:value-type="float" office:value="99.50436" calcext:value-type="float">
            <text:p>99.50436</text:p>
          </table:table-cell>
          <table:table-cell office:value-type="float" office:value="0.005387" calcext:value-type="float">
            <text:p>0.005387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296" calcext:value-type="float">
            <text:p>229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.014413" calcext:value-type="float">
            <text:p>1.014413</text:p>
          </table:table-cell>
          <table:table-cell office:value-type="float" office:value="98.891327" calcext:value-type="float">
            <text:p>98.891327</text:p>
          </table:table-cell>
          <table:table-cell office:value-type="float" office:value="97.876913" calcext:value-type="float">
            <text:p>97.876913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410" calcext:value-type="float">
            <text:p>141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.039678" calcext:value-type="float">
            <text:p>1.039678</text:p>
          </table:table-cell>
          <table:table-cell office:value-type="float" office:value="98.884374" calcext:value-type="float">
            <text:p>98.884374</text:p>
          </table:table-cell>
          <table:table-cell office:value-type="float" office:value="97.844696" calcext:value-type="float">
            <text:p>97.844696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992" calcext:value-type="float">
            <text:p>4992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6.959966" calcext:value-type="float">
            <text:p>6.959966</text:p>
          </table:table-cell>
          <table:table-cell office:value-type="float" office:value="98.675685" calcext:value-type="float">
            <text:p>98.675685</text:p>
          </table:table-cell>
          <table:table-cell office:value-type="float" office:value="91.715719" calcext:value-type="float">
            <text:p>91.715719</text:p>
          </table:table-cell>
          <table:table-cell office:value-type="float" office:value="0.000435" calcext:value-type="float">
            <text:p>0.000435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978968" calcext:value-type="float">
            <text:p>6978968</text:p>
          </table:table-cell>
          <table:table-cell office:value-type="float" office:value="6468748" calcext:value-type="float">
            <text:p>6468748</text:p>
          </table:table-cell>
          <table:table-cell office:value-type="float" office:value="6634" calcext:value-type="float">
            <text:p>6634</text:p>
          </table:table-cell>
          <table:table-cell office:value-type="float" office:value="6149" calcext:value-type="float">
            <text:p>6149</text:p>
          </table:table-cell>
          <table:table-cell office:value-type="float" office:value="1.01591" calcext:value-type="float">
            <text:p>1.01591</text:p>
          </table:table-cell>
          <table:table-cell office:value-type="float" office:value="100.323071" calcext:value-type="float">
            <text:p>100.323071</text:p>
          </table:table-cell>
          <table:table-cell office:value-type="float" office:value="99.307161" calcext:value-type="float">
            <text:p>99.307161</text:p>
          </table:table-cell>
          <table:table-cell office:value-type="float" office:value="0.52111" calcext:value-type="float">
            <text:p>0.52111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978968" calcext:value-type="float">
            <text:p>6978968</text:p>
          </table:table-cell>
          <table:table-cell office:value-type="float" office:value="4308992" calcext:value-type="float">
            <text:p>4308992</text:p>
          </table:table-cell>
          <table:table-cell office:value-type="float" office:value="6634" calcext:value-type="float">
            <text:p>6634</text:p>
          </table:table-cell>
          <table:table-cell office:value-type="float" office:value="4096" calcext:value-type="float">
            <text:p>4096</text:p>
          </table:table-cell>
          <table:table-cell office:value-type="float" office:value="1.293057" calcext:value-type="float">
            <text:p>1.293057</text:p>
          </table:table-cell>
          <table:table-cell office:value-type="float" office:value="100.042131" calcext:value-type="float">
            <text:p>100.042131</text:p>
          </table:table-cell>
          <table:table-cell office:value-type="float" office:value="98.749074" calcext:value-type="float">
            <text:p>98.749074</text:p>
          </table:table-cell>
          <table:table-cell office:value-type="float" office:value="0.349086" calcext:value-type="float">
            <text:p>0.349086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3240" calcext:value-type="float">
            <text:p>73240</text:p>
          </table:table-cell>
          <table:table-cell office:value-type="float" office:value="72120" calcext:value-type="float">
            <text:p>72120</text:p>
          </table:table-cell>
          <table:table-cell office:value-type="float" office:value="1821" calcext:value-type="float">
            <text:p>1821</text:p>
          </table:table-cell>
          <table:table-cell office:value-type="float" office:value="1793" calcext:value-type="float">
            <text:p>1793</text:p>
          </table:table-cell>
          <table:table-cell office:value-type="float" office:value="1.263359" calcext:value-type="float">
            <text:p>1.263359</text:p>
          </table:table-cell>
          <table:table-cell office:value-type="float" office:value="100.107309" calcext:value-type="float">
            <text:p>100.107309</text:p>
          </table:table-cell>
          <table:table-cell office:value-type="float" office:value="98.843949" calcext:value-type="float">
            <text:p>98.843949</text:p>
          </table:table-cell>
          <table:table-cell office:value-type="float" office:value="0.005837" calcext:value-type="float">
            <text:p>0.005837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160" calcext:value-type="float">
            <text:p>216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.252067" calcext:value-type="float">
            <text:p>1.252067</text:p>
          </table:table-cell>
          <table:table-cell office:value-type="float" office:value="98.580622" calcext:value-type="float">
            <text:p>98.580622</text:p>
          </table:table-cell>
          <table:table-cell office:value-type="float" office:value="97.328555" calcext:value-type="float">
            <text:p>97.328555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350" calcext:value-type="float">
            <text:p>13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.27054" calcext:value-type="float">
            <text:p>1.27054</text:p>
          </table:table-cell>
          <table:table-cell office:value-type="float" office:value="98.573409" calcext:value-type="float">
            <text:p>98.573409</text:p>
          </table:table-cell>
          <table:table-cell office:value-type="float" office:value="97.302869" calcext:value-type="float">
            <text:p>97.302869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848" calcext:value-type="float">
            <text:p>4848</text:p>
          </table:table-cell>
          <table:table-cell office:value-type="float" office:value="4800" calcext:value-type="float">
            <text:p>480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5.590852" calcext:value-type="float">
            <text:p>5.590852</text:p>
          </table:table-cell>
          <table:table-cell office:value-type="float" office:value="100.094608" calcext:value-type="float">
            <text:p>100.094608</text:p>
          </table:table-cell>
          <table:table-cell office:value-type="float" office:value="94.503756" calcext:value-type="float">
            <text:p>94.503756</text:p>
          </table:table-cell>
          <table:table-cell office:value-type="float" office:value="0.000406" calcext:value-type="float">
            <text:p>0.000406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083116" calcext:value-type="float">
            <text:p>7083116</text:p>
          </table:table-cell>
          <table:table-cell office:value-type="float" office:value="6940044" calcext:value-type="float">
            <text:p>6940044</text:p>
          </table:table-cell>
          <table:table-cell office:value-type="float" office:value="6733" calcext:value-type="float">
            <text:p>6733</text:p>
          </table:table-cell>
          <table:table-cell office:value-type="float" office:value="6597" calcext:value-type="float">
            <text:p>6597</text:p>
          </table:table-cell>
          <table:table-cell office:value-type="float" office:value="1.010113" calcext:value-type="float">
            <text:p>1.010113</text:p>
          </table:table-cell>
          <table:table-cell office:value-type="float" office:value="100.614092" calcext:value-type="float">
            <text:p>100.614092</text:p>
          </table:table-cell>
          <table:table-cell office:value-type="float" office:value="99.603979" calcext:value-type="float">
            <text:p>99.603979</text:p>
          </table:table-cell>
          <table:table-cell office:value-type="float" office:value="0.557411" calcext:value-type="float">
            <text:p>0.557411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083116" calcext:value-type="float">
            <text:p>7083116</text:p>
          </table:table-cell>
          <table:table-cell office:value-type="float" office:value="5334692" calcext:value-type="float">
            <text:p>5334692</text:p>
          </table:table-cell>
          <table:table-cell office:value-type="float" office:value="6733" calcext:value-type="float">
            <text:p>6733</text:p>
          </table:table-cell>
          <table:table-cell office:value-type="float" office:value="5071" calcext:value-type="float">
            <text:p>5071</text:p>
          </table:table-cell>
          <table:table-cell office:value-type="float" office:value="1.284858" calcext:value-type="float">
            <text:p>1.284858</text:p>
          </table:table-cell>
          <table:table-cell office:value-type="float" office:value="100.795309" calcext:value-type="float">
            <text:p>100.795309</text:p>
          </table:table-cell>
          <table:table-cell office:value-type="float" office:value="99.510451" calcext:value-type="float">
            <text:p>99.510451</text:p>
          </table:table-cell>
          <table:table-cell office:value-type="float" office:value="0.428875" calcext:value-type="float">
            <text:p>0.428875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2232" calcext:value-type="float">
            <text:p>22232</text:p>
          </table:table-cell>
          <table:table-cell office:value-type="float" office:value="22024" calcext:value-type="float">
            <text:p>22024</text:p>
          </table:table-cell>
          <table:table-cell office:value-type="float" office:value="528" calcext:value-type="float">
            <text:p>528</text:p>
          </table:table-cell>
          <table:table-cell office:value-type="float" office:value="523" calcext:value-type="float">
            <text:p>523</text:p>
          </table:table-cell>
          <table:table-cell office:value-type="float" office:value="1.257954" calcext:value-type="float">
            <text:p>1.257954</text:p>
          </table:table-cell>
          <table:table-cell office:value-type="float" office:value="100.622623" calcext:value-type="float">
            <text:p>100.622623</text:p>
          </table:table-cell>
          <table:table-cell office:value-type="float" office:value="99.364669" calcext:value-type="float">
            <text:p>99.364669</text:p>
          </table:table-cell>
          <table:table-cell office:value-type="float" office:value="0.001773" calcext:value-type="float">
            <text:p>0.001773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0" calcext:value-type="float">
            <text:p>4320</text:p>
          </table:table-cell>
          <table:table-cell office:value-type="float" office:value="4272" calcext:value-type="float">
            <text:p>427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1.243067" calcext:value-type="float">
            <text:p>1.243067</text:p>
          </table:table-cell>
          <table:table-cell office:value-type="float" office:value="99.374976" calcext:value-type="float">
            <text:p>99.374976</text:p>
          </table:table-cell>
          <table:table-cell office:value-type="float" office:value="98.13191" calcext:value-type="float">
            <text:p>98.13191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718" calcext:value-type="float">
            <text:p>2718</text:p>
          </table:table-cell>
          <table:table-cell office:value-type="float" office:value="2508" calcext:value-type="float">
            <text:p>2508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1.273509" calcext:value-type="float">
            <text:p>1.273509</text:p>
          </table:table-cell>
          <table:table-cell office:value-type="float" office:value="99.828234" calcext:value-type="float">
            <text:p>99.828234</text:p>
          </table:table-cell>
          <table:table-cell office:value-type="float" office:value="98.554725" calcext:value-type="float">
            <text:p>98.554725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280" calcext:value-type="float">
            <text:p>5280</text:p>
          </table:table-cell>
          <table:table-cell office:value-type="float" office:value="5136" calcext:value-type="float">
            <text:p>5136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5.391271" calcext:value-type="float">
            <text:p>5.391271</text:p>
          </table:table-cell>
          <table:table-cell office:value-type="float" office:value="100.573047" calcext:value-type="float">
            <text:p>100.573047</text:p>
          </table:table-cell>
          <table:table-cell office:value-type="float" office:value="95.181777" calcext:value-type="float">
            <text:p>95.181777</text:p>
          </table:table-cell>
          <table:table-cell office:value-type="float" office:value="0.000432" calcext:value-type="float">
            <text:p>0.000432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186212" calcext:value-type="float">
            <text:p>7186212</text:p>
          </table:table-cell>
          <table:table-cell office:value-type="float" office:value="6789608" calcext:value-type="float">
            <text:p>6789608</text:p>
          </table:table-cell>
          <table:table-cell office:value-type="float" office:value="6831" calcext:value-type="float">
            <text:p>6831</text:p>
          </table:table-cell>
          <table:table-cell office:value-type="float" office:value="6454" calcext:value-type="float">
            <text:p>6454</text:p>
          </table:table-cell>
          <table:table-cell office:value-type="float" office:value="1.011633" calcext:value-type="float">
            <text:p>1.011633</text:p>
          </table:table-cell>
          <table:table-cell office:value-type="float" office:value="100.416108" calcext:value-type="float">
            <text:p>100.416108</text:p>
          </table:table-cell>
          <table:table-cell office:value-type="float" office:value="99.404475" calcext:value-type="float">
            <text:p>99.404475</text:p>
          </table:table-cell>
          <table:table-cell office:value-type="float" office:value="0.546423" calcext:value-type="float">
            <text:p>0.546423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186212" calcext:value-type="float">
            <text:p>7186212</text:p>
          </table:table-cell>
          <table:table-cell office:value-type="float" office:value="4696128" calcext:value-type="float">
            <text:p>4696128</text:p>
          </table:table-cell>
          <table:table-cell office:value-type="float" office:value="6831" calcext:value-type="float">
            <text:p>6831</text:p>
          </table:table-cell>
          <table:table-cell office:value-type="float" office:value="4464" calcext:value-type="float">
            <text:p>4464</text:p>
          </table:table-cell>
          <table:table-cell office:value-type="float" office:value="1.280533" calcext:value-type="float">
            <text:p>1.280533</text:p>
          </table:table-cell>
          <table:table-cell office:value-type="float" office:value="100.87114" calcext:value-type="float">
            <text:p>100.87114</text:p>
          </table:table-cell>
          <table:table-cell office:value-type="float" office:value="99.590607" calcext:value-type="float">
            <text:p>99.590607</text:p>
          </table:table-cell>
          <table:table-cell office:value-type="float" office:value="0.377235" calcext:value-type="float">
            <text:p>0.377235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7200" calcext:value-type="float">
            <text:p>57200</text:p>
          </table:table-cell>
          <table:table-cell office:value-type="float" office:value="55880" calcext:value-type="float">
            <text:p>55880</text:p>
          </table:table-cell>
          <table:table-cell office:value-type="float" office:value="1412" calcext:value-type="float">
            <text:p>1412</text:p>
          </table:table-cell>
          <table:table-cell office:value-type="float" office:value="1379" calcext:value-type="float">
            <text:p>1379</text:p>
          </table:table-cell>
          <table:table-cell office:value-type="float" office:value="1.258909" calcext:value-type="float">
            <text:p>1.258909</text:p>
          </table:table-cell>
          <table:table-cell office:value-type="float" office:value="100.937736" calcext:value-type="float">
            <text:p>100.937736</text:p>
          </table:table-cell>
          <table:table-cell office:value-type="float" office:value="99.678827" calcext:value-type="float">
            <text:p>99.678827</text:p>
          </table:table-cell>
          <table:table-cell office:value-type="float" office:value="0.004485" calcext:value-type="float">
            <text:p>0.004485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736" calcext:value-type="float">
            <text:p>273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.254457" calcext:value-type="float">
            <text:p>1.254457</text:p>
          </table:table-cell>
          <table:table-cell office:value-type="float" office:value="101.023168" calcext:value-type="float">
            <text:p>101.023168</text:p>
          </table:table-cell>
          <table:table-cell office:value-type="float" office:value="99.768711" calcext:value-type="float">
            <text:p>99.768711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50" calcext:value-type="float">
            <text:p>1650</text:p>
          </table:table-cell>
          <table:table-cell office:value-type="float" office:value="1620" calcext:value-type="float">
            <text:p>162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1.269684" calcext:value-type="float">
            <text:p>1.269684</text:p>
          </table:table-cell>
          <table:table-cell office:value-type="float" office:value="100.651885" calcext:value-type="float">
            <text:p>100.651885</text:p>
          </table:table-cell>
          <table:table-cell office:value-type="float" office:value="99.382201" calcext:value-type="float">
            <text:p>99.382201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5310" calcext:value-type="float">
            <text:p>5310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4.185194" calcext:value-type="float">
            <text:p>4.185194</text:p>
          </table:table-cell>
          <table:table-cell office:value-type="float" office:value="101.024474" calcext:value-type="float">
            <text:p>101.024474</text:p>
          </table:table-cell>
          <table:table-cell office:value-type="float" office:value="96.83928" calcext:value-type="float">
            <text:p>96.83928</text:p>
          </table:table-cell>
          <table:table-cell office:value-type="float" office:value="0.000439" calcext:value-type="float">
            <text:p>0.000439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291412" calcext:value-type="float">
            <text:p>7291412</text:p>
          </table:table-cell>
          <table:table-cell office:value-type="float" office:value="7105208" calcext:value-type="float">
            <text:p>7105208</text:p>
          </table:table-cell>
          <table:table-cell office:value-type="float" office:value="6931" calcext:value-type="float">
            <text:p>6931</text:p>
          </table:table-cell>
          <table:table-cell office:value-type="float" office:value="6754" calcext:value-type="float">
            <text:p>6754</text:p>
          </table:table-cell>
          <table:table-cell office:value-type="float" office:value="1.015707" calcext:value-type="float">
            <text:p>1.015707</text:p>
          </table:table-cell>
          <table:table-cell office:value-type="float" office:value="100.503067" calcext:value-type="float">
            <text:p>100.503067</text:p>
          </table:table-cell>
          <table:table-cell office:value-type="float" office:value="99.48736" calcext:value-type="float">
            <text:p>99.48736</text:p>
          </table:table-cell>
          <table:table-cell office:value-type="float" office:value="0.571346" calcext:value-type="float">
            <text:p>0.571346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291412" calcext:value-type="float">
            <text:p>7291412</text:p>
          </table:table-cell>
          <table:table-cell office:value-type="float" office:value="5166372" calcext:value-type="float">
            <text:p>5166372</text:p>
          </table:table-cell>
          <table:table-cell office:value-type="float" office:value="6931" calcext:value-type="float">
            <text:p>6931</text:p>
          </table:table-cell>
          <table:table-cell office:value-type="float" office:value="4911" calcext:value-type="float">
            <text:p>4911</text:p>
          </table:table-cell>
          <table:table-cell office:value-type="float" office:value="1.045597" calcext:value-type="float">
            <text:p>1.045597</text:p>
          </table:table-cell>
          <table:table-cell office:value-type="float" office:value="101.150229" calcext:value-type="float">
            <text:p>101.150229</text:p>
          </table:table-cell>
          <table:table-cell office:value-type="float" office:value="100.104632" calcext:value-type="float">
            <text:p>100.104632</text:p>
          </table:table-cell>
          <table:table-cell office:value-type="float" office:value="0.412878" calcext:value-type="float">
            <text:p>0.412878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6824" calcext:value-type="float">
            <text:p>26824</text:p>
          </table:table-cell>
          <table:table-cell office:value-type="float" office:value="26616" calcext:value-type="float">
            <text:p>26616</text:p>
          </table:table-cell>
          <table:table-cell office:value-type="float" office:value="643" calcext:value-type="float">
            <text:p>643</text:p>
          </table:table-cell>
          <table:table-cell office:value-type="float" office:value="638" calcext:value-type="float">
            <text:p>638</text:p>
          </table:table-cell>
          <table:table-cell office:value-type="float" office:value="1.007239" calcext:value-type="float">
            <text:p>1.007239</text:p>
          </table:table-cell>
          <table:table-cell office:value-type="float" office:value="101.052636" calcext:value-type="float">
            <text:p>101.052636</text:p>
          </table:table-cell>
          <table:table-cell office:value-type="float" office:value="100.045397" calcext:value-type="float">
            <text:p>100.045397</text:p>
          </table:table-cell>
          <table:table-cell office:value-type="float" office:value="0.002128" calcext:value-type="float">
            <text:p>0.002128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40" calcext:value-type="float">
            <text:p>3840</text:p>
          </table:table-cell>
          <table:table-cell office:value-type="float" office:value="3792" calcext:value-type="float">
            <text:p>3792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1.018379" calcext:value-type="float">
            <text:p>1.018379</text:p>
          </table:table-cell>
          <table:table-cell office:value-type="float" office:value="101.054535" calcext:value-type="float">
            <text:p>101.054535</text:p>
          </table:table-cell>
          <table:table-cell office:value-type="float" office:value="100.036155" calcext:value-type="float">
            <text:p>100.036155</text:p>
          </table:table-cell>
          <table:table-cell office:value-type="float" office:value="0.000303" calcext:value-type="float">
            <text:p>0.000303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70" calcext:value-type="float">
            <text:p>2370</text:p>
          </table:table-cell>
          <table:table-cell office:value-type="float" office:value="2250" calcext:value-type="float">
            <text:p>2250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1.027139" calcext:value-type="float">
            <text:p>1.027139</text:p>
          </table:table-cell>
          <table:table-cell office:value-type="float" office:value="101.064221" calcext:value-type="float">
            <text:p>101.064221</text:p>
          </table:table-cell>
          <table:table-cell office:value-type="float" office:value="100.037082" calcext:value-type="float">
            <text:p>100.037082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5808" calcext:value-type="float">
            <text:p>5808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5.074384" calcext:value-type="float">
            <text:p>5.074384</text:p>
          </table:table-cell>
          <table:table-cell office:value-type="float" office:value="99.379224" calcext:value-type="float">
            <text:p>99.379224</text:p>
          </table:table-cell>
          <table:table-cell office:value-type="float" office:value="94.304841" calcext:value-type="float">
            <text:p>94.304841</text:p>
          </table:table-cell>
          <table:table-cell office:value-type="float" office:value="0.000493" calcext:value-type="float">
            <text:p>0.000493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395560" calcext:value-type="float">
            <text:p>7395560</text:p>
          </table:table-cell>
          <table:table-cell office:value-type="float" office:value="7234604" calcext:value-type="float">
            <text:p>7234604</text:p>
          </table:table-cell>
          <table:table-cell office:value-type="float" office:value="7030" calcext:value-type="float">
            <text:p>7030</text:p>
          </table:table-cell>
          <table:table-cell office:value-type="float" office:value="6877" calcext:value-type="float">
            <text:p>6877</text:p>
          </table:table-cell>
          <table:table-cell office:value-type="float" office:value="1.024043" calcext:value-type="float">
            <text:p>1.024043</text:p>
          </table:table-cell>
          <table:table-cell office:value-type="float" office:value="100.300708" calcext:value-type="float">
            <text:p>100.300708</text:p>
          </table:table-cell>
          <table:table-cell office:value-type="float" office:value="99.276665" calcext:value-type="float">
            <text:p>99.276665</text:p>
          </table:table-cell>
          <table:table-cell office:value-type="float" office:value="0.582985" calcext:value-type="float">
            <text:p>0.582985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395560" calcext:value-type="float">
            <text:p>7395560</text:p>
          </table:table-cell>
          <table:table-cell office:value-type="float" office:value="5156904" calcext:value-type="float">
            <text:p>5156904</text:p>
          </table:table-cell>
          <table:table-cell office:value-type="float" office:value="7030" calcext:value-type="float">
            <text:p>7030</text:p>
          </table:table-cell>
          <table:table-cell office:value-type="float" office:value="4902" calcext:value-type="float">
            <text:p>4902</text:p>
          </table:table-cell>
          <table:table-cell office:value-type="float" office:value="1.054765" calcext:value-type="float">
            <text:p>1.054765</text:p>
          </table:table-cell>
          <table:table-cell office:value-type="float" office:value="100.499607" calcext:value-type="float">
            <text:p>100.499607</text:p>
          </table:table-cell>
          <table:table-cell office:value-type="float" office:value="99.444842" calcext:value-type="float">
            <text:p>99.444842</text:p>
          </table:table-cell>
          <table:table-cell office:value-type="float" office:value="0.414855" calcext:value-type="float">
            <text:p>0.414855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6224" calcext:value-type="float">
            <text:p>26224</text:p>
          </table:table-cell>
          <table:table-cell office:value-type="float" office:value="26024" calcext:value-type="float">
            <text:p>26024</text:p>
          </table:table-cell>
          <table:table-cell office:value-type="float" office:value="630" calcext:value-type="float">
            <text:p>630</text:p>
          </table:table-cell>
          <table:table-cell office:value-type="float" office:value="625" calcext:value-type="float">
            <text:p>625</text:p>
          </table:table-cell>
          <table:table-cell office:value-type="float" office:value="1.005379" calcext:value-type="float">
            <text:p>1.005379</text:p>
          </table:table-cell>
          <table:table-cell office:value-type="float" office:value="100.001623" calcext:value-type="float">
            <text:p>100.001623</text:p>
          </table:table-cell>
          <table:table-cell office:value-type="float" office:value="98.996243" calcext:value-type="float">
            <text:p>98.996243</text:p>
          </table:table-cell>
          <table:table-cell office:value-type="float" office:value="0.002103" calcext:value-type="float">
            <text:p>0.002103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456" calcext:value-type="float">
            <text:p>3456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.031295" calcext:value-type="float">
            <text:p>1.031295</text:p>
          </table:table-cell>
          <table:table-cell office:value-type="float" office:value="100.008595" calcext:value-type="float">
            <text:p>100.008595</text:p>
          </table:table-cell>
          <table:table-cell office:value-type="float" office:value="98.977299" calcext:value-type="float">
            <text:p>98.977299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60" calcext:value-type="float">
            <text:p>2160</text:p>
          </table:table-cell>
          <table:table-cell office:value-type="float" office:value="2040" calcext:value-type="float">
            <text:p>2040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1.009358" calcext:value-type="float">
            <text:p>1.009358</text:p>
          </table:table-cell>
          <table:table-cell office:value-type="float" office:value="99.948878" calcext:value-type="float">
            <text:p>99.948878</text:p>
          </table:table-cell>
          <table:table-cell office:value-type="float" office:value="98.93952" calcext:value-type="float">
            <text:p>98.93952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5616" calcext:value-type="float">
            <text:p>5616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3.585418" calcext:value-type="float">
            <text:p>3.585418</text:p>
          </table:table-cell>
          <table:table-cell office:value-type="float" office:value="98.43809" calcext:value-type="float">
            <text:p>98.43809</text:p>
          </table:table-cell>
          <table:table-cell office:value-type="float" office:value="94.852672" calcext:value-type="float">
            <text:p>94.852672</text:p>
          </table:table-cell>
          <table:table-cell office:value-type="float" office:value="0.000474" calcext:value-type="float">
            <text:p>0.000474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498656" calcext:value-type="float">
            <text:p>7498656</text:p>
          </table:table-cell>
          <table:table-cell office:value-type="float" office:value="7307192" calcext:value-type="float">
            <text:p>7307192</text:p>
          </table:table-cell>
          <table:table-cell office:value-type="float" office:value="7128" calcext:value-type="float">
            <text:p>7128</text:p>
          </table:table-cell>
          <table:table-cell office:value-type="float" office:value="6946" calcext:value-type="float">
            <text:p>6946</text:p>
          </table:table-cell>
          <table:table-cell office:value-type="float" office:value="1.009489" calcext:value-type="float">
            <text:p>1.009489</text:p>
          </table:table-cell>
          <table:table-cell office:value-type="float" office:value="100.272267" calcext:value-type="float">
            <text:p>100.272267</text:p>
          </table:table-cell>
          <table:table-cell office:value-type="float" office:value="99.262778" calcext:value-type="float">
            <text:p>99.262778</text:p>
          </table:table-cell>
          <table:table-cell office:value-type="float" office:value="0.588917" calcext:value-type="float">
            <text:p>0.588917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498656" calcext:value-type="float">
            <text:p>7498656</text:p>
          </table:table-cell>
          <table:table-cell office:value-type="float" office:value="5043288" calcext:value-type="float">
            <text:p>5043288</text:p>
          </table:table-cell>
          <table:table-cell office:value-type="float" office:value="7128" calcext:value-type="float">
            <text:p>7128</text:p>
          </table:table-cell>
          <table:table-cell office:value-type="float" office:value="4794" calcext:value-type="float">
            <text:p>4794</text:p>
          </table:table-cell>
          <table:table-cell office:value-type="float" office:value="1.055622" calcext:value-type="float">
            <text:p>1.055622</text:p>
          </table:table-cell>
          <table:table-cell office:value-type="float" office:value="100.482724" calcext:value-type="float">
            <text:p>100.482724</text:p>
          </table:table-cell>
          <table:table-cell office:value-type="float" office:value="99.427102" calcext:value-type="float">
            <text:p>99.427102</text:p>
          </table:table-cell>
          <table:table-cell office:value-type="float" office:value="0.405788" calcext:value-type="float">
            <text:p>0.405788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9072" calcext:value-type="float">
            <text:p>29072</text:p>
          </table:table-cell>
          <table:table-cell office:value-type="float" office:value="28872" calcext:value-type="float">
            <text:p>28872</text:p>
          </table:table-cell>
          <table:table-cell office:value-type="float" office:value="702" calcext:value-type="float">
            <text:p>702</text:p>
          </table:table-cell>
          <table:table-cell office:value-type="float" office:value="697" calcext:value-type="float">
            <text:p>697</text:p>
          </table:table-cell>
          <table:table-cell office:value-type="float" office:value="1.02423" calcext:value-type="float">
            <text:p>1.02423</text:p>
          </table:table-cell>
          <table:table-cell office:value-type="float" office:value="99.523421" calcext:value-type="float">
            <text:p>99.523421</text:p>
          </table:table-cell>
          <table:table-cell office:value-type="float" office:value="98.499191" calcext:value-type="float">
            <text:p>98.499191</text:p>
          </table:table-cell>
          <table:table-cell office:value-type="float" office:value="0.002345" calcext:value-type="float">
            <text:p>0.002345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024" calcext:value-type="float">
            <text:p>302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.011933" calcext:value-type="float">
            <text:p>1.011933</text:p>
          </table:table-cell>
          <table:table-cell office:value-type="float" office:value="96.443783" calcext:value-type="float">
            <text:p>96.443783</text:p>
          </table:table-cell>
          <table:table-cell office:value-type="float" office:value="95.431849" calcext:value-type="float">
            <text:p>95.431849</text:p>
          </table:table-cell>
          <table:table-cell office:value-type="float" office:value="0.000254" calcext:value-type="float">
            <text:p>0.000254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90" calcext:value-type="float">
            <text:p>1890</text:p>
          </table:table-cell>
          <table:table-cell office:value-type="float" office:value="1620" calcext:value-type="float">
            <text:p>1620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1.028009" calcext:value-type="float">
            <text:p>1.028009</text:p>
          </table:table-cell>
          <table:table-cell office:value-type="float" office:value="96.442225" calcext:value-type="float">
            <text:p>96.442225</text:p>
          </table:table-cell>
          <table:table-cell office:value-type="float" office:value="95.414216" calcext:value-type="float">
            <text:p>95.414216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336" calcext:value-type="float">
            <text:p>6336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3.42853" calcext:value-type="float">
            <text:p>3.42853</text:p>
          </table:table-cell>
          <table:table-cell office:value-type="float" office:value="99.321234" calcext:value-type="float">
            <text:p>99.321234</text:p>
          </table:table-cell>
          <table:table-cell office:value-type="float" office:value="95.892704" calcext:value-type="float">
            <text:p>95.892704</text:p>
          </table:table-cell>
          <table:table-cell office:value-type="float" office:value="0.000529" calcext:value-type="float">
            <text:p>0.000529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603856" calcext:value-type="float">
            <text:p>7603856</text:p>
          </table:table-cell>
          <table:table-cell office:value-type="float" office:value="7397664" calcext:value-type="float">
            <text:p>7397664</text:p>
          </table:table-cell>
          <table:table-cell office:value-type="float" office:value="7228" calcext:value-type="float">
            <text:p>7228</text:p>
          </table:table-cell>
          <table:table-cell office:value-type="float" office:value="7032" calcext:value-type="float">
            <text:p>7032</text:p>
          </table:table-cell>
          <table:table-cell office:value-type="float" office:value="1.013809" calcext:value-type="float">
            <text:p>1.013809</text:p>
          </table:table-cell>
          <table:table-cell office:value-type="float" office:value="100.304251" calcext:value-type="float">
            <text:p>100.304251</text:p>
          </table:table-cell>
          <table:table-cell office:value-type="float" office:value="99.290442" calcext:value-type="float">
            <text:p>99.290442</text:p>
          </table:table-cell>
          <table:table-cell office:value-type="float" office:value="0.596042" calcext:value-type="float">
            <text:p>0.596042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603856" calcext:value-type="float">
            <text:p>7603856</text:p>
          </table:table-cell>
          <table:table-cell office:value-type="float" office:value="5014884" calcext:value-type="float">
            <text:p>5014884</text:p>
          </table:table-cell>
          <table:table-cell office:value-type="float" office:value="7228" calcext:value-type="float">
            <text:p>7228</text:p>
          </table:table-cell>
          <table:table-cell office:value-type="float" office:value="4767" calcext:value-type="float">
            <text:p>4767</text:p>
          </table:table-cell>
          <table:table-cell office:value-type="float" office:value="1.071002" calcext:value-type="float">
            <text:p>1.071002</text:p>
          </table:table-cell>
          <table:table-cell office:value-type="float" office:value="100.515499" calcext:value-type="float">
            <text:p>100.515499</text:p>
          </table:table-cell>
          <table:table-cell office:value-type="float" office:value="99.444497" calcext:value-type="float">
            <text:p>99.444497</text:p>
          </table:table-cell>
          <table:table-cell office:value-type="float" office:value="0.403432" calcext:value-type="float">
            <text:p>0.403432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8776" calcext:value-type="float">
            <text:p>28776</text:p>
          </table:table-cell>
          <table:table-cell office:value-type="float" office:value="28408" calcext:value-type="float">
            <text:p>28408</text:p>
          </table:table-cell>
          <table:table-cell office:value-type="float" office:value="693" calcext:value-type="float">
            <text:p>693</text:p>
          </table:table-cell>
          <table:table-cell office:value-type="float" office:value="684" calcext:value-type="float">
            <text:p>684</text:p>
          </table:table-cell>
          <table:table-cell office:value-type="float" office:value="1.027743" calcext:value-type="float">
            <text:p>1.027743</text:p>
          </table:table-cell>
          <table:table-cell office:value-type="float" office:value="99.792399" calcext:value-type="float">
            <text:p>99.792399</text:p>
          </table:table-cell>
          <table:table-cell office:value-type="float" office:value="98.764656" calcext:value-type="float">
            <text:p>98.764656</text:p>
          </table:table-cell>
          <table:table-cell office:value-type="float" office:value="0.002301" calcext:value-type="float">
            <text:p>0.002301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120" calcext:value-type="float">
            <text:p>3120</text:p>
          </table:table-cell>
          <table:table-cell office:value-type="float" office:value="3072" calcext:value-type="float">
            <text:p>3072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1.023471" calcext:value-type="float">
            <text:p>1.023471</text:p>
          </table:table-cell>
          <table:table-cell office:value-type="float" office:value="94.01243" calcext:value-type="float">
            <text:p>94.01243</text:p>
          </table:table-cell>
          <table:table-cell office:value-type="float" office:value="92.988959" calcext:value-type="float">
            <text:p>92.988959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20" calcext:value-type="float">
            <text:p>1920</text:p>
          </table:table-cell>
          <table:table-cell office:value-type="float" office:value="1830" calcext:value-type="float">
            <text:p>1830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1.037616" calcext:value-type="float">
            <text:p>1.037616</text:p>
          </table:table-cell>
          <table:table-cell office:value-type="float" office:value="94.501548" calcext:value-type="float">
            <text:p>94.501548</text:p>
          </table:table-cell>
          <table:table-cell office:value-type="float" office:value="93.463932" calcext:value-type="float">
            <text:p>93.463932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480" calcext:value-type="float">
            <text:p>6480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3.353047" calcext:value-type="float">
            <text:p>3.353047</text:p>
          </table:table-cell>
          <table:table-cell office:value-type="float" office:value="99.584815" calcext:value-type="float">
            <text:p>99.584815</text:p>
          </table:table-cell>
          <table:table-cell office:value-type="float" office:value="96.231768" calcext:value-type="float">
            <text:p>96.231768</text:p>
          </table:table-cell>
          <table:table-cell office:value-type="float" office:value="0.000539" calcext:value-type="float">
            <text:p>0.000539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706952" calcext:value-type="float">
            <text:p>7706952</text:p>
          </table:table-cell>
          <table:table-cell office:value-type="float" office:value="7504968" calcext:value-type="float">
            <text:p>7504968</text:p>
          </table:table-cell>
          <table:table-cell office:value-type="float" office:value="7326" calcext:value-type="float">
            <text:p>7326</text:p>
          </table:table-cell>
          <table:table-cell office:value-type="float" office:value="7134" calcext:value-type="float">
            <text:p>7134</text:p>
          </table:table-cell>
          <table:table-cell office:value-type="float" office:value="1.010033" calcext:value-type="float">
            <text:p>1.010033</text:p>
          </table:table-cell>
          <table:table-cell office:value-type="float" office:value="100.242023" calcext:value-type="float">
            <text:p>100.242023</text:p>
          </table:table-cell>
          <table:table-cell office:value-type="float" office:value="99.23199" calcext:value-type="float">
            <text:p>99.23199</text:p>
          </table:table-cell>
          <table:table-cell office:value-type="float" office:value="0.605044" calcext:value-type="float">
            <text:p>0.605044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706952" calcext:value-type="float">
            <text:p>7706952</text:p>
          </table:table-cell>
          <table:table-cell office:value-type="float" office:value="4937036" calcext:value-type="float">
            <text:p>4937036</text:p>
          </table:table-cell>
          <table:table-cell office:value-type="float" office:value="7326" calcext:value-type="float">
            <text:p>7326</text:p>
          </table:table-cell>
          <table:table-cell office:value-type="float" office:value="4693" calcext:value-type="float">
            <text:p>4693</text:p>
          </table:table-cell>
          <table:table-cell office:value-type="float" office:value="1.312464" calcext:value-type="float">
            <text:p>1.312464</text:p>
          </table:table-cell>
          <table:table-cell office:value-type="float" office:value="100.525438" calcext:value-type="float">
            <text:p>100.525438</text:p>
          </table:table-cell>
          <table:table-cell office:value-type="float" office:value="99.212974" calcext:value-type="float">
            <text:p>99.212974</text:p>
          </table:table-cell>
          <table:table-cell office:value-type="float" office:value="0.398096" calcext:value-type="float">
            <text:p>0.398096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6256" calcext:value-type="float">
            <text:p>26256</text:p>
          </table:table-cell>
          <table:table-cell table:number-columns-repeated="2" office:value-type="float" office:value="631" calcext:value-type="float">
            <text:p>631</text:p>
          </table:table-cell>
          <table:table-cell office:value-type="float" office:value="1.265964" calcext:value-type="float">
            <text:p>1.265964</text:p>
          </table:table-cell>
          <table:table-cell office:value-type="float" office:value="99.715666" calcext:value-type="float">
            <text:p>99.715666</text:p>
          </table:table-cell>
          <table:table-cell office:value-type="float" office:value="98.449702" calcext:value-type="float">
            <text:p>98.449702</text:p>
          </table:table-cell>
          <table:table-cell office:value-type="float" office:value="0.002134" calcext:value-type="float">
            <text:p>0.002134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928" calcext:value-type="float">
            <text:p>2928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.251224" calcext:value-type="float">
            <text:p>1.251224</text:p>
          </table:table-cell>
          <table:table-cell office:value-type="float" office:value="98.364497" calcext:value-type="float">
            <text:p>98.364497</text:p>
          </table:table-cell>
          <table:table-cell office:value-type="float" office:value="97.113273" calcext:value-type="float">
            <text:p>97.113273</text:p>
          </table:table-cell>
          <table:table-cell office:value-type="float" office:value="0.000241" calcext:value-type="float">
            <text:p>0.000241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30" calcext:value-type="float">
            <text:p>1830</text:p>
          </table:table-cell>
          <table:table-cell office:value-type="float" office:value="1710" calcext:value-type="float">
            <text:p>171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.272205" calcext:value-type="float">
            <text:p>1.272205</text:p>
          </table:table-cell>
          <table:table-cell office:value-type="float" office:value="98.84335" calcext:value-type="float">
            <text:p>98.84335</text:p>
          </table:table-cell>
          <table:table-cell office:value-type="float" office:value="97.571145" calcext:value-type="float">
            <text:p>97.571145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528" calcext:value-type="float">
            <text:p>6528</text:p>
          </table:table-cell>
          <table:table-cell office:value-type="float" office:value="6432" calcext:value-type="float">
            <text:p>6432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4.446346" calcext:value-type="float">
            <text:p>4.446346</text:p>
          </table:table-cell>
          <table:table-cell office:value-type="float" office:value="99.484641" calcext:value-type="float">
            <text:p>99.484641</text:p>
          </table:table-cell>
          <table:table-cell office:value-type="float" office:value="95.038295" calcext:value-type="float">
            <text:p>95.038295</text:p>
          </table:table-cell>
          <table:table-cell office:value-type="float" office:value="0.000541" calcext:value-type="float">
            <text:p>0.000541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812152" calcext:value-type="float">
            <text:p>7812152</text:p>
          </table:table-cell>
          <table:table-cell office:value-type="float" office:value="7548100" calcext:value-type="float">
            <text:p>7548100</text:p>
          </table:table-cell>
          <table:table-cell office:value-type="float" office:value="7426" calcext:value-type="float">
            <text:p>7426</text:p>
          </table:table-cell>
          <table:table-cell office:value-type="float" office:value="7175" calcext:value-type="float">
            <text:p>7175</text:p>
          </table:table-cell>
          <table:table-cell office:value-type="float" office:value="1.011369" calcext:value-type="float">
            <text:p>1.011369</text:p>
          </table:table-cell>
          <table:table-cell office:value-type="float" office:value="100.242741" calcext:value-type="float">
            <text:p>100.242741</text:p>
          </table:table-cell>
          <table:table-cell office:value-type="float" office:value="99.231372" calcext:value-type="float">
            <text:p>99.231372</text:p>
          </table:table-cell>
          <table:table-cell office:value-type="float" office:value="0.608525" calcext:value-type="float">
            <text:p>0.608525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812152" calcext:value-type="float">
            <text:p>7812152</text:p>
          </table:table-cell>
          <table:table-cell office:value-type="float" office:value="4717168" calcext:value-type="float">
            <text:p>4717168</text:p>
          </table:table-cell>
          <table:table-cell office:value-type="float" office:value="7426" calcext:value-type="float">
            <text:p>7426</text:p>
          </table:table-cell>
          <table:table-cell office:value-type="float" office:value="4484" calcext:value-type="float">
            <text:p>4484</text:p>
          </table:table-cell>
          <table:table-cell office:value-type="float" office:value="1.064014" calcext:value-type="float">
            <text:p>1.064014</text:p>
          </table:table-cell>
          <table:table-cell office:value-type="float" office:value="100.691397" calcext:value-type="float">
            <text:p>100.691397</text:p>
          </table:table-cell>
          <table:table-cell office:value-type="float" office:value="99.627383" calcext:value-type="float">
            <text:p>99.627383</text:p>
          </table:table-cell>
          <table:table-cell office:value-type="float" office:value="0.378785" calcext:value-type="float">
            <text:p>0.378785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7840" calcext:value-type="float">
            <text:p>37840</text:p>
          </table:table-cell>
          <table:table-cell office:value-type="float" office:value="37344" calcext:value-type="float">
            <text:p>37344</text:p>
          </table:table-cell>
          <table:table-cell office:value-type="float" office:value="920" calcext:value-type="float">
            <text:p>920</text:p>
          </table:table-cell>
          <table:table-cell office:value-type="float" office:value="908" calcext:value-type="float">
            <text:p>908</text:p>
          </table:table-cell>
          <table:table-cell office:value-type="float" office:value="1.024953" calcext:value-type="float">
            <text:p>1.024953</text:p>
          </table:table-cell>
          <table:table-cell office:value-type="float" office:value="100.199511" calcext:value-type="float">
            <text:p>100.199511</text:p>
          </table:table-cell>
          <table:table-cell office:value-type="float" office:value="99.174558" calcext:value-type="float">
            <text:p>99.174558</text:p>
          </table:table-cell>
          <table:table-cell office:value-type="float" office:value="0.003012" calcext:value-type="float">
            <text:p>0.003012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784" calcext:value-type="float">
            <text:p>2784</text:p>
          </table:table-cell>
          <table:table-cell office:value-type="float" office:value="2640" calcext:value-type="float">
            <text:p>2640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1.014193" calcext:value-type="float">
            <text:p>1.014193</text:p>
          </table:table-cell>
          <table:table-cell office:value-type="float" office:value="98.665896" calcext:value-type="float">
            <text:p>98.665896</text:p>
          </table:table-cell>
          <table:table-cell office:value-type="float" office:value="97.651703" calcext:value-type="float">
            <text:p>97.651703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80" calcext:value-type="float">
            <text:p>1680</text:p>
          </table:table-cell>
          <table:table-cell office:value-type="float" office:value="1500" calcext:value-type="float">
            <text:p>1500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1.036121" calcext:value-type="float">
            <text:p>1.036121</text:p>
          </table:table-cell>
          <table:table-cell office:value-type="float" office:value="99.151402" calcext:value-type="float">
            <text:p>99.151402</text:p>
          </table:table-cell>
          <table:table-cell office:value-type="float" office:value="98.11528" calcext:value-type="float">
            <text:p>98.11528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7248" calcext:value-type="float">
            <text:p>7248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3.297556" calcext:value-type="float">
            <text:p>3.297556</text:p>
          </table:table-cell>
          <table:table-cell office:value-type="float" office:value="99.959177" calcext:value-type="float">
            <text:p>99.959177</text:p>
          </table:table-cell>
          <table:table-cell office:value-type="float" office:value="96.661621" calcext:value-type="float">
            <text:p>96.661621</text:p>
          </table:table-cell>
          <table:table-cell office:value-type="float" office:value="0.0006" calcext:value-type="float">
            <text:p>0.0006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915248" calcext:value-type="float">
            <text:p>7915248</text:p>
          </table:table-cell>
          <table:table-cell office:value-type="float" office:value="7587024" calcext:value-type="float">
            <text:p>7587024</text:p>
          </table:table-cell>
          <table:table-cell office:value-type="float" office:value="7524" calcext:value-type="float">
            <text:p>7524</text:p>
          </table:table-cell>
          <table:table-cell office:value-type="float" office:value="7212" calcext:value-type="float">
            <text:p>7212</text:p>
          </table:table-cell>
          <table:table-cell office:value-type="float" office:value="1.010249" calcext:value-type="float">
            <text:p>1.010249</text:p>
          </table:table-cell>
          <table:table-cell office:value-type="float" office:value="100.472363" calcext:value-type="float">
            <text:p>100.472363</text:p>
          </table:table-cell>
          <table:table-cell office:value-type="float" office:value="99.462114" calcext:value-type="float">
            <text:p>99.462114</text:p>
          </table:table-cell>
          <table:table-cell office:value-type="float" office:value="0.610244" calcext:value-type="float">
            <text:p>0.610244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915248" calcext:value-type="float">
            <text:p>7915248</text:p>
          </table:table-cell>
          <table:table-cell office:value-type="float" office:value="4596188" calcext:value-type="float">
            <text:p>4596188</text:p>
          </table:table-cell>
          <table:table-cell office:value-type="float" office:value="7524" calcext:value-type="float">
            <text:p>7524</text:p>
          </table:table-cell>
          <table:table-cell office:value-type="float" office:value="4369" calcext:value-type="float">
            <text:p>4369</text:p>
          </table:table-cell>
          <table:table-cell office:value-type="float" office:value="1.064285" calcext:value-type="float">
            <text:p>1.064285</text:p>
          </table:table-cell>
          <table:table-cell office:value-type="float" office:value="100.608796" calcext:value-type="float">
            <text:p>100.608796</text:p>
          </table:table-cell>
          <table:table-cell office:value-type="float" office:value="99.544511" calcext:value-type="float">
            <text:p>99.544511</text:p>
          </table:table-cell>
          <table:table-cell office:value-type="float" office:value="0.369378" calcext:value-type="float">
            <text:p>0.369378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2616" calcext:value-type="float">
            <text:p>42616</text:p>
          </table:table-cell>
          <table:table-cell office:value-type="float" office:value="42408" calcext:value-type="float">
            <text:p>42408</text:p>
          </table:table-cell>
          <table:table-cell office:value-type="float" office:value="1040" calcext:value-type="float">
            <text:p>1040</text:p>
          </table:table-cell>
          <table:table-cell office:value-type="float" office:value="1035" calcext:value-type="float">
            <text:p>1035</text:p>
          </table:table-cell>
          <table:table-cell office:value-type="float" office:value="1.023673" calcext:value-type="float">
            <text:p>1.023673</text:p>
          </table:table-cell>
          <table:table-cell office:value-type="float" office:value="100.661884" calcext:value-type="float">
            <text:p>100.661884</text:p>
          </table:table-cell>
          <table:table-cell office:value-type="float" office:value="99.638211" calcext:value-type="float">
            <text:p>99.638211</text:p>
          </table:table-cell>
          <table:table-cell office:value-type="float" office:value="0.003405" calcext:value-type="float">
            <text:p>0.003405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024" calcext:value-type="float">
            <text:p>3024</text:p>
          </table:table-cell>
          <table:table-cell office:value-type="float" office:value="2928" calcext:value-type="float">
            <text:p>2928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1.012853" calcext:value-type="float">
            <text:p>1.012853</text:p>
          </table:table-cell>
          <table:table-cell office:value-type="float" office:value="99.729171" calcext:value-type="float">
            <text:p>99.729171</text:p>
          </table:table-cell>
          <table:table-cell office:value-type="float" office:value="98.716317" calcext:value-type="float">
            <text:p>98.716317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60" calcext:value-type="float">
            <text:p>1860</text:p>
          </table:table-cell>
          <table:table-cell office:value-type="float" office:value="1770" calcext:value-type="float">
            <text:p>1770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1.036074" calcext:value-type="float">
            <text:p>1.036074</text:p>
          </table:table-cell>
          <table:table-cell office:value-type="float" office:value="100.495905" calcext:value-type="float">
            <text:p>100.495905</text:p>
          </table:table-cell>
          <table:table-cell office:value-type="float" office:value="99.459831" calcext:value-type="float">
            <text:p>99.459831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720" calcext:value-type="float">
            <text:p>672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3.13154" calcext:value-type="float">
            <text:p>3.13154</text:p>
          </table:table-cell>
          <table:table-cell office:value-type="float" office:value="96.721915" calcext:value-type="float">
            <text:p>96.721915</text:p>
          </table:table-cell>
          <table:table-cell office:value-type="float" office:value="93.590375" calcext:value-type="float">
            <text:p>93.590375</text:p>
          </table:table-cell>
          <table:table-cell office:value-type="float" office:value="0.000574" calcext:value-type="float">
            <text:p>0.000574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019396" calcext:value-type="float">
            <text:p>8019396</text:p>
          </table:table-cell>
          <table:table-cell office:value-type="float" office:value="7732200" calcext:value-type="float">
            <text:p>7732200</text:p>
          </table:table-cell>
          <table:table-cell office:value-type="float" office:value="7623" calcext:value-type="float">
            <text:p>7623</text:p>
          </table:table-cell>
          <table:table-cell office:value-type="float" office:value="7350" calcext:value-type="float">
            <text:p>7350</text:p>
          </table:table-cell>
          <table:table-cell office:value-type="float" office:value="1.016143" calcext:value-type="float">
            <text:p>1.016143</text:p>
          </table:table-cell>
          <table:table-cell office:value-type="float" office:value="100.21712" calcext:value-type="float">
            <text:p>100.21712</text:p>
          </table:table-cell>
          <table:table-cell office:value-type="float" office:value="99.200978" calcext:value-type="float">
            <text:p>99.200978</text:p>
          </table:table-cell>
          <table:table-cell office:value-type="float" office:value="0.623558" calcext:value-type="float">
            <text:p>0.623558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019396" calcext:value-type="float">
            <text:p>8019396</text:p>
          </table:table-cell>
          <table:table-cell office:value-type="float" office:value="4666672" calcext:value-type="float">
            <text:p>4666672</text:p>
          </table:table-cell>
          <table:table-cell office:value-type="float" office:value="7623" calcext:value-type="float">
            <text:p>7623</text:p>
          </table:table-cell>
          <table:table-cell office:value-type="float" office:value="4436" calcext:value-type="float">
            <text:p>4436</text:p>
          </table:table-cell>
          <table:table-cell office:value-type="float" office:value="1.059479" calcext:value-type="float">
            <text:p>1.059479</text:p>
          </table:table-cell>
          <table:table-cell office:value-type="float" office:value="100.645166" calcext:value-type="float">
            <text:p>100.645166</text:p>
          </table:table-cell>
          <table:table-cell office:value-type="float" office:value="99.585687" calcext:value-type="float">
            <text:p>99.585687</text:p>
          </table:table-cell>
          <table:table-cell office:value-type="float" office:value="0.374887" calcext:value-type="float">
            <text:p>0.374887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6216" calcext:value-type="float">
            <text:p>36216</text:p>
          </table:table-cell>
          <table:table-cell office:value-type="float" office:value="36016" calcext:value-type="float">
            <text:p>36016</text:p>
          </table:table-cell>
          <table:table-cell office:value-type="float" office:value="881" calcext:value-type="float">
            <text:p>881</text:p>
          </table:table-cell>
          <table:table-cell office:value-type="float" office:value="876" calcext:value-type="float">
            <text:p>876</text:p>
          </table:table-cell>
          <table:table-cell office:value-type="float" office:value="1.026512" calcext:value-type="float">
            <text:p>1.026512</text:p>
          </table:table-cell>
          <table:table-cell office:value-type="float" office:value="100.133562" calcext:value-type="float">
            <text:p>100.133562</text:p>
          </table:table-cell>
          <table:table-cell office:value-type="float" office:value="99.10705" calcext:value-type="float">
            <text:p>99.10705</text:p>
          </table:table-cell>
          <table:table-cell office:value-type="float" office:value="0.002907" calcext:value-type="float">
            <text:p>0.002907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52" calcext:value-type="float">
            <text:p>2352</text:p>
          </table:table-cell>
          <table:table-cell office:value-type="float" office:value="2304" calcext:value-type="float">
            <text:p>2304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1.017641" calcext:value-type="float">
            <text:p>1.017641</text:p>
          </table:table-cell>
          <table:table-cell office:value-type="float" office:value="98.711176" calcext:value-type="float">
            <text:p>98.711176</text:p>
          </table:table-cell>
          <table:table-cell office:value-type="float" office:value="97.693535" calcext:value-type="float">
            <text:p>97.693535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70" calcext:value-type="float">
            <text:p>1470</text:p>
          </table:table-cell>
          <table:table-cell office:value-type="float" office:value="1320" calcext:value-type="float">
            <text:p>1320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1.035725" calcext:value-type="float">
            <text:p>1.035725</text:p>
          </table:table-cell>
          <table:table-cell office:value-type="float" office:value="98.672738" calcext:value-type="float">
            <text:p>98.672738</text:p>
          </table:table-cell>
          <table:table-cell office:value-type="float" office:value="97.637013" calcext:value-type="float">
            <text:p>97.637013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7440" calcext:value-type="float">
            <text:p>7440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float" office:value="3.140317" calcext:value-type="float">
            <text:p>3.140317</text:p>
          </table:table-cell>
          <table:table-cell office:value-type="float" office:value="99.882015" calcext:value-type="float">
            <text:p>99.882015</text:p>
          </table:table-cell>
          <table:table-cell office:value-type="float" office:value="96.741698" calcext:value-type="float">
            <text:p>96.741698</text:p>
          </table:table-cell>
          <table:table-cell office:value-type="float" office:value="0.000615" calcext:value-type="float">
            <text:p>0.000615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123544" calcext:value-type="float">
            <text:p>8123544</text:p>
          </table:table-cell>
          <table:table-cell office:value-type="float" office:value="7826880" calcext:value-type="float">
            <text:p>7826880</text:p>
          </table:table-cell>
          <table:table-cell office:value-type="float" office:value="7722" calcext:value-type="float">
            <text:p>7722</text:p>
          </table:table-cell>
          <table:table-cell office:value-type="float" office:value="7440" calcext:value-type="float">
            <text:p>7440</text:p>
          </table:table-cell>
          <table:table-cell office:value-type="float" office:value="1.015689" calcext:value-type="float">
            <text:p>1.015689</text:p>
          </table:table-cell>
          <table:table-cell office:value-type="float" office:value="100.421847" calcext:value-type="float">
            <text:p>100.421847</text:p>
          </table:table-cell>
          <table:table-cell office:value-type="float" office:value="99.406158" calcext:value-type="float">
            <text:p>99.406158</text:p>
          </table:table-cell>
          <table:table-cell office:value-type="float" office:value="0.629891" calcext:value-type="float">
            <text:p>0.629891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123544" calcext:value-type="float">
            <text:p>8123544</text:p>
          </table:table-cell>
          <table:table-cell office:value-type="float" office:value="4598292" calcext:value-type="float">
            <text:p>4598292</text:p>
          </table:table-cell>
          <table:table-cell office:value-type="float" office:value="7722" calcext:value-type="float">
            <text:p>7722</text:p>
          </table:table-cell>
          <table:table-cell office:value-type="float" office:value="4371" calcext:value-type="float">
            <text:p>4371</text:p>
          </table:table-cell>
          <table:table-cell office:value-type="float" office:value="1.054866" calcext:value-type="float">
            <text:p>1.054866</text:p>
          </table:table-cell>
          <table:table-cell office:value-type="float" office:value="100.765386" calcext:value-type="float">
            <text:p>100.765386</text:p>
          </table:table-cell>
          <table:table-cell office:value-type="float" office:value="99.710521" calcext:value-type="float">
            <text:p>99.710521</text:p>
          </table:table-cell>
          <table:table-cell office:value-type="float" office:value="0.368931" calcext:value-type="float">
            <text:p>0.368931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7696" calcext:value-type="float">
            <text:p>37696</text:p>
          </table:table-cell>
          <table:table-cell office:value-type="float" office:value="37616" calcext:value-type="float">
            <text:p>37616</text:p>
          </table:table-cell>
          <table:table-cell office:value-type="float" office:value="918" calcext:value-type="float">
            <text:p>918</text:p>
          </table:table-cell>
          <table:table-cell office:value-type="float" office:value="916" calcext:value-type="float">
            <text:p>916</text:p>
          </table:table-cell>
          <table:table-cell office:value-type="float" office:value="1.027773" calcext:value-type="float">
            <text:p>1.027773</text:p>
          </table:table-cell>
          <table:table-cell office:value-type="float" office:value="100.170032" calcext:value-type="float">
            <text:p>100.170032</text:p>
          </table:table-cell>
          <table:table-cell office:value-type="float" office:value="99.142259" calcext:value-type="float">
            <text:p>99.142259</text:p>
          </table:table-cell>
          <table:table-cell office:value-type="float" office:value="0.003035" calcext:value-type="float">
            <text:p>0.003035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48" calcext:value-type="float">
            <text:p>2448</text:p>
          </table:table-cell>
          <table:table-cell office:value-type="float" office:value="2400" calcext:value-type="float">
            <text:p>2400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1.017327" calcext:value-type="float">
            <text:p>1.017327</text:p>
          </table:table-cell>
          <table:table-cell office:value-type="float" office:value="100.182639" calcext:value-type="float">
            <text:p>100.182639</text:p>
          </table:table-cell>
          <table:table-cell office:value-type="float" office:value="99.165311" calcext:value-type="float">
            <text:p>99.165311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30" calcext:value-type="float">
            <text:p>1530</text:p>
          </table:table-cell>
          <table:table-cell office:value-type="float" office:value="1350" calcext:value-type="float">
            <text:p>1350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1.038194" calcext:value-type="float">
            <text:p>1.038194</text:p>
          </table:table-cell>
          <table:table-cell office:value-type="float" office:value="100.665222" calcext:value-type="float">
            <text:p>100.665222</text:p>
          </table:table-cell>
          <table:table-cell office:value-type="float" office:value="99.627028" calcext:value-type="float">
            <text:p>99.627028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960" calcext:value-type="float">
            <text:p>6960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2.979697" calcext:value-type="float">
            <text:p>2.979697</text:p>
          </table:table-cell>
          <table:table-cell office:value-type="float" office:value="98.448089" calcext:value-type="float">
            <text:p>98.448089</text:p>
          </table:table-cell>
          <table:table-cell office:value-type="float" office:value="95.468392" calcext:value-type="float">
            <text:p>95.468392</text:p>
          </table:table-cell>
          <table:table-cell office:value-type="float" office:value="0.000583" calcext:value-type="float">
            <text:p>0.000583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227692" calcext:value-type="float">
            <text:p>8227692</text:p>
          </table:table-cell>
          <table:table-cell office:value-type="float" office:value="7894208" calcext:value-type="float">
            <text:p>7894208</text:p>
          </table:table-cell>
          <table:table-cell office:value-type="float" office:value="7821" calcext:value-type="float">
            <text:p>7821</text:p>
          </table:table-cell>
          <table:table-cell office:value-type="float" office:value="7504" calcext:value-type="float">
            <text:p>7504</text:p>
          </table:table-cell>
          <table:table-cell office:value-type="float" office:value="1.007189" calcext:value-type="float">
            <text:p>1.007189</text:p>
          </table:table-cell>
          <table:table-cell office:value-type="float" office:value="100.41994" calcext:value-type="float">
            <text:p>100.41994</text:p>
          </table:table-cell>
          <table:table-cell office:value-type="float" office:value="99.412751" calcext:value-type="float">
            <text:p>99.412751</text:p>
          </table:table-cell>
          <table:table-cell office:value-type="float" office:value="0.635267" calcext:value-type="float">
            <text:p>0.635267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227692" calcext:value-type="float">
            <text:p>8227692</text:p>
          </table:table-cell>
          <table:table-cell office:value-type="float" office:value="4540432" calcext:value-type="float">
            <text:p>4540432</text:p>
          </table:table-cell>
          <table:table-cell office:value-type="float" office:value="7821" calcext:value-type="float">
            <text:p>7821</text:p>
          </table:table-cell>
          <table:table-cell office:value-type="float" office:value="4316" calcext:value-type="float">
            <text:p>4316</text:p>
          </table:table-cell>
          <table:table-cell office:value-type="float" office:value="1.061246" calcext:value-type="float">
            <text:p>1.061246</text:p>
          </table:table-cell>
          <table:table-cell office:value-type="float" office:value="100.681063" calcext:value-type="float">
            <text:p>100.681063</text:p>
          </table:table-cell>
          <table:table-cell office:value-type="float" office:value="99.619817" calcext:value-type="float">
            <text:p>99.619817</text:p>
          </table:table-cell>
          <table:table-cell office:value-type="float" office:value="0.364621" calcext:value-type="float">
            <text:p>0.364621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8440" calcext:value-type="float">
            <text:p>38440</text:p>
          </table:table-cell>
          <table:table-cell office:value-type="float" office:value="37832" calcext:value-type="float">
            <text:p>37832</text:p>
          </table:table-cell>
          <table:table-cell office:value-type="float" office:value="936" calcext:value-type="float">
            <text:p>936</text:p>
          </table:table-cell>
          <table:table-cell office:value-type="float" office:value="921" calcext:value-type="float">
            <text:p>921</text:p>
          </table:table-cell>
          <table:table-cell office:value-type="float" office:value="1.023539" calcext:value-type="float">
            <text:p>1.023539</text:p>
          </table:table-cell>
          <table:table-cell office:value-type="float" office:value="100.806238" calcext:value-type="float">
            <text:p>100.806238</text:p>
          </table:table-cell>
          <table:table-cell office:value-type="float" office:value="99.782699" calcext:value-type="float">
            <text:p>99.782699</text:p>
          </table:table-cell>
          <table:table-cell office:value-type="float" office:value="0.003033" calcext:value-type="float">
            <text:p>0.003033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12" calcext:value-type="float">
            <text:p>2112</text:p>
          </table:table-cell>
          <table:table-cell office:value-type="float" office:value="1968" calcext:value-type="float">
            <text:p>1968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1.012067" calcext:value-type="float">
            <text:p>1.012067</text:p>
          </table:table-cell>
          <table:table-cell office:value-type="float" office:value="100.872529" calcext:value-type="float">
            <text:p>100.872529</text:p>
          </table:table-cell>
          <table:table-cell office:value-type="float" office:value="99.860463" calcext:value-type="float">
            <text:p>99.860463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278" calcext:value-type="float">
            <text:p>1278</text:p>
          </table:table-cell>
          <table:table-cell office:value-type="float" office:value="1248" calcext:value-type="float">
            <text:p>1248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1.033475" calcext:value-type="float">
            <text:p>1.033475</text:p>
          </table:table-cell>
          <table:table-cell office:value-type="float" office:value="98.688686" calcext:value-type="float">
            <text:p>98.688686</text:p>
          </table:table-cell>
          <table:table-cell office:value-type="float" office:value="97.655211" calcext:value-type="float">
            <text:p>97.655211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670" calcext:value-type="float">
            <text:p>8670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2.995038" calcext:value-type="float">
            <text:p>2.995038</text:p>
          </table:table-cell>
          <table:table-cell office:value-type="float" office:value="100.874135" calcext:value-type="float">
            <text:p>100.874135</text:p>
          </table:table-cell>
          <table:table-cell office:value-type="float" office:value="97.879097" calcext:value-type="float">
            <text:p>97.879097</text:p>
          </table:table-cell>
          <table:table-cell office:value-type="float" office:value="0.000709" calcext:value-type="float">
            <text:p>0.000709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331840" calcext:value-type="float">
            <text:p>8331840</text:p>
          </table:table-cell>
          <table:table-cell office:value-type="float" office:value="8008876" calcext:value-type="float">
            <text:p>8008876</text:p>
          </table:table-cell>
          <table:table-cell office:value-type="float" office:value="7920" calcext:value-type="float">
            <text:p>7920</text:p>
          </table:table-cell>
          <table:table-cell office:value-type="float" office:value="7613" calcext:value-type="float">
            <text:p>7613</text:p>
          </table:table-cell>
          <table:table-cell office:value-type="float" office:value="1.014809" calcext:value-type="float">
            <text:p>1.014809</text:p>
          </table:table-cell>
          <table:table-cell office:value-type="float" office:value="100.447617" calcext:value-type="float">
            <text:p>100.447617</text:p>
          </table:table-cell>
          <table:table-cell office:value-type="float" office:value="99.432808" calcext:value-type="float">
            <text:p>99.432808</text:p>
          </table:table-cell>
          <table:table-cell office:value-type="float" office:value="0.644365" calcext:value-type="float">
            <text:p>0.644365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331840" calcext:value-type="float">
            <text:p>8331840</text:p>
          </table:table-cell>
          <table:table-cell office:value-type="float" office:value="4480468" calcext:value-type="float">
            <text:p>4480468</text:p>
          </table:table-cell>
          <table:table-cell office:value-type="float" office:value="7920" calcext:value-type="float">
            <text:p>7920</text:p>
          </table:table-cell>
          <table:table-cell office:value-type="float" office:value="4259" calcext:value-type="float">
            <text:p>4259</text:p>
          </table:table-cell>
          <table:table-cell office:value-type="float" office:value="1.070667" calcext:value-type="float">
            <text:p>1.070667</text:p>
          </table:table-cell>
          <table:table-cell office:value-type="float" office:value="100.87309" calcext:value-type="float">
            <text:p>100.87309</text:p>
          </table:table-cell>
          <table:table-cell office:value-type="float" office:value="99.802423" calcext:value-type="float">
            <text:p>99.802423</text:p>
          </table:table-cell>
          <table:table-cell office:value-type="float" office:value="0.359147" calcext:value-type="float">
            <text:p>0.359147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8784" calcext:value-type="float">
            <text:p>38784</text:p>
          </table:table-cell>
          <table:table-cell office:value-type="float" office:value="38448" calcext:value-type="float">
            <text:p>38448</text:p>
          </table:table-cell>
          <table:table-cell office:value-type="float" office:value="942" calcext:value-type="float">
            <text:p>942</text:p>
          </table:table-cell>
          <table:table-cell office:value-type="float" office:value="934" calcext:value-type="float">
            <text:p>934</text:p>
          </table:table-cell>
          <table:table-cell office:value-type="float" office:value="1.026213" calcext:value-type="float">
            <text:p>1.026213</text:p>
          </table:table-cell>
          <table:table-cell office:value-type="float" office:value="100.512749" calcext:value-type="float">
            <text:p>100.512749</text:p>
          </table:table-cell>
          <table:table-cell office:value-type="float" office:value="99.486535" calcext:value-type="float">
            <text:p>99.486535</text:p>
          </table:table-cell>
          <table:table-cell office:value-type="float" office:value="0.003092" calcext:value-type="float">
            <text:p>0.003092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784" calcext:value-type="float">
            <text:p>2784</text:p>
          </table:table-cell>
          <table:table-cell office:value-type="float" office:value="2496" calcext:value-type="float">
            <text:p>2496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1.016507" calcext:value-type="float">
            <text:p>1.016507</text:p>
          </table:table-cell>
          <table:table-cell office:value-type="float" office:value="100.955171" calcext:value-type="float">
            <text:p>100.955171</text:p>
          </table:table-cell>
          <table:table-cell office:value-type="float" office:value="99.938664" calcext:value-type="float">
            <text:p>99.938664</text:p>
          </table:table-cell>
          <table:table-cell office:value-type="float" office:value="0.0002" calcext:value-type="float">
            <text:p>0.0002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90" calcext:value-type="float">
            <text:p>1890</text:p>
          </table:table-cell>
          <table:table-cell office:value-type="float" office:value="1740" calcext:value-type="float">
            <text:p>174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1.036187" calcext:value-type="float">
            <text:p>1.036187</text:p>
          </table:table-cell>
          <table:table-cell office:value-type="float" office:value="100.953613" calcext:value-type="float">
            <text:p>100.953613</text:p>
          </table:table-cell>
          <table:table-cell office:value-type="float" office:value="99.917427" calcext:value-type="float">
            <text:p>99.917427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024" calcext:value-type="float">
            <text:p>9024</text:p>
          </table:table-cell>
          <table:table-cell office:value-type="float" office:value="8976" calcext:value-type="float">
            <text:p>8976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4.267936" calcext:value-type="float">
            <text:p>4.267936</text:p>
          </table:table-cell>
          <table:table-cell office:value-type="float" office:value="98.876024" calcext:value-type="float">
            <text:p>98.876024</text:p>
          </table:table-cell>
          <table:table-cell office:value-type="float" office:value="94.608089" calcext:value-type="float">
            <text:p>94.608089</text:p>
          </table:table-cell>
          <table:table-cell office:value-type="float" office:value="0.000759" calcext:value-type="float">
            <text:p>0.000759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437040" calcext:value-type="float">
            <text:p>8437040</text:p>
          </table:table-cell>
          <table:table-cell office:value-type="float" office:value="8120388" calcext:value-type="float">
            <text:p>8120388</text:p>
          </table:table-cell>
          <table:table-cell office:value-type="float" office:value="8020" calcext:value-type="float">
            <text:p>8020</text:p>
          </table:table-cell>
          <table:table-cell office:value-type="float" office:value="7719" calcext:value-type="float">
            <text:p>7719</text:p>
          </table:table-cell>
          <table:table-cell office:value-type="float" office:value="1.011789" calcext:value-type="float">
            <text:p>1.011789</text:p>
          </table:table-cell>
          <table:table-cell office:value-type="float" office:value="100.398726" calcext:value-type="float">
            <text:p>100.398726</text:p>
          </table:table-cell>
          <table:table-cell office:value-type="float" office:value="99.386938" calcext:value-type="float">
            <text:p>99.386938</text:p>
          </table:table-cell>
          <table:table-cell office:value-type="float" office:value="0.653638" calcext:value-type="float">
            <text:p>0.653638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437040" calcext:value-type="float">
            <text:p>8437040</text:p>
          </table:table-cell>
          <table:table-cell office:value-type="float" office:value="4480468" calcext:value-type="float">
            <text:p>4480468</text:p>
          </table:table-cell>
          <table:table-cell office:value-type="float" office:value="8020" calcext:value-type="float">
            <text:p>8020</text:p>
          </table:table-cell>
          <table:table-cell office:value-type="float" office:value="4259" calcext:value-type="float">
            <text:p>4259</text:p>
          </table:table-cell>
          <table:table-cell office:value-type="float" office:value="1.080494" calcext:value-type="float">
            <text:p>1.080494</text:p>
          </table:table-cell>
          <table:table-cell office:value-type="float" office:value="103.709058" calcext:value-type="float">
            <text:p>103.709058</text:p>
          </table:table-cell>
          <table:table-cell office:value-type="float" office:value="102.628564" calcext:value-type="float">
            <text:p>102.628564</text:p>
          </table:table-cell>
          <table:table-cell office:value-type="float" office:value="0.349257" calcext:value-type="float">
            <text:p>0.349257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7008" calcext:value-type="float">
            <text:p>37008</text:p>
          </table:table-cell>
          <table:table-cell office:value-type="float" office:value="36832" calcext:value-type="float">
            <text:p>36832</text:p>
          </table:table-cell>
          <table:table-cell office:value-type="float" office:value="899" calcext:value-type="float">
            <text:p>899</text:p>
          </table:table-cell>
          <table:table-cell office:value-type="float" office:value="895" calcext:value-type="float">
            <text:p>895</text:p>
          </table:table-cell>
          <table:table-cell office:value-type="float" office:value="1.033959" calcext:value-type="float">
            <text:p>1.033959</text:p>
          </table:table-cell>
          <table:table-cell office:value-type="float" office:value="103.196672" calcext:value-type="float">
            <text:p>103.196672</text:p>
          </table:table-cell>
          <table:table-cell office:value-type="float" office:value="102.162713" calcext:value-type="float">
            <text:p>102.162713</text:p>
          </table:table-cell>
          <table:table-cell office:value-type="float" office:value="0.002884" calcext:value-type="float">
            <text:p>0.002884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52" calcext:value-type="float">
            <text:p>2352</text:p>
          </table:table-cell>
          <table:table-cell office:value-type="float" office:value="2256" calcext:value-type="float">
            <text:p>2256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.019868" calcext:value-type="float">
            <text:p>1.019868</text:p>
          </table:table-cell>
          <table:table-cell office:value-type="float" office:value="103.20537" calcext:value-type="float">
            <text:p>103.20537</text:p>
          </table:table-cell>
          <table:table-cell office:value-type="float" office:value="102.185502" calcext:value-type="float">
            <text:p>102.185502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58" calcext:value-type="float">
            <text:p>1458</text:p>
          </table:table-cell>
          <table:table-cell office:value-type="float" office:value="1128" calcext:value-type="float">
            <text:p>1128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1.046312" calcext:value-type="float">
            <text:p>1.046312</text:p>
          </table:table-cell>
          <table:table-cell office:value-type="float" office:value="103.198218" calcext:value-type="float">
            <text:p>103.198218</text:p>
          </table:table-cell>
          <table:table-cell office:value-type="float" office:value="102.151906" calcext:value-type="float">
            <text:p>102.151906</text:p>
          </table:table-cell>
          <table:table-cell office:value-type="float" office:value="0.000088" calcext:value-type="float">
            <text:p>0.000088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352" calcext:value-type="float">
            <text:p>8352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3.200841" calcext:value-type="float">
            <text:p>3.200841</text:p>
          </table:table-cell>
          <table:table-cell office:value-type="float" office:value="99.263988" calcext:value-type="float">
            <text:p>99.263988</text:p>
          </table:table-cell>
          <table:table-cell office:value-type="float" office:value="96.063147" calcext:value-type="float">
            <text:p>96.063147</text:p>
          </table:table-cell>
          <table:table-cell office:value-type="float" office:value="0.000696" calcext:value-type="float">
            <text:p>0.000696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540136" calcext:value-type="float">
            <text:p>8540136</text:p>
          </table:table-cell>
          <table:table-cell office:value-type="float" office:value="8157208" calcext:value-type="float">
            <text:p>8157208</text:p>
          </table:table-cell>
          <table:table-cell office:value-type="float" office:value="8118" calcext:value-type="float">
            <text:p>8118</text:p>
          </table:table-cell>
          <table:table-cell office:value-type="float" office:value="7754" calcext:value-type="float">
            <text:p>7754</text:p>
          </table:table-cell>
          <table:table-cell office:value-type="float" office:value="1.00989" calcext:value-type="float">
            <text:p>1.00989</text:p>
          </table:table-cell>
          <table:table-cell office:value-type="float" office:value="100.482986" calcext:value-type="float">
            <text:p>100.482986</text:p>
          </table:table-cell>
          <table:table-cell office:value-type="float" office:value="99.473096" calcext:value-type="float">
            <text:p>99.473096</text:p>
          </table:table-cell>
          <table:table-cell office:value-type="float" office:value="0.656033" calcext:value-type="float">
            <text:p>0.656033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540136" calcext:value-type="float">
            <text:p>8540136</text:p>
          </table:table-cell>
          <table:table-cell office:value-type="float" office:value="4356332" calcext:value-type="float">
            <text:p>4356332</text:p>
          </table:table-cell>
          <table:table-cell office:value-type="float" office:value="8118" calcext:value-type="float">
            <text:p>8118</text:p>
          </table:table-cell>
          <table:table-cell office:value-type="float" office:value="4141" calcext:value-type="float">
            <text:p>4141</text:p>
          </table:table-cell>
          <table:table-cell office:value-type="float" office:value="1.297395" calcext:value-type="float">
            <text:p>1.297395</text:p>
          </table:table-cell>
          <table:table-cell office:value-type="float" office:value="100.752087" calcext:value-type="float">
            <text:p>100.752087</text:p>
          </table:table-cell>
          <table:table-cell office:value-type="float" office:value="99.454692" calcext:value-type="float">
            <text:p>99.454692</text:p>
          </table:table-cell>
          <table:table-cell office:value-type="float" office:value="0.350417" calcext:value-type="float">
            <text:p>0.350417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9440" calcext:value-type="float">
            <text:p>39440</text:p>
          </table:table-cell>
          <table:table-cell office:value-type="float" office:value="39152" calcext:value-type="float">
            <text:p>39152</text:p>
          </table:table-cell>
          <table:table-cell office:value-type="float" office:value="960" calcext:value-type="float">
            <text:p>960</text:p>
          </table:table-cell>
          <table:table-cell office:value-type="float" office:value="953" calcext:value-type="float">
            <text:p>953</text:p>
          </table:table-cell>
          <table:table-cell office:value-type="float" office:value="1.265685" calcext:value-type="float">
            <text:p>1.265685</text:p>
          </table:table-cell>
          <table:table-cell office:value-type="float" office:value="100.764516" calcext:value-type="float">
            <text:p>100.764516</text:p>
          </table:table-cell>
          <table:table-cell office:value-type="float" office:value="99.498832" calcext:value-type="float">
            <text:p>99.498832</text:p>
          </table:table-cell>
          <table:table-cell office:value-type="float" office:value="0.003148" calcext:value-type="float">
            <text:p>0.003148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776" calcext:value-type="float">
            <text:p>177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.251923" calcext:value-type="float">
            <text:p>1.251923</text:p>
          </table:table-cell>
          <table:table-cell office:value-type="float" office:value="98.206787" calcext:value-type="float">
            <text:p>98.206787</text:p>
          </table:table-cell>
          <table:table-cell office:value-type="float" office:value="96.954864" calcext:value-type="float">
            <text:p>96.954864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110" calcext:value-type="float">
            <text:p>1110</text:p>
          </table:table-cell>
          <table:table-cell office:value-type="float" office:value="1050" calcext:value-type="float">
            <text:p>105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.269504" calcext:value-type="float">
            <text:p>1.269504</text:p>
          </table:table-cell>
          <table:table-cell office:value-type="float" office:value="98.690649" calcext:value-type="float">
            <text:p>98.690649</text:p>
          </table:table-cell>
          <table:table-cell office:value-type="float" office:value="97.421146" calcext:value-type="float">
            <text:p>97.421146</text:p>
          </table:table-cell>
          <table:table-cell office:value-type="float" office:value="0.000086" calcext:value-type="float">
            <text:p>0.000086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264" calcext:value-type="float">
            <text:p>9264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3.072545" calcext:value-type="float">
            <text:p>3.072545</text:p>
          </table:table-cell>
          <table:table-cell office:value-type="float" office:value="99.336194" calcext:value-type="float">
            <text:p>99.336194</text:p>
          </table:table-cell>
          <table:table-cell office:value-type="float" office:value="96.263649" calcext:value-type="float">
            <text:p>96.263649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644284" calcext:value-type="float">
            <text:p>8644284</text:p>
          </table:table-cell>
          <table:table-cell office:value-type="float" office:value="8256096" calcext:value-type="float">
            <text:p>8256096</text:p>
          </table:table-cell>
          <table:table-cell office:value-type="float" office:value="8217" calcext:value-type="float">
            <text:p>8217</text:p>
          </table:table-cell>
          <table:table-cell office:value-type="float" office:value="7848" calcext:value-type="float">
            <text:p>7848</text:p>
          </table:table-cell>
          <table:table-cell office:value-type="float" office:value="1.011189" calcext:value-type="float">
            <text:p>1.011189</text:p>
          </table:table-cell>
          <table:table-cell office:value-type="float" office:value="100.275357" calcext:value-type="float">
            <text:p>100.275357</text:p>
          </table:table-cell>
          <table:table-cell office:value-type="float" office:value="99.264168" calcext:value-type="float">
            <text:p>99.264168</text:p>
          </table:table-cell>
          <table:table-cell office:value-type="float" office:value="0.665384" calcext:value-type="float">
            <text:p>0.665384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644284" calcext:value-type="float">
            <text:p>8644284</text:p>
          </table:table-cell>
          <table:table-cell office:value-type="float" office:value="4299524" calcext:value-type="float">
            <text:p>4299524</text:p>
          </table:table-cell>
          <table:table-cell office:value-type="float" office:value="8217" calcext:value-type="float">
            <text:p>8217</text:p>
          </table:table-cell>
          <table:table-cell office:value-type="float" office:value="4087" calcext:value-type="float">
            <text:p>4087</text:p>
          </table:table-cell>
          <table:table-cell office:value-type="float" office:value="1.067839" calcext:value-type="float">
            <text:p>1.067839</text:p>
          </table:table-cell>
          <table:table-cell office:value-type="float" office:value="100.74651" calcext:value-type="float">
            <text:p>100.74651</text:p>
          </table:table-cell>
          <table:table-cell office:value-type="float" office:value="99.678671" calcext:value-type="float">
            <text:p>99.678671</text:p>
          </table:table-cell>
          <table:table-cell office:value-type="float" office:value="0.345071" calcext:value-type="float">
            <text:p>0.345071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1176" calcext:value-type="float">
            <text:p>41176</text:p>
          </table:table-cell>
          <table:table-cell office:value-type="float" office:value="41096" calcext:value-type="float">
            <text:p>41096</text:p>
          </table:table-cell>
          <table:table-cell office:value-type="float" office:value="1004" calcext:value-type="float">
            <text:p>1004</text:p>
          </table:table-cell>
          <table:table-cell office:value-type="float" office:value="1002" calcext:value-type="float">
            <text:p>1002</text:p>
          </table:table-cell>
          <table:table-cell office:value-type="float" office:value="1.024099" calcext:value-type="float">
            <text:p>1.024099</text:p>
          </table:table-cell>
          <table:table-cell office:value-type="float" office:value="100.876121" calcext:value-type="float">
            <text:p>100.876121</text:p>
          </table:table-cell>
          <table:table-cell office:value-type="float" office:value="99.852022" calcext:value-type="float">
            <text:p>99.852022</text:p>
          </table:table-cell>
          <table:table-cell office:value-type="float" office:value="0.003293" calcext:value-type="float">
            <text:p>0.003293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440" calcext:value-type="float">
            <text:p>14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.019588" calcext:value-type="float">
            <text:p>1.019588</text:p>
          </table:table-cell>
          <table:table-cell office:value-type="float" office:value="100.872877" calcext:value-type="float">
            <text:p>100.872877</text:p>
          </table:table-cell>
          <table:table-cell office:value-type="float" office:value="99.853289" calcext:value-type="float">
            <text:p>99.853289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918" calcext:value-type="float">
            <text:p>918</text:p>
          </table:table-cell>
          <table:table-cell office:value-type="float" office:value="798" calcext:value-type="float">
            <text:p>79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.034353" calcext:value-type="float">
            <text:p>1.034353</text:p>
          </table:table-cell>
          <table:table-cell office:value-type="float" office:value="96.105104" calcext:value-type="float">
            <text:p>96.105104</text:p>
          </table:table-cell>
          <table:table-cell office:value-type="float" office:value="95.070752" calcext:value-type="float">
            <text:p>95.070752</text:p>
          </table:table-cell>
          <table:table-cell office:value-type="float" office:value="0.000067" calcext:value-type="float">
            <text:p>0.000067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822" calcext:value-type="float">
            <text:p>9822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float" office:value="2.892133" calcext:value-type="float">
            <text:p>2.892133</text:p>
          </table:table-cell>
          <table:table-cell office:value-type="float" office:value="100.874643" calcext:value-type="float">
            <text:p>100.874643</text:p>
          </table:table-cell>
          <table:table-cell office:value-type="float" office:value="97.98251" calcext:value-type="float">
            <text:p>97.98251</text:p>
          </table:table-cell>
          <table:table-cell office:value-type="float" office:value="0.000802" calcext:value-type="float">
            <text:p>0.000802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748432" calcext:value-type="float">
            <text:p>8748432</text:p>
          </table:table-cell>
          <table:table-cell office:value-type="float" office:value="8347620" calcext:value-type="float">
            <text:p>8347620</text:p>
          </table:table-cell>
          <table:table-cell office:value-type="float" office:value="8316" calcext:value-type="float">
            <text:p>8316</text:p>
          </table:table-cell>
          <table:table-cell office:value-type="float" office:value="7935" calcext:value-type="float">
            <text:p>7935</text:p>
          </table:table-cell>
          <table:table-cell office:value-type="float" office:value="1.013309" calcext:value-type="float">
            <text:p>1.013309</text:p>
          </table:table-cell>
          <table:table-cell office:value-type="float" office:value="100.478286" calcext:value-type="float">
            <text:p>100.478286</text:p>
          </table:table-cell>
          <table:table-cell office:value-type="float" office:value="99.464977" calcext:value-type="float">
            <text:p>99.464977</text:p>
          </table:table-cell>
          <table:table-cell office:value-type="float" office:value="0.671402" calcext:value-type="float">
            <text:p>0.671402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748432" calcext:value-type="float">
            <text:p>8748432</text:p>
          </table:table-cell>
          <table:table-cell office:value-type="float" office:value="4087020" calcext:value-type="float">
            <text:p>4087020</text:p>
          </table:table-cell>
          <table:table-cell office:value-type="float" office:value="8316" calcext:value-type="float">
            <text:p>8316</text:p>
          </table:table-cell>
          <table:table-cell office:value-type="float" office:value="3885" calcext:value-type="float">
            <text:p>3885</text:p>
          </table:table-cell>
          <table:table-cell office:value-type="float" office:value="1.057003" calcext:value-type="float">
            <text:p>1.057003</text:p>
          </table:table-cell>
          <table:table-cell office:value-type="float" office:value="100.606257" calcext:value-type="float">
            <text:p>100.606257</text:p>
          </table:table-cell>
          <table:table-cell office:value-type="float" office:value="99.549253" calcext:value-type="float">
            <text:p>99.549253</text:p>
          </table:table-cell>
          <table:table-cell office:value-type="float" office:value="0.328442" calcext:value-type="float">
            <text:p>0.328442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4584" calcext:value-type="float">
            <text:p>44584</text:p>
          </table:table-cell>
          <table:table-cell office:value-type="float" office:value="44016" calcext:value-type="float">
            <text:p>44016</text:p>
          </table:table-cell>
          <table:table-cell office:value-type="float" office:value="1089" calcext:value-type="float">
            <text:p>1089</text:p>
          </table:table-cell>
          <table:table-cell office:value-type="float" office:value="1075" calcext:value-type="float">
            <text:p>1075</text:p>
          </table:table-cell>
          <table:table-cell office:value-type="float" office:value="1.024413" calcext:value-type="float">
            <text:p>1.024413</text:p>
          </table:table-cell>
          <table:table-cell office:value-type="float" office:value="100.795349" calcext:value-type="float">
            <text:p>100.795349</text:p>
          </table:table-cell>
          <table:table-cell office:value-type="float" office:value="99.770936" calcext:value-type="float">
            <text:p>99.770936</text:p>
          </table:table-cell>
          <table:table-cell office:value-type="float" office:value="0.003529" calcext:value-type="float">
            <text:p>0.003529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64" calcext:value-type="float">
            <text:p>2064</text:p>
          </table:table-cell>
          <table:table-cell office:value-type="float" office:value="1968" calcext:value-type="float">
            <text:p>1968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1.014687" calcext:value-type="float">
            <text:p>1.014687</text:p>
          </table:table-cell>
          <table:table-cell office:value-type="float" office:value="100.617843" calcext:value-type="float">
            <text:p>100.617843</text:p>
          </table:table-cell>
          <table:table-cell office:value-type="float" office:value="99.603156" calcext:value-type="float">
            <text:p>99.603156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56" calcext:value-type="float">
            <text:p>1356</text:p>
          </table:table-cell>
          <table:table-cell office:value-type="float" office:value="1116" calcext:value-type="float">
            <text:p>1116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.034307" calcext:value-type="float">
            <text:p>1.034307</text:p>
          </table:table-cell>
          <table:table-cell office:value-type="float" office:value="100.610951" calcext:value-type="float">
            <text:p>100.610951</text:p>
          </table:table-cell>
          <table:table-cell office:value-type="float" office:value="99.576644" calcext:value-type="float">
            <text:p>99.576644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976" calcext:value-type="float">
            <text:p>8976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4.257653" calcext:value-type="float">
            <text:p>4.257653</text:p>
          </table:table-cell>
          <table:table-cell office:value-type="float" office:value="99.874849" calcext:value-type="float">
            <text:p>99.874849</text:p>
          </table:table-cell>
          <table:table-cell office:value-type="float" office:value="95.617195" calcext:value-type="float">
            <text:p>95.617195</text:p>
          </table:table-cell>
          <table:table-cell office:value-type="float" office:value="0.000751" calcext:value-type="float">
            <text:p>0.000751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852580" calcext:value-type="float">
            <text:p>8852580</text:p>
          </table:table-cell>
          <table:table-cell office:value-type="float" office:value="8381284" calcext:value-type="float">
            <text:p>8381284</text:p>
          </table:table-cell>
          <table:table-cell office:value-type="float" office:value="8415" calcext:value-type="float">
            <text:p>8415</text:p>
          </table:table-cell>
          <table:table-cell office:value-type="float" office:value="7967" calcext:value-type="float">
            <text:p>7967</text:p>
          </table:table-cell>
          <table:table-cell office:value-type="float" office:value="1.013927" calcext:value-type="float">
            <text:p>1.013927</text:p>
          </table:table-cell>
          <table:table-cell office:value-type="float" office:value="100.195164" calcext:value-type="float">
            <text:p>100.195164</text:p>
          </table:table-cell>
          <table:table-cell office:value-type="float" office:value="99.181237" calcext:value-type="float">
            <text:p>99.181237</text:p>
          </table:table-cell>
          <table:table-cell office:value-type="float" office:value="0.676038" calcext:value-type="float">
            <text:p>0.676038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852580" calcext:value-type="float">
            <text:p>8852580</text:p>
          </table:table-cell>
          <table:table-cell office:value-type="float" office:value="4135412" calcext:value-type="float">
            <text:p>4135412</text:p>
          </table:table-cell>
          <table:table-cell office:value-type="float" office:value="8415" calcext:value-type="float">
            <text:p>8415</text:p>
          </table:table-cell>
          <table:table-cell office:value-type="float" office:value="3931" calcext:value-type="float">
            <text:p>3931</text:p>
          </table:table-cell>
          <table:table-cell office:value-type="float" office:value="1.047255" calcext:value-type="float">
            <text:p>1.047255</text:p>
          </table:table-cell>
          <table:table-cell office:value-type="float" office:value="100.4974" calcext:value-type="float">
            <text:p>100.4974</text:p>
          </table:table-cell>
          <table:table-cell office:value-type="float" office:value="99.450145" calcext:value-type="float">
            <text:p>99.450145</text:p>
          </table:table-cell>
          <table:table-cell office:value-type="float" office:value="0.332662" calcext:value-type="float">
            <text:p>0.332662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3136" calcext:value-type="float">
            <text:p>43136</text:p>
          </table:table-cell>
          <table:table-cell office:value-type="float" office:value="42720" calcext:value-type="float">
            <text:p>42720</text:p>
          </table:table-cell>
          <table:table-cell office:value-type="float" office:value="1051" calcext:value-type="float">
            <text:p>1051</text:p>
          </table:table-cell>
          <table:table-cell office:value-type="float" office:value="1041" calcext:value-type="float">
            <text:p>1041</text:p>
          </table:table-cell>
          <table:table-cell office:value-type="float" office:value="1.005619" calcext:value-type="float">
            <text:p>1.005619</text:p>
          </table:table-cell>
          <table:table-cell office:value-type="float" office:value="100.043089" calcext:value-type="float">
            <text:p>100.043089</text:p>
          </table:table-cell>
          <table:table-cell office:value-type="float" office:value="99.037469" calcext:value-type="float">
            <text:p>99.037469</text:p>
          </table:table-cell>
          <table:table-cell office:value-type="float" office:value="0.003451" calcext:value-type="float">
            <text:p>0.003451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0" calcext:value-type="float">
            <text:p>1680</text:p>
          </table:table-cell>
          <table:table-cell office:value-type="float" office:value="1488" calcext:value-type="float">
            <text:p>148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1.015585" calcext:value-type="float">
            <text:p>1.015585</text:p>
          </table:table-cell>
          <table:table-cell office:value-type="float" office:value="95.464997" calcext:value-type="float">
            <text:p>95.464997</text:p>
          </table:table-cell>
          <table:table-cell office:value-type="float" office:value="94.449411" calcext:value-type="float">
            <text:p>94.449411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164" calcext:value-type="float">
            <text:p>1164</text:p>
          </table:table-cell>
          <table:table-cell office:value-type="float" office:value="954" calcext:value-type="float">
            <text:p>954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.025179" calcext:value-type="float">
            <text:p>1.025179</text:p>
          </table:table-cell>
          <table:table-cell office:value-type="float" office:value="95.962681" calcext:value-type="float">
            <text:p>95.962681</text:p>
          </table:table-cell>
          <table:table-cell office:value-type="float" office:value="94.937502" calcext:value-type="float">
            <text:p>94.937502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128" calcext:value-type="float">
            <text:p>10128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float" office:value="2.992689" calcext:value-type="float">
            <text:p>2.992689</text:p>
          </table:table-cell>
          <table:table-cell office:value-type="float" office:value="99.783018" calcext:value-type="float">
            <text:p>99.783018</text:p>
          </table:table-cell>
          <table:table-cell office:value-type="float" office:value="96.790329" calcext:value-type="float">
            <text:p>96.790329</text:p>
          </table:table-cell>
          <table:table-cell office:value-type="float" office:value="0.000837" calcext:value-type="float">
            <text:p>0.000837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956728" calcext:value-type="float">
            <text:p>8956728</text:p>
          </table:table-cell>
          <table:table-cell office:value-type="float" office:value="8467548" calcext:value-type="float">
            <text:p>8467548</text:p>
          </table:table-cell>
          <table:table-cell office:value-type="float" office:value="8514" calcext:value-type="float">
            <text:p>8514</text:p>
          </table:table-cell>
          <table:table-cell office:value-type="float" office:value="8049" calcext:value-type="float">
            <text:p>8049</text:p>
          </table:table-cell>
          <table:table-cell office:value-type="float" office:value="1.014316" calcext:value-type="float">
            <text:p>1.014316</text:p>
          </table:table-cell>
          <table:table-cell office:value-type="float" office:value="100.478486" calcext:value-type="float">
            <text:p>100.478486</text:p>
          </table:table-cell>
          <table:table-cell office:value-type="float" office:value="99.46417" calcext:value-type="float">
            <text:p>99.46417</text:p>
          </table:table-cell>
          <table:table-cell office:value-type="float" office:value="0.681053" calcext:value-type="float">
            <text:p>0.681053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956728" calcext:value-type="float">
            <text:p>8956728</text:p>
          </table:table-cell>
          <table:table-cell office:value-type="float" office:value="4150140" calcext:value-type="float">
            <text:p>4150140</text:p>
          </table:table-cell>
          <table:table-cell office:value-type="float" office:value="8514" calcext:value-type="float">
            <text:p>8514</text:p>
          </table:table-cell>
          <table:table-cell office:value-type="float" office:value="3945" calcext:value-type="float">
            <text:p>3945</text:p>
          </table:table-cell>
          <table:table-cell office:value-type="float" office:value="1.054599" calcext:value-type="float">
            <text:p>1.054599</text:p>
          </table:table-cell>
          <table:table-cell office:value-type="float" office:value="100.857067" calcext:value-type="float">
            <text:p>100.857067</text:p>
          </table:table-cell>
          <table:table-cell office:value-type="float" office:value="99.802468" calcext:value-type="float">
            <text:p>99.802468</text:p>
          </table:table-cell>
          <table:table-cell office:value-type="float" office:value="0.332668" calcext:value-type="float">
            <text:p>0.332668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2896" calcext:value-type="float">
            <text:p>42896</text:p>
          </table:table-cell>
          <table:table-cell office:value-type="float" office:value="42584" calcext:value-type="float">
            <text:p>42584</text:p>
          </table:table-cell>
          <table:table-cell office:value-type="float" office:value="1046" calcext:value-type="float">
            <text:p>1046</text:p>
          </table:table-cell>
          <table:table-cell office:value-type="float" office:value="1039" calcext:value-type="float">
            <text:p>1039</text:p>
          </table:table-cell>
          <table:table-cell office:value-type="float" office:value="1.025661" calcext:value-type="float">
            <text:p>1.025661</text:p>
          </table:table-cell>
          <table:table-cell office:value-type="float" office:value="100.587422" calcext:value-type="float">
            <text:p>100.587422</text:p>
          </table:table-cell>
          <table:table-cell office:value-type="float" office:value="99.561762" calcext:value-type="float">
            <text:p>99.561762</text:p>
          </table:table-cell>
          <table:table-cell office:value-type="float" office:value="0.003422" calcext:value-type="float">
            <text:p>0.003422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12" calcext:value-type="float">
            <text:p>2112</text:p>
          </table:table-cell>
          <table:table-cell office:value-type="float" office:value="1920" calcext:value-type="float">
            <text:p>192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.016015" calcext:value-type="float">
            <text:p>1.016015</text:p>
          </table:table-cell>
          <table:table-cell office:value-type="float" office:value="100.592241" calcext:value-type="float">
            <text:p>100.592241</text:p>
          </table:table-cell>
          <table:table-cell office:value-type="float" office:value="99.576226" calcext:value-type="float">
            <text:p>99.576226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26" calcext:value-type="float">
            <text:p>1326</text:p>
          </table:table-cell>
          <table:table-cell office:value-type="float" office:value="1098" calcext:value-type="float">
            <text:p>1098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1.037001" calcext:value-type="float">
            <text:p>1.037001</text:p>
          </table:table-cell>
          <table:table-cell office:value-type="float" office:value="100.734237" calcext:value-type="float">
            <text:p>100.734237</text:p>
          </table:table-cell>
          <table:table-cell office:value-type="float" office:value="99.697236" calcext:value-type="float">
            <text:p>99.697236</text:p>
          </table:table-cell>
          <table:table-cell office:value-type="float" office:value="0.000088" calcext:value-type="float">
            <text:p>0.000088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552" calcext:value-type="float">
            <text:p>9552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float" office:value="3.109112" calcext:value-type="float">
            <text:p>3.109112</text:p>
          </table:table-cell>
          <table:table-cell office:value-type="float" office:value="99.039404" calcext:value-type="float">
            <text:p>99.039404</text:p>
          </table:table-cell>
          <table:table-cell office:value-type="float" office:value="95.930291" calcext:value-type="float">
            <text:p>95.930291</text:p>
          </table:table-cell>
          <table:table-cell office:value-type="float" office:value="0.000797" calcext:value-type="float">
            <text:p>0.000797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060876" calcext:value-type="float">
            <text:p>9060876</text:p>
          </table:table-cell>
          <table:table-cell office:value-type="float" office:value="8502264" calcext:value-type="float">
            <text:p>8502264</text:p>
          </table:table-cell>
          <table:table-cell office:value-type="float" office:value="8613" calcext:value-type="float">
            <text:p>8613</text:p>
          </table:table-cell>
          <table:table-cell office:value-type="float" office:value="8082" calcext:value-type="float">
            <text:p>8082</text:p>
          </table:table-cell>
          <table:table-cell office:value-type="float" office:value="1.013549" calcext:value-type="float">
            <text:p>1.013549</text:p>
          </table:table-cell>
          <table:table-cell office:value-type="float" office:value="100.353379" calcext:value-type="float">
            <text:p>100.353379</text:p>
          </table:table-cell>
          <table:table-cell office:value-type="float" office:value="99.33983" calcext:value-type="float">
            <text:p>99.33983</text:p>
          </table:table-cell>
          <table:table-cell office:value-type="float" office:value="0.684701" calcext:value-type="float">
            <text:p>0.684701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060876" calcext:value-type="float">
            <text:p>9060876</text:p>
          </table:table-cell>
          <table:table-cell office:value-type="float" office:value="3993392" calcext:value-type="float">
            <text:p>3993392</text:p>
          </table:table-cell>
          <table:table-cell office:value-type="float" office:value="8613" calcext:value-type="float">
            <text:p>8613</text:p>
          </table:table-cell>
          <table:table-cell office:value-type="float" office:value="3796" calcext:value-type="float">
            <text:p>3796</text:p>
          </table:table-cell>
          <table:table-cell office:value-type="float" office:value="1.069227" calcext:value-type="float">
            <text:p>1.069227</text:p>
          </table:table-cell>
          <table:table-cell office:value-type="float" office:value="100.864143" calcext:value-type="float">
            <text:p>100.864143</text:p>
          </table:table-cell>
          <table:table-cell office:value-type="float" office:value="99.794917" calcext:value-type="float">
            <text:p>99.794917</text:p>
          </table:table-cell>
          <table:table-cell office:value-type="float" office:value="0.320128" calcext:value-type="float">
            <text:p>0.320128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7280" calcext:value-type="float">
            <text:p>47280</text:p>
          </table:table-cell>
          <table:table-cell office:value-type="float" office:value="47080" calcext:value-type="float">
            <text:p>47080</text:p>
          </table:table-cell>
          <table:table-cell office:value-type="float" office:value="1157" calcext:value-type="float">
            <text:p>1157</text:p>
          </table:table-cell>
          <table:table-cell office:value-type="float" office:value="1152" calcext:value-type="float">
            <text:p>1152</text:p>
          </table:table-cell>
          <table:table-cell office:value-type="float" office:value="1.025887" calcext:value-type="float">
            <text:p>1.025887</text:p>
          </table:table-cell>
          <table:table-cell office:value-type="float" office:value="100.868067" calcext:value-type="float">
            <text:p>100.868067</text:p>
          </table:table-cell>
          <table:table-cell office:value-type="float" office:value="99.842179" calcext:value-type="float">
            <text:p>99.842179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6" calcext:value-type="float">
            <text:p>1776</text:p>
          </table:table-cell>
          <table:table-cell office:value-type="float" office:value="1728" calcext:value-type="float">
            <text:p>172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1.015147" calcext:value-type="float">
            <text:p>1.015147</text:p>
          </table:table-cell>
          <table:table-cell office:value-type="float" office:value="100.872865" calcext:value-type="float">
            <text:p>100.872865</text:p>
          </table:table-cell>
          <table:table-cell office:value-type="float" office:value="99.857718" calcext:value-type="float">
            <text:p>99.857718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146" calcext:value-type="float">
            <text:p>1146</text:p>
          </table:table-cell>
          <table:table-cell office:value-type="float" office:value="996" calcext:value-type="float">
            <text:p>996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1.041295" calcext:value-type="float">
            <text:p>1.041295</text:p>
          </table:table-cell>
          <table:table-cell office:value-type="float" office:value="100.858609" calcext:value-type="float">
            <text:p>100.858609</text:p>
          </table:table-cell>
          <table:table-cell office:value-type="float" office:value="99.817314" calcext:value-type="float">
            <text:p>99.817314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390" calcext:value-type="float">
            <text:p>9390</text:p>
          </table:table-cell>
          <table:table-cell office:value-type="float" office:value="9246" calcext:value-type="float">
            <text:p>9246</text:p>
          </table:table-cell>
          <table:table-cell office:value-type="float" office:value="196" calcext:value-type="float">
            <text:p>196</text:p>
          </table:table-cell>
          <table:table-cell office:value-type="float" office:value="193" calcext:value-type="float">
            <text:p>193</text:p>
          </table:table-cell>
          <table:table-cell office:value-type="float" office:value="3.722266" calcext:value-type="float">
            <text:p>3.722266</text:p>
          </table:table-cell>
          <table:table-cell office:value-type="float" office:value="100.992054" calcext:value-type="float">
            <text:p>100.992054</text:p>
          </table:table-cell>
          <table:table-cell office:value-type="float" office:value="97.269788" calcext:value-type="float">
            <text:p>97.269788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166076" calcext:value-type="float">
            <text:p>9166076</text:p>
          </table:table-cell>
          <table:table-cell office:value-type="float" office:value="8594840" calcext:value-type="float">
            <text:p>8594840</text:p>
          </table:table-cell>
          <table:table-cell office:value-type="float" office:value="8713" calcext:value-type="float">
            <text:p>8713</text:p>
          </table:table-cell>
          <table:table-cell office:value-type="float" office:value="8170" calcext:value-type="float">
            <text:p>8170</text:p>
          </table:table-cell>
          <table:table-cell office:value-type="float" office:value="1.007369" calcext:value-type="float">
            <text:p>1.007369</text:p>
          </table:table-cell>
          <table:table-cell office:value-type="float" office:value="100.502593" calcext:value-type="float">
            <text:p>100.502593</text:p>
          </table:table-cell>
          <table:table-cell office:value-type="float" office:value="99.495224" calcext:value-type="float">
            <text:p>99.495224</text:p>
          </table:table-cell>
          <table:table-cell office:value-type="float" office:value="0.691076" calcext:value-type="float">
            <text:p>0.691076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166076" calcext:value-type="float">
            <text:p>9166076</text:p>
          </table:table-cell>
          <table:table-cell office:value-type="float" office:value="3880828" calcext:value-type="float">
            <text:p>3880828</text:p>
          </table:table-cell>
          <table:table-cell office:value-type="float" office:value="8713" calcext:value-type="float">
            <text:p>8713</text:p>
          </table:table-cell>
          <table:table-cell office:value-type="float" office:value="3689" calcext:value-type="float">
            <text:p>3689</text:p>
          </table:table-cell>
          <table:table-cell office:value-type="float" office:value="1.052745" calcext:value-type="float">
            <text:p>1.052745</text:p>
          </table:table-cell>
          <table:table-cell office:value-type="float" office:value="100.940366" calcext:value-type="float">
            <text:p>100.940366</text:p>
          </table:table-cell>
          <table:table-cell office:value-type="float" office:value="99.887621" calcext:value-type="float">
            <text:p>99.887621</text:p>
          </table:table-cell>
          <table:table-cell office:value-type="float" office:value="0.310816" calcext:value-type="float">
            <text:p>0.310816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6784" calcext:value-type="float">
            <text:p>46784</text:p>
          </table:table-cell>
          <table:table-cell office:value-type="float" office:value="46152" calcext:value-type="float">
            <text:p>46152</text:p>
          </table:table-cell>
          <table:table-cell office:value-type="float" office:value="1143" calcext:value-type="float">
            <text:p>1143</text:p>
          </table:table-cell>
          <table:table-cell office:value-type="float" office:value="1128" calcext:value-type="float">
            <text:p>1128</text:p>
          </table:table-cell>
          <table:table-cell office:value-type="float" office:value="1.020491" calcext:value-type="float">
            <text:p>1.020491</text:p>
          </table:table-cell>
          <table:table-cell office:value-type="float" office:value="100.944762" calcext:value-type="float">
            <text:p>100.944762</text:p>
          </table:table-cell>
          <table:table-cell office:value-type="float" office:value="99.924271" calcext:value-type="float">
            <text:p>99.924271</text:p>
          </table:table-cell>
          <table:table-cell office:value-type="float" office:value="0.003695" calcext:value-type="float">
            <text:p>0.003695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52" calcext:value-type="float">
            <text:p>1952</text:p>
          </table:table-cell>
          <table:table-cell office:value-type="float" office:value="1672" calcext:value-type="float">
            <text:p>1672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1.010127" calcext:value-type="float">
            <text:p>1.010127</text:p>
          </table:table-cell>
          <table:table-cell office:value-type="float" office:value="97.928504" calcext:value-type="float">
            <text:p>97.928504</text:p>
          </table:table-cell>
          <table:table-cell office:value-type="float" office:value="96.918377" calcext:value-type="float">
            <text:p>96.918377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16" calcext:value-type="float">
            <text:p>1416</text:p>
          </table:table-cell>
          <table:table-cell office:value-type="float" office:value="1356" calcext:value-type="float">
            <text:p>1356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1.024992" calcext:value-type="float">
            <text:p>1.024992</text:p>
          </table:table-cell>
          <table:table-cell office:value-type="float" office:value="98.420708" calcext:value-type="float">
            <text:p>98.420708</text:p>
          </table:table-cell>
          <table:table-cell office:value-type="float" office:value="97.395716" calcext:value-type="float">
            <text:p>97.395716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416" calcext:value-type="float">
            <text:p>10416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3.075565" calcext:value-type="float">
            <text:p>3.075565</text:p>
          </table:table-cell>
          <table:table-cell office:value-type="float" office:value="100.943384" calcext:value-type="float">
            <text:p>100.943384</text:p>
          </table:table-cell>
          <table:table-cell office:value-type="float" office:value="97.867819" calcext:value-type="float">
            <text:p>97.867819</text:p>
          </table:table-cell>
          <table:table-cell office:value-type="float" office:value="0.000851" calcext:value-type="float">
            <text:p>0.000851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270224" calcext:value-type="float">
            <text:p>9270224</text:p>
          </table:table-cell>
          <table:table-cell office:value-type="float" office:value="8726340" calcext:value-type="float">
            <text:p>8726340</text:p>
          </table:table-cell>
          <table:table-cell office:value-type="float" office:value="8812" calcext:value-type="float">
            <text:p>8812</text:p>
          </table:table-cell>
          <table:table-cell office:value-type="float" office:value="8295" calcext:value-type="float">
            <text:p>8295</text:p>
          </table:table-cell>
          <table:table-cell office:value-type="float" office:value="1.009569" calcext:value-type="float">
            <text:p>1.009569</text:p>
          </table:table-cell>
          <table:table-cell office:value-type="float" office:value="100.304049" calcext:value-type="float">
            <text:p>100.304049</text:p>
          </table:table-cell>
          <table:table-cell office:value-type="float" office:value="99.29448" calcext:value-type="float">
            <text:p>99.29448</text:p>
          </table:table-cell>
          <table:table-cell office:value-type="float" office:value="0.703067" calcext:value-type="float">
            <text:p>0.703067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270224" calcext:value-type="float">
            <text:p>9270224</text:p>
          </table:table-cell>
          <table:table-cell office:value-type="float" office:value="3766160" calcext:value-type="float">
            <text:p>3766160</text:p>
          </table:table-cell>
          <table:table-cell office:value-type="float" office:value="8812" calcext:value-type="float">
            <text:p>8812</text:p>
          </table:table-cell>
          <table:table-cell office:value-type="float" office:value="3580" calcext:value-type="float">
            <text:p>3580</text:p>
          </table:table-cell>
          <table:table-cell office:value-type="float" office:value="2.048151" calcext:value-type="float">
            <text:p>2.048151</text:p>
          </table:table-cell>
          <table:table-cell office:value-type="float" office:value="100.731103" calcext:value-type="float">
            <text:p>100.731103</text:p>
          </table:table-cell>
          <table:table-cell office:value-type="float" office:value="98.682951" calcext:value-type="float">
            <text:p>98.682951</text:p>
          </table:table-cell>
          <table:table-cell office:value-type="float" office:value="0.305314" calcext:value-type="float">
            <text:p>0.305314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8688" calcext:value-type="float">
            <text:p>48688</text:p>
          </table:table-cell>
          <table:table-cell office:value-type="float" office:value="48440" calcext:value-type="float">
            <text:p>48440</text:p>
          </table:table-cell>
          <table:table-cell office:value-type="float" office:value="1193" calcext:value-type="float">
            <text:p>1193</text:p>
          </table:table-cell>
          <table:table-cell office:value-type="float" office:value="1187" calcext:value-type="float">
            <text:p>1187</text:p>
          </table:table-cell>
          <table:table-cell office:value-type="float" office:value="1.021833" calcext:value-type="float">
            <text:p>1.021833</text:p>
          </table:table-cell>
          <table:table-cell office:value-type="float" office:value="100.207845" calcext:value-type="float">
            <text:p>100.207845</text:p>
          </table:table-cell>
          <table:table-cell office:value-type="float" office:value="99.186013" calcext:value-type="float">
            <text:p>99.186013</text:p>
          </table:table-cell>
          <table:table-cell office:value-type="float" office:value="0.003907" calcext:value-type="float">
            <text:p>0.003907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88" calcext:value-type="float">
            <text:p>1288</text:p>
          </table:table-cell>
          <table:table-cell office:value-type="float" office:value="1192" calcext:value-type="float">
            <text:p>1192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.012067" calcext:value-type="float">
            <text:p>1.012067</text:p>
          </table:table-cell>
          <table:table-cell office:value-type="float" office:value="98.945525" calcext:value-type="float">
            <text:p>98.945525</text:p>
          </table:table-cell>
          <table:table-cell office:value-type="float" office:value="97.933458" calcext:value-type="float">
            <text:p>97.933458</text:p>
          </table:table-cell>
          <table:table-cell office:value-type="float" office:value="0.000097" calcext:value-type="float">
            <text:p>0.000097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894" calcext:value-type="float">
            <text:p>894</text:p>
          </table:table-cell>
          <table:table-cell office:value-type="float" office:value="834" calcext:value-type="float">
            <text:p>83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.031428" calcext:value-type="float">
            <text:p>2.031428</text:p>
          </table:table-cell>
          <table:table-cell office:value-type="float" office:value="99.434904" calcext:value-type="float">
            <text:p>99.434904</text:p>
          </table:table-cell>
          <table:table-cell office:value-type="float" office:value="97.403476" calcext:value-type="float">
            <text:p>97.403476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080" calcext:value-type="float">
            <text:p>10080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3.906021" calcext:value-type="float">
            <text:p>3.906021</text:p>
          </table:table-cell>
          <table:table-cell office:value-type="float" office:value="99.885452" calcext:value-type="float">
            <text:p>99.885452</text:p>
          </table:table-cell>
          <table:table-cell office:value-type="float" office:value="95.979431" calcext:value-type="float">
            <text:p>95.979431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374372" calcext:value-type="float">
            <text:p>9374372</text:p>
          </table:table-cell>
          <table:table-cell office:value-type="float" office:value="8822072" calcext:value-type="float">
            <text:p>8822072</text:p>
          </table:table-cell>
          <table:table-cell office:value-type="float" office:value="8911" calcext:value-type="float">
            <text:p>8911</text:p>
          </table:table-cell>
          <table:table-cell office:value-type="float" office:value="8386" calcext:value-type="float">
            <text:p>8386</text:p>
          </table:table-cell>
          <table:table-cell office:value-type="float" office:value="1.01577" calcext:value-type="float">
            <text:p>1.01577</text:p>
          </table:table-cell>
          <table:table-cell office:value-type="float" office:value="100.489303" calcext:value-type="float">
            <text:p>100.489303</text:p>
          </table:table-cell>
          <table:table-cell office:value-type="float" office:value="99.473533" calcext:value-type="float">
            <text:p>99.473533</text:p>
          </table:table-cell>
          <table:table-cell office:value-type="float" office:value="0.709501" calcext:value-type="float">
            <text:p>0.709501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374372" calcext:value-type="float">
            <text:p>9374372</text:p>
          </table:table-cell>
          <table:table-cell office:value-type="float" office:value="3806136" calcext:value-type="float">
            <text:p>3806136</text:p>
          </table:table-cell>
          <table:table-cell office:value-type="float" office:value="8911" calcext:value-type="float">
            <text:p>8911</text:p>
          </table:table-cell>
          <table:table-cell office:value-type="float" office:value="3618" calcext:value-type="float">
            <text:p>3618</text:p>
          </table:table-cell>
          <table:table-cell office:value-type="float" office:value="1.282935" calcext:value-type="float">
            <text:p>1.282935</text:p>
          </table:table-cell>
          <table:table-cell office:value-type="float" office:value="101.22008" calcext:value-type="float">
            <text:p>101.22008</text:p>
          </table:table-cell>
          <table:table-cell office:value-type="float" office:value="99.937145" calcext:value-type="float">
            <text:p>99.937145</text:p>
          </table:table-cell>
          <table:table-cell office:value-type="float" office:value="0.304682" calcext:value-type="float">
            <text:p>0.304682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8352" calcext:value-type="float">
            <text:p>48352</text:p>
          </table:table-cell>
          <table:table-cell office:value-type="float" office:value="48104" calcext:value-type="float">
            <text:p>48104</text:p>
          </table:table-cell>
          <table:table-cell office:value-type="float" office:value="1185" calcext:value-type="float">
            <text:p>1185</text:p>
          </table:table-cell>
          <table:table-cell office:value-type="float" office:value="1179" calcext:value-type="float">
            <text:p>1179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00.921359" calcext:value-type="float">
            <text:p>100.921359</text:p>
          </table:table-cell>
          <table:table-cell office:value-type="float" office:value="99.666547" calcext:value-type="float">
            <text:p>99.666547</text:p>
          </table:table-cell>
          <table:table-cell office:value-type="float" office:value="0.003861" calcext:value-type="float">
            <text:p>0.003861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52" calcext:value-type="float">
            <text:p>1152</text:p>
          </table:table-cell>
          <table:table-cell office:value-type="float" office:value="1104" calcext:value-type="float">
            <text:p>1104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.245067" calcext:value-type="float">
            <text:p>1.245067</text:p>
          </table:table-cell>
          <table:table-cell office:value-type="float" office:value="98.056308" calcext:value-type="float">
            <text:p>98.056308</text:p>
          </table:table-cell>
          <table:table-cell office:value-type="float" office:value="96.811242" calcext:value-type="float">
            <text:p>96.811242</text:p>
          </table:table-cell>
          <table:table-cell office:value-type="float" office:value="0.000091" calcext:value-type="float">
            <text:p>0.000091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882" calcext:value-type="float">
            <text:p>882</text:p>
          </table:table-cell>
          <table:table-cell office:value-type="float" office:value="762" calcext:value-type="float">
            <text:p>76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.266173" calcext:value-type="float">
            <text:p>1.266173</text:p>
          </table:table-cell>
          <table:table-cell office:value-type="float" office:value="98.551767" calcext:value-type="float">
            <text:p>98.551767</text:p>
          </table:table-cell>
          <table:table-cell office:value-type="float" office:value="97.285594" calcext:value-type="float">
            <text:p>97.285594</text:p>
          </table:table-cell>
          <table:table-cell office:value-type="float" office:value="0.000063" calcext:value-type="float">
            <text:p>0.000063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368" calcext:value-type="float">
            <text:p>10368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float" office:value="2.929477" calcext:value-type="float">
            <text:p>2.929477</text:p>
          </table:table-cell>
          <table:table-cell office:value-type="float" office:value="100.919901" calcext:value-type="float">
            <text:p>100.919901</text:p>
          </table:table-cell>
          <table:table-cell office:value-type="float" office:value="97.990424" calcext:value-type="float">
            <text:p>97.990424</text:p>
          </table:table-cell>
          <table:table-cell office:value-type="float" office:value="0.000846" calcext:value-type="float">
            <text:p>0.000846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477468" calcext:value-type="float">
            <text:p>9477468</text:p>
          </table:table-cell>
          <table:table-cell office:value-type="float" office:value="8906232" calcext:value-type="float">
            <text:p>8906232</text:p>
          </table:table-cell>
          <table:table-cell office:value-type="float" office:value="9009" calcext:value-type="float">
            <text:p>9009</text:p>
          </table:table-cell>
          <table:table-cell office:value-type="float" office:value="8466" calcext:value-type="float">
            <text:p>8466</text:p>
          </table:table-cell>
          <table:table-cell office:value-type="float" office:value="1.015489" calcext:value-type="float">
            <text:p>1.015489</text:p>
          </table:table-cell>
          <table:table-cell office:value-type="float" office:value="100.420519" calcext:value-type="float">
            <text:p>100.420519</text:p>
          </table:table-cell>
          <table:table-cell office:value-type="float" office:value="99.40503" calcext:value-type="float">
            <text:p>99.40503</text:p>
          </table:table-cell>
          <table:table-cell office:value-type="float" office:value="0.716763" calcext:value-type="float">
            <text:p>0.716763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477468" calcext:value-type="float">
            <text:p>9477468</text:p>
          </table:table-cell>
          <table:table-cell office:value-type="float" office:value="3703040" calcext:value-type="float">
            <text:p>3703040</text:p>
          </table:table-cell>
          <table:table-cell office:value-type="float" office:value="9009" calcext:value-type="float">
            <text:p>9009</text:p>
          </table:table-cell>
          <table:table-cell office:value-type="float" office:value="3520" calcext:value-type="float">
            <text:p>3520</text:p>
          </table:table-cell>
          <table:table-cell office:value-type="float" office:value="1.059745" calcext:value-type="float">
            <text:p>1.059745</text:p>
          </table:table-cell>
          <table:table-cell office:value-type="float" office:value="100.851153" calcext:value-type="float">
            <text:p>100.851153</text:p>
          </table:table-cell>
          <table:table-cell office:value-type="float" office:value="99.791408" calcext:value-type="float">
            <text:p>99.791408</text:p>
          </table:table-cell>
          <table:table-cell office:value-type="float" office:value="0.296862" calcext:value-type="float">
            <text:p>0.296862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1072" calcext:value-type="float">
            <text:p>51072</text:p>
          </table:table-cell>
          <table:table-cell office:value-type="float" office:value="50872" calcext:value-type="float">
            <text:p>50872</text:p>
          </table:table-cell>
          <table:table-cell office:value-type="float" office:value="1251" calcext:value-type="float">
            <text:p>1251</text:p>
          </table:table-cell>
          <table:table-cell office:value-type="float" office:value="1246" calcext:value-type="float">
            <text:p>1246</text:p>
          </table:table-cell>
          <table:table-cell office:value-type="float" office:value="1.032868" calcext:value-type="float">
            <text:p>1.032868</text:p>
          </table:table-cell>
          <table:table-cell office:value-type="float" office:value="100.433798" calcext:value-type="float">
            <text:p>100.433798</text:p>
          </table:table-cell>
          <table:table-cell office:value-type="float" office:value="99.40093" calcext:value-type="float">
            <text:p>99.40093</text:p>
          </table:table-cell>
          <table:table-cell office:value-type="float" office:value="0.004094" calcext:value-type="float">
            <text:p>0.004094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04" calcext:value-type="float">
            <text:p>110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.017347" calcext:value-type="float">
            <text:p>1.017347</text:p>
          </table:table-cell>
          <table:table-cell office:value-type="float" office:value="94.324229" calcext:value-type="float">
            <text:p>94.324229</text:p>
          </table:table-cell>
          <table:table-cell office:value-type="float" office:value="93.306882" calcext:value-type="float">
            <text:p>93.306882</text:p>
          </table:table-cell>
          <table:table-cell office:value-type="float" office:value="0.000095" calcext:value-type="float">
            <text:p>0.000095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882" calcext:value-type="float">
            <text:p>882</text:p>
          </table:table-cell>
          <table:table-cell office:value-type="float" office:value="732" calcext:value-type="float">
            <text:p>73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.042581" calcext:value-type="float">
            <text:p>1.042581</text:p>
          </table:table-cell>
          <table:table-cell office:value-type="float" office:value="94.27478" calcext:value-type="float">
            <text:p>94.27478</text:p>
          </table:table-cell>
          <table:table-cell office:value-type="float" office:value="93.232199" calcext:value-type="float">
            <text:p>93.232199</text:p>
          </table:table-cell>
          <table:table-cell office:value-type="float" office:value="0.000063" calcext:value-type="float">
            <text:p>0.000063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800" calcext:value-type="float">
            <text:p>10800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2.757455" calcext:value-type="float">
            <text:p>2.757455</text:p>
          </table:table-cell>
          <table:table-cell office:value-type="float" office:value="100.158996" calcext:value-type="float">
            <text:p>100.158996</text:p>
          </table:table-cell>
          <table:table-cell office:value-type="float" office:value="97.401541" calcext:value-type="float">
            <text:p>97.401541</text:p>
          </table:table-cell>
          <table:table-cell office:value-type="float" office:value="0.000887" calcext:value-type="float">
            <text:p>0.000887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582668" calcext:value-type="float">
            <text:p>9582668</text:p>
          </table:table-cell>
          <table:table-cell office:value-type="float" office:value="8752640" calcext:value-type="float">
            <text:p>8752640</text:p>
          </table:table-cell>
          <table:table-cell office:value-type="float" office:value="9109" calcext:value-type="float">
            <text:p>9109</text:p>
          </table:table-cell>
          <table:table-cell office:value-type="float" office:value="8320" calcext:value-type="float">
            <text:p>8320</text:p>
          </table:table-cell>
          <table:table-cell office:value-type="float" office:value="1.015033" calcext:value-type="float">
            <text:p>1.015033</text:p>
          </table:table-cell>
          <table:table-cell office:value-type="float" office:value="100.245663" calcext:value-type="float">
            <text:p>100.245663</text:p>
          </table:table-cell>
          <table:table-cell office:value-type="float" office:value="99.23063" calcext:value-type="float">
            <text:p>99.23063</text:p>
          </table:table-cell>
          <table:table-cell office:value-type="float" office:value="0.70564" calcext:value-type="float">
            <text:p>0.70564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582668" calcext:value-type="float">
            <text:p>9582668</text:p>
          </table:table-cell>
          <table:table-cell office:value-type="float" office:value="3536824" calcext:value-type="float">
            <text:p>3536824</text:p>
          </table:table-cell>
          <table:table-cell office:value-type="float" office:value="9109" calcext:value-type="float">
            <text:p>9109</text:p>
          </table:table-cell>
          <table:table-cell office:value-type="float" office:value="3362" calcext:value-type="float">
            <text:p>3362</text:p>
          </table:table-cell>
          <table:table-cell office:value-type="float" office:value="1.305918" calcext:value-type="float">
            <text:p>1.305918</text:p>
          </table:table-cell>
          <table:table-cell office:value-type="float" office:value="100.512599" calcext:value-type="float">
            <text:p>100.512599</text:p>
          </table:table-cell>
          <table:table-cell office:value-type="float" office:value="99.206681" calcext:value-type="float">
            <text:p>99.206681</text:p>
          </table:table-cell>
          <table:table-cell office:value-type="float" office:value="0.285209" calcext:value-type="float">
            <text:p>0.285209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7272" calcext:value-type="float">
            <text:p>57272</text:p>
          </table:table-cell>
          <table:table-cell office:value-type="float" office:value="56200" calcext:value-type="float">
            <text:p>56200</text:p>
          </table:table-cell>
          <table:table-cell office:value-type="float" office:value="1406" calcext:value-type="float">
            <text:p>1406</text:p>
          </table:table-cell>
          <table:table-cell office:value-type="float" office:value="1381" calcext:value-type="float">
            <text:p>1381</text:p>
          </table:table-cell>
          <table:table-cell office:value-type="float" office:value="1.259333" calcext:value-type="float">
            <text:p>1.259333</text:p>
          </table:table-cell>
          <table:table-cell office:value-type="float" office:value="100.060938" calcext:value-type="float">
            <text:p>100.060938</text:p>
          </table:table-cell>
          <table:table-cell office:value-type="float" office:value="98.801605" calcext:value-type="float">
            <text:p>98.801605</text:p>
          </table:table-cell>
          <table:table-cell office:value-type="float" office:value="0.004551" calcext:value-type="float">
            <text:p>0.004551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56" calcext:value-type="float">
            <text:p>1856</text:p>
          </table:table-cell>
          <table:table-cell office:value-type="float" office:value="1376" calcext:value-type="float">
            <text:p>1376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1.250067" calcext:value-type="float">
            <text:p>1.250067</text:p>
          </table:table-cell>
          <table:table-cell office:value-type="float" office:value="100.062357" calcext:value-type="float">
            <text:p>100.062357</text:p>
          </table:table-cell>
          <table:table-cell office:value-type="float" office:value="98.81229" calcext:value-type="float">
            <text:p>98.81229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14" calcext:value-type="float">
            <text:p>1314</text:p>
          </table:table-cell>
          <table:table-cell office:value-type="float" office:value="1134" calcext:value-type="float">
            <text:p>1134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.271453" calcext:value-type="float">
            <text:p>1.271453</text:p>
          </table:table-cell>
          <table:table-cell office:value-type="float" office:value="100.489561" calcext:value-type="float">
            <text:p>100.489561</text:p>
          </table:table-cell>
          <table:table-cell office:value-type="float" office:value="99.218108" calcext:value-type="float">
            <text:p>99.218108</text:p>
          </table:table-cell>
          <table:table-cell office:value-type="float" office:value="0.000091" calcext:value-type="float">
            <text:p>0.000091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656" calcext:value-type="float">
            <text:p>10656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3.081524" calcext:value-type="float">
            <text:p>3.081524</text:p>
          </table:table-cell>
          <table:table-cell office:value-type="float" office:value="99.631842" calcext:value-type="float">
            <text:p>99.631842</text:p>
          </table:table-cell>
          <table:table-cell office:value-type="float" office:value="96.550318" calcext:value-type="float">
            <text:p>96.550318</text:p>
          </table:table-cell>
          <table:table-cell office:value-type="float" office:value="0.000883" calcext:value-type="float">
            <text:p>0.000883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686816" calcext:value-type="float">
            <text:p>9686816</text:p>
          </table:table-cell>
          <table:table-cell office:value-type="float" office:value="9013536" calcext:value-type="float">
            <text:p>9013536</text:p>
          </table:table-cell>
          <table:table-cell office:value-type="float" office:value="9208" calcext:value-type="float">
            <text:p>9208</text:p>
          </table:table-cell>
          <table:table-cell office:value-type="float" office:value="8568" calcext:value-type="float">
            <text:p>8568</text:p>
          </table:table-cell>
          <table:table-cell office:value-type="float" office:value="1.013529" calcext:value-type="float">
            <text:p>1.013529</text:p>
          </table:table-cell>
          <table:table-cell office:value-type="float" office:value="100.230914" calcext:value-type="float">
            <text:p>100.230914</text:p>
          </table:table-cell>
          <table:table-cell office:value-type="float" office:value="99.217385" calcext:value-type="float">
            <text:p>99.217385</text:p>
          </table:table-cell>
          <table:table-cell office:value-type="float" office:value="0.726771" calcext:value-type="float">
            <text:p>0.726771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686816" calcext:value-type="float">
            <text:p>9686816</text:p>
          </table:table-cell>
          <table:table-cell office:value-type="float" office:value="3541032" calcext:value-type="float">
            <text:p>3541032</text:p>
          </table:table-cell>
          <table:table-cell office:value-type="float" office:value="9208" calcext:value-type="float">
            <text:p>9208</text:p>
          </table:table-cell>
          <table:table-cell office:value-type="float" office:value="3366" calcext:value-type="float">
            <text:p>3366</text:p>
          </table:table-cell>
          <table:table-cell office:value-type="float" office:value="1.057696" calcext:value-type="float">
            <text:p>1.057696</text:p>
          </table:table-cell>
          <table:table-cell office:value-type="float" office:value="100.826737" calcext:value-type="float">
            <text:p>100.826737</text:p>
          </table:table-cell>
          <table:table-cell office:value-type="float" office:value="99.76904" calcext:value-type="float">
            <text:p>99.76904</text:p>
          </table:table-cell>
          <table:table-cell office:value-type="float" office:value="0.283938" calcext:value-type="float">
            <text:p>0.283938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5144" calcext:value-type="float">
            <text:p>55144</text:p>
          </table:table-cell>
          <table:table-cell office:value-type="float" office:value="54944" calcext:value-type="float">
            <text:p>54944</text:p>
          </table:table-cell>
          <table:table-cell office:value-type="float" office:value="1354" calcext:value-type="float">
            <text:p>1354</text:p>
          </table:table-cell>
          <table:table-cell office:value-type="float" office:value="1349" calcext:value-type="float">
            <text:p>1349</text:p>
          </table:table-cell>
          <table:table-cell office:value-type="float" office:value="1.031514" calcext:value-type="float">
            <text:p>1.031514</text:p>
          </table:table-cell>
          <table:table-cell office:value-type="float" office:value="100.245556" calcext:value-type="float">
            <text:p>100.245556</text:p>
          </table:table-cell>
          <table:table-cell office:value-type="float" office:value="99.214042" calcext:value-type="float">
            <text:p>99.214042</text:p>
          </table:table-cell>
          <table:table-cell office:value-type="float" office:value="0.00443" calcext:value-type="float">
            <text:p>0.00443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0" calcext:value-type="float">
            <text:p>96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.021868" calcext:value-type="float">
            <text:p>1.021868</text:p>
          </table:table-cell>
          <table:table-cell office:value-type="float" office:value="100.243938" calcext:value-type="float">
            <text:p>100.243938</text:p>
          </table:table-cell>
          <table:table-cell office:value-type="float" office:value="99.22207" calcext:value-type="float">
            <text:p>99.22207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744" calcext:value-type="float">
            <text:p>744</text:p>
          </table:table-cell>
          <table:table-cell office:value-type="float" office:value="534" calcext:value-type="float">
            <text:p>534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.041213" calcext:value-type="float">
            <text:p>1.041213</text:p>
          </table:table-cell>
          <table:table-cell office:value-type="float" office:value="100.733517" calcext:value-type="float">
            <text:p>100.733517</text:p>
          </table:table-cell>
          <table:table-cell office:value-type="float" office:value="99.692304" calcext:value-type="float">
            <text:p>99.692304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656" calcext:value-type="float">
            <text:p>10656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2.868108" calcext:value-type="float">
            <text:p>2.868108</text:p>
          </table:table-cell>
          <table:table-cell office:value-type="float" office:value="99.781856" calcext:value-type="float">
            <text:p>99.781856</text:p>
          </table:table-cell>
          <table:table-cell office:value-type="float" office:value="96.913748" calcext:value-type="float">
            <text:p>96.913748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789912" calcext:value-type="float">
            <text:p>9789912</text:p>
          </table:table-cell>
          <table:table-cell office:value-type="float" office:value="9084020" calcext:value-type="float">
            <text:p>9084020</text:p>
          </table:table-cell>
          <table:table-cell office:value-type="float" office:value="9306" calcext:value-type="float">
            <text:p>9306</text:p>
          </table:table-cell>
          <table:table-cell office:value-type="float" office:value="8635" calcext:value-type="float">
            <text:p>8635</text:p>
          </table:table-cell>
          <table:table-cell office:value-type="float" office:value="1.014629" calcext:value-type="float">
            <text:p>1.014629</text:p>
          </table:table-cell>
          <table:table-cell office:value-type="float" office:value="100.49267" calcext:value-type="float">
            <text:p>100.49267</text:p>
          </table:table-cell>
          <table:table-cell office:value-type="float" office:value="99.478041" calcext:value-type="float">
            <text:p>99.478041</text:p>
          </table:table-cell>
          <table:table-cell office:value-type="float" office:value="0.730535" calcext:value-type="float">
            <text:p>0.730535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789912" calcext:value-type="float">
            <text:p>9789912</text:p>
          </table:table-cell>
          <table:table-cell office:value-type="float" office:value="3421104" calcext:value-type="float">
            <text:p>3421104</text:p>
          </table:table-cell>
          <table:table-cell office:value-type="float" office:value="9306" calcext:value-type="float">
            <text:p>9306</text:p>
          </table:table-cell>
          <table:table-cell office:value-type="float" office:value="3252" calcext:value-type="float">
            <text:p>3252</text:p>
          </table:table-cell>
          <table:table-cell office:value-type="float" office:value="1.064432" calcext:value-type="float">
            <text:p>1.064432</text:p>
          </table:table-cell>
          <table:table-cell office:value-type="float" office:value="100.677948" calcext:value-type="float">
            <text:p>100.677948</text:p>
          </table:table-cell>
          <table:table-cell office:value-type="float" office:value="99.613516" calcext:value-type="float">
            <text:p>99.613516</text:p>
          </table:table-cell>
          <table:table-cell office:value-type="float" office:value="0.27475" calcext:value-type="float">
            <text:p>0.27475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8008" calcext:value-type="float">
            <text:p>58008</text:p>
          </table:table-cell>
          <table:table-cell office:value-type="float" office:value="57768" calcext:value-type="float">
            <text:p>57768</text:p>
          </table:table-cell>
          <table:table-cell office:value-type="float" office:value="1425" calcext:value-type="float">
            <text:p>1425</text:p>
          </table:table-cell>
          <table:table-cell office:value-type="float" office:value="1419" calcext:value-type="float">
            <text:p>1419</text:p>
          </table:table-cell>
          <table:table-cell office:value-type="float" office:value="1.032308" calcext:value-type="float">
            <text:p>1.032308</text:p>
          </table:table-cell>
          <table:table-cell office:value-type="float" office:value="100.819776" calcext:value-type="float">
            <text:p>100.819776</text:p>
          </table:table-cell>
          <table:table-cell office:value-type="float" office:value="99.787468" calcext:value-type="float">
            <text:p>99.787468</text:p>
          </table:table-cell>
          <table:table-cell office:value-type="float" office:value="0.004631" calcext:value-type="float">
            <text:p>0.004631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64" calcext:value-type="float">
            <text:p>86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.016267" calcext:value-type="float">
            <text:p>1.016267</text:p>
          </table:table-cell>
          <table:table-cell office:value-type="float" office:value="100.81226" calcext:value-type="float">
            <text:p>100.81226</text:p>
          </table:table-cell>
          <table:table-cell office:value-type="float" office:value="99.795993" calcext:value-type="float">
            <text:p>99.795993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702" calcext:value-type="float">
            <text:p>702</text:p>
          </table:table-cell>
          <table:table-cell office:value-type="float" office:value="612" calcext:value-type="float">
            <text:p>61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.042015" calcext:value-type="float">
            <text:p>1.042015</text:p>
          </table:table-cell>
          <table:table-cell office:value-type="float" office:value="98.965558" calcext:value-type="float">
            <text:p>98.965558</text:p>
          </table:table-cell>
          <table:table-cell office:value-type="float" office:value="97.923543" calcext:value-type="float">
            <text:p>97.923543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926" calcext:value-type="float">
            <text:p>10926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2.8877" calcext:value-type="float">
            <text:p>2.8877</text:p>
          </table:table-cell>
          <table:table-cell office:value-type="float" office:value="100.813566" calcext:value-type="float">
            <text:p>100.813566</text:p>
          </table:table-cell>
          <table:table-cell office:value-type="float" office:value="97.925867" calcext:value-type="float">
            <text:p>97.925867</text:p>
          </table:table-cell>
          <table:table-cell office:value-type="float" office:value="0.000893" calcext:value-type="float">
            <text:p>0.000893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894060" calcext:value-type="float">
            <text:p>9894060</text:p>
          </table:table-cell>
          <table:table-cell office:value-type="float" office:value="9132412" calcext:value-type="float">
            <text:p>9132412</text:p>
          </table:table-cell>
          <table:table-cell office:value-type="float" office:value="9405" calcext:value-type="float">
            <text:p>9405</text:p>
          </table:table-cell>
          <table:table-cell office:value-type="float" office:value="8681" calcext:value-type="float">
            <text:p>8681</text:p>
          </table:table-cell>
          <table:table-cell office:value-type="float" office:value="1.009389" calcext:value-type="float">
            <text:p>1.009389</text:p>
          </table:table-cell>
          <table:table-cell office:value-type="float" office:value="100.263709" calcext:value-type="float">
            <text:p>100.263709</text:p>
          </table:table-cell>
          <table:table-cell office:value-type="float" office:value="99.25432" calcext:value-type="float">
            <text:p>99.25432</text:p>
          </table:table-cell>
          <table:table-cell office:value-type="float" office:value="0.736082" calcext:value-type="float">
            <text:p>0.736082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894060" calcext:value-type="float">
            <text:p>9894060</text:p>
          </table:table-cell>
          <table:table-cell office:value-type="float" office:value="3291708" calcext:value-type="float">
            <text:p>3291708</text:p>
          </table:table-cell>
          <table:table-cell office:value-type="float" office:value="9405" calcext:value-type="float">
            <text:p>9405</text:p>
          </table:table-cell>
          <table:table-cell office:value-type="float" office:value="3129" calcext:value-type="float">
            <text:p>3129</text:p>
          </table:table-cell>
          <table:table-cell office:value-type="float" office:value="2.058479" calcext:value-type="float">
            <text:p>2.058479</text:p>
          </table:table-cell>
          <table:table-cell office:value-type="float" office:value="100.610555" calcext:value-type="float">
            <text:p>100.610555</text:p>
          </table:table-cell>
          <table:table-cell office:value-type="float" office:value="98.552076" calcext:value-type="float">
            <text:p>98.552076</text:p>
          </table:table-cell>
          <table:table-cell office:value-type="float" office:value="0.267206" calcext:value-type="float">
            <text:p>0.267206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0144" calcext:value-type="float">
            <text:p>60144</text:p>
          </table:table-cell>
          <table:table-cell office:value-type="float" office:value="60024" calcext:value-type="float">
            <text:p>60024</text:p>
          </table:table-cell>
          <table:table-cell office:value-type="float" office:value="1479" calcext:value-type="float">
            <text:p>1479</text:p>
          </table:table-cell>
          <table:table-cell office:value-type="float" office:value="1476" calcext:value-type="float">
            <text:p>1476</text:p>
          </table:table-cell>
          <table:table-cell office:value-type="float" office:value="1.021791" calcext:value-type="float">
            <text:p>1.021791</text:p>
          </table:table-cell>
          <table:table-cell office:value-type="float" office:value="100.070446" calcext:value-type="float">
            <text:p>100.070446</text:p>
          </table:table-cell>
          <table:table-cell office:value-type="float" office:value="99.048655" calcext:value-type="float">
            <text:p>99.048655</text:p>
          </table:table-cell>
          <table:table-cell office:value-type="float" office:value="0.004848" calcext:value-type="float">
            <text:p>0.004848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72" calcext:value-type="float">
            <text:p>67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.018615" calcext:value-type="float">
            <text:p>1.018615</text:p>
          </table:table-cell>
          <table:table-cell office:value-type="float" office:value="69.264014" calcext:value-type="float">
            <text:p>69.264014</text:p>
          </table:table-cell>
          <table:table-cell office:value-type="float" office:value="68.245399" calcext:value-type="float">
            <text:p>68.245399</text:p>
          </table:table-cell>
          <table:table-cell office:value-type="float" office:value="0.000079" calcext:value-type="float">
            <text:p>0.000079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516" calcext:value-type="float">
            <text:p>516</text:p>
          </table:table-cell>
          <table:table-cell office:value-type="float" office:value="426" calcext:value-type="float">
            <text:p>42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.030327" calcext:value-type="float">
            <text:p>2.030327</text:p>
          </table:table-cell>
          <table:table-cell office:value-type="float" office:value="69.744448" calcext:value-type="float">
            <text:p>69.744448</text:p>
          </table:table-cell>
          <table:table-cell office:value-type="float" office:value="67.714121" calcext:value-type="float">
            <text:p>67.714121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992" calcext:value-type="float">
            <text:p>10992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float" office:value="3.634626" calcext:value-type="float">
            <text:p>3.634626</text:p>
          </table:table-cell>
          <table:table-cell office:value-type="float" office:value="99.762395" calcext:value-type="float">
            <text:p>99.762395</text:p>
          </table:table-cell>
          <table:table-cell office:value-type="float" office:value="96.127769" calcext:value-type="float">
            <text:p>96.127769</text:p>
          </table:table-cell>
          <table:table-cell office:value-type="float" office:value="0.000915" calcext:value-type="float">
            <text:p>0.000915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998208" calcext:value-type="float">
            <text:p>9998208</text:p>
          </table:table-cell>
          <table:table-cell office:value-type="float" office:value="9229196" calcext:value-type="float">
            <text:p>9229196</text:p>
          </table:table-cell>
          <table:table-cell office:value-type="float" office:value="9504" calcext:value-type="float">
            <text:p>9504</text:p>
          </table:table-cell>
          <table:table-cell office:value-type="float" office:value="8773" calcext:value-type="float">
            <text:p>8773</text:p>
          </table:table-cell>
          <table:table-cell office:value-type="float" office:value="1.016729" calcext:value-type="float">
            <text:p>1.016729</text:p>
          </table:table-cell>
          <table:table-cell office:value-type="float" office:value="100.251813" calcext:value-type="float">
            <text:p>100.251813</text:p>
          </table:table-cell>
          <table:table-cell office:value-type="float" office:value="99.235084" calcext:value-type="float">
            <text:p>99.235084</text:p>
          </table:table-cell>
          <table:table-cell office:value-type="float" office:value="0.744027" calcext:value-type="float">
            <text:p>0.744027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998208" calcext:value-type="float">
            <text:p>9998208</text:p>
          </table:table-cell>
          <table:table-cell office:value-type="float" office:value="3337996" calcext:value-type="float">
            <text:p>3337996</text:p>
          </table:table-cell>
          <table:table-cell office:value-type="float" office:value="9504" calcext:value-type="float">
            <text:p>9504</text:p>
          </table:table-cell>
          <table:table-cell office:value-type="float" office:value="3173" calcext:value-type="float">
            <text:p>3173</text:p>
          </table:table-cell>
          <table:table-cell office:value-type="float" office:value="1.070993" calcext:value-type="float">
            <text:p>1.070993</text:p>
          </table:table-cell>
          <table:table-cell office:value-type="float" office:value="100.852482" calcext:value-type="float">
            <text:p>100.852482</text:p>
          </table:table-cell>
          <table:table-cell office:value-type="float" office:value="99.78149" calcext:value-type="float">
            <text:p>99.78149</text:p>
          </table:table-cell>
          <table:table-cell office:value-type="float" office:value="0.267624" calcext:value-type="float">
            <text:p>0.267624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9296" calcext:value-type="float">
            <text:p>59296</text:p>
          </table:table-cell>
          <table:table-cell office:value-type="float" office:value="58976" calcext:value-type="float">
            <text:p>58976</text:p>
          </table:table-cell>
          <table:table-cell office:value-type="float" office:value="1457" calcext:value-type="float">
            <text:p>1457</text:p>
          </table:table-cell>
          <table:table-cell office:value-type="float" office:value="1449" calcext:value-type="float">
            <text:p>1449</text:p>
          </table:table-cell>
          <table:table-cell office:value-type="float" office:value="1.033788" calcext:value-type="float">
            <text:p>1.033788</text:p>
          </table:table-cell>
          <table:table-cell office:value-type="float" office:value="100.339295" calcext:value-type="float">
            <text:p>100.339295</text:p>
          </table:table-cell>
          <table:table-cell office:value-type="float" office:value="99.305507" calcext:value-type="float">
            <text:p>99.305507</text:p>
          </table:table-cell>
          <table:table-cell office:value-type="float" office:value="0.004751" calcext:value-type="float">
            <text:p>0.004751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04" calcext:value-type="float">
            <text:p>110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.018167" calcext:value-type="float">
            <text:p>1.018167</text:p>
          </table:table-cell>
          <table:table-cell office:value-type="float" office:value="88.475817" calcext:value-type="float">
            <text:p>88.475817</text:p>
          </table:table-cell>
          <table:table-cell office:value-type="float" office:value="87.457649" calcext:value-type="float">
            <text:p>87.457649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026" calcext:value-type="float">
            <text:p>1026</text:p>
          </table:table-cell>
          <table:table-cell office:value-type="float" office:value="816" calcext:value-type="float">
            <text:p>816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.048896" calcext:value-type="float">
            <text:p>1.048896</text:p>
          </table:table-cell>
          <table:table-cell office:value-type="float" office:value="86.356104" calcext:value-type="float">
            <text:p>86.356104</text:p>
          </table:table-cell>
          <table:table-cell office:value-type="float" office:value="85.307208" calcext:value-type="float">
            <text:p>85.307208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944" calcext:value-type="float">
            <text:p>10944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3.058722" calcext:value-type="float">
            <text:p>3.058722</text:p>
          </table:table-cell>
          <table:table-cell office:value-type="float" office:value="100.300305" calcext:value-type="float">
            <text:p>100.300305</text:p>
          </table:table-cell>
          <table:table-cell office:value-type="float" office:value="97.241583" calcext:value-type="float">
            <text:p>97.241583</text:p>
          </table:table-cell>
          <table:table-cell office:value-type="float" office:value="0.0009" calcext:value-type="float">
            <text:p>0.0009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103408" calcext:value-type="float">
            <text:p>10103408</text:p>
          </table:table-cell>
          <table:table-cell office:value-type="float" office:value="9275484" calcext:value-type="float">
            <text:p>9275484</text:p>
          </table:table-cell>
          <table:table-cell office:value-type="float" office:value="9604" calcext:value-type="float">
            <text:p>9604</text:p>
          </table:table-cell>
          <table:table-cell office:value-type="float" office:value="8817" calcext:value-type="float">
            <text:p>8817</text:p>
          </table:table-cell>
          <table:table-cell office:value-type="float" office:value="1.011329" calcext:value-type="float">
            <text:p>1.011329</text:p>
          </table:table-cell>
          <table:table-cell office:value-type="float" office:value="100.304453" calcext:value-type="float">
            <text:p>100.304453</text:p>
          </table:table-cell>
          <table:table-cell office:value-type="float" office:value="99.293124" calcext:value-type="float">
            <text:p>99.293124</text:p>
          </table:table-cell>
          <table:table-cell office:value-type="float" office:value="0.747321" calcext:value-type="float">
            <text:p>0.747321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103408" calcext:value-type="float">
            <text:p>10103408</text:p>
          </table:table-cell>
          <table:table-cell office:value-type="float" office:value="3247524" calcext:value-type="float">
            <text:p>3247524</text:p>
          </table:table-cell>
          <table:table-cell office:value-type="float" office:value="9604" calcext:value-type="float">
            <text:p>9604</text:p>
          </table:table-cell>
          <table:table-cell office:value-type="float" office:value="3087" calcext:value-type="float">
            <text:p>3087</text:p>
          </table:table-cell>
          <table:table-cell office:value-type="float" office:value="1.062026" calcext:value-type="float">
            <text:p>1.062026</text:p>
          </table:table-cell>
          <table:table-cell office:value-type="float" office:value="100.652223" calcext:value-type="float">
            <text:p>100.652223</text:p>
          </table:table-cell>
          <table:table-cell office:value-type="float" office:value="99.590197" calcext:value-type="float">
            <text:p>99.590197</text:p>
          </table:table-cell>
          <table:table-cell office:value-type="float" office:value="0.260871" calcext:value-type="float">
            <text:p>0.260871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0768" calcext:value-type="float">
            <text:p>60768</text:p>
          </table:table-cell>
          <table:table-cell office:value-type="float" office:value="60488" calcext:value-type="float">
            <text:p>60488</text:p>
          </table:table-cell>
          <table:table-cell office:value-type="float" office:value="1495" calcext:value-type="float">
            <text:p>1495</text:p>
          </table:table-cell>
          <table:table-cell office:value-type="float" office:value="1488" calcext:value-type="float">
            <text:p>1488</text:p>
          </table:table-cell>
          <table:table-cell office:value-type="float" office:value="1.022773" calcext:value-type="float">
            <text:p>1.022773</text:p>
          </table:table-cell>
          <table:table-cell office:value-type="float" office:value="100.144214" calcext:value-type="float">
            <text:p>100.144214</text:p>
          </table:table-cell>
          <table:table-cell office:value-type="float" office:value="99.121441" calcext:value-type="float">
            <text:p>99.121441</text:p>
          </table:table-cell>
          <table:table-cell office:value-type="float" office:value="0.004882" calcext:value-type="float">
            <text:p>0.004882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16" calcext:value-type="float">
            <text:p>8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.013047" calcext:value-type="float">
            <text:p>1.013047</text:p>
          </table:table-cell>
          <table:table-cell office:value-type="float" office:value="95.667449" calcext:value-type="float">
            <text:p>95.667449</text:p>
          </table:table-cell>
          <table:table-cell office:value-type="float" office:value="94.654402" calcext:value-type="float">
            <text:p>94.654402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750" calcext:value-type="float">
            <text:p>750</text:p>
          </table:table-cell>
          <table:table-cell office:value-type="float" office:value="570" calcext:value-type="float">
            <text:p>57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.033261" calcext:value-type="float">
            <text:p>1.033261</text:p>
          </table:table-cell>
          <table:table-cell office:value-type="float" office:value="86.710186" calcext:value-type="float">
            <text:p>86.710186</text:p>
          </table:table-cell>
          <table:table-cell office:value-type="float" office:value="85.676926" calcext:value-type="float">
            <text:p>85.676926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992" calcext:value-type="float">
            <text:p>10992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float" office:value="2.61812" calcext:value-type="float">
            <text:p>2.61812</text:p>
          </table:table-cell>
          <table:table-cell office:value-type="float" office:value="99.814207" calcext:value-type="float">
            <text:p>99.814207</text:p>
          </table:table-cell>
          <table:table-cell office:value-type="float" office:value="97.196087" calcext:value-type="float">
            <text:p>97.196087</text:p>
          </table:table-cell>
          <table:table-cell office:value-type="float" office:value="0.000905" calcext:value-type="float">
            <text:p>0.000905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206504" calcext:value-type="float">
            <text:p>10206504</text:p>
          </table:table-cell>
          <table:table-cell office:value-type="float" office:value="9162920" calcext:value-type="float">
            <text:p>9162920</text:p>
          </table:table-cell>
          <table:table-cell office:value-type="float" office:value="9702" calcext:value-type="float">
            <text:p>9702</text:p>
          </table:table-cell>
          <table:table-cell office:value-type="float" office:value="8710" calcext:value-type="float">
            <text:p>8710</text:p>
          </table:table-cell>
          <table:table-cell office:value-type="float" office:value="1.013749" calcext:value-type="float">
            <text:p>1.013749</text:p>
          </table:table-cell>
          <table:table-cell office:value-type="float" office:value="100.282068" calcext:value-type="float">
            <text:p>100.282068</text:p>
          </table:table-cell>
          <table:table-cell office:value-type="float" office:value="99.268319" calcext:value-type="float">
            <text:p>99.268319</text:p>
          </table:table-cell>
          <table:table-cell office:value-type="float" office:value="0.738437" calcext:value-type="float">
            <text:p>0.738437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206504" calcext:value-type="float">
            <text:p>10206504</text:p>
          </table:table-cell>
          <table:table-cell office:value-type="float" office:value="2999252" calcext:value-type="float">
            <text:p>2999252</text:p>
          </table:table-cell>
          <table:table-cell office:value-type="float" office:value="9702" calcext:value-type="float">
            <text:p>9702</text:p>
          </table:table-cell>
          <table:table-cell office:value-type="float" office:value="2851" calcext:value-type="float">
            <text:p>2851</text:p>
          </table:table-cell>
          <table:table-cell office:value-type="float" office:value="2.057456" calcext:value-type="float">
            <text:p>2.057456</text:p>
          </table:table-cell>
          <table:table-cell office:value-type="float" office:value="100.572222" calcext:value-type="float">
            <text:p>100.572222</text:p>
          </table:table-cell>
          <table:table-cell office:value-type="float" office:value="98.514767" calcext:value-type="float">
            <text:p>98.514767</text:p>
          </table:table-cell>
          <table:table-cell office:value-type="float" office:value="0.243558" calcext:value-type="float">
            <text:p>0.243558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7920" calcext:value-type="float">
            <text:p>67920</text:p>
          </table:table-cell>
          <table:table-cell office:value-type="float" office:value="67552" calcext:value-type="float">
            <text:p>67552</text:p>
          </table:table-cell>
          <table:table-cell office:value-type="float" office:value="1674" calcext:value-type="float">
            <text:p>1674</text:p>
          </table:table-cell>
          <table:table-cell office:value-type="float" office:value="1665" calcext:value-type="float">
            <text:p>1665</text:p>
          </table:table-cell>
          <table:table-cell office:value-type="float" office:value="1.025587" calcext:value-type="float">
            <text:p>1.025587</text:p>
          </table:table-cell>
          <table:table-cell office:value-type="float" office:value="100.289864" calcext:value-type="float">
            <text:p>100.289864</text:p>
          </table:table-cell>
          <table:table-cell office:value-type="float" office:value="99.264277" calcext:value-type="float">
            <text:p>99.264277</text:p>
          </table:table-cell>
          <table:table-cell office:value-type="float" office:value="0.005444" calcext:value-type="float">
            <text:p>0.005444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16" calcext:value-type="float">
            <text:p>816</text:p>
          </table:table-cell>
          <table:table-cell office:value-type="float" office:value="672" calcext:value-type="float">
            <text:p>67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.015347" calcext:value-type="float">
            <text:p>1.015347</text:p>
          </table:table-cell>
          <table:table-cell office:value-type="float" office:value="100.297036" calcext:value-type="float">
            <text:p>100.297036</text:p>
          </table:table-cell>
          <table:table-cell office:value-type="float" office:value="99.281689" calcext:value-type="float">
            <text:p>99.281689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672" calcext:value-type="float">
            <text:p>672</text:p>
          </table:table-cell>
          <table:table-cell office:value-type="float" office:value="492" calcext:value-type="float">
            <text:p>49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.029823" calcext:value-type="float">
            <text:p>2.029823</text:p>
          </table:table-cell>
          <table:table-cell office:value-type="float" office:value="100.515079" calcext:value-type="float">
            <text:p>100.515079</text:p>
          </table:table-cell>
          <table:table-cell office:value-type="float" office:value="98.485256" calcext:value-type="float">
            <text:p>98.485256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944" calcext:value-type="float">
            <text:p>10944</text:p>
          </table:table-cell>
          <table:table-cell office:value-type="float" office:value="10704" calcext:value-type="float">
            <text:p>10704</text:p>
          </table:table-cell>
          <table:table-cell office:value-type="float" office:value="228" calcext:value-type="float">
            <text:p>228</text:p>
          </table:table-cell>
          <table:table-cell office:value-type="float" office:value="223" calcext:value-type="float">
            <text:p>223</text:p>
          </table:table-cell>
          <table:table-cell office:value-type="float" office:value="6.77692" calcext:value-type="float">
            <text:p>6.77692</text:p>
          </table:table-cell>
          <table:table-cell office:value-type="float" office:value="99.708715" calcext:value-type="float">
            <text:p>99.708715</text:p>
          </table:table-cell>
          <table:table-cell office:value-type="float" office:value="92.931795" calcext:value-type="float">
            <text:p>92.931795</text:p>
          </table:table-cell>
          <table:table-cell office:value-type="float" office:value="0.000921" calcext:value-type="float">
            <text:p>0.000921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311704" calcext:value-type="float">
            <text:p>10311704</text:p>
          </table:table-cell>
          <table:table-cell office:value-type="float" office:value="9264964" calcext:value-type="float">
            <text:p>9264964</text:p>
          </table:table-cell>
          <table:table-cell office:value-type="float" office:value="9802" calcext:value-type="float">
            <text:p>9802</text:p>
          </table:table-cell>
          <table:table-cell office:value-type="float" office:value="8807" calcext:value-type="float">
            <text:p>8807</text:p>
          </table:table-cell>
          <table:table-cell office:value-type="float" office:value="1.010249" calcext:value-type="float">
            <text:p>1.010249</text:p>
          </table:table-cell>
          <table:table-cell office:value-type="float" office:value="100.503229" calcext:value-type="float">
            <text:p>100.503229</text:p>
          </table:table-cell>
          <table:table-cell office:value-type="float" office:value="99.49298" calcext:value-type="float">
            <text:p>99.49298</text:p>
          </table:table-cell>
          <table:table-cell office:value-type="float" office:value="0.744974" calcext:value-type="float">
            <text:p>0.744974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311704" calcext:value-type="float">
            <text:p>10311704</text:p>
          </table:table-cell>
          <table:table-cell office:value-type="float" office:value="3035020" calcext:value-type="float">
            <text:p>3035020</text:p>
          </table:table-cell>
          <table:table-cell office:value-type="float" office:value="9802" calcext:value-type="float">
            <text:p>9802</text:p>
          </table:table-cell>
          <table:table-cell office:value-type="float" office:value="2885" calcext:value-type="float">
            <text:p>2885</text:p>
          </table:table-cell>
          <table:table-cell office:value-type="float" office:value="1.054777" calcext:value-type="float">
            <text:p>1.054777</text:p>
          </table:table-cell>
          <table:table-cell office:value-type="float" office:value="100.729129" calcext:value-type="float">
            <text:p>100.729129</text:p>
          </table:table-cell>
          <table:table-cell office:value-type="float" office:value="99.674351" calcext:value-type="float">
            <text:p>99.674351</text:p>
          </table:table-cell>
          <table:table-cell office:value-type="float" office:value="0.243595" calcext:value-type="float">
            <text:p>0.243595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8600" calcext:value-type="float">
            <text:p>68600</text:p>
          </table:table-cell>
          <table:table-cell office:value-type="float" office:value="68320" calcext:value-type="float">
            <text:p>68320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.021893" calcext:value-type="float">
            <text:p>1.021893</text:p>
          </table:table-cell>
          <table:table-cell office:value-type="float" office:value="100.744384" calcext:value-type="float">
            <text:p>100.744384</text:p>
          </table:table-cell>
          <table:table-cell office:value-type="float" office:value="99.72249" calcext:value-type="float">
            <text:p>99.72249</text:p>
          </table:table-cell>
          <table:table-cell office:value-type="float" office:value="0.005481" calcext:value-type="float">
            <text:p>0.005481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24" calcext:value-type="float">
            <text:p>62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012187" calcext:value-type="float">
            <text:p>1.012187</text:p>
          </table:table-cell>
          <table:table-cell office:value-type="float" office:value="91.833428" calcext:value-type="float">
            <text:p>91.833428</text:p>
          </table:table-cell>
          <table:table-cell office:value-type="float" office:value="90.82124" calcext:value-type="float">
            <text:p>90.82124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678" calcext:value-type="float">
            <text:p>678</text:p>
          </table:table-cell>
          <table:table-cell office:value-type="float" office:value="528" calcext:value-type="float">
            <text:p>52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.032301" calcext:value-type="float">
            <text:p>1.032301</text:p>
          </table:table-cell>
          <table:table-cell office:value-type="float" office:value="93.241474" calcext:value-type="float">
            <text:p>93.241474</text:p>
          </table:table-cell>
          <table:table-cell office:value-type="float" office:value="92.209173" calcext:value-type="float">
            <text:p>92.209173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040" calcext:value-type="float">
            <text:p>11040</text:p>
          </table:table-cell>
          <table:table-cell office:value-type="float" office:value="10848" calcext:value-type="float">
            <text:p>10848</text:p>
          </table:table-cell>
          <table:table-cell office:value-type="float" office:value="230" calcext:value-type="float">
            <text:p>230</text:p>
          </table:table-cell>
          <table:table-cell office:value-type="float" office:value="226" calcext:value-type="float">
            <text:p>226</text:p>
          </table:table-cell>
          <table:table-cell office:value-type="float" office:value="4.759391" calcext:value-type="float">
            <text:p>4.759391</text:p>
          </table:table-cell>
          <table:table-cell office:value-type="float" office:value="99.376436" calcext:value-type="float">
            <text:p>99.376436</text:p>
          </table:table-cell>
          <table:table-cell office:value-type="float" office:value="94.617045" calcext:value-type="float">
            <text:p>94.617045</text:p>
          </table:table-cell>
          <table:table-cell office:value-type="float" office:value="0.000917" calcext:value-type="float">
            <text:p>0.000917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414800" calcext:value-type="float">
            <text:p>10414800</text:p>
          </table:table-cell>
          <table:table-cell office:value-type="float" office:value="9305992" calcext:value-type="float">
            <text:p>9305992</text:p>
          </table:table-cell>
          <table:table-cell office:value-type="float" office:value="9900" calcext:value-type="float">
            <text:p>9900</text:p>
          </table:table-cell>
          <table:table-cell office:value-type="float" office:value="8846" calcext:value-type="float">
            <text:p>8846</text:p>
          </table:table-cell>
          <table:table-cell office:value-type="float" office:value="1.016176" calcext:value-type="float">
            <text:p>1.016176</text:p>
          </table:table-cell>
          <table:table-cell office:value-type="float" office:value="100.516223" calcext:value-type="float">
            <text:p>100.516223</text:p>
          </table:table-cell>
          <table:table-cell office:value-type="float" office:value="99.500047" calcext:value-type="float">
            <text:p>99.500047</text:p>
          </table:table-cell>
          <table:table-cell office:value-type="float" office:value="0.74822" calcext:value-type="float">
            <text:p>0.74822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414800" calcext:value-type="float">
            <text:p>10414800</text:p>
          </table:table-cell>
          <table:table-cell office:value-type="float" office:value="2811996" calcext:value-type="float">
            <text:p>2811996</text:p>
          </table:table-cell>
          <table:table-cell office:value-type="float" office:value="9900" calcext:value-type="float">
            <text:p>9900</text:p>
          </table:table-cell>
          <table:table-cell office:value-type="float" office:value="2673" calcext:value-type="float">
            <text:p>2673</text:p>
          </table:table-cell>
          <table:table-cell office:value-type="float" office:value="1.066079" calcext:value-type="float">
            <text:p>1.066079</text:p>
          </table:table-cell>
          <table:table-cell office:value-type="float" office:value="101.02619" calcext:value-type="float">
            <text:p>101.02619</text:p>
          </table:table-cell>
          <table:table-cell office:value-type="float" office:value="99.96011" calcext:value-type="float">
            <text:p>99.96011</text:p>
          </table:table-cell>
          <table:table-cell office:value-type="float" office:value="0.225049" calcext:value-type="float">
            <text:p>0.225049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6376" calcext:value-type="float">
            <text:p>76376</text:p>
          </table:table-cell>
          <table:table-cell office:value-type="float" office:value="76176" calcext:value-type="float">
            <text:p>76176</text:p>
          </table:table-cell>
          <table:table-cell office:value-type="float" office:value="1886" calcext:value-type="float">
            <text:p>1886</text:p>
          </table:table-cell>
          <table:table-cell office:value-type="float" office:value="1881" calcext:value-type="float">
            <text:p>1881</text:p>
          </table:table-cell>
          <table:table-cell office:value-type="float" office:value="1.032895" calcext:value-type="float">
            <text:p>1.032895</text:p>
          </table:table-cell>
          <table:table-cell office:value-type="float" office:value="100.633393" calcext:value-type="float">
            <text:p>100.633393</text:p>
          </table:table-cell>
          <table:table-cell office:value-type="float" office:value="99.600498" calcext:value-type="float">
            <text:p>99.600498</text:p>
          </table:table-cell>
          <table:table-cell office:value-type="float" office:value="0.006119" calcext:value-type="float">
            <text:p>0.006119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0" calcext:value-type="float">
            <text:p>4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023309" calcext:value-type="float">
            <text:p>1.023309</text:p>
          </table:table-cell>
          <table:table-cell office:value-type="float" office:value="100.631634" calcext:value-type="float">
            <text:p>100.631634</text:p>
          </table:table-cell>
          <table:table-cell office:value-type="float" office:value="99.608325" calcext:value-type="float">
            <text:p>99.608325</text:p>
          </table:table-cell>
          <table:table-cell office:value-type="float" office:value="0.000039" calcext:value-type="float">
            <text:p>0.000039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510" calcext:value-type="float">
            <text:p>510</text:p>
          </table:table-cell>
          <table:table-cell office:value-type="float" office:value="390" calcext:value-type="float">
            <text:p>39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.043923" calcext:value-type="float">
            <text:p>1.043923</text:p>
          </table:table-cell>
          <table:table-cell office:value-type="float" office:value="100.518569" calcext:value-type="float">
            <text:p>100.518569</text:p>
          </table:table-cell>
          <table:table-cell office:value-type="float" office:value="99.474646" calcext:value-type="float">
            <text:p>99.474646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694" calcext:value-type="float">
            <text:p>11694</text:p>
          </table:table-cell>
          <table:table-cell office:value-type="float" office:value="11646" calcext:value-type="float">
            <text:p>11646</text:p>
          </table:table-cell>
          <table:table-cell office:value-type="float" office:value="244" calcext:value-type="float">
            <text:p>244</text:p>
          </table:table-cell>
          <table:table-cell office:value-type="float" office:value="243" calcext:value-type="float">
            <text:p>243</text:p>
          </table:table-cell>
          <table:table-cell office:value-type="float" office:value="3.94693" calcext:value-type="float">
            <text:p>3.94693</text:p>
          </table:table-cell>
          <table:table-cell office:value-type="float" office:value="100.634839" calcext:value-type="float">
            <text:p>100.634839</text:p>
          </table:table-cell>
          <table:table-cell office:value-type="float" office:value="96.687908" calcext:value-type="float">
            <text:p>96.687908</text:p>
          </table:table-cell>
          <table:table-cell office:value-type="float" office:value="0.000964" calcext:value-type="float">
            <text:p>0.000964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520000" calcext:value-type="float">
            <text:p>10520000</text:p>
          </table:table-cell>
          <table:table-cell office:value-type="float" office:value="9438544" calcext:value-type="float">
            <text:p>9438544</text:p>
          </table:table-cell>
          <table:table-cell office:value-type="float" office:value="10000" calcext:value-type="float">
            <text:p>10000</text:p>
          </table:table-cell>
          <table:table-cell office:value-type="float" office:value="8972" calcext:value-type="float">
            <text:p>8972</text:p>
          </table:table-cell>
          <table:table-cell office:value-type="float" office:value="1.011269" calcext:value-type="float">
            <text:p>1.011269</text:p>
          </table:table-cell>
          <table:table-cell office:value-type="float" office:value="100.471559" calcext:value-type="float">
            <text:p>100.471559</text:p>
          </table:table-cell>
          <table:table-cell office:value-type="float" office:value="99.46029" calcext:value-type="float">
            <text:p>99.46029</text:p>
          </table:table-cell>
          <table:table-cell office:value-type="float" office:value="0.759181" calcext:value-type="float">
            <text:p>0.759181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520000" calcext:value-type="float">
            <text:p>10520000</text:p>
          </table:table-cell>
          <table:table-cell office:value-type="float" office:value="2882480" calcext:value-type="float">
            <text:p>2882480</text:p>
          </table:table-cell>
          <table:table-cell office:value-type="float" office:value="10000" calcext:value-type="float">
            <text:p>10000</text:p>
          </table:table-cell>
          <table:table-cell office:value-type="float" office:value="2740" calcext:value-type="float">
            <text:p>2740</text:p>
          </table:table-cell>
          <table:table-cell office:value-type="float" office:value="1.067579" calcext:value-type="float">
            <text:p>1.067579</text:p>
          </table:table-cell>
          <table:table-cell office:value-type="float" office:value="100.981282" calcext:value-type="float">
            <text:p>100.981282</text:p>
          </table:table-cell>
          <table:table-cell office:value-type="float" office:value="99.913703" calcext:value-type="float">
            <text:p>99.913703</text:p>
          </table:table-cell>
          <table:table-cell office:value-type="float" office:value="0.230798" calcext:value-type="float">
            <text:p>0.230798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1128" calcext:value-type="float">
            <text:p>71128</text:p>
          </table:table-cell>
          <table:table-cell office:value-type="float" office:value="70760" calcext:value-type="float">
            <text:p>70760</text:p>
          </table:table-cell>
          <table:table-cell office:value-type="float" office:value="1753" calcext:value-type="float">
            <text:p>1753</text:p>
          </table:table-cell>
          <table:table-cell office:value-type="float" office:value="1744" calcext:value-type="float">
            <text:p>1744</text:p>
          </table:table-cell>
          <table:table-cell office:value-type="float" office:value="1.029674" calcext:value-type="float">
            <text:p>1.029674</text:p>
          </table:table-cell>
          <table:table-cell office:value-type="float" office:value="100.481899" calcext:value-type="float">
            <text:p>100.481899</text:p>
          </table:table-cell>
          <table:table-cell office:value-type="float" office:value="99.452225" calcext:value-type="float">
            <text:p>99.452225</text:p>
          </table:table-cell>
          <table:table-cell office:value-type="float" office:value="0.005692" calcext:value-type="float">
            <text:p>0.005692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.019588" calcext:value-type="float">
            <text:p>1.019588</text:p>
          </table:table-cell>
          <table:table-cell office:value-type="float" office:value="80.710941" calcext:value-type="float">
            <text:p>80.710941</text:p>
          </table:table-cell>
          <table:table-cell office:value-type="float" office:value="79.691353" calcext:value-type="float">
            <text:p>79.691353</text:p>
          </table:table-cell>
          <table:table-cell office:value-type="float" office:value="0.000082" calcext:value-type="float">
            <text:p>0.000082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780" calcext:value-type="float">
            <text:p>780</text:p>
          </table:table-cell>
          <table:table-cell office:value-type="float" office:value="630" calcext:value-type="float">
            <text:p>63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.039907" calcext:value-type="float">
            <text:p>1.039907</text:p>
          </table:table-cell>
          <table:table-cell office:value-type="float" office:value="81.203492" calcext:value-type="float">
            <text:p>81.203492</text:p>
          </table:table-cell>
          <table:table-cell office:value-type="float" office:value="80.163585" calcext:value-type="float">
            <text:p>80.163585</text:p>
          </table:table-cell>
          <table:table-cell office:value-type="float" office:value="0.000063" calcext:value-type="float">
            <text:p>0.000063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568" calcext:value-type="float">
            <text:p>11568</text:p>
          </table:table-cell>
          <table:table-cell office:value-type="float" office:value="11472" calcext:value-type="float">
            <text:p>11472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3.63456" calcext:value-type="float">
            <text:p>3.63456</text:p>
          </table:table-cell>
          <table:table-cell office:value-type="float" office:value="100.162281" calcext:value-type="float">
            <text:p>100.162281</text:p>
          </table:table-cell>
          <table:table-cell office:value-type="float" office:value="96.527721" calcext:value-type="float">
            <text:p>96.527721</text:p>
          </table:table-cell>
          <table:table-cell office:value-type="float" office:value="0.000951" calcext:value-type="float">
            <text:p>0.000951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623096" calcext:value-type="float">
            <text:p>10623096</text:p>
          </table:table-cell>
          <table:table-cell office:value-type="float" office:value="9503768" calcext:value-type="float">
            <text:p>9503768</text:p>
          </table:table-cell>
          <table:table-cell office:value-type="float" office:value="10098" calcext:value-type="float">
            <text:p>10098</text:p>
          </table:table-cell>
          <table:table-cell office:value-type="float" office:value="9034" calcext:value-type="float">
            <text:p>9034</text:p>
          </table:table-cell>
          <table:table-cell office:value-type="float" office:value="1.009516" calcext:value-type="float">
            <text:p>1.009516</text:p>
          </table:table-cell>
          <table:table-cell office:value-type="float" office:value="100.545973" calcext:value-type="float">
            <text:p>100.545973</text:p>
          </table:table-cell>
          <table:table-cell office:value-type="float" office:value="99.536457" calcext:value-type="float">
            <text:p>99.536457</text:p>
          </table:table-cell>
          <table:table-cell office:value-type="float" office:value="0.763842" calcext:value-type="float">
            <text:p>0.763842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623096" calcext:value-type="float">
            <text:p>10623096</text:p>
          </table:table-cell>
          <table:table-cell office:value-type="float" office:value="2740460" calcext:value-type="float">
            <text:p>2740460</text:p>
          </table:table-cell>
          <table:table-cell office:value-type="float" office:value="10098" calcext:value-type="float">
            <text:p>10098</text:p>
          </table:table-cell>
          <table:table-cell office:value-type="float" office:value="2605" calcext:value-type="float">
            <text:p>2605</text:p>
          </table:table-cell>
          <table:table-cell office:value-type="float" office:value="1.280422" calcext:value-type="float">
            <text:p>1.280422</text:p>
          </table:table-cell>
          <table:table-cell office:value-type="float" office:value="101.204207" calcext:value-type="float">
            <text:p>101.204207</text:p>
          </table:table-cell>
          <table:table-cell office:value-type="float" office:value="99.923785" calcext:value-type="float">
            <text:p>99.923785</text:p>
          </table:table-cell>
          <table:table-cell office:value-type="float" office:value="0.219404" calcext:value-type="float">
            <text:p>0.219404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5504" calcext:value-type="float">
            <text:p>75504</text:p>
          </table:table-cell>
          <table:table-cell office:value-type="float" office:value="75016" calcext:value-type="float">
            <text:p>75016</text:p>
          </table:table-cell>
          <table:table-cell office:value-type="float" office:value="1864" calcext:value-type="float">
            <text:p>1864</text:p>
          </table:table-cell>
          <table:table-cell office:value-type="float" office:value="1852" calcext:value-type="float">
            <text:p>1852</text:p>
          </table:table-cell>
          <table:table-cell office:value-type="float" office:value="1.254185" calcext:value-type="float">
            <text:p>1.254185</text:p>
          </table:table-cell>
          <table:table-cell office:value-type="float" office:value="100.851561" calcext:value-type="float">
            <text:p>100.851561</text:p>
          </table:table-cell>
          <table:table-cell office:value-type="float" office:value="99.597376" calcext:value-type="float">
            <text:p>99.597376</text:p>
          </table:table-cell>
          <table:table-cell office:value-type="float" office:value="0.006026" calcext:value-type="float">
            <text:p>0.006026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.242915" calcext:value-type="float">
            <text:p>1.242915</text:p>
          </table:table-cell>
          <table:table-cell office:value-type="float" office:value="100.85332" calcext:value-type="float">
            <text:p>100.85332</text:p>
          </table:table-cell>
          <table:table-cell office:value-type="float" office:value="99.610405" calcext:value-type="float">
            <text:p>99.610405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876" calcext:value-type="float">
            <text:p>876</text:p>
          </table:table-cell>
          <table:table-cell office:value-type="float" office:value="666" calcext:value-type="float">
            <text:p>66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.263699" calcext:value-type="float">
            <text:p>1.263699</text:p>
          </table:table-cell>
          <table:table-cell office:value-type="float" office:value="100.859266" calcext:value-type="float">
            <text:p>100.859266</text:p>
          </table:table-cell>
          <table:table-cell office:value-type="float" office:value="99.595567" calcext:value-type="float">
            <text:p>99.595567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1136" calcext:value-type="float">
            <text:p>11136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float" office:value="4.441777" calcext:value-type="float">
            <text:p>4.441777</text:p>
          </table:table-cell>
          <table:table-cell office:value-type="float" office:value="100.411022" calcext:value-type="float">
            <text:p>100.411022</text:p>
          </table:table-cell>
          <table:table-cell office:value-type="float" office:value="95.969245" calcext:value-type="float">
            <text:p>95.969245</text:p>
          </table:table-cell>
          <table:table-cell office:value-type="float" office:value="0.000928" calcext:value-type="float">
            <text:p>0.000928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727244" calcext:value-type="float">
            <text:p>10727244</text:p>
          </table:table-cell>
          <table:table-cell office:value-type="float" office:value="9600552" calcext:value-type="float">
            <text:p>9600552</text:p>
          </table:table-cell>
          <table:table-cell office:value-type="float" office:value="10197" calcext:value-type="float">
            <text:p>10197</text:p>
          </table:table-cell>
          <table:table-cell office:value-type="float" office:value="9126" calcext:value-type="float">
            <text:p>9126</text:p>
          </table:table-cell>
          <table:table-cell office:value-type="float" office:value="1.015476" calcext:value-type="float">
            <text:p>1.015476</text:p>
          </table:table-cell>
          <table:table-cell office:value-type="float" office:value="100.415821" calcext:value-type="float">
            <text:p>100.415821</text:p>
          </table:table-cell>
          <table:table-cell office:value-type="float" office:value="99.400345" calcext:value-type="float">
            <text:p>99.400345</text:p>
          </table:table-cell>
          <table:table-cell office:value-type="float" office:value="0.772678" calcext:value-type="float">
            <text:p>0.772678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727244" calcext:value-type="float">
            <text:p>10727244</text:p>
          </table:table-cell>
          <table:table-cell office:value-type="float" office:value="2633156" calcext:value-type="float">
            <text:p>2633156</text:p>
          </table:table-cell>
          <table:table-cell office:value-type="float" office:value="10197" calcext:value-type="float">
            <text:p>10197</text:p>
          </table:table-cell>
          <table:table-cell office:value-type="float" office:value="2503" calcext:value-type="float">
            <text:p>2503</text:p>
          </table:table-cell>
          <table:table-cell office:value-type="float" office:value="1.077369" calcext:value-type="float">
            <text:p>1.077369</text:p>
          </table:table-cell>
          <table:table-cell office:value-type="float" office:value="100.651392" calcext:value-type="float">
            <text:p>100.651392</text:p>
          </table:table-cell>
          <table:table-cell office:value-type="float" office:value="99.574023" calcext:value-type="float">
            <text:p>99.574023</text:p>
          </table:table-cell>
          <table:table-cell office:value-type="float" office:value="0.211554" calcext:value-type="float">
            <text:p>0.211554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8232" calcext:value-type="float">
            <text:p>78232</text:p>
          </table:table-cell>
          <table:table-cell office:value-type="float" office:value="77992" calcext:value-type="float">
            <text:p>77992</text:p>
          </table:table-cell>
          <table:table-cell office:value-type="float" office:value="1931" calcext:value-type="float">
            <text:p>1931</text:p>
          </table:table-cell>
          <table:table-cell office:value-type="float" office:value="1925" calcext:value-type="float">
            <text:p>1925</text:p>
          </table:table-cell>
          <table:table-cell office:value-type="float" office:value="1.032315" calcext:value-type="float">
            <text:p>1.032315</text:p>
          </table:table-cell>
          <table:table-cell office:value-type="float" office:value="100.767178" calcext:value-type="float">
            <text:p>100.767178</text:p>
          </table:table-cell>
          <table:table-cell office:value-type="float" office:value="99.734863" calcext:value-type="float">
            <text:p>99.734863</text:p>
          </table:table-cell>
          <table:table-cell office:value-type="float" office:value="0.006256" calcext:value-type="float">
            <text:p>0.006256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76" calcext:value-type="float">
            <text:p>57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22529" calcext:value-type="float">
            <text:p>1.022529</text:p>
          </table:table-cell>
          <table:table-cell office:value-type="float" office:value="100.765679" calcext:value-type="float">
            <text:p>100.765679</text:p>
          </table:table-cell>
          <table:table-cell office:value-type="float" office:value="99.74315" calcext:value-type="float">
            <text:p>99.74315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522" calcext:value-type="float">
            <text:p>522</text:p>
          </table:table-cell>
          <table:table-cell office:value-type="float" office:value="372" calcext:value-type="float">
            <text:p>37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.048957" calcext:value-type="float">
            <text:p>1.048957</text:p>
          </table:table-cell>
          <table:table-cell office:value-type="float" office:value="98.042987" calcext:value-type="float">
            <text:p>98.042987</text:p>
          </table:table-cell>
          <table:table-cell office:value-type="float" office:value="96.99403" calcext:value-type="float">
            <text:p>96.99403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1646" calcext:value-type="float">
            <text:p>11646</text:p>
          </table:table-cell>
          <table:table-cell table:number-columns-repeated="2" office:value-type="float" office:value="243" calcext:value-type="float">
            <text:p>243</text:p>
          </table:table-cell>
          <table:table-cell office:value-type="float" office:value="2.664317" calcext:value-type="float">
            <text:p>2.664317</text:p>
          </table:table-cell>
          <table:table-cell office:value-type="float" office:value="100.768684" calcext:value-type="float">
            <text:p>100.768684</text:p>
          </table:table-cell>
          <table:table-cell office:value-type="float" office:value="98.104367" calcext:value-type="float">
            <text:p>98.104367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831392" calcext:value-type="float">
            <text:p>10831392</text:p>
          </table:table-cell>
          <table:table-cell office:value-type="float" office:value="9680504" calcext:value-type="float">
            <text:p>9680504</text:p>
          </table:table-cell>
          <table:table-cell office:value-type="float" office:value="10296" calcext:value-type="float">
            <text:p>10296</text:p>
          </table:table-cell>
          <table:table-cell office:value-type="float" office:value="9202" calcext:value-type="float">
            <text:p>9202</text:p>
          </table:table-cell>
          <table:table-cell office:value-type="float" office:value="1.015073" calcext:value-type="float">
            <text:p>1.015073</text:p>
          </table:table-cell>
          <table:table-cell office:value-type="float" office:value="100.419284" calcext:value-type="float">
            <text:p>100.419284</text:p>
          </table:table-cell>
          <table:table-cell office:value-type="float" office:value="99.404212" calcext:value-type="float">
            <text:p>99.404212</text:p>
          </table:table-cell>
          <table:table-cell office:value-type="float" office:value="0.779082" calcext:value-type="float">
            <text:p>0.779082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831392" calcext:value-type="float">
            <text:p>10831392</text:p>
          </table:table-cell>
          <table:table-cell office:value-type="float" office:value="2630000" calcext:value-type="float">
            <text:p>2630000</text:p>
          </table:table-cell>
          <table:table-cell office:value-type="float" office:value="10296" calcext:value-type="float">
            <text:p>10296</text:p>
          </table:table-cell>
          <table:table-cell office:value-type="float" office:value="2500" calcext:value-type="float">
            <text:p>2500</text:p>
          </table:table-cell>
          <table:table-cell office:value-type="float" office:value="1.291197" calcext:value-type="float">
            <text:p>1.291197</text:p>
          </table:table-cell>
          <table:table-cell office:value-type="float" office:value="100.920579" calcext:value-type="float">
            <text:p>100.920579</text:p>
          </table:table-cell>
          <table:table-cell office:value-type="float" office:value="99.629382" calcext:value-type="float">
            <text:p>99.629382</text:p>
          </table:table-cell>
          <table:table-cell office:value-type="float" office:value="0.211183" calcext:value-type="float">
            <text:p>0.211183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7488" calcext:value-type="float">
            <text:p>77488</text:p>
          </table:table-cell>
          <table:table-cell office:value-type="float" office:value="77168" calcext:value-type="float">
            <text:p>77168</text:p>
          </table:table-cell>
          <table:table-cell office:value-type="float" office:value="1913" calcext:value-type="float">
            <text:p>1913</text:p>
          </table:table-cell>
          <table:table-cell office:value-type="float" office:value="1905" calcext:value-type="float">
            <text:p>1905</text:p>
          </table:table-cell>
          <table:table-cell office:value-type="float" office:value="1.259107" calcext:value-type="float">
            <text:p>1.259107</text:p>
          </table:table-cell>
          <table:table-cell office:value-type="float" office:value="100.434839" calcext:value-type="float">
            <text:p>100.434839</text:p>
          </table:table-cell>
          <table:table-cell office:value-type="float" office:value="99.175732" calcext:value-type="float">
            <text:p>99.175732</text:p>
          </table:table-cell>
          <table:table-cell office:value-type="float" office:value="0.006225" calcext:value-type="float">
            <text:p>0.006225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24" calcext:value-type="float">
            <text:p>62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248405" calcext:value-type="float">
            <text:p>1.248405</text:p>
          </table:table-cell>
          <table:table-cell office:value-type="float" office:value="94.551431" calcext:value-type="float">
            <text:p>94.551431</text:p>
          </table:table-cell>
          <table:table-cell office:value-type="float" office:value="93.303026" calcext:value-type="float">
            <text:p>93.303026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678" calcext:value-type="float">
            <text:p>678</text:p>
          </table:table-cell>
          <table:table-cell office:value-type="float" office:value="558" calcext:value-type="float">
            <text:p>55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.269081" calcext:value-type="float">
            <text:p>1.269081</text:p>
          </table:table-cell>
          <table:table-cell office:value-type="float" office:value="70.211979" calcext:value-type="float">
            <text:p>70.211979</text:p>
          </table:table-cell>
          <table:table-cell office:value-type="float" office:value="68.942898" calcext:value-type="float">
            <text:p>68.942898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1760" calcext:value-type="float">
            <text:p>11760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float" office:value="3.074617" calcext:value-type="float">
            <text:p>3.074617</text:p>
          </table:table-cell>
          <table:table-cell office:value-type="float" office:value="100.081629" calcext:value-type="float">
            <text:p>100.081629</text:p>
          </table:table-cell>
          <table:table-cell office:value-type="float" office:value="97.007012" calcext:value-type="float">
            <text:p>97.007012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935540" calcext:value-type="float">
            <text:p>10935540</text:p>
          </table:table-cell>
          <table:table-cell office:value-type="float" office:value="9624748" calcext:value-type="float">
            <text:p>9624748</text:p>
          </table:table-cell>
          <table:table-cell office:value-type="float" office:value="10395" calcext:value-type="float">
            <text:p>10395</text:p>
          </table:table-cell>
          <table:table-cell office:value-type="float" office:value="9149" calcext:value-type="float">
            <text:p>9149</text:p>
          </table:table-cell>
          <table:table-cell office:value-type="float" office:value="1.00867" calcext:value-type="float">
            <text:p>1.00867</text:p>
          </table:table-cell>
          <table:table-cell office:value-type="float" office:value="100.390055" calcext:value-type="float">
            <text:p>100.390055</text:p>
          </table:table-cell>
          <table:table-cell office:value-type="float" office:value="99.381385" calcext:value-type="float">
            <text:p>99.381385</text:p>
          </table:table-cell>
          <table:table-cell office:value-type="float" office:value="0.774773" calcext:value-type="float">
            <text:p>0.774773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935540" calcext:value-type="float">
            <text:p>10935540</text:p>
          </table:table-cell>
          <table:table-cell office:value-type="float" office:value="2585816" calcext:value-type="float">
            <text:p>2585816</text:p>
          </table:table-cell>
          <table:table-cell office:value-type="float" office:value="10395" calcext:value-type="float">
            <text:p>10395</text:p>
          </table:table-cell>
          <table:table-cell office:value-type="float" office:value="2458" calcext:value-type="float">
            <text:p>2458</text:p>
          </table:table-cell>
          <table:table-cell office:value-type="float" office:value="1.304194" calcext:value-type="float">
            <text:p>1.304194</text:p>
          </table:table-cell>
          <table:table-cell office:value-type="float" office:value="101.037331" calcext:value-type="float">
            <text:p>101.037331</text:p>
          </table:table-cell>
          <table:table-cell office:value-type="float" office:value="99.733137" calcext:value-type="float">
            <text:p>99.733137</text:p>
          </table:table-cell>
          <table:table-cell office:value-type="float" office:value="0.207419" calcext:value-type="float">
            <text:p>0.207419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9960" calcext:value-type="float">
            <text:p>79960</text:p>
          </table:table-cell>
          <table:table-cell office:value-type="float" office:value="79424" calcext:value-type="float">
            <text:p>79424</text:p>
          </table:table-cell>
          <table:table-cell office:value-type="float" office:value="1975" calcext:value-type="float">
            <text:p>1975</text:p>
          </table:table-cell>
          <table:table-cell office:value-type="float" office:value="1962" calcext:value-type="float">
            <text:p>1962</text:p>
          </table:table-cell>
          <table:table-cell office:value-type="float" office:value="1.26623" calcext:value-type="float">
            <text:p>1.26623</text:p>
          </table:table-cell>
          <table:table-cell office:value-type="float" office:value="100.614157" calcext:value-type="float">
            <text:p>100.614157</text:p>
          </table:table-cell>
          <table:table-cell office:value-type="float" office:value="99.347926" calcext:value-type="float">
            <text:p>99.347926</text:p>
          </table:table-cell>
          <table:table-cell office:value-type="float" office:value="0.006396" calcext:value-type="float">
            <text:p>0.006396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32" calcext:value-type="float">
            <text:p>1032</text:p>
          </table:table-cell>
          <table:table-cell office:value-type="float" office:value="936" calcext:value-type="float">
            <text:p>93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.25556" calcext:value-type="float">
            <text:p>1.25556</text:p>
          </table:table-cell>
          <table:table-cell office:value-type="float" office:value="100.615715" calcext:value-type="float">
            <text:p>100.615715</text:p>
          </table:table-cell>
          <table:table-cell office:value-type="float" office:value="99.360156" calcext:value-type="float">
            <text:p>99.360156</text:p>
          </table:table-cell>
          <table:table-cell office:value-type="float" office:value="0.000075" calcext:value-type="float">
            <text:p>0.000075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942" calcext:value-type="float">
            <text:p>942</text:p>
          </table:table-cell>
          <table:table-cell office:value-type="float" office:value="732" calcext:value-type="float">
            <text:p>73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.276444" calcext:value-type="float">
            <text:p>1.276444</text:p>
          </table:table-cell>
          <table:table-cell office:value-type="float" office:value="100.576127" calcext:value-type="float">
            <text:p>100.576127</text:p>
          </table:table-cell>
          <table:table-cell office:value-type="float" office:value="99.299684" calcext:value-type="float">
            <text:p>99.299684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1598" calcext:value-type="float">
            <text:p>11598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3.156614" calcext:value-type="float">
            <text:p>3.156614</text:p>
          </table:table-cell>
          <table:table-cell office:value-type="float" office:value="100.617021" calcext:value-type="float">
            <text:p>100.617021</text:p>
          </table:table-cell>
          <table:table-cell office:value-type="float" office:value="97.460407" calcext:value-type="float">
            <text:p>97.460407</text:p>
          </table:table-cell>
          <table:table-cell office:value-type="float" office:value="0.000952" calcext:value-type="float">
            <text:p>0.000952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040740" calcext:value-type="float">
            <text:p>11040740</text:p>
          </table:table-cell>
          <table:table-cell office:value-type="float" office:value="9731000" calcext:value-type="float">
            <text:p>9731000</text:p>
          </table:table-cell>
          <table:table-cell office:value-type="float" office:value="10495" calcext:value-type="float">
            <text:p>10495</text:p>
          </table:table-cell>
          <table:table-cell office:value-type="float" office:value="9250" calcext:value-type="float">
            <text:p>9250</text:p>
          </table:table-cell>
          <table:table-cell office:value-type="float" office:value="1.017647" calcext:value-type="float">
            <text:p>1.017647</text:p>
          </table:table-cell>
          <table:table-cell office:value-type="float" office:value="100.367327" calcext:value-type="float">
            <text:p>100.367327</text:p>
          </table:table-cell>
          <table:table-cell office:value-type="float" office:value="99.34968" calcext:value-type="float">
            <text:p>99.34968</text:p>
          </table:table-cell>
          <table:table-cell office:value-type="float" office:value="0.783576" calcext:value-type="float">
            <text:p>0.783576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040740" calcext:value-type="float">
            <text:p>11040740</text:p>
          </table:table-cell>
          <table:table-cell office:value-type="float" office:value="2392248" calcext:value-type="float">
            <text:p>2392248</text:p>
          </table:table-cell>
          <table:table-cell office:value-type="float" office:value="10495" calcext:value-type="float">
            <text:p>10495</text:p>
          </table:table-cell>
          <table:table-cell office:value-type="float" office:value="2274" calcext:value-type="float">
            <text:p>2274</text:p>
          </table:table-cell>
          <table:table-cell office:value-type="float" office:value="1.058205" calcext:value-type="float">
            <text:p>1.058205</text:p>
          </table:table-cell>
          <table:table-cell office:value-type="float" office:value="100.814325" calcext:value-type="float">
            <text:p>100.814325</text:p>
          </table:table-cell>
          <table:table-cell office:value-type="float" office:value="99.756119" calcext:value-type="float">
            <text:p>99.756119</text:p>
          </table:table-cell>
          <table:table-cell office:value-type="float" office:value="0.191848" calcext:value-type="float">
            <text:p>0.191848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1672" calcext:value-type="float">
            <text:p>81672</text:p>
          </table:table-cell>
          <table:table-cell office:value-type="float" office:value="81312" calcext:value-type="float">
            <text:p>81312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1.011712" calcext:value-type="float">
            <text:p>1.011712</text:p>
          </table:table-cell>
          <table:table-cell office:value-type="float" office:value="100.515564" calcext:value-type="float">
            <text:p>100.515564</text:p>
          </table:table-cell>
          <table:table-cell office:value-type="float" office:value="99.503852" calcext:value-type="float">
            <text:p>99.503852</text:p>
          </table:table-cell>
          <table:table-cell office:value-type="float" office:value="0.006537" calcext:value-type="float">
            <text:p>0.006537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76" calcext:value-type="float">
            <text:p>57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019545" calcext:value-type="float">
            <text:p>1.019545</text:p>
          </table:table-cell>
          <table:table-cell office:value-type="float" office:value="90.235428" calcext:value-type="float">
            <text:p>90.235428</text:p>
          </table:table-cell>
          <table:table-cell office:value-type="float" office:value="89.215883" calcext:value-type="float">
            <text:p>89.215883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696" calcext:value-type="float">
            <text:p>696</text:p>
          </table:table-cell>
          <table:table-cell office:value-type="float" office:value="636" calcext:value-type="float">
            <text:p>63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.034773" calcext:value-type="float">
            <text:p>1.034773</text:p>
          </table:table-cell>
          <table:table-cell office:value-type="float" office:value="89.896877" calcext:value-type="float">
            <text:p>89.896877</text:p>
          </table:table-cell>
          <table:table-cell office:value-type="float" office:value="88.862103" calcext:value-type="float">
            <text:p>88.862103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616" calcext:value-type="float">
            <text:p>11616</text:p>
          </table:table-cell>
          <table:table-cell office:value-type="float" office:value="11472" calcext:value-type="float">
            <text:p>11472</text:p>
          </table:table-cell>
          <table:table-cell office:value-type="float" office:value="242" calcext:value-type="float">
            <text:p>242</text:p>
          </table:table-cell>
          <table:table-cell office:value-type="float" office:value="239" calcext:value-type="float">
            <text:p>239</text:p>
          </table:table-cell>
          <table:table-cell office:value-type="float" office:value="3.489979" calcext:value-type="float">
            <text:p>3.489979</text:p>
          </table:table-cell>
          <table:table-cell office:value-type="float" office:value="100.503693" calcext:value-type="float">
            <text:p>100.503693</text:p>
          </table:table-cell>
          <table:table-cell office:value-type="float" office:value="97.013714" calcext:value-type="float">
            <text:p>97.013714</text:p>
          </table:table-cell>
          <table:table-cell office:value-type="float" office:value="0.000946" calcext:value-type="float">
            <text:p>0.000946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144888" calcext:value-type="float">
            <text:p>11144888</text:p>
          </table:table-cell>
          <table:table-cell office:value-type="float" office:value="9700492" calcext:value-type="float">
            <text:p>9700492</text:p>
          </table:table-cell>
          <table:table-cell office:value-type="float" office:value="10594" calcext:value-type="float">
            <text:p>10594</text:p>
          </table:table-cell>
          <table:table-cell office:value-type="float" office:value="9221" calcext:value-type="float">
            <text:p>9221</text:p>
          </table:table-cell>
          <table:table-cell office:value-type="float" office:value="1.010549" calcext:value-type="float">
            <text:p>1.010549</text:p>
          </table:table-cell>
          <table:table-cell office:value-type="float" office:value="100.392063" calcext:value-type="float">
            <text:p>100.392063</text:p>
          </table:table-cell>
          <table:table-cell office:value-type="float" office:value="99.381514" calcext:value-type="float">
            <text:p>99.381514</text:p>
          </table:table-cell>
          <table:table-cell office:value-type="float" office:value="0.780869" calcext:value-type="float">
            <text:p>0.780869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144888" calcext:value-type="float">
            <text:p>11144888</text:p>
          </table:table-cell>
          <table:table-cell office:value-type="float" office:value="2403820" calcext:value-type="float">
            <text:p>2403820</text:p>
          </table:table-cell>
          <table:table-cell office:value-type="float" office:value="10594" calcext:value-type="float">
            <text:p>10594</text:p>
          </table:table-cell>
          <table:table-cell office:value-type="float" office:value="2285" calcext:value-type="float">
            <text:p>2285</text:p>
          </table:table-cell>
          <table:table-cell office:value-type="float" office:value="1.067414" calcext:value-type="float">
            <text:p>1.067414</text:p>
          </table:table-cell>
          <table:table-cell office:value-type="float" office:value="100.778811" calcext:value-type="float">
            <text:p>100.778811</text:p>
          </table:table-cell>
          <table:table-cell office:value-type="float" office:value="99.711397" calcext:value-type="float">
            <text:p>99.711397</text:p>
          </table:table-cell>
          <table:table-cell office:value-type="float" office:value="0.192862" calcext:value-type="float">
            <text:p>0.192862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0216" calcext:value-type="float">
            <text:p>80216</text:p>
          </table:table-cell>
          <table:table-cell office:value-type="float" office:value="79752" calcext:value-type="float">
            <text:p>79752</text:p>
          </table:table-cell>
          <table:table-cell office:value-type="float" office:value="1981" calcext:value-type="float">
            <text:p>1981</text:p>
          </table:table-cell>
          <table:table-cell office:value-type="float" office:value="1970" calcext:value-type="float">
            <text:p>1970</text:p>
          </table:table-cell>
          <table:table-cell office:value-type="float" office:value="1.028734" calcext:value-type="float">
            <text:p>1.028734</text:p>
          </table:table-cell>
          <table:table-cell office:value-type="float" office:value="100.265699" calcext:value-type="float">
            <text:p>100.265699</text:p>
          </table:table-cell>
          <table:table-cell office:value-type="float" office:value="99.236965" calcext:value-type="float">
            <text:p>99.236965</text:p>
          </table:table-cell>
          <table:table-cell office:value-type="float" office:value="0.006429" calcext:value-type="float">
            <text:p>0.006429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04" calcext:value-type="float">
            <text:p>1104</text:p>
          </table:table-cell>
          <table:table-cell office:value-type="float" office:value="864" calcext:value-type="float">
            <text:p>86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.018948" calcext:value-type="float">
            <text:p>1.018948</text:p>
          </table:table-cell>
          <table:table-cell office:value-type="float" office:value="88.177327" calcext:value-type="float">
            <text:p>88.177327</text:p>
          </table:table-cell>
          <table:table-cell office:value-type="float" office:value="87.158379" calcext:value-type="float">
            <text:p>87.158379</text:p>
          </table:table-cell>
          <table:table-cell office:value-type="float" office:value="0.000079" calcext:value-type="float">
            <text:p>0.000079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744" calcext:value-type="float">
            <text:p>744</text:p>
          </table:table-cell>
          <table:table-cell office:value-type="float" office:value="504" calcext:value-type="float">
            <text:p>504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.038667" calcext:value-type="float">
            <text:p>1.038667</text:p>
          </table:table-cell>
          <table:table-cell office:value-type="float" office:value="78.239704" calcext:value-type="float">
            <text:p>78.239704</text:p>
          </table:table-cell>
          <table:table-cell office:value-type="float" office:value="77.201037" calcext:value-type="float">
            <text:p>77.201037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136" calcext:value-type="float">
            <text:p>11136</text:p>
          </table:table-cell>
          <table:table-cell office:value-type="float" office:value="11040" calcext:value-type="float">
            <text:p>11040</text:p>
          </table:table-cell>
          <table:table-cell office:value-type="float" office:value="232" calcext:value-type="float">
            <text:p>232</text:p>
          </table:table-cell>
          <table:table-cell office:value-type="float" office:value="230" calcext:value-type="float">
            <text:p>230</text:p>
          </table:table-cell>
          <table:table-cell office:value-type="float" office:value="3.497296" calcext:value-type="float">
            <text:p>3.497296</text:p>
          </table:table-cell>
          <table:table-cell office:value-type="float" office:value="99.85405" calcext:value-type="float">
            <text:p>99.85405</text:p>
          </table:table-cell>
          <table:table-cell office:value-type="float" office:value="96.356754" calcext:value-type="float">
            <text:p>96.356754</text:p>
          </table:table-cell>
          <table:table-cell office:value-type="float" office:value="0.000917" calcext:value-type="float">
            <text:p>0.000917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249036" calcext:value-type="float">
            <text:p>11249036</text:p>
          </table:table-cell>
          <table:table-cell office:value-type="float" office:value="9960336" calcext:value-type="float">
            <text:p>9960336</text:p>
          </table:table-cell>
          <table:table-cell office:value-type="float" office:value="10693" calcext:value-type="float">
            <text:p>10693</text:p>
          </table:table-cell>
          <table:table-cell office:value-type="float" office:value="9468" calcext:value-type="float">
            <text:p>9468</text:p>
          </table:table-cell>
          <table:table-cell office:value-type="float" office:value="1.012769" calcext:value-type="float">
            <text:p>1.012769</text:p>
          </table:table-cell>
          <table:table-cell office:value-type="float" office:value="100.407337" calcext:value-type="float">
            <text:p>100.407337</text:p>
          </table:table-cell>
          <table:table-cell office:value-type="float" office:value="99.394569" calcext:value-type="float">
            <text:p>99.394569</text:p>
          </table:table-cell>
          <table:table-cell office:value-type="float" office:value="0.801681" calcext:value-type="float">
            <text:p>0.801681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249036" calcext:value-type="float">
            <text:p>11249036</text:p>
          </table:table-cell>
          <table:table-cell office:value-type="float" office:value="2361740" calcext:value-type="float">
            <text:p>2361740</text:p>
          </table:table-cell>
          <table:table-cell office:value-type="float" office:value="10693" calcext:value-type="float">
            <text:p>10693</text:p>
          </table:table-cell>
          <table:table-cell office:value-type="float" office:value="2245" calcext:value-type="float">
            <text:p>2245</text:p>
          </table:table-cell>
          <table:table-cell office:value-type="float" office:value="1.075381" calcext:value-type="float">
            <text:p>1.075381</text:p>
          </table:table-cell>
          <table:table-cell office:value-type="float" office:value="100.968746" calcext:value-type="float">
            <text:p>100.968746</text:p>
          </table:table-cell>
          <table:table-cell office:value-type="float" office:value="99.893365" calcext:value-type="float">
            <text:p>99.893365</text:p>
          </table:table-cell>
          <table:table-cell office:value-type="float" office:value="0.189141" calcext:value-type="float">
            <text:p>0.189141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1816" calcext:value-type="float">
            <text:p>81816</text:p>
          </table:table-cell>
          <table:table-cell office:value-type="float" office:value="81256" calcext:value-type="float">
            <text:p>81256</text:p>
          </table:table-cell>
          <table:table-cell office:value-type="float" office:value="2022" calcext:value-type="float">
            <text:p>2022</text:p>
          </table:table-cell>
          <table:table-cell office:value-type="float" office:value="2008" calcext:value-type="float">
            <text:p>2008</text:p>
          </table:table-cell>
          <table:table-cell office:value-type="float" office:value="1.031202" calcext:value-type="float">
            <text:p>1.031202</text:p>
          </table:table-cell>
          <table:table-cell office:value-type="float" office:value="100.420455" calcext:value-type="float">
            <text:p>100.420455</text:p>
          </table:table-cell>
          <table:table-cell office:value-type="float" office:value="99.389253" calcext:value-type="float">
            <text:p>99.389253</text:p>
          </table:table-cell>
          <table:table-cell office:value-type="float" office:value="0.00654" calcext:value-type="float">
            <text:p>0.00654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68" calcext:value-type="float">
            <text:p>76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.015681" calcext:value-type="float">
            <text:p>1.015681</text:p>
          </table:table-cell>
          <table:table-cell office:value-type="float" office:value="100.417467" calcext:value-type="float">
            <text:p>100.417467</text:p>
          </table:table-cell>
          <table:table-cell office:value-type="float" office:value="99.401785" calcext:value-type="float">
            <text:p>99.401785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912" calcext:value-type="float">
            <text:p>912</text:p>
          </table:table-cell>
          <table:table-cell office:value-type="float" office:value="822" calcext:value-type="float">
            <text:p>82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.04723" calcext:value-type="float">
            <text:p>1.04723</text:p>
          </table:table-cell>
          <table:table-cell office:value-type="float" office:value="100.917247" calcext:value-type="float">
            <text:p>100.917247</text:p>
          </table:table-cell>
          <table:table-cell office:value-type="float" office:value="99.870017" calcext:value-type="float">
            <text:p>99.870017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1520" calcext:value-type="float">
            <text:p>11520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3.030403" calcext:value-type="float">
            <text:p>3.030403</text:p>
          </table:table-cell>
          <table:table-cell office:value-type="float" office:value="100.044271" calcext:value-type="float">
            <text:p>100.044271</text:p>
          </table:table-cell>
          <table:table-cell office:value-type="float" office:value="97.013868" calcext:value-type="float">
            <text:p>97.013868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352132" calcext:value-type="float">
            <text:p>11352132</text:p>
          </table:table-cell>
          <table:table-cell office:value-type="float" office:value="9964544" calcext:value-type="float">
            <text:p>9964544</text:p>
          </table:table-cell>
          <table:table-cell office:value-type="float" office:value="10791" calcext:value-type="float">
            <text:p>10791</text:p>
          </table:table-cell>
          <table:table-cell office:value-type="float" office:value="9472" calcext:value-type="float">
            <text:p>9472</text:p>
          </table:table-cell>
          <table:table-cell office:value-type="float" office:value="1.019727" calcext:value-type="float">
            <text:p>1.019727</text:p>
          </table:table-cell>
          <table:table-cell office:value-type="float" office:value="100.347815" calcext:value-type="float">
            <text:p>100.347815</text:p>
          </table:table-cell>
          <table:table-cell office:value-type="float" office:value="99.328089" calcext:value-type="float">
            <text:p>99.328089</text:p>
          </table:table-cell>
          <table:table-cell office:value-type="float" office:value="0.802556" calcext:value-type="float">
            <text:p>0.802556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352132" calcext:value-type="float">
            <text:p>11352132</text:p>
          </table:table-cell>
          <table:table-cell office:value-type="float" office:value="2298620" calcext:value-type="float">
            <text:p>2298620</text:p>
          </table:table-cell>
          <table:table-cell office:value-type="float" office:value="10791" calcext:value-type="float">
            <text:p>10791</text:p>
          </table:table-cell>
          <table:table-cell office:value-type="float" office:value="2185" calcext:value-type="float">
            <text:p>2185</text:p>
          </table:table-cell>
          <table:table-cell office:value-type="float" office:value="1.066279" calcext:value-type="float">
            <text:p>1.066279</text:p>
          </table:table-cell>
          <table:table-cell office:value-type="float" office:value="100.639269" calcext:value-type="float">
            <text:p>100.639269</text:p>
          </table:table-cell>
          <table:table-cell office:value-type="float" office:value="99.57299" calcext:value-type="float">
            <text:p>99.57299</text:p>
          </table:table-cell>
          <table:table-cell office:value-type="float" office:value="0.184678" calcext:value-type="float">
            <text:p>0.184678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0264" calcext:value-type="float">
            <text:p>80264</text:p>
          </table:table-cell>
          <table:table-cell office:value-type="float" office:value="79744" calcext:value-type="float">
            <text:p>79744</text:p>
          </table:table-cell>
          <table:table-cell office:value-type="float" office:value="1982" calcext:value-type="float">
            <text:p>1982</text:p>
          </table:table-cell>
          <table:table-cell office:value-type="float" office:value="1969" calcext:value-type="float">
            <text:p>1969</text:p>
          </table:table-cell>
          <table:table-cell office:value-type="float" office:value="1.013852" calcext:value-type="float">
            <text:p>1.013852</text:p>
          </table:table-cell>
          <table:table-cell office:value-type="float" office:value="100.360422" calcext:value-type="float">
            <text:p>100.360422</text:p>
          </table:table-cell>
          <table:table-cell office:value-type="float" office:value="99.34657" calcext:value-type="float">
            <text:p>99.34657</text:p>
          </table:table-cell>
          <table:table-cell office:value-type="float" office:value="0.006421" calcext:value-type="float">
            <text:p>0.006421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52" calcext:value-type="float">
            <text:p>115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.021665" calcext:value-type="float">
            <text:p>1.021665</text:p>
          </table:table-cell>
          <table:table-cell office:value-type="float" office:value="100.361961" calcext:value-type="float">
            <text:p>100.361961</text:p>
          </table:table-cell>
          <table:table-cell office:value-type="float" office:value="99.340295" calcext:value-type="float">
            <text:p>99.340295</text:p>
          </table:table-cell>
          <table:table-cell office:value-type="float" office:value="0.000093" calcext:value-type="float">
            <text:p>0.000093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200" calcext:value-type="float">
            <text:p>1200</text:p>
          </table:table-cell>
          <table:table-cell office:value-type="float" office:value="990" calcext:value-type="float">
            <text:p>990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.042708" calcext:value-type="float">
            <text:p>1.042708</text:p>
          </table:table-cell>
          <table:table-cell office:value-type="float" office:value="100.614032" calcext:value-type="float">
            <text:p>100.614032</text:p>
          </table:table-cell>
          <table:table-cell office:value-type="float" office:value="99.571324" calcext:value-type="float">
            <text:p>99.571324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472" calcext:value-type="float">
            <text:p>11472</text:p>
          </table:table-cell>
          <table:table-cell office:value-type="float" office:value="11376" calcext:value-type="float">
            <text:p>11376</text:p>
          </table:table-cell>
          <table:table-cell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  <table:table-cell office:value-type="float" office:value="3.657578" calcext:value-type="float">
            <text:p>3.657578</text:p>
          </table:table-cell>
          <table:table-cell office:value-type="float" office:value="99.666294" calcext:value-type="float">
            <text:p>99.666294</text:p>
          </table:table-cell>
          <table:table-cell office:value-type="float" office:value="96.008716" calcext:value-type="float">
            <text:p>96.008716</text:p>
          </table:table-cell>
          <table:table-cell office:value-type="float" office:value="0.000948" calcext:value-type="float">
            <text:p>0.000948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457332" calcext:value-type="float">
            <text:p>11457332</text:p>
          </table:table-cell>
          <table:table-cell office:value-type="float" office:value="10018196" calcext:value-type="float">
            <text:p>10018196</text:p>
          </table:table-cell>
          <table:table-cell office:value-type="float" office:value="10891" calcext:value-type="float">
            <text:p>10891</text:p>
          </table:table-cell>
          <table:table-cell office:value-type="float" office:value="9523" calcext:value-type="float">
            <text:p>9523</text:p>
          </table:table-cell>
          <table:table-cell office:value-type="float" office:value="1.015497" calcext:value-type="float">
            <text:p>1.015497</text:p>
          </table:table-cell>
          <table:table-cell office:value-type="float" office:value="100.596317" calcext:value-type="float">
            <text:p>100.596317</text:p>
          </table:table-cell>
          <table:table-cell office:value-type="float" office:value="99.58082" calcext:value-type="float">
            <text:p>99.58082</text:p>
          </table:table-cell>
          <table:table-cell office:value-type="float" office:value="0.804829" calcext:value-type="float">
            <text:p>0.804829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457332" calcext:value-type="float">
            <text:p>11457332</text:p>
          </table:table-cell>
          <table:table-cell office:value-type="float" office:value="2058764" calcext:value-type="float">
            <text:p>2058764</text:p>
          </table:table-cell>
          <table:table-cell office:value-type="float" office:value="10891" calcext:value-type="float">
            <text:p>10891</text:p>
          </table:table-cell>
          <table:table-cell office:value-type="float" office:value="1957" calcext:value-type="float">
            <text:p>1957</text:p>
          </table:table-cell>
          <table:table-cell office:value-type="float" office:value="1.076008" calcext:value-type="float">
            <text:p>1.076008</text:p>
          </table:table-cell>
          <table:table-cell office:value-type="float" office:value="100.767797" calcext:value-type="float">
            <text:p>100.767797</text:p>
          </table:table-cell>
          <table:table-cell office:value-type="float" office:value="99.691789" calcext:value-type="float">
            <text:p>99.691789</text:p>
          </table:table-cell>
          <table:table-cell office:value-type="float" office:value="0.16521" calcext:value-type="float">
            <text:p>0.16521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0472" calcext:value-type="float">
            <text:p>90472</text:p>
          </table:table-cell>
          <table:table-cell office:value-type="float" office:value="90112" calcext:value-type="float">
            <text:p>90112</text:p>
          </table:table-cell>
          <table:table-cell office:value-type="float" office:value="2240" calcext:value-type="float">
            <text:p>2240</text:p>
          </table:table-cell>
          <table:table-cell office:value-type="float" office:value="2231" calcext:value-type="float">
            <text:p>2231</text:p>
          </table:table-cell>
          <table:table-cell office:value-type="float" office:value="1.037496" calcext:value-type="float">
            <text:p>1.037496</text:p>
          </table:table-cell>
          <table:table-cell office:value-type="float" office:value="100.601116" calcext:value-type="float">
            <text:p>100.601116</text:p>
          </table:table-cell>
          <table:table-cell office:value-type="float" office:value="99.56362" calcext:value-type="float">
            <text:p>99.56362</text:p>
          </table:table-cell>
          <table:table-cell office:value-type="float" office:value="0.007241" calcext:value-type="float">
            <text:p>0.007241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8" calcext:value-type="float">
            <text:p>52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.017016" calcext:value-type="float">
            <text:p>1.017016</text:p>
          </table:table-cell>
          <table:table-cell office:value-type="float" office:value="87.511296" calcext:value-type="float">
            <text:p>87.511296</text:p>
          </table:table-cell>
          <table:table-cell office:value-type="float" office:value="86.49428" calcext:value-type="float">
            <text:p>86.49428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666" calcext:value-type="float">
            <text:p>666</text:p>
          </table:table-cell>
          <table:table-cell office:value-type="float" office:value="576" calcext:value-type="float">
            <text:p>57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.047897" calcext:value-type="float">
            <text:p>1.047897</text:p>
          </table:table-cell>
          <table:table-cell office:value-type="float" office:value="85.994528" calcext:value-type="float">
            <text:p>85.994528</text:p>
          </table:table-cell>
          <table:table-cell office:value-type="float" office:value="84.946631" calcext:value-type="float">
            <text:p>84.946631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520" calcext:value-type="float">
            <text:p>11520</text:p>
          </table:table-cell>
          <table:table-cell office:value-type="float" office:value="11376" calcext:value-type="float">
            <text:p>11376</text:p>
          </table:table-cell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3.454741" calcext:value-type="float">
            <text:p>3.454741</text:p>
          </table:table-cell>
          <table:table-cell office:value-type="float" office:value="100.504335" calcext:value-type="float">
            <text:p>100.504335</text:p>
          </table:table-cell>
          <table:table-cell office:value-type="float" office:value="97.049594" calcext:value-type="float">
            <text:p>97.049594</text:p>
          </table:table-cell>
          <table:table-cell office:value-type="float" office:value="0.000938" calcext:value-type="float">
            <text:p>0.000938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561480" calcext:value-type="float">
            <text:p>11561480</text:p>
          </table:table-cell>
          <table:table-cell office:value-type="float" office:value="10025560" calcext:value-type="float">
            <text:p>10025560</text:p>
          </table:table-cell>
          <table:table-cell office:value-type="float" office:value="10990" calcext:value-type="float">
            <text:p>10990</text:p>
          </table:table-cell>
          <table:table-cell office:value-type="float" office:value="9530" calcext:value-type="float">
            <text:p>9530</text:p>
          </table:table-cell>
          <table:table-cell office:value-type="float" office:value="1.018927" calcext:value-type="float">
            <text:p>1.018927</text:p>
          </table:table-cell>
          <table:table-cell office:value-type="float" office:value="100.619017" calcext:value-type="float">
            <text:p>100.619017</text:p>
          </table:table-cell>
          <table:table-cell office:value-type="float" office:value="99.600091" calcext:value-type="float">
            <text:p>99.600091</text:p>
          </table:table-cell>
          <table:table-cell office:value-type="float" office:value="0.805265" calcext:value-type="float">
            <text:p>0.805265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561480" calcext:value-type="float">
            <text:p>11561480</text:p>
          </table:table-cell>
          <table:table-cell office:value-type="float" office:value="2007216" calcext:value-type="float">
            <text:p>2007216</text:p>
          </table:table-cell>
          <table:table-cell office:value-type="float" office:value="10990" calcext:value-type="float">
            <text:p>10990</text:p>
          </table:table-cell>
          <table:table-cell office:value-type="float" office:value="1908" calcext:value-type="float">
            <text:p>1908</text:p>
          </table:table-cell>
          <table:table-cell office:value-type="float" office:value="1.081995" calcext:value-type="float">
            <text:p>1.081995</text:p>
          </table:table-cell>
          <table:table-cell office:value-type="float" office:value="100.882255" calcext:value-type="float">
            <text:p>100.882255</text:p>
          </table:table-cell>
          <table:table-cell office:value-type="float" office:value="99.80026" calcext:value-type="float">
            <text:p>99.80026</text:p>
          </table:table-cell>
          <table:table-cell office:value-type="float" office:value="0.160899" calcext:value-type="float">
            <text:p>0.160899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5048" calcext:value-type="float">
            <text:p>95048</text:p>
          </table:table-cell>
          <table:table-cell office:value-type="float" office:value="94608" calcext:value-type="float">
            <text:p>94608</text:p>
          </table:table-cell>
          <table:table-cell office:value-type="float" office:value="2352" calcext:value-type="float">
            <text:p>2352</text:p>
          </table:table-cell>
          <table:table-cell office:value-type="float" office:value="2341" calcext:value-type="float">
            <text:p>2341</text:p>
          </table:table-cell>
          <table:table-cell office:value-type="float" office:value="1.012932" calcext:value-type="float">
            <text:p>1.012932</text:p>
          </table:table-cell>
          <table:table-cell office:value-type="float" office:value="100.6241" calcext:value-type="float">
            <text:p>100.6241</text:p>
          </table:table-cell>
          <table:table-cell office:value-type="float" office:value="99.611168" calcext:value-type="float">
            <text:p>99.611168</text:p>
          </table:table-cell>
          <table:table-cell office:value-type="float" office:value="0.007598" calcext:value-type="float">
            <text:p>0.007598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16" calcext:value-type="float">
            <text:p>8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.020545" calcext:value-type="float">
            <text:p>1.020545</text:p>
          </table:table-cell>
          <table:table-cell office:value-type="float" office:value="71.26512" calcext:value-type="float">
            <text:p>71.26512</text:p>
          </table:table-cell>
          <table:table-cell office:value-type="float" office:value="70.244575" calcext:value-type="float">
            <text:p>70.244575</text:p>
          </table:table-cell>
          <table:table-cell office:value-type="float" office:value="0.000093" calcext:value-type="float">
            <text:p>0.000093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846" calcext:value-type="float">
            <text:p>846</text:p>
          </table:table-cell>
          <table:table-cell office:value-type="float" office:value="636" calcext:value-type="float">
            <text:p>63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.043015" calcext:value-type="float">
            <text:p>1.043015</text:p>
          </table:table-cell>
          <table:table-cell office:value-type="float" office:value="71.746177" calcext:value-type="float">
            <text:p>71.746177</text:p>
          </table:table-cell>
          <table:table-cell office:value-type="float" office:value="70.703162" calcext:value-type="float">
            <text:p>70.703162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1520" calcext:value-type="float">
            <text:p>11520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2.654018" calcext:value-type="float">
            <text:p>2.654018</text:p>
          </table:table-cell>
          <table:table-cell office:value-type="float" office:value="100.464881" calcext:value-type="float">
            <text:p>100.464881</text:p>
          </table:table-cell>
          <table:table-cell office:value-type="float" office:value="97.810863" calcext:value-type="float">
            <text:p>97.810863</text:p>
          </table:table-cell>
          <table:table-cell office:value-type="float" office:value="0.000942" calcext:value-type="float">
            <text:p>0.000942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665628" calcext:value-type="float">
            <text:p>11665628</text:p>
          </table:table-cell>
          <table:table-cell office:value-type="float" office:value="10105512" calcext:value-type="float">
            <text:p>10105512</text:p>
          </table:table-cell>
          <table:table-cell office:value-type="float" office:value="11089" calcext:value-type="float">
            <text:p>11089</text:p>
          </table:table-cell>
          <table:table-cell office:value-type="float" office:value="9606" calcext:value-type="float">
            <text:p>9606</text:p>
          </table:table-cell>
          <table:table-cell office:value-type="float" office:value="1.014349" calcext:value-type="float">
            <text:p>1.014349</text:p>
          </table:table-cell>
          <table:table-cell office:value-type="float" office:value="100.46981" calcext:value-type="float">
            <text:p>100.46981</text:p>
          </table:table-cell>
          <table:table-cell office:value-type="float" office:value="99.455462" calcext:value-type="float">
            <text:p>99.455462</text:p>
          </table:table-cell>
          <table:table-cell office:value-type="float" office:value="0.812867" calcext:value-type="float">
            <text:p>0.812867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665628" calcext:value-type="float">
            <text:p>11665628</text:p>
          </table:table-cell>
          <table:table-cell office:value-type="float" office:value="1966188" calcext:value-type="float">
            <text:p>1966188</text:p>
          </table:table-cell>
          <table:table-cell office:value-type="float" office:value="11089" calcext:value-type="float">
            <text:p>11089</text:p>
          </table:table-cell>
          <table:table-cell office:value-type="float" office:value="1869" calcext:value-type="float">
            <text:p>1869</text:p>
          </table:table-cell>
          <table:table-cell office:value-type="float" office:value="1.072458" calcext:value-type="float">
            <text:p>1.072458</text:p>
          </table:table-cell>
          <table:table-cell office:value-type="float" office:value="100.67567" calcext:value-type="float">
            <text:p>100.67567</text:p>
          </table:table-cell>
          <table:table-cell office:value-type="float" office:value="99.603212" calcext:value-type="float">
            <text:p>99.603212</text:p>
          </table:table-cell>
          <table:table-cell office:value-type="float" office:value="0.157922" calcext:value-type="float">
            <text:p>0.157922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1600" calcext:value-type="float">
            <text:p>91600</text:p>
          </table:table-cell>
          <table:table-cell office:value-type="float" office:value="91200" calcext:value-type="float">
            <text:p>91200</text:p>
          </table:table-cell>
          <table:table-cell office:value-type="float" office:value="2267" calcext:value-type="float">
            <text:p>2267</text:p>
          </table:table-cell>
          <table:table-cell office:value-type="float" office:value="2257" calcext:value-type="float">
            <text:p>2257</text:p>
          </table:table-cell>
          <table:table-cell office:value-type="float" office:value="1.039203" calcext:value-type="float">
            <text:p>1.039203</text:p>
          </table:table-cell>
          <table:table-cell office:value-type="float" office:value="99.91243" calcext:value-type="float">
            <text:p>99.91243</text:p>
          </table:table-cell>
          <table:table-cell office:value-type="float" office:value="98.873227" calcext:value-type="float">
            <text:p>98.873227</text:p>
          </table:table-cell>
          <table:table-cell office:value-type="float" office:value="0.007379" calcext:value-type="float">
            <text:p>0.007379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8" calcext:value-type="float">
            <text:p>52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.023008" calcext:value-type="float">
            <text:p>1.023008</text:p>
          </table:table-cell>
          <table:table-cell office:value-type="float" office:value="74.644668" calcext:value-type="float">
            <text:p>74.644668</text:p>
          </table:table-cell>
          <table:table-cell office:value-type="float" office:value="73.62166" calcext:value-type="float">
            <text:p>73.62166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666" calcext:value-type="float">
            <text:p>666</text:p>
          </table:table-cell>
          <table:table-cell office:value-type="float" office:value="486" calcext:value-type="float">
            <text:p>48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.055795" calcext:value-type="float">
            <text:p>1.055795</text:p>
          </table:table-cell>
          <table:table-cell office:value-type="float" office:value="75.135613" calcext:value-type="float">
            <text:p>75.135613</text:p>
          </table:table-cell>
          <table:table-cell office:value-type="float" office:value="74.079819" calcext:value-type="float">
            <text:p>74.079819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616" calcext:value-type="float">
            <text:p>11616</text:p>
          </table:table-cell>
          <table:table-cell office:value-type="float" office:value="11472" calcext:value-type="float">
            <text:p>11472</text:p>
          </table:table-cell>
          <table:table-cell office:value-type="float" office:value="242" calcext:value-type="float">
            <text:p>242</text:p>
          </table:table-cell>
          <table:table-cell office:value-type="float" office:value="239" calcext:value-type="float">
            <text:p>239</text:p>
          </table:table-cell>
          <table:table-cell office:value-type="float" office:value="3.509127" calcext:value-type="float">
            <text:p>3.509127</text:p>
          </table:table-cell>
          <table:table-cell office:value-type="float" office:value="99.539279" calcext:value-type="float">
            <text:p>99.539279</text:p>
          </table:table-cell>
          <table:table-cell office:value-type="float" office:value="96.030152" calcext:value-type="float">
            <text:p>96.030152</text:p>
          </table:table-cell>
          <table:table-cell office:value-type="float" office:value="0.000956" calcext:value-type="float">
            <text:p>0.000956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768724" calcext:value-type="float">
            <text:p>11768724</text:p>
          </table:table-cell>
          <table:table-cell office:value-type="float" office:value="10109720" calcext:value-type="float">
            <text:p>10109720</text:p>
          </table:table-cell>
          <table:table-cell office:value-type="float" office:value="11187" calcext:value-type="float">
            <text:p>11187</text:p>
          </table:table-cell>
          <table:table-cell office:value-type="float" office:value="9610" calcext:value-type="float">
            <text:p>9610</text:p>
          </table:table-cell>
          <table:table-cell office:value-type="float" office:value="1.014709" calcext:value-type="float">
            <text:p>1.014709</text:p>
          </table:table-cell>
          <table:table-cell office:value-type="float" office:value="100.584986" calcext:value-type="float">
            <text:p>100.584986</text:p>
          </table:table-cell>
          <table:table-cell office:value-type="float" office:value="99.570278" calcext:value-type="float">
            <text:p>99.570278</text:p>
          </table:table-cell>
          <table:table-cell office:value-type="float" office:value="0.812268" calcext:value-type="float">
            <text:p>0.812268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768724" calcext:value-type="float">
            <text:p>11768724</text:p>
          </table:table-cell>
          <table:table-cell office:value-type="float" office:value="1904120" calcext:value-type="float">
            <text:p>1904120</text:p>
          </table:table-cell>
          <table:table-cell office:value-type="float" office:value="11187" calcext:value-type="float">
            <text:p>11187</text:p>
          </table:table-cell>
          <table:table-cell office:value-type="float" office:value="1810" calcext:value-type="float">
            <text:p>1810</text:p>
          </table:table-cell>
          <table:table-cell office:value-type="float" office:value="1.092245" calcext:value-type="float">
            <text:p>1.092245</text:p>
          </table:table-cell>
          <table:table-cell office:value-type="float" office:value="101.095842" calcext:value-type="float">
            <text:p>101.095842</text:p>
          </table:table-cell>
          <table:table-cell office:value-type="float" office:value="100.003597" calcext:value-type="float">
            <text:p>100.003597</text:p>
          </table:table-cell>
          <table:table-cell office:value-type="float" office:value="0.152324" calcext:value-type="float">
            <text:p>0.152324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00704" calcext:value-type="float">
            <text:p>100704</text:p>
          </table:table-cell>
          <table:table-cell office:value-type="float" office:value="99976" calcext:value-type="float">
            <text:p>99976</text:p>
          </table:table-cell>
          <table:table-cell office:value-type="float" office:value="2494" calcext:value-type="float">
            <text:p>2494</text:p>
          </table:table-cell>
          <table:table-cell office:value-type="float" office:value="2476" calcext:value-type="float">
            <text:p>2476</text:p>
          </table:table-cell>
          <table:table-cell office:value-type="float" office:value="1.031428" calcext:value-type="float">
            <text:p>1.031428</text:p>
          </table:table-cell>
          <table:table-cell office:value-type="float" office:value="100.611352" calcext:value-type="float">
            <text:p>100.611352</text:p>
          </table:table-cell>
          <table:table-cell office:value-type="float" office:value="99.579924" calcext:value-type="float">
            <text:p>99.579924</text:p>
          </table:table-cell>
          <table:table-cell office:value-type="float" office:value="0.008032" calcext:value-type="float">
            <text:p>0.008032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44" calcext:value-type="float">
            <text:p>114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.016447" calcext:value-type="float">
            <text:p>1.016447</text:p>
          </table:table-cell>
          <table:table-cell office:value-type="float" office:value="88.637376" calcext:value-type="float">
            <text:p>88.637376</text:p>
          </table:table-cell>
          <table:table-cell office:value-type="float" office:value="87.620929" calcext:value-type="float">
            <text:p>87.620929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996" calcext:value-type="float">
            <text:p>996</text:p>
          </table:table-cell>
          <table:table-cell office:value-type="float" office:value="726" calcext:value-type="float">
            <text:p>726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.053566" calcext:value-type="float">
            <text:p>1.053566</text:p>
          </table:table-cell>
          <table:table-cell office:value-type="float" office:value="98.889662" calcext:value-type="float">
            <text:p>98.889662</text:p>
          </table:table-cell>
          <table:table-cell office:value-type="float" office:value="97.836096" calcext:value-type="float">
            <text:p>97.836096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992" calcext:value-type="float">
            <text:p>10992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float" office:value="2.903274" calcext:value-type="float">
            <text:p>2.903274</text:p>
          </table:table-cell>
          <table:table-cell office:value-type="float" office:value="100.38401" calcext:value-type="float">
            <text:p>100.38401</text:p>
          </table:table-cell>
          <table:table-cell office:value-type="float" office:value="97.480736" calcext:value-type="float">
            <text:p>97.480736</text:p>
          </table:table-cell>
          <table:table-cell office:value-type="float" office:value="0.000902" calcext:value-type="float">
            <text:p>0.000902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872872" calcext:value-type="float">
            <text:p>11872872</text:p>
          </table:table-cell>
          <table:table-cell office:value-type="float" office:value="9969804" calcext:value-type="float">
            <text:p>9969804</text:p>
          </table:table-cell>
          <table:table-cell office:value-type="float" office:value="11286" calcext:value-type="float">
            <text:p>11286</text:p>
          </table:table-cell>
          <table:table-cell office:value-type="float" office:value="9477" calcext:value-type="float">
            <text:p>9477</text:p>
          </table:table-cell>
          <table:table-cell office:value-type="float" office:value="1.007229" calcext:value-type="float">
            <text:p>1.007229</text:p>
          </table:table-cell>
          <table:table-cell office:value-type="float" office:value="100.492474" calcext:value-type="float">
            <text:p>100.492474</text:p>
          </table:table-cell>
          <table:table-cell office:value-type="float" office:value="99.485246" calcext:value-type="float">
            <text:p>99.485246</text:p>
          </table:table-cell>
          <table:table-cell office:value-type="float" office:value="0.801711" calcext:value-type="float">
            <text:p>0.801711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872872" calcext:value-type="float">
            <text:p>11872872</text:p>
          </table:table-cell>
          <table:table-cell office:value-type="float" office:value="1957772" calcext:value-type="float">
            <text:p>1957772</text:p>
          </table:table-cell>
          <table:table-cell office:value-type="float" office:value="11286" calcext:value-type="float">
            <text:p>11286</text:p>
          </table:table-cell>
          <table:table-cell office:value-type="float" office:value="1861" calcext:value-type="float">
            <text:p>1861</text:p>
          </table:table-cell>
          <table:table-cell office:value-type="float" office:value="1.064354" calcext:value-type="float">
            <text:p>1.064354</text:p>
          </table:table-cell>
          <table:table-cell office:value-type="float" office:value="100.533671" calcext:value-type="float">
            <text:p>100.533671</text:p>
          </table:table-cell>
          <table:table-cell office:value-type="float" office:value="99.469317" calcext:value-type="float">
            <text:p>99.469317</text:p>
          </table:table-cell>
          <table:table-cell office:value-type="float" office:value="0.157457" calcext:value-type="float">
            <text:p>0.157457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4616" calcext:value-type="float">
            <text:p>94616</text:p>
          </table:table-cell>
          <table:table-cell office:value-type="float" office:value="92720" calcext:value-type="float">
            <text:p>92720</text:p>
          </table:table-cell>
          <table:table-cell office:value-type="float" office:value="2341" calcext:value-type="float">
            <text:p>2341</text:p>
          </table:table-cell>
          <table:table-cell office:value-type="float" office:value="2295" calcext:value-type="float">
            <text:p>2295</text:p>
          </table:table-cell>
          <table:table-cell office:value-type="float" office:value="1.026849" calcext:value-type="float">
            <text:p>1.026849</text:p>
          </table:table-cell>
          <table:table-cell office:value-type="float" office:value="100.604517" calcext:value-type="float">
            <text:p>100.604517</text:p>
          </table:table-cell>
          <table:table-cell office:value-type="float" office:value="99.577668" calcext:value-type="float">
            <text:p>99.577668</text:p>
          </table:table-cell>
          <table:table-cell office:value-type="float" office:value="0.007449" calcext:value-type="float">
            <text:p>0.007449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48" calcext:value-type="float">
            <text:p>2248</text:p>
          </table:table-cell>
          <table:table-cell office:value-type="float" office:value="1672" calcext:value-type="float">
            <text:p>1672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.017223" calcext:value-type="float">
            <text:p>1.017223</text:p>
          </table:table-cell>
          <table:table-cell office:value-type="float" office:value="96.685429" calcext:value-type="float">
            <text:p>96.685429</text:p>
          </table:table-cell>
          <table:table-cell office:value-type="float" office:value="95.668206" calcext:value-type="float">
            <text:p>95.668206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58" calcext:value-type="float">
            <text:p>1458</text:p>
          </table:table-cell>
          <table:table-cell office:value-type="float" office:value="1158" calcext:value-type="float">
            <text:p>1158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.036503" calcext:value-type="float">
            <text:p>1.036503</text:p>
          </table:table-cell>
          <table:table-cell office:value-type="float" office:value="97.177408" calcext:value-type="float">
            <text:p>97.177408</text:p>
          </table:table-cell>
          <table:table-cell office:value-type="float" office:value="96.140905" calcext:value-type="float">
            <text:p>96.140905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608" calcext:value-type="float">
            <text:p>10608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2.769443" calcext:value-type="float">
            <text:p>2.769443</text:p>
          </table:table-cell>
          <table:table-cell office:value-type="float" office:value="99.237539" calcext:value-type="float">
            <text:p>99.237539</text:p>
          </table:table-cell>
          <table:table-cell office:value-type="float" office:value="96.468096" calcext:value-type="float">
            <text:p>96.468096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978072" calcext:value-type="float">
            <text:p>11978072</text:p>
          </table:table-cell>
          <table:table-cell office:value-type="float" office:value="10096044" calcext:value-type="float">
            <text:p>10096044</text:p>
          </table:table-cell>
          <table:table-cell office:value-type="float" office:value="11386" calcext:value-type="float">
            <text:p>11386</text:p>
          </table:table-cell>
          <table:table-cell office:value-type="float" office:value="9597" calcext:value-type="float">
            <text:p>9597</text:p>
          </table:table-cell>
          <table:table-cell office:value-type="float" office:value="1.020467" calcext:value-type="float">
            <text:p>1.020467</text:p>
          </table:table-cell>
          <table:table-cell office:value-type="float" office:value="100.448425" calcext:value-type="float">
            <text:p>100.448425</text:p>
          </table:table-cell>
          <table:table-cell office:value-type="float" office:value="99.427958" calcext:value-type="float">
            <text:p>99.427958</text:p>
          </table:table-cell>
          <table:table-cell office:value-type="float" office:value="0.81233" calcext:value-type="float">
            <text:p>0.81233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978072" calcext:value-type="float">
            <text:p>11978072</text:p>
          </table:table-cell>
          <table:table-cell office:value-type="float" office:value="1922004" calcext:value-type="float">
            <text:p>1922004</text:p>
          </table:table-cell>
          <table:table-cell office:value-type="float" office:value="11386" calcext:value-type="float">
            <text:p>11386</text:p>
          </table:table-cell>
          <table:table-cell office:value-type="float" office:value="1827" calcext:value-type="float">
            <text:p>1827</text:p>
          </table:table-cell>
          <table:table-cell office:value-type="float" office:value="1.067334" calcext:value-type="float">
            <text:p>1.067334</text:p>
          </table:table-cell>
          <table:table-cell office:value-type="float" office:value="100.776966" calcext:value-type="float">
            <text:p>100.776966</text:p>
          </table:table-cell>
          <table:table-cell office:value-type="float" office:value="99.709632" calcext:value-type="float">
            <text:p>99.709632</text:p>
          </table:table-cell>
          <table:table-cell office:value-type="float" office:value="0.154208" calcext:value-type="float">
            <text:p>0.154208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5456" calcext:value-type="float">
            <text:p>95456</text:p>
          </table:table-cell>
          <table:table-cell office:value-type="float" office:value="94192" calcext:value-type="float">
            <text:p>94192</text:p>
          </table:table-cell>
          <table:table-cell office:value-type="float" office:value="2363" calcext:value-type="float">
            <text:p>2363</text:p>
          </table:table-cell>
          <table:table-cell office:value-type="float" office:value="2332" calcext:value-type="float">
            <text:p>2332</text:p>
          </table:table-cell>
          <table:table-cell office:value-type="float" office:value="1.014772" calcext:value-type="float">
            <text:p>1.014772</text:p>
          </table:table-cell>
          <table:table-cell office:value-type="float" office:value="100.451753" calcext:value-type="float">
            <text:p>100.451753</text:p>
          </table:table-cell>
          <table:table-cell office:value-type="float" office:value="99.436981" calcext:value-type="float">
            <text:p>99.436981</text:p>
          </table:table-cell>
          <table:table-cell office:value-type="float" office:value="0.007578" calcext:value-type="float">
            <text:p>0.007578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6" calcext:value-type="float">
            <text:p>1536</text:p>
          </table:table-cell>
          <table:table-cell office:value-type="float" office:value="1248" calcext:value-type="float">
            <text:p>1248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.023179" calcext:value-type="float">
            <text:p>1.023179</text:p>
          </table:table-cell>
          <table:table-cell office:value-type="float" office:value="100.851195" calcext:value-type="float">
            <text:p>100.851195</text:p>
          </table:table-cell>
          <table:table-cell office:value-type="float" office:value="99.828016" calcext:value-type="float">
            <text:p>99.828016</text:p>
          </table:table-cell>
          <table:table-cell office:value-type="float" office:value="0.0001" calcext:value-type="float">
            <text:p>0.0001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128" calcext:value-type="float">
            <text:p>1128</text:p>
          </table:table-cell>
          <table:table-cell office:value-type="float" office:value="1008" calcext:value-type="float">
            <text:p>1008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.037213" calcext:value-type="float">
            <text:p>1.037213</text:p>
          </table:table-cell>
          <table:table-cell office:value-type="float" office:value="100.849797" calcext:value-type="float">
            <text:p>100.849797</text:p>
          </table:table-cell>
          <table:table-cell office:value-type="float" office:value="99.812584" calcext:value-type="float">
            <text:p>99.812584</text:p>
          </table:table-cell>
          <table:table-cell office:value-type="float" office:value="0.000081" calcext:value-type="float">
            <text:p>0.000081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704" calcext:value-type="float">
            <text:p>10704</text:p>
          </table:table-cell>
          <table:table-cell office:value-type="float" office:value="10656" calcext:value-type="float">
            <text:p>10656</text:p>
          </table:table-cell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 office:value-type="float" office:value="3.855939" calcext:value-type="float">
            <text:p>3.855939</text:p>
          </table:table-cell>
          <table:table-cell office:value-type="float" office:value="99.687989" calcext:value-type="float">
            <text:p>99.687989</text:p>
          </table:table-cell>
          <table:table-cell office:value-type="float" office:value="95.83205" calcext:value-type="float">
            <text:p>95.83205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081168" calcext:value-type="float">
            <text:p>12081168</text:p>
          </table:table-cell>
          <table:table-cell office:value-type="float" office:value="9936140" calcext:value-type="float">
            <text:p>9936140</text:p>
          </table:table-cell>
          <table:table-cell office:value-type="float" office:value="11484" calcext:value-type="float">
            <text:p>11484</text:p>
          </table:table-cell>
          <table:table-cell office:value-type="float" office:value="9445" calcext:value-type="float">
            <text:p>9445</text:p>
          </table:table-cell>
          <table:table-cell office:value-type="float" office:value="1.00907" calcext:value-type="float">
            <text:p>1.00907</text:p>
          </table:table-cell>
          <table:table-cell office:value-type="float" office:value="100.645087" calcext:value-type="float">
            <text:p>100.645087</text:p>
          </table:table-cell>
          <table:table-cell office:value-type="float" office:value="99.636017" calcext:value-type="float">
            <text:p>99.636017</text:p>
          </table:table-cell>
          <table:table-cell office:value-type="float" office:value="0.797795" calcext:value-type="float">
            <text:p>0.797795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081168" calcext:value-type="float">
            <text:p>12081168</text:p>
          </table:table-cell>
          <table:table-cell office:value-type="float" office:value="2019840" calcext:value-type="float">
            <text:p>2019840</text:p>
          </table:table-cell>
          <table:table-cell office:value-type="float" office:value="11484" calcext:value-type="float">
            <text:p>11484</text:p>
          </table:table-cell>
          <table:table-cell office:value-type="float" office:value="1920" calcext:value-type="float">
            <text:p>1920</text:p>
          </table:table-cell>
          <table:table-cell office:value-type="float" office:value="1.314777" calcext:value-type="float">
            <text:p>1.314777</text:p>
          </table:table-cell>
          <table:table-cell office:value-type="float" office:value="100.793372" calcext:value-type="float">
            <text:p>100.793372</text:p>
          </table:table-cell>
          <table:table-cell office:value-type="float" office:value="99.478595" calcext:value-type="float">
            <text:p>99.478595</text:p>
          </table:table-cell>
          <table:table-cell office:value-type="float" office:value="0.162434" calcext:value-type="float">
            <text:p>0.162434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3912" calcext:value-type="float">
            <text:p>93912</text:p>
          </table:table-cell>
          <table:table-cell office:value-type="float" office:value="92304" calcext:value-type="float">
            <text:p>92304</text:p>
          </table:table-cell>
          <table:table-cell office:value-type="float" office:value="2324" calcext:value-type="float">
            <text:p>2324</text:p>
          </table:table-cell>
          <table:table-cell office:value-type="float" office:value="2285" calcext:value-type="float">
            <text:p>2285</text:p>
          </table:table-cell>
          <table:table-cell office:value-type="float" office:value="1.266487" calcext:value-type="float">
            <text:p>1.266487</text:p>
          </table:table-cell>
          <table:table-cell office:value-type="float" office:value="100.798046" calcext:value-type="float">
            <text:p>100.798046</text:p>
          </table:table-cell>
          <table:table-cell office:value-type="float" office:value="99.531559" calcext:value-type="float">
            <text:p>99.531559</text:p>
          </table:table-cell>
          <table:table-cell office:value-type="float" office:value="0.007419" calcext:value-type="float">
            <text:p>0.007419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52" calcext:value-type="float">
            <text:p>1952</text:p>
          </table:table-cell>
          <table:table-cell office:value-type="float" office:value="1376" calcext:value-type="float">
            <text:p>1376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1.251067" calcext:value-type="float">
            <text:p>1.251067</text:p>
          </table:table-cell>
          <table:table-cell office:value-type="float" office:value="91.917431" calcext:value-type="float">
            <text:p>91.917431</text:p>
          </table:table-cell>
          <table:table-cell office:value-type="float" office:value="90.666364" calcext:value-type="float">
            <text:p>90.666364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722" calcext:value-type="float">
            <text:p>1722</text:p>
          </table:table-cell>
          <table:table-cell office:value-type="float" office:value="1344" calcext:value-type="float">
            <text:p>1344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1.276276" calcext:value-type="float">
            <text:p>1.276276</text:p>
          </table:table-cell>
          <table:table-cell office:value-type="float" office:value="92.403501" calcext:value-type="float">
            <text:p>92.403501</text:p>
          </table:table-cell>
          <table:table-cell office:value-type="float" office:value="91.127225" calcext:value-type="float">
            <text:p>91.127225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896" calcext:value-type="float">
            <text:p>10896</text:p>
          </table:table-cell>
          <table:table-cell office:value-type="float" office:value="10848" calcext:value-type="float">
            <text:p>10848</text:p>
          </table:table-cell>
          <table:table-cell office:value-type="float" office:value="227" calcext:value-type="float">
            <text:p>227</text:p>
          </table:table-cell>
          <table:table-cell office:value-type="float" office:value="226" calcext:value-type="float">
            <text:p>226</text:p>
          </table:table-cell>
          <table:table-cell office:value-type="float" office:value="4.356973" calcext:value-type="float">
            <text:p>4.356973</text:p>
          </table:table-cell>
          <table:table-cell office:value-type="float" office:value="100.796668" calcext:value-type="float">
            <text:p>100.796668</text:p>
          </table:table-cell>
          <table:table-cell office:value-type="float" office:value="96.439696" calcext:value-type="float">
            <text:p>96.439696</text:p>
          </table:table-cell>
          <table:table-cell office:value-type="float" office:value="0.0009" calcext:value-type="float">
            <text:p>0.0009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185316" calcext:value-type="float">
            <text:p>12185316</text:p>
          </table:table-cell>
          <table:table-cell office:value-type="float" office:value="10093940" calcext:value-type="float">
            <text:p>10093940</text:p>
          </table:table-cell>
          <table:table-cell office:value-type="float" office:value="11583" calcext:value-type="float">
            <text:p>11583</text:p>
          </table:table-cell>
          <table:table-cell office:value-type="float" office:value="9595" calcext:value-type="float">
            <text:p>9595</text:p>
          </table:table-cell>
          <table:table-cell office:value-type="float" office:value="1.014209" calcext:value-type="float">
            <text:p>1.014209</text:p>
          </table:table-cell>
          <table:table-cell office:value-type="float" office:value="100.570423" calcext:value-type="float">
            <text:p>100.570423</text:p>
          </table:table-cell>
          <table:table-cell office:value-type="float" office:value="99.556214" calcext:value-type="float">
            <text:p>99.556214</text:p>
          </table:table-cell>
          <table:table-cell office:value-type="float" office:value="0.811115" calcext:value-type="float">
            <text:p>0.811115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185316" calcext:value-type="float">
            <text:p>12185316</text:p>
          </table:table-cell>
          <table:table-cell office:value-type="float" office:value="1882028" calcext:value-type="float">
            <text:p>1882028</text:p>
          </table:table-cell>
          <table:table-cell office:value-type="float" office:value="11583" calcext:value-type="float">
            <text:p>11583</text:p>
          </table:table-cell>
          <table:table-cell office:value-type="float" office:value="1789" calcext:value-type="float">
            <text:p>1789</text:p>
          </table:table-cell>
          <table:table-cell office:value-type="float" office:value="1.094733" calcext:value-type="float">
            <text:p>1.094733</text:p>
          </table:table-cell>
          <table:table-cell office:value-type="float" office:value="100.232476" calcext:value-type="float">
            <text:p>100.232476</text:p>
          </table:table-cell>
          <table:table-cell office:value-type="float" office:value="99.137743" calcext:value-type="float">
            <text:p>99.137743</text:p>
          </table:table-cell>
          <table:table-cell office:value-type="float" office:value="0.151872" calcext:value-type="float">
            <text:p>0.151872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7032" calcext:value-type="float">
            <text:p>97032</text:p>
          </table:table-cell>
          <table:table-cell office:value-type="float" office:value="95328" calcext:value-type="float">
            <text:p>95328</text:p>
          </table:table-cell>
          <table:table-cell office:value-type="float" office:value="2401" calcext:value-type="float">
            <text:p>2401</text:p>
          </table:table-cell>
          <table:table-cell office:value-type="float" office:value="2361" calcext:value-type="float">
            <text:p>2361</text:p>
          </table:table-cell>
          <table:table-cell office:value-type="float" office:value="1.038729" calcext:value-type="float">
            <text:p>1.038729</text:p>
          </table:table-cell>
          <table:table-cell office:value-type="float" office:value="100.816189" calcext:value-type="float">
            <text:p>100.816189</text:p>
          </table:table-cell>
          <table:table-cell office:value-type="float" office:value="99.77746" calcext:value-type="float">
            <text:p>99.77746</text:p>
          </table:table-cell>
          <table:table-cell office:value-type="float" office:value="0.007643" calcext:value-type="float">
            <text:p>0.007643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680" calcext:value-type="float">
            <text:p>2680</text:p>
          </table:table-cell>
          <table:table-cell office:value-type="float" office:value="1864" calcext:value-type="float">
            <text:p>1864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1.022828" calcext:value-type="float">
            <text:p>1.022828</text:p>
          </table:table-cell>
          <table:table-cell office:value-type="float" office:value="99.211791" calcext:value-type="float">
            <text:p>99.211791</text:p>
          </table:table-cell>
          <table:table-cell office:value-type="float" office:value="98.188963" calcext:value-type="float">
            <text:p>98.188963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78" calcext:value-type="float">
            <text:p>1578</text:p>
          </table:table-cell>
          <table:table-cell office:value-type="float" office:value="1278" calcext:value-type="float">
            <text:p>1278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1.0665" calcext:value-type="float">
            <text:p>1.0665</text:p>
          </table:table-cell>
          <table:table-cell office:value-type="float" office:value="100.746188" calcext:value-type="float">
            <text:p>100.746188</text:p>
          </table:table-cell>
          <table:table-cell office:value-type="float" office:value="99.679688" calcext:value-type="float">
            <text:p>99.679688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648" calcext:value-type="float">
            <text:p>9648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2.8735" calcext:value-type="float">
            <text:p>2.8735</text:p>
          </table:table-cell>
          <table:table-cell office:value-type="float" office:value="100.118479" calcext:value-type="float">
            <text:p>100.118479</text:p>
          </table:table-cell>
          <table:table-cell office:value-type="float" office:value="97.24498" calcext:value-type="float">
            <text:p>97.24498</text:p>
          </table:table-cell>
          <table:table-cell office:value-type="float" office:value="0.000794" calcext:value-type="float">
            <text:p>0.000794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290516" calcext:value-type="float">
            <text:p>12290516</text:p>
          </table:table-cell>
          <table:table-cell office:value-type="float" office:value="9989792" calcext:value-type="float">
            <text:p>9989792</text:p>
          </table:table-cell>
          <table:table-cell office:value-type="float" office:value="11683" calcext:value-type="float">
            <text:p>11683</text:p>
          </table:table-cell>
          <table:table-cell office:value-type="float" office:value="9496" calcext:value-type="float">
            <text:p>9496</text:p>
          </table:table-cell>
          <table:table-cell office:value-type="float" office:value="1.010356" calcext:value-type="float">
            <text:p>1.010356</text:p>
          </table:table-cell>
          <table:table-cell office:value-type="float" office:value="100.878634" calcext:value-type="float">
            <text:p>100.878634</text:p>
          </table:table-cell>
          <table:table-cell office:value-type="float" office:value="99.868278" calcext:value-type="float">
            <text:p>99.868278</text:p>
          </table:table-cell>
          <table:table-cell office:value-type="float" office:value="0.800237" calcext:value-type="float">
            <text:p>0.800237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290516" calcext:value-type="float">
            <text:p>12290516</text:p>
          </table:table-cell>
          <table:table-cell office:value-type="float" office:value="2007216" calcext:value-type="float">
            <text:p>2007216</text:p>
          </table:table-cell>
          <table:table-cell office:value-type="float" office:value="11683" calcext:value-type="float">
            <text:p>11683</text:p>
          </table:table-cell>
          <table:table-cell office:value-type="float" office:value="1908" calcext:value-type="float">
            <text:p>1908</text:p>
          </table:table-cell>
          <table:table-cell office:value-type="float" office:value="1.088043" calcext:value-type="float">
            <text:p>1.088043</text:p>
          </table:table-cell>
          <table:table-cell office:value-type="float" office:value="100.053134" calcext:value-type="float">
            <text:p>100.053134</text:p>
          </table:table-cell>
          <table:table-cell office:value-type="float" office:value="98.965092" calcext:value-type="float">
            <text:p>98.965092</text:p>
          </table:table-cell>
          <table:table-cell office:value-type="float" office:value="0.162256" calcext:value-type="float">
            <text:p>0.162256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7136" calcext:value-type="float">
            <text:p>87136</text:p>
          </table:table-cell>
          <table:table-cell office:value-type="float" office:value="84928" calcext:value-type="float">
            <text:p>84928</text:p>
          </table:table-cell>
          <table:table-cell office:value-type="float" office:value="2153" calcext:value-type="float">
            <text:p>2153</text:p>
          </table:table-cell>
          <table:table-cell office:value-type="float" office:value="2100" calcext:value-type="float">
            <text:p>2100</text:p>
          </table:table-cell>
          <table:table-cell office:value-type="float" office:value="1.027575" calcext:value-type="float">
            <text:p>1.027575</text:p>
          </table:table-cell>
          <table:table-cell office:value-type="float" office:value="100.571816" calcext:value-type="float">
            <text:p>100.571816</text:p>
          </table:table-cell>
          <table:table-cell office:value-type="float" office:value="99.544241" calcext:value-type="float">
            <text:p>99.544241</text:p>
          </table:table-cell>
          <table:table-cell office:value-type="float" office:value="0.006825" calcext:value-type="float">
            <text:p>0.006825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84" calcext:value-type="float">
            <text:p>2384</text:p>
          </table:table-cell>
          <table:table-cell office:value-type="float" office:value="1664" calcext:value-type="float">
            <text:p>1664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.012255" calcext:value-type="float">
            <text:p>1.012255</text:p>
          </table:table-cell>
          <table:table-cell office:value-type="float" office:value="100.880273" calcext:value-type="float">
            <text:p>100.880273</text:p>
          </table:table-cell>
          <table:table-cell office:value-type="float" office:value="99.868018" calcext:value-type="float">
            <text:p>99.868018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764" calcext:value-type="float">
            <text:p>1764</text:p>
          </table:table-cell>
          <table:table-cell office:value-type="float" office:value="1494" calcext:value-type="float">
            <text:p>1494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1.043023" calcext:value-type="float">
            <text:p>1.043023</text:p>
          </table:table-cell>
          <table:table-cell office:value-type="float" office:value="100.067927" calcext:value-type="float">
            <text:p>100.067927</text:p>
          </table:table-cell>
          <table:table-cell office:value-type="float" office:value="99.024904" calcext:value-type="float">
            <text:p>99.024904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608" calcext:value-type="float">
            <text:p>10608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2.729193" calcext:value-type="float">
            <text:p>2.729193</text:p>
          </table:table-cell>
          <table:table-cell office:value-type="float" office:value="100.580766" calcext:value-type="float">
            <text:p>100.580766</text:p>
          </table:table-cell>
          <table:table-cell office:value-type="float" office:value="97.851573" calcext:value-type="float">
            <text:p>97.851573</text:p>
          </table:table-cell>
          <table:table-cell office:value-type="float" office:value="0.000867" calcext:value-type="float">
            <text:p>0.000867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394664" calcext:value-type="float">
            <text:p>12394664</text:p>
          </table:table-cell>
          <table:table-cell office:value-type="float" office:value="9989792" calcext:value-type="float">
            <text:p>9989792</text:p>
          </table:table-cell>
          <table:table-cell office:value-type="float" office:value="11782" calcext:value-type="float">
            <text:p>11782</text:p>
          </table:table-cell>
          <table:table-cell office:value-type="float" office:value="9496" calcext:value-type="float">
            <text:p>9496</text:p>
          </table:table-cell>
          <table:table-cell office:value-type="float" office:value="1.010529" calcext:value-type="float">
            <text:p>1.010529</text:p>
          </table:table-cell>
          <table:table-cell office:value-type="float" office:value="100.499843" calcext:value-type="float">
            <text:p>100.499843</text:p>
          </table:table-cell>
          <table:table-cell office:value-type="float" office:value="99.489314" calcext:value-type="float">
            <text:p>99.489314</text:p>
          </table:table-cell>
          <table:table-cell office:value-type="float" office:value="0.803286" calcext:value-type="float">
            <text:p>0.803286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394664" calcext:value-type="float">
            <text:p>12394664</text:p>
          </table:table-cell>
          <table:table-cell office:value-type="float" office:value="1816804" calcext:value-type="float">
            <text:p>1816804</text:p>
          </table:table-cell>
          <table:table-cell office:value-type="float" office:value="11782" calcext:value-type="float">
            <text:p>11782</text:p>
          </table:table-cell>
          <table:table-cell office:value-type="float" office:value="1727" calcext:value-type="float">
            <text:p>1727</text:p>
          </table:table-cell>
          <table:table-cell office:value-type="float" office:value="1.062371" calcext:value-type="float">
            <text:p>1.062371</text:p>
          </table:table-cell>
          <table:table-cell office:value-type="float" office:value="100.600096" calcext:value-type="float">
            <text:p>100.600096</text:p>
          </table:table-cell>
          <table:table-cell office:value-type="float" office:value="99.537725" calcext:value-type="float">
            <text:p>99.537725</text:p>
          </table:table-cell>
          <table:table-cell office:value-type="float" office:value="0.146019" calcext:value-type="float">
            <text:p>0.146019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7016" calcext:value-type="float">
            <text:p>97016</text:p>
          </table:table-cell>
          <table:table-cell office:value-type="float" office:value="95168" calcext:value-type="float">
            <text:p>95168</text:p>
          </table:table-cell>
          <table:table-cell office:value-type="float" office:value="2401" calcext:value-type="float">
            <text:p>2401</text:p>
          </table:table-cell>
          <table:table-cell office:value-type="float" office:value="2356" calcext:value-type="float">
            <text:p>2356</text:p>
          </table:table-cell>
          <table:table-cell office:value-type="float" office:value="1.021933" calcext:value-type="float">
            <text:p>1.021933</text:p>
          </table:table-cell>
          <table:table-cell office:value-type="float" office:value="100.609273" calcext:value-type="float">
            <text:p>100.609273</text:p>
          </table:table-cell>
          <table:table-cell office:value-type="float" office:value="99.58734" calcext:value-type="float">
            <text:p>99.58734</text:p>
          </table:table-cell>
          <table:table-cell office:value-type="float" office:value="0.007645" calcext:value-type="float">
            <text:p>0.007645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768" calcext:value-type="float">
            <text:p>2768</text:p>
          </table:table-cell>
          <table:table-cell office:value-type="float" office:value="2488" calcext:value-type="float">
            <text:p>2488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1.012267" calcext:value-type="float">
            <text:p>1.012267</text:p>
          </table:table-cell>
          <table:table-cell office:value-type="float" office:value="93.878386" calcext:value-type="float">
            <text:p>93.878386</text:p>
          </table:table-cell>
          <table:table-cell office:value-type="float" office:value="92.866118" calcext:value-type="float">
            <text:p>92.866118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00" calcext:value-type="float">
            <text:p>1800</text:p>
          </table:table-cell>
          <table:table-cell office:value-type="float" office:value="1500" calcext:value-type="float">
            <text:p>1500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1.04435" calcext:value-type="float">
            <text:p>1.04435</text:p>
          </table:table-cell>
          <table:table-cell office:value-type="float" office:value="94.37209" calcext:value-type="float">
            <text:p>94.37209</text:p>
          </table:table-cell>
          <table:table-cell office:value-type="float" office:value="93.32774" calcext:value-type="float">
            <text:p>93.32774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648" calcext:value-type="float">
            <text:p>9648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2.993058" calcext:value-type="float">
            <text:p>2.993058</text:p>
          </table:table-cell>
          <table:table-cell office:value-type="float" office:value="99.501351" calcext:value-type="float">
            <text:p>99.501351</text:p>
          </table:table-cell>
          <table:table-cell office:value-type="float" office:value="96.508293" calcext:value-type="float">
            <text:p>96.508293</text:p>
          </table:table-cell>
          <table:table-cell office:value-type="float" office:value="0.0008" calcext:value-type="float">
            <text:p>0.0008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498812" calcext:value-type="float">
            <text:p>12498812</text:p>
          </table:table-cell>
          <table:table-cell office:value-type="float" office:value="9912996" calcext:value-type="float">
            <text:p>9912996</text:p>
          </table:table-cell>
          <table:table-cell office:value-type="float" office:value="11881" calcext:value-type="float">
            <text:p>11881</text:p>
          </table:table-cell>
          <table:table-cell office:value-type="float" office:value="9423" calcext:value-type="float">
            <text:p>9423</text:p>
          </table:table-cell>
          <table:table-cell office:value-type="float" office:value="1.008229" calcext:value-type="float">
            <text:p>1.008229</text:p>
          </table:table-cell>
          <table:table-cell office:value-type="float" office:value="100.504099" calcext:value-type="float">
            <text:p>100.504099</text:p>
          </table:table-cell>
          <table:table-cell office:value-type="float" office:value="99.49587" calcext:value-type="float">
            <text:p>99.49587</text:p>
          </table:table-cell>
          <table:table-cell office:value-type="float" office:value="0.797058" calcext:value-type="float">
            <text:p>0.797058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498812" calcext:value-type="float">
            <text:p>12498812</text:p>
          </table:table-cell>
          <table:table-cell office:value-type="float" office:value="1822064" calcext:value-type="float">
            <text:p>1822064</text:p>
          </table:table-cell>
          <table:table-cell office:value-type="float" office:value="11881" calcext:value-type="float">
            <text:p>11881</text:p>
          </table:table-cell>
          <table:table-cell office:value-type="float" office:value="1732" calcext:value-type="float">
            <text:p>1732</text:p>
          </table:table-cell>
          <table:table-cell office:value-type="float" office:value="1.086942" calcext:value-type="float">
            <text:p>1.086942</text:p>
          </table:table-cell>
          <table:table-cell office:value-type="float" office:value="100.520983" calcext:value-type="float">
            <text:p>100.520983</text:p>
          </table:table-cell>
          <table:table-cell office:value-type="float" office:value="99.434041" calcext:value-type="float">
            <text:p>99.434041</text:p>
          </table:table-cell>
          <table:table-cell office:value-type="float" office:value="0.146595" calcext:value-type="float">
            <text:p>0.146595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4368" calcext:value-type="float">
            <text:p>94368</text:p>
          </table:table-cell>
          <table:table-cell office:value-type="float" office:value="91704" calcext:value-type="float">
            <text:p>91704</text:p>
          </table:table-cell>
          <table:table-cell office:value-type="float" office:value="2334" calcext:value-type="float">
            <text:p>2334</text:p>
          </table:table-cell>
          <table:table-cell office:value-type="float" office:value="2269" calcext:value-type="float">
            <text:p>2269</text:p>
          </table:table-cell>
          <table:table-cell office:value-type="float" office:value="1.026354" calcext:value-type="float">
            <text:p>1.026354</text:p>
          </table:table-cell>
          <table:table-cell office:value-type="float" office:value="100.600576" calcext:value-type="float">
            <text:p>100.600576</text:p>
          </table:table-cell>
          <table:table-cell office:value-type="float" office:value="99.574222" calcext:value-type="float">
            <text:p>99.574222</text:p>
          </table:table-cell>
          <table:table-cell office:value-type="float" office:value="0.007368" calcext:value-type="float">
            <text:p>0.007368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68" calcext:value-type="float">
            <text:p>2568</text:p>
          </table:table-cell>
          <table:table-cell office:value-type="float" office:value="1832" calcext:value-type="float">
            <text:p>1832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1.016648" calcext:value-type="float">
            <text:p>1.016648</text:p>
          </table:table-cell>
          <table:table-cell office:value-type="float" office:value="90.97433" calcext:value-type="float">
            <text:p>90.97433</text:p>
          </table:table-cell>
          <table:table-cell office:value-type="float" office:value="89.957682" calcext:value-type="float">
            <text:p>89.957682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236" calcext:value-type="float">
            <text:p>1236</text:p>
          </table:table-cell>
          <table:table-cell office:value-type="float" office:value="1026" calcext:value-type="float">
            <text:p>1026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.042448" calcext:value-type="float">
            <text:p>1.042448</text:p>
          </table:table-cell>
          <table:table-cell office:value-type="float" office:value="89.338165" calcext:value-type="float">
            <text:p>89.338165</text:p>
          </table:table-cell>
          <table:table-cell office:value-type="float" office:value="88.295717" calcext:value-type="float">
            <text:p>88.295717</text:p>
          </table:table-cell>
          <table:table-cell office:value-type="float" office:value="0.000093" calcext:value-type="float">
            <text:p>0.000093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800" calcext:value-type="float">
            <text:p>10800</text:p>
          </table:table-cell>
          <table:table-cell office:value-type="float" office:value="10704" calcext:value-type="float">
            <text:p>10704</text:p>
          </table:table-cell>
          <table:table-cell office:value-type="float" office:value="225" calcext:value-type="float">
            <text:p>225</text:p>
          </table:table-cell>
          <table:table-cell office:value-type="float" office:value="223" calcext:value-type="float">
            <text:p>223</text:p>
          </table:table-cell>
          <table:table-cell office:value-type="float" office:value="3.719093" calcext:value-type="float">
            <text:p>3.719093</text:p>
          </table:table-cell>
          <table:table-cell office:value-type="float" office:value="99.2658" calcext:value-type="float">
            <text:p>99.2658</text:p>
          </table:table-cell>
          <table:table-cell office:value-type="float" office:value="95.546707" calcext:value-type="float">
            <text:p>95.546707</text:p>
          </table:table-cell>
          <table:table-cell office:value-type="float" office:value="0.000896" calcext:value-type="float">
            <text:p>0.000896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601908" calcext:value-type="float">
            <text:p>12601908</text:p>
          </table:table-cell>
          <table:table-cell office:value-type="float" office:value="10087628" calcext:value-type="float">
            <text:p>10087628</text:p>
          </table:table-cell>
          <table:table-cell office:value-type="float" office:value="11979" calcext:value-type="float">
            <text:p>11979</text:p>
          </table:table-cell>
          <table:table-cell office:value-type="float" office:value="9589" calcext:value-type="float">
            <text:p>9589</text:p>
          </table:table-cell>
          <table:table-cell office:value-type="float" office:value="1.007549" calcext:value-type="float">
            <text:p>1.007549</text:p>
          </table:table-cell>
          <table:table-cell office:value-type="float" office:value="100.477971" calcext:value-type="float">
            <text:p>100.477971</text:p>
          </table:table-cell>
          <table:table-cell office:value-type="float" office:value="99.470422" calcext:value-type="float">
            <text:p>99.470422</text:p>
          </table:table-cell>
          <table:table-cell office:value-type="float" office:value="0.811307" calcext:value-type="float">
            <text:p>0.811307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601908" calcext:value-type="float">
            <text:p>12601908</text:p>
          </table:table-cell>
          <table:table-cell office:value-type="float" office:value="1918848" calcext:value-type="float">
            <text:p>1918848</text:p>
          </table:table-cell>
          <table:table-cell office:value-type="float" office:value="11979" calcext:value-type="float">
            <text:p>11979</text:p>
          </table:table-cell>
          <table:table-cell office:value-type="float" office:value="1824" calcext:value-type="float">
            <text:p>1824</text:p>
          </table:table-cell>
          <table:table-cell office:value-type="float" office:value="1.064209" calcext:value-type="float">
            <text:p>1.064209</text:p>
          </table:table-cell>
          <table:table-cell office:value-type="float" office:value="100.629977" calcext:value-type="float">
            <text:p>100.629977</text:p>
          </table:table-cell>
          <table:table-cell office:value-type="float" office:value="99.565767" calcext:value-type="float">
            <text:p>99.565767</text:p>
          </table:table-cell>
          <table:table-cell office:value-type="float" office:value="0.154177" calcext:value-type="float">
            <text:p>0.154177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3448" calcext:value-type="float">
            <text:p>93448</text:p>
          </table:table-cell>
          <table:table-cell office:value-type="float" office:value="91064" calcext:value-type="float">
            <text:p>91064</text:p>
          </table:table-cell>
          <table:table-cell office:value-type="float" office:value="2310" calcext:value-type="float">
            <text:p>2310</text:p>
          </table:table-cell>
          <table:table-cell office:value-type="float" office:value="2253" calcext:value-type="float">
            <text:p>2253</text:p>
          </table:table-cell>
          <table:table-cell office:value-type="float" office:value="1.026167" calcext:value-type="float">
            <text:p>1.026167</text:p>
          </table:table-cell>
          <table:table-cell office:value-type="float" office:value="100.753533" calcext:value-type="float">
            <text:p>100.753533</text:p>
          </table:table-cell>
          <table:table-cell office:value-type="float" office:value="99.727365" calcext:value-type="float">
            <text:p>99.727365</text:p>
          </table:table-cell>
          <table:table-cell office:value-type="float" office:value="0.007305" calcext:value-type="float">
            <text:p>0.007305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096" calcext:value-type="float">
            <text:p>3096</text:p>
          </table:table-cell>
          <table:table-cell office:value-type="float" office:value="2520" calcext:value-type="float">
            <text:p>2520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.015801" calcext:value-type="float">
            <text:p>1.015801</text:p>
          </table:table-cell>
          <table:table-cell office:value-type="float" office:value="100.750769" calcext:value-type="float">
            <text:p>100.750769</text:p>
          </table:table-cell>
          <table:table-cell office:value-type="float" office:value="99.734967" calcext:value-type="float">
            <text:p>99.734967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62" calcext:value-type="float">
            <text:p>1962</text:p>
          </table:table-cell>
          <table:table-cell office:value-type="float" office:value="1512" calcext:value-type="float">
            <text:p>1512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.042093" calcext:value-type="float">
            <text:p>1.042093</text:p>
          </table:table-cell>
          <table:table-cell office:value-type="float" office:value="97.11331" calcext:value-type="float">
            <text:p>97.11331</text:p>
          </table:table-cell>
          <table:table-cell office:value-type="float" office:value="96.071218" calcext:value-type="float">
            <text:p>96.071218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686" calcext:value-type="float">
            <text:p>10686</text:p>
          </table:table-cell>
          <table:table-cell table:number-columns-repeated="2" office:value-type="float" office:value="223" calcext:value-type="float">
            <text:p>223</text:p>
          </table:table-cell>
          <table:table-cell office:value-type="float" office:value="2.819658" calcext:value-type="float">
            <text:p>2.819658</text:p>
          </table:table-cell>
          <table:table-cell office:value-type="float" office:value="100.752075" calcext:value-type="float">
            <text:p>100.752075</text:p>
          </table:table-cell>
          <table:table-cell office:value-type="float" office:value="97.932416" calcext:value-type="float">
            <text:p>97.932416</text:p>
          </table:table-cell>
          <table:table-cell office:value-type="float" office:value="0.000873" calcext:value-type="float">
            <text:p>0.000873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707108" calcext:value-type="float">
            <text:p>12707108</text:p>
          </table:table-cell>
          <table:table-cell office:value-type="float" office:value="10224388" calcext:value-type="float">
            <text:p>10224388</text:p>
          </table:table-cell>
          <table:table-cell office:value-type="float" office:value="12079" calcext:value-type="float">
            <text:p>12079</text:p>
          </table:table-cell>
          <table:table-cell office:value-type="float" office:value="9719" calcext:value-type="float">
            <text:p>9719</text:p>
          </table:table-cell>
          <table:table-cell office:value-type="float" office:value="1.013409" calcext:value-type="float">
            <text:p>1.013409</text:p>
          </table:table-cell>
          <table:table-cell office:value-type="float" office:value="100.483712" calcext:value-type="float">
            <text:p>100.483712</text:p>
          </table:table-cell>
          <table:table-cell office:value-type="float" office:value="99.470303" calcext:value-type="float">
            <text:p>99.470303</text:p>
          </table:table-cell>
          <table:table-cell office:value-type="float" office:value="0.822307" calcext:value-type="float">
            <text:p>0.822307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707108" calcext:value-type="float">
            <text:p>12707108</text:p>
          </table:table-cell>
          <table:table-cell office:value-type="float" office:value="2105052" calcext:value-type="float">
            <text:p>2105052</text:p>
          </table:table-cell>
          <table:table-cell office:value-type="float" office:value="12079" calcext:value-type="float">
            <text:p>12079</text:p>
          </table:table-cell>
          <table:table-cell office:value-type="float" office:value="2001" calcext:value-type="float">
            <text:p>2001</text:p>
          </table:table-cell>
          <table:table-cell office:value-type="float" office:value="1.080756" calcext:value-type="float">
            <text:p>1.080756</text:p>
          </table:table-cell>
          <table:table-cell office:value-type="float" office:value="100.724802" calcext:value-type="float">
            <text:p>100.724802</text:p>
          </table:table-cell>
          <table:table-cell office:value-type="float" office:value="99.644046" calcext:value-type="float">
            <text:p>99.644046</text:p>
          </table:table-cell>
          <table:table-cell office:value-type="float" office:value="0.169006" calcext:value-type="float">
            <text:p>0.169006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4360" calcext:value-type="float">
            <text:p>84360</text:p>
          </table:table-cell>
          <table:table-cell office:value-type="float" office:value="82632" calcext:value-type="float">
            <text:p>82632</text:p>
          </table:table-cell>
          <table:table-cell office:value-type="float" office:value="2085" calcext:value-type="float">
            <text:p>2085</text:p>
          </table:table-cell>
          <table:table-cell office:value-type="float" office:value="2044" calcext:value-type="float">
            <text:p>2044</text:p>
          </table:table-cell>
          <table:table-cell office:value-type="float" office:value="1.031782" calcext:value-type="float">
            <text:p>1.031782</text:p>
          </table:table-cell>
          <table:table-cell office:value-type="float" office:value="99.940129" calcext:value-type="float">
            <text:p>99.940129</text:p>
          </table:table-cell>
          <table:table-cell office:value-type="float" office:value="98.908347" calcext:value-type="float">
            <text:p>98.908347</text:p>
          </table:table-cell>
          <table:table-cell office:value-type="float" office:value="0.006684" calcext:value-type="float">
            <text:p>0.006684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048" calcext:value-type="float">
            <text:p>3048</text:p>
          </table:table-cell>
          <table:table-cell office:value-type="float" office:value="2280" calcext:value-type="float">
            <text:p>228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1.015107" calcext:value-type="float">
            <text:p>1.015107</text:p>
          </table:table-cell>
          <table:table-cell office:value-type="float" office:value="95.45252" calcext:value-type="float">
            <text:p>95.45252</text:p>
          </table:table-cell>
          <table:table-cell office:value-type="float" office:value="94.437413" calcext:value-type="float">
            <text:p>94.437413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782" calcext:value-type="float">
            <text:p>1782</text:p>
          </table:table-cell>
          <table:table-cell office:value-type="float" office:value="1452" calcext:value-type="float">
            <text:p>1452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1.04753" calcext:value-type="float">
            <text:p>1.04753</text:p>
          </table:table-cell>
          <table:table-cell office:value-type="float" office:value="95.445428" calcext:value-type="float">
            <text:p>95.445428</text:p>
          </table:table-cell>
          <table:table-cell office:value-type="float" office:value="94.397898" calcext:value-type="float">
            <text:p>94.397898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128" calcext:value-type="float">
            <text:p>10128</text:p>
          </table:table-cell>
          <table:table-cell office:value-type="float" office:value="10032" calcext:value-type="float">
            <text:p>10032</text:p>
          </table:table-cell>
          <table:table-cell office:value-type="float" office:value="211" calcext:value-type="float">
            <text:p>211</text:p>
          </table:table-cell>
          <table:table-cell office:value-type="float" office:value="209" calcext:value-type="float">
            <text:p>209</text:p>
          </table:table-cell>
          <table:table-cell office:value-type="float" office:value="3.5577" calcext:value-type="float">
            <text:p>3.5577</text:p>
          </table:table-cell>
          <table:table-cell office:value-type="float" office:value="99.558589" calcext:value-type="float">
            <text:p>99.558589</text:p>
          </table:table-cell>
          <table:table-cell office:value-type="float" office:value="96.000889" calcext:value-type="float">
            <text:p>96.000889</text:p>
          </table:table-cell>
          <table:table-cell office:value-type="float" office:value="0.000836" calcext:value-type="float">
            <text:p>0.000836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811256" calcext:value-type="float">
            <text:p>12811256</text:p>
          </table:table-cell>
          <table:table-cell office:value-type="float" office:value="10019248" calcext:value-type="float">
            <text:p>10019248</text:p>
          </table:table-cell>
          <table:table-cell office:value-type="float" office:value="12178" calcext:value-type="float">
            <text:p>12178</text:p>
          </table:table-cell>
          <table:table-cell office:value-type="float" office:value="9524" calcext:value-type="float">
            <text:p>9524</text:p>
          </table:table-cell>
          <table:table-cell office:value-type="float" office:value="1.025568" calcext:value-type="float">
            <text:p>1.025568</text:p>
          </table:table-cell>
          <table:table-cell office:value-type="float" office:value="100.55979" calcext:value-type="float">
            <text:p>100.55979</text:p>
          </table:table-cell>
          <table:table-cell office:value-type="float" office:value="99.534222" calcext:value-type="float">
            <text:p>99.534222</text:p>
          </table:table-cell>
          <table:table-cell office:value-type="float" office:value="0.805291" calcext:value-type="float">
            <text:p>0.805291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811256" calcext:value-type="float">
            <text:p>12811256</text:p>
          </table:table-cell>
          <table:table-cell office:value-type="float" office:value="2038776" calcext:value-type="float">
            <text:p>2038776</text:p>
          </table:table-cell>
          <table:table-cell office:value-type="float" office:value="12178" calcext:value-type="float">
            <text:p>12178</text:p>
          </table:table-cell>
          <table:table-cell office:value-type="float" office:value="1938" calcext:value-type="float">
            <text:p>1938</text:p>
          </table:table-cell>
          <table:table-cell office:value-type="float" office:value="1.299434" calcext:value-type="float">
            <text:p>1.299434</text:p>
          </table:table-cell>
          <table:table-cell office:value-type="float" office:value="101.069715" calcext:value-type="float">
            <text:p>101.069715</text:p>
          </table:table-cell>
          <table:table-cell office:value-type="float" office:value="99.770281" calcext:value-type="float">
            <text:p>99.770281</text:p>
          </table:table-cell>
          <table:table-cell office:value-type="float" office:value="0.163478" calcext:value-type="float">
            <text:p>0.163478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224" calcext:value-type="float">
            <text:p>10224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1.015179" calcext:value-type="float">
            <text:p>1.015179</text:p>
          </table:table-cell>
          <table:table-cell office:value-type="float" office:value="100.203614" calcext:value-type="float">
            <text:p>100.203614</text:p>
          </table:table-cell>
          <table:table-cell office:value-type="float" office:value="99.188435" calcext:value-type="float">
            <text:p>99.188435</text:p>
          </table:table-cell>
          <table:table-cell office:value-type="float" office:value="0.000825" calcext:value-type="float">
            <text:p>0.000825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2792" calcext:value-type="float">
            <text:p>82792</text:p>
          </table:table-cell>
          <table:table-cell office:value-type="float" office:value="79936" calcext:value-type="float">
            <text:p>79936</text:p>
          </table:table-cell>
          <table:table-cell office:value-type="float" office:value="2044" calcext:value-type="float">
            <text:p>2044</text:p>
          </table:table-cell>
          <table:table-cell office:value-type="float" office:value="1977" calcext:value-type="float">
            <text:p>1977</text:p>
          </table:table-cell>
          <table:table-cell office:value-type="float" office:value="1.261549" calcext:value-type="float">
            <text:p>1.261549</text:p>
          </table:table-cell>
          <table:table-cell office:value-type="float" office:value="100.562798" calcext:value-type="float">
            <text:p>100.562798</text:p>
          </table:table-cell>
          <table:table-cell office:value-type="float" office:value="99.301249" calcext:value-type="float">
            <text:p>99.301249</text:p>
          </table:table-cell>
          <table:table-cell office:value-type="float" office:value="0.00644" calcext:value-type="float">
            <text:p>0.00644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272" calcext:value-type="float">
            <text:p>3272</text:p>
          </table:table-cell>
          <table:table-cell office:value-type="float" office:value="1936" calcext:value-type="float">
            <text:p>1936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float" office:value="1.251503" calcext:value-type="float">
            <text:p>1.251503</text:p>
          </table:table-cell>
          <table:table-cell office:value-type="float" office:value="99.334772" calcext:value-type="float">
            <text:p>99.334772</text:p>
          </table:table-cell>
          <table:table-cell office:value-type="float" office:value="98.083269" calcext:value-type="float">
            <text:p>98.083269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728" calcext:value-type="float">
            <text:p>1728</text:p>
          </table:table-cell>
          <table:table-cell office:value-type="float" office:value="1518" calcext:value-type="float">
            <text:p>1518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1.277177" calcext:value-type="float">
            <text:p>1.277177</text:p>
          </table:table-cell>
          <table:table-cell office:value-type="float" office:value="99.829604" calcext:value-type="float">
            <text:p>99.829604</text:p>
          </table:table-cell>
          <table:table-cell office:value-type="float" office:value="98.552427" calcext:value-type="float">
            <text:p>98.552427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915404" calcext:value-type="float">
            <text:p>12915404</text:p>
          </table:table-cell>
          <table:table-cell office:value-type="float" office:value="9689972" calcext:value-type="float">
            <text:p>9689972</text:p>
          </table:table-cell>
          <table:table-cell office:value-type="float" office:value="12277" calcext:value-type="float">
            <text:p>12277</text:p>
          </table:table-cell>
          <table:table-cell office:value-type="float" office:value="9211" calcext:value-type="float">
            <text:p>9211</text:p>
          </table:table-cell>
          <table:table-cell office:value-type="float" office:value="1.016789" calcext:value-type="float">
            <text:p>1.016789</text:p>
          </table:table-cell>
          <table:table-cell office:value-type="float" office:value="100.504077" calcext:value-type="float">
            <text:p>100.504077</text:p>
          </table:table-cell>
          <table:table-cell office:value-type="float" office:value="99.487288" calcext:value-type="float">
            <text:p>99.487288</text:p>
          </table:table-cell>
          <table:table-cell office:value-type="float" office:value="0.779193" calcext:value-type="float">
            <text:p>0.779193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915404" calcext:value-type="float">
            <text:p>12915404</text:p>
          </table:table-cell>
          <table:table-cell office:value-type="float" office:value="1943044" calcext:value-type="float">
            <text:p>1943044</text:p>
          </table:table-cell>
          <table:table-cell office:value-type="float" office:value="12277" calcext:value-type="float">
            <text:p>12277</text:p>
          </table:table-cell>
          <table:table-cell office:value-type="float" office:value="1847" calcext:value-type="float">
            <text:p>1847</text:p>
          </table:table-cell>
          <table:table-cell office:value-type="float" office:value="1.079796" calcext:value-type="float">
            <text:p>1.079796</text:p>
          </table:table-cell>
          <table:table-cell office:value-type="float" office:value="100.452185" calcext:value-type="float">
            <text:p>100.452185</text:p>
          </table:table-cell>
          <table:table-cell office:value-type="float" office:value="99.372388" calcext:value-type="float">
            <text:p>99.372388</text:p>
          </table:table-cell>
          <table:table-cell office:value-type="float" office:value="0.156425" calcext:value-type="float">
            <text:p>0.156425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1968" calcext:value-type="float">
            <text:p>91968</text:p>
          </table:table-cell>
          <table:table-cell office:value-type="float" office:value="88944" calcext:value-type="float">
            <text:p>88944</text:p>
          </table:table-cell>
          <table:table-cell office:value-type="float" office:value="2273" calcext:value-type="float">
            <text:p>2273</text:p>
          </table:table-cell>
          <table:table-cell office:value-type="float" office:value="2201" calcext:value-type="float">
            <text:p>2201</text:p>
          </table:table-cell>
          <table:table-cell office:value-type="float" office:value="1.039723" calcext:value-type="float">
            <text:p>1.039723</text:p>
          </table:table-cell>
          <table:table-cell office:value-type="float" office:value="100.970129" calcext:value-type="float">
            <text:p>100.970129</text:p>
          </table:table-cell>
          <table:table-cell office:value-type="float" office:value="99.930406" calcext:value-type="float">
            <text:p>99.930406</text:p>
          </table:table-cell>
          <table:table-cell office:value-type="float" office:value="0.00712" calcext:value-type="float">
            <text:p>0.00712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384" calcext:value-type="float">
            <text:p>3384</text:p>
          </table:table-cell>
          <table:table-cell office:value-type="float" office:value="2088" calcext:value-type="float">
            <text:p>2088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.018567" calcext:value-type="float">
            <text:p>1.018567</text:p>
          </table:table-cell>
          <table:table-cell office:value-type="float" office:value="96.203397" calcext:value-type="float">
            <text:p>96.203397</text:p>
          </table:table-cell>
          <table:table-cell office:value-type="float" office:value="95.18483" calcext:value-type="float">
            <text:p>95.18483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60" calcext:value-type="float">
            <text:p>1860</text:p>
          </table:table-cell>
          <table:table-cell office:value-type="float" office:value="1530" calcext:value-type="float">
            <text:p>1530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1.057638" calcext:value-type="float">
            <text:p>1.057638</text:p>
          </table:table-cell>
          <table:table-cell office:value-type="float" office:value="100.45954" calcext:value-type="float">
            <text:p>100.45954</text:p>
          </table:table-cell>
          <table:table-cell office:value-type="float" office:value="99.401902" calcext:value-type="float">
            <text:p>99.401902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080" calcext:value-type="float">
            <text:p>10080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2.80406" calcext:value-type="float">
            <text:p>2.80406</text:p>
          </table:table-cell>
          <table:table-cell office:value-type="float" office:value="99.973098" calcext:value-type="float">
            <text:p>99.973098</text:p>
          </table:table-cell>
          <table:table-cell office:value-type="float" office:value="97.169039" calcext:value-type="float">
            <text:p>97.169039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018500" calcext:value-type="float">
            <text:p>13018500</text:p>
          </table:table-cell>
          <table:table-cell office:value-type="float" office:value="10137072" calcext:value-type="float">
            <text:p>10137072</text:p>
          </table:table-cell>
          <table:table-cell office:value-type="float" office:value="12375" calcext:value-type="float">
            <text:p>12375</text:p>
          </table:table-cell>
          <table:table-cell office:value-type="float" office:value="9636" calcext:value-type="float">
            <text:p>9636</text:p>
          </table:table-cell>
          <table:table-cell office:value-type="float" office:value="1.008329" calcext:value-type="float">
            <text:p>1.008329</text:p>
          </table:table-cell>
          <table:table-cell office:value-type="float" office:value="100.654016" calcext:value-type="float">
            <text:p>100.654016</text:p>
          </table:table-cell>
          <table:table-cell office:value-type="float" office:value="99.645687" calcext:value-type="float">
            <text:p>99.645687</text:p>
          </table:table-cell>
          <table:table-cell office:value-type="float" office:value="0.813849" calcext:value-type="float">
            <text:p>0.813849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018500" calcext:value-type="float">
            <text:p>13018500</text:p>
          </table:table-cell>
          <table:table-cell office:value-type="float" office:value="1897808" calcext:value-type="float">
            <text:p>1897808</text:p>
          </table:table-cell>
          <table:table-cell office:value-type="float" office:value="12375" calcext:value-type="float">
            <text:p>12375</text:p>
          </table:table-cell>
          <table:table-cell office:value-type="float" office:value="1804" calcext:value-type="float">
            <text:p>1804</text:p>
          </table:table-cell>
          <table:table-cell office:value-type="float" office:value="1.088614" calcext:value-type="float">
            <text:p>1.088614</text:p>
          </table:table-cell>
          <table:table-cell office:value-type="float" office:value="100.907989" calcext:value-type="float">
            <text:p>100.907989</text:p>
          </table:table-cell>
          <table:table-cell office:value-type="float" office:value="99.819375" calcext:value-type="float">
            <text:p>99.819375</text:p>
          </table:table-cell>
          <table:table-cell office:value-type="float" office:value="0.152099" calcext:value-type="float">
            <text:p>0.152099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3040" calcext:value-type="float">
            <text:p>93040</text:p>
          </table:table-cell>
          <table:table-cell office:value-type="float" office:value="90560" calcext:value-type="float">
            <text:p>90560</text:p>
          </table:table-cell>
          <table:table-cell office:value-type="float" office:value="2300" calcext:value-type="float">
            <text:p>2300</text:p>
          </table:table-cell>
          <table:table-cell office:value-type="float" office:value="2241" calcext:value-type="float">
            <text:p>2241</text:p>
          </table:table-cell>
          <table:table-cell office:value-type="float" office:value="1.033403" calcext:value-type="float">
            <text:p>1.033403</text:p>
          </table:table-cell>
          <table:table-cell office:value-type="float" office:value="100.989868" calcext:value-type="float">
            <text:p>100.989868</text:p>
          </table:table-cell>
          <table:table-cell office:value-type="float" office:value="99.956466" calcext:value-type="float">
            <text:p>99.956466</text:p>
          </table:table-cell>
          <table:table-cell office:value-type="float" office:value="0.007248" calcext:value-type="float">
            <text:p>0.007248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056" calcext:value-type="float">
            <text:p>3056</text:p>
          </table:table-cell>
          <table:table-cell office:value-type="float" office:value="2000" calcext:value-type="float">
            <text:p>2000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1.016588" calcext:value-type="float">
            <text:p>1.016588</text:p>
          </table:table-cell>
          <table:table-cell office:value-type="float" office:value="100.993064" calcext:value-type="float">
            <text:p>100.993064</text:p>
          </table:table-cell>
          <table:table-cell office:value-type="float" office:value="99.976476" calcext:value-type="float">
            <text:p>99.976476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46" calcext:value-type="float">
            <text:p>2046</text:p>
          </table:table-cell>
          <table:table-cell office:value-type="float" office:value="1746" calcext:value-type="float">
            <text:p>1746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1.048751" calcext:value-type="float">
            <text:p>1.048751</text:p>
          </table:table-cell>
          <table:table-cell office:value-type="float" office:value="100.91234" calcext:value-type="float">
            <text:p>100.91234</text:p>
          </table:table-cell>
          <table:table-cell office:value-type="float" office:value="99.863589" calcext:value-type="float">
            <text:p>99.863589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254" calcext:value-type="float">
            <text:p>10254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float" office:value="2.901888" calcext:value-type="float">
            <text:p>2.901888</text:p>
          </table:table-cell>
          <table:table-cell office:value-type="float" office:value="100.99467" calcext:value-type="float">
            <text:p>100.99467</text:p>
          </table:table-cell>
          <table:table-cell office:value-type="float" office:value="98.092782" calcext:value-type="float">
            <text:p>98.092782</text:p>
          </table:table-cell>
          <table:table-cell office:value-type="float" office:value="0.000836" calcext:value-type="float">
            <text:p>0.000836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122648" calcext:value-type="float">
            <text:p>13122648</text:p>
          </table:table-cell>
          <table:table-cell office:value-type="float" office:value="9716272" calcext:value-type="float">
            <text:p>9716272</text:p>
          </table:table-cell>
          <table:table-cell office:value-type="float" office:value="12474" calcext:value-type="float">
            <text:p>12474</text:p>
          </table:table-cell>
          <table:table-cell office:value-type="float" office:value="9236" calcext:value-type="float">
            <text:p>9236</text:p>
          </table:table-cell>
          <table:table-cell office:value-type="float" office:value="1.016973" calcext:value-type="float">
            <text:p>1.016973</text:p>
          </table:table-cell>
          <table:table-cell office:value-type="float" office:value="100.392533" calcext:value-type="float">
            <text:p>100.392533</text:p>
          </table:table-cell>
          <table:table-cell office:value-type="float" office:value="99.37556" calcext:value-type="float">
            <text:p>99.37556</text:p>
          </table:table-cell>
          <table:table-cell office:value-type="float" office:value="0.782186" calcext:value-type="float">
            <text:p>0.782186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122648" calcext:value-type="float">
            <text:p>13122648</text:p>
          </table:table-cell>
          <table:table-cell office:value-type="float" office:value="2318608" calcext:value-type="float">
            <text:p>2318608</text:p>
          </table:table-cell>
          <table:table-cell office:value-type="float" office:value="12474" calcext:value-type="float">
            <text:p>12474</text:p>
          </table:table-cell>
          <table:table-cell office:value-type="float" office:value="2204" calcext:value-type="float">
            <text:p>2204</text:p>
          </table:table-cell>
          <table:table-cell office:value-type="float" office:value="1.301093" calcext:value-type="float">
            <text:p>1.301093</text:p>
          </table:table-cell>
          <table:table-cell office:value-type="float" office:value="100.928104" calcext:value-type="float">
            <text:p>100.928104</text:p>
          </table:table-cell>
          <table:table-cell office:value-type="float" office:value="99.627012" calcext:value-type="float">
            <text:p>99.627012</text:p>
          </table:table-cell>
          <table:table-cell office:value-type="float" office:value="0.186183" calcext:value-type="float">
            <text:p>0.186183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3184" calcext:value-type="float">
            <text:p>73184</text:p>
          </table:table-cell>
          <table:table-cell office:value-type="float" office:value="69712" calcext:value-type="float">
            <text:p>69712</text:p>
          </table:table-cell>
          <table:table-cell office:value-type="float" office:value="1802" calcext:value-type="float">
            <text:p>1802</text:p>
          </table:table-cell>
          <table:table-cell office:value-type="float" office:value="1720" calcext:value-type="float">
            <text:p>1720</text:p>
          </table:table-cell>
          <table:table-cell office:value-type="float" office:value="1.263007" calcext:value-type="float">
            <text:p>1.263007</text:p>
          </table:table-cell>
          <table:table-cell office:value-type="float" office:value="101.045271" calcext:value-type="float">
            <text:p>101.045271</text:p>
          </table:table-cell>
          <table:table-cell office:value-type="float" office:value="99.782264" calcext:value-type="float">
            <text:p>99.782264</text:p>
          </table:table-cell>
          <table:table-cell office:value-type="float" office:value="0.005589" calcext:value-type="float">
            <text:p>0.005589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04" calcext:value-type="float">
            <text:p>3904</text:p>
          </table:table-cell>
          <table:table-cell office:value-type="float" office:value="2664" calcext:value-type="float">
            <text:p>2664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office:value-type="float" office:value="1.253521" calcext:value-type="float">
            <text:p>1.253521</text:p>
          </table:table-cell>
          <table:table-cell office:value-type="float" office:value="101.043812" calcext:value-type="float">
            <text:p>101.043812</text:p>
          </table:table-cell>
          <table:table-cell office:value-type="float" office:value="99.790291" calcext:value-type="float">
            <text:p>99.790291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02" calcext:value-type="float">
            <text:p>2202</text:p>
          </table:table-cell>
          <table:table-cell office:value-type="float" office:value="1752" calcext:value-type="float">
            <text:p>1752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1.279136" calcext:value-type="float">
            <text:p>1.279136</text:p>
          </table:table-cell>
          <table:table-cell office:value-type="float" office:value="100.399709" calcext:value-type="float">
            <text:p>100.399709</text:p>
          </table:table-cell>
          <table:table-cell office:value-type="float" office:value="99.120573" calcext:value-type="float">
            <text:p>99.120573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398" calcext:value-type="float">
            <text:p>10398</text:p>
          </table:table-cell>
          <table:table-cell office:value-type="float" office:value="10254" calcext:value-type="float">
            <text:p>10254</text:p>
          </table:table-cell>
          <table:table-cell office:value-type="float" office:value="217" calcext:value-type="float">
            <text:p>217</text:p>
          </table:table-cell>
          <table:table-cell office:value-type="float" office:value="214" calcext:value-type="float">
            <text:p>214</text:p>
          </table:table-cell>
          <table:table-cell office:value-type="float" office:value="3.785828" calcext:value-type="float">
            <text:p>3.785828</text:p>
          </table:table-cell>
          <table:table-cell office:value-type="float" office:value="101.046717" calcext:value-type="float">
            <text:p>101.046717</text:p>
          </table:table-cell>
          <table:table-cell office:value-type="float" office:value="97.260889" calcext:value-type="float">
            <text:p>97.260889</text:p>
          </table:table-cell>
          <table:table-cell office:value-type="float" office:value="0.000843" calcext:value-type="float">
            <text:p>0.000843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226796" calcext:value-type="float">
            <text:p>13226796</text:p>
          </table:table-cell>
          <table:table-cell office:value-type="float" office:value="9381736" calcext:value-type="float">
            <text:p>9381736</text:p>
          </table:table-cell>
          <table:table-cell office:value-type="float" office:value="12573" calcext:value-type="float">
            <text:p>12573</text:p>
          </table:table-cell>
          <table:table-cell office:value-type="float" office:value="8918" calcext:value-type="float">
            <text:p>8918</text:p>
          </table:table-cell>
          <table:table-cell office:value-type="float" office:value="1.010669" calcext:value-type="float">
            <text:p>1.010669</text:p>
          </table:table-cell>
          <table:table-cell office:value-type="float" office:value="100.556299" calcext:value-type="float">
            <text:p>100.556299</text:p>
          </table:table-cell>
          <table:table-cell office:value-type="float" office:value="99.54563" calcext:value-type="float">
            <text:p>99.54563</text:p>
          </table:table-cell>
          <table:table-cell office:value-type="float" office:value="0.753965" calcext:value-type="float">
            <text:p>0.753965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226796" calcext:value-type="float">
            <text:p>13226796</text:p>
          </table:table-cell>
          <table:table-cell office:value-type="float" office:value="2100844" calcext:value-type="float">
            <text:p>2100844</text:p>
          </table:table-cell>
          <table:table-cell office:value-type="float" office:value="12573" calcext:value-type="float">
            <text:p>12573</text:p>
          </table:table-cell>
          <table:table-cell office:value-type="float" office:value="1997" calcext:value-type="float">
            <text:p>1997</text:p>
          </table:table-cell>
          <table:table-cell office:value-type="float" office:value="1.092197" calcext:value-type="float">
            <text:p>1.092197</text:p>
          </table:table-cell>
          <table:table-cell office:value-type="float" office:value="101.078821" calcext:value-type="float">
            <text:p>101.078821</text:p>
          </table:table-cell>
          <table:table-cell office:value-type="float" office:value="99.986625" calcext:value-type="float">
            <text:p>99.986625</text:p>
          </table:table-cell>
          <table:table-cell office:value-type="float" office:value="0.16809" calcext:value-type="float">
            <text:p>0.16809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1328" calcext:value-type="float">
            <text:p>91328</text:p>
          </table:table-cell>
          <table:table-cell office:value-type="float" office:value="88016" calcext:value-type="float">
            <text:p>88016</text:p>
          </table:table-cell>
          <table:table-cell office:value-type="float" office:value="2256" calcext:value-type="float">
            <text:p>2256</text:p>
          </table:table-cell>
          <table:table-cell office:value-type="float" office:value="2176" calcext:value-type="float">
            <text:p>2176</text:p>
          </table:table-cell>
          <table:table-cell office:value-type="float" office:value="1.042844" calcext:value-type="float">
            <text:p>1.042844</text:p>
          </table:table-cell>
          <table:table-cell office:value-type="float" office:value="100.581655" calcext:value-type="float">
            <text:p>100.581655</text:p>
          </table:table-cell>
          <table:table-cell office:value-type="float" office:value="99.538811" calcext:value-type="float">
            <text:p>99.538811</text:p>
          </table:table-cell>
          <table:table-cell office:value-type="float" office:value="0.007074" calcext:value-type="float">
            <text:p>0.007074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544" calcext:value-type="float">
            <text:p>3544</text:p>
          </table:table-cell>
          <table:table-cell office:value-type="float" office:value="2592" calcext:value-type="float">
            <text:p>2592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1.026049" calcext:value-type="float">
            <text:p>1.026049</text:p>
          </table:table-cell>
          <table:table-cell office:value-type="float" office:value="100.583054" calcext:value-type="float">
            <text:p>100.583054</text:p>
          </table:table-cell>
          <table:table-cell office:value-type="float" office:value="99.557005" calcext:value-type="float">
            <text:p>99.557005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74" calcext:value-type="float">
            <text:p>2274</text:p>
          </table:table-cell>
          <table:table-cell office:value-type="float" office:value="1896" calcext:value-type="float">
            <text:p>1896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1.063967" calcext:value-type="float">
            <text:p>1.063967</text:p>
          </table:table-cell>
          <table:table-cell office:value-type="float" office:value="101.080287" calcext:value-type="float">
            <text:p>101.080287</text:p>
          </table:table-cell>
          <table:table-cell office:value-type="float" office:value="100.016321" calcext:value-type="float">
            <text:p>100.016321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272" calcext:value-type="float">
            <text:p>10272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float" office:value="4.277824" calcext:value-type="float">
            <text:p>4.277824</text:p>
          </table:table-cell>
          <table:table-cell office:value-type="float" office:value="100.154837" calcext:value-type="float">
            <text:p>100.154837</text:p>
          </table:table-cell>
          <table:table-cell office:value-type="float" office:value="95.877012" calcext:value-type="float">
            <text:p>95.877012</text:p>
          </table:table-cell>
          <table:table-cell office:value-type="float" office:value="0.000857" calcext:value-type="float">
            <text:p>0.000857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330944" calcext:value-type="float">
            <text:p>13330944</text:p>
          </table:table-cell>
          <table:table-cell office:value-type="float" office:value="9724688" calcext:value-type="float">
            <text:p>9724688</text:p>
          </table:table-cell>
          <table:table-cell office:value-type="float" office:value="12672" calcext:value-type="float">
            <text:p>12672</text:p>
          </table:table-cell>
          <table:table-cell office:value-type="float" office:value="9244" calcext:value-type="float">
            <text:p>9244</text:p>
          </table:table-cell>
          <table:table-cell office:value-type="float" office:value="1.013709" calcext:value-type="float">
            <text:p>1.013709</text:p>
          </table:table-cell>
          <table:table-cell office:value-type="float" office:value="100.599191" calcext:value-type="float">
            <text:p>100.599191</text:p>
          </table:table-cell>
          <table:table-cell office:value-type="float" office:value="99.585483" calcext:value-type="float">
            <text:p>99.585483</text:p>
          </table:table-cell>
          <table:table-cell office:value-type="float" office:value="0.781213" calcext:value-type="float">
            <text:p>0.781213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330944" calcext:value-type="float">
            <text:p>13330944</text:p>
          </table:table-cell>
          <table:table-cell office:value-type="float" office:value="2167120" calcext:value-type="float">
            <text:p>2167120</text:p>
          </table:table-cell>
          <table:table-cell office:value-type="float" office:value="12672" calcext:value-type="float">
            <text:p>12672</text:p>
          </table:table-cell>
          <table:table-cell office:value-type="float" office:value="2060" calcext:value-type="float">
            <text:p>2060</text:p>
          </table:table-cell>
          <table:table-cell office:value-type="float" office:value="1.09319" calcext:value-type="float">
            <text:p>1.09319</text:p>
          </table:table-cell>
          <table:table-cell office:value-type="float" office:value="100.604926" calcext:value-type="float">
            <text:p>100.604926</text:p>
          </table:table-cell>
          <table:table-cell office:value-type="float" office:value="99.511736" calcext:value-type="float">
            <text:p>99.511736</text:p>
          </table:table-cell>
          <table:table-cell office:value-type="float" office:value="0.17422" calcext:value-type="float">
            <text:p>0.17422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2912" calcext:value-type="float">
            <text:p>92912</text:p>
          </table:table-cell>
          <table:table-cell office:value-type="float" office:value="89624" calcext:value-type="float">
            <text:p>89624</text:p>
          </table:table-cell>
          <table:table-cell office:value-type="float" office:value="2296" calcext:value-type="float">
            <text:p>2296</text:p>
          </table:table-cell>
          <table:table-cell office:value-type="float" office:value="2216" calcext:value-type="float">
            <text:p>2216</text:p>
          </table:table-cell>
          <table:table-cell office:value-type="float" office:value="1.037729" calcext:value-type="float">
            <text:p>1.037729</text:p>
          </table:table-cell>
          <table:table-cell office:value-type="float" office:value="100.985456" calcext:value-type="float">
            <text:p>100.985456</text:p>
          </table:table-cell>
          <table:table-cell office:value-type="float" office:value="99.947727" calcext:value-type="float">
            <text:p>99.947727</text:p>
          </table:table-cell>
          <table:table-cell office:value-type="float" office:value="0.007174" calcext:value-type="float">
            <text:p>0.007174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632" calcext:value-type="float">
            <text:p>4632</text:p>
          </table:table-cell>
          <table:table-cell office:value-type="float" office:value="3144" calcext:value-type="float">
            <text:p>3144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1.022588" calcext:value-type="float">
            <text:p>1.022588</text:p>
          </table:table-cell>
          <table:table-cell office:value-type="float" office:value="100.611038" calcext:value-type="float">
            <text:p>100.611038</text:p>
          </table:table-cell>
          <table:table-cell office:value-type="float" office:value="99.58845" calcext:value-type="float">
            <text:p>99.58845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808" calcext:value-type="float">
            <text:p>2808</text:p>
          </table:table-cell>
          <table:table-cell office:value-type="float" office:value="2328" calcext:value-type="float">
            <text:p>2328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1.058871" calcext:value-type="float">
            <text:p>1.058871</text:p>
          </table:table-cell>
          <table:table-cell office:value-type="float" office:value="100.6094" calcext:value-type="float">
            <text:p>100.6094</text:p>
          </table:table-cell>
          <table:table-cell office:value-type="float" office:value="99.550529" calcext:value-type="float">
            <text:p>99.550529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032" calcext:value-type="float">
            <text:p>10032</text:p>
          </table:table-cell>
          <table:table-cell office:value-type="float" office:value="9984" calcext:value-type="float">
            <text:p>9984</text:p>
          </table:table-cell>
          <table:table-cell office:value-type="float" office:value="209" calcext:value-type="float">
            <text:p>209</text:p>
          </table:table-cell>
          <table:table-cell office:value-type="float" office:value="208" calcext:value-type="float">
            <text:p>208</text:p>
          </table:table-cell>
          <table:table-cell office:value-type="float" office:value="3.006598" calcext:value-type="float">
            <text:p>3.006598</text:p>
          </table:table-cell>
          <table:table-cell office:value-type="float" office:value="99.946683" calcext:value-type="float">
            <text:p>99.946683</text:p>
          </table:table-cell>
          <table:table-cell office:value-type="float" office:value="96.940085" calcext:value-type="float">
            <text:p>96.940085</text:p>
          </table:table-cell>
          <table:table-cell office:value-type="float" office:value="0.000824" calcext:value-type="float">
            <text:p>0.000824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435092" calcext:value-type="float">
            <text:p>13435092</text:p>
          </table:table-cell>
          <table:table-cell office:value-type="float" office:value="9644736" calcext:value-type="float">
            <text:p>9644736</text:p>
          </table:table-cell>
          <table:table-cell office:value-type="float" office:value="12771" calcext:value-type="float">
            <text:p>12771</text:p>
          </table:table-cell>
          <table:table-cell office:value-type="float" office:value="9168" calcext:value-type="float">
            <text:p>9168</text:p>
          </table:table-cell>
          <table:table-cell office:value-type="float" office:value="1.034108" calcext:value-type="float">
            <text:p>1.034108</text:p>
          </table:table-cell>
          <table:table-cell office:value-type="float" office:value="100.584008" calcext:value-type="float">
            <text:p>100.584008</text:p>
          </table:table-cell>
          <table:table-cell office:value-type="float" office:value="99.5499" calcext:value-type="float">
            <text:p>99.5499</text:p>
          </table:table-cell>
          <table:table-cell office:value-type="float" office:value="0.775067" calcext:value-type="float">
            <text:p>0.775067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435092" calcext:value-type="float">
            <text:p>13435092</text:p>
          </table:table-cell>
          <table:table-cell office:value-type="float" office:value="2275476" calcext:value-type="float">
            <text:p>2275476</text:p>
          </table:table-cell>
          <table:table-cell office:value-type="float" office:value="12771" calcext:value-type="float">
            <text:p>12771</text:p>
          </table:table-cell>
          <table:table-cell office:value-type="float" office:value="2163" calcext:value-type="float">
            <text:p>2163</text:p>
          </table:table-cell>
          <table:table-cell office:value-type="float" office:value="1.295793" calcext:value-type="float">
            <text:p>1.295793</text:p>
          </table:table-cell>
          <table:table-cell office:value-type="float" office:value="101.059582" calcext:value-type="float">
            <text:p>101.059582</text:p>
          </table:table-cell>
          <table:table-cell office:value-type="float" office:value="99.763788" calcext:value-type="float">
            <text:p>99.763788</text:p>
          </table:table-cell>
          <table:table-cell office:value-type="float" office:value="0.182469" calcext:value-type="float">
            <text:p>0.182469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032" calcext:value-type="float">
            <text:p>10032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float" office:value="1.018579" calcext:value-type="float">
            <text:p>1.018579</text:p>
          </table:table-cell>
          <table:table-cell office:value-type="float" office:value="100.365901" calcext:value-type="float">
            <text:p>100.365901</text:p>
          </table:table-cell>
          <table:table-cell office:value-type="float" office:value="99.347322" calcext:value-type="float">
            <text:p>99.347322</text:p>
          </table:table-cell>
          <table:table-cell office:value-type="float" office:value="0.000808" calcext:value-type="float">
            <text:p>0.000808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1016" calcext:value-type="float">
            <text:p>81016</text:p>
          </table:table-cell>
          <table:table-cell office:value-type="float" office:value="77256" calcext:value-type="float">
            <text:p>77256</text:p>
          </table:table-cell>
          <table:table-cell office:value-type="float" office:value="1998" calcext:value-type="float">
            <text:p>1998</text:p>
          </table:table-cell>
          <table:table-cell office:value-type="float" office:value="1908" calcext:value-type="float">
            <text:p>1908</text:p>
          </table:table-cell>
          <table:table-cell office:value-type="float" office:value="1.258307" calcext:value-type="float">
            <text:p>1.258307</text:p>
          </table:table-cell>
          <table:table-cell office:value-type="float" office:value="100.590178" calcext:value-type="float">
            <text:p>100.590178</text:p>
          </table:table-cell>
          <table:table-cell office:value-type="float" office:value="99.33187" calcext:value-type="float">
            <text:p>99.33187</text:p>
          </table:table-cell>
          <table:table-cell office:value-type="float" office:value="0.006222" calcext:value-type="float">
            <text:p>0.006222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08" calcext:value-type="float">
            <text:p>4208</text:p>
          </table:table-cell>
          <table:table-cell office:value-type="float" office:value="2864" calcext:value-type="float">
            <text:p>2864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office:value-type="float" office:value="1.248641" calcext:value-type="float">
            <text:p>1.248641</text:p>
          </table:table-cell>
          <table:table-cell office:value-type="float" office:value="99.710823" calcext:value-type="float">
            <text:p>99.710823</text:p>
          </table:table-cell>
          <table:table-cell office:value-type="float" office:value="98.462181" calcext:value-type="float">
            <text:p>98.462181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08" calcext:value-type="float">
            <text:p>2208</text:p>
          </table:table-cell>
          <table:table-cell office:value-type="float" office:value="1728" calcext:value-type="float">
            <text:p>1728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1.273755" calcext:value-type="float">
            <text:p>1.273755</text:p>
          </table:table-cell>
          <table:table-cell office:value-type="float" office:value="99.709265" calcext:value-type="float">
            <text:p>99.709265</text:p>
          </table:table-cell>
          <table:table-cell office:value-type="float" office:value="98.435509" calcext:value-type="float">
            <text:p>98.435509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539240" calcext:value-type="float">
            <text:p>13539240</text:p>
          </table:table-cell>
          <table:table-cell office:value-type="float" office:value="9893008" calcext:value-type="float">
            <text:p>9893008</text:p>
          </table:table-cell>
          <table:table-cell office:value-type="float" office:value="12870" calcext:value-type="float">
            <text:p>12870</text:p>
          </table:table-cell>
          <table:table-cell office:value-type="float" office:value="9404" calcext:value-type="float">
            <text:p>9404</text:p>
          </table:table-cell>
          <table:table-cell office:value-type="float" office:value="1.008893" calcext:value-type="float">
            <text:p>1.008893</text:p>
          </table:table-cell>
          <table:table-cell office:value-type="float" office:value="100.49013" calcext:value-type="float">
            <text:p>100.49013</text:p>
          </table:table-cell>
          <table:table-cell office:value-type="float" office:value="99.481238" calcext:value-type="float">
            <text:p>99.481238</text:p>
          </table:table-cell>
          <table:table-cell office:value-type="float" office:value="0.795568" calcext:value-type="float">
            <text:p>0.795568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539240" calcext:value-type="float">
            <text:p>13539240</text:p>
          </table:table-cell>
          <table:table-cell office:value-type="float" office:value="2093480" calcext:value-type="float">
            <text:p>2093480</text:p>
          </table:table-cell>
          <table:table-cell office:value-type="float" office:value="12870" calcext:value-type="float">
            <text:p>12870</text:p>
          </table:table-cell>
          <table:table-cell office:value-type="float" office:value="1990" calcext:value-type="float">
            <text:p>1990</text:p>
          </table:table-cell>
          <table:table-cell office:value-type="float" office:value="1.293293" calcext:value-type="float">
            <text:p>1.293293</text:p>
          </table:table-cell>
          <table:table-cell office:value-type="float" office:value="100.367288" calcext:value-type="float">
            <text:p>100.367288</text:p>
          </table:table-cell>
          <table:table-cell office:value-type="float" office:value="99.073995" calcext:value-type="float">
            <text:p>99.073995</text:p>
          </table:table-cell>
          <table:table-cell office:value-type="float" office:value="0.169044" calcext:value-type="float">
            <text:p>0.169044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8280" calcext:value-type="float">
            <text:p>88280</text:p>
          </table:table-cell>
          <table:table-cell office:value-type="float" office:value="84672" calcext:value-type="float">
            <text:p>84672</text:p>
          </table:table-cell>
          <table:table-cell office:value-type="float" office:value="2181" calcext:value-type="float">
            <text:p>2181</text:p>
          </table:table-cell>
          <table:table-cell office:value-type="float" office:value="2094" calcext:value-type="float">
            <text:p>2094</text:p>
          </table:table-cell>
          <table:table-cell office:value-type="float" office:value="1.261683" calcext:value-type="float">
            <text:p>1.261683</text:p>
          </table:table-cell>
          <table:table-cell office:value-type="float" office:value="100.911284" calcext:value-type="float">
            <text:p>100.911284</text:p>
          </table:table-cell>
          <table:table-cell office:value-type="float" office:value="99.649601" calcext:value-type="float">
            <text:p>99.649601</text:p>
          </table:table-cell>
          <table:table-cell office:value-type="float" office:value="0.006798" calcext:value-type="float">
            <text:p>0.006798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576" calcext:value-type="float">
            <text:p>3576</text:p>
          </table:table-cell>
          <table:table-cell office:value-type="float" office:value="2632" calcext:value-type="float">
            <text:p>2632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1.246522" calcext:value-type="float">
            <text:p>1.246522</text:p>
          </table:table-cell>
          <table:table-cell office:value-type="float" office:value="100.375611" calcext:value-type="float">
            <text:p>100.375611</text:p>
          </table:table-cell>
          <table:table-cell office:value-type="float" office:value="99.129089" calcext:value-type="float">
            <text:p>99.129089</text:p>
          </table:table-cell>
          <table:table-cell office:value-type="float" office:value="0.000212" calcext:value-type="float">
            <text:p>0.000212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90" calcext:value-type="float">
            <text:p>2190</text:p>
          </table:table-cell>
          <table:table-cell office:value-type="float" office:value="1740" calcext:value-type="float">
            <text:p>1740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.270976" calcext:value-type="float">
            <text:p>1.270976</text:p>
          </table:table-cell>
          <table:table-cell office:value-type="float" office:value="100.378436" calcext:value-type="float">
            <text:p>100.378436</text:p>
          </table:table-cell>
          <table:table-cell office:value-type="float" office:value="99.107459" calcext:value-type="float">
            <text:p>99.107459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416" calcext:value-type="float">
            <text:p>10416</text:p>
          </table:table-cell>
          <table:table-cell office:value-type="float" office:value="10368" calcext:value-type="float">
            <text:p>10368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  <table:table-cell office:value-type="float" office:value="3.216826" calcext:value-type="float">
            <text:p>3.216826</text:p>
          </table:table-cell>
          <table:table-cell office:value-type="float" office:value="99.879872" calcext:value-type="float">
            <text:p>99.879872</text:p>
          </table:table-cell>
          <table:table-cell office:value-type="float" office:value="96.663046" calcext:value-type="float">
            <text:p>96.663046</text:p>
          </table:table-cell>
          <table:table-cell office:value-type="float" office:value="0.000858" calcext:value-type="float">
            <text:p>0.000858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643388" calcext:value-type="float">
            <text:p>13643388</text:p>
          </table:table-cell>
          <table:table-cell office:value-type="float" office:value="9674192" calcext:value-type="float">
            <text:p>9674192</text:p>
          </table:table-cell>
          <table:table-cell office:value-type="float" office:value="12969" calcext:value-type="float">
            <text:p>12969</text:p>
          </table:table-cell>
          <table:table-cell office:value-type="float" office:value="9196" calcext:value-type="float">
            <text:p>9196</text:p>
          </table:table-cell>
          <table:table-cell office:value-type="float" office:value="1.010963" calcext:value-type="float">
            <text:p>1.010963</text:p>
          </table:table-cell>
          <table:table-cell office:value-type="float" office:value="100.644223" calcext:value-type="float">
            <text:p>100.644223</text:p>
          </table:table-cell>
          <table:table-cell office:value-type="float" office:value="99.633261" calcext:value-type="float">
            <text:p>99.633261</text:p>
          </table:table-cell>
          <table:table-cell office:value-type="float" office:value="0.776784" calcext:value-type="float">
            <text:p>0.776784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643388" calcext:value-type="float">
            <text:p>13643388</text:p>
          </table:table-cell>
          <table:table-cell office:value-type="float" office:value="2448004" calcext:value-type="float">
            <text:p>2448004</text:p>
          </table:table-cell>
          <table:table-cell office:value-type="float" office:value="12969" calcext:value-type="float">
            <text:p>12969</text:p>
          </table:table-cell>
          <table:table-cell office:value-type="float" office:value="2327" calcext:value-type="float">
            <text:p>2327</text:p>
          </table:table-cell>
          <table:table-cell office:value-type="float" office:value="1.095279" calcext:value-type="float">
            <text:p>1.095279</text:p>
          </table:table-cell>
          <table:table-cell office:value-type="float" office:value="100.923325" calcext:value-type="float">
            <text:p>100.923325</text:p>
          </table:table-cell>
          <table:table-cell office:value-type="float" office:value="99.828047" calcext:value-type="float">
            <text:p>99.828047</text:p>
          </table:table-cell>
          <table:table-cell office:value-type="float" office:value="0.196178" calcext:value-type="float">
            <text:p>0.196178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7136" calcext:value-type="float">
            <text:p>77136</text:p>
          </table:table-cell>
          <table:table-cell office:value-type="float" office:value="73552" calcext:value-type="float">
            <text:p>73552</text:p>
          </table:table-cell>
          <table:table-cell office:value-type="float" office:value="1901" calcext:value-type="float">
            <text:p>1901</text:p>
          </table:table-cell>
          <table:table-cell office:value-type="float" office:value="1816" calcext:value-type="float">
            <text:p>1816</text:p>
          </table:table-cell>
          <table:table-cell office:value-type="float" office:value="1.034183" calcext:value-type="float">
            <text:p>1.034183</text:p>
          </table:table-cell>
          <table:table-cell office:value-type="float" office:value="101.084751" calcext:value-type="float">
            <text:p>101.084751</text:p>
          </table:table-cell>
          <table:table-cell office:value-type="float" office:value="100.050569" calcext:value-type="float">
            <text:p>100.050569</text:p>
          </table:table-cell>
          <table:table-cell office:value-type="float" office:value="0.005881" calcext:value-type="float">
            <text:p>0.005881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92" calcext:value-type="float">
            <text:p>4192</text:p>
          </table:table-cell>
          <table:table-cell office:value-type="float" office:value="3000" calcext:value-type="float">
            <text:p>3000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1.019082" calcext:value-type="float">
            <text:p>1.019082</text:p>
          </table:table-cell>
          <table:table-cell office:value-type="float" office:value="96.731223" calcext:value-type="float">
            <text:p>96.731223</text:p>
          </table:table-cell>
          <table:table-cell office:value-type="float" office:value="95.712141" calcext:value-type="float">
            <text:p>95.712141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78" calcext:value-type="float">
            <text:p>2478</text:p>
          </table:table-cell>
          <table:table-cell office:value-type="float" office:value="1920" calcext:value-type="float">
            <text:p>1920</text:p>
          </table:table-cell>
          <table:table-cell office:value-type="float" office:value="76" calcext:value-type="float">
            <text:p>76</text:p>
          </table:table-cell>
          <table:table-cell office:value-type="float" office:value="58" calcext:value-type="float">
            <text:p>58</text:p>
          </table:table-cell>
          <table:table-cell office:value-type="float" office:value="1.056279" calcext:value-type="float">
            <text:p>1.056279</text:p>
          </table:table-cell>
          <table:table-cell office:value-type="float" office:value="100.953761" calcext:value-type="float">
            <text:p>100.953761</text:p>
          </table:table-cell>
          <table:table-cell office:value-type="float" office:value="99.897481" calcext:value-type="float">
            <text:p>99.897481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176" calcext:value-type="float">
            <text:p>10176</text:p>
          </table:table-cell>
          <table:table-cell office:value-type="float" office:value="9888" calcext:value-type="float">
            <text:p>9888</text:p>
          </table:table-cell>
          <table:table-cell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  <table:table-cell office:value-type="float" office:value="4.765856" calcext:value-type="float">
            <text:p>4.765856</text:p>
          </table:table-cell>
          <table:table-cell office:value-type="float" office:value="100.215667" calcext:value-type="float">
            <text:p>100.215667</text:p>
          </table:table-cell>
          <table:table-cell office:value-type="float" office:value="95.449811" calcext:value-type="float">
            <text:p>95.449811</text:p>
          </table:table-cell>
          <table:table-cell office:value-type="float" office:value="0.000829" calcext:value-type="float">
            <text:p>0.000829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747536" calcext:value-type="float">
            <text:p>13747536</text:p>
          </table:table-cell>
          <table:table-cell office:value-type="float" office:value="10223336" calcext:value-type="float">
            <text:p>10223336</text:p>
          </table:table-cell>
          <table:table-cell office:value-type="float" office:value="13068" calcext:value-type="float">
            <text:p>13068</text:p>
          </table:table-cell>
          <table:table-cell office:value-type="float" office:value="9718" calcext:value-type="float">
            <text:p>9718</text:p>
          </table:table-cell>
          <table:table-cell office:value-type="float" office:value="1.008749" calcext:value-type="float">
            <text:p>1.008749</text:p>
          </table:table-cell>
          <table:table-cell office:value-type="float" office:value="100.495751" calcext:value-type="float">
            <text:p>100.495751</text:p>
          </table:table-cell>
          <table:table-cell office:value-type="float" office:value="99.487002" calcext:value-type="float">
            <text:p>99.487002</text:p>
          </table:table-cell>
          <table:table-cell office:value-type="float" office:value="0.822084" calcext:value-type="float">
            <text:p>0.822084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747536" calcext:value-type="float">
            <text:p>13747536</text:p>
          </table:table-cell>
          <table:table-cell office:value-type="float" office:value="2071388" calcext:value-type="float">
            <text:p>2071388</text:p>
          </table:table-cell>
          <table:table-cell office:value-type="float" office:value="13068" calcext:value-type="float">
            <text:p>13068</text:p>
          </table:table-cell>
          <table:table-cell office:value-type="float" office:value="1969" calcext:value-type="float">
            <text:p>1969</text:p>
          </table:table-cell>
          <table:table-cell office:value-type="float" office:value="1.087811" calcext:value-type="float">
            <text:p>1.087811</text:p>
          </table:table-cell>
          <table:table-cell office:value-type="float" office:value="100.641468" calcext:value-type="float">
            <text:p>100.641468</text:p>
          </table:table-cell>
          <table:table-cell office:value-type="float" office:value="99.553656" calcext:value-type="float">
            <text:p>99.553656</text:p>
          </table:table-cell>
          <table:table-cell office:value-type="float" office:value="0.166454" calcext:value-type="float">
            <text:p>0.166454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2824" calcext:value-type="float">
            <text:p>82824</text:p>
          </table:table-cell>
          <table:table-cell office:value-type="float" office:value="79416" calcext:value-type="float">
            <text:p>79416</text:p>
          </table:table-cell>
          <table:table-cell office:value-type="float" office:value="2045" calcext:value-type="float">
            <text:p>2045</text:p>
          </table:table-cell>
          <table:table-cell office:value-type="float" office:value="1963" calcext:value-type="float">
            <text:p>1963</text:p>
          </table:table-cell>
          <table:table-cell office:value-type="float" office:value="1.039057" calcext:value-type="float">
            <text:p>1.039057</text:p>
          </table:table-cell>
          <table:table-cell office:value-type="float" office:value="100.765613" calcext:value-type="float">
            <text:p>100.765613</text:p>
          </table:table-cell>
          <table:table-cell office:value-type="float" office:value="99.726556" calcext:value-type="float">
            <text:p>99.726556</text:p>
          </table:table-cell>
          <table:table-cell office:value-type="float" office:value="0.006371" calcext:value-type="float">
            <text:p>0.006371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00" calcext:value-type="float">
            <text:p>3600</text:p>
          </table:table-cell>
          <table:table-cell office:value-type="float" office:value="2648" calcext:value-type="float">
            <text:p>2648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1.022543" calcext:value-type="float">
            <text:p>1.022543</text:p>
          </table:table-cell>
          <table:table-cell office:value-type="float" office:value="99.844473" calcext:value-type="float">
            <text:p>99.844473</text:p>
          </table:table-cell>
          <table:table-cell office:value-type="float" office:value="98.82193" calcext:value-type="float">
            <text:p>98.82193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28" calcext:value-type="float">
            <text:p>2328</text:p>
          </table:table-cell>
          <table:table-cell office:value-type="float" office:value="1698" calcext:value-type="float">
            <text:p>1698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1.054665" calcext:value-type="float">
            <text:p>1.054665</text:p>
          </table:table-cell>
          <table:table-cell office:value-type="float" office:value="100.571006" calcext:value-type="float">
            <text:p>100.571006</text:p>
          </table:table-cell>
          <table:table-cell office:value-type="float" office:value="99.51634" calcext:value-type="float">
            <text:p>99.51634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752" calcext:value-type="float">
            <text:p>10752</text:p>
          </table:table-cell>
          <table:table-cell office:value-type="float" office:value="10704" calcext:value-type="float">
            <text:p>10704</text:p>
          </table:table-cell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office:value-type="float" office:value="2.774776" calcext:value-type="float">
            <text:p>2.774776</text:p>
          </table:table-cell>
          <table:table-cell office:value-type="float" office:value="100.763875" calcext:value-type="float">
            <text:p>100.763875</text:p>
          </table:table-cell>
          <table:table-cell office:value-type="float" office:value="97.989099" calcext:value-type="float">
            <text:p>97.989099</text:p>
          </table:table-cell>
          <table:table-cell office:value-type="float" office:value="0.000874" calcext:value-type="float">
            <text:p>0.000874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851684" calcext:value-type="float">
            <text:p>13851684</text:p>
          </table:table-cell>
          <table:table-cell office:value-type="float" office:value="9585824" calcext:value-type="float">
            <text:p>9585824</text:p>
          </table:table-cell>
          <table:table-cell office:value-type="float" office:value="13167" calcext:value-type="float">
            <text:p>13167</text:p>
          </table:table-cell>
          <table:table-cell office:value-type="float" office:value="9112" calcext:value-type="float">
            <text:p>9112</text:p>
          </table:table-cell>
          <table:table-cell office:value-type="float" office:value="1.018127" calcext:value-type="float">
            <text:p>1.018127</text:p>
          </table:table-cell>
          <table:table-cell office:value-type="float" office:value="100.705544" calcext:value-type="float">
            <text:p>100.705544</text:p>
          </table:table-cell>
          <table:table-cell office:value-type="float" office:value="99.687417" calcext:value-type="float">
            <text:p>99.687417</text:p>
          </table:table-cell>
          <table:table-cell office:value-type="float" office:value="0.769271" calcext:value-type="float">
            <text:p>0.769271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851684" calcext:value-type="float">
            <text:p>13851684</text:p>
          </table:table-cell>
          <table:table-cell office:value-type="float" office:value="2155548" calcext:value-type="float">
            <text:p>2155548</text:p>
          </table:table-cell>
          <table:table-cell office:value-type="float" office:value="13167" calcext:value-type="float">
            <text:p>13167</text:p>
          </table:table-cell>
          <table:table-cell office:value-type="float" office:value="2049" calcext:value-type="float">
            <text:p>2049</text:p>
          </table:table-cell>
          <table:table-cell office:value-type="float" office:value="1.074573" calcext:value-type="float">
            <text:p>1.074573</text:p>
          </table:table-cell>
          <table:table-cell office:value-type="float" office:value="100.842906" calcext:value-type="float">
            <text:p>100.842906</text:p>
          </table:table-cell>
          <table:table-cell office:value-type="float" office:value="99.768333" calcext:value-type="float">
            <text:p>99.768333</text:p>
          </table:table-cell>
          <table:table-cell office:value-type="float" office:value="0.172844" calcext:value-type="float">
            <text:p>0.172844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2288" calcext:value-type="float">
            <text:p>82288</text:p>
          </table:table-cell>
          <table:table-cell office:value-type="float" office:value="78304" calcext:value-type="float">
            <text:p>78304</text:p>
          </table:table-cell>
          <table:table-cell office:value-type="float" office:value="2030" calcext:value-type="float">
            <text:p>2030</text:p>
          </table:table-cell>
          <table:table-cell office:value-type="float" office:value="1935" calcext:value-type="float">
            <text:p>1935</text:p>
          </table:table-cell>
          <table:table-cell office:value-type="float" office:value="1.012732" calcext:value-type="float">
            <text:p>1.012732</text:p>
          </table:table-cell>
          <table:table-cell office:value-type="float" office:value="101.043211" calcext:value-type="float">
            <text:p>101.043211</text:p>
          </table:table-cell>
          <table:table-cell office:value-type="float" office:value="100.030479" calcext:value-type="float">
            <text:p>100.030479</text:p>
          </table:table-cell>
          <table:table-cell office:value-type="float" office:value="0.006262" calcext:value-type="float">
            <text:p>0.006262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76" calcext:value-type="float">
            <text:p>3976</text:p>
          </table:table-cell>
          <table:table-cell office:value-type="float" office:value="2680" calcext:value-type="float">
            <text:p>2680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1.020619" calcext:value-type="float">
            <text:p>1.020619</text:p>
          </table:table-cell>
          <table:table-cell office:value-type="float" office:value="101.069442" calcext:value-type="float">
            <text:p>101.069442</text:p>
          </table:table-cell>
          <table:table-cell office:value-type="float" office:value="100.048823" calcext:value-type="float">
            <text:p>100.048823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70" calcext:value-type="float">
            <text:p>2370</text:p>
          </table:table-cell>
          <table:table-cell office:value-type="float" office:value="1860" calcext:value-type="float">
            <text:p>1860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1.035173" calcext:value-type="float">
            <text:p>1.035173</text:p>
          </table:table-cell>
          <table:table-cell office:value-type="float" office:value="101.067944" calcext:value-type="float">
            <text:p>101.067944</text:p>
          </table:table-cell>
          <table:table-cell office:value-type="float" office:value="100.032771" calcext:value-type="float">
            <text:p>100.032771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320" calcext:value-type="float">
            <text:p>10320</text:p>
          </table:table-cell>
          <table:table-cell office:value-type="float" office:value="10080" calcext:value-type="float">
            <text:p>10080</text:p>
          </table:table-cell>
          <table:table-cell office:value-type="float" office:value="215" calcext:value-type="float">
            <text:p>215</text:p>
          </table:table-cell>
          <table:table-cell office:value-type="float" office:value="210" calcext:value-type="float">
            <text:p>210</text:p>
          </table:table-cell>
          <table:table-cell office:value-type="float" office:value="4.897797" calcext:value-type="float">
            <text:p>4.897797</text:p>
          </table:table-cell>
          <table:table-cell office:value-type="float" office:value="101.041833" calcext:value-type="float">
            <text:p>101.041833</text:p>
          </table:table-cell>
          <table:table-cell office:value-type="float" office:value="96.144037" calcext:value-type="float">
            <text:p>96.144037</text:p>
          </table:table-cell>
          <table:table-cell office:value-type="float" office:value="0.000839" calcext:value-type="float">
            <text:p>0.000839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955832" calcext:value-type="float">
            <text:p>13955832</text:p>
          </table:table-cell>
          <table:table-cell office:value-type="float" office:value="9495352" calcext:value-type="float">
            <text:p>9495352</text:p>
          </table:table-cell>
          <table:table-cell office:value-type="float" office:value="13266" calcext:value-type="float">
            <text:p>13266</text:p>
          </table:table-cell>
          <table:table-cell office:value-type="float" office:value="9026" calcext:value-type="float">
            <text:p>9026</text:p>
          </table:table-cell>
          <table:table-cell office:value-type="float" office:value="1.017257" calcext:value-type="float">
            <text:p>1.017257</text:p>
          </table:table-cell>
          <table:table-cell office:value-type="float" office:value="100.235142" calcext:value-type="float">
            <text:p>100.235142</text:p>
          </table:table-cell>
          <table:table-cell office:value-type="float" office:value="99.217885" calcext:value-type="float">
            <text:p>99.217885</text:p>
          </table:table-cell>
          <table:table-cell office:value-type="float" office:value="0.765616" calcext:value-type="float">
            <text:p>0.765616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955832" calcext:value-type="float">
            <text:p>13955832</text:p>
          </table:table-cell>
          <table:table-cell office:value-type="float" office:value="2350168" calcext:value-type="float">
            <text:p>2350168</text:p>
          </table:table-cell>
          <table:table-cell office:value-type="float" office:value="13266" calcext:value-type="float">
            <text:p>13266</text:p>
          </table:table-cell>
          <table:table-cell office:value-type="float" office:value="2234" calcext:value-type="float">
            <text:p>2234</text:p>
          </table:table-cell>
          <table:table-cell office:value-type="float" office:value="1.093278" calcext:value-type="float">
            <text:p>1.093278</text:p>
          </table:table-cell>
          <table:table-cell office:value-type="float" office:value="100.24641" calcext:value-type="float">
            <text:p>100.24641</text:p>
          </table:table-cell>
          <table:table-cell office:value-type="float" office:value="99.153132" calcext:value-type="float">
            <text:p>99.153132</text:p>
          </table:table-cell>
          <table:table-cell office:value-type="float" office:value="0.189619" calcext:value-type="float">
            <text:p>0.189619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0288" calcext:value-type="float">
            <text:p>80288</text:p>
          </table:table-cell>
          <table:table-cell office:value-type="float" office:value="75600" calcext:value-type="float">
            <text:p>75600</text:p>
          </table:table-cell>
          <table:table-cell office:value-type="float" office:value="1978" calcext:value-type="float">
            <text:p>1978</text:p>
          </table:table-cell>
          <table:table-cell office:value-type="float" office:value="1865" calcext:value-type="float">
            <text:p>1865</text:p>
          </table:table-cell>
          <table:table-cell office:value-type="float" office:value="1.045164" calcext:value-type="float">
            <text:p>1.045164</text:p>
          </table:table-cell>
          <table:table-cell office:value-type="float" office:value="100.522403" calcext:value-type="float">
            <text:p>100.522403</text:p>
          </table:table-cell>
          <table:table-cell office:value-type="float" office:value="99.477239" calcext:value-type="float">
            <text:p>99.477239</text:p>
          </table:table-cell>
          <table:table-cell office:value-type="float" office:value="0.00608" calcext:value-type="float">
            <text:p>0.00608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40" calcext:value-type="float">
            <text:p>4840</text:p>
          </table:table-cell>
          <table:table-cell office:value-type="float" office:value="3416" calcext:value-type="float">
            <text:p>3416</text:p>
          </table:table-cell>
          <table:table-cell office:value-type="float" office:value="102" calcext:value-type="float">
            <text:p>102</text:p>
          </table:table-cell>
          <table:table-cell office:value-type="float" office:value="72" calcext:value-type="float">
            <text:p>72</text:p>
          </table:table-cell>
          <table:table-cell office:value-type="float" office:value="1.019115" calcext:value-type="float">
            <text:p>1.019115</text:p>
          </table:table-cell>
          <table:table-cell office:value-type="float" office:value="96.884055" calcext:value-type="float">
            <text:p>96.884055</text:p>
          </table:table-cell>
          <table:table-cell office:value-type="float" office:value="95.86494" calcext:value-type="float">
            <text:p>95.86494</text:p>
          </table:table-cell>
          <table:table-cell office:value-type="float" office:value="0.000285" calcext:value-type="float">
            <text:p>0.000285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754" calcext:value-type="float">
            <text:p>2754</text:p>
          </table:table-cell>
          <table:table-cell office:value-type="float" office:value="1914" calcext:value-type="float">
            <text:p>1914</text:p>
          </table:table-cell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1.059832" calcext:value-type="float">
            <text:p>1.059832</text:p>
          </table:table-cell>
          <table:table-cell office:value-type="float" office:value="99.0589" calcext:value-type="float">
            <text:p>99.0589</text:p>
          </table:table-cell>
          <table:table-cell office:value-type="float" office:value="97.999068" calcext:value-type="float">
            <text:p>97.999068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320" calcext:value-type="float">
            <text:p>10320</text:p>
          </table:table-cell>
          <table:table-cell office:value-type="float" office:value="10176" calcext:value-type="float">
            <text:p>10176</text:p>
          </table:table-cell>
          <table:table-cell office:value-type="float" office:value="215" calcext:value-type="float">
            <text:p>215</text:p>
          </table:table-cell>
          <table:table-cell office:value-type="float" office:value="212" calcext:value-type="float">
            <text:p>212</text:p>
          </table:table-cell>
          <table:table-cell office:value-type="float" office:value="2.839851" calcext:value-type="float">
            <text:p>2.839851</text:p>
          </table:table-cell>
          <table:table-cell office:value-type="float" office:value="100.549423" calcext:value-type="float">
            <text:p>100.549423</text:p>
          </table:table-cell>
          <table:table-cell office:value-type="float" office:value="97.709571" calcext:value-type="float">
            <text:p>97.709571</text:p>
          </table:table-cell>
          <table:table-cell office:value-type="float" office:value="0.000833" calcext:value-type="float">
            <text:p>0.000833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061032" calcext:value-type="float">
            <text:p>14061032</text:p>
          </table:table-cell>
          <table:table-cell office:value-type="float" office:value="9445908" calcext:value-type="float">
            <text:p>9445908</text:p>
          </table:table-cell>
          <table:table-cell office:value-type="float" office:value="13366" calcext:value-type="float">
            <text:p>13366</text:p>
          </table:table-cell>
          <table:table-cell office:value-type="float" office:value="8979" calcext:value-type="float">
            <text:p>8979</text:p>
          </table:table-cell>
          <table:table-cell office:value-type="float" office:value="1.030263" calcext:value-type="float">
            <text:p>1.030263</text:p>
          </table:table-cell>
          <table:table-cell office:value-type="float" office:value="100.555251" calcext:value-type="float">
            <text:p>100.555251</text:p>
          </table:table-cell>
          <table:table-cell office:value-type="float" office:value="99.524987" calcext:value-type="float">
            <text:p>99.524987</text:p>
          </table:table-cell>
          <table:table-cell office:value-type="float" office:value="0.759279" calcext:value-type="float">
            <text:p>0.759279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061032" calcext:value-type="float">
            <text:p>14061032</text:p>
          </table:table-cell>
          <table:table-cell office:value-type="float" office:value="2296516" calcext:value-type="float">
            <text:p>2296516</text:p>
          </table:table-cell>
          <table:table-cell office:value-type="float" office:value="13366" calcext:value-type="float">
            <text:p>13366</text:p>
          </table:table-cell>
          <table:table-cell office:value-type="float" office:value="2183" calcext:value-type="float">
            <text:p>2183</text:p>
          </table:table-cell>
          <table:table-cell office:value-type="float" office:value="1.316733" calcext:value-type="float">
            <text:p>1.316733</text:p>
          </table:table-cell>
          <table:table-cell office:value-type="float" office:value="100.740489" calcext:value-type="float">
            <text:p>100.740489</text:p>
          </table:table-cell>
          <table:table-cell office:value-type="float" office:value="99.423756" calcext:value-type="float">
            <text:p>99.423756</text:p>
          </table:table-cell>
          <table:table-cell office:value-type="float" office:value="0.184786" calcext:value-type="float">
            <text:p>0.184786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128" calcext:value-type="float">
            <text:p>10128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float" office:value="1.017159" calcext:value-type="float">
            <text:p>1.017159</text:p>
          </table:table-cell>
          <table:table-cell office:value-type="float" office:value="100.006496" calcext:value-type="float">
            <text:p>100.006496</text:p>
          </table:table-cell>
          <table:table-cell office:value-type="float" office:value="98.989337" calcext:value-type="float">
            <text:p>98.989337</text:p>
          </table:table-cell>
          <table:table-cell office:value-type="float" office:value="0.000819" calcext:value-type="float">
            <text:p>0.000819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6424" calcext:value-type="float">
            <text:p>76424</text:p>
          </table:table-cell>
          <table:table-cell office:value-type="float" office:value="71728" calcext:value-type="float">
            <text:p>71728</text:p>
          </table:table-cell>
          <table:table-cell office:value-type="float" office:value="1883" calcext:value-type="float">
            <text:p>1883</text:p>
          </table:table-cell>
          <table:table-cell office:value-type="float" office:value="1771" calcext:value-type="float">
            <text:p>1771</text:p>
          </table:table-cell>
          <table:table-cell office:value-type="float" office:value="1.267426" calcext:value-type="float">
            <text:p>1.267426</text:p>
          </table:table-cell>
          <table:table-cell office:value-type="float" office:value="101.038723" calcext:value-type="float">
            <text:p>101.038723</text:p>
          </table:table-cell>
          <table:table-cell office:value-type="float" office:value="99.771297" calcext:value-type="float">
            <text:p>99.771297</text:p>
          </table:table-cell>
          <table:table-cell office:value-type="float" office:value="0.005751" calcext:value-type="float">
            <text:p>0.005751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520" calcext:value-type="float">
            <text:p>4520</text:p>
          </table:table-cell>
          <table:table-cell office:value-type="float" office:value="3008" calcext:value-type="float">
            <text:p>3008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.252305" calcext:value-type="float">
            <text:p>1.252305</text:p>
          </table:table-cell>
          <table:table-cell office:value-type="float" office:value="99.273651" calcext:value-type="float">
            <text:p>99.273651</text:p>
          </table:table-cell>
          <table:table-cell office:value-type="float" office:value="98.021346" calcext:value-type="float">
            <text:p>98.021346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30" calcext:value-type="float">
            <text:p>3030</text:p>
          </table:table-cell>
          <table:table-cell office:value-type="float" office:value="2640" calcext:value-type="float">
            <text:p>2640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1.289003" calcext:value-type="float">
            <text:p>1.289003</text:p>
          </table:table-cell>
          <table:table-cell office:value-type="float" office:value="100.988349" calcext:value-type="float">
            <text:p>100.988349</text:p>
          </table:table-cell>
          <table:table-cell office:value-type="float" office:value="99.699346" calcext:value-type="float">
            <text:p>99.699346</text:p>
          </table:table-cell>
          <table:table-cell office:value-type="float" office:value="0.000212" calcext:value-type="float">
            <text:p>0.000212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165180" calcext:value-type="float">
            <text:p>14165180</text:p>
          </table:table-cell>
          <table:table-cell office:value-type="float" office:value="9761508" calcext:value-type="float">
            <text:p>9761508</text:p>
          </table:table-cell>
          <table:table-cell office:value-type="float" office:value="13465" calcext:value-type="float">
            <text:p>13465</text:p>
          </table:table-cell>
          <table:table-cell office:value-type="float" office:value="9279" calcext:value-type="float">
            <text:p>9279</text:p>
          </table:table-cell>
          <table:table-cell office:value-type="float" office:value="1.013629" calcext:value-type="float">
            <text:p>1.013629</text:p>
          </table:table-cell>
          <table:table-cell office:value-type="float" office:value="100.354746" calcext:value-type="float">
            <text:p>100.354746</text:p>
          </table:table-cell>
          <table:table-cell office:value-type="float" office:value="99.341117" calcext:value-type="float">
            <text:p>99.341117</text:p>
          </table:table-cell>
          <table:table-cell office:value-type="float" office:value="0.7861" calcext:value-type="float">
            <text:p>0.7861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165180" calcext:value-type="float">
            <text:p>14165180</text:p>
          </table:table-cell>
          <table:table-cell office:value-type="float" office:value="2169224" calcext:value-type="float">
            <text:p>2169224</text:p>
          </table:table-cell>
          <table:table-cell office:value-type="float" office:value="13465" calcext:value-type="float">
            <text:p>13465</text:p>
          </table:table-cell>
          <table:table-cell office:value-type="float" office:value="2062" calcext:value-type="float">
            <text:p>2062</text:p>
          </table:table-cell>
          <table:table-cell office:value-type="float" office:value="1.086693" calcext:value-type="float">
            <text:p>1.086693</text:p>
          </table:table-cell>
          <table:table-cell office:value-type="float" office:value="100.65329" calcext:value-type="float">
            <text:p>100.65329</text:p>
          </table:table-cell>
          <table:table-cell office:value-type="float" office:value="99.566596" calcext:value-type="float">
            <text:p>99.566596</text:p>
          </table:table-cell>
          <table:table-cell office:value-type="float" office:value="0.174293" calcext:value-type="float">
            <text:p>0.174293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3552" calcext:value-type="float">
            <text:p>73552</text:p>
          </table:table-cell>
          <table:table-cell office:value-type="float" office:value="70040" calcext:value-type="float">
            <text:p>70040</text:p>
          </table:table-cell>
          <table:table-cell office:value-type="float" office:value="1813" calcext:value-type="float">
            <text:p>1813</text:p>
          </table:table-cell>
          <table:table-cell office:value-type="float" office:value="1729" calcext:value-type="float">
            <text:p>1729</text:p>
          </table:table-cell>
          <table:table-cell office:value-type="float" office:value="1.036863" calcext:value-type="float">
            <text:p>1.036863</text:p>
          </table:table-cell>
          <table:table-cell office:value-type="float" office:value="100.120852" calcext:value-type="float">
            <text:p>100.120852</text:p>
          </table:table-cell>
          <table:table-cell office:value-type="float" office:value="99.083989" calcext:value-type="float">
            <text:p>99.083989</text:p>
          </table:table-cell>
          <table:table-cell office:value-type="float" office:value="0.005655" calcext:value-type="float">
            <text:p>0.005655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440" calcext:value-type="float">
            <text:p>3440</text:p>
          </table:table-cell>
          <table:table-cell office:value-type="float" office:value="2536" calcext:value-type="float">
            <text:p>2536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office:value-type="float" office:value="1.015567" calcext:value-type="float">
            <text:p>1.015567</text:p>
          </table:table-cell>
          <table:table-cell office:value-type="float" office:value="100.122231" calcext:value-type="float">
            <text:p>100.122231</text:p>
          </table:table-cell>
          <table:table-cell office:value-type="float" office:value="99.106663" calcext:value-type="float">
            <text:p>99.106663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38" calcext:value-type="float">
            <text:p>2538</text:p>
          </table:table-cell>
          <table:table-cell office:value-type="float" office:value="2178" calcext:value-type="float">
            <text:p>2178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1.051491" calcext:value-type="float">
            <text:p>1.051491</text:p>
          </table:table-cell>
          <table:table-cell office:value-type="float" office:value="100.37918" calcext:value-type="float">
            <text:p>100.37918</text:p>
          </table:table-cell>
          <table:table-cell office:value-type="float" office:value="99.327689" calcext:value-type="float">
            <text:p>99.327689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368" calcext:value-type="float">
            <text:p>10368</text:p>
          </table:table-cell>
          <table:table-cell office:value-type="float" office:value="10176" calcext:value-type="float">
            <text:p>10176</text:p>
          </table:table-cell>
          <table:table-cell office:value-type="float" office:value="216" calcext:value-type="float">
            <text:p>216</text:p>
          </table:table-cell>
          <table:table-cell office:value-type="float" office:value="212" calcext:value-type="float">
            <text:p>212</text:p>
          </table:table-cell>
          <table:table-cell office:value-type="float" office:value="3.764005" calcext:value-type="float">
            <text:p>3.764005</text:p>
          </table:table-cell>
          <table:table-cell office:value-type="float" office:value="99.650081" calcext:value-type="float">
            <text:p>99.650081</text:p>
          </table:table-cell>
          <table:table-cell office:value-type="float" office:value="95.886075" calcext:value-type="float">
            <text:p>95.886075</text:p>
          </table:table-cell>
          <table:table-cell office:value-type="float" office:value="0.000849" calcext:value-type="float">
            <text:p>0.000849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269328" calcext:value-type="float">
            <text:p>14269328</text:p>
          </table:table-cell>
          <table:table-cell office:value-type="float" office:value="9684712" calcext:value-type="float">
            <text:p>9684712</text:p>
          </table:table-cell>
          <table:table-cell office:value-type="float" office:value="13564" calcext:value-type="float">
            <text:p>13564</text:p>
          </table:table-cell>
          <table:table-cell office:value-type="float" office:value="9206" calcext:value-type="float">
            <text:p>9206</text:p>
          </table:table-cell>
          <table:table-cell office:value-type="float" office:value="1.016327" calcext:value-type="float">
            <text:p>1.016327</text:p>
          </table:table-cell>
          <table:table-cell office:value-type="float" office:value="100.749816" calcext:value-type="float">
            <text:p>100.749816</text:p>
          </table:table-cell>
          <table:table-cell office:value-type="float" office:value="99.73349" calcext:value-type="float">
            <text:p>99.73349</text:p>
          </table:table-cell>
          <table:table-cell office:value-type="float" office:value="0.776847" calcext:value-type="float">
            <text:p>0.776847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269328" calcext:value-type="float">
            <text:p>14269328</text:p>
          </table:table-cell>
          <table:table-cell office:value-type="float" office:value="2126092" calcext:value-type="float">
            <text:p>2126092</text:p>
          </table:table-cell>
          <table:table-cell office:value-type="float" office:value="13564" calcext:value-type="float">
            <text:p>13564</text:p>
          </table:table-cell>
          <table:table-cell office:value-type="float" office:value="2021" calcext:value-type="float">
            <text:p>2021</text:p>
          </table:table-cell>
          <table:table-cell office:value-type="float" office:value="1.079563" calcext:value-type="float">
            <text:p>1.079563</text:p>
          </table:table-cell>
          <table:table-cell office:value-type="float" office:value="100.744242" calcext:value-type="float">
            <text:p>100.744242</text:p>
          </table:table-cell>
          <table:table-cell office:value-type="float" office:value="99.664679" calcext:value-type="float">
            <text:p>99.664679</text:p>
          </table:table-cell>
          <table:table-cell office:value-type="float" office:value="0.17066" calcext:value-type="float">
            <text:p>0.17066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9696" calcext:value-type="float">
            <text:p>89696</text:p>
          </table:table-cell>
          <table:table-cell office:value-type="float" office:value="85496" calcext:value-type="float">
            <text:p>85496</text:p>
          </table:table-cell>
          <table:table-cell office:value-type="float" office:value="2218" calcext:value-type="float">
            <text:p>2218</text:p>
          </table:table-cell>
          <table:table-cell office:value-type="float" office:value="2117" calcext:value-type="float">
            <text:p>2117</text:p>
          </table:table-cell>
          <table:table-cell office:value-type="float" office:value="1.008579" calcext:value-type="float">
            <text:p>1.008579</text:p>
          </table:table-cell>
          <table:table-cell office:value-type="float" office:value="101.046411" calcext:value-type="float">
            <text:p>101.046411</text:p>
          </table:table-cell>
          <table:table-cell office:value-type="float" office:value="100.037831" calcext:value-type="float">
            <text:p>100.037831</text:p>
          </table:table-cell>
          <table:table-cell office:value-type="float" office:value="0.006837" calcext:value-type="float">
            <text:p>0.006837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32" calcext:value-type="float">
            <text:p>3632</text:p>
          </table:table-cell>
          <table:table-cell office:value-type="float" office:value="2584" calcext:value-type="float">
            <text:p>2584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1.018939" calcext:value-type="float">
            <text:p>1.018939</text:p>
          </table:table-cell>
          <table:table-cell office:value-type="float" office:value="99.246235" calcext:value-type="float">
            <text:p>99.246235</text:p>
          </table:table-cell>
          <table:table-cell office:value-type="float" office:value="98.227296" calcext:value-type="float">
            <text:p>98.227296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718" calcext:value-type="float">
            <text:p>2718</text:p>
          </table:table-cell>
          <table:table-cell office:value-type="float" office:value="2250" calcext:value-type="float">
            <text:p>2250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1.033993" calcext:value-type="float">
            <text:p>1.033993</text:p>
          </table:table-cell>
          <table:table-cell office:value-type="float" office:value="100.674869" calcext:value-type="float">
            <text:p>100.674869</text:p>
          </table:table-cell>
          <table:table-cell office:value-type="float" office:value="99.640876" calcext:value-type="float">
            <text:p>99.640876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512" calcext:value-type="float">
            <text:p>10512</text:p>
          </table:table-cell>
          <table:table-cell office:value-type="float" office:value="10320" calcext:value-type="float">
            <text:p>10320</text:p>
          </table:table-cell>
          <table:table-cell office:value-type="float" office:value="219" calcext:value-type="float">
            <text:p>219</text:p>
          </table:table-cell>
          <table:table-cell office:value-type="float" office:value="215" calcext:value-type="float">
            <text:p>215</text:p>
          </table:table-cell>
          <table:table-cell office:value-type="float" office:value="3.450807" calcext:value-type="float">
            <text:p>3.450807</text:p>
          </table:table-cell>
          <table:table-cell office:value-type="float" office:value="99.964113" calcext:value-type="float">
            <text:p>99.964113</text:p>
          </table:table-cell>
          <table:table-cell office:value-type="float" office:value="96.513306" calcext:value-type="float">
            <text:p>96.513306</text:p>
          </table:table-cell>
          <table:table-cell office:value-type="float" office:value="0.000855" calcext:value-type="float">
            <text:p>0.000855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372424" calcext:value-type="float">
            <text:p>14372424</text:p>
          </table:table-cell>
          <table:table-cell office:value-type="float" office:value="10156008" calcext:value-type="float">
            <text:p>10156008</text:p>
          </table:table-cell>
          <table:table-cell office:value-type="float" office:value="13662" calcext:value-type="float">
            <text:p>13662</text:p>
          </table:table-cell>
          <table:table-cell office:value-type="float" office:value="9654" calcext:value-type="float">
            <text:p>9654</text:p>
          </table:table-cell>
          <table:table-cell office:value-type="float" office:value="1.011289" calcext:value-type="float">
            <text:p>1.011289</text:p>
          </table:table-cell>
          <table:table-cell office:value-type="float" office:value="100.444942" calcext:value-type="float">
            <text:p>100.444942</text:p>
          </table:table-cell>
          <table:table-cell office:value-type="float" office:value="99.433653" calcext:value-type="float">
            <text:p>99.433653</text:p>
          </table:table-cell>
          <table:table-cell office:value-type="float" office:value="0.817108" calcext:value-type="float">
            <text:p>0.817108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372424" calcext:value-type="float">
            <text:p>14372424</text:p>
          </table:table-cell>
          <table:table-cell office:value-type="float" office:value="2171328" calcext:value-type="float">
            <text:p>2171328</text:p>
          </table:table-cell>
          <table:table-cell office:value-type="float" office:value="13662" calcext:value-type="float">
            <text:p>13662</text:p>
          </table:table-cell>
          <table:table-cell office:value-type="float" office:value="2064" calcext:value-type="float">
            <text:p>2064</text:p>
          </table:table-cell>
          <table:table-cell office:value-type="float" office:value="1.091313" calcext:value-type="float">
            <text:p>1.091313</text:p>
          </table:table-cell>
          <table:table-cell office:value-type="float" office:value="100.809769" calcext:value-type="float">
            <text:p>100.809769</text:p>
          </table:table-cell>
          <table:table-cell office:value-type="float" office:value="99.718457" calcext:value-type="float">
            <text:p>99.718457</text:p>
          </table:table-cell>
          <table:table-cell office:value-type="float" office:value="0.174197" calcext:value-type="float">
            <text:p>0.174197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5584" calcext:value-type="float">
            <text:p>65584</text:p>
          </table:table-cell>
          <table:table-cell office:value-type="float" office:value="61376" calcext:value-type="float">
            <text:p>61376</text:p>
          </table:table-cell>
          <table:table-cell office:value-type="float" office:value="1614" calcext:value-type="float">
            <text:p>1614</text:p>
          </table:table-cell>
          <table:table-cell office:value-type="float" office:value="1513" calcext:value-type="float">
            <text:p>1513</text:p>
          </table:table-cell>
          <table:table-cell office:value-type="float" office:value="1.036843" calcext:value-type="float">
            <text:p>1.036843</text:p>
          </table:table-cell>
          <table:table-cell office:value-type="float" office:value="100.418406" calcext:value-type="float">
            <text:p>100.418406</text:p>
          </table:table-cell>
          <table:table-cell office:value-type="float" office:value="99.381563" calcext:value-type="float">
            <text:p>99.381563</text:p>
          </table:table-cell>
          <table:table-cell office:value-type="float" office:value="0.004941" calcext:value-type="float">
            <text:p>0.004941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80" calcext:value-type="float">
            <text:p>4080</text:p>
          </table:table-cell>
          <table:table-cell office:value-type="float" office:value="2544" calcext:value-type="float">
            <text:p>2544</text:p>
          </table:table-cell>
          <table:table-cell office:value-type="float" office:value="86" calcext:value-type="float">
            <text:p>86</text:p>
          </table:table-cell>
          <table:table-cell office:value-type="float" office:value="54" calcext:value-type="float">
            <text:p>54</text:p>
          </table:table-cell>
          <table:table-cell office:value-type="float" office:value="1.024963" calcext:value-type="float">
            <text:p>1.024963</text:p>
          </table:table-cell>
          <table:table-cell office:value-type="float" office:value="100.421554" calcext:value-type="float">
            <text:p>100.421554</text:p>
          </table:table-cell>
          <table:table-cell office:value-type="float" office:value="99.396591" calcext:value-type="float">
            <text:p>99.396591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616" calcext:value-type="float">
            <text:p>2616</text:p>
          </table:table-cell>
          <table:table-cell office:value-type="float" office:value="1938" calcext:value-type="float">
            <text:p>1938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1.06362" calcext:value-type="float">
            <text:p>1.06362</text:p>
          </table:table-cell>
          <table:table-cell office:value-type="float" office:value="100.811175" calcext:value-type="float">
            <text:p>100.811175</text:p>
          </table:table-cell>
          <table:table-cell office:value-type="float" office:value="99.747555" calcext:value-type="float">
            <text:p>99.747555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360" calcext:value-type="float">
            <text:p>9360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2.857499" calcext:value-type="float">
            <text:p>2.857499</text:p>
          </table:table-cell>
          <table:table-cell office:value-type="float" office:value="99.862272" calcext:value-type="float">
            <text:p>99.862272</text:p>
          </table:table-cell>
          <table:table-cell office:value-type="float" office:value="97.004773" calcext:value-type="float">
            <text:p>97.004773</text:p>
          </table:table-cell>
          <table:table-cell office:value-type="float" office:value="0.000772" calcext:value-type="float">
            <text:p>0.000772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76572" calcext:value-type="float">
            <text:p>14476572</text:p>
          </table:table-cell>
          <table:table-cell office:value-type="float" office:value="9781496" calcext:value-type="float">
            <text:p>9781496</text:p>
          </table:table-cell>
          <table:table-cell office:value-type="float" office:value="13761" calcext:value-type="float">
            <text:p>13761</text:p>
          </table:table-cell>
          <table:table-cell office:value-type="float" office:value="9298" calcext:value-type="float">
            <text:p>9298</text:p>
          </table:table-cell>
          <table:table-cell office:value-type="float" office:value="1.015549" calcext:value-type="float">
            <text:p>1.015549</text:p>
          </table:table-cell>
          <table:table-cell office:value-type="float" office:value="100.575556" calcext:value-type="float">
            <text:p>100.575556</text:p>
          </table:table-cell>
          <table:table-cell office:value-type="float" office:value="99.560008" calcext:value-type="float">
            <text:p>99.560008</text:p>
          </table:table-cell>
          <table:table-cell office:value-type="float" office:value="0.785978" calcext:value-type="float">
            <text:p>0.785978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476572" calcext:value-type="float">
            <text:p>14476572</text:p>
          </table:table-cell>
          <table:table-cell office:value-type="float" office:value="2194472" calcext:value-type="float">
            <text:p>2194472</text:p>
          </table:table-cell>
          <table:table-cell office:value-type="float" office:value="13761" calcext:value-type="float">
            <text:p>13761</text:p>
          </table:table-cell>
          <table:table-cell office:value-type="float" office:value="2086" calcext:value-type="float">
            <text:p>2086</text:p>
          </table:table-cell>
          <table:table-cell office:value-type="float" office:value="1.139013" calcext:value-type="float">
            <text:p>1.139013</text:p>
          </table:table-cell>
          <table:table-cell office:value-type="float" office:value="100.582498" calcext:value-type="float">
            <text:p>100.582498</text:p>
          </table:table-cell>
          <table:table-cell office:value-type="float" office:value="99.443484" calcext:value-type="float">
            <text:p>99.443484</text:p>
          </table:table-cell>
          <table:table-cell office:value-type="float" office:value="0.17654" calcext:value-type="float">
            <text:p>0.17654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4592" calcext:value-type="float">
            <text:p>74592</text:p>
          </table:table-cell>
          <table:table-cell office:value-type="float" office:value="70544" calcext:value-type="float">
            <text:p>70544</text:p>
          </table:table-cell>
          <table:table-cell office:value-type="float" office:value="1838" calcext:value-type="float">
            <text:p>1838</text:p>
          </table:table-cell>
          <table:table-cell office:value-type="float" office:value="1740" calcext:value-type="float">
            <text:p>1740</text:p>
          </table:table-cell>
          <table:table-cell office:value-type="float" office:value="1.038263" calcext:value-type="float">
            <text:p>1.038263</text:p>
          </table:table-cell>
          <table:table-cell office:value-type="float" office:value="100.6559" calcext:value-type="float">
            <text:p>100.6559</text:p>
          </table:table-cell>
          <table:table-cell office:value-type="float" office:value="99.617637" calcext:value-type="float">
            <text:p>99.617637</text:p>
          </table:table-cell>
          <table:table-cell office:value-type="float" office:value="0.005665" calcext:value-type="float">
            <text:p>0.005665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88" calcext:value-type="float">
            <text:p>4288</text:p>
          </table:table-cell>
          <table:table-cell office:value-type="float" office:value="2488" calcext:value-type="float">
            <text:p>2488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1.022702" calcext:value-type="float">
            <text:p>1.022702</text:p>
          </table:table-cell>
          <table:table-cell office:value-type="float" office:value="100.654381" calcext:value-type="float">
            <text:p>100.654381</text:p>
          </table:table-cell>
          <table:table-cell office:value-type="float" office:value="99.631679" calcext:value-type="float">
            <text:p>99.631679</text:p>
          </table:table-cell>
          <table:table-cell office:value-type="float" office:value="0.0002" calcext:value-type="float">
            <text:p>0.0002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628" calcext:value-type="float">
            <text:p>2628</text:p>
          </table:table-cell>
          <table:table-cell office:value-type="float" office:value="2088" calcext:value-type="float">
            <text:p>2088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1.067047" calcext:value-type="float">
            <text:p>1.067047</text:p>
          </table:table-cell>
          <table:table-cell office:value-type="float" office:value="98.703013" calcext:value-type="float">
            <text:p>98.703013</text:p>
          </table:table-cell>
          <table:table-cell office:value-type="float" office:value="97.635966" calcext:value-type="float">
            <text:p>97.635966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686" calcext:value-type="float">
            <text:p>10686</text:p>
          </table:table-cell>
          <table:table-cell office:value-type="float" office:value="10590" calcext:value-type="float">
            <text:p>10590</text:p>
          </table:table-cell>
          <table:table-cell office:value-type="float" office:value="223" calcext:value-type="float">
            <text:p>223</text:p>
          </table:table-cell>
          <table:table-cell office:value-type="float" office:value="221" calcext:value-type="float">
            <text:p>221</text:p>
          </table:table-cell>
          <table:table-cell office:value-type="float" office:value="3.555749" calcext:value-type="float">
            <text:p>3.555749</text:p>
          </table:table-cell>
          <table:table-cell office:value-type="float" office:value="100.657326" calcext:value-type="float">
            <text:p>100.657326</text:p>
          </table:table-cell>
          <table:table-cell office:value-type="float" office:value="97.101576" calcext:value-type="float">
            <text:p>97.101576</text:p>
          </table:table-cell>
          <table:table-cell office:value-type="float" office:value="0.000872" calcext:value-type="float">
            <text:p>0.000872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581772" calcext:value-type="float">
            <text:p>14581772</text:p>
          </table:table-cell>
          <table:table-cell office:value-type="float" office:value="10119188" calcext:value-type="float">
            <text:p>10119188</text:p>
          </table:table-cell>
          <table:table-cell office:value-type="float" office:value="13861" calcext:value-type="float">
            <text:p>13861</text:p>
          </table:table-cell>
          <table:table-cell office:value-type="float" office:value="9619" calcext:value-type="float">
            <text:p>9619</text:p>
          </table:table-cell>
          <table:table-cell office:value-type="float" office:value="1.016549" calcext:value-type="float">
            <text:p>1.016549</text:p>
          </table:table-cell>
          <table:table-cell office:value-type="float" office:value="100.772911" calcext:value-type="float">
            <text:p>100.772911</text:p>
          </table:table-cell>
          <table:table-cell office:value-type="float" office:value="99.756362" calcext:value-type="float">
            <text:p>99.756362</text:p>
          </table:table-cell>
          <table:table-cell office:value-type="float" office:value="0.811512" calcext:value-type="float">
            <text:p>0.811512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581772" calcext:value-type="float">
            <text:p>14581772</text:p>
          </table:table-cell>
          <table:table-cell office:value-type="float" office:value="2181848" calcext:value-type="float">
            <text:p>2181848</text:p>
          </table:table-cell>
          <table:table-cell office:value-type="float" office:value="13861" calcext:value-type="float">
            <text:p>13861</text:p>
          </table:table-cell>
          <table:table-cell office:value-type="float" office:value="2074" calcext:value-type="float">
            <text:p>2074</text:p>
          </table:table-cell>
          <table:table-cell office:value-type="float" office:value="1.116924" calcext:value-type="float">
            <text:p>1.116924</text:p>
          </table:table-cell>
          <table:table-cell office:value-type="float" office:value="101.11507" calcext:value-type="float">
            <text:p>101.11507</text:p>
          </table:table-cell>
          <table:table-cell office:value-type="float" office:value="99.998146" calcext:value-type="float">
            <text:p>99.998146</text:p>
          </table:table-cell>
          <table:table-cell office:value-type="float" office:value="0.174551" calcext:value-type="float">
            <text:p>0.174551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0376" calcext:value-type="float">
            <text:p>80376</text:p>
          </table:table-cell>
          <table:table-cell office:value-type="float" office:value="76264" calcext:value-type="float">
            <text:p>76264</text:p>
          </table:table-cell>
          <table:table-cell office:value-type="float" office:value="1981" calcext:value-type="float">
            <text:p>1981</text:p>
          </table:table-cell>
          <table:table-cell office:value-type="float" office:value="1882" calcext:value-type="float">
            <text:p>1882</text:p>
          </table:table-cell>
          <table:table-cell office:value-type="float" office:value="1.044697" calcext:value-type="float">
            <text:p>1.044697</text:p>
          </table:table-cell>
          <table:table-cell office:value-type="float" office:value="100.905031" calcext:value-type="float">
            <text:p>100.905031</text:p>
          </table:table-cell>
          <table:table-cell office:value-type="float" office:value="99.860334" calcext:value-type="float">
            <text:p>99.860334</text:p>
          </table:table-cell>
          <table:table-cell office:value-type="float" office:value="0.00611" calcext:value-type="float">
            <text:p>0.00611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96" calcext:value-type="float">
            <text:p>4096</text:p>
          </table:table-cell>
          <table:table-cell office:value-type="float" office:value="2992" calcext:value-type="float">
            <text:p>2992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1.018107" calcext:value-type="float">
            <text:p>1.018107</text:p>
          </table:table-cell>
          <table:table-cell office:value-type="float" office:value="101.226765" calcext:value-type="float">
            <text:p>101.226765</text:p>
          </table:table-cell>
          <table:table-cell office:value-type="float" office:value="100.208658" calcext:value-type="float">
            <text:p>100.208658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724" calcext:value-type="float">
            <text:p>2724</text:p>
          </table:table-cell>
          <table:table-cell office:value-type="float" office:value="1896" calcext:value-type="float">
            <text:p>1896</text:p>
          </table:table-cell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office:value-type="float" office:value="1.06576" calcext:value-type="float">
            <text:p>1.06576</text:p>
          </table:table-cell>
          <table:table-cell office:value-type="float" office:value="100.336198" calcext:value-type="float">
            <text:p>100.336198</text:p>
          </table:table-cell>
          <table:table-cell office:value-type="float" office:value="99.270438" calcext:value-type="float">
            <text:p>99.270438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704" calcext:value-type="float">
            <text:p>10704</text:p>
          </table:table-cell>
          <table:table-cell table:number-columns-repeated="2" office:value-type="float" office:value="223" calcext:value-type="float">
            <text:p>223</text:p>
          </table:table-cell>
          <table:table-cell office:value-type="float" office:value="2.819804" calcext:value-type="float">
            <text:p>2.819804</text:p>
          </table:table-cell>
          <table:table-cell office:value-type="float" office:value="101.182472" calcext:value-type="float">
            <text:p>101.182472</text:p>
          </table:table-cell>
          <table:table-cell office:value-type="float" office:value="98.362669" calcext:value-type="float">
            <text:p>98.362669</text:p>
          </table:table-cell>
          <table:table-cell office:value-type="float" office:value="0.000871" calcext:value-type="float">
            <text:p>0.000871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684868" calcext:value-type="float">
            <text:p>14684868</text:p>
          </table:table-cell>
          <table:table-cell office:value-type="float" office:value="9767820" calcext:value-type="float">
            <text:p>9767820</text:p>
          </table:table-cell>
          <table:table-cell office:value-type="float" office:value="13959" calcext:value-type="float">
            <text:p>13959</text:p>
          </table:table-cell>
          <table:table-cell office:value-type="float" office:value="9285" calcext:value-type="float">
            <text:p>9285</text:p>
          </table:table-cell>
          <table:table-cell office:value-type="float" office:value="1.012529" calcext:value-type="float">
            <text:p>1.012529</text:p>
          </table:table-cell>
          <table:table-cell office:value-type="float" office:value="100.761248" calcext:value-type="float">
            <text:p>100.761248</text:p>
          </table:table-cell>
          <table:table-cell office:value-type="float" office:value="99.74872" calcext:value-type="float">
            <text:p>99.74872</text:p>
          </table:table-cell>
          <table:table-cell office:value-type="float" office:value="0.783394" calcext:value-type="float">
            <text:p>0.783394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684868" calcext:value-type="float">
            <text:p>14684868</text:p>
          </table:table-cell>
          <table:table-cell office:value-type="float" office:value="2019840" calcext:value-type="float">
            <text:p>2019840</text:p>
          </table:table-cell>
          <table:table-cell office:value-type="float" office:value="13959" calcext:value-type="float">
            <text:p>13959</text:p>
          </table:table-cell>
          <table:table-cell office:value-type="float" office:value="1920" calcext:value-type="float">
            <text:p>1920</text:p>
          </table:table-cell>
          <table:table-cell office:value-type="float" office:value="2.099888" calcext:value-type="float">
            <text:p>2.099888</text:p>
          </table:table-cell>
          <table:table-cell office:value-type="float" office:value="100.896467" calcext:value-type="float">
            <text:p>100.896467</text:p>
          </table:table-cell>
          <table:table-cell office:value-type="float" office:value="98.796579" calcext:value-type="float">
            <text:p>98.796579</text:p>
          </table:table-cell>
          <table:table-cell office:value-type="float" office:value="0.163555" calcext:value-type="float">
            <text:p>0.163555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7088" calcext:value-type="float">
            <text:p>87088</text:p>
          </table:table-cell>
          <table:table-cell office:value-type="float" office:value="81504" calcext:value-type="float">
            <text:p>81504</text:p>
          </table:table-cell>
          <table:table-cell office:value-type="float" office:value="2149" calcext:value-type="float">
            <text:p>2149</text:p>
          </table:table-cell>
          <table:table-cell office:value-type="float" office:value="2016" calcext:value-type="float">
            <text:p>2016</text:p>
          </table:table-cell>
          <table:table-cell office:value-type="float" office:value="1.041243" calcext:value-type="float">
            <text:p>1.041243</text:p>
          </table:table-cell>
          <table:table-cell office:value-type="float" office:value="100.762647" calcext:value-type="float">
            <text:p>100.762647</text:p>
          </table:table-cell>
          <table:table-cell office:value-type="float" office:value="99.721404" calcext:value-type="float">
            <text:p>99.721404</text:p>
          </table:table-cell>
          <table:table-cell office:value-type="float" office:value="0.006539" calcext:value-type="float">
            <text:p>0.006539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84" calcext:value-type="float">
            <text:p>4384</text:p>
          </table:table-cell>
          <table:table-cell office:value-type="float" office:value="2808" calcext:value-type="float">
            <text:p>2808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office:value-type="float" office:value="1.020788" calcext:value-type="float">
            <text:p>1.020788</text:p>
          </table:table-cell>
          <table:table-cell office:value-type="float" office:value="99.54737" calcext:value-type="float">
            <text:p>99.54737</text:p>
          </table:table-cell>
          <table:table-cell office:value-type="float" office:value="98.526582" calcext:value-type="float">
            <text:p>98.526582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904" calcext:value-type="float">
            <text:p>2904</text:p>
          </table:table-cell>
          <table:table-cell office:value-type="float" office:value="2364" calcext:value-type="float">
            <text:p>2364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office:value-type="float" office:value="2.050219" calcext:value-type="float">
            <text:p>2.050219</text:p>
          </table:table-cell>
          <table:table-cell office:value-type="float" office:value="97.795668" calcext:value-type="float">
            <text:p>97.795668</text:p>
          </table:table-cell>
          <table:table-cell office:value-type="float" office:value="95.745449" calcext:value-type="float">
            <text:p>95.745449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128" calcext:value-type="float">
            <text:p>10128</text:p>
          </table:table-cell>
          <table:table-cell office:value-type="float" office:value="10032" calcext:value-type="float">
            <text:p>10032</text:p>
          </table:table-cell>
          <table:table-cell office:value-type="float" office:value="211" calcext:value-type="float">
            <text:p>211</text:p>
          </table:table-cell>
          <table:table-cell office:value-type="float" office:value="209" calcext:value-type="float">
            <text:p>209</text:p>
          </table:table-cell>
          <table:table-cell office:value-type="float" office:value="4.540942" calcext:value-type="float">
            <text:p>4.540942</text:p>
          </table:table-cell>
          <table:table-cell office:value-type="float" office:value="100.500957" calcext:value-type="float">
            <text:p>100.500957</text:p>
          </table:table-cell>
          <table:table-cell office:value-type="float" office:value="95.960015" calcext:value-type="float">
            <text:p>95.960015</text:p>
          </table:table-cell>
          <table:table-cell office:value-type="float" office:value="0.000836" calcext:value-type="float">
            <text:p>0.000836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789016" calcext:value-type="float">
            <text:p>14789016</text:p>
          </table:table-cell>
          <table:table-cell office:value-type="float" office:value="10088680" calcext:value-type="float">
            <text:p>10088680</text:p>
          </table:table-cell>
          <table:table-cell office:value-type="float" office:value="14058" calcext:value-type="float">
            <text:p>14058</text:p>
          </table:table-cell>
          <table:table-cell office:value-type="float" office:value="9590" calcext:value-type="float">
            <text:p>9590</text:p>
          </table:table-cell>
          <table:table-cell office:value-type="float" office:value="1.015369" calcext:value-type="float">
            <text:p>1.015369</text:p>
          </table:table-cell>
          <table:table-cell office:value-type="float" office:value="100.921103" calcext:value-type="float">
            <text:p>100.921103</text:p>
          </table:table-cell>
          <table:table-cell office:value-type="float" office:value="99.905734" calcext:value-type="float">
            <text:p>99.905734</text:p>
          </table:table-cell>
          <table:table-cell office:value-type="float" office:value="0.807856" calcext:value-type="float">
            <text:p>0.807856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789016" calcext:value-type="float">
            <text:p>14789016</text:p>
          </table:table-cell>
          <table:table-cell office:value-type="float" office:value="2309140" calcext:value-type="float">
            <text:p>2309140</text:p>
          </table:table-cell>
          <table:table-cell office:value-type="float" office:value="14058" calcext:value-type="float">
            <text:p>14058</text:p>
          </table:table-cell>
          <table:table-cell office:value-type="float" office:value="2195" calcext:value-type="float">
            <text:p>2195</text:p>
          </table:table-cell>
          <table:table-cell office:value-type="float" office:value="1.059928" calcext:value-type="float">
            <text:p>1.059928</text:p>
          </table:table-cell>
          <table:table-cell office:value-type="float" office:value="100.672917" calcext:value-type="float">
            <text:p>100.672917</text:p>
          </table:table-cell>
          <table:table-cell office:value-type="float" office:value="99.612989" calcext:value-type="float">
            <text:p>99.612989</text:p>
          </table:table-cell>
          <table:table-cell office:value-type="float" office:value="0.185449" calcext:value-type="float">
            <text:p>0.185449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1848" calcext:value-type="float">
            <text:p>71848</text:p>
          </table:table-cell>
          <table:table-cell office:value-type="float" office:value="66592" calcext:value-type="float">
            <text:p>66592</text:p>
          </table:table-cell>
          <table:table-cell office:value-type="float" office:value="1769" calcext:value-type="float">
            <text:p>1769</text:p>
          </table:table-cell>
          <table:table-cell office:value-type="float" office:value="1644" calcext:value-type="float">
            <text:p>1644</text:p>
          </table:table-cell>
          <table:table-cell office:value-type="float" office:value="1.005399" calcext:value-type="float">
            <text:p>1.005399</text:p>
          </table:table-cell>
          <table:table-cell office:value-type="float" office:value="100.372112" calcext:value-type="float">
            <text:p>100.372112</text:p>
          </table:table-cell>
          <table:table-cell office:value-type="float" office:value="99.366713" calcext:value-type="float">
            <text:p>99.366713</text:p>
          </table:table-cell>
          <table:table-cell office:value-type="float" office:value="0.005361" calcext:value-type="float">
            <text:p>0.005361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56" calcext:value-type="float">
            <text:p>4056</text:p>
          </table:table-cell>
          <table:table-cell office:value-type="float" office:value="2736" calcext:value-type="float">
            <text:p>2736</text:p>
          </table:table-cell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1.017841" calcext:value-type="float">
            <text:p>1.017841</text:p>
          </table:table-cell>
          <table:table-cell office:value-type="float" office:value="101.006834" calcext:value-type="float">
            <text:p>101.006834</text:p>
          </table:table-cell>
          <table:table-cell office:value-type="float" office:value="99.988993" calcext:value-type="float">
            <text:p>99.988993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820" calcext:value-type="float">
            <text:p>2820</text:p>
          </table:table-cell>
          <table:table-cell office:value-type="float" office:value="2394" calcext:value-type="float">
            <text:p>2394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1.032375" calcext:value-type="float">
            <text:p>1.032375</text:p>
          </table:table-cell>
          <table:table-cell office:value-type="float" office:value="100.686213" calcext:value-type="float">
            <text:p>100.686213</text:p>
          </table:table-cell>
          <table:table-cell office:value-type="float" office:value="99.653837" calcext:value-type="float">
            <text:p>99.653837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568" calcext:value-type="float">
            <text:p>11568</text:p>
          </table:table-cell>
          <table:table-cell office:value-type="float" office:value="11472" calcext:value-type="float">
            <text:p>11472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.722648" calcext:value-type="float">
            <text:p>2.722648</text:p>
          </table:table-cell>
          <table:table-cell office:value-type="float" office:value="98.930213" calcext:value-type="float">
            <text:p>98.930213</text:p>
          </table:table-cell>
          <table:table-cell office:value-type="float" office:value="96.207565" calcext:value-type="float">
            <text:p>96.207565</text:p>
          </table:table-cell>
          <table:table-cell office:value-type="float" office:value="0.000954" calcext:value-type="float">
            <text:p>0.000954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93164" calcext:value-type="float">
            <text:p>14893164</text:p>
          </table:table-cell>
          <table:table-cell office:value-type="float" office:value="9767820" calcext:value-type="float">
            <text:p>9767820</text:p>
          </table:table-cell>
          <table:table-cell office:value-type="float" office:value="14157" calcext:value-type="float">
            <text:p>14157</text:p>
          </table:table-cell>
          <table:table-cell office:value-type="float" office:value="9285" calcext:value-type="float">
            <text:p>9285</text:p>
          </table:table-cell>
          <table:table-cell office:value-type="float" office:value="1.008789" calcext:value-type="float">
            <text:p>1.008789</text:p>
          </table:table-cell>
          <table:table-cell office:value-type="float" office:value="100.640785" calcext:value-type="float">
            <text:p>100.640785</text:p>
          </table:table-cell>
          <table:table-cell office:value-type="float" office:value="99.631996" calcext:value-type="float">
            <text:p>99.631996</text:p>
          </table:table-cell>
          <table:table-cell office:value-type="float" office:value="0.784312" calcext:value-type="float">
            <text:p>0.784312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893164" calcext:value-type="float">
            <text:p>14893164</text:p>
          </table:table-cell>
          <table:table-cell office:value-type="float" office:value="2285996" calcext:value-type="float">
            <text:p>2285996</text:p>
          </table:table-cell>
          <table:table-cell office:value-type="float" office:value="14157" calcext:value-type="float">
            <text:p>14157</text:p>
          </table:table-cell>
          <table:table-cell office:value-type="float" office:value="2173" calcext:value-type="float">
            <text:p>2173</text:p>
          </table:table-cell>
          <table:table-cell office:value-type="float" office:value="1.092267" calcext:value-type="float">
            <text:p>1.092267</text:p>
          </table:table-cell>
          <table:table-cell office:value-type="float" office:value="100.859738" calcext:value-type="float">
            <text:p>100.859738</text:p>
          </table:table-cell>
          <table:table-cell office:value-type="float" office:value="99.76747" calcext:value-type="float">
            <text:p>99.76747</text:p>
          </table:table-cell>
          <table:table-cell office:value-type="float" office:value="0.183306" calcext:value-type="float">
            <text:p>0.183306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3016" calcext:value-type="float">
            <text:p>73016</text:p>
          </table:table-cell>
          <table:table-cell office:value-type="float" office:value="68480" calcext:value-type="float">
            <text:p>68480</text:p>
          </table:table-cell>
          <table:table-cell office:value-type="float" office:value="1798" calcext:value-type="float">
            <text:p>1798</text:p>
          </table:table-cell>
          <table:table-cell office:value-type="float" office:value="1690" calcext:value-type="float">
            <text:p>1690</text:p>
          </table:table-cell>
          <table:table-cell office:value-type="float" office:value="1.039137" calcext:value-type="float">
            <text:p>1.039137</text:p>
          </table:table-cell>
          <table:table-cell office:value-type="float" office:value="100.84841" calcext:value-type="float">
            <text:p>100.84841</text:p>
          </table:table-cell>
          <table:table-cell office:value-type="float" office:value="99.809272" calcext:value-type="float">
            <text:p>99.809272</text:p>
          </table:table-cell>
          <table:table-cell office:value-type="float" office:value="0.005489" calcext:value-type="float">
            <text:p>0.005489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68" calcext:value-type="float">
            <text:p>3968</text:p>
          </table:table-cell>
          <table:table-cell office:value-type="float" office:value="2352" calcext:value-type="float">
            <text:p>2352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1.029691" calcext:value-type="float">
            <text:p>1.029691</text:p>
          </table:table-cell>
          <table:table-cell office:value-type="float" office:value="96.084286" calcext:value-type="float">
            <text:p>96.084286</text:p>
          </table:table-cell>
          <table:table-cell office:value-type="float" office:value="95.054595" calcext:value-type="float">
            <text:p>95.054595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850" calcext:value-type="float">
            <text:p>2850</text:p>
          </table:table-cell>
          <table:table-cell office:value-type="float" office:value="2292" calcext:value-type="float">
            <text:p>2292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office:value-type="float" office:value="1.064755" calcext:value-type="float">
            <text:p>1.064755</text:p>
          </table:table-cell>
          <table:table-cell office:value-type="float" office:value="99.942911" calcext:value-type="float">
            <text:p>99.942911</text:p>
          </table:table-cell>
          <table:table-cell office:value-type="float" office:value="98.878156" calcext:value-type="float">
            <text:p>98.878156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848" calcext:value-type="float">
            <text:p>10848</text:p>
          </table:table-cell>
          <table:table-cell office:value-type="float" office:value="10752" calcext:value-type="float">
            <text:p>10752</text:p>
          </table:table-cell>
          <table:table-cell office:value-type="float" office:value="226" calcext:value-type="float">
            <text:p>226</text:p>
          </table:table-cell>
          <table:table-cell office:value-type="float" office:value="224" calcext:value-type="float">
            <text:p>224</text:p>
          </table:table-cell>
          <table:table-cell office:value-type="float" office:value="3.6088" calcext:value-type="float">
            <text:p>3.6088</text:p>
          </table:table-cell>
          <table:table-cell office:value-type="float" office:value="100.807817" calcext:value-type="float">
            <text:p>100.807817</text:p>
          </table:table-cell>
          <table:table-cell office:value-type="float" office:value="97.199017" calcext:value-type="float">
            <text:p>97.199017</text:p>
          </table:table-cell>
          <table:table-cell office:value-type="float" office:value="0.000885" calcext:value-type="float">
            <text:p>0.000885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998364" calcext:value-type="float">
            <text:p>14998364</text:p>
          </table:table-cell>
          <table:table-cell office:value-type="float" office:value="9856188" calcext:value-type="float">
            <text:p>9856188</text:p>
          </table:table-cell>
          <table:table-cell office:value-type="float" office:value="14257" calcext:value-type="float">
            <text:p>14257</text:p>
          </table:table-cell>
          <table:table-cell office:value-type="float" office:value="9369" calcext:value-type="float">
            <text:p>9369</text:p>
          </table:table-cell>
          <table:table-cell office:value-type="float" office:value="1.011173" calcext:value-type="float">
            <text:p>1.011173</text:p>
          </table:table-cell>
          <table:table-cell office:value-type="float" office:value="100.548829" calcext:value-type="float">
            <text:p>100.548829</text:p>
          </table:table-cell>
          <table:table-cell office:value-type="float" office:value="99.537656" calcext:value-type="float">
            <text:p>99.537656</text:p>
          </table:table-cell>
          <table:table-cell office:value-type="float" office:value="0.792158" calcext:value-type="float">
            <text:p>0.792158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998364" calcext:value-type="float">
            <text:p>14998364</text:p>
          </table:table-cell>
          <table:table-cell office:value-type="float" office:value="2140820" calcext:value-type="float">
            <text:p>2140820</text:p>
          </table:table-cell>
          <table:table-cell office:value-type="float" office:value="14257" calcext:value-type="float">
            <text:p>14257</text:p>
          </table:table-cell>
          <table:table-cell office:value-type="float" office:value="2035" calcext:value-type="float">
            <text:p>2035</text:p>
          </table:table-cell>
          <table:table-cell office:value-type="float" office:value="1.332019" calcext:value-type="float">
            <text:p>1.332019</text:p>
          </table:table-cell>
          <table:table-cell office:value-type="float" office:value="100.089948" calcext:value-type="float">
            <text:p>100.089948</text:p>
          </table:table-cell>
          <table:table-cell office:value-type="float" office:value="98.75793" calcext:value-type="float">
            <text:p>98.75793</text:p>
          </table:table-cell>
          <table:table-cell office:value-type="float" office:value="0.17342" calcext:value-type="float">
            <text:p>0.17342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8736" calcext:value-type="float">
            <text:p>78736</text:p>
          </table:table-cell>
          <table:table-cell office:value-type="float" office:value="73528" calcext:value-type="float">
            <text:p>73528</text:p>
          </table:table-cell>
          <table:table-cell office:value-type="float" office:value="1941" calcext:value-type="float">
            <text:p>1941</text:p>
          </table:table-cell>
          <table:table-cell office:value-type="float" office:value="1816" calcext:value-type="float">
            <text:p>1816</text:p>
          </table:table-cell>
          <table:table-cell office:value-type="float" office:value="1.261067" calcext:value-type="float">
            <text:p>1.261067</text:p>
          </table:table-cell>
          <table:table-cell office:value-type="float" office:value="100.593817" calcext:value-type="float">
            <text:p>100.593817</text:p>
          </table:table-cell>
          <table:table-cell office:value-type="float" office:value="99.33275" calcext:value-type="float">
            <text:p>99.33275</text:p>
          </table:table-cell>
          <table:table-cell office:value-type="float" office:value="0.005922" calcext:value-type="float">
            <text:p>0.005922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56" calcext:value-type="float">
            <text:p>4256</text:p>
          </table:table-cell>
          <table:table-cell office:value-type="float" office:value="2600" calcext:value-type="float">
            <text:p>2600</text:p>
          </table:table-cell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office:value-type="float" office:value="1.253654" calcext:value-type="float">
            <text:p>1.253654</text:p>
          </table:table-cell>
          <table:table-cell office:value-type="float" office:value="98.707465" calcext:value-type="float">
            <text:p>98.707465</text:p>
          </table:table-cell>
          <table:table-cell office:value-type="float" office:value="97.453811" calcext:value-type="float">
            <text:p>97.453811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26" calcext:value-type="float">
            <text:p>2226</text:p>
          </table:table-cell>
          <table:table-cell office:value-type="float" office:value="1596" calcext:value-type="float">
            <text:p>1596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1.276775" calcext:value-type="float">
            <text:p>1.276775</text:p>
          </table:table-cell>
          <table:table-cell office:value-type="float" office:value="100.2177" calcext:value-type="float">
            <text:p>100.2177</text:p>
          </table:table-cell>
          <table:table-cell office:value-type="float" office:value="98.940925" calcext:value-type="float">
            <text:p>98.940925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136" calcext:value-type="float">
            <text:p>11136</text:p>
          </table:table-cell>
          <table:table-cell office:value-type="float" office:value="11088" calcext:value-type="float">
            <text:p>11088</text:p>
          </table:table-cell>
          <table:table-cell office:value-type="float" office:value="232" calcext:value-type="float">
            <text:p>232</text:p>
          </table:table-cell>
          <table:table-cell office:value-type="float" office:value="231" calcext:value-type="float">
            <text:p>231</text:p>
          </table:table-cell>
          <table:table-cell office:value-type="float" office:value="2.981942" calcext:value-type="float">
            <text:p>2.981942</text:p>
          </table:table-cell>
          <table:table-cell office:value-type="float" office:value="99.580719" calcext:value-type="float">
            <text:p>99.580719</text:p>
          </table:table-cell>
          <table:table-cell office:value-type="float" office:value="96.598777" calcext:value-type="float">
            <text:p>96.598777</text:p>
          </table:table-cell>
          <table:table-cell office:value-type="float" office:value="0.000918" calcext:value-type="float">
            <text:p>0.000918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101460" calcext:value-type="float">
            <text:p>15101460</text:p>
          </table:table-cell>
          <table:table-cell office:value-type="float" office:value="9758352" calcext:value-type="float">
            <text:p>9758352</text:p>
          </table:table-cell>
          <table:table-cell office:value-type="float" office:value="14355" calcext:value-type="float">
            <text:p>14355</text:p>
          </table:table-cell>
          <table:table-cell office:value-type="float" office:value="9276" calcext:value-type="float">
            <text:p>9276</text:p>
          </table:table-cell>
          <table:table-cell office:value-type="float" office:value="1.012749" calcext:value-type="float">
            <text:p>1.012749</text:p>
          </table:table-cell>
          <table:table-cell office:value-type="float" office:value="100.779928" calcext:value-type="float">
            <text:p>100.779928</text:p>
          </table:table-cell>
          <table:table-cell office:value-type="float" office:value="99.76718" calcext:value-type="float">
            <text:p>99.76718</text:p>
          </table:table-cell>
          <table:table-cell office:value-type="float" office:value="0.78249" calcext:value-type="float">
            <text:p>0.78249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101460" calcext:value-type="float">
            <text:p>15101460</text:p>
          </table:table-cell>
          <table:table-cell office:value-type="float" office:value="2228136" calcext:value-type="float">
            <text:p>2228136</text:p>
          </table:table-cell>
          <table:table-cell office:value-type="float" office:value="14355" calcext:value-type="float">
            <text:p>14355</text:p>
          </table:table-cell>
          <table:table-cell office:value-type="float" office:value="2118" calcext:value-type="float">
            <text:p>2118</text:p>
          </table:table-cell>
          <table:table-cell office:value-type="float" office:value="1.08939" calcext:value-type="float">
            <text:p>1.08939</text:p>
          </table:table-cell>
          <table:table-cell office:value-type="float" office:value="100.299319" calcext:value-type="float">
            <text:p>100.299319</text:p>
          </table:table-cell>
          <table:table-cell office:value-type="float" office:value="99.209929" calcext:value-type="float">
            <text:p>99.209929</text:p>
          </table:table-cell>
          <table:table-cell office:value-type="float" office:value="0.17967" calcext:value-type="float">
            <text:p>0.17967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9120" calcext:value-type="float">
            <text:p>89120</text:p>
          </table:table-cell>
          <table:table-cell office:value-type="float" office:value="84096" calcext:value-type="float">
            <text:p>84096</text:p>
          </table:table-cell>
          <table:table-cell office:value-type="float" office:value="2201" calcext:value-type="float">
            <text:p>2201</text:p>
          </table:table-cell>
          <table:table-cell office:value-type="float" office:value="2080" calcext:value-type="float">
            <text:p>2080</text:p>
          </table:table-cell>
          <table:table-cell office:value-type="float" office:value="1.035283" calcext:value-type="float">
            <text:p>1.035283</text:p>
          </table:table-cell>
          <table:table-cell office:value-type="float" office:value="100.532603" calcext:value-type="float">
            <text:p>100.532603</text:p>
          </table:table-cell>
          <table:table-cell office:value-type="float" office:value="99.49732" calcext:value-type="float">
            <text:p>99.49732</text:p>
          </table:table-cell>
          <table:table-cell office:value-type="float" office:value="0.006762" calcext:value-type="float">
            <text:p>0.006762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976" calcext:value-type="float">
            <text:p>4976</text:p>
          </table:table-cell>
          <table:table-cell office:value-type="float" office:value="3744" calcext:value-type="float">
            <text:p>3744</text:p>
          </table:table-cell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office:value-type="float" office:value="1.014167" calcext:value-type="float">
            <text:p>1.014167</text:p>
          </table:table-cell>
          <table:table-cell office:value-type="float" office:value="100.605807" calcext:value-type="float">
            <text:p>100.605807</text:p>
          </table:table-cell>
          <table:table-cell office:value-type="float" office:value="99.59164" calcext:value-type="float">
            <text:p>99.59164</text:p>
          </table:table-cell>
          <table:table-cell office:value-type="float" office:value="0.000301" calcext:value-type="float">
            <text:p>0.000301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90" calcext:value-type="float">
            <text:p>2490</text:p>
          </table:table-cell>
          <table:table-cell office:value-type="float" office:value="1920" calcext:value-type="float">
            <text:p>1920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1.055985" calcext:value-type="float">
            <text:p>1.055985</text:p>
          </table:table-cell>
          <table:table-cell office:value-type="float" office:value="96.891573" calcext:value-type="float">
            <text:p>96.891573</text:p>
          </table:table-cell>
          <table:table-cell office:value-type="float" office:value="95.835588" calcext:value-type="float">
            <text:p>95.83558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272" calcext:value-type="float">
            <text:p>10272</text:p>
          </table:table-cell>
          <table:table-cell office:value-type="float" office:value="10224" calcext:value-type="float">
            <text:p>10224</text:p>
          </table:table-cell>
          <table:table-cell office:value-type="float" office:value="214" calcext:value-type="float">
            <text:p>214</text:p>
          </table:table-cell>
          <table:table-cell office:value-type="float" office:value="213" calcext:value-type="float">
            <text:p>213</text:p>
          </table:table-cell>
          <table:table-cell office:value-type="float" office:value="2.72835" calcext:value-type="float">
            <text:p>2.72835</text:p>
          </table:table-cell>
          <table:table-cell office:value-type="float" office:value="100.595198" calcext:value-type="float">
            <text:p>100.595198</text:p>
          </table:table-cell>
          <table:table-cell office:value-type="float" office:value="97.866847" calcext:value-type="float">
            <text:p>97.866847</text:p>
          </table:table-cell>
          <table:table-cell office:value-type="float" office:value="0.000836" calcext:value-type="float">
            <text:p>0.000836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206660" calcext:value-type="float">
            <text:p>15206660</text:p>
          </table:table-cell>
          <table:table-cell office:value-type="float" office:value="9700492" calcext:value-type="float">
            <text:p>9700492</text:p>
          </table:table-cell>
          <table:table-cell office:value-type="float" office:value="14455" calcext:value-type="float">
            <text:p>14455</text:p>
          </table:table-cell>
          <table:table-cell office:value-type="float" office:value="9221" calcext:value-type="float">
            <text:p>9221</text:p>
          </table:table-cell>
          <table:table-cell office:value-type="float" office:value="1.009569" calcext:value-type="float">
            <text:p>1.009569</text:p>
          </table:table-cell>
          <table:table-cell office:value-type="float" office:value="100.75862" calcext:value-type="float">
            <text:p>100.75862</text:p>
          </table:table-cell>
          <table:table-cell office:value-type="float" office:value="99.749051" calcext:value-type="float">
            <text:p>99.749051</text:p>
          </table:table-cell>
          <table:table-cell office:value-type="float" office:value="0.777992" calcext:value-type="float">
            <text:p>0.777992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206660" calcext:value-type="float">
            <text:p>15206660</text:p>
          </table:table-cell>
          <table:table-cell office:value-type="float" office:value="2162912" calcext:value-type="float">
            <text:p>2162912</text:p>
          </table:table-cell>
          <table:table-cell office:value-type="float" office:value="14455" calcext:value-type="float">
            <text:p>14455</text:p>
          </table:table-cell>
          <table:table-cell office:value-type="float" office:value="2056" calcext:value-type="float">
            <text:p>2056</text:p>
          </table:table-cell>
          <table:table-cell office:value-type="float" office:value="1.099805" calcext:value-type="float">
            <text:p>1.099805</text:p>
          </table:table-cell>
          <table:table-cell office:value-type="float" office:value="101.301099" calcext:value-type="float">
            <text:p>101.301099</text:p>
          </table:table-cell>
          <table:table-cell office:value-type="float" office:value="100.201294" calcext:value-type="float">
            <text:p>100.201294</text:p>
          </table:table-cell>
          <table:table-cell office:value-type="float" office:value="0.172685" calcext:value-type="float">
            <text:p>0.172685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7664" calcext:value-type="float">
            <text:p>77664</text:p>
          </table:table-cell>
          <table:table-cell office:value-type="float" office:value="72400" calcext:value-type="float">
            <text:p>72400</text:p>
          </table:table-cell>
          <table:table-cell office:value-type="float" office:value="1913" calcext:value-type="float">
            <text:p>1913</text:p>
          </table:table-cell>
          <table:table-cell office:value-type="float" office:value="1788" calcext:value-type="float">
            <text:p>1788</text:p>
          </table:table-cell>
          <table:table-cell office:value-type="float" office:value="1.033009" calcext:value-type="float">
            <text:p>1.033009</text:p>
          </table:table-cell>
          <table:table-cell office:value-type="float" office:value="100.774275" calcext:value-type="float">
            <text:p>100.774275</text:p>
          </table:table-cell>
          <table:table-cell office:value-type="float" office:value="99.741266" calcext:value-type="float">
            <text:p>99.741266</text:p>
          </table:table-cell>
          <table:table-cell office:value-type="float" office:value="0.005807" calcext:value-type="float">
            <text:p>0.005807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536" calcext:value-type="float">
            <text:p>4536</text:p>
          </table:table-cell>
          <table:table-cell office:value-type="float" office:value="3344" calcext:value-type="float">
            <text:p>3344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.017788" calcext:value-type="float">
            <text:p>1.017788</text:p>
          </table:table-cell>
          <table:table-cell office:value-type="float" office:value="98.006232" calcext:value-type="float">
            <text:p>98.006232</text:p>
          </table:table-cell>
          <table:table-cell office:value-type="float" office:value="96.988444" calcext:value-type="float">
            <text:p>96.988444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712" calcext:value-type="float">
            <text:p>2712</text:p>
          </table:table-cell>
          <table:table-cell office:value-type="float" office:value="2112" calcext:value-type="float">
            <text:p>2112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office:value-type="float" office:value="1.048851" calcext:value-type="float">
            <text:p>1.048851</text:p>
          </table:table-cell>
          <table:table-cell office:value-type="float" office:value="98.502665" calcext:value-type="float">
            <text:p>98.502665</text:p>
          </table:table-cell>
          <table:table-cell office:value-type="float" office:value="97.453814" calcext:value-type="float">
            <text:p>97.453814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464" calcext:value-type="float">
            <text:p>10464</text:p>
          </table:table-cell>
          <table:table-cell office:value-type="float" office:value="10368" calcext:value-type="float">
            <text:p>10368</text:p>
          </table:table-cell>
          <table:table-cell office:value-type="float" office:value="218" calcext:value-type="float">
            <text:p>218</text:p>
          </table:table-cell>
          <table:table-cell office:value-type="float" office:value="216" calcext:value-type="float">
            <text:p>216</text:p>
          </table:table-cell>
          <table:table-cell office:value-type="float" office:value="3.466556" calcext:value-type="float">
            <text:p>3.466556</text:p>
          </table:table-cell>
          <table:table-cell office:value-type="float" office:value="100.41519" calcext:value-type="float">
            <text:p>100.41519</text:p>
          </table:table-cell>
          <table:table-cell office:value-type="float" office:value="96.948634" calcext:value-type="float">
            <text:p>96.948634</text:p>
          </table:table-cell>
          <table:table-cell office:value-type="float" office:value="0.000856" calcext:value-type="float">
            <text:p>0.000856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10808" calcext:value-type="float">
            <text:p>15310808</text:p>
          </table:table-cell>
          <table:table-cell office:value-type="float" office:value="10033976" calcext:value-type="float">
            <text:p>10033976</text:p>
          </table:table-cell>
          <table:table-cell office:value-type="float" office:value="14554" calcext:value-type="float">
            <text:p>14554</text:p>
          </table:table-cell>
          <table:table-cell office:value-type="float" office:value="9538" calcext:value-type="float">
            <text:p>9538</text:p>
          </table:table-cell>
          <table:table-cell office:value-type="float" office:value="1.013669" calcext:value-type="float">
            <text:p>1.013669</text:p>
          </table:table-cell>
          <table:table-cell office:value-type="float" office:value="100.811891" calcext:value-type="float">
            <text:p>100.811891</text:p>
          </table:table-cell>
          <table:table-cell office:value-type="float" office:value="99.798222" calcext:value-type="float">
            <text:p>99.798222</text:p>
          </table:table-cell>
          <table:table-cell office:value-type="float" office:value="0.804341" calcext:value-type="float">
            <text:p>0.804341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310808" calcext:value-type="float">
            <text:p>15310808</text:p>
          </table:table-cell>
          <table:table-cell office:value-type="float" office:value="2328076" calcext:value-type="float">
            <text:p>2328076</text:p>
          </table:table-cell>
          <table:table-cell office:value-type="float" office:value="14554" calcext:value-type="float">
            <text:p>14554</text:p>
          </table:table-cell>
          <table:table-cell office:value-type="float" office:value="2213" calcext:value-type="float">
            <text:p>2213</text:p>
          </table:table-cell>
          <table:table-cell office:value-type="float" office:value="1.096099" calcext:value-type="float">
            <text:p>1.096099</text:p>
          </table:table-cell>
          <table:table-cell office:value-type="float" office:value="101.404548" calcext:value-type="float">
            <text:p>101.404548</text:p>
          </table:table-cell>
          <table:table-cell office:value-type="float" office:value="100.308449" calcext:value-type="float">
            <text:p>100.308449</text:p>
          </table:table-cell>
          <table:table-cell office:value-type="float" office:value="0.185673" calcext:value-type="float">
            <text:p>0.185673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0704" calcext:value-type="float">
            <text:p>70704</text:p>
          </table:table-cell>
          <table:table-cell office:value-type="float" office:value="64104" calcext:value-type="float">
            <text:p>64104</text:p>
          </table:table-cell>
          <table:table-cell office:value-type="float" office:value="1742" calcext:value-type="float">
            <text:p>1742</text:p>
          </table:table-cell>
          <table:table-cell office:value-type="float" office:value="1582" calcext:value-type="float">
            <text:p>1582</text:p>
          </table:table-cell>
          <table:table-cell office:value-type="float" office:value="1.036617" calcext:value-type="float">
            <text:p>1.036617</text:p>
          </table:table-cell>
          <table:table-cell office:value-type="float" office:value="100.840601" calcext:value-type="float">
            <text:p>100.840601</text:p>
          </table:table-cell>
          <table:table-cell office:value-type="float" office:value="99.803984" calcext:value-type="float">
            <text:p>99.803984</text:p>
          </table:table-cell>
          <table:table-cell office:value-type="float" office:value="0.005138" calcext:value-type="float">
            <text:p>0.005138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72" calcext:value-type="float">
            <text:p>3872</text:p>
          </table:table-cell>
          <table:table-cell office:value-type="float" office:value="2408" calcext:value-type="float">
            <text:p>2408</text:p>
          </table:table-cell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office:value-type="float" office:value="1.015147" calcext:value-type="float">
            <text:p>1.015147</text:p>
          </table:table-cell>
          <table:table-cell office:value-type="float" office:value="100.850317" calcext:value-type="float">
            <text:p>100.850317</text:p>
          </table:table-cell>
          <table:table-cell office:value-type="float" office:value="99.835169" calcext:value-type="float">
            <text:p>99.835169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802" calcext:value-type="float">
            <text:p>2802</text:p>
          </table:table-cell>
          <table:table-cell office:value-type="float" office:value="2382" calcext:value-type="float">
            <text:p>2382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1.057299" calcext:value-type="float">
            <text:p>1.057299</text:p>
          </table:table-cell>
          <table:table-cell office:value-type="float" office:value="100.848939" calcext:value-type="float">
            <text:p>100.848939</text:p>
          </table:table-cell>
          <table:table-cell office:value-type="float" office:value="99.791639" calcext:value-type="float">
            <text:p>99.791639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040" calcext:value-type="float">
            <text:p>11040</text:p>
          </table:table-cell>
          <table:table-cell office:value-type="float" office:value="10944" calcext:value-type="float">
            <text:p>10944</text:p>
          </table:table-cell>
          <table:table-cell office:value-type="float" office:value="230" calcext:value-type="float">
            <text:p>230</text:p>
          </table:table-cell>
          <table:table-cell office:value-type="float" office:value="228" calcext:value-type="float">
            <text:p>228</text:p>
          </table:table-cell>
          <table:table-cell office:value-type="float" office:value="3.573985" calcext:value-type="float">
            <text:p>3.573985</text:p>
          </table:table-cell>
          <table:table-cell office:value-type="float" office:value="100.839023" calcext:value-type="float">
            <text:p>100.839023</text:p>
          </table:table-cell>
          <table:table-cell office:value-type="float" office:value="97.265038" calcext:value-type="float">
            <text:p>97.265038</text:p>
          </table:table-cell>
          <table:table-cell office:value-type="float" office:value="0.0009" calcext:value-type="float">
            <text:p>0.0009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413904" calcext:value-type="float">
            <text:p>15413904</text:p>
          </table:table-cell>
          <table:table-cell office:value-type="float" office:value="10078160" calcext:value-type="float">
            <text:p>10078160</text:p>
          </table:table-cell>
          <table:table-cell office:value-type="float" office:value="14652" calcext:value-type="float">
            <text:p>14652</text:p>
          </table:table-cell>
          <table:table-cell office:value-type="float" office:value="9580" calcext:value-type="float">
            <text:p>9580</text:p>
          </table:table-cell>
          <table:table-cell office:value-type="float" office:value="1.013489" calcext:value-type="float">
            <text:p>1.013489</text:p>
          </table:table-cell>
          <table:table-cell office:value-type="float" office:value="100.81813" calcext:value-type="float">
            <text:p>100.81813</text:p>
          </table:table-cell>
          <table:table-cell office:value-type="float" office:value="99.804641" calcext:value-type="float">
            <text:p>99.804641</text:p>
          </table:table-cell>
          <table:table-cell office:value-type="float" office:value="0.807831" calcext:value-type="float">
            <text:p>0.807831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413904" calcext:value-type="float">
            <text:p>15413904</text:p>
          </table:table-cell>
          <table:table-cell office:value-type="float" office:value="2062972" calcext:value-type="float">
            <text:p>2062972</text:p>
          </table:table-cell>
          <table:table-cell office:value-type="float" office:value="14652" calcext:value-type="float">
            <text:p>14652</text:p>
          </table:table-cell>
          <table:table-cell office:value-type="float" office:value="1961" calcext:value-type="float">
            <text:p>1961</text:p>
          </table:table-cell>
          <table:table-cell office:value-type="float" office:value="1.114678" calcext:value-type="float">
            <text:p>1.114678</text:p>
          </table:table-cell>
          <table:table-cell office:value-type="float" office:value="100.538482" calcext:value-type="float">
            <text:p>100.538482</text:p>
          </table:table-cell>
          <table:table-cell office:value-type="float" office:value="99.423804" calcext:value-type="float">
            <text:p>99.423804</text:p>
          </table:table-cell>
          <table:table-cell office:value-type="float" office:value="0.165994" calcext:value-type="float">
            <text:p>0.165994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4696" calcext:value-type="float">
            <text:p>84696</text:p>
          </table:table-cell>
          <table:table-cell office:value-type="float" office:value="79152" calcext:value-type="float">
            <text:p>79152</text:p>
          </table:table-cell>
          <table:table-cell office:value-type="float" office:value="2090" calcext:value-type="float">
            <text:p>2090</text:p>
          </table:table-cell>
          <table:table-cell office:value-type="float" office:value="1956" calcext:value-type="float">
            <text:p>1956</text:p>
          </table:table-cell>
          <table:table-cell office:value-type="float" office:value="1.036663" calcext:value-type="float">
            <text:p>1.036663</text:p>
          </table:table-cell>
          <table:table-cell office:value-type="float" office:value="100.872231" calcext:value-type="float">
            <text:p>100.872231</text:p>
          </table:table-cell>
          <table:table-cell office:value-type="float" office:value="99.835568" calcext:value-type="float">
            <text:p>99.835568</text:p>
          </table:table-cell>
          <table:table-cell office:value-type="float" office:value="0.006343" calcext:value-type="float">
            <text:p>0.006343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84" calcext:value-type="float">
            <text:p>4184</text:p>
          </table:table-cell>
          <table:table-cell office:value-type="float" office:value="2664" calcext:value-type="float">
            <text:p>2664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1.015067" calcext:value-type="float">
            <text:p>1.015067</text:p>
          </table:table-cell>
          <table:table-cell office:value-type="float" office:value="100.795287" calcext:value-type="float">
            <text:p>100.795287</text:p>
          </table:table-cell>
          <table:table-cell office:value-type="float" office:value="99.78022" calcext:value-type="float">
            <text:p>99.78022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08" calcext:value-type="float">
            <text:p>2208</text:p>
          </table:table-cell>
          <table:table-cell office:value-type="float" office:value="1608" calcext:value-type="float">
            <text:p>1608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.068335" calcext:value-type="float">
            <text:p>1.068335</text:p>
          </table:table-cell>
          <table:table-cell office:value-type="float" office:value="100.789137" calcext:value-type="float">
            <text:p>100.789137</text:p>
          </table:table-cell>
          <table:table-cell office:value-type="float" office:value="99.720803" calcext:value-type="float">
            <text:p>99.720803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560" calcext:value-type="float">
            <text:p>10560</text:p>
          </table:table-cell>
          <table:table-cell office:value-type="float" office:value="10464" calcext:value-type="float">
            <text:p>10464</text:p>
          </table:table-cell>
          <table:table-cell office:value-type="float" office:value="220" calcext:value-type="float">
            <text:p>220</text:p>
          </table:table-cell>
          <table:table-cell office:value-type="float" office:value="218" calcext:value-type="float">
            <text:p>218</text:p>
          </table:table-cell>
          <table:table-cell office:value-type="float" office:value="2.650654" calcext:value-type="float">
            <text:p>2.650654</text:p>
          </table:table-cell>
          <table:table-cell office:value-type="float" office:value="100.224428" calcext:value-type="float">
            <text:p>100.224428</text:p>
          </table:table-cell>
          <table:table-cell office:value-type="float" office:value="97.573774" calcext:value-type="float">
            <text:p>97.573774</text:p>
          </table:table-cell>
          <table:table-cell office:value-type="float" office:value="0.000858" calcext:value-type="float">
            <text:p>0.000858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519104" calcext:value-type="float">
            <text:p>15519104</text:p>
          </table:table-cell>
          <table:table-cell office:value-type="float" office:value="9934036" calcext:value-type="float">
            <text:p>9934036</text:p>
          </table:table-cell>
          <table:table-cell office:value-type="float" office:value="14752" calcext:value-type="float">
            <text:p>14752</text:p>
          </table:table-cell>
          <table:table-cell office:value-type="float" office:value="9443" calcext:value-type="float">
            <text:p>9443</text:p>
          </table:table-cell>
          <table:table-cell office:value-type="float" office:value="1.019647" calcext:value-type="float">
            <text:p>1.019647</text:p>
          </table:table-cell>
          <table:table-cell office:value-type="float" office:value="100.591207" calcext:value-type="float">
            <text:p>100.591207</text:p>
          </table:table-cell>
          <table:table-cell office:value-type="float" office:value="99.57156" calcext:value-type="float">
            <text:p>99.57156</text:p>
          </table:table-cell>
          <table:table-cell office:value-type="float" office:value="0.798142" calcext:value-type="float">
            <text:p>0.798142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519104" calcext:value-type="float">
            <text:p>15519104</text:p>
          </table:table-cell>
          <table:table-cell office:value-type="float" office:value="2254436" calcext:value-type="float">
            <text:p>2254436</text:p>
          </table:table-cell>
          <table:table-cell office:value-type="float" office:value="14752" calcext:value-type="float">
            <text:p>14752</text:p>
          </table:table-cell>
          <table:table-cell office:value-type="float" office:value="2143" calcext:value-type="float">
            <text:p>2143</text:p>
          </table:table-cell>
          <table:table-cell office:value-type="float" office:value="1.107037" calcext:value-type="float">
            <text:p>1.107037</text:p>
          </table:table-cell>
          <table:table-cell office:value-type="float" office:value="100.718215" calcext:value-type="float">
            <text:p>100.718215</text:p>
          </table:table-cell>
          <table:table-cell office:value-type="float" office:value="99.611178" calcext:value-type="float">
            <text:p>99.611178</text:p>
          </table:table-cell>
          <table:table-cell office:value-type="float" office:value="0.181059" calcext:value-type="float">
            <text:p>0.181059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6856" calcext:value-type="float">
            <text:p>76856</text:p>
          </table:table-cell>
          <table:table-cell office:value-type="float" office:value="73200" calcext:value-type="float">
            <text:p>73200</text:p>
          </table:table-cell>
          <table:table-cell office:value-type="float" office:value="1894" calcext:value-type="float">
            <text:p>1894</text:p>
          </table:table-cell>
          <table:table-cell office:value-type="float" office:value="1808" calcext:value-type="float">
            <text:p>1808</text:p>
          </table:table-cell>
          <table:table-cell office:value-type="float" office:value="1.014032" calcext:value-type="float">
            <text:p>1.014032</text:p>
          </table:table-cell>
          <table:table-cell office:value-type="float" office:value="101.072185" calcext:value-type="float">
            <text:p>101.072185</text:p>
          </table:table-cell>
          <table:table-cell office:value-type="float" office:value="100.058153" calcext:value-type="float">
            <text:p>100.058153</text:p>
          </table:table-cell>
          <table:table-cell office:value-type="float" office:value="0.005853" calcext:value-type="float">
            <text:p>0.005853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12" calcext:value-type="float">
            <text:p>3912</text:p>
          </table:table-cell>
          <table:table-cell office:value-type="float" office:value="1872" calcext:value-type="float">
            <text:p>1872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1.028414" calcext:value-type="float">
            <text:p>1.028414</text:p>
          </table:table-cell>
          <table:table-cell office:value-type="float" office:value="93.519039" calcext:value-type="float">
            <text:p>93.519039</text:p>
          </table:table-cell>
          <table:table-cell office:value-type="float" office:value="92.490625" calcext:value-type="float">
            <text:p>92.490625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76" calcext:value-type="float">
            <text:p>2376</text:p>
          </table:table-cell>
          <table:table-cell office:value-type="float" office:value="1926" calcext:value-type="float">
            <text:p>1926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1.055851" calcext:value-type="float">
            <text:p>1.055851</text:p>
          </table:table-cell>
          <table:table-cell office:value-type="float" office:value="100.72428" calcext:value-type="float">
            <text:p>100.72428</text:p>
          </table:table-cell>
          <table:table-cell office:value-type="float" office:value="99.668428" calcext:value-type="float">
            <text:p>99.668428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800" calcext:value-type="float">
            <text:p>10800</text:p>
          </table:table-cell>
          <table:table-cell office:value-type="float" office:value="10752" calcext:value-type="float">
            <text:p>10752</text:p>
          </table:table-cell>
          <table:table-cell office:value-type="float" office:value="225" calcext:value-type="float">
            <text:p>225</text:p>
          </table:table-cell>
          <table:table-cell office:value-type="float" office:value="224" calcext:value-type="float">
            <text:p>224</text:p>
          </table:table-cell>
          <table:table-cell office:value-type="float" office:value="2.737786" calcext:value-type="float">
            <text:p>2.737786</text:p>
          </table:table-cell>
          <table:table-cell office:value-type="float" office:value="100.234849" calcext:value-type="float">
            <text:p>100.234849</text:p>
          </table:table-cell>
          <table:table-cell office:value-type="float" office:value="97.497063" calcext:value-type="float">
            <text:p>97.497063</text:p>
          </table:table-cell>
          <table:table-cell office:value-type="float" office:value="0.000882" calcext:value-type="float">
            <text:p>0.000882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622200" calcext:value-type="float">
            <text:p>15622200</text:p>
          </table:table-cell>
          <table:table-cell office:value-type="float" office:value="10189672" calcext:value-type="float">
            <text:p>10189672</text:p>
          </table:table-cell>
          <table:table-cell office:value-type="float" office:value="14850" calcext:value-type="float">
            <text:p>14850</text:p>
          </table:table-cell>
          <table:table-cell office:value-type="float" office:value="9686" calcext:value-type="float">
            <text:p>9686</text:p>
          </table:table-cell>
          <table:table-cell office:value-type="float" office:value="1.014649" calcext:value-type="float">
            <text:p>1.014649</text:p>
          </table:table-cell>
          <table:table-cell office:value-type="float" office:value="100.65466" calcext:value-type="float">
            <text:p>100.65466</text:p>
          </table:table-cell>
          <table:table-cell office:value-type="float" office:value="99.640011" calcext:value-type="float">
            <text:p>99.640011</text:p>
          </table:table-cell>
          <table:table-cell office:value-type="float" office:value="0.818119" calcext:value-type="float">
            <text:p>0.818119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622200" calcext:value-type="float">
            <text:p>15622200</text:p>
          </table:table-cell>
          <table:table-cell office:value-type="float" office:value="2117676" calcext:value-type="float">
            <text:p>2117676</text:p>
          </table:table-cell>
          <table:table-cell office:value-type="float" office:value="14850" calcext:value-type="float">
            <text:p>14850</text:p>
          </table:table-cell>
          <table:table-cell office:value-type="float" office:value="2013" calcext:value-type="float">
            <text:p>2013</text:p>
          </table:table-cell>
          <table:table-cell office:value-type="float" office:value="1.14104" calcext:value-type="float">
            <text:p>1.14104</text:p>
          </table:table-cell>
          <table:table-cell office:value-type="float" office:value="100.800775" calcext:value-type="float">
            <text:p>100.800775</text:p>
          </table:table-cell>
          <table:table-cell office:value-type="float" office:value="99.659735" calcext:value-type="float">
            <text:p>99.659735</text:p>
          </table:table-cell>
          <table:table-cell office:value-type="float" office:value="0.169993" calcext:value-type="float">
            <text:p>0.169993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7432" calcext:value-type="float">
            <text:p>77432</text:p>
          </table:table-cell>
          <table:table-cell office:value-type="float" office:value="72264" calcext:value-type="float">
            <text:p>72264</text:p>
          </table:table-cell>
          <table:table-cell office:value-type="float" office:value="1911" calcext:value-type="float">
            <text:p>1911</text:p>
          </table:table-cell>
          <table:table-cell office:value-type="float" office:value="1786" calcext:value-type="float">
            <text:p>1786</text:p>
          </table:table-cell>
          <table:table-cell office:value-type="float" office:value="1.058301" calcext:value-type="float">
            <text:p>1.058301</text:p>
          </table:table-cell>
          <table:table-cell office:value-type="float" office:value="101.082025" calcext:value-type="float">
            <text:p>101.082025</text:p>
          </table:table-cell>
          <table:table-cell office:value-type="float" office:value="100.023725" calcext:value-type="float">
            <text:p>100.023725</text:p>
          </table:table-cell>
          <table:table-cell office:value-type="float" office:value="0.00578" calcext:value-type="float">
            <text:p>0.00578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96" calcext:value-type="float">
            <text:p>3896</text:p>
          </table:table-cell>
          <table:table-cell office:value-type="float" office:value="2800" calcext:value-type="float">
            <text:p>2800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1.036685" calcext:value-type="float">
            <text:p>1.036685</text:p>
          </table:table-cell>
          <table:table-cell office:value-type="float" office:value="100.789745" calcext:value-type="float">
            <text:p>100.789745</text:p>
          </table:table-cell>
          <table:table-cell office:value-type="float" office:value="99.75306" calcext:value-type="float">
            <text:p>99.75306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32" calcext:value-type="float">
            <text:p>2232</text:p>
          </table:table-cell>
          <table:table-cell office:value-type="float" office:value="1812" calcext:value-type="float">
            <text:p>1812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1.090773" calcext:value-type="float">
            <text:p>1.090773</text:p>
          </table:table-cell>
          <table:table-cell office:value-type="float" office:value="101.028938" calcext:value-type="float">
            <text:p>101.028938</text:p>
          </table:table-cell>
          <table:table-cell office:value-type="float" office:value="99.938165" calcext:value-type="float">
            <text:p>99.938165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752" calcext:value-type="float">
            <text:p>10752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2.881407" calcext:value-type="float">
            <text:p>2.881407</text:p>
          </table:table-cell>
          <table:table-cell office:value-type="float" office:value="100.283883" calcext:value-type="float">
            <text:p>100.283883</text:p>
          </table:table-cell>
          <table:table-cell office:value-type="float" office:value="97.402476" calcext:value-type="float">
            <text:p>97.402476</text:p>
          </table:table-cell>
          <table:table-cell office:value-type="float" office:value="0.000883" calcext:value-type="float">
            <text:p>0.000883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726348" calcext:value-type="float">
            <text:p>15726348</text:p>
          </table:table-cell>
          <table:table-cell office:value-type="float" office:value="9808848" calcext:value-type="float">
            <text:p>9808848</text:p>
          </table:table-cell>
          <table:table-cell office:value-type="float" office:value="14949" calcext:value-type="float">
            <text:p>14949</text:p>
          </table:table-cell>
          <table:table-cell office:value-type="float" office:value="9324" calcext:value-type="float">
            <text:p>9324</text:p>
          </table:table-cell>
          <table:table-cell office:value-type="float" office:value="1.01679" calcext:value-type="float">
            <text:p>1.01679</text:p>
          </table:table-cell>
          <table:table-cell office:value-type="float" office:value="100.766506" calcext:value-type="float">
            <text:p>100.766506</text:p>
          </table:table-cell>
          <table:table-cell office:value-type="float" office:value="99.749716" calcext:value-type="float">
            <text:p>99.749716</text:p>
          </table:table-cell>
          <table:table-cell office:value-type="float" office:value="0.786677" calcext:value-type="float">
            <text:p>0.786677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726348" calcext:value-type="float">
            <text:p>15726348</text:p>
          </table:table-cell>
          <table:table-cell office:value-type="float" office:value="2165016" calcext:value-type="float">
            <text:p>2165016</text:p>
          </table:table-cell>
          <table:table-cell office:value-type="float" office:value="14949" calcext:value-type="float">
            <text:p>14949</text:p>
          </table:table-cell>
          <table:table-cell office:value-type="float" office:value="2058" calcext:value-type="float">
            <text:p>2058</text:p>
          </table:table-cell>
          <table:table-cell office:value-type="float" office:value="1.327468" calcext:value-type="float">
            <text:p>1.327468</text:p>
          </table:table-cell>
          <table:table-cell office:value-type="float" office:value="101.280808" calcext:value-type="float">
            <text:p>101.280808</text:p>
          </table:table-cell>
          <table:table-cell office:value-type="float" office:value="99.95334" calcext:value-type="float">
            <text:p>99.95334</text:p>
          </table:table-cell>
          <table:table-cell office:value-type="float" office:value="0.173282" calcext:value-type="float">
            <text:p>0.173282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1592" calcext:value-type="float">
            <text:p>81592</text:p>
          </table:table-cell>
          <table:table-cell office:value-type="float" office:value="75960" calcext:value-type="float">
            <text:p>75960</text:p>
          </table:table-cell>
          <table:table-cell office:value-type="float" office:value="2014" calcext:value-type="float">
            <text:p>2014</text:p>
          </table:table-cell>
          <table:table-cell office:value-type="float" office:value="1878" calcext:value-type="float">
            <text:p>1878</text:p>
          </table:table-cell>
          <table:table-cell office:value-type="float" office:value="1.27336" calcext:value-type="float">
            <text:p>1.27336</text:p>
          </table:table-cell>
          <table:table-cell office:value-type="float" office:value="101.109771" calcext:value-type="float">
            <text:p>101.109771</text:p>
          </table:table-cell>
          <table:table-cell office:value-type="float" office:value="99.836411" calcext:value-type="float">
            <text:p>99.836411</text:p>
          </table:table-cell>
          <table:table-cell office:value-type="float" office:value="0.006087" calcext:value-type="float">
            <text:p>0.006087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60" calcext:value-type="float">
            <text:p>4360</text:p>
          </table:table-cell>
          <table:table-cell office:value-type="float" office:value="3104" calcext:value-type="float">
            <text:p>3104</text:p>
          </table:table-cell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office:value-type="float" office:value="1.252514" calcext:value-type="float">
            <text:p>1.252514</text:p>
          </table:table-cell>
          <table:table-cell office:value-type="float" office:value="101.283984" calcext:value-type="float">
            <text:p>101.283984</text:p>
          </table:table-cell>
          <table:table-cell office:value-type="float" office:value="100.03147" calcext:value-type="float">
            <text:p>100.03147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98" calcext:value-type="float">
            <text:p>2598</text:p>
          </table:table-cell>
          <table:table-cell office:value-type="float" office:value="2088" calcext:value-type="float">
            <text:p>2088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1.288588" calcext:value-type="float">
            <text:p>1.288588</text:p>
          </table:table-cell>
          <table:table-cell office:value-type="float" office:value="101.282606" calcext:value-type="float">
            <text:p>101.282606</text:p>
          </table:table-cell>
          <table:table-cell office:value-type="float" office:value="99.994018" calcext:value-type="float">
            <text:p>99.994018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656" calcext:value-type="float">
            <text:p>10656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3.060618" calcext:value-type="float">
            <text:p>3.060618</text:p>
          </table:table-cell>
          <table:table-cell office:value-type="float" office:value="100.356208" calcext:value-type="float">
            <text:p>100.356208</text:p>
          </table:table-cell>
          <table:table-cell office:value-type="float" office:value="97.29559" calcext:value-type="float">
            <text:p>97.29559</text:p>
          </table:table-cell>
          <table:table-cell office:value-type="float" office:value="0.000876" calcext:value-type="float">
            <text:p>0.000876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31548" calcext:value-type="float">
            <text:p>15831548</text:p>
          </table:table-cell>
          <table:table-cell office:value-type="float" office:value="10108668" calcext:value-type="float">
            <text:p>10108668</text:p>
          </table:table-cell>
          <table:table-cell office:value-type="float" office:value="15049" calcext:value-type="float">
            <text:p>15049</text:p>
          </table:table-cell>
          <table:table-cell office:value-type="float" office:value="9609" calcext:value-type="float">
            <text:p>9609</text:p>
          </table:table-cell>
          <table:table-cell office:value-type="float" office:value="1.017353" calcext:value-type="float">
            <text:p>1.017353</text:p>
          </table:table-cell>
          <table:table-cell office:value-type="float" office:value="100.632904" calcext:value-type="float">
            <text:p>100.632904</text:p>
          </table:table-cell>
          <table:table-cell office:value-type="float" office:value="99.615552" calcext:value-type="float">
            <text:p>99.615552</text:p>
          </table:table-cell>
          <table:table-cell office:value-type="float" office:value="0.811814" calcext:value-type="float">
            <text:p>0.811814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831548" calcext:value-type="float">
            <text:p>15831548</text:p>
          </table:table-cell>
          <table:table-cell office:value-type="float" office:value="2081908" calcext:value-type="float">
            <text:p>2081908</text:p>
          </table:table-cell>
          <table:table-cell office:value-type="float" office:value="15049" calcext:value-type="float">
            <text:p>15049</text:p>
          </table:table-cell>
          <table:table-cell office:value-type="float" office:value="1979" calcext:value-type="float">
            <text:p>1979</text:p>
          </table:table-cell>
          <table:table-cell office:value-type="float" office:value="1.304572" calcext:value-type="float">
            <text:p>1.304572</text:p>
          </table:table-cell>
          <table:table-cell office:value-type="float" office:value="101.141697" calcext:value-type="float">
            <text:p>101.141697</text:p>
          </table:table-cell>
          <table:table-cell office:value-type="float" office:value="99.837125" calcext:value-type="float">
            <text:p>99.837125</text:p>
          </table:table-cell>
          <table:table-cell office:value-type="float" office:value="0.166824" calcext:value-type="float">
            <text:p>0.166824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4488" calcext:value-type="float">
            <text:p>74488</text:p>
          </table:table-cell>
          <table:table-cell office:value-type="float" office:value="67976" calcext:value-type="float">
            <text:p>67976</text:p>
          </table:table-cell>
          <table:table-cell office:value-type="float" office:value="1834" calcext:value-type="float">
            <text:p>1834</text:p>
          </table:table-cell>
          <table:table-cell office:value-type="float" office:value="1678" calcext:value-type="float">
            <text:p>1678</text:p>
          </table:table-cell>
          <table:table-cell office:value-type="float" office:value="1.267307" calcext:value-type="float">
            <text:p>1.267307</text:p>
          </table:table-cell>
          <table:table-cell office:value-type="float" office:value="100.640368" calcext:value-type="float">
            <text:p>100.640368</text:p>
          </table:table-cell>
          <table:table-cell office:value-type="float" office:value="99.373061" calcext:value-type="float">
            <text:p>99.373061</text:p>
          </table:table-cell>
          <table:table-cell office:value-type="float" office:value="0.005472" calcext:value-type="float">
            <text:p>0.005472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568" calcext:value-type="float">
            <text:p>4568</text:p>
          </table:table-cell>
          <table:table-cell office:value-type="float" office:value="2744" calcext:value-type="float">
            <text:p>2744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1.251347" calcext:value-type="float">
            <text:p>1.251347</text:p>
          </table:table-cell>
          <table:table-cell office:value-type="float" office:value="100.63899" calcext:value-type="float">
            <text:p>100.63899</text:p>
          </table:table-cell>
          <table:table-cell office:value-type="float" office:value="99.387643" calcext:value-type="float">
            <text:p>99.387643</text:p>
          </table:table-cell>
          <table:table-cell office:value-type="float" office:value="0.000221" calcext:value-type="float">
            <text:p>0.000221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874" calcext:value-type="float">
            <text:p>2874</text:p>
          </table:table-cell>
          <table:table-cell office:value-type="float" office:value="2304" calcext:value-type="float">
            <text:p>2304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1.276741" calcext:value-type="float">
            <text:p>1.276741</text:p>
          </table:table-cell>
          <table:table-cell office:value-type="float" office:value="100.641674" calcext:value-type="float">
            <text:p>100.641674</text:p>
          </table:table-cell>
          <table:table-cell office:value-type="float" office:value="99.364934" calcext:value-type="float">
            <text:p>99.364934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656" calcext:value-type="float">
            <text:p>10656</text:p>
          </table:table-cell>
          <table:table-cell office:value-type="float" office:value="10560" calcext:value-type="float">
            <text:p>10560</text:p>
          </table:table-cell>
          <table:table-cell office:value-type="float" office:value="222" calcext:value-type="float">
            <text:p>222</text:p>
          </table:table-cell>
          <table:table-cell office:value-type="float" office:value="220" calcext:value-type="float">
            <text:p>220</text:p>
          </table:table-cell>
          <table:table-cell office:value-type="float" office:value="3.818452" calcext:value-type="float">
            <text:p>3.818452</text:p>
          </table:table-cell>
          <table:table-cell office:value-type="float" office:value="100.200187" calcext:value-type="float">
            <text:p>100.200187</text:p>
          </table:table-cell>
          <table:table-cell office:value-type="float" office:value="96.381735" calcext:value-type="float">
            <text:p>96.381735</text:p>
          </table:table-cell>
          <table:table-cell office:value-type="float" office:value="0.000877" calcext:value-type="float">
            <text:p>0.000877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934644" calcext:value-type="float">
            <text:p>15934644</text:p>
          </table:table-cell>
          <table:table-cell office:value-type="float" office:value="10174944" calcext:value-type="float">
            <text:p>10174944</text:p>
          </table:table-cell>
          <table:table-cell office:value-type="float" office:value="15147" calcext:value-type="float">
            <text:p>15147</text:p>
          </table:table-cell>
          <table:table-cell office:value-type="float" office:value="9672" calcext:value-type="float">
            <text:p>9672</text:p>
          </table:table-cell>
          <table:table-cell office:value-type="float" office:value="1.019787" calcext:value-type="float">
            <text:p>1.019787</text:p>
          </table:table-cell>
          <table:table-cell office:value-type="float" office:value="100.435673" calcext:value-type="float">
            <text:p>100.435673</text:p>
          </table:table-cell>
          <table:table-cell office:value-type="float" office:value="99.415886" calcext:value-type="float">
            <text:p>99.415886</text:p>
          </table:table-cell>
          <table:table-cell office:value-type="float" office:value="0.818778" calcext:value-type="float">
            <text:p>0.818778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934644" calcext:value-type="float">
            <text:p>15934644</text:p>
          </table:table-cell>
          <table:table-cell office:value-type="float" office:value="2038776" calcext:value-type="float">
            <text:p>2038776</text:p>
          </table:table-cell>
          <table:table-cell office:value-type="float" office:value="15147" calcext:value-type="float">
            <text:p>15147</text:p>
          </table:table-cell>
          <table:table-cell office:value-type="float" office:value="1938" calcext:value-type="float">
            <text:p>1938</text:p>
          </table:table-cell>
          <table:table-cell office:value-type="float" office:value="1.091937" calcext:value-type="float">
            <text:p>1.091937</text:p>
          </table:table-cell>
          <table:table-cell office:value-type="float" office:value="103.368962" calcext:value-type="float">
            <text:p>103.368962</text:p>
          </table:table-cell>
          <table:table-cell office:value-type="float" office:value="102.277024" calcext:value-type="float">
            <text:p>102.277024</text:p>
          </table:table-cell>
          <table:table-cell office:value-type="float" office:value="0.159471" calcext:value-type="float">
            <text:p>0.159471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0080" calcext:value-type="float">
            <text:p>80080</text:p>
          </table:table-cell>
          <table:table-cell office:value-type="float" office:value="73792" calcext:value-type="float">
            <text:p>73792</text:p>
          </table:table-cell>
          <table:table-cell office:value-type="float" office:value="1975" calcext:value-type="float">
            <text:p>1975</text:p>
          </table:table-cell>
          <table:table-cell office:value-type="float" office:value="1823" calcext:value-type="float">
            <text:p>1823</text:p>
          </table:table-cell>
          <table:table-cell office:value-type="float" office:value="1.013952" calcext:value-type="float">
            <text:p>1.013952</text:p>
          </table:table-cell>
          <table:table-cell office:value-type="float" office:value="102.839104" calcext:value-type="float">
            <text:p>102.839104</text:p>
          </table:table-cell>
          <table:table-cell office:value-type="float" office:value="101.825152" calcext:value-type="float">
            <text:p>101.825152</text:p>
          </table:table-cell>
          <table:table-cell office:value-type="float" office:value="0.005798" calcext:value-type="float">
            <text:p>0.005798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616" calcext:value-type="float">
            <text:p>4616</text:p>
          </table:table-cell>
          <table:table-cell office:value-type="float" office:value="3128" calcext:value-type="float">
            <text:p>3128</text:p>
          </table:table-cell>
          <table:table-cell office:value-type="float" office:value="99" calcext:value-type="float">
            <text:p>99</text:p>
          </table:table-cell>
          <table:table-cell office:value-type="float" office:value="67" calcext:value-type="float">
            <text:p>67</text:p>
          </table:table-cell>
          <table:table-cell office:value-type="float" office:value="1.022439" calcext:value-type="float">
            <text:p>1.022439</text:p>
          </table:table-cell>
          <table:table-cell office:value-type="float" office:value="102.840602" calcext:value-type="float">
            <text:p>102.840602</text:p>
          </table:table-cell>
          <table:table-cell office:value-type="float" office:value="101.818163" calcext:value-type="float">
            <text:p>101.818163</text:p>
          </table:table-cell>
          <table:table-cell office:value-type="float" office:value="0.000246" calcext:value-type="float">
            <text:p>0.000246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86" calcext:value-type="float">
            <text:p>2586</text:p>
          </table:table-cell>
          <table:table-cell office:value-type="float" office:value="2016" calcext:value-type="float">
            <text:p>2016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.042448" calcext:value-type="float">
            <text:p>1.042448</text:p>
          </table:table-cell>
          <table:table-cell office:value-type="float" office:value="102.842088" calcext:value-type="float">
            <text:p>102.842088</text:p>
          </table:table-cell>
          <table:table-cell office:value-type="float" office:value="101.79964" calcext:value-type="float">
            <text:p>101.79964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896" calcext:value-type="float">
            <text:p>10896</text:p>
          </table:table-cell>
          <table:table-cell office:value-type="float" office:value="10848" calcext:value-type="float">
            <text:p>10848</text:p>
          </table:table-cell>
          <table:table-cell office:value-type="float" office:value="227" calcext:value-type="float">
            <text:p>227</text:p>
          </table:table-cell>
          <table:table-cell office:value-type="float" office:value="226" calcext:value-type="float">
            <text:p>226</text:p>
          </table:table-cell>
          <table:table-cell office:value-type="float" office:value="2.682294" calcext:value-type="float">
            <text:p>2.682294</text:p>
          </table:table-cell>
          <table:table-cell office:value-type="float" office:value="100.004652" calcext:value-type="float">
            <text:p>100.004652</text:p>
          </table:table-cell>
          <table:table-cell office:value-type="float" office:value="97.322359" calcext:value-type="float">
            <text:p>97.322359</text:p>
          </table:table-cell>
          <table:table-cell office:value-type="float" office:value="0.000892" calcext:value-type="float">
            <text:p>0.000892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039844" calcext:value-type="float">
            <text:p>16039844</text:p>
          </table:table-cell>
          <table:table-cell office:value-type="float" office:value="10051860" calcext:value-type="float">
            <text:p>10051860</text:p>
          </table:table-cell>
          <table:table-cell office:value-type="float" office:value="15247" calcext:value-type="float">
            <text:p>15247</text:p>
          </table:table-cell>
          <table:table-cell office:value-type="float" office:value="9555" calcext:value-type="float">
            <text:p>9555</text:p>
          </table:table-cell>
          <table:table-cell office:value-type="float" office:value="1.013809" calcext:value-type="float">
            <text:p>1.013809</text:p>
          </table:table-cell>
          <table:table-cell office:value-type="float" office:value="100.60145" calcext:value-type="float">
            <text:p>100.60145</text:p>
          </table:table-cell>
          <table:table-cell office:value-type="float" office:value="99.587641" calcext:value-type="float">
            <text:p>99.587641</text:p>
          </table:table-cell>
          <table:table-cell office:value-type="float" office:value="0.807478" calcext:value-type="float">
            <text:p>0.807478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039844" calcext:value-type="float">
            <text:p>16039844</text:p>
          </table:table-cell>
          <table:table-cell office:value-type="float" office:value="2167120" calcext:value-type="float">
            <text:p>2167120</text:p>
          </table:table-cell>
          <table:table-cell office:value-type="float" office:value="15247" calcext:value-type="float">
            <text:p>15247</text:p>
          </table:table-cell>
          <table:table-cell office:value-type="float" office:value="2060" calcext:value-type="float">
            <text:p>2060</text:p>
          </table:table-cell>
          <table:table-cell office:value-type="float" office:value="1.131897" calcext:value-type="float">
            <text:p>1.131897</text:p>
          </table:table-cell>
          <table:table-cell office:value-type="float" office:value="100.17811" calcext:value-type="float">
            <text:p>100.17811</text:p>
          </table:table-cell>
          <table:table-cell office:value-type="float" office:value="99.046213" calcext:value-type="float">
            <text:p>99.046213</text:p>
          </table:table-cell>
          <table:table-cell office:value-type="float" office:value="0.175039" calcext:value-type="float">
            <text:p>0.175039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7968" calcext:value-type="float">
            <text:p>67968</text:p>
          </table:table-cell>
          <table:table-cell office:value-type="float" office:value="62072" calcext:value-type="float">
            <text:p>62072</text:p>
          </table:table-cell>
          <table:table-cell office:value-type="float" office:value="1671" calcext:value-type="float">
            <text:p>1671</text:p>
          </table:table-cell>
          <table:table-cell office:value-type="float" office:value="1531" calcext:value-type="float">
            <text:p>1531</text:p>
          </table:table-cell>
          <table:table-cell office:value-type="float" office:value="1.043303" calcext:value-type="float">
            <text:p>1.043303</text:p>
          </table:table-cell>
          <table:table-cell office:value-type="float" office:value="101.081665" calcext:value-type="float">
            <text:p>101.081665</text:p>
          </table:table-cell>
          <table:table-cell office:value-type="float" office:value="100.038362" calcext:value-type="float">
            <text:p>100.038362</text:p>
          </table:table-cell>
          <table:table-cell office:value-type="float" office:value="0.004964" calcext:value-type="float">
            <text:p>0.004964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496" calcext:value-type="float">
            <text:p>4496</text:p>
          </table:table-cell>
          <table:table-cell office:value-type="float" office:value="3032" calcext:value-type="float">
            <text:p>3032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.028223" calcext:value-type="float">
            <text:p>1.028223</text:p>
          </table:table-cell>
          <table:table-cell office:value-type="float" office:value="100.666836" calcext:value-type="float">
            <text:p>100.666836</text:p>
          </table:table-cell>
          <table:table-cell office:value-type="float" office:value="99.638614" calcext:value-type="float">
            <text:p>99.638614</text:p>
          </table:table-cell>
          <table:table-cell office:value-type="float" office:value="0.000243" calcext:value-type="float">
            <text:p>0.000243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108" calcext:value-type="float">
            <text:p>3108</text:p>
          </table:table-cell>
          <table:table-cell office:value-type="float" office:value="2628" calcext:value-type="float">
            <text:p>2628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1.065927" calcext:value-type="float">
            <text:p>1.065927</text:p>
          </table:table-cell>
          <table:table-cell office:value-type="float" office:value="101.063152" calcext:value-type="float">
            <text:p>101.063152</text:p>
          </table:table-cell>
          <table:table-cell office:value-type="float" office:value="99.997225" calcext:value-type="float">
            <text:p>99.997225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464" calcext:value-type="float">
            <text:p>10464</text:p>
          </table:table-cell>
          <table:table-cell office:value-type="float" office:value="10368" calcext:value-type="float">
            <text:p>10368</text:p>
          </table:table-cell>
          <table:table-cell office:value-type="float" office:value="218" calcext:value-type="float">
            <text:p>218</text:p>
          </table:table-cell>
          <table:table-cell office:value-type="float" office:value="216" calcext:value-type="float">
            <text:p>216</text:p>
          </table:table-cell>
          <table:table-cell office:value-type="float" office:value="3.521655" calcext:value-type="float">
            <text:p>3.521655</text:p>
          </table:table-cell>
          <table:table-cell office:value-type="float" office:value="100.283817" calcext:value-type="float">
            <text:p>100.283817</text:p>
          </table:table-cell>
          <table:table-cell office:value-type="float" office:value="96.762163" calcext:value-type="float">
            <text:p>96.762163</text:p>
          </table:table-cell>
          <table:table-cell office:value-type="float" office:value="0.000857" calcext:value-type="float">
            <text:p>0.000857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142940" calcext:value-type="float">
            <text:p>16142940</text:p>
          </table:table-cell>
          <table:table-cell office:value-type="float" office:value="10102356" calcext:value-type="float">
            <text:p>10102356</text:p>
          </table:table-cell>
          <table:table-cell office:value-type="float" office:value="15345" calcext:value-type="float">
            <text:p>15345</text:p>
          </table:table-cell>
          <table:table-cell office:value-type="float" office:value="9603" calcext:value-type="float">
            <text:p>9603</text:p>
          </table:table-cell>
          <table:table-cell office:value-type="float" office:value="1.007689" calcext:value-type="float">
            <text:p>1.007689</text:p>
          </table:table-cell>
          <table:table-cell office:value-type="float" office:value="100.700213" calcext:value-type="float">
            <text:p>100.700213</text:p>
          </table:table-cell>
          <table:table-cell office:value-type="float" office:value="99.692525" calcext:value-type="float">
            <text:p>99.692525</text:p>
          </table:table-cell>
          <table:table-cell office:value-type="float" office:value="0.810681" calcext:value-type="float">
            <text:p>0.810681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142940" calcext:value-type="float">
            <text:p>16142940</text:p>
          </table:table-cell>
          <table:table-cell office:value-type="float" office:value="2053504" calcext:value-type="float">
            <text:p>2053504</text:p>
          </table:table-cell>
          <table:table-cell office:value-type="float" office:value="15345" calcext:value-type="float">
            <text:p>15345</text:p>
          </table:table-cell>
          <table:table-cell office:value-type="float" office:value="1952" calcext:value-type="float">
            <text:p>1952</text:p>
          </table:table-cell>
          <table:table-cell office:value-type="float" office:value="1.097741" calcext:value-type="float">
            <text:p>1.097741</text:p>
          </table:table-cell>
          <table:table-cell office:value-type="float" office:value="100.400639" calcext:value-type="float">
            <text:p>100.400639</text:p>
          </table:table-cell>
          <table:table-cell office:value-type="float" office:value="99.302899" calcext:value-type="float">
            <text:p>99.302899</text:p>
          </table:table-cell>
          <table:table-cell office:value-type="float" office:value="0.165434" calcext:value-type="float">
            <text:p>0.165434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6600" calcext:value-type="float">
            <text:p>76600</text:p>
          </table:table-cell>
          <table:table-cell office:value-type="float" office:value="66944" calcext:value-type="float">
            <text:p>66944</text:p>
          </table:table-cell>
          <table:table-cell office:value-type="float" office:value="1891" calcext:value-type="float">
            <text:p>1891</text:p>
          </table:table-cell>
          <table:table-cell office:value-type="float" office:value="1655" calcext:value-type="float">
            <text:p>1655</text:p>
          </table:table-cell>
          <table:table-cell office:value-type="float" office:value="1.031249" calcext:value-type="float">
            <text:p>1.031249</text:p>
          </table:table-cell>
          <table:table-cell office:value-type="float" office:value="100.409406" calcext:value-type="float">
            <text:p>100.409406</text:p>
          </table:table-cell>
          <table:table-cell office:value-type="float" office:value="99.378157" calcext:value-type="float">
            <text:p>99.378157</text:p>
          </table:table-cell>
          <table:table-cell office:value-type="float" office:value="0.005389" calcext:value-type="float">
            <text:p>0.005389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32" calcext:value-type="float">
            <text:p>4032</text:p>
          </table:table-cell>
          <table:table-cell office:value-type="float" office:value="2840" calcext:value-type="float">
            <text:p>2840</text:p>
          </table:table-cell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  <table:table-cell office:value-type="float" office:value="1.021443" calcext:value-type="float">
            <text:p>1.021443</text:p>
          </table:table-cell>
          <table:table-cell office:value-type="float" office:value="99.847359" calcext:value-type="float">
            <text:p>99.847359</text:p>
          </table:table-cell>
          <table:table-cell office:value-type="float" office:value="98.825917" calcext:value-type="float">
            <text:p>98.825917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22" calcext:value-type="float">
            <text:p>2322</text:p>
          </table:table-cell>
          <table:table-cell office:value-type="float" office:value="2052" calcext:value-type="float">
            <text:p>2052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1.051871" calcext:value-type="float">
            <text:p>1.051871</text:p>
          </table:table-cell>
          <table:table-cell office:value-type="float" office:value="99.837091" calcext:value-type="float">
            <text:p>99.837091</text:p>
          </table:table-cell>
          <table:table-cell office:value-type="float" office:value="98.785219" calcext:value-type="float">
            <text:p>98.785219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320" calcext:value-type="float">
            <text:p>10320</text:p>
          </table:table-cell>
          <table:table-cell office:value-type="float" office:value="10224" calcext:value-type="float">
            <text:p>10224</text:p>
          </table:table-cell>
          <table:table-cell office:value-type="float" office:value="215" calcext:value-type="float">
            <text:p>215</text:p>
          </table:table-cell>
          <table:table-cell office:value-type="float" office:value="213" calcext:value-type="float">
            <text:p>213</text:p>
          </table:table-cell>
          <table:table-cell office:value-type="float" office:value="3.768555" calcext:value-type="float">
            <text:p>3.768555</text:p>
          </table:table-cell>
          <table:table-cell office:value-type="float" office:value="100.59615" calcext:value-type="float">
            <text:p>100.59615</text:p>
          </table:table-cell>
          <table:table-cell office:value-type="float" office:value="96.827595" calcext:value-type="float">
            <text:p>96.827595</text:p>
          </table:table-cell>
          <table:table-cell office:value-type="float" office:value="0.000845" calcext:value-type="float">
            <text:p>0.000845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248140" calcext:value-type="float">
            <text:p>16248140</text:p>
          </table:table-cell>
          <table:table-cell office:value-type="float" office:value="9706804" calcext:value-type="float">
            <text:p>9706804</text:p>
          </table:table-cell>
          <table:table-cell office:value-type="float" office:value="15445" calcext:value-type="float">
            <text:p>15445</text:p>
          </table:table-cell>
          <table:table-cell office:value-type="float" office:value="9227" calcext:value-type="float">
            <text:p>9227</text:p>
          </table:table-cell>
          <table:table-cell office:value-type="float" office:value="1.009493" calcext:value-type="float">
            <text:p>1.009493</text:p>
          </table:table-cell>
          <table:table-cell office:value-type="float" office:value="100.554711" calcext:value-type="float">
            <text:p>100.554711</text:p>
          </table:table-cell>
          <table:table-cell office:value-type="float" office:value="99.545218" calcext:value-type="float">
            <text:p>99.545218</text:p>
          </table:table-cell>
          <table:table-cell office:value-type="float" office:value="0.780092" calcext:value-type="float">
            <text:p>0.780092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248140" calcext:value-type="float">
            <text:p>16248140</text:p>
          </table:table-cell>
          <table:table-cell office:value-type="float" office:value="2192368" calcext:value-type="float">
            <text:p>2192368</text:p>
          </table:table-cell>
          <table:table-cell office:value-type="float" office:value="15445" calcext:value-type="float">
            <text:p>15445</text:p>
          </table:table-cell>
          <table:table-cell office:value-type="float" office:value="2084" calcext:value-type="float">
            <text:p>2084</text:p>
          </table:table-cell>
          <table:table-cell office:value-type="float" office:value="1.349852" calcext:value-type="float">
            <text:p>1.349852</text:p>
          </table:table-cell>
          <table:table-cell office:value-type="float" office:value="100.549216" calcext:value-type="float">
            <text:p>100.549216</text:p>
          </table:table-cell>
          <table:table-cell office:value-type="float" office:value="99.199365" calcext:value-type="float">
            <text:p>99.199365</text:p>
          </table:table-cell>
          <table:table-cell office:value-type="float" office:value="0.176805" calcext:value-type="float">
            <text:p>0.176805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4552" calcext:value-type="float">
            <text:p>84552</text:p>
          </table:table-cell>
          <table:table-cell office:value-type="float" office:value="77720" calcext:value-type="float">
            <text:p>77720</text:p>
          </table:table-cell>
          <table:table-cell office:value-type="float" office:value="2086" calcext:value-type="float">
            <text:p>2086</text:p>
          </table:table-cell>
          <table:table-cell office:value-type="float" office:value="1921" calcext:value-type="float">
            <text:p>1921</text:p>
          </table:table-cell>
          <table:table-cell office:value-type="float" office:value="1.267451" calcext:value-type="float">
            <text:p>1.267451</text:p>
          </table:table-cell>
          <table:table-cell office:value-type="float" office:value="100.62244" calcext:value-type="float">
            <text:p>100.62244</text:p>
          </table:table-cell>
          <table:table-cell office:value-type="float" office:value="99.354989" calcext:value-type="float">
            <text:p>99.354989</text:p>
          </table:table-cell>
          <table:table-cell office:value-type="float" office:value="0.006258" calcext:value-type="float">
            <text:p>0.006258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464" calcext:value-type="float">
            <text:p>4464</text:p>
          </table:table-cell>
          <table:table-cell office:value-type="float" office:value="2952" calcext:value-type="float">
            <text:p>2952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1.260138" calcext:value-type="float">
            <text:p>1.260138</text:p>
          </table:table-cell>
          <table:table-cell office:value-type="float" office:value="100.620762" calcext:value-type="float">
            <text:p>100.620762</text:p>
          </table:table-cell>
          <table:table-cell office:value-type="float" office:value="99.360624" calcext:value-type="float">
            <text:p>99.360624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748" calcext:value-type="float">
            <text:p>2748</text:p>
          </table:table-cell>
          <table:table-cell office:value-type="float" office:value="2268" calcext:value-type="float">
            <text:p>2268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1.282699" calcext:value-type="float">
            <text:p>1.282699</text:p>
          </table:table-cell>
          <table:table-cell office:value-type="float" office:value="95.831693" calcext:value-type="float">
            <text:p>95.831693</text:p>
          </table:table-cell>
          <table:table-cell office:value-type="float" office:value="94.548994" calcext:value-type="float">
            <text:p>94.548994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214" calcext:value-type="float">
            <text:p>11214</text:p>
          </table:table-cell>
          <table:table-cell office:value-type="float" office:value="10974" calcext:value-type="float">
            <text:p>10974</text:p>
          </table:table-cell>
          <table:table-cell office:value-type="float" office:value="234" calcext:value-type="float">
            <text:p>234</text:p>
          </table:table-cell>
          <table:table-cell office:value-type="float" office:value="229" calcext:value-type="float">
            <text:p>229</text:p>
          </table:table-cell>
          <table:table-cell office:value-type="float" office:value="4.110755" calcext:value-type="float">
            <text:p>4.110755</text:p>
          </table:table-cell>
          <table:table-cell office:value-type="float" office:value="100.63421" calcext:value-type="float">
            <text:p>100.63421</text:p>
          </table:table-cell>
          <table:table-cell office:value-type="float" office:value="96.523455" calcext:value-type="float">
            <text:p>96.523455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51236" calcext:value-type="float">
            <text:p>16351236</text:p>
          </table:table-cell>
          <table:table-cell office:value-type="float" office:value="9666828" calcext:value-type="float">
            <text:p>9666828</text:p>
          </table:table-cell>
          <table:table-cell office:value-type="float" office:value="15543" calcext:value-type="float">
            <text:p>15543</text:p>
          </table:table-cell>
          <table:table-cell office:value-type="float" office:value="9189" calcext:value-type="float">
            <text:p>9189</text:p>
          </table:table-cell>
          <table:table-cell office:value-type="float" office:value="1.009329" calcext:value-type="float">
            <text:p>1.009329</text:p>
          </table:table-cell>
          <table:table-cell office:value-type="float" office:value="100.679053" calcext:value-type="float">
            <text:p>100.679053</text:p>
          </table:table-cell>
          <table:table-cell office:value-type="float" office:value="99.669724" calcext:value-type="float">
            <text:p>99.669724</text:p>
          </table:table-cell>
          <table:table-cell office:value-type="float" office:value="0.775909" calcext:value-type="float">
            <text:p>0.775909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351236" calcext:value-type="float">
            <text:p>16351236</text:p>
          </table:table-cell>
          <table:table-cell office:value-type="float" office:value="2191316" calcext:value-type="float">
            <text:p>2191316</text:p>
          </table:table-cell>
          <table:table-cell office:value-type="float" office:value="15543" calcext:value-type="float">
            <text:p>15543</text:p>
          </table:table-cell>
          <table:table-cell office:value-type="float" office:value="2083" calcext:value-type="float">
            <text:p>2083</text:p>
          </table:table-cell>
          <table:table-cell office:value-type="float" office:value="1.123872" calcext:value-type="float">
            <text:p>1.123872</text:p>
          </table:table-cell>
          <table:table-cell office:value-type="float" office:value="100.710148" calcext:value-type="float">
            <text:p>100.710148</text:p>
          </table:table-cell>
          <table:table-cell office:value-type="float" office:value="99.586276" calcext:value-type="float">
            <text:p>99.586276</text:p>
          </table:table-cell>
          <table:table-cell office:value-type="float" office:value="0.176034" calcext:value-type="float">
            <text:p>0.176034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3816" calcext:value-type="float">
            <text:p>83816</text:p>
          </table:table-cell>
          <table:table-cell office:value-type="float" office:value="76600" calcext:value-type="float">
            <text:p>76600</text:p>
          </table:table-cell>
          <table:table-cell office:value-type="float" office:value="2069" calcext:value-type="float">
            <text:p>2069</text:p>
          </table:table-cell>
          <table:table-cell office:value-type="float" office:value="1894" calcext:value-type="float">
            <text:p>1894</text:p>
          </table:table-cell>
          <table:table-cell office:value-type="float" office:value="1.06351" calcext:value-type="float">
            <text:p>1.06351</text:p>
          </table:table-cell>
          <table:table-cell office:value-type="float" office:value="100.852438" calcext:value-type="float">
            <text:p>100.852438</text:p>
          </table:table-cell>
          <table:table-cell office:value-type="float" office:value="99.788928" calcext:value-type="float">
            <text:p>99.788928</text:p>
          </table:table-cell>
          <table:table-cell office:value-type="float" office:value="0.006141" calcext:value-type="float">
            <text:p>0.006141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16" calcext:value-type="float">
            <text:p>3816</text:p>
          </table:table-cell>
          <table:table-cell office:value-type="float" office:value="2760" calcext:value-type="float">
            <text:p>2760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1.017768" calcext:value-type="float">
            <text:p>1.017768</text:p>
          </table:table-cell>
          <table:table-cell office:value-type="float" office:value="97.538355" calcext:value-type="float">
            <text:p>97.538355</text:p>
          </table:table-cell>
          <table:table-cell office:value-type="float" office:value="96.520587" calcext:value-type="float">
            <text:p>96.520587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48" calcext:value-type="float">
            <text:p>2448</text:p>
          </table:table-cell>
          <table:table-cell office:value-type="float" office:value="2070" calcext:value-type="float">
            <text:p>2070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1.084233" calcext:value-type="float">
            <text:p>1.084233</text:p>
          </table:table-cell>
          <table:table-cell office:value-type="float" office:value="100.03212" calcext:value-type="float">
            <text:p>100.03212</text:p>
          </table:table-cell>
          <table:table-cell office:value-type="float" office:value="98.947887" calcext:value-type="float">
            <text:p>98.947887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896" calcext:value-type="float">
            <text:p>10896</text:p>
          </table:table-cell>
          <table:table-cell table:number-columns-repeated="2" office:value-type="float" office:value="227" calcext:value-type="float">
            <text:p>227</text:p>
          </table:table-cell>
          <table:table-cell office:value-type="float" office:value="2.848909" calcext:value-type="float">
            <text:p>2.848909</text:p>
          </table:table-cell>
          <table:table-cell office:value-type="float" office:value="100.85106" calcext:value-type="float">
            <text:p>100.85106</text:p>
          </table:table-cell>
          <table:table-cell office:value-type="float" office:value="98.002151" calcext:value-type="float">
            <text:p>98.002151</text:p>
          </table:table-cell>
          <table:table-cell office:value-type="float" office:value="0.000889" calcext:value-type="float">
            <text:p>0.000889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455384" calcext:value-type="float">
            <text:p>16455384</text:p>
          </table:table-cell>
          <table:table-cell office:value-type="float" office:value="9534276" calcext:value-type="float">
            <text:p>9534276</text:p>
          </table:table-cell>
          <table:table-cell office:value-type="float" office:value="15642" calcext:value-type="float">
            <text:p>15642</text:p>
          </table:table-cell>
          <table:table-cell office:value-type="float" office:value="9063" calcext:value-type="float">
            <text:p>9063</text:p>
          </table:table-cell>
          <table:table-cell office:value-type="float" office:value="1.017227" calcext:value-type="float">
            <text:p>1.017227</text:p>
          </table:table-cell>
          <table:table-cell office:value-type="float" office:value="100.914061" calcext:value-type="float">
            <text:p>100.914061</text:p>
          </table:table-cell>
          <table:table-cell office:value-type="float" office:value="99.896834" calcext:value-type="float">
            <text:p>99.896834</text:p>
          </table:table-cell>
          <table:table-cell office:value-type="float" office:value="0.76353" calcext:value-type="float">
            <text:p>0.76353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455384" calcext:value-type="float">
            <text:p>16455384</text:p>
          </table:table-cell>
          <table:table-cell office:value-type="float" office:value="2189212" calcext:value-type="float">
            <text:p>2189212</text:p>
          </table:table-cell>
          <table:table-cell office:value-type="float" office:value="15642" calcext:value-type="float">
            <text:p>15642</text:p>
          </table:table-cell>
          <table:table-cell office:value-type="float" office:value="2081" calcext:value-type="float">
            <text:p>2081</text:p>
          </table:table-cell>
          <table:table-cell office:value-type="float" office:value="1.108529" calcext:value-type="float">
            <text:p>1.108529</text:p>
          </table:table-cell>
          <table:table-cell office:value-type="float" office:value="100.527979" calcext:value-type="float">
            <text:p>100.527979</text:p>
          </table:table-cell>
          <table:table-cell office:value-type="float" office:value="99.41945" calcext:value-type="float">
            <text:p>99.41945</text:p>
          </table:table-cell>
          <table:table-cell office:value-type="float" office:value="0.17616" calcext:value-type="float">
            <text:p>0.17616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8040" calcext:value-type="float">
            <text:p>98040</text:p>
          </table:table-cell>
          <table:table-cell office:value-type="float" office:value="87648" calcext:value-type="float">
            <text:p>87648</text:p>
          </table:table-cell>
          <table:table-cell office:value-type="float" office:value="2426" calcext:value-type="float">
            <text:p>2426</text:p>
          </table:table-cell>
          <table:table-cell office:value-type="float" office:value="2170" calcext:value-type="float">
            <text:p>2170</text:p>
          </table:table-cell>
          <table:table-cell office:value-type="float" office:value="1.011692" calcext:value-type="float">
            <text:p>1.011692</text:p>
          </table:table-cell>
          <table:table-cell office:value-type="float" office:value="100.306135" calcext:value-type="float">
            <text:p>100.306135</text:p>
          </table:table-cell>
          <table:table-cell office:value-type="float" office:value="99.294443" calcext:value-type="float">
            <text:p>99.294443</text:p>
          </table:table-cell>
          <table:table-cell office:value-type="float" office:value="0.007062" calcext:value-type="float">
            <text:p>0.007062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84" calcext:value-type="float">
            <text:p>4384</text:p>
          </table:table-cell>
          <table:table-cell office:value-type="float" office:value="3080" calcext:value-type="float">
            <text:p>308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.018865" calcext:value-type="float">
            <text:p>1.018865</text:p>
          </table:table-cell>
          <table:table-cell office:value-type="float" office:value="100.928353" calcext:value-type="float">
            <text:p>100.928353</text:p>
          </table:table-cell>
          <table:table-cell office:value-type="float" office:value="99.909487" calcext:value-type="float">
            <text:p>99.909487</text:p>
          </table:table-cell>
          <table:table-cell office:value-type="float" office:value="0.000247" calcext:value-type="float">
            <text:p>0.000247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48" calcext:value-type="float">
            <text:p>3048</text:p>
          </table:table-cell>
          <table:table-cell office:value-type="float" office:value="2514" calcext:value-type="float">
            <text:p>2514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1.056352" calcext:value-type="float">
            <text:p>1.056352</text:p>
          </table:table-cell>
          <table:table-cell office:value-type="float" office:value="99.467606" calcext:value-type="float">
            <text:p>99.467606</text:p>
          </table:table-cell>
          <table:table-cell office:value-type="float" office:value="98.411254" calcext:value-type="float">
            <text:p>98.411254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848" calcext:value-type="float">
            <text:p>10848</text:p>
          </table:table-cell>
          <table:table-cell office:value-type="float" office:value="10608" calcext:value-type="float">
            <text:p>10608</text:p>
          </table:table-cell>
          <table:table-cell office:value-type="float" office:value="226" calcext:value-type="float">
            <text:p>226</text:p>
          </table:table-cell>
          <table:table-cell office:value-type="float" office:value="221" calcext:value-type="float">
            <text:p>221</text:p>
          </table:table-cell>
          <table:table-cell office:value-type="float" office:value="2.65769" calcext:value-type="float">
            <text:p>2.65769</text:p>
          </table:table-cell>
          <table:table-cell office:value-type="float" office:value="100.495258" calcext:value-type="float">
            <text:p>100.495258</text:p>
          </table:table-cell>
          <table:table-cell office:value-type="float" office:value="97.837568" calcext:value-type="float">
            <text:p>97.837568</text:p>
          </table:table-cell>
          <table:table-cell office:value-type="float" office:value="0.000867" calcext:value-type="float">
            <text:p>0.000867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560584" calcext:value-type="float">
            <text:p>16560584</text:p>
          </table:table-cell>
          <table:table-cell office:value-type="float" office:value="10130760" calcext:value-type="float">
            <text:p>10130760</text:p>
          </table:table-cell>
          <table:table-cell office:value-type="float" office:value="15742" calcext:value-type="float">
            <text:p>15742</text:p>
          </table:table-cell>
          <table:table-cell office:value-type="float" office:value="9630" calcext:value-type="float">
            <text:p>9630</text:p>
          </table:table-cell>
          <table:table-cell office:value-type="float" office:value="1.014436" calcext:value-type="float">
            <text:p>1.014436</text:p>
          </table:table-cell>
          <table:table-cell office:value-type="float" office:value="100.59857" calcext:value-type="float">
            <text:p>100.59857</text:p>
          </table:table-cell>
          <table:table-cell office:value-type="float" office:value="99.584134" calcext:value-type="float">
            <text:p>99.584134</text:p>
          </table:table-cell>
          <table:table-cell office:value-type="float" office:value="0.813845" calcext:value-type="float">
            <text:p>0.813845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560584" calcext:value-type="float">
            <text:p>16560584</text:p>
          </table:table-cell>
          <table:table-cell office:value-type="float" office:value="2352272" calcext:value-type="float">
            <text:p>2352272</text:p>
          </table:table-cell>
          <table:table-cell office:value-type="float" office:value="15742" calcext:value-type="float">
            <text:p>15742</text:p>
          </table:table-cell>
          <table:table-cell office:value-type="float" office:value="2236" calcext:value-type="float">
            <text:p>2236</text:p>
          </table:table-cell>
          <table:table-cell office:value-type="float" office:value="1.109172" calcext:value-type="float">
            <text:p>1.109172</text:p>
          </table:table-cell>
          <table:table-cell office:value-type="float" office:value="101.162524" calcext:value-type="float">
            <text:p>101.162524</text:p>
          </table:table-cell>
          <table:table-cell office:value-type="float" office:value="100.053352" calcext:value-type="float">
            <text:p>100.053352</text:p>
          </table:table-cell>
          <table:table-cell office:value-type="float" office:value="0.188081" calcext:value-type="float">
            <text:p>0.188081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3672" calcext:value-type="float">
            <text:p>63672</text:p>
          </table:table-cell>
          <table:table-cell office:value-type="float" office:value="57264" calcext:value-type="float">
            <text:p>57264</text:p>
          </table:table-cell>
          <table:table-cell office:value-type="float" office:value="1565" calcext:value-type="float">
            <text:p>1565</text:p>
          </table:table-cell>
          <table:table-cell office:value-type="float" office:value="1411" calcext:value-type="float">
            <text:p>1411</text:p>
          </table:table-cell>
          <table:table-cell office:value-type="float" office:value="1.041565" calcext:value-type="float">
            <text:p>1.041565</text:p>
          </table:table-cell>
          <table:table-cell office:value-type="float" office:value="100.610161" calcext:value-type="float">
            <text:p>100.610161</text:p>
          </table:table-cell>
          <table:table-cell office:value-type="float" office:value="99.568596" calcext:value-type="float">
            <text:p>99.568596</text:p>
          </table:table-cell>
          <table:table-cell office:value-type="float" office:value="0.004601" calcext:value-type="float">
            <text:p>0.004601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64" calcext:value-type="float">
            <text:p>4264</text:p>
          </table:table-cell>
          <table:table-cell office:value-type="float" office:value="2928" calcext:value-type="float">
            <text:p>2928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1.021529" calcext:value-type="float">
            <text:p>1.021529</text:p>
          </table:table-cell>
          <table:table-cell office:value-type="float" office:value="96.987159" calcext:value-type="float">
            <text:p>96.987159</text:p>
          </table:table-cell>
          <table:table-cell office:value-type="float" office:value="95.96563" calcext:value-type="float">
            <text:p>95.96563</text:p>
          </table:table-cell>
          <table:table-cell office:value-type="float" office:value="0.000244" calcext:value-type="float">
            <text:p>0.000244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10" calcext:value-type="float">
            <text:p>2310</text:p>
          </table:table-cell>
          <table:table-cell office:value-type="float" office:value="1860" calcext:value-type="float">
            <text:p>1860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1.064497" calcext:value-type="float">
            <text:p>1.064497</text:p>
          </table:table-cell>
          <table:table-cell office:value-type="float" office:value="94.05559" calcext:value-type="float">
            <text:p>94.05559</text:p>
          </table:table-cell>
          <table:table-cell office:value-type="float" office:value="92.991093" calcext:value-type="float">
            <text:p>92.991093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856" calcext:value-type="float">
            <text:p>11856</text:p>
          </table:table-cell>
          <table:table-cell office:value-type="float" office:value="11808" calcext:value-type="float">
            <text:p>11808</text:p>
          </table:table-cell>
          <table:table-cell office:value-type="float" office:value="247" calcext:value-type="float">
            <text:p>247</text:p>
          </table:table-cell>
          <table:table-cell office:value-type="float" office:value="246" calcext:value-type="float">
            <text:p>246</text:p>
          </table:table-cell>
          <table:table-cell office:value-type="float" office:value="2.817001" calcext:value-type="float">
            <text:p>2.817001</text:p>
          </table:table-cell>
          <table:table-cell office:value-type="float" office:value="100.153731" calcext:value-type="float">
            <text:p>100.153731</text:p>
          </table:table-cell>
          <table:table-cell office:value-type="float" office:value="97.33673" calcext:value-type="float">
            <text:p>97.33673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663680" calcext:value-type="float">
            <text:p>16663680</text:p>
          </table:table-cell>
          <table:table-cell office:value-type="float" office:value="10296976" calcext:value-type="float">
            <text:p>10296976</text:p>
          </table:table-cell>
          <table:table-cell office:value-type="float" office:value="15840" calcext:value-type="float">
            <text:p>15840</text:p>
          </table:table-cell>
          <table:table-cell office:value-type="float" office:value="9788" calcext:value-type="float">
            <text:p>9788</text:p>
          </table:table-cell>
          <table:table-cell office:value-type="float" office:value="1.009309" calcext:value-type="float">
            <text:p>1.009309</text:p>
          </table:table-cell>
          <table:table-cell office:value-type="float" office:value="100.487805" calcext:value-type="float">
            <text:p>100.487805</text:p>
          </table:table-cell>
          <table:table-cell office:value-type="float" office:value="99.478496" calcext:value-type="float">
            <text:p>99.478496</text:p>
          </table:table-cell>
          <table:table-cell office:value-type="float" office:value="0.828077" calcext:value-type="float">
            <text:p>0.828077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663680" calcext:value-type="float">
            <text:p>16663680</text:p>
          </table:table-cell>
          <table:table-cell office:value-type="float" office:value="2112416" calcext:value-type="float">
            <text:p>2112416</text:p>
          </table:table-cell>
          <table:table-cell office:value-type="float" office:value="15840" calcext:value-type="float">
            <text:p>15840</text:p>
          </table:table-cell>
          <table:table-cell office:value-type="float" office:value="2008" calcext:value-type="float">
            <text:p>2008</text:p>
          </table:table-cell>
          <table:table-cell office:value-type="float" office:value="1.333848" calcext:value-type="float">
            <text:p>1.333848</text:p>
          </table:table-cell>
          <table:table-cell office:value-type="float" office:value="100.554496" calcext:value-type="float">
            <text:p>100.554496</text:p>
          </table:table-cell>
          <table:table-cell office:value-type="float" office:value="99.220648" calcext:value-type="float">
            <text:p>99.220648</text:p>
          </table:table-cell>
          <table:table-cell office:value-type="float" office:value="0.170321" calcext:value-type="float">
            <text:p>0.170321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3384" calcext:value-type="float">
            <text:p>63384</text:p>
          </table:table-cell>
          <table:table-cell office:value-type="float" office:value="56888" calcext:value-type="float">
            <text:p>56888</text:p>
          </table:table-cell>
          <table:table-cell office:value-type="float" office:value="1558" calcext:value-type="float">
            <text:p>1558</text:p>
          </table:table-cell>
          <table:table-cell office:value-type="float" office:value="1403" calcext:value-type="float">
            <text:p>1403</text:p>
          </table:table-cell>
          <table:table-cell office:value-type="float" office:value="1.267991" calcext:value-type="float">
            <text:p>1.267991</text:p>
          </table:table-cell>
          <table:table-cell office:value-type="float" office:value="100.803204" calcext:value-type="float">
            <text:p>100.803204</text:p>
          </table:table-cell>
          <table:table-cell office:value-type="float" office:value="99.535213" calcext:value-type="float">
            <text:p>99.535213</text:p>
          </table:table-cell>
          <table:table-cell office:value-type="float" office:value="0.004572" calcext:value-type="float">
            <text:p>0.004572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704" calcext:value-type="float">
            <text:p>4704</text:p>
          </table:table-cell>
          <table:table-cell office:value-type="float" office:value="3168" calcext:value-type="float">
            <text:p>3168</text:p>
          </table:table-cell>
          <table:table-cell office:value-type="float" office:value="101" calcext:value-type="float">
            <text:p>101</text:p>
          </table:table-cell>
          <table:table-cell office:value-type="float" office:value="68" calcext:value-type="float">
            <text:p>68</text:p>
          </table:table-cell>
          <table:table-cell office:value-type="float" office:value="1.257965" calcext:value-type="float">
            <text:p>1.257965</text:p>
          </table:table-cell>
          <table:table-cell office:value-type="float" office:value="98.490212" calcext:value-type="float">
            <text:p>98.490212</text:p>
          </table:table-cell>
          <table:table-cell office:value-type="float" office:value="97.232247" calcext:value-type="float">
            <text:p>97.232247</text:p>
          </table:table-cell>
          <table:table-cell office:value-type="float" office:value="0.000261" calcext:value-type="float">
            <text:p>0.000261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90" calcext:value-type="float">
            <text:p>2490</text:p>
          </table:table-cell>
          <table:table-cell office:value-type="float" office:value="2160" calcext:value-type="float">
            <text:p>2160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1.294569" calcext:value-type="float">
            <text:p>1.294569</text:p>
          </table:table-cell>
          <table:table-cell office:value-type="float" office:value="99.801304" calcext:value-type="float">
            <text:p>99.801304</text:p>
          </table:table-cell>
          <table:table-cell office:value-type="float" office:value="98.506735" calcext:value-type="float">
            <text:p>98.506735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232" calcext:value-type="float">
            <text:p>11232</text:p>
          </table:table-cell>
          <table:table-cell office:value-type="float" office:value="11088" calcext:value-type="float">
            <text:p>11088</text:p>
          </table:table-cell>
          <table:table-cell office:value-type="float" office:value="234" calcext:value-type="float">
            <text:p>234</text:p>
          </table:table-cell>
          <table:table-cell office:value-type="float" office:value="231" calcext:value-type="float">
            <text:p>231</text:p>
          </table:table-cell>
          <table:table-cell office:value-type="float" office:value="3.091237" calcext:value-type="float">
            <text:p>3.091237</text:p>
          </table:table-cell>
          <table:table-cell office:value-type="float" office:value="99.804168" calcext:value-type="float">
            <text:p>99.804168</text:p>
          </table:table-cell>
          <table:table-cell office:value-type="float" office:value="96.712931" calcext:value-type="float">
            <text:p>96.712931</text:p>
          </table:table-cell>
          <table:table-cell office:value-type="float" office:value="0.000917" calcext:value-type="float">
            <text:p>0.000917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768880" calcext:value-type="float">
            <text:p>16768880</text:p>
          </table:table-cell>
          <table:table-cell office:value-type="float" office:value="9916152" calcext:value-type="float">
            <text:p>9916152</text:p>
          </table:table-cell>
          <table:table-cell office:value-type="float" office:value="15940" calcext:value-type="float">
            <text:p>15940</text:p>
          </table:table-cell>
          <table:table-cell office:value-type="float" office:value="9426" calcext:value-type="float">
            <text:p>9426</text:p>
          </table:table-cell>
          <table:table-cell office:value-type="float" office:value="1.011729" calcext:value-type="float">
            <text:p>1.011729</text:p>
          </table:table-cell>
          <table:table-cell office:value-type="float" office:value="100.696779" calcext:value-type="float">
            <text:p>100.696779</text:p>
          </table:table-cell>
          <table:table-cell office:value-type="float" office:value="99.68505" calcext:value-type="float">
            <text:p>99.68505</text:p>
          </table:table-cell>
          <table:table-cell office:value-type="float" office:value="0.795799" calcext:value-type="float">
            <text:p>0.795799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768880" calcext:value-type="float">
            <text:p>16768880</text:p>
          </table:table-cell>
          <table:table-cell office:value-type="float" office:value="2269164" calcext:value-type="float">
            <text:p>2269164</text:p>
          </table:table-cell>
          <table:table-cell office:value-type="float" office:value="15940" calcext:value-type="float">
            <text:p>15940</text:p>
          </table:table-cell>
          <table:table-cell office:value-type="float" office:value="2157" calcext:value-type="float">
            <text:p>2157</text:p>
          </table:table-cell>
          <table:table-cell office:value-type="float" office:value="1.107473" calcext:value-type="float">
            <text:p>1.107473</text:p>
          </table:table-cell>
          <table:table-cell office:value-type="float" office:value="100.545891" calcext:value-type="float">
            <text:p>100.545891</text:p>
          </table:table-cell>
          <table:table-cell office:value-type="float" office:value="99.438418" calcext:value-type="float">
            <text:p>99.438418</text:p>
          </table:table-cell>
          <table:table-cell office:value-type="float" office:value="0.182558" calcext:value-type="float">
            <text:p>0.182558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6912" calcext:value-type="float">
            <text:p>76912</text:p>
          </table:table-cell>
          <table:table-cell office:value-type="float" office:value="70976" calcext:value-type="float">
            <text:p>70976</text:p>
          </table:table-cell>
          <table:table-cell office:value-type="float" office:value="1896" calcext:value-type="float">
            <text:p>1896</text:p>
          </table:table-cell>
          <table:table-cell office:value-type="float" office:value="1753" calcext:value-type="float">
            <text:p>1753</text:p>
          </table:table-cell>
          <table:table-cell office:value-type="float" office:value="1.034563" calcext:value-type="float">
            <text:p>1.034563</text:p>
          </table:table-cell>
          <table:table-cell office:value-type="float" office:value="101.029348" calcext:value-type="float">
            <text:p>101.029348</text:p>
          </table:table-cell>
          <table:table-cell office:value-type="float" office:value="99.994785" calcext:value-type="float">
            <text:p>99.994785</text:p>
          </table:table-cell>
          <table:table-cell office:value-type="float" office:value="0.005678" calcext:value-type="float">
            <text:p>0.005678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32" calcext:value-type="float">
            <text:p>3832</text:p>
          </table:table-cell>
          <table:table-cell office:value-type="float" office:value="2144" calcext:value-type="float">
            <text:p>2144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1.013487" calcext:value-type="float">
            <text:p>1.013487</text:p>
          </table:table-cell>
          <table:table-cell office:value-type="float" office:value="98.229841" calcext:value-type="float">
            <text:p>98.229841</text:p>
          </table:table-cell>
          <table:table-cell office:value-type="float" office:value="97.216354" calcext:value-type="float">
            <text:p>97.216354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36" calcext:value-type="float">
            <text:p>2136</text:p>
          </table:table-cell>
          <table:table-cell office:value-type="float" office:value="1836" calcext:value-type="float">
            <text:p>1836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1.05653" calcext:value-type="float">
            <text:p>1.05653</text:p>
          </table:table-cell>
          <table:table-cell office:value-type="float" office:value="101.02737" calcext:value-type="float">
            <text:p>101.02737</text:p>
          </table:table-cell>
          <table:table-cell office:value-type="float" office:value="99.97084" calcext:value-type="float">
            <text:p>99.97084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712" calcext:value-type="float">
            <text:p>11712</text:p>
          </table:table-cell>
          <table:table-cell office:value-type="float" office:value="11568" calcext:value-type="float">
            <text:p>11568</text:p>
          </table:table-cell>
          <table:table-cell office:value-type="float" office:value="244" calcext:value-type="float">
            <text:p>244</text:p>
          </table:table-cell>
          <table:table-cell office:value-type="float" office:value="241" calcext:value-type="float">
            <text:p>241</text:p>
          </table:table-cell>
          <table:table-cell office:value-type="float" office:value="2.669592" calcext:value-type="float">
            <text:p>2.669592</text:p>
          </table:table-cell>
          <table:table-cell office:value-type="float" office:value="101.017902" calcext:value-type="float">
            <text:p>101.017902</text:p>
          </table:table-cell>
          <table:table-cell office:value-type="float" office:value="98.34831" calcext:value-type="float">
            <text:p>98.34831</text:p>
          </table:table-cell>
          <table:table-cell office:value-type="float" office:value="0.000941" calcext:value-type="float">
            <text:p>0.000941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71976" calcext:value-type="float">
            <text:p>16871976</text:p>
          </table:table-cell>
          <table:table-cell office:value-type="float" office:value="9964544" calcext:value-type="float">
            <text:p>9964544</text:p>
          </table:table-cell>
          <table:table-cell office:value-type="float" office:value="16038" calcext:value-type="float">
            <text:p>16038</text:p>
          </table:table-cell>
          <table:table-cell office:value-type="float" office:value="9472" calcext:value-type="float">
            <text:p>9472</text:p>
          </table:table-cell>
          <table:table-cell office:value-type="float" office:value="1.011721" calcext:value-type="float">
            <text:p>1.011721</text:p>
          </table:table-cell>
          <table:table-cell office:value-type="float" office:value="100.91771" calcext:value-type="float">
            <text:p>100.91771</text:p>
          </table:table-cell>
          <table:table-cell office:value-type="float" office:value="99.905989" calcext:value-type="float">
            <text:p>99.905989</text:p>
          </table:table-cell>
          <table:table-cell office:value-type="float" office:value="0.797914" calcext:value-type="float">
            <text:p>0.797914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871976" calcext:value-type="float">
            <text:p>16871976</text:p>
          </table:table-cell>
          <table:table-cell office:value-type="float" office:value="2166068" calcext:value-type="float">
            <text:p>2166068</text:p>
          </table:table-cell>
          <table:table-cell office:value-type="float" office:value="16038" calcext:value-type="float">
            <text:p>16038</text:p>
          </table:table-cell>
          <table:table-cell office:value-type="float" office:value="2059" calcext:value-type="float">
            <text:p>2059</text:p>
          </table:table-cell>
          <table:table-cell office:value-type="float" office:value="1.096981" calcext:value-type="float">
            <text:p>1.096981</text:p>
          </table:table-cell>
          <table:table-cell office:value-type="float" office:value="100.774994" calcext:value-type="float">
            <text:p>100.774994</text:p>
          </table:table-cell>
          <table:table-cell office:value-type="float" office:value="99.678013" calcext:value-type="float">
            <text:p>99.678013</text:p>
          </table:table-cell>
          <table:table-cell office:value-type="float" office:value="0.173845" calcext:value-type="float">
            <text:p>0.173845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9896" calcext:value-type="float">
            <text:p>69896</text:p>
          </table:table-cell>
          <table:table-cell office:value-type="float" office:value="62728" calcext:value-type="float">
            <text:p>62728</text:p>
          </table:table-cell>
          <table:table-cell office:value-type="float" office:value="1721" calcext:value-type="float">
            <text:p>1721</text:p>
          </table:table-cell>
          <table:table-cell office:value-type="float" office:value="1548" calcext:value-type="float">
            <text:p>1548</text:p>
          </table:table-cell>
          <table:table-cell office:value-type="float" office:value="1.014779" calcext:value-type="float">
            <text:p>1.014779</text:p>
          </table:table-cell>
          <table:table-cell office:value-type="float" office:value="101.255505" calcext:value-type="float">
            <text:p>101.255505</text:p>
          </table:table-cell>
          <table:table-cell office:value-type="float" office:value="100.240726" calcext:value-type="float">
            <text:p>100.240726</text:p>
          </table:table-cell>
          <table:table-cell office:value-type="float" office:value="0.005006" calcext:value-type="float">
            <text:p>0.005006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36" calcext:value-type="float">
            <text:p>4336</text:p>
          </table:table-cell>
          <table:table-cell office:value-type="float" office:value="2992" calcext:value-type="float">
            <text:p>2992</text:p>
          </table:table-cell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office:value-type="float" office:value="1.01326" calcext:value-type="float">
            <text:p>1.01326</text:p>
          </table:table-cell>
          <table:table-cell office:value-type="float" office:value="101.256984" calcext:value-type="float">
            <text:p>101.256984</text:p>
          </table:table-cell>
          <table:table-cell office:value-type="float" office:value="100.243724" calcext:value-type="float">
            <text:p>100.243724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72" calcext:value-type="float">
            <text:p>3072</text:p>
          </table:table-cell>
          <table:table-cell office:value-type="float" office:value="2496" calcext:value-type="float">
            <text:p>2496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1.036041" calcext:value-type="float">
            <text:p>1.036041</text:p>
          </table:table-cell>
          <table:table-cell office:value-type="float" office:value="101.141059" calcext:value-type="float">
            <text:p>101.141059</text:p>
          </table:table-cell>
          <table:table-cell office:value-type="float" office:value="100.105018" calcext:value-type="float">
            <text:p>100.105018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136" calcext:value-type="float">
            <text:p>11136</text:p>
          </table:table-cell>
          <table:table-cell office:value-type="float" office:value="11088" calcext:value-type="float">
            <text:p>11088</text:p>
          </table:table-cell>
          <table:table-cell office:value-type="float" office:value="232" calcext:value-type="float">
            <text:p>232</text:p>
          </table:table-cell>
          <table:table-cell office:value-type="float" office:value="231" calcext:value-type="float">
            <text:p>231</text:p>
          </table:table-cell>
          <table:table-cell office:value-type="float" office:value="3.033709" calcext:value-type="float">
            <text:p>3.033709</text:p>
          </table:table-cell>
          <table:table-cell office:value-type="float" office:value="101.229059" calcext:value-type="float">
            <text:p>101.229059</text:p>
          </table:table-cell>
          <table:table-cell office:value-type="float" office:value="98.19535" calcext:value-type="float">
            <text:p>98.19535</text:p>
          </table:table-cell>
          <table:table-cell office:value-type="float" office:value="0.000903" calcext:value-type="float">
            <text:p>0.000903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977176" calcext:value-type="float">
            <text:p>16977176</text:p>
          </table:table-cell>
          <table:table-cell office:value-type="float" office:value="9667880" calcext:value-type="float">
            <text:p>9667880</text:p>
          </table:table-cell>
          <table:table-cell office:value-type="float" office:value="16138" calcext:value-type="float">
            <text:p>16138</text:p>
          </table:table-cell>
          <table:table-cell office:value-type="float" office:value="9190" calcext:value-type="float">
            <text:p>9190</text:p>
          </table:table-cell>
          <table:table-cell office:value-type="float" office:value="1.015209" calcext:value-type="float">
            <text:p>1.015209</text:p>
          </table:table-cell>
          <table:table-cell office:value-type="float" office:value="100.555834" calcext:value-type="float">
            <text:p>100.555834</text:p>
          </table:table-cell>
          <table:table-cell office:value-type="float" office:value="99.540625" calcext:value-type="float">
            <text:p>99.540625</text:p>
          </table:table-cell>
          <table:table-cell office:value-type="float" office:value="0.777" calcext:value-type="float">
            <text:p>0.777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977176" calcext:value-type="float">
            <text:p>16977176</text:p>
          </table:table-cell>
          <table:table-cell office:value-type="float" office:value="2321764" calcext:value-type="float">
            <text:p>2321764</text:p>
          </table:table-cell>
          <table:table-cell office:value-type="float" office:value="16138" calcext:value-type="float">
            <text:p>16138</text:p>
          </table:table-cell>
          <table:table-cell office:value-type="float" office:value="2207" calcext:value-type="float">
            <text:p>2207</text:p>
          </table:table-cell>
          <table:table-cell office:value-type="float" office:value="1.159077" calcext:value-type="float">
            <text:p>1.159077</text:p>
          </table:table-cell>
          <table:table-cell office:value-type="float" office:value="101.052196" calcext:value-type="float">
            <text:p>101.052196</text:p>
          </table:table-cell>
          <table:table-cell office:value-type="float" office:value="99.893118" calcext:value-type="float">
            <text:p>99.893118</text:p>
          </table:table-cell>
          <table:table-cell office:value-type="float" office:value="0.18594" calcext:value-type="float">
            <text:p>0.18594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6800" calcext:value-type="float">
            <text:p>76800</text:p>
          </table:table-cell>
          <table:table-cell office:value-type="float" office:value="68736" calcext:value-type="float">
            <text:p>68736</text:p>
          </table:table-cell>
          <table:table-cell office:value-type="float" office:value="1893" calcext:value-type="float">
            <text:p>1893</text:p>
          </table:table-cell>
          <table:table-cell office:value-type="float" office:value="1697" calcext:value-type="float">
            <text:p>1697</text:p>
          </table:table-cell>
          <table:table-cell office:value-type="float" office:value="1.043631" calcext:value-type="float">
            <text:p>1.043631</text:p>
          </table:table-cell>
          <table:table-cell office:value-type="float" office:value="100.572995" calcext:value-type="float">
            <text:p>100.572995</text:p>
          </table:table-cell>
          <table:table-cell office:value-type="float" office:value="99.529364" calcext:value-type="float">
            <text:p>99.529364</text:p>
          </table:table-cell>
          <table:table-cell office:value-type="float" office:value="0.005525" calcext:value-type="float">
            <text:p>0.005525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88" calcext:value-type="float">
            <text:p>4088</text:p>
          </table:table-cell>
          <table:table-cell office:value-type="float" office:value="2848" calcext:value-type="float">
            <text:p>2848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1.023256" calcext:value-type="float">
            <text:p>1.023256</text:p>
          </table:table-cell>
          <table:table-cell office:value-type="float" office:value="98.326141" calcext:value-type="float">
            <text:p>98.326141</text:p>
          </table:table-cell>
          <table:table-cell office:value-type="float" office:value="97.302885" calcext:value-type="float">
            <text:p>97.302885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96" calcext:value-type="float">
            <text:p>2496</text:p>
          </table:table-cell>
          <table:table-cell office:value-type="float" office:value="1902" calcext:value-type="float">
            <text:p>1902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.075483" calcext:value-type="float">
            <text:p>1.075483</text:p>
          </table:table-cell>
          <table:table-cell office:value-type="float" office:value="98.324743" calcext:value-type="float">
            <text:p>98.324743</text:p>
          </table:table-cell>
          <table:table-cell office:value-type="float" office:value="97.24926" calcext:value-type="float">
            <text:p>97.24926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848" calcext:value-type="float">
            <text:p>10848</text:p>
          </table:table-cell>
          <table:table-cell office:value-type="float" office:value="10560" calcext:value-type="float">
            <text:p>10560</text:p>
          </table:table-cell>
          <table:table-cell office:value-type="float" office:value="226" calcext:value-type="float">
            <text:p>226</text:p>
          </table:table-cell>
          <table:table-cell office:value-type="float" office:value="220" calcext:value-type="float">
            <text:p>220</text:p>
          </table:table-cell>
          <table:table-cell office:value-type="float" office:value="4.872022" calcext:value-type="float">
            <text:p>4.872022</text:p>
          </table:table-cell>
          <table:table-cell office:value-type="float" office:value="100.12182" calcext:value-type="float">
            <text:p>100.12182</text:p>
          </table:table-cell>
          <table:table-cell office:value-type="float" office:value="95.249798" calcext:value-type="float">
            <text:p>95.249798</text:p>
          </table:table-cell>
          <table:table-cell office:value-type="float" office:value="0.000887" calcext:value-type="float">
            <text:p>0.000887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080272" calcext:value-type="float">
            <text:p>17080272</text:p>
          </table:table-cell>
          <table:table-cell office:value-type="float" office:value="10116032" calcext:value-type="float">
            <text:p>10116032</text:p>
          </table:table-cell>
          <table:table-cell office:value-type="float" office:value="16236" calcext:value-type="float">
            <text:p>16236</text:p>
          </table:table-cell>
          <table:table-cell office:value-type="float" office:value="9616" calcext:value-type="float">
            <text:p>9616</text:p>
          </table:table-cell>
          <table:table-cell office:value-type="float" office:value="1.012389" calcext:value-type="float">
            <text:p>1.012389</text:p>
          </table:table-cell>
          <table:table-cell office:value-type="float" office:value="100.77352" calcext:value-type="float">
            <text:p>100.77352</text:p>
          </table:table-cell>
          <table:table-cell office:value-type="float" office:value="99.761131" calcext:value-type="float">
            <text:p>99.761131</text:p>
          </table:table-cell>
          <table:table-cell office:value-type="float" office:value="0.81122" calcext:value-type="float">
            <text:p>0.81122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080272" calcext:value-type="float">
            <text:p>17080272</text:p>
          </table:table-cell>
          <table:table-cell office:value-type="float" office:value="2104000" calcext:value-type="float">
            <text:p>2104000</text:p>
          </table:table-cell>
          <table:table-cell office:value-type="float" office:value="16236" calcext:value-type="float">
            <text:p>16236</text:p>
          </table:table-cell>
          <table:table-cell office:value-type="float" office:value="2000" calcext:value-type="float">
            <text:p>2000</text:p>
          </table:table-cell>
          <table:table-cell office:value-type="float" office:value="1.108229" calcext:value-type="float">
            <text:p>1.108229</text:p>
          </table:table-cell>
          <table:table-cell office:value-type="float" office:value="100.483725" calcext:value-type="float">
            <text:p>100.483725</text:p>
          </table:table-cell>
          <table:table-cell office:value-type="float" office:value="99.375496" calcext:value-type="float">
            <text:p>99.375496</text:p>
          </table:table-cell>
          <table:table-cell office:value-type="float" office:value="0.169378" calcext:value-type="float">
            <text:p>0.169378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6384" calcext:value-type="float">
            <text:p>76384</text:p>
          </table:table-cell>
          <table:table-cell office:value-type="float" office:value="67328" calcext:value-type="float">
            <text:p>67328</text:p>
          </table:table-cell>
          <table:table-cell office:value-type="float" office:value="1882" calcext:value-type="float">
            <text:p>1882</text:p>
          </table:table-cell>
          <table:table-cell office:value-type="float" office:value="1662" calcext:value-type="float">
            <text:p>1662</text:p>
          </table:table-cell>
          <table:table-cell office:value-type="float" office:value="1.035383" calcext:value-type="float">
            <text:p>1.035383</text:p>
          </table:table-cell>
          <table:table-cell office:value-type="float" office:value="101.104628" calcext:value-type="float">
            <text:p>101.104628</text:p>
          </table:table-cell>
          <table:table-cell office:value-type="float" office:value="100.069246" calcext:value-type="float">
            <text:p>100.069246</text:p>
          </table:table-cell>
          <table:table-cell office:value-type="float" office:value="0.005383" calcext:value-type="float">
            <text:p>0.005383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04" calcext:value-type="float">
            <text:p>3904</text:p>
          </table:table-cell>
          <table:table-cell office:value-type="float" office:value="2256" calcext:value-type="float">
            <text:p>2256</text:p>
          </table:table-cell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office:value-type="float" office:value="1.014107" calcext:value-type="float">
            <text:p>1.014107</text:p>
          </table:table-cell>
          <table:table-cell office:value-type="float" office:value="97.323638" calcext:value-type="float">
            <text:p>97.323638</text:p>
          </table:table-cell>
          <table:table-cell office:value-type="float" office:value="96.309531" calcext:value-type="float">
            <text:p>96.309531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70" calcext:value-type="float">
            <text:p>2370</text:p>
          </table:table-cell>
          <table:table-cell office:value-type="float" office:value="1992" calcext:value-type="float">
            <text:p>1992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1.068929" calcext:value-type="float">
            <text:p>1.068929</text:p>
          </table:table-cell>
          <table:table-cell office:value-type="float" office:value="101.10273" calcext:value-type="float">
            <text:p>101.10273</text:p>
          </table:table-cell>
          <table:table-cell office:value-type="float" office:value="100.033802" calcext:value-type="float">
            <text:p>100.033802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712" calcext:value-type="float">
            <text:p>11712</text:p>
          </table:table-cell>
          <table:table-cell office:value-type="float" office:value="11520" calcext:value-type="float">
            <text:p>11520</text:p>
          </table:table-cell>
          <table:table-cell office:value-type="float" office:value="244" calcext:value-type="float">
            <text:p>244</text:p>
          </table:table-cell>
          <table:table-cell office:value-type="float" office:value="240" calcext:value-type="float">
            <text:p>240</text:p>
          </table:table-cell>
          <table:table-cell office:value-type="float" office:value="2.651045" calcext:value-type="float">
            <text:p>2.651045</text:p>
          </table:table-cell>
          <table:table-cell office:value-type="float" office:value="101.093664" calcext:value-type="float">
            <text:p>101.093664</text:p>
          </table:table-cell>
          <table:table-cell office:value-type="float" office:value="98.442619" calcext:value-type="float">
            <text:p>98.442619</text:p>
          </table:table-cell>
          <table:table-cell office:value-type="float" office:value="0.000936" calcext:value-type="float">
            <text:p>0.000936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185472" calcext:value-type="float">
            <text:p>17185472</text:p>
          </table:table-cell>
          <table:table-cell office:value-type="float" office:value="9816212" calcext:value-type="float">
            <text:p>9816212</text:p>
          </table:table-cell>
          <table:table-cell office:value-type="float" office:value="16336" calcext:value-type="float">
            <text:p>16336</text:p>
          </table:table-cell>
          <table:table-cell office:value-type="float" office:value="9331" calcext:value-type="float">
            <text:p>9331</text:p>
          </table:table-cell>
          <table:table-cell office:value-type="float" office:value="1.01495" calcext:value-type="float">
            <text:p>1.01495</text:p>
          </table:table-cell>
          <table:table-cell office:value-type="float" office:value="100.639137" calcext:value-type="float">
            <text:p>100.639137</text:p>
          </table:table-cell>
          <table:table-cell office:value-type="float" office:value="99.624187" calcext:value-type="float">
            <text:p>99.624187</text:p>
          </table:table-cell>
          <table:table-cell office:value-type="float" office:value="0.788259" calcext:value-type="float">
            <text:p>0.788259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185472" calcext:value-type="float">
            <text:p>17185472</text:p>
          </table:table-cell>
          <table:table-cell office:value-type="float" office:value="2112416" calcext:value-type="float">
            <text:p>2112416</text:p>
          </table:table-cell>
          <table:table-cell office:value-type="float" office:value="16336" calcext:value-type="float">
            <text:p>16336</text:p>
          </table:table-cell>
          <table:table-cell office:value-type="float" office:value="2008" calcext:value-type="float">
            <text:p>2008</text:p>
          </table:table-cell>
          <table:table-cell office:value-type="float" office:value="1.359494" calcext:value-type="float">
            <text:p>1.359494</text:p>
          </table:table-cell>
          <table:table-cell office:value-type="float" office:value="100.943402" calcext:value-type="float">
            <text:p>100.943402</text:p>
          </table:table-cell>
          <table:table-cell office:value-type="float" office:value="99.583907" calcext:value-type="float">
            <text:p>99.583907</text:p>
          </table:table-cell>
          <table:table-cell office:value-type="float" office:value="0.169699" calcext:value-type="float">
            <text:p>0.169699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8472" calcext:value-type="float">
            <text:p>78472</text:p>
          </table:table-cell>
          <table:table-cell office:value-type="float" office:value="71048" calcext:value-type="float">
            <text:p>71048</text:p>
          </table:table-cell>
          <table:table-cell office:value-type="float" office:value="1936" calcext:value-type="float">
            <text:p>1936</text:p>
          </table:table-cell>
          <table:table-cell office:value-type="float" office:value="1757" calcext:value-type="float">
            <text:p>1757</text:p>
          </table:table-cell>
          <table:table-cell office:value-type="float" office:value="1.27198" calcext:value-type="float">
            <text:p>1.27198</text:p>
          </table:table-cell>
          <table:table-cell office:value-type="float" office:value="100.99259" calcext:value-type="float">
            <text:p>100.99259</text:p>
          </table:table-cell>
          <table:table-cell office:value-type="float" office:value="99.72061" calcext:value-type="float">
            <text:p>99.72061</text:p>
          </table:table-cell>
          <table:table-cell office:value-type="float" office:value="0.0057" calcext:value-type="float">
            <text:p>0.0057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80" calcext:value-type="float">
            <text:p>4080</text:p>
          </table:table-cell>
          <table:table-cell office:value-type="float" office:value="2552" calcext:value-type="float">
            <text:p>2552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1.25618" calcext:value-type="float">
            <text:p>1.25618</text:p>
          </table:table-cell>
          <table:table-cell office:value-type="float" office:value="99.57957" calcext:value-type="float">
            <text:p>99.57957</text:p>
          </table:table-cell>
          <table:table-cell office:value-type="float" office:value="98.32339" calcext:value-type="float">
            <text:p>98.32339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02" calcext:value-type="float">
            <text:p>2502</text:p>
          </table:table-cell>
          <table:table-cell office:value-type="float" office:value="2262" calcext:value-type="float">
            <text:p>2262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1.298618" calcext:value-type="float">
            <text:p>1.298618</text:p>
          </table:table-cell>
          <table:table-cell office:value-type="float" office:value="100.948947" calcext:value-type="float">
            <text:p>100.948947</text:p>
          </table:table-cell>
          <table:table-cell office:value-type="float" office:value="99.650329" calcext:value-type="float">
            <text:p>99.650329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800" calcext:value-type="float">
            <text:p>10800</text:p>
          </table:table-cell>
          <table:table-cell office:value-type="float" office:value="10752" calcext:value-type="float">
            <text:p>10752</text:p>
          </table:table-cell>
          <table:table-cell office:value-type="float" office:value="225" calcext:value-type="float">
            <text:p>225</text:p>
          </table:table-cell>
          <table:table-cell office:value-type="float" office:value="224" calcext:value-type="float">
            <text:p>224</text:p>
          </table:table-cell>
          <table:table-cell office:value-type="float" office:value="3.025623" calcext:value-type="float">
            <text:p>3.025623</text:p>
          </table:table-cell>
          <table:table-cell office:value-type="float" office:value="100.181471" calcext:value-type="float">
            <text:p>100.181471</text:p>
          </table:table-cell>
          <table:table-cell office:value-type="float" office:value="97.155848" calcext:value-type="float">
            <text:p>97.155848</text:p>
          </table:table-cell>
          <table:table-cell office:value-type="float" office:value="0.000885" calcext:value-type="float">
            <text:p>0.000885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9620" calcext:value-type="float">
            <text:p>17289620</text:p>
          </table:table-cell>
          <table:table-cell office:value-type="float" office:value="10036080" calcext:value-type="float">
            <text:p>10036080</text:p>
          </table:table-cell>
          <table:table-cell office:value-type="float" office:value="16435" calcext:value-type="float">
            <text:p>16435</text:p>
          </table:table-cell>
          <table:table-cell office:value-type="float" office:value="9540" calcext:value-type="float">
            <text:p>9540</text:p>
          </table:table-cell>
          <table:table-cell office:value-type="float" office:value="1.016581" calcext:value-type="float">
            <text:p>1.016581</text:p>
          </table:table-cell>
          <table:table-cell office:value-type="float" office:value="100.779036" calcext:value-type="float">
            <text:p>100.779036</text:p>
          </table:table-cell>
          <table:table-cell office:value-type="float" office:value="99.762455" calcext:value-type="float">
            <text:p>99.762455</text:p>
          </table:table-cell>
          <table:table-cell office:value-type="float" office:value="0.804798" calcext:value-type="float">
            <text:p>0.804798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289620" calcext:value-type="float">
            <text:p>17289620</text:p>
          </table:table-cell>
          <table:table-cell office:value-type="float" office:value="1863092" calcext:value-type="float">
            <text:p>1863092</text:p>
          </table:table-cell>
          <table:table-cell office:value-type="float" office:value="16435" calcext:value-type="float">
            <text:p>16435</text:p>
          </table:table-cell>
          <table:table-cell office:value-type="float" office:value="1771" calcext:value-type="float">
            <text:p>1771</text:p>
          </table:table-cell>
          <table:table-cell office:value-type="float" office:value="1.109516" calcext:value-type="float">
            <text:p>1.109516</text:p>
          </table:table-cell>
          <table:table-cell office:value-type="float" office:value="100.055739" calcext:value-type="float">
            <text:p>100.055739</text:p>
          </table:table-cell>
          <table:table-cell office:value-type="float" office:value="98.946223" calcext:value-type="float">
            <text:p>98.946223</text:p>
          </table:table-cell>
          <table:table-cell office:value-type="float" office:value="0.150635" calcext:value-type="float">
            <text:p>0.150635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8184" calcext:value-type="float">
            <text:p>88184</text:p>
          </table:table-cell>
          <table:table-cell office:value-type="float" office:value="83056" calcext:value-type="float">
            <text:p>83056</text:p>
          </table:table-cell>
          <table:table-cell office:value-type="float" office:value="2180" calcext:value-type="float">
            <text:p>2180</text:p>
          </table:table-cell>
          <table:table-cell office:value-type="float" office:value="2056" calcext:value-type="float">
            <text:p>2056</text:p>
          </table:table-cell>
          <table:table-cell office:value-type="float" office:value="1.026033" calcext:value-type="float">
            <text:p>1.026033</text:p>
          </table:table-cell>
          <table:table-cell office:value-type="float" office:value="101.090432" calcext:value-type="float">
            <text:p>101.090432</text:p>
          </table:table-cell>
          <table:table-cell office:value-type="float" office:value="100.064399" calcext:value-type="float">
            <text:p>100.064399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272" calcext:value-type="float">
            <text:p>3272</text:p>
          </table:table-cell>
          <table:table-cell office:value-type="float" office:value="1808" calcext:value-type="float">
            <text:p>1808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.01844" calcext:value-type="float">
            <text:p>1.01844</text:p>
          </table:table-cell>
          <table:table-cell office:value-type="float" office:value="101.095035" calcext:value-type="float">
            <text:p>101.095035</text:p>
          </table:table-cell>
          <table:table-cell office:value-type="float" office:value="100.076595" calcext:value-type="float">
            <text:p>100.076595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44" calcext:value-type="float">
            <text:p>1944</text:p>
          </table:table-cell>
          <table:table-cell office:value-type="float" office:value="1596" calcext:value-type="float">
            <text:p>1596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1.052858" calcext:value-type="float">
            <text:p>1.052858</text:p>
          </table:table-cell>
          <table:table-cell office:value-type="float" office:value="101.085913" calcext:value-type="float">
            <text:p>101.085913</text:p>
          </table:table-cell>
          <table:table-cell office:value-type="float" office:value="100.033055" calcext:value-type="float">
            <text:p>100.033055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416" calcext:value-type="float">
            <text:p>10416</text:p>
          </table:table-cell>
          <table:table-cell office:value-type="float" office:value="10128" calcext:value-type="float">
            <text:p>10128</text:p>
          </table:table-cell>
          <table:table-cell office:value-type="float" office:value="217" calcext:value-type="float">
            <text:p>217</text:p>
          </table:table-cell>
          <table:table-cell office:value-type="float" office:value="211" calcext:value-type="float">
            <text:p>211</text:p>
          </table:table-cell>
          <table:table-cell office:value-type="float" office:value="3.448856" calcext:value-type="float">
            <text:p>3.448856</text:p>
          </table:table-cell>
          <table:table-cell office:value-type="float" office:value="101.093217" calcext:value-type="float">
            <text:p>101.093217</text:p>
          </table:table-cell>
          <table:table-cell office:value-type="float" office:value="97.644361" calcext:value-type="float">
            <text:p>97.644361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392716" calcext:value-type="float">
            <text:p>17392716</text:p>
          </table:table-cell>
          <table:table-cell office:value-type="float" office:value="10462140" calcext:value-type="float">
            <text:p>10462140</text:p>
          </table:table-cell>
          <table:table-cell office:value-type="float" office:value="16533" calcext:value-type="float">
            <text:p>16533</text:p>
          </table:table-cell>
          <table:table-cell office:value-type="float" office:value="9945" calcext:value-type="float">
            <text:p>9945</text:p>
          </table:table-cell>
          <table:table-cell office:value-type="float" office:value="1.007729" calcext:value-type="float">
            <text:p>1.007729</text:p>
          </table:table-cell>
          <table:table-cell office:value-type="float" office:value="100.872715" calcext:value-type="float">
            <text:p>100.872715</text:p>
          </table:table-cell>
          <table:table-cell office:value-type="float" office:value="99.864987" calcext:value-type="float">
            <text:p>99.864987</text:p>
          </table:table-cell>
          <table:table-cell office:value-type="float" office:value="0.838103" calcext:value-type="float">
            <text:p>0.838103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392716" calcext:value-type="float">
            <text:p>17392716</text:p>
          </table:table-cell>
          <table:table-cell office:value-type="float" office:value="1964084" calcext:value-type="float">
            <text:p>1964084</text:p>
          </table:table-cell>
          <table:table-cell office:value-type="float" office:value="16533" calcext:value-type="float">
            <text:p>16533</text:p>
          </table:table-cell>
          <table:table-cell office:value-type="float" office:value="1867" calcext:value-type="float">
            <text:p>1867</text:p>
          </table:table-cell>
          <table:table-cell office:value-type="float" office:value="1.134089" calcext:value-type="float">
            <text:p>1.134089</text:p>
          </table:table-cell>
          <table:table-cell office:value-type="float" office:value="100.168822" calcext:value-type="float">
            <text:p>100.168822</text:p>
          </table:table-cell>
          <table:table-cell office:value-type="float" office:value="99.034733" calcext:value-type="float">
            <text:p>99.034733</text:p>
          </table:table-cell>
          <table:table-cell office:value-type="float" office:value="0.158658" calcext:value-type="float">
            <text:p>0.158658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5208" calcext:value-type="float">
            <text:p>75208</text:p>
          </table:table-cell>
          <table:table-cell office:value-type="float" office:value="69168" calcext:value-type="float">
            <text:p>69168</text:p>
          </table:table-cell>
          <table:table-cell office:value-type="float" office:value="1854" calcext:value-type="float">
            <text:p>1854</text:p>
          </table:table-cell>
          <table:table-cell office:value-type="float" office:value="1708" calcext:value-type="float">
            <text:p>1708</text:p>
          </table:table-cell>
          <table:table-cell office:value-type="float" office:value="1.05525" calcext:value-type="float">
            <text:p>1.05525</text:p>
          </table:table-cell>
          <table:table-cell office:value-type="float" office:value="100.755986" calcext:value-type="float">
            <text:p>100.755986</text:p>
          </table:table-cell>
          <table:table-cell office:value-type="float" office:value="99.700736" calcext:value-type="float">
            <text:p>99.700736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56" calcext:value-type="float">
            <text:p>3856</text:p>
          </table:table-cell>
          <table:table-cell office:value-type="float" office:value="2472" calcext:value-type="float">
            <text:p>2472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1.027677" calcext:value-type="float">
            <text:p>1.027677</text:p>
          </table:table-cell>
          <table:table-cell office:value-type="float" office:value="100.241437" calcext:value-type="float">
            <text:p>100.241437</text:p>
          </table:table-cell>
          <table:table-cell office:value-type="float" office:value="99.213759" calcext:value-type="float">
            <text:p>99.213759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36" calcext:value-type="float">
            <text:p>2436</text:p>
          </table:table-cell>
          <table:table-cell office:value-type="float" office:value="2046" calcext:value-type="float">
            <text:p>2046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1.089276" calcext:value-type="float">
            <text:p>1.089276</text:p>
          </table:table-cell>
          <table:table-cell office:value-type="float" office:value="100.727385" calcext:value-type="float">
            <text:p>100.727385</text:p>
          </table:table-cell>
          <table:table-cell office:value-type="float" office:value="99.638109" calcext:value-type="float">
            <text:p>99.638109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944" calcext:value-type="float">
            <text:p>10944</text:p>
          </table:table-cell>
          <table:table-cell office:value-type="float" office:value="10896" calcext:value-type="float">
            <text:p>10896</text:p>
          </table:table-cell>
          <table:table-cell office:value-type="float" office:value="228" calcext:value-type="float">
            <text:p>228</text:p>
          </table:table-cell>
          <table:table-cell office:value-type="float" office:value="227" calcext:value-type="float">
            <text:p>227</text:p>
          </table:table-cell>
          <table:table-cell office:value-type="float" office:value="2.806446" calcext:value-type="float">
            <text:p>2.806446</text:p>
          </table:table-cell>
          <table:table-cell office:value-type="float" office:value="100.791473" calcext:value-type="float">
            <text:p>100.791473</text:p>
          </table:table-cell>
          <table:table-cell office:value-type="float" office:value="97.985028" calcext:value-type="float">
            <text:p>97.985028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496864" calcext:value-type="float">
            <text:p>17496864</text:p>
          </table:table-cell>
          <table:table-cell office:value-type="float" office:value="10401124" calcext:value-type="float">
            <text:p>10401124</text:p>
          </table:table-cell>
          <table:table-cell office:value-type="float" office:value="16632" calcext:value-type="float">
            <text:p>16632</text:p>
          </table:table-cell>
          <table:table-cell office:value-type="float" office:value="9887" calcext:value-type="float">
            <text:p>9887</text:p>
          </table:table-cell>
          <table:table-cell office:value-type="float" office:value="1.010269" calcext:value-type="float">
            <text:p>1.010269</text:p>
          </table:table-cell>
          <table:table-cell office:value-type="float" office:value="100.494385" calcext:value-type="float">
            <text:p>100.494385</text:p>
          </table:table-cell>
          <table:table-cell office:value-type="float" office:value="99.484116" calcext:value-type="float">
            <text:p>99.484116</text:p>
          </table:table-cell>
          <table:table-cell office:value-type="float" office:value="0.836405" calcext:value-type="float">
            <text:p>0.836405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496864" calcext:value-type="float">
            <text:p>17496864</text:p>
          </table:table-cell>
          <table:table-cell office:value-type="float" office:value="2068232" calcext:value-type="float">
            <text:p>2068232</text:p>
          </table:table-cell>
          <table:table-cell office:value-type="float" office:value="16632" calcext:value-type="float">
            <text:p>16632</text:p>
          </table:table-cell>
          <table:table-cell office:value-type="float" office:value="1966" calcext:value-type="float">
            <text:p>1966</text:p>
          </table:table-cell>
          <table:table-cell office:value-type="float" office:value="1.326336" calcext:value-type="float">
            <text:p>1.326336</text:p>
          </table:table-cell>
          <table:table-cell office:value-type="float" office:value="100.627668" calcext:value-type="float">
            <text:p>100.627668</text:p>
          </table:table-cell>
          <table:table-cell office:value-type="float" office:value="99.301332" calcext:value-type="float">
            <text:p>99.301332</text:p>
          </table:table-cell>
          <table:table-cell office:value-type="float" office:value="0.166623" calcext:value-type="float">
            <text:p>0.166623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8696" calcext:value-type="float">
            <text:p>68696</text:p>
          </table:table-cell>
          <table:table-cell office:value-type="float" office:value="61968" calcext:value-type="float">
            <text:p>61968</text:p>
          </table:table-cell>
          <table:table-cell office:value-type="float" office:value="1688" calcext:value-type="float">
            <text:p>1688</text:p>
          </table:table-cell>
          <table:table-cell office:value-type="float" office:value="1528" calcext:value-type="float">
            <text:p>1528</text:p>
          </table:table-cell>
          <table:table-cell office:value-type="float" office:value="1.266754" calcext:value-type="float">
            <text:p>1.266754</text:p>
          </table:table-cell>
          <table:table-cell office:value-type="float" office:value="100.676274" calcext:value-type="float">
            <text:p>100.676274</text:p>
          </table:table-cell>
          <table:table-cell office:value-type="float" office:value="99.40952" calcext:value-type="float">
            <text:p>99.40952</text:p>
          </table:table-cell>
          <table:table-cell office:value-type="float" office:value="0.004987" calcext:value-type="float">
            <text:p>0.004987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344" calcext:value-type="float">
            <text:p>5344</text:p>
          </table:table-cell>
          <table:table-cell office:value-type="float" office:value="3648" calcext:value-type="float">
            <text:p>3648</text:p>
          </table:table-cell>
          <table:table-cell office:value-type="float" office:value="115" calcext:value-type="float">
            <text:p>115</text:p>
          </table:table-cell>
          <table:table-cell office:value-type="float" office:value="79" calcext:value-type="float">
            <text:p>79</text:p>
          </table:table-cell>
          <table:table-cell office:value-type="float" office:value="1.251513" calcext:value-type="float">
            <text:p>1.251513</text:p>
          </table:table-cell>
          <table:table-cell office:value-type="float" office:value="100.739431" calcext:value-type="float">
            <text:p>100.739431</text:p>
          </table:table-cell>
          <table:table-cell office:value-type="float" office:value="99.487918" calcext:value-type="float">
            <text:p>99.487918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628" calcext:value-type="float">
            <text:p>2628</text:p>
          </table:table-cell>
          <table:table-cell office:value-type="float" office:value="2094" calcext:value-type="float">
            <text:p>2094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1.281862" calcext:value-type="float">
            <text:p>1.281862</text:p>
          </table:table-cell>
          <table:table-cell office:value-type="float" office:value="100.737933" calcext:value-type="float">
            <text:p>100.737933</text:p>
          </table:table-cell>
          <table:table-cell office:value-type="float" office:value="99.456072" calcext:value-type="float">
            <text:p>99.456072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416" calcext:value-type="float">
            <text:p>10416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3.141409" calcext:value-type="float">
            <text:p>3.141409</text:p>
          </table:table-cell>
          <table:table-cell office:value-type="float" office:value="99.71214" calcext:value-type="float">
            <text:p>99.71214</text:p>
          </table:table-cell>
          <table:table-cell office:value-type="float" office:value="96.570731" calcext:value-type="float">
            <text:p>96.570731</text:p>
          </table:table-cell>
          <table:table-cell office:value-type="float" office:value="0.000863" calcext:value-type="float">
            <text:p>0.000863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601012" calcext:value-type="float">
            <text:p>17601012</text:p>
          </table:table-cell>
          <table:table-cell office:value-type="float" office:value="10208608" calcext:value-type="float">
            <text:p>10208608</text:p>
          </table:table-cell>
          <table:table-cell office:value-type="float" office:value="16731" calcext:value-type="float">
            <text:p>16731</text:p>
          </table:table-cell>
          <table:table-cell office:value-type="float" office:value="9704" calcext:value-type="float">
            <text:p>9704</text:p>
          </table:table-cell>
          <table:table-cell office:value-type="float" office:value="1.007309" calcext:value-type="float">
            <text:p>1.007309</text:p>
          </table:table-cell>
          <table:table-cell office:value-type="float" office:value="100.931634" calcext:value-type="float">
            <text:p>100.931634</text:p>
          </table:table-cell>
          <table:table-cell office:value-type="float" office:value="99.924326" calcext:value-type="float">
            <text:p>99.924326</text:p>
          </table:table-cell>
          <table:table-cell office:value-type="float" office:value="0.817307" calcext:value-type="float">
            <text:p>0.817307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601012" calcext:value-type="float">
            <text:p>17601012</text:p>
          </table:table-cell>
          <table:table-cell office:value-type="float" office:value="1920952" calcext:value-type="float">
            <text:p>1920952</text:p>
          </table:table-cell>
          <table:table-cell office:value-type="float" office:value="16731" calcext:value-type="float">
            <text:p>16731</text:p>
          </table:table-cell>
          <table:table-cell office:value-type="float" office:value="1826" calcext:value-type="float">
            <text:p>1826</text:p>
          </table:table-cell>
          <table:table-cell office:value-type="float" office:value="1.113825" calcext:value-type="float">
            <text:p>1.113825</text:p>
          </table:table-cell>
          <table:table-cell office:value-type="float" office:value="100.421825" calcext:value-type="float">
            <text:p>100.421825</text:p>
          </table:table-cell>
          <table:table-cell office:value-type="float" office:value="99.308001" calcext:value-type="float">
            <text:p>99.308001</text:p>
          </table:table-cell>
          <table:table-cell office:value-type="float" office:value="0.154747" calcext:value-type="float">
            <text:p>0.154747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5760" calcext:value-type="float">
            <text:p>75760</text:p>
          </table:table-cell>
          <table:table-cell office:value-type="float" office:value="69496" calcext:value-type="float">
            <text:p>69496</text:p>
          </table:table-cell>
          <table:table-cell office:value-type="float" office:value="1867" calcext:value-type="float">
            <text:p>1867</text:p>
          </table:table-cell>
          <table:table-cell office:value-type="float" office:value="1717" calcext:value-type="float">
            <text:p>1717</text:p>
          </table:table-cell>
          <table:table-cell office:value-type="float" office:value="1.025734" calcext:value-type="float">
            <text:p>1.025734</text:p>
          </table:table-cell>
          <table:table-cell office:value-type="float" office:value="101.075425" calcext:value-type="float">
            <text:p>101.075425</text:p>
          </table:table-cell>
          <table:table-cell office:value-type="float" office:value="100.049691" calcext:value-type="float">
            <text:p>100.049691</text:p>
          </table:table-cell>
          <table:table-cell office:value-type="float" office:value="0.005557" calcext:value-type="float">
            <text:p>0.005557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520" calcext:value-type="float">
            <text:p>4520</text:p>
          </table:table-cell>
          <table:table-cell office:value-type="float" office:value="3072" calcext:value-type="float">
            <text:p>3072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.018441" calcext:value-type="float">
            <text:p>1.018441</text:p>
          </table:table-cell>
          <table:table-cell office:value-type="float" office:value="100.575412" calcext:value-type="float">
            <text:p>100.575412</text:p>
          </table:table-cell>
          <table:table-cell office:value-type="float" office:value="99.556972" calcext:value-type="float">
            <text:p>99.556972</text:p>
          </table:table-cell>
          <table:table-cell office:value-type="float" office:value="0.000247" calcext:value-type="float">
            <text:p>0.000247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84" calcext:value-type="float">
            <text:p>2484</text:p>
          </table:table-cell>
          <table:table-cell office:value-type="float" office:value="2064" calcext:value-type="float">
            <text:p>2064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office:value-type="float" office:value="1.057226" calcext:value-type="float">
            <text:p>1.057226</text:p>
          </table:table-cell>
          <table:table-cell office:value-type="float" office:value="101.059859" calcext:value-type="float">
            <text:p>101.059859</text:p>
          </table:table-cell>
          <table:table-cell office:value-type="float" office:value="100.002633" calcext:value-type="float">
            <text:p>100.002633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416" calcext:value-type="float">
            <text:p>10416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2.607218" calcext:value-type="float">
            <text:p>2.607218</text:p>
          </table:table-cell>
          <table:table-cell office:value-type="float" office:value="100.498654" calcext:value-type="float">
            <text:p>100.498654</text:p>
          </table:table-cell>
          <table:table-cell office:value-type="float" office:value="97.891436" calcext:value-type="float">
            <text:p>97.891436</text:p>
          </table:table-cell>
          <table:table-cell office:value-type="float" office:value="0.000851" calcext:value-type="float">
            <text:p>0.000851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05160" calcext:value-type="float">
            <text:p>17705160</text:p>
          </table:table-cell>
          <table:table-cell office:value-type="float" office:value="9989792" calcext:value-type="float">
            <text:p>9989792</text:p>
          </table:table-cell>
          <table:table-cell office:value-type="float" office:value="16830" calcext:value-type="float">
            <text:p>16830</text:p>
          </table:table-cell>
          <table:table-cell office:value-type="float" office:value="9496" calcext:value-type="float">
            <text:p>9496</text:p>
          </table:table-cell>
          <table:table-cell office:value-type="float" office:value="1.010269" calcext:value-type="float">
            <text:p>1.010269</text:p>
          </table:table-cell>
          <table:table-cell office:value-type="float" office:value="100.950593" calcext:value-type="float">
            <text:p>100.950593</text:p>
          </table:table-cell>
          <table:table-cell office:value-type="float" office:value="99.940324" calcext:value-type="float">
            <text:p>99.940324</text:p>
          </table:table-cell>
          <table:table-cell office:value-type="float" office:value="0.799661" calcext:value-type="float">
            <text:p>0.799661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705160" calcext:value-type="float">
            <text:p>17705160</text:p>
          </table:table-cell>
          <table:table-cell office:value-type="float" office:value="2137664" calcext:value-type="float">
            <text:p>2137664</text:p>
          </table:table-cell>
          <table:table-cell office:value-type="float" office:value="16830" calcext:value-type="float">
            <text:p>16830</text:p>
          </table:table-cell>
          <table:table-cell office:value-type="float" office:value="2032" calcext:value-type="float">
            <text:p>2032</text:p>
          </table:table-cell>
          <table:table-cell office:value-type="float" office:value="1.730895" calcext:value-type="float">
            <text:p>1.730895</text:p>
          </table:table-cell>
          <table:table-cell office:value-type="float" office:value="100.066413" calcext:value-type="float">
            <text:p>100.066413</text:p>
          </table:table-cell>
          <table:table-cell office:value-type="float" office:value="98.335519" calcext:value-type="float">
            <text:p>98.335519</text:p>
          </table:table-cell>
          <table:table-cell office:value-type="float" office:value="0.173908" calcext:value-type="float">
            <text:p>0.173908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3296" calcext:value-type="float">
            <text:p>83296</text:p>
          </table:table-cell>
          <table:table-cell office:value-type="float" office:value="74480" calcext:value-type="float">
            <text:p>74480</text:p>
          </table:table-cell>
          <table:table-cell office:value-type="float" office:value="2057" calcext:value-type="float">
            <text:p>2057</text:p>
          </table:table-cell>
          <table:table-cell office:value-type="float" office:value="1841" calcext:value-type="float">
            <text:p>1841</text:p>
          </table:table-cell>
          <table:table-cell office:value-type="float" office:value="1.670452" calcext:value-type="float">
            <text:p>1.670452</text:p>
          </table:table-cell>
          <table:table-cell office:value-type="float" office:value="101.142662" calcext:value-type="float">
            <text:p>101.142662</text:p>
          </table:table-cell>
          <table:table-cell office:value-type="float" office:value="99.47221" calcext:value-type="float">
            <text:p>99.47221</text:p>
          </table:table-cell>
          <table:table-cell office:value-type="float" office:value="0.00599" calcext:value-type="float">
            <text:p>0.00599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12" calcext:value-type="float">
            <text:p>3912</text:p>
          </table:table-cell>
          <table:table-cell office:value-type="float" office:value="2520" calcext:value-type="float">
            <text:p>2520</text:p>
          </table:table-cell>
          <table:table-cell office:value-type="float" office:value="84" calcext:value-type="float">
            <text:p>84</text:p>
          </table:table-cell>
          <table:table-cell office:value-type="float" office:value="53" calcext:value-type="float">
            <text:p>53</text:p>
          </table:table-cell>
          <table:table-cell office:value-type="float" office:value="1.663259" calcext:value-type="float">
            <text:p>1.663259</text:p>
          </table:table-cell>
          <table:table-cell office:value-type="float" office:value="100.502272" calcext:value-type="float">
            <text:p>100.502272</text:p>
          </table:table-cell>
          <table:table-cell office:value-type="float" office:value="98.839013" calcext:value-type="float">
            <text:p>98.839013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886" calcext:value-type="float">
            <text:p>2886</text:p>
          </table:table-cell>
          <table:table-cell office:value-type="float" office:value="2466" calcext:value-type="float">
            <text:p>2466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1.691595" calcext:value-type="float">
            <text:p>1.691595</text:p>
          </table:table-cell>
          <table:table-cell office:value-type="float" office:value="100.542706" calcext:value-type="float">
            <text:p>100.542706</text:p>
          </table:table-cell>
          <table:table-cell office:value-type="float" office:value="98.851111" calcext:value-type="float">
            <text:p>98.8511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752" calcext:value-type="float">
            <text:p>10752</text:p>
          </table:table-cell>
          <table:table-cell office:value-type="float" office:value="10416" calcext:value-type="float">
            <text:p>10416</text:p>
          </table:table-cell>
          <table:table-cell office:value-type="float" office:value="224" calcext:value-type="float">
            <text:p>224</text:p>
          </table:table-cell>
          <table:table-cell office:value-type="float" office:value="217" calcext:value-type="float">
            <text:p>217</text:p>
          </table:table-cell>
          <table:table-cell office:value-type="float" office:value="3.464064" calcext:value-type="float">
            <text:p>3.464064</text:p>
          </table:table-cell>
          <table:table-cell office:value-type="float" office:value="99.958079" calcext:value-type="float">
            <text:p>99.958079</text:p>
          </table:table-cell>
          <table:table-cell office:value-type="float" office:value="96.494015" calcext:value-type="float">
            <text:p>96.494015</text:p>
          </table:table-cell>
          <table:table-cell office:value-type="float" office:value="0.000864" calcext:value-type="float">
            <text:p>0.000864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810360" calcext:value-type="float">
            <text:p>17810360</text:p>
          </table:table-cell>
          <table:table-cell office:value-type="float" office:value="9951920" calcext:value-type="float">
            <text:p>9951920</text:p>
          </table:table-cell>
          <table:table-cell office:value-type="float" office:value="16930" calcext:value-type="float">
            <text:p>16930</text:p>
          </table:table-cell>
          <table:table-cell office:value-type="float" office:value="9460" calcext:value-type="float">
            <text:p>9460</text:p>
          </table:table-cell>
          <table:table-cell office:value-type="float" office:value="1.012389" calcext:value-type="float">
            <text:p>1.012389</text:p>
          </table:table-cell>
          <table:table-cell office:value-type="float" office:value="100.731288" calcext:value-type="float">
            <text:p>100.731288</text:p>
          </table:table-cell>
          <table:table-cell office:value-type="float" office:value="99.718899" calcext:value-type="float">
            <text:p>99.718899</text:p>
          </table:table-cell>
          <table:table-cell office:value-type="float" office:value="0.798398" calcext:value-type="float">
            <text:p>0.798398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810360" calcext:value-type="float">
            <text:p>17810360</text:p>
          </table:table-cell>
          <table:table-cell office:value-type="float" office:value="2031412" calcext:value-type="float">
            <text:p>2031412</text:p>
          </table:table-cell>
          <table:table-cell office:value-type="float" office:value="16930" calcext:value-type="float">
            <text:p>16930</text:p>
          </table:table-cell>
          <table:table-cell office:value-type="float" office:value="1931" calcext:value-type="float">
            <text:p>1931</text:p>
          </table:table-cell>
          <table:table-cell office:value-type="float" office:value="1.142636" calcext:value-type="float">
            <text:p>1.142636</text:p>
          </table:table-cell>
          <table:table-cell office:value-type="float" office:value="100.789531" calcext:value-type="float">
            <text:p>100.789531</text:p>
          </table:table-cell>
          <table:table-cell office:value-type="float" office:value="99.646895" calcext:value-type="float">
            <text:p>99.646895</text:p>
          </table:table-cell>
          <table:table-cell office:value-type="float" office:value="0.163089" calcext:value-type="float">
            <text:p>0.163089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1712" calcext:value-type="float">
            <text:p>81712</text:p>
          </table:table-cell>
          <table:table-cell office:value-type="float" office:value="74048" calcext:value-type="float">
            <text:p>74048</text:p>
          </table:table-cell>
          <table:table-cell office:value-type="float" office:value="2015" calcext:value-type="float">
            <text:p>2015</text:p>
          </table:table-cell>
          <table:table-cell office:value-type="float" office:value="1830" calcext:value-type="float">
            <text:p>1830</text:p>
          </table:table-cell>
          <table:table-cell office:value-type="float" office:value="1.042251" calcext:value-type="float">
            <text:p>1.042251</text:p>
          </table:table-cell>
          <table:table-cell office:value-type="float" office:value="100.891082" calcext:value-type="float">
            <text:p>100.891082</text:p>
          </table:table-cell>
          <table:table-cell office:value-type="float" office:value="99.848831" calcext:value-type="float">
            <text:p>99.848831</text:p>
          </table:table-cell>
          <table:table-cell office:value-type="float" office:value="0.005933" calcext:value-type="float">
            <text:p>0.005933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76" calcext:value-type="float">
            <text:p>4376</text:p>
          </table:table-cell>
          <table:table-cell office:value-type="float" office:value="2928" calcext:value-type="float">
            <text:p>2928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1.029083" calcext:value-type="float">
            <text:p>1.029083</text:p>
          </table:table-cell>
          <table:table-cell office:value-type="float" office:value="100.889604" calcext:value-type="float">
            <text:p>100.889604</text:p>
          </table:table-cell>
          <table:table-cell office:value-type="float" office:value="99.86052" calcext:value-type="float">
            <text:p>99.86052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682" calcext:value-type="float">
            <text:p>2682</text:p>
          </table:table-cell>
          <table:table-cell office:value-type="float" office:value="2184" calcext:value-type="float">
            <text:p>2184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1.068696" calcext:value-type="float">
            <text:p>1.068696</text:p>
          </table:table-cell>
          <table:table-cell office:value-type="float" office:value="100.777609" calcext:value-type="float">
            <text:p>100.777609</text:p>
          </table:table-cell>
          <table:table-cell office:value-type="float" office:value="99.708913" calcext:value-type="float">
            <text:p>99.708913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638" calcext:value-type="float">
            <text:p>10638</text:p>
          </table:table-cell>
          <table:table-cell office:value-type="float" office:value="10542" calcext:value-type="float">
            <text:p>10542</text:p>
          </table:table-cell>
          <table:table-cell office:value-type="float" office:value="222" calcext:value-type="float">
            <text:p>222</text:p>
          </table:table-cell>
          <table:table-cell office:value-type="float" office:value="220" calcext:value-type="float">
            <text:p>220</text:p>
          </table:table-cell>
          <table:table-cell office:value-type="float" office:value="3.960593" calcext:value-type="float">
            <text:p>3.960593</text:p>
          </table:table-cell>
          <table:table-cell office:value-type="float" office:value="100.899271" calcext:value-type="float">
            <text:p>100.899271</text:p>
          </table:table-cell>
          <table:table-cell office:value-type="float" office:value="96.938678" calcext:value-type="float">
            <text:p>96.938678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914508" calcext:value-type="float">
            <text:p>17914508</text:p>
          </table:table-cell>
          <table:table-cell office:value-type="float" office:value="9974012" calcext:value-type="float">
            <text:p>9974012</text:p>
          </table:table-cell>
          <table:table-cell office:value-type="float" office:value="17029" calcext:value-type="float">
            <text:p>17029</text:p>
          </table:table-cell>
          <table:table-cell office:value-type="float" office:value="9481" calcext:value-type="float">
            <text:p>9481</text:p>
          </table:table-cell>
          <table:table-cell office:value-type="float" office:value="1.019247" calcext:value-type="float">
            <text:p>1.019247</text:p>
          </table:table-cell>
          <table:table-cell office:value-type="float" office:value="100.675148" calcext:value-type="float">
            <text:p>100.675148</text:p>
          </table:table-cell>
          <table:table-cell office:value-type="float" office:value="99.655901" calcext:value-type="float">
            <text:p>99.655901</text:p>
          </table:table-cell>
          <table:table-cell office:value-type="float" office:value="0.800676" calcext:value-type="float">
            <text:p>0.800676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914508" calcext:value-type="float">
            <text:p>17914508</text:p>
          </table:table-cell>
          <table:table-cell office:value-type="float" office:value="2070336" calcext:value-type="float">
            <text:p>2070336</text:p>
          </table:table-cell>
          <table:table-cell office:value-type="float" office:value="17029" calcext:value-type="float">
            <text:p>17029</text:p>
          </table:table-cell>
          <table:table-cell office:value-type="float" office:value="1968" calcext:value-type="float">
            <text:p>1968</text:p>
          </table:table-cell>
          <table:table-cell office:value-type="float" office:value="1.083177" calcext:value-type="float">
            <text:p>1.083177</text:p>
          </table:table-cell>
          <table:table-cell office:value-type="float" office:value="103.943821" calcext:value-type="float">
            <text:p>103.943821</text:p>
          </table:table-cell>
          <table:table-cell office:value-type="float" office:value="102.860644" calcext:value-type="float">
            <text:p>102.860644</text:p>
          </table:table-cell>
          <table:table-cell office:value-type="float" office:value="0.161021" calcext:value-type="float">
            <text:p>0.161021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9208" calcext:value-type="float">
            <text:p>89208</text:p>
          </table:table-cell>
          <table:table-cell office:value-type="float" office:value="80640" calcext:value-type="float">
            <text:p>80640</text:p>
          </table:table-cell>
          <table:table-cell office:value-type="float" office:value="2203" calcext:value-type="float">
            <text:p>2203</text:p>
          </table:table-cell>
          <table:table-cell office:value-type="float" office:value="1994" calcext:value-type="float">
            <text:p>1994</text:p>
          </table:table-cell>
          <table:table-cell office:value-type="float" office:value="1.013692" calcext:value-type="float">
            <text:p>1.013692</text:p>
          </table:table-cell>
          <table:table-cell office:value-type="float" office:value="103.405617" calcext:value-type="float">
            <text:p>103.405617</text:p>
          </table:table-cell>
          <table:table-cell office:value-type="float" office:value="102.391925" calcext:value-type="float">
            <text:p>102.391925</text:p>
          </table:table-cell>
          <table:table-cell office:value-type="float" office:value="0.0063" calcext:value-type="float">
            <text:p>0.0063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72" calcext:value-type="float">
            <text:p>4072</text:p>
          </table:table-cell>
          <table:table-cell office:value-type="float" office:value="3264" calcext:value-type="float">
            <text:p>3264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.021005" calcext:value-type="float">
            <text:p>1.021005</text:p>
          </table:table-cell>
          <table:table-cell office:value-type="float" office:value="103.408441" calcext:value-type="float">
            <text:p>103.408441</text:p>
          </table:table-cell>
          <table:table-cell office:value-type="float" office:value="102.387435" calcext:value-type="float">
            <text:p>102.387435</text:p>
          </table:table-cell>
          <table:table-cell office:value-type="float" office:value="0.000255" calcext:value-type="float">
            <text:p>0.000255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50" calcext:value-type="float">
            <text:p>2550</text:p>
          </table:table-cell>
          <table:table-cell office:value-type="float" office:value="2160" calcext:value-type="float">
            <text:p>2160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1.036273" calcext:value-type="float">
            <text:p>1.036273</text:p>
          </table:table-cell>
          <table:table-cell office:value-type="float" office:value="103.406923" calcext:value-type="float">
            <text:p>103.406923</text:p>
          </table:table-cell>
          <table:table-cell office:value-type="float" office:value="102.370649" calcext:value-type="float">
            <text:p>102.370649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280" calcext:value-type="float">
            <text:p>11280</text:p>
          </table:table-cell>
          <table:table-cell office:value-type="float" office:value="11136" calcext:value-type="float">
            <text:p>11136</text:p>
          </table:table-cell>
          <table:table-cell office:value-type="float" office:value="235" calcext:value-type="float">
            <text:p>235</text:p>
          </table:table-cell>
          <table:table-cell office:value-type="float" office:value="232" calcext:value-type="float">
            <text:p>232</text:p>
          </table:table-cell>
          <table:table-cell office:value-type="float" office:value="4.942376" calcext:value-type="float">
            <text:p>4.942376</text:p>
          </table:table-cell>
          <table:table-cell office:value-type="float" office:value="100.692436" calcext:value-type="float">
            <text:p>100.692436</text:p>
          </table:table-cell>
          <table:table-cell office:value-type="float" office:value="95.75006" calcext:value-type="float">
            <text:p>95.75006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017604" calcext:value-type="float">
            <text:p>18017604</text:p>
          </table:table-cell>
          <table:table-cell office:value-type="float" office:value="9987688" calcext:value-type="float">
            <text:p>9987688</text:p>
          </table:table-cell>
          <table:table-cell office:value-type="float" office:value="17127" calcext:value-type="float">
            <text:p>17127</text:p>
          </table:table-cell>
          <table:table-cell office:value-type="float" office:value="9494" calcext:value-type="float">
            <text:p>9494</text:p>
          </table:table-cell>
          <table:table-cell office:value-type="float" office:value="1.015269" calcext:value-type="float">
            <text:p>1.015269</text:p>
          </table:table-cell>
          <table:table-cell office:value-type="float" office:value="100.497518" calcext:value-type="float">
            <text:p>100.497518</text:p>
          </table:table-cell>
          <table:table-cell office:value-type="float" office:value="99.482249" calcext:value-type="float">
            <text:p>99.482249</text:p>
          </table:table-cell>
          <table:table-cell office:value-type="float" office:value="0.803173" calcext:value-type="float">
            <text:p>0.803173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017604" calcext:value-type="float">
            <text:p>18017604</text:p>
          </table:table-cell>
          <table:table-cell office:value-type="float" office:value="2112416" calcext:value-type="float">
            <text:p>2112416</text:p>
          </table:table-cell>
          <table:table-cell office:value-type="float" office:value="17127" calcext:value-type="float">
            <text:p>17127</text:p>
          </table:table-cell>
          <table:table-cell office:value-type="float" office:value="2008" calcext:value-type="float">
            <text:p>2008</text:p>
          </table:table-cell>
          <table:table-cell office:value-type="float" office:value="1.185475" calcext:value-type="float">
            <text:p>1.185475</text:p>
          </table:table-cell>
          <table:table-cell office:value-type="float" office:value="101.147621" calcext:value-type="float">
            <text:p>101.147621</text:p>
          </table:table-cell>
          <table:table-cell office:value-type="float" office:value="99.962146" calcext:value-type="float">
            <text:p>99.962146</text:p>
          </table:table-cell>
          <table:table-cell office:value-type="float" office:value="0.169057" calcext:value-type="float">
            <text:p>0.169057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3408" calcext:value-type="float">
            <text:p>73408</text:p>
          </table:table-cell>
          <table:table-cell office:value-type="float" office:value="66720" calcext:value-type="float">
            <text:p>66720</text:p>
          </table:table-cell>
          <table:table-cell office:value-type="float" office:value="1807" calcext:value-type="float">
            <text:p>1807</text:p>
          </table:table-cell>
          <table:table-cell office:value-type="float" office:value="1646" calcext:value-type="float">
            <text:p>1646</text:p>
          </table:table-cell>
          <table:table-cell office:value-type="float" office:value="1.057607" calcext:value-type="float">
            <text:p>1.057607</text:p>
          </table:table-cell>
          <table:table-cell office:value-type="float" office:value="100.743996" calcext:value-type="float">
            <text:p>100.743996</text:p>
          </table:table-cell>
          <table:table-cell office:value-type="float" office:value="99.68639" calcext:value-type="float">
            <text:p>99.68639</text:p>
          </table:table-cell>
          <table:table-cell office:value-type="float" office:value="0.005354" calcext:value-type="float">
            <text:p>0.005354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424" calcext:value-type="float">
            <text:p>4424</text:p>
          </table:table-cell>
          <table:table-cell office:value-type="float" office:value="3384" calcext:value-type="float">
            <text:p>3384</text:p>
          </table:table-cell>
          <table:table-cell office:value-type="float" office:value="95" calcext:value-type="float">
            <text:p>95</text:p>
          </table:table-cell>
          <table:table-cell office:value-type="float" office:value="73" calcext:value-type="float">
            <text:p>73</text:p>
          </table:table-cell>
          <table:table-cell office:value-type="float" office:value="1.029323" calcext:value-type="float">
            <text:p>1.029323</text:p>
          </table:table-cell>
          <table:table-cell office:value-type="float" office:value="99.767065" calcext:value-type="float">
            <text:p>99.767065</text:p>
          </table:table-cell>
          <table:table-cell office:value-type="float" office:value="98.737742" calcext:value-type="float">
            <text:p>98.737742</text:p>
          </table:table-cell>
          <table:table-cell office:value-type="float" office:value="0.000274" calcext:value-type="float">
            <text:p>0.000274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018" calcext:value-type="float">
            <text:p>3018</text:p>
          </table:table-cell>
          <table:table-cell office:value-type="float" office:value="2478" calcext:value-type="float">
            <text:p>2478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1.107657" calcext:value-type="float">
            <text:p>1.107657</text:p>
          </table:table-cell>
          <table:table-cell office:value-type="float" office:value="99.759692" calcext:value-type="float">
            <text:p>99.759692</text:p>
          </table:table-cell>
          <table:table-cell office:value-type="float" office:value="98.652035" calcext:value-type="float">
            <text:p>98.652035</text:p>
          </table:table-cell>
          <table:table-cell office:value-type="float" office:value="0.000201" calcext:value-type="float">
            <text:p>0.000201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944" calcext:value-type="float">
            <text:p>10944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2.884576" calcext:value-type="float">
            <text:p>2.884576</text:p>
          </table:table-cell>
          <table:table-cell office:value-type="float" office:value="100.72976" calcext:value-type="float">
            <text:p>100.72976</text:p>
          </table:table-cell>
          <table:table-cell office:value-type="float" office:value="97.845183" calcext:value-type="float">
            <text:p>97.845183</text:p>
          </table:table-cell>
          <table:table-cell office:value-type="float" office:value="0.000895" calcext:value-type="float">
            <text:p>0.000895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122804" calcext:value-type="float">
            <text:p>18122804</text:p>
          </table:table-cell>
          <table:table-cell office:value-type="float" office:value="10175996" calcext:value-type="float">
            <text:p>10175996</text:p>
          </table:table-cell>
          <table:table-cell office:value-type="float" office:value="17227" calcext:value-type="float">
            <text:p>17227</text:p>
          </table:table-cell>
          <table:table-cell office:value-type="float" office:value="9673" calcext:value-type="float">
            <text:p>9673</text:p>
          </table:table-cell>
          <table:table-cell office:value-type="float" office:value="1.014309" calcext:value-type="float">
            <text:p>1.014309</text:p>
          </table:table-cell>
          <table:table-cell office:value-type="float" office:value="100.498974" calcext:value-type="float">
            <text:p>100.498974</text:p>
          </table:table-cell>
          <table:table-cell office:value-type="float" office:value="99.484666" calcext:value-type="float">
            <text:p>99.484666</text:p>
          </table:table-cell>
          <table:table-cell office:value-type="float" office:value="0.818297" calcext:value-type="float">
            <text:p>0.818297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122804" calcext:value-type="float">
            <text:p>18122804</text:p>
          </table:table-cell>
          <table:table-cell office:value-type="float" office:value="2086116" calcext:value-type="float">
            <text:p>2086116</text:p>
          </table:table-cell>
          <table:table-cell office:value-type="float" office:value="17227" calcext:value-type="float">
            <text:p>17227</text:p>
          </table:table-cell>
          <table:table-cell office:value-type="float" office:value="1983" calcext:value-type="float">
            <text:p>1983</text:p>
          </table:table-cell>
          <table:table-cell office:value-type="float" office:value="1.166526" calcext:value-type="float">
            <text:p>1.166526</text:p>
          </table:table-cell>
          <table:table-cell office:value-type="float" office:value="100.788969" calcext:value-type="float">
            <text:p>100.788969</text:p>
          </table:table-cell>
          <table:table-cell office:value-type="float" office:value="99.622442" calcext:value-type="float">
            <text:p>99.622442</text:p>
          </table:table-cell>
          <table:table-cell office:value-type="float" office:value="0.167522" calcext:value-type="float">
            <text:p>0.167522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5776" calcext:value-type="float">
            <text:p>75776</text:p>
          </table:table-cell>
          <table:table-cell office:value-type="float" office:value="65192" calcext:value-type="float">
            <text:p>65192</text:p>
          </table:table-cell>
          <table:table-cell office:value-type="float" office:value="1869" calcext:value-type="float">
            <text:p>1869</text:p>
          </table:table-cell>
          <table:table-cell office:value-type="float" office:value="1610" calcext:value-type="float">
            <text:p>1610</text:p>
          </table:table-cell>
          <table:table-cell office:value-type="float" office:value="1.062109" calcext:value-type="float">
            <text:p>1.062109</text:p>
          </table:table-cell>
          <table:table-cell office:value-type="float" office:value="100.818845" calcext:value-type="float">
            <text:p>100.818845</text:p>
          </table:table-cell>
          <table:table-cell office:value-type="float" office:value="99.756735" calcext:value-type="float">
            <text:p>99.756735</text:p>
          </table:table-cell>
          <table:table-cell office:value-type="float" office:value="0.005228" calcext:value-type="float">
            <text:p>0.005228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92" calcext:value-type="float">
            <text:p>3992</text:p>
          </table:table-cell>
          <table:table-cell office:value-type="float" office:value="3216" calcext:value-type="float">
            <text:p>3216</text:p>
          </table:table-cell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 office:value-type="float" office:value="1.028131" calcext:value-type="float">
            <text:p>1.028131</text:p>
          </table:table-cell>
          <table:table-cell office:value-type="float" office:value="100.816081" calcext:value-type="float">
            <text:p>100.816081</text:p>
          </table:table-cell>
          <table:table-cell office:value-type="float" office:value="99.78795" calcext:value-type="float">
            <text:p>99.78795</text:p>
          </table:table-cell>
          <table:table-cell office:value-type="float" office:value="0.000258" calcext:value-type="float">
            <text:p>0.000258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48" calcext:value-type="float">
            <text:p>2148</text:p>
          </table:table-cell>
          <table:table-cell office:value-type="float" office:value="1848" calcext:value-type="float">
            <text:p>1848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1.094501" calcext:value-type="float">
            <text:p>1.094501</text:p>
          </table:table-cell>
          <table:table-cell office:value-type="float" office:value="99.969505" calcext:value-type="float">
            <text:p>99.969505</text:p>
          </table:table-cell>
          <table:table-cell office:value-type="float" office:value="98.875004" calcext:value-type="float">
            <text:p>98.875004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886" calcext:value-type="float">
            <text:p>11886</text:p>
          </table:table-cell>
          <table:table-cell office:value-type="float" office:value="11646" calcext:value-type="float">
            <text:p>11646</text:p>
          </table:table-cell>
          <table:table-cell office:value-type="float" office:value="248" calcext:value-type="float">
            <text:p>248</text:p>
          </table:table-cell>
          <table:table-cell office:value-type="float" office:value="243" calcext:value-type="float">
            <text:p>243</text:p>
          </table:table-cell>
          <table:table-cell office:value-type="float" office:value="3.468799" calcext:value-type="float">
            <text:p>3.468799</text:p>
          </table:table-cell>
          <table:table-cell office:value-type="float" office:value="100.817387" calcext:value-type="float">
            <text:p>100.817387</text:p>
          </table:table-cell>
          <table:table-cell office:value-type="float" office:value="97.348587" calcext:value-type="float">
            <text:p>97.348587</text:p>
          </table:table-cell>
          <table:table-cell office:value-type="float" office:value="0.000957" calcext:value-type="float">
            <text:p>0.000957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225900" calcext:value-type="float">
            <text:p>18225900</text:p>
          </table:table-cell>
          <table:table-cell office:value-type="float" office:value="10344316" calcext:value-type="float">
            <text:p>10344316</text:p>
          </table:table-cell>
          <table:table-cell office:value-type="float" office:value="17325" calcext:value-type="float">
            <text:p>17325</text:p>
          </table:table-cell>
          <table:table-cell office:value-type="float" office:value="9833" calcext:value-type="float">
            <text:p>9833</text:p>
          </table:table-cell>
          <table:table-cell office:value-type="float" office:value="1.008329" calcext:value-type="float">
            <text:p>1.008329</text:p>
          </table:table-cell>
          <table:table-cell office:value-type="float" office:value="100.480278" calcext:value-type="float">
            <text:p>100.480278</text:p>
          </table:table-cell>
          <table:table-cell office:value-type="float" office:value="99.47195" calcext:value-type="float">
            <text:p>99.47195</text:p>
          </table:table-cell>
          <table:table-cell office:value-type="float" office:value="0.831938" calcext:value-type="float">
            <text:p>0.831938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225900" calcext:value-type="float">
            <text:p>18225900</text:p>
          </table:table-cell>
          <table:table-cell office:value-type="float" office:value="1989332" calcext:value-type="float">
            <text:p>1989332</text:p>
          </table:table-cell>
          <table:table-cell office:value-type="float" office:value="17325" calcext:value-type="float">
            <text:p>17325</text:p>
          </table:table-cell>
          <table:table-cell office:value-type="float" office:value="1891" calcext:value-type="float">
            <text:p>1891</text:p>
          </table:table-cell>
          <table:table-cell office:value-type="float" office:value="1.120505" calcext:value-type="float">
            <text:p>1.120505</text:p>
          </table:table-cell>
          <table:table-cell office:value-type="float" office:value="100.989151" calcext:value-type="float">
            <text:p>100.989151</text:p>
          </table:table-cell>
          <table:table-cell office:value-type="float" office:value="99.868646" calcext:value-type="float">
            <text:p>99.868646</text:p>
          </table:table-cell>
          <table:table-cell office:value-type="float" office:value="0.159356" calcext:value-type="float">
            <text:p>0.159356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9072" calcext:value-type="float">
            <text:p>69072</text:p>
          </table:table-cell>
          <table:table-cell office:value-type="float" office:value="62584" calcext:value-type="float">
            <text:p>62584</text:p>
          </table:table-cell>
          <table:table-cell office:value-type="float" office:value="1700" calcext:value-type="float">
            <text:p>1700</text:p>
          </table:table-cell>
          <table:table-cell office:value-type="float" office:value="1545" calcext:value-type="float">
            <text:p>1545</text:p>
          </table:table-cell>
          <table:table-cell office:value-type="float" office:value="1.055507" calcext:value-type="float">
            <text:p>1.055507</text:p>
          </table:table-cell>
          <table:table-cell office:value-type="float" office:value="100.481737" calcext:value-type="float">
            <text:p>100.481737</text:p>
          </table:table-cell>
          <table:table-cell office:value-type="float" office:value="99.42623" calcext:value-type="float">
            <text:p>99.42623</text:p>
          </table:table-cell>
          <table:table-cell office:value-type="float" office:value="0.005036" calcext:value-type="float">
            <text:p>0.005036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760" calcext:value-type="float">
            <text:p>4760</text:p>
          </table:table-cell>
          <table:table-cell office:value-type="float" office:value="2856" calcext:value-type="float">
            <text:p>2856</text:p>
          </table:table-cell>
          <table:table-cell office:value-type="float" office:value="103" calcext:value-type="float">
            <text:p>103</text:p>
          </table:table-cell>
          <table:table-cell office:value-type="float" office:value="62" calcext:value-type="float">
            <text:p>62</text:p>
          </table:table-cell>
          <table:table-cell office:value-type="float" office:value="1.028117" calcext:value-type="float">
            <text:p>1.028117</text:p>
          </table:table-cell>
          <table:table-cell office:value-type="float" office:value="92.852804" calcext:value-type="float">
            <text:p>92.852804</text:p>
          </table:table-cell>
          <table:table-cell office:value-type="float" office:value="91.824686" calcext:value-type="float">
            <text:p>91.824686</text:p>
          </table:table-cell>
          <table:table-cell office:value-type="float" office:value="0.000249" calcext:value-type="float">
            <text:p>0.000249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16" calcext:value-type="float">
            <text:p>2316</text:p>
          </table:table-cell>
          <table:table-cell office:value-type="float" office:value="1776" calcext:value-type="float">
            <text:p>1776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1.070355" calcext:value-type="float">
            <text:p>1.070355</text:p>
          </table:table-cell>
          <table:table-cell office:value-type="float" office:value="92.851386" calcext:value-type="float">
            <text:p>92.851386</text:p>
          </table:table-cell>
          <table:table-cell office:value-type="float" office:value="91.78103" calcext:value-type="float">
            <text:p>91.78103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848" calcext:value-type="float">
            <text:p>10848</text:p>
          </table:table-cell>
          <table:table-cell office:value-type="float" office:value="10800" calcext:value-type="float">
            <text:p>10800</text:p>
          </table:table-cell>
          <table:table-cell office:value-type="float" office:value="226" calcext:value-type="float">
            <text:p>226</text:p>
          </table:table-cell>
          <table:table-cell office:value-type="float" office:value="225" calcext:value-type="float">
            <text:p>225</text:p>
          </table:table-cell>
          <table:table-cell office:value-type="float" office:value="2.67926" calcext:value-type="float">
            <text:p>2.67926</text:p>
          </table:table-cell>
          <table:table-cell office:value-type="float" office:value="100.025497" calcext:value-type="float">
            <text:p>100.025497</text:p>
          </table:table-cell>
          <table:table-cell office:value-type="float" office:value="97.346237" calcext:value-type="float">
            <text:p>97.346237</text:p>
          </table:table-cell>
          <table:table-cell office:value-type="float" office:value="0.000888" calcext:value-type="float">
            <text:p>0.000888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331100" calcext:value-type="float">
            <text:p>18331100</text:p>
          </table:table-cell>
          <table:table-cell office:value-type="float" office:value="10087628" calcext:value-type="float">
            <text:p>10087628</text:p>
          </table:table-cell>
          <table:table-cell office:value-type="float" office:value="17425" calcext:value-type="float">
            <text:p>17425</text:p>
          </table:table-cell>
          <table:table-cell office:value-type="float" office:value="9589" calcext:value-type="float">
            <text:p>9589</text:p>
          </table:table-cell>
          <table:table-cell office:value-type="float" office:value="1.016861" calcext:value-type="float">
            <text:p>1.016861</text:p>
          </table:table-cell>
          <table:table-cell office:value-type="float" office:value="100.728168" calcext:value-type="float">
            <text:p>100.728168</text:p>
          </table:table-cell>
          <table:table-cell office:value-type="float" office:value="99.711306" calcext:value-type="float">
            <text:p>99.711306</text:p>
          </table:table-cell>
          <table:table-cell office:value-type="float" office:value="0.809347" calcext:value-type="float">
            <text:p>0.809347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331100" calcext:value-type="float">
            <text:p>18331100</text:p>
          </table:table-cell>
          <table:table-cell office:value-type="float" office:value="2107156" calcext:value-type="float">
            <text:p>2107156</text:p>
          </table:table-cell>
          <table:table-cell office:value-type="float" office:value="17425" calcext:value-type="float">
            <text:p>17425</text:p>
          </table:table-cell>
          <table:table-cell office:value-type="float" office:value="2003" calcext:value-type="float">
            <text:p>2003</text:p>
          </table:table-cell>
          <table:table-cell office:value-type="float" office:value="1.136722" calcext:value-type="float">
            <text:p>1.136722</text:p>
          </table:table-cell>
          <table:table-cell office:value-type="float" office:value="100.763434" calcext:value-type="float">
            <text:p>100.763434</text:p>
          </table:table-cell>
          <table:table-cell office:value-type="float" office:value="99.626712" calcext:value-type="float">
            <text:p>99.626712</text:p>
          </table:table-cell>
          <table:table-cell office:value-type="float" office:value="0.169204" calcext:value-type="float">
            <text:p>0.169204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5472" calcext:value-type="float">
            <text:p>75472</text:p>
          </table:table-cell>
          <table:table-cell office:value-type="float" office:value="69464" calcext:value-type="float">
            <text:p>69464</text:p>
          </table:table-cell>
          <table:table-cell office:value-type="float" office:value="1860" calcext:value-type="float">
            <text:p>1860</text:p>
          </table:table-cell>
          <table:table-cell office:value-type="float" office:value="1717" calcext:value-type="float">
            <text:p>1717</text:p>
          </table:table-cell>
          <table:table-cell office:value-type="float" office:value="1.026093" calcext:value-type="float">
            <text:p>1.026093</text:p>
          </table:table-cell>
          <table:table-cell office:value-type="float" office:value="101.097069" calcext:value-type="float">
            <text:p>101.097069</text:p>
          </table:table-cell>
          <table:table-cell office:value-type="float" office:value="100.070976" calcext:value-type="float">
            <text:p>100.070976</text:p>
          </table:table-cell>
          <table:table-cell office:value-type="float" office:value="0.005553" calcext:value-type="float">
            <text:p>0.005553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04" calcext:value-type="float">
            <text:p>4104</text:p>
          </table:table-cell>
          <table:table-cell office:value-type="float" office:value="2616" calcext:value-type="float">
            <text:p>2616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office:value-type="float" office:value="1.024295" calcext:value-type="float">
            <text:p>1.024295</text:p>
          </table:table-cell>
          <table:table-cell office:value-type="float" office:value="99.248419" calcext:value-type="float">
            <text:p>99.248419</text:p>
          </table:table-cell>
          <table:table-cell office:value-type="float" office:value="98.224124" calcext:value-type="float">
            <text:p>98.224124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44" calcext:value-type="float">
            <text:p>2244</text:p>
          </table:table-cell>
          <table:table-cell office:value-type="float" office:value="1884" calcext:value-type="float">
            <text:p>1884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1.064774" calcext:value-type="float">
            <text:p>1.064774</text:p>
          </table:table-cell>
          <table:table-cell office:value-type="float" office:value="101.070503" calcext:value-type="float">
            <text:p>101.070503</text:p>
          </table:table-cell>
          <table:table-cell office:value-type="float" office:value="100.005729" calcext:value-type="float">
            <text:p>100.005729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992" calcext:value-type="float">
            <text:p>10992</text:p>
          </table:table-cell>
          <table:table-cell office:value-type="float" office:value="10944" calcext:value-type="float">
            <text:p>10944</text:p>
          </table:table-cell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  <table:table-cell office:value-type="float" office:value="2.911747" calcext:value-type="float">
            <text:p>2.911747</text:p>
          </table:table-cell>
          <table:table-cell office:value-type="float" office:value="100.255972" calcext:value-type="float">
            <text:p>100.255972</text:p>
          </table:table-cell>
          <table:table-cell office:value-type="float" office:value="97.344225" calcext:value-type="float">
            <text:p>97.344225</text:p>
          </table:table-cell>
          <table:table-cell office:value-type="float" office:value="0.000899" calcext:value-type="float">
            <text:p>0.000899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434196" calcext:value-type="float">
            <text:p>18434196</text:p>
          </table:table-cell>
          <table:table-cell office:value-type="float" office:value="10276988" calcext:value-type="float">
            <text:p>10276988</text:p>
          </table:table-cell>
          <table:table-cell office:value-type="float" office:value="17523" calcext:value-type="float">
            <text:p>17523</text:p>
          </table:table-cell>
          <table:table-cell office:value-type="float" office:value="9769" calcext:value-type="float">
            <text:p>9769</text:p>
          </table:table-cell>
          <table:table-cell office:value-type="float" office:value="1.010213" calcext:value-type="float">
            <text:p>1.010213</text:p>
          </table:table-cell>
          <table:table-cell office:value-type="float" office:value="100.690156" calcext:value-type="float">
            <text:p>100.690156</text:p>
          </table:table-cell>
          <table:table-cell office:value-type="float" office:value="99.679943" calcext:value-type="float">
            <text:p>99.679943</text:p>
          </table:table-cell>
          <table:table-cell office:value-type="float" office:value="0.824799" calcext:value-type="float">
            <text:p>0.824799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434196" calcext:value-type="float">
            <text:p>18434196</text:p>
          </table:table-cell>
          <table:table-cell office:value-type="float" office:value="2036672" calcext:value-type="float">
            <text:p>2036672</text:p>
          </table:table-cell>
          <table:table-cell office:value-type="float" office:value="17523" calcext:value-type="float">
            <text:p>17523</text:p>
          </table:table-cell>
          <table:table-cell office:value-type="float" office:value="1936" calcext:value-type="float">
            <text:p>1936</text:p>
          </table:table-cell>
          <table:table-cell office:value-type="float" office:value="1.371528" calcext:value-type="float">
            <text:p>1.371528</text:p>
          </table:table-cell>
          <table:table-cell office:value-type="float" office:value="101.233375" calcext:value-type="float">
            <text:p>101.233375</text:p>
          </table:table-cell>
          <table:table-cell office:value-type="float" office:value="99.861847" calcext:value-type="float">
            <text:p>99.861847</text:p>
          </table:table-cell>
          <table:table-cell office:value-type="float" office:value="0.163159" calcext:value-type="float">
            <text:p>0.163159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1912" calcext:value-type="float">
            <text:p>71912</text:p>
          </table:table-cell>
          <table:table-cell office:value-type="float" office:value="62168" calcext:value-type="float">
            <text:p>62168</text:p>
          </table:table-cell>
          <table:table-cell office:value-type="float" office:value="1770" calcext:value-type="float">
            <text:p>1770</text:p>
          </table:table-cell>
          <table:table-cell office:value-type="float" office:value="1533" calcext:value-type="float">
            <text:p>1533</text:p>
          </table:table-cell>
          <table:table-cell office:value-type="float" office:value="1.288646" calcext:value-type="float">
            <text:p>1.288646</text:p>
          </table:table-cell>
          <table:table-cell office:value-type="float" office:value="100.735818" calcext:value-type="float">
            <text:p>100.735818</text:p>
          </table:table-cell>
          <table:table-cell office:value-type="float" office:value="99.447172" calcext:value-type="float">
            <text:p>99.447172</text:p>
          </table:table-cell>
          <table:table-cell office:value-type="float" office:value="0.005001" calcext:value-type="float">
            <text:p>0.005001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552" calcext:value-type="float">
            <text:p>4552</text:p>
          </table:table-cell>
          <table:table-cell office:value-type="float" office:value="3008" calcext:value-type="float">
            <text:p>3008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1.267271" calcext:value-type="float">
            <text:p>1.267271</text:p>
          </table:table-cell>
          <table:table-cell office:value-type="float" office:value="98.83227" calcext:value-type="float">
            <text:p>98.83227</text:p>
          </table:table-cell>
          <table:table-cell office:value-type="float" office:value="97.564999" calcext:value-type="float">
            <text:p>97.564999</text:p>
          </table:table-cell>
          <table:table-cell office:value-type="float" office:value="0.000247" calcext:value-type="float">
            <text:p>0.000247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20" calcext:value-type="float">
            <text:p>2520</text:p>
          </table:table-cell>
          <table:table-cell office:value-type="float" office:value="2160" calcext:value-type="float">
            <text:p>2160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1.327193" calcext:value-type="float">
            <text:p>1.327193</text:p>
          </table:table-cell>
          <table:table-cell office:value-type="float" office:value="97.025965" calcext:value-type="float">
            <text:p>97.025965</text:p>
          </table:table-cell>
          <table:table-cell office:value-type="float" office:value="95.698772" calcext:value-type="float">
            <text:p>95.698772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1280" calcext:value-type="float">
            <text:p>11280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float" office:value="3.05303" calcext:value-type="float">
            <text:p>3.05303</text:p>
          </table:table-cell>
          <table:table-cell office:value-type="float" office:value="100.712072" calcext:value-type="float">
            <text:p>100.712072</text:p>
          </table:table-cell>
          <table:table-cell office:value-type="float" office:value="97.659042" calcext:value-type="float">
            <text:p>97.659042</text:p>
          </table:table-cell>
          <table:table-cell office:value-type="float" office:value="0.000924" calcext:value-type="float">
            <text:p>0.000924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538344" calcext:value-type="float">
            <text:p>18538344</text:p>
          </table:table-cell>
          <table:table-cell office:value-type="float" office:value="10471608" calcext:value-type="float">
            <text:p>10471608</text:p>
          </table:table-cell>
          <table:table-cell office:value-type="float" office:value="17622" calcext:value-type="float">
            <text:p>17622</text:p>
          </table:table-cell>
          <table:table-cell office:value-type="float" office:value="9954" calcext:value-type="float">
            <text:p>9954</text:p>
          </table:table-cell>
          <table:table-cell office:value-type="float" office:value="1.016409" calcext:value-type="float">
            <text:p>1.016409</text:p>
          </table:table-cell>
          <table:table-cell office:value-type="float" office:value="100.916173" calcext:value-type="float">
            <text:p>100.916173</text:p>
          </table:table-cell>
          <table:table-cell office:value-type="float" office:value="99.899764" calcext:value-type="float">
            <text:p>99.899764</text:p>
          </table:table-cell>
          <table:table-cell office:value-type="float" office:value="0.838569" calcext:value-type="float">
            <text:p>0.838569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538344" calcext:value-type="float">
            <text:p>18538344</text:p>
          </table:table-cell>
          <table:table-cell office:value-type="float" office:value="2154496" calcext:value-type="float">
            <text:p>2154496</text:p>
          </table:table-cell>
          <table:table-cell office:value-type="float" office:value="17622" calcext:value-type="float">
            <text:p>17622</text:p>
          </table:table-cell>
          <table:table-cell office:value-type="float" office:value="2048" calcext:value-type="float">
            <text:p>2048</text:p>
          </table:table-cell>
          <table:table-cell office:value-type="float" office:value="1.185457" calcext:value-type="float">
            <text:p>1.185457</text:p>
          </table:table-cell>
          <table:table-cell office:value-type="float" office:value="101.100598" calcext:value-type="float">
            <text:p>101.100598</text:p>
          </table:table-cell>
          <table:table-cell office:value-type="float" office:value="99.915141" calcext:value-type="float">
            <text:p>99.915141</text:p>
          </table:table-cell>
          <table:table-cell office:value-type="float" office:value="0.172506" calcext:value-type="float">
            <text:p>0.172506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1488" calcext:value-type="float">
            <text:p>71488</text:p>
          </table:table-cell>
          <table:table-cell office:value-type="float" office:value="64856" calcext:value-type="float">
            <text:p>64856</text:p>
          </table:table-cell>
          <table:table-cell office:value-type="float" office:value="1760" calcext:value-type="float">
            <text:p>1760</text:p>
          </table:table-cell>
          <table:table-cell office:value-type="float" office:value="1600" calcext:value-type="float">
            <text:p>1600</text:p>
          </table:table-cell>
          <table:table-cell office:value-type="float" office:value="1.062861" calcext:value-type="float">
            <text:p>1.062861</text:p>
          </table:table-cell>
          <table:table-cell office:value-type="float" office:value="101.522721" calcext:value-type="float">
            <text:p>101.522721</text:p>
          </table:table-cell>
          <table:table-cell office:value-type="float" office:value="100.45986" calcext:value-type="float">
            <text:p>100.45986</text:p>
          </table:table-cell>
          <table:table-cell office:value-type="float" office:value="0.005165" calcext:value-type="float">
            <text:p>0.005165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96" calcext:value-type="float">
            <text:p>3896</text:p>
          </table:table-cell>
          <table:table-cell office:value-type="float" office:value="2728" calcext:value-type="float">
            <text:p>2728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1.017927" calcext:value-type="float">
            <text:p>1.017927</text:p>
          </table:table-cell>
          <table:table-cell office:value-type="float" office:value="101.521262" calcext:value-type="float">
            <text:p>101.521262</text:p>
          </table:table-cell>
          <table:table-cell office:value-type="float" office:value="100.503335" calcext:value-type="float">
            <text:p>100.503335</text:p>
          </table:table-cell>
          <table:table-cell office:value-type="float" office:value="0.000217" calcext:value-type="float">
            <text:p>0.000217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20" calcext:value-type="float">
            <text:p>2520</text:p>
          </table:table-cell>
          <table:table-cell office:value-type="float" office:value="2160" calcext:value-type="float">
            <text:p>2160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1.095533" calcext:value-type="float">
            <text:p>1.095533</text:p>
          </table:table-cell>
          <table:table-cell office:value-type="float" office:value="101.104733" calcext:value-type="float">
            <text:p>101.104733</text:p>
          </table:table-cell>
          <table:table-cell office:value-type="float" office:value="100.0092" calcext:value-type="float">
            <text:p>100.0092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1694" calcext:value-type="float">
            <text:p>11694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2.605289" calcext:value-type="float">
            <text:p>2.605289</text:p>
          </table:table-cell>
          <table:table-cell office:value-type="float" office:value="101.524167" calcext:value-type="float">
            <text:p>101.524167</text:p>
          </table:table-cell>
          <table:table-cell office:value-type="float" office:value="98.918878" calcext:value-type="float">
            <text:p>98.918878</text:p>
          </table:table-cell>
          <table:table-cell office:value-type="float" office:value="0.000946" calcext:value-type="float">
            <text:p>0.000946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643544" calcext:value-type="float">
            <text:p>18643544</text:p>
          </table:table-cell>
          <table:table-cell office:value-type="float" office:value="10307496" calcext:value-type="float">
            <text:p>10307496</text:p>
          </table:table-cell>
          <table:table-cell office:value-type="float" office:value="17722" calcext:value-type="float">
            <text:p>17722</text:p>
          </table:table-cell>
          <table:table-cell office:value-type="float" office:value="9798" calcext:value-type="float">
            <text:p>9798</text:p>
          </table:table-cell>
          <table:table-cell office:value-type="float" office:value="1.017893" calcext:value-type="float">
            <text:p>1.017893</text:p>
          </table:table-cell>
          <table:table-cell office:value-type="float" office:value="100.801336" calcext:value-type="float">
            <text:p>100.801336</text:p>
          </table:table-cell>
          <table:table-cell office:value-type="float" office:value="99.783443" calcext:value-type="float">
            <text:p>99.783443</text:p>
          </table:table-cell>
          <table:table-cell office:value-type="float" office:value="0.826389" calcext:value-type="float">
            <text:p>0.826389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643544" calcext:value-type="float">
            <text:p>18643544</text:p>
          </table:table-cell>
          <table:table-cell office:value-type="float" office:value="1998800" calcext:value-type="float">
            <text:p>1998800</text:p>
          </table:table-cell>
          <table:table-cell office:value-type="float" office:value="17722" calcext:value-type="float">
            <text:p>17722</text:p>
          </table:table-cell>
          <table:table-cell office:value-type="float" office:value="1900" calcext:value-type="float">
            <text:p>1900</text:p>
          </table:table-cell>
          <table:table-cell office:value-type="float" office:value="1.467819" calcext:value-type="float">
            <text:p>1.467819</text:p>
          </table:table-cell>
          <table:table-cell office:value-type="float" office:value="100.87269" calcext:value-type="float">
            <text:p>100.87269</text:p>
          </table:table-cell>
          <table:table-cell office:value-type="float" office:value="99.404871" calcext:value-type="float">
            <text:p>99.404871</text:p>
          </table:table-cell>
          <table:table-cell office:value-type="float" office:value="0.160861" calcext:value-type="float">
            <text:p>0.160861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0960" calcext:value-type="float">
            <text:p>70960</text:p>
          </table:table-cell>
          <table:table-cell office:value-type="float" office:value="62560" calcext:value-type="float">
            <text:p>62560</text:p>
          </table:table-cell>
          <table:table-cell office:value-type="float" office:value="1749" calcext:value-type="float">
            <text:p>1749</text:p>
          </table:table-cell>
          <table:table-cell office:value-type="float" office:value="1546" calcext:value-type="float">
            <text:p>1546</text:p>
          </table:table-cell>
          <table:table-cell office:value-type="float" office:value="1.31195" calcext:value-type="float">
            <text:p>1.31195</text:p>
          </table:table-cell>
          <table:table-cell office:value-type="float" office:value="100.874588" calcext:value-type="float">
            <text:p>100.874588</text:p>
          </table:table-cell>
          <table:table-cell office:value-type="float" office:value="99.562638" calcext:value-type="float">
            <text:p>99.562638</text:p>
          </table:table-cell>
          <table:table-cell office:value-type="float" office:value="0.005027" calcext:value-type="float">
            <text:p>0.005027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32" calcext:value-type="float">
            <text:p>3832</text:p>
          </table:table-cell>
          <table:table-cell office:value-type="float" office:value="2384" calcext:value-type="float">
            <text:p>2384</text:p>
          </table:table-cell>
          <table:table-cell office:value-type="float" office:value="85" calcext:value-type="float">
            <text:p>85</text:p>
          </table:table-cell>
          <table:table-cell office:value-type="float" office:value="53" calcext:value-type="float">
            <text:p>53</text:p>
          </table:table-cell>
          <table:table-cell office:value-type="float" office:value="1.273471" calcext:value-type="float">
            <text:p>1.273471</text:p>
          </table:table-cell>
          <table:table-cell office:value-type="float" office:value="100.876207" calcext:value-type="float">
            <text:p>100.876207</text:p>
          </table:table-cell>
          <table:table-cell office:value-type="float" office:value="99.602736" calcext:value-type="float">
            <text:p>99.602736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86" calcext:value-type="float">
            <text:p>1686</text:p>
          </table:table-cell>
          <table:table-cell office:value-type="float" office:value="1416" calcext:value-type="float">
            <text:p>1416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90299" calcext:value-type="float">
            <text:p>1.390299</text:p>
          </table:table-cell>
          <table:table-cell office:value-type="float" office:value="97.806294" calcext:value-type="float">
            <text:p>97.806294</text:p>
          </table:table-cell>
          <table:table-cell office:value-type="float" office:value="96.415995" calcext:value-type="float">
            <text:p>96.415995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1502" calcext:value-type="float">
            <text:p>11502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3.176378" calcext:value-type="float">
            <text:p>3.176378</text:p>
          </table:table-cell>
          <table:table-cell office:value-type="float" office:value="100.877513" calcext:value-type="float">
            <text:p>100.877513</text:p>
          </table:table-cell>
          <table:table-cell office:value-type="float" office:value="97.701135" calcext:value-type="float">
            <text:p>97.701135</text:p>
          </table:table-cell>
          <table:table-cell office:value-type="float" office:value="0.000942" calcext:value-type="float">
            <text:p>0.000942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746640" calcext:value-type="float">
            <text:p>18746640</text:p>
          </table:table-cell>
          <table:table-cell office:value-type="float" office:value="9981376" calcext:value-type="float">
            <text:p>9981376</text:p>
          </table:table-cell>
          <table:table-cell office:value-type="float" office:value="17820" calcext:value-type="float">
            <text:p>17820</text:p>
          </table:table-cell>
          <table:table-cell office:value-type="float" office:value="9488" calcext:value-type="float">
            <text:p>9488</text:p>
          </table:table-cell>
          <table:table-cell office:value-type="float" office:value="1.015269" calcext:value-type="float">
            <text:p>1.015269</text:p>
          </table:table-cell>
          <table:table-cell office:value-type="float" office:value="100.604931" calcext:value-type="float">
            <text:p>100.604931</text:p>
          </table:table-cell>
          <table:table-cell office:value-type="float" office:value="99.589663" calcext:value-type="float">
            <text:p>99.589663</text:p>
          </table:table-cell>
          <table:table-cell office:value-type="float" office:value="0.8018" calcext:value-type="float">
            <text:p>0.8018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746640" calcext:value-type="float">
            <text:p>18746640</text:p>
          </table:table-cell>
          <table:table-cell office:value-type="float" office:value="1978812" calcext:value-type="float">
            <text:p>1978812</text:p>
          </table:table-cell>
          <table:table-cell office:value-type="float" office:value="17820" calcext:value-type="float">
            <text:p>17820</text:p>
          </table:table-cell>
          <table:table-cell office:value-type="float" office:value="1881" calcext:value-type="float">
            <text:p>1881</text:p>
          </table:table-cell>
          <table:table-cell office:value-type="float" office:value="1.174327" calcext:value-type="float">
            <text:p>1.174327</text:p>
          </table:table-cell>
          <table:table-cell office:value-type="float" office:value="103.872806" calcext:value-type="float">
            <text:p>103.872806</text:p>
          </table:table-cell>
          <table:table-cell office:value-type="float" office:value="102.698479" calcext:value-type="float">
            <text:p>102.698479</text:p>
          </table:table-cell>
          <table:table-cell office:value-type="float" office:value="0.154145" calcext:value-type="float">
            <text:p>0.154145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7224" calcext:value-type="float">
            <text:p>87224</text:p>
          </table:table-cell>
          <table:table-cell office:value-type="float" office:value="77744" calcext:value-type="float">
            <text:p>77744</text:p>
          </table:table-cell>
          <table:table-cell office:value-type="float" office:value="2153" calcext:value-type="float">
            <text:p>2153</text:p>
          </table:table-cell>
          <table:table-cell office:value-type="float" office:value="1924" calcext:value-type="float">
            <text:p>1924</text:p>
          </table:table-cell>
          <table:table-cell office:value-type="float" office:value="1.062027" calcext:value-type="float">
            <text:p>1.062027</text:p>
          </table:table-cell>
          <table:table-cell office:value-type="float" office:value="103.353852" calcext:value-type="float">
            <text:p>103.353852</text:p>
          </table:table-cell>
          <table:table-cell office:value-type="float" office:value="102.291825" calcext:value-type="float">
            <text:p>102.291825</text:p>
          </table:table-cell>
          <table:table-cell office:value-type="float" office:value="0.00608" calcext:value-type="float">
            <text:p>0.00608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328" calcext:value-type="float">
            <text:p>5328</text:p>
          </table:table-cell>
          <table:table-cell office:value-type="float" office:value="3288" calcext:value-type="float">
            <text:p>3288</text:p>
          </table:table-cell>
          <table:table-cell office:value-type="float" office:value="116" calcext:value-type="float">
            <text:p>116</text:p>
          </table:table-cell>
          <table:table-cell office:value-type="float" office:value="72" calcext:value-type="float">
            <text:p>72</text:p>
          </table:table-cell>
          <table:table-cell office:value-type="float" office:value="1.029403" calcext:value-type="float">
            <text:p>1.029403</text:p>
          </table:table-cell>
          <table:table-cell office:value-type="float" office:value="103.355231" calcext:value-type="float">
            <text:p>103.355231</text:p>
          </table:table-cell>
          <table:table-cell office:value-type="float" office:value="102.325828" calcext:value-type="float">
            <text:p>102.325828</text:p>
          </table:table-cell>
          <table:table-cell office:value-type="float" office:value="0.000257" calcext:value-type="float">
            <text:p>0.000257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50" calcext:value-type="float">
            <text:p>2550</text:p>
          </table:table-cell>
          <table:table-cell office:value-type="float" office:value="2010" calcext:value-type="float">
            <text:p>2010</text:p>
          </table:table-cell>
          <table:table-cell office:value-type="float" office:value="76" calcext:value-type="float">
            <text:p>76</text:p>
          </table:table-cell>
          <table:table-cell office:value-type="float" office:value="58" calcext:value-type="float">
            <text:p>58</text:p>
          </table:table-cell>
          <table:table-cell office:value-type="float" office:value="1.102122" calcext:value-type="float">
            <text:p>1.102122</text:p>
          </table:table-cell>
          <table:table-cell office:value-type="float" office:value="103.358777" calcext:value-type="float">
            <text:p>103.358777</text:p>
          </table:table-cell>
          <table:table-cell office:value-type="float" office:value="102.256655" calcext:value-type="float">
            <text:p>102.256655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272" calcext:value-type="float">
            <text:p>10272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float" office:value="2.863883" calcext:value-type="float">
            <text:p>2.863883</text:p>
          </table:table-cell>
          <table:table-cell office:value-type="float" office:value="100.076957" calcext:value-type="float">
            <text:p>100.076957</text:p>
          </table:table-cell>
          <table:table-cell office:value-type="float" office:value="97.213074" calcext:value-type="float">
            <text:p>97.213074</text:p>
          </table:table-cell>
          <table:table-cell office:value-type="float" office:value="0.000845" calcext:value-type="float">
            <text:p>0.000845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850788" calcext:value-type="float">
            <text:p>18850788</text:p>
          </table:table-cell>
          <table:table-cell office:value-type="float" office:value="10604160" calcext:value-type="float">
            <text:p>10604160</text:p>
          </table:table-cell>
          <table:table-cell office:value-type="float" office:value="17919" calcext:value-type="float">
            <text:p>17919</text:p>
          </table:table-cell>
          <table:table-cell office:value-type="float" office:value="10080" calcext:value-type="float">
            <text:p>10080</text:p>
          </table:table-cell>
          <table:table-cell office:value-type="float" office:value="1.007609" calcext:value-type="float">
            <text:p>1.007609</text:p>
          </table:table-cell>
          <table:table-cell office:value-type="float" office:value="100.692732" calcext:value-type="float">
            <text:p>100.692732</text:p>
          </table:table-cell>
          <table:table-cell office:value-type="float" office:value="99.685123" calcext:value-type="float">
            <text:p>99.685123</text:p>
          </table:table-cell>
          <table:table-cell office:value-type="float" office:value="0.851012" calcext:value-type="float">
            <text:p>0.851012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850788" calcext:value-type="float">
            <text:p>18850788</text:p>
          </table:table-cell>
          <table:table-cell office:value-type="float" office:value="1886236" calcext:value-type="float">
            <text:p>1886236</text:p>
          </table:table-cell>
          <table:table-cell office:value-type="float" office:value="17919" calcext:value-type="float">
            <text:p>17919</text:p>
          </table:table-cell>
          <table:table-cell office:value-type="float" office:value="1793" calcext:value-type="float">
            <text:p>1793</text:p>
          </table:table-cell>
          <table:table-cell office:value-type="float" office:value="1.426254" calcext:value-type="float">
            <text:p>1.426254</text:p>
          </table:table-cell>
          <table:table-cell office:value-type="float" office:value="100.464459" calcext:value-type="float">
            <text:p>100.464459</text:p>
          </table:table-cell>
          <table:table-cell office:value-type="float" office:value="99.038205" calcext:value-type="float">
            <text:p>99.038205</text:p>
          </table:table-cell>
          <table:table-cell office:value-type="float" office:value="0.152364" calcext:value-type="float">
            <text:p>0.152364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0920" calcext:value-type="float">
            <text:p>70920</text:p>
          </table:table-cell>
          <table:table-cell office:value-type="float" office:value="63440" calcext:value-type="float">
            <text:p>63440</text:p>
          </table:table-cell>
          <table:table-cell office:value-type="float" office:value="1747" calcext:value-type="float">
            <text:p>1747</text:p>
          </table:table-cell>
          <table:table-cell office:value-type="float" office:value="1567" calcext:value-type="float">
            <text:p>1567</text:p>
          </table:table-cell>
          <table:table-cell office:value-type="float" office:value="1.292684" calcext:value-type="float">
            <text:p>1.292684</text:p>
          </table:table-cell>
          <table:table-cell office:value-type="float" office:value="100.566475" calcext:value-type="float">
            <text:p>100.566475</text:p>
          </table:table-cell>
          <table:table-cell office:value-type="float" office:value="99.273791" calcext:value-type="float">
            <text:p>99.273791</text:p>
          </table:table-cell>
          <table:table-cell office:value-type="float" office:value="0.005112" calcext:value-type="float">
            <text:p>0.005112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552" calcext:value-type="float">
            <text:p>4552</text:p>
          </table:table-cell>
          <table:table-cell office:value-type="float" office:value="2848" calcext:value-type="float">
            <text:p>2848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1.265194" calcext:value-type="float">
            <text:p>1.265194</text:p>
          </table:table-cell>
          <table:table-cell office:value-type="float" office:value="99.794281" calcext:value-type="float">
            <text:p>99.794281</text:p>
          </table:table-cell>
          <table:table-cell office:value-type="float" office:value="98.529087" calcext:value-type="float">
            <text:p>98.529087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10" calcext:value-type="float">
            <text:p>2310</text:p>
          </table:table-cell>
          <table:table-cell office:value-type="float" office:value="1872" calcext:value-type="float">
            <text:p>1872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.34262" calcext:value-type="float">
            <text:p>1.34262</text:p>
          </table:table-cell>
          <table:table-cell office:value-type="float" office:value="99.305798" calcext:value-type="float">
            <text:p>99.305798</text:p>
          </table:table-cell>
          <table:table-cell office:value-type="float" office:value="97.963178" calcext:value-type="float">
            <text:p>97.963178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1184" calcext:value-type="float">
            <text:p>11184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float" office:value="3.063728" calcext:value-type="float">
            <text:p>3.063728</text:p>
          </table:table-cell>
          <table:table-cell office:value-type="float" office:value="100.587198" calcext:value-type="float">
            <text:p>100.587198</text:p>
          </table:table-cell>
          <table:table-cell office:value-type="float" office:value="97.523469" calcext:value-type="float">
            <text:p>97.523469</text:p>
          </table:table-cell>
          <table:table-cell office:value-type="float" office:value="0.000917" calcext:value-type="float">
            <text:p>0.000917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955988" calcext:value-type="float">
            <text:p>18955988</text:p>
          </table:table-cell>
          <table:table-cell office:value-type="float" office:value="10703048" calcext:value-type="float">
            <text:p>10703048</text:p>
          </table:table-cell>
          <table:table-cell office:value-type="float" office:value="18019" calcext:value-type="float">
            <text:p>18019</text:p>
          </table:table-cell>
          <table:table-cell office:value-type="float" office:value="10174" calcext:value-type="float">
            <text:p>10174</text:p>
          </table:table-cell>
          <table:table-cell office:value-type="float" office:value="1.016369" calcext:value-type="float">
            <text:p>1.016369</text:p>
          </table:table-cell>
          <table:table-cell office:value-type="float" office:value="100.496614" calcext:value-type="float">
            <text:p>100.496614</text:p>
          </table:table-cell>
          <table:table-cell office:value-type="float" office:value="99.480245" calcext:value-type="float">
            <text:p>99.480245</text:p>
          </table:table-cell>
          <table:table-cell office:value-type="float" office:value="0.860717" calcext:value-type="float">
            <text:p>0.860717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955988" calcext:value-type="float">
            <text:p>18955988</text:p>
          </table:table-cell>
          <table:table-cell office:value-type="float" office:value="1857832" calcext:value-type="float">
            <text:p>1857832</text:p>
          </table:table-cell>
          <table:table-cell office:value-type="float" office:value="18019" calcext:value-type="float">
            <text:p>18019</text:p>
          </table:table-cell>
          <table:table-cell office:value-type="float" office:value="1766" calcext:value-type="float">
            <text:p>1766</text:p>
          </table:table-cell>
          <table:table-cell office:value-type="float" office:value="1.147495" calcext:value-type="float">
            <text:p>1.147495</text:p>
          </table:table-cell>
          <table:table-cell office:value-type="float" office:value="100.646702" calcext:value-type="float">
            <text:p>100.646702</text:p>
          </table:table-cell>
          <table:table-cell office:value-type="float" office:value="99.499207" calcext:value-type="float">
            <text:p>99.499207</text:p>
          </table:table-cell>
          <table:table-cell office:value-type="float" office:value="0.149375" calcext:value-type="float">
            <text:p>0.149375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6112" calcext:value-type="float">
            <text:p>66112</text:p>
          </table:table-cell>
          <table:table-cell office:value-type="float" office:value="58120" calcext:value-type="float">
            <text:p>58120</text:p>
          </table:table-cell>
          <table:table-cell office:value-type="float" office:value="1628" calcext:value-type="float">
            <text:p>1628</text:p>
          </table:table-cell>
          <table:table-cell office:value-type="float" office:value="1436" calcext:value-type="float">
            <text:p>1436</text:p>
          </table:table-cell>
          <table:table-cell office:value-type="float" office:value="1.050572" calcext:value-type="float">
            <text:p>1.050572</text:p>
          </table:table-cell>
          <table:table-cell office:value-type="float" office:value="100.81856" calcext:value-type="float">
            <text:p>100.81856</text:p>
          </table:table-cell>
          <table:table-cell office:value-type="float" office:value="99.767988" calcext:value-type="float">
            <text:p>99.767988</text:p>
          </table:table-cell>
          <table:table-cell office:value-type="float" office:value="0.00466" calcext:value-type="float">
            <text:p>0.00466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52" calcext:value-type="float">
            <text:p>3952</text:p>
          </table:table-cell>
          <table:table-cell office:value-type="float" office:value="1976" calcext:value-type="float">
            <text:p>1976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1.018047" calcext:value-type="float">
            <text:p>1.018047</text:p>
          </table:table-cell>
          <table:table-cell office:value-type="float" office:value="94.131186" calcext:value-type="float">
            <text:p>94.131186</text:p>
          </table:table-cell>
          <table:table-cell office:value-type="float" office:value="93.113138" calcext:value-type="float">
            <text:p>93.113138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56" calcext:value-type="float">
            <text:p>2556</text:p>
          </table:table-cell>
          <table:table-cell office:value-type="float" office:value="2268" calcext:value-type="float">
            <text:p>2268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1.085278" calcext:value-type="float">
            <text:p>1.085278</text:p>
          </table:table-cell>
          <table:table-cell office:value-type="float" office:value="97.600421" calcext:value-type="float">
            <text:p>97.600421</text:p>
          </table:table-cell>
          <table:table-cell office:value-type="float" office:value="96.515143" calcext:value-type="float">
            <text:p>96.515143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368" calcext:value-type="float">
            <text:p>10368</text:p>
          </table:table-cell>
          <table:table-cell office:value-type="float" office:value="10320" calcext:value-type="float">
            <text:p>10320</text:p>
          </table:table-cell>
          <table:table-cell office:value-type="float" office:value="216" calcext:value-type="float">
            <text:p>216</text:p>
          </table:table-cell>
          <table:table-cell office:value-type="float" office:value="215" calcext:value-type="float">
            <text:p>215</text:p>
          </table:table-cell>
          <table:table-cell office:value-type="float" office:value="2.875997" calcext:value-type="float">
            <text:p>2.875997</text:p>
          </table:table-cell>
          <table:table-cell office:value-type="float" office:value="99.867652" calcext:value-type="float">
            <text:p>99.867652</text:p>
          </table:table-cell>
          <table:table-cell office:value-type="float" office:value="96.991655" calcext:value-type="float">
            <text:p>96.991655</text:p>
          </table:table-cell>
          <table:table-cell office:value-type="float" office:value="0.000851" calcext:value-type="float">
            <text:p>0.000851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059084" calcext:value-type="float">
            <text:p>19059084</text:p>
          </table:table-cell>
          <table:table-cell office:value-type="float" office:value="10831392" calcext:value-type="float">
            <text:p>10831392</text:p>
          </table:table-cell>
          <table:table-cell office:value-type="float" office:value="18117" calcext:value-type="float">
            <text:p>18117</text:p>
          </table:table-cell>
          <table:table-cell office:value-type="float" office:value="10296" calcext:value-type="float">
            <text:p>10296</text:p>
          </table:table-cell>
          <table:table-cell office:value-type="float" office:value="1.008509" calcext:value-type="float">
            <text:p>1.008509</text:p>
          </table:table-cell>
          <table:table-cell office:value-type="float" office:value="100.498763" calcext:value-type="float">
            <text:p>100.498763</text:p>
          </table:table-cell>
          <table:table-cell office:value-type="float" office:value="99.490255" calcext:value-type="float">
            <text:p>99.490255</text:p>
          </table:table-cell>
          <table:table-cell office:value-type="float" office:value="0.870951" calcext:value-type="float">
            <text:p>0.870951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059084" calcext:value-type="float">
            <text:p>19059084</text:p>
          </table:table-cell>
          <table:table-cell office:value-type="float" office:value="1932524" calcext:value-type="float">
            <text:p>1932524</text:p>
          </table:table-cell>
          <table:table-cell office:value-type="float" office:value="18117" calcext:value-type="float">
            <text:p>18117</text:p>
          </table:table-cell>
          <table:table-cell office:value-type="float" office:value="1837" calcext:value-type="float">
            <text:p>1837</text:p>
          </table:table-cell>
          <table:table-cell office:value-type="float" office:value="1.143919" calcext:value-type="float">
            <text:p>1.143919</text:p>
          </table:table-cell>
          <table:table-cell office:value-type="float" office:value="93.186904" calcext:value-type="float">
            <text:p>93.186904</text:p>
          </table:table-cell>
          <table:table-cell office:value-type="float" office:value="92.042985" calcext:value-type="float">
            <text:p>92.042985</text:p>
          </table:table-cell>
          <table:table-cell office:value-type="float" office:value="0.167967" calcext:value-type="float">
            <text:p>0.167967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3920" calcext:value-type="float">
            <text:p>73920</text:p>
          </table:table-cell>
          <table:table-cell office:value-type="float" office:value="67536" calcext:value-type="float">
            <text:p>67536</text:p>
          </table:table-cell>
          <table:table-cell office:value-type="float" office:value="1824" calcext:value-type="float">
            <text:p>1824</text:p>
          </table:table-cell>
          <table:table-cell office:value-type="float" office:value="1672" calcext:value-type="float">
            <text:p>1672</text:p>
          </table:table-cell>
          <table:table-cell office:value-type="float" office:value="1.049548" calcext:value-type="float">
            <text:p>1.049548</text:p>
          </table:table-cell>
          <table:table-cell office:value-type="float" office:value="93.406874" calcext:value-type="float">
            <text:p>93.406874</text:p>
          </table:table-cell>
          <table:table-cell office:value-type="float" office:value="92.357326" calcext:value-type="float">
            <text:p>92.357326</text:p>
          </table:table-cell>
          <table:table-cell office:value-type="float" office:value="0.00585" calcext:value-type="float">
            <text:p>0.00585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28" calcext:value-type="float">
            <text:p>4128</text:p>
          </table:table-cell>
          <table:table-cell office:value-type="float" office:value="2552" calcext:value-type="float">
            <text:p>2552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office:value-type="float" office:value="1.023358" calcext:value-type="float">
            <text:p>1.023358</text:p>
          </table:table-cell>
          <table:table-cell office:value-type="float" office:value="92.239457" calcext:value-type="float">
            <text:p>92.239457</text:p>
          </table:table-cell>
          <table:table-cell office:value-type="float" office:value="91.216099" calcext:value-type="float">
            <text:p>91.216099</text:p>
          </table:table-cell>
          <table:table-cell office:value-type="float" office:value="0.000224" calcext:value-type="float">
            <text:p>0.000224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14" calcext:value-type="float">
            <text:p>2514</text:p>
          </table:table-cell>
          <table:table-cell office:value-type="float" office:value="2154" calcext:value-type="float">
            <text:p>2154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1.076285" calcext:value-type="float">
            <text:p>1.076285</text:p>
          </table:table-cell>
          <table:table-cell office:value-type="float" office:value="92.232145" calcext:value-type="float">
            <text:p>92.232145</text:p>
          </table:table-cell>
          <table:table-cell office:value-type="float" office:value="91.155859" calcext:value-type="float">
            <text:p>91.155859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744" calcext:value-type="float">
            <text:p>9744</text:p>
          </table:table-cell>
          <table:table-cell office:value-type="float" office:value="9696" calcext:value-type="float">
            <text:p>9696</text:p>
          </table:table-cell>
          <table:table-cell office:value-type="float" office:value="203" calcext:value-type="float">
            <text:p>203</text:p>
          </table:table-cell>
          <table:table-cell office:value-type="float" office:value="202" calcext:value-type="float">
            <text:p>202</text:p>
          </table:table-cell>
          <table:table-cell office:value-type="float" office:value="2.853033" calcext:value-type="float">
            <text:p>2.853033</text:p>
          </table:table-cell>
          <table:table-cell office:value-type="float" office:value="98.888732" calcext:value-type="float">
            <text:p>98.888732</text:p>
          </table:table-cell>
          <table:table-cell office:value-type="float" office:value="96.035699" calcext:value-type="float">
            <text:p>96.035699</text:p>
          </table:table-cell>
          <table:table-cell office:value-type="float" office:value="0.000808" calcext:value-type="float">
            <text:p>0.000808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163232" calcext:value-type="float">
            <text:p>19163232</text:p>
          </table:table-cell>
          <table:table-cell office:value-type="float" office:value="10213868" calcext:value-type="float">
            <text:p>10213868</text:p>
          </table:table-cell>
          <table:table-cell office:value-type="float" office:value="18216" calcext:value-type="float">
            <text:p>18216</text:p>
          </table:table-cell>
          <table:table-cell office:value-type="float" office:value="9709" calcext:value-type="float">
            <text:p>9709</text:p>
          </table:table-cell>
          <table:table-cell office:value-type="float" office:value="1.007749" calcext:value-type="float">
            <text:p>1.007749</text:p>
          </table:table-cell>
          <table:table-cell office:value-type="float" office:value="100.543127" calcext:value-type="float">
            <text:p>100.543127</text:p>
          </table:table-cell>
          <table:table-cell office:value-type="float" office:value="99.535378" calcext:value-type="float">
            <text:p>99.535378</text:p>
          </table:table-cell>
          <table:table-cell office:value-type="float" office:value="0.820924" calcext:value-type="float">
            <text:p>0.820924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163232" calcext:value-type="float">
            <text:p>19163232</text:p>
          </table:table-cell>
          <table:table-cell office:value-type="float" office:value="1936732" calcext:value-type="float">
            <text:p>1936732</text:p>
          </table:table-cell>
          <table:table-cell office:value-type="float" office:value="18216" calcext:value-type="float">
            <text:p>18216</text:p>
          </table:table-cell>
          <table:table-cell office:value-type="float" office:value="1841" calcext:value-type="float">
            <text:p>1841</text:p>
          </table:table-cell>
          <table:table-cell office:value-type="float" office:value="1.155061" calcext:value-type="float">
            <text:p>1.155061</text:p>
          </table:table-cell>
          <table:table-cell office:value-type="float" office:value="100.841077" calcext:value-type="float">
            <text:p>100.841077</text:p>
          </table:table-cell>
          <table:table-cell office:value-type="float" office:value="99.686016" calcext:value-type="float">
            <text:p>99.686016</text:p>
          </table:table-cell>
          <table:table-cell office:value-type="float" office:value="0.155427" calcext:value-type="float">
            <text:p>0.155427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0504" calcext:value-type="float">
            <text:p>80504</text:p>
          </table:table-cell>
          <table:table-cell office:value-type="float" office:value="71288" calcext:value-type="float">
            <text:p>71288</text:p>
          </table:table-cell>
          <table:table-cell office:value-type="float" office:value="1987" calcext:value-type="float">
            <text:p>1987</text:p>
          </table:table-cell>
          <table:table-cell office:value-type="float" office:value="1763" calcext:value-type="float">
            <text:p>1763</text:p>
          </table:table-cell>
          <table:table-cell office:value-type="float" office:value="1.043318" calcext:value-type="float">
            <text:p>1.043318</text:p>
          </table:table-cell>
          <table:table-cell office:value-type="float" office:value="100.592577" calcext:value-type="float">
            <text:p>100.592577</text:p>
          </table:table-cell>
          <table:table-cell office:value-type="float" office:value="99.549259" calcext:value-type="float">
            <text:p>99.549259</text:p>
          </table:table-cell>
          <table:table-cell office:value-type="float" office:value="0.005729" calcext:value-type="float">
            <text:p>0.005729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12" calcext:value-type="float">
            <text:p>3712</text:p>
          </table:table-cell>
          <table:table-cell office:value-type="float" office:value="2544" calcext:value-type="float">
            <text:p>2544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office:value-type="float" office:value="1.027697" calcext:value-type="float">
            <text:p>1.027697</text:p>
          </table:table-cell>
          <table:table-cell office:value-type="float" office:value="100.329657" calcext:value-type="float">
            <text:p>100.329657</text:p>
          </table:table-cell>
          <table:table-cell office:value-type="float" office:value="99.30196" calcext:value-type="float">
            <text:p>99.30196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18" calcext:value-type="float">
            <text:p>1818</text:p>
          </table:table-cell>
          <table:table-cell office:value-type="float" office:value="1410" calcext:value-type="float">
            <text:p>1410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1.076504" calcext:value-type="float">
            <text:p>1.076504</text:p>
          </table:table-cell>
          <table:table-cell office:value-type="float" office:value="100.311595" calcext:value-type="float">
            <text:p>100.311595</text:p>
          </table:table-cell>
          <table:table-cell office:value-type="float" office:value="99.235091" calcext:value-type="float">
            <text:p>99.235091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424" calcext:value-type="float">
            <text:p>11424</text:p>
          </table:table-cell>
          <table:table-cell office:value-type="float" office:value="11376" calcext:value-type="float">
            <text:p>11376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.973162" calcext:value-type="float">
            <text:p>2.973162</text:p>
          </table:table-cell>
          <table:table-cell office:value-type="float" office:value="100.57285" calcext:value-type="float">
            <text:p>100.57285</text:p>
          </table:table-cell>
          <table:table-cell office:value-type="float" office:value="97.599688" calcext:value-type="float">
            <text:p>97.599688</text:p>
          </table:table-cell>
          <table:table-cell office:value-type="float" office:value="0.000932" calcext:value-type="float">
            <text:p>0.000932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268432" calcext:value-type="float">
            <text:p>19268432</text:p>
          </table:table-cell>
          <table:table-cell office:value-type="float" office:value="10914500" calcext:value-type="float">
            <text:p>10914500</text:p>
          </table:table-cell>
          <table:table-cell office:value-type="float" office:value="18316" calcext:value-type="float">
            <text:p>18316</text:p>
          </table:table-cell>
          <table:table-cell office:value-type="float" office:value="10375" calcext:value-type="float">
            <text:p>10375</text:p>
          </table:table-cell>
          <table:table-cell office:value-type="float" office:value="1.015807" calcext:value-type="float">
            <text:p>1.015807</text:p>
          </table:table-cell>
          <table:table-cell office:value-type="float" office:value="100.898243" calcext:value-type="float">
            <text:p>100.898243</text:p>
          </table:table-cell>
          <table:table-cell office:value-type="float" office:value="99.882436" calcext:value-type="float">
            <text:p>99.882436</text:p>
          </table:table-cell>
          <table:table-cell office:value-type="float" office:value="0.874188" calcext:value-type="float">
            <text:p>0.874188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268432" calcext:value-type="float">
            <text:p>19268432</text:p>
          </table:table-cell>
          <table:table-cell office:value-type="float" office:value="1888340" calcext:value-type="float">
            <text:p>1888340</text:p>
          </table:table-cell>
          <table:table-cell office:value-type="float" office:value="18316" calcext:value-type="float">
            <text:p>18316</text:p>
          </table:table-cell>
          <table:table-cell office:value-type="float" office:value="1795" calcext:value-type="float">
            <text:p>1795</text:p>
          </table:table-cell>
          <table:table-cell office:value-type="float" office:value="1.134669" calcext:value-type="float">
            <text:p>1.134669</text:p>
          </table:table-cell>
          <table:table-cell office:value-type="float" office:value="101.009547" calcext:value-type="float">
            <text:p>101.009547</text:p>
          </table:table-cell>
          <table:table-cell office:value-type="float" office:value="99.874877" calcext:value-type="float">
            <text:p>99.874877</text:p>
          </table:table-cell>
          <table:table-cell office:value-type="float" office:value="0.151256" calcext:value-type="float">
            <text:p>0.151256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6176" calcext:value-type="float">
            <text:p>66176</text:p>
          </table:table-cell>
          <table:table-cell office:value-type="float" office:value="59480" calcext:value-type="float">
            <text:p>59480</text:p>
          </table:table-cell>
          <table:table-cell office:value-type="float" office:value="1631" calcext:value-type="float">
            <text:p>1631</text:p>
          </table:table-cell>
          <table:table-cell office:value-type="float" office:value="1470" calcext:value-type="float">
            <text:p>1470</text:p>
          </table:table-cell>
          <table:table-cell office:value-type="float" office:value="1.009872" calcext:value-type="float">
            <text:p>1.009872</text:p>
          </table:table-cell>
          <table:table-cell office:value-type="float" office:value="100.512688" calcext:value-type="float">
            <text:p>100.512688</text:p>
          </table:table-cell>
          <table:table-cell office:value-type="float" office:value="99.502816" calcext:value-type="float">
            <text:p>99.502816</text:p>
          </table:table-cell>
          <table:table-cell office:value-type="float" office:value="0.004782" calcext:value-type="float">
            <text:p>0.004782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28" calcext:value-type="float">
            <text:p>3928</text:p>
          </table:table-cell>
          <table:table-cell office:value-type="float" office:value="2536" calcext:value-type="float">
            <text:p>2536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1.017785" calcext:value-type="float">
            <text:p>1.017785</text:p>
          </table:table-cell>
          <table:table-cell office:value-type="float" office:value="99.345555" calcext:value-type="float">
            <text:p>99.345555</text:p>
          </table:table-cell>
          <table:table-cell office:value-type="float" office:value="98.327769" calcext:value-type="float">
            <text:p>98.327769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02" calcext:value-type="float">
            <text:p>2202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1.051211" calcext:value-type="float">
            <text:p>1.051211</text:p>
          </table:table-cell>
          <table:table-cell office:value-type="float" office:value="100.34833" calcext:value-type="float">
            <text:p>100.34833</text:p>
          </table:table-cell>
          <table:table-cell office:value-type="float" office:value="99.297118" calcext:value-type="float">
            <text:p>99.297118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744" calcext:value-type="float">
            <text:p>9744</text:p>
          </table:table-cell>
          <table:table-cell office:value-type="float" office:value="9696" calcext:value-type="float">
            <text:p>9696</text:p>
          </table:table-cell>
          <table:table-cell office:value-type="float" office:value="203" calcext:value-type="float">
            <text:p>203</text:p>
          </table:table-cell>
          <table:table-cell office:value-type="float" office:value="202" calcext:value-type="float">
            <text:p>202</text:p>
          </table:table-cell>
          <table:table-cell office:value-type="float" office:value="3.002736" calcext:value-type="float">
            <text:p>3.002736</text:p>
          </table:table-cell>
          <table:table-cell office:value-type="float" office:value="100.373681" calcext:value-type="float">
            <text:p>100.373681</text:p>
          </table:table-cell>
          <table:table-cell office:value-type="float" office:value="97.370945" calcext:value-type="float">
            <text:p>97.370945</text:p>
          </table:table-cell>
          <table:table-cell office:value-type="float" office:value="0.000797" calcext:value-type="float">
            <text:p>0.000797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372580" calcext:value-type="float">
            <text:p>19372580</text:p>
          </table:table-cell>
          <table:table-cell office:value-type="float" office:value="10693580" calcext:value-type="float">
            <text:p>10693580</text:p>
          </table:table-cell>
          <table:table-cell office:value-type="float" office:value="18415" calcext:value-type="float">
            <text:p>18415</text:p>
          </table:table-cell>
          <table:table-cell office:value-type="float" office:value="10165" calcext:value-type="float">
            <text:p>10165</text:p>
          </table:table-cell>
          <table:table-cell office:value-type="float" office:value="1.011549" calcext:value-type="float">
            <text:p>1.011549</text:p>
          </table:table-cell>
          <table:table-cell office:value-type="float" office:value="100.844448" calcext:value-type="float">
            <text:p>100.844448</text:p>
          </table:table-cell>
          <table:table-cell office:value-type="float" office:value="99.832899" calcext:value-type="float">
            <text:p>99.832899</text:p>
          </table:table-cell>
          <table:table-cell office:value-type="float" office:value="0.856918" calcext:value-type="float">
            <text:p>0.856918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372580" calcext:value-type="float">
            <text:p>19372580</text:p>
          </table:table-cell>
          <table:table-cell office:value-type="float" office:value="1940940" calcext:value-type="float">
            <text:p>1940940</text:p>
          </table:table-cell>
          <table:table-cell office:value-type="float" office:value="18415" calcext:value-type="float">
            <text:p>18415</text:p>
          </table:table-cell>
          <table:table-cell office:value-type="float" office:value="1845" calcext:value-type="float">
            <text:p>1845</text:p>
          </table:table-cell>
          <table:table-cell office:value-type="float" office:value="1.2098" calcext:value-type="float">
            <text:p>1.2098</text:p>
          </table:table-cell>
          <table:table-cell office:value-type="float" office:value="101.447998" calcext:value-type="float">
            <text:p>101.447998</text:p>
          </table:table-cell>
          <table:table-cell office:value-type="float" office:value="100.238198" calcext:value-type="float">
            <text:p>100.238198</text:p>
          </table:table-cell>
          <table:table-cell office:value-type="float" office:value="0.154906" calcext:value-type="float">
            <text:p>0.154906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4200" calcext:value-type="float">
            <text:p>74200</text:p>
          </table:table-cell>
          <table:table-cell office:value-type="float" office:value="66000" calcext:value-type="float">
            <text:p>66000</text:p>
          </table:table-cell>
          <table:table-cell office:value-type="float" office:value="1829" calcext:value-type="float">
            <text:p>1829</text:p>
          </table:table-cell>
          <table:table-cell office:value-type="float" office:value="1629" calcext:value-type="float">
            <text:p>1629</text:p>
          </table:table-cell>
          <table:table-cell office:value-type="float" office:value="1.058487" calcext:value-type="float">
            <text:p>1.058487</text:p>
          </table:table-cell>
          <table:table-cell office:value-type="float" office:value="101.104124" calcext:value-type="float">
            <text:p>101.104124</text:p>
          </table:table-cell>
          <table:table-cell office:value-type="float" office:value="100.045637" calcext:value-type="float">
            <text:p>100.045637</text:p>
          </table:table-cell>
          <table:table-cell office:value-type="float" office:value="0.005278" calcext:value-type="float">
            <text:p>0.005278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04" calcext:value-type="float">
            <text:p>4104</text:p>
          </table:table-cell>
          <table:table-cell office:value-type="float" office:value="3048" calcext:value-type="float">
            <text:p>3048</text:p>
          </table:table-cell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1.025883" calcext:value-type="float">
            <text:p>1.025883</text:p>
          </table:table-cell>
          <table:table-cell office:value-type="float" office:value="100.870242" calcext:value-type="float">
            <text:p>100.870242</text:p>
          </table:table-cell>
          <table:table-cell office:value-type="float" office:value="99.844359" calcext:value-type="float">
            <text:p>99.844359</text:p>
          </table:table-cell>
          <table:table-cell office:value-type="float" office:value="0.000244" calcext:value-type="float">
            <text:p>0.000244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60" calcext:value-type="float">
            <text:p>2460</text:p>
          </table:table-cell>
          <table:table-cell office:value-type="float" office:value="1782" calcext:value-type="float">
            <text:p>1782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.093041" calcext:value-type="float">
            <text:p>1.093041</text:p>
          </table:table-cell>
          <table:table-cell office:value-type="float" office:value="100.848743" calcext:value-type="float">
            <text:p>100.848743</text:p>
          </table:table-cell>
          <table:table-cell office:value-type="float" office:value="99.755703" calcext:value-type="float">
            <text:p>99.755703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1472" calcext:value-type="float">
            <text:p>11472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.929902" calcext:value-type="float">
            <text:p>2.929902</text:p>
          </table:table-cell>
          <table:table-cell office:value-type="float" office:value="100.987472" calcext:value-type="float">
            <text:p>100.987472</text:p>
          </table:table-cell>
          <table:table-cell office:value-type="float" office:value="98.05757" calcext:value-type="float">
            <text:p>98.05757</text:p>
          </table:table-cell>
          <table:table-cell office:value-type="float" office:value="0.000936" calcext:value-type="float">
            <text:p>0.000936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475676" calcext:value-type="float">
            <text:p>19475676</text:p>
          </table:table-cell>
          <table:table-cell office:value-type="float" office:value="10642032" calcext:value-type="float">
            <text:p>10642032</text:p>
          </table:table-cell>
          <table:table-cell office:value-type="float" office:value="18513" calcext:value-type="float">
            <text:p>18513</text:p>
          </table:table-cell>
          <table:table-cell office:value-type="float" office:value="10116" calcext:value-type="float">
            <text:p>10116</text:p>
          </table:table-cell>
          <table:table-cell office:value-type="float" office:value="1.016369" calcext:value-type="float">
            <text:p>1.016369</text:p>
          </table:table-cell>
          <table:table-cell office:value-type="float" office:value="100.801649" calcext:value-type="float">
            <text:p>100.801649</text:p>
          </table:table-cell>
          <table:table-cell office:value-type="float" office:value="99.78528" calcext:value-type="float">
            <text:p>99.78528</text:p>
          </table:table-cell>
          <table:table-cell office:value-type="float" office:value="0.853195" calcext:value-type="float">
            <text:p>0.853195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475676" calcext:value-type="float">
            <text:p>19475676</text:p>
          </table:table-cell>
          <table:table-cell office:value-type="float" office:value="1998800" calcext:value-type="float">
            <text:p>1998800</text:p>
          </table:table-cell>
          <table:table-cell office:value-type="float" office:value="18513" calcext:value-type="float">
            <text:p>18513</text:p>
          </table:table-cell>
          <table:table-cell office:value-type="float" office:value="1900" calcext:value-type="float">
            <text:p>1900</text:p>
          </table:table-cell>
          <table:table-cell office:value-type="float" office:value="1.129085" calcext:value-type="float">
            <text:p>1.129085</text:p>
          </table:table-cell>
          <table:table-cell office:value-type="float" office:value="101.342942" calcext:value-type="float">
            <text:p>101.342942</text:p>
          </table:table-cell>
          <table:table-cell office:value-type="float" office:value="100.213858" calcext:value-type="float">
            <text:p>100.213858</text:p>
          </table:table-cell>
          <table:table-cell office:value-type="float" office:value="0.159563" calcext:value-type="float">
            <text:p>0.159563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8448" calcext:value-type="float">
            <text:p>58448</text:p>
          </table:table-cell>
          <table:table-cell office:value-type="float" office:value="50864" calcext:value-type="float">
            <text:p>50864</text:p>
          </table:table-cell>
          <table:table-cell office:value-type="float" office:value="1435" calcext:value-type="float">
            <text:p>1435</text:p>
          </table:table-cell>
          <table:table-cell office:value-type="float" office:value="1253" calcext:value-type="float">
            <text:p>1253</text:p>
          </table:table-cell>
          <table:table-cell office:value-type="float" office:value="1.038983" calcext:value-type="float">
            <text:p>1.038983</text:p>
          </table:table-cell>
          <table:table-cell office:value-type="float" office:value="100.890272" calcext:value-type="float">
            <text:p>100.890272</text:p>
          </table:table-cell>
          <table:table-cell office:value-type="float" office:value="99.851289" calcext:value-type="float">
            <text:p>99.851289</text:p>
          </table:table-cell>
          <table:table-cell office:value-type="float" office:value="0.004075" calcext:value-type="float">
            <text:p>0.004075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64" calcext:value-type="float">
            <text:p>3664</text:p>
          </table:table-cell>
          <table:table-cell office:value-type="float" office:value="2384" calcext:value-type="float">
            <text:p>2384</text:p>
          </table:table-cell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  <table:table-cell office:value-type="float" office:value="1.023722" calcext:value-type="float">
            <text:p>1.023722</text:p>
          </table:table-cell>
          <table:table-cell office:value-type="float" office:value="95.997729" calcext:value-type="float">
            <text:p>95.997729</text:p>
          </table:table-cell>
          <table:table-cell office:value-type="float" office:value="94.974007" calcext:value-type="float">
            <text:p>94.974007</text:p>
          </table:table-cell>
          <table:table-cell office:value-type="float" office:value="0.000201" calcext:value-type="float">
            <text:p>0.000201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80" calcext:value-type="float">
            <text:p>2580</text:p>
          </table:table-cell>
          <table:table-cell office:value-type="float" office:value="2172" calcext:value-type="float">
            <text:p>2172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1.067688" calcext:value-type="float">
            <text:p>1.067688</text:p>
          </table:table-cell>
          <table:table-cell office:value-type="float" office:value="100.804442" calcext:value-type="float">
            <text:p>100.804442</text:p>
          </table:table-cell>
          <table:table-cell office:value-type="float" office:value="99.736754" calcext:value-type="float">
            <text:p>99.736754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280" calcext:value-type="float">
            <text:p>11280</text:p>
          </table:table-cell>
          <table:table-cell office:value-type="float" office:value="11232" calcext:value-type="float">
            <text:p>11232</text:p>
          </table:table-cell>
          <table:table-cell office:value-type="float" office:value="235" calcext:value-type="float">
            <text:p>235</text:p>
          </table:table-cell>
          <table:table-cell office:value-type="float" office:value="234" calcext:value-type="float">
            <text:p>234</text:p>
          </table:table-cell>
          <table:table-cell office:value-type="float" office:value="2.937517" calcext:value-type="float">
            <text:p>2.937517</text:p>
          </table:table-cell>
          <table:table-cell office:value-type="float" office:value="100.86833" calcext:value-type="float">
            <text:p>100.86833</text:p>
          </table:table-cell>
          <table:table-cell office:value-type="float" office:value="97.930812" calcext:value-type="float">
            <text:p>97.930812</text:p>
          </table:table-cell>
          <table:table-cell office:value-type="float" office:value="0.000918" calcext:value-type="float">
            <text:p>0.000918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579824" calcext:value-type="float">
            <text:p>19579824</text:p>
          </table:table-cell>
          <table:table-cell office:value-type="float" office:value="10064484" calcext:value-type="float">
            <text:p>10064484</text:p>
          </table:table-cell>
          <table:table-cell office:value-type="float" office:value="18612" calcext:value-type="float">
            <text:p>18612</text:p>
          </table:table-cell>
          <table:table-cell office:value-type="float" office:value="9567" calcext:value-type="float">
            <text:p>9567</text:p>
          </table:table-cell>
          <table:table-cell office:value-type="float" office:value="1.007609" calcext:value-type="float">
            <text:p>1.007609</text:p>
          </table:table-cell>
          <table:table-cell office:value-type="float" office:value="100.513686" calcext:value-type="float">
            <text:p>100.513686</text:p>
          </table:table-cell>
          <table:table-cell office:value-type="float" office:value="99.506078" calcext:value-type="float">
            <text:p>99.506078</text:p>
          </table:table-cell>
          <table:table-cell office:value-type="float" office:value="0.809155" calcext:value-type="float">
            <text:p>0.809155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579824" calcext:value-type="float">
            <text:p>19579824</text:p>
          </table:table-cell>
          <table:table-cell office:value-type="float" office:value="2035620" calcext:value-type="float">
            <text:p>2035620</text:p>
          </table:table-cell>
          <table:table-cell office:value-type="float" office:value="18612" calcext:value-type="float">
            <text:p>18612</text:p>
          </table:table-cell>
          <table:table-cell office:value-type="float" office:value="1935" calcext:value-type="float">
            <text:p>1935</text:p>
          </table:table-cell>
          <table:table-cell office:value-type="float" office:value="1.151279" calcext:value-type="float">
            <text:p>1.151279</text:p>
          </table:table-cell>
          <table:table-cell office:value-type="float" office:value="100.558242" calcext:value-type="float">
            <text:p>100.558242</text:p>
          </table:table-cell>
          <table:table-cell office:value-type="float" office:value="99.406962" calcext:value-type="float">
            <text:p>99.406962</text:p>
          </table:table-cell>
          <table:table-cell office:value-type="float" office:value="0.163821" calcext:value-type="float">
            <text:p>0.163821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8872" calcext:value-type="float">
            <text:p>78872</text:p>
          </table:table-cell>
          <table:table-cell office:value-type="float" office:value="69720" calcext:value-type="float">
            <text:p>69720</text:p>
          </table:table-cell>
          <table:table-cell office:value-type="float" office:value="1947" calcext:value-type="float">
            <text:p>1947</text:p>
          </table:table-cell>
          <table:table-cell office:value-type="float" office:value="1724" calcext:value-type="float">
            <text:p>1724</text:p>
          </table:table-cell>
          <table:table-cell office:value-type="float" office:value="1.049667" calcext:value-type="float">
            <text:p>1.049667</text:p>
          </table:table-cell>
          <table:table-cell office:value-type="float" office:value="100.62987" calcext:value-type="float">
            <text:p>100.62987</text:p>
          </table:table-cell>
          <table:table-cell office:value-type="float" office:value="99.580203" calcext:value-type="float">
            <text:p>99.580203</text:p>
          </table:table-cell>
          <table:table-cell office:value-type="float" office:value="0.005601" calcext:value-type="float">
            <text:p>0.005601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544" calcext:value-type="float">
            <text:p>4544</text:p>
          </table:table-cell>
          <table:table-cell office:value-type="float" office:value="3024" calcext:value-type="float">
            <text:p>3024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1.022777" calcext:value-type="float">
            <text:p>1.022777</text:p>
          </table:table-cell>
          <table:table-cell office:value-type="float" office:value="98.322212" calcext:value-type="float">
            <text:p>98.322212</text:p>
          </table:table-cell>
          <table:table-cell office:value-type="float" office:value="97.299435" calcext:value-type="float">
            <text:p>97.299435</text:p>
          </table:table-cell>
          <table:table-cell office:value-type="float" office:value="0.000249" calcext:value-type="float">
            <text:p>0.000249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00" calcext:value-type="float">
            <text:p>2100</text:p>
          </table:table-cell>
          <table:table-cell office:value-type="float" office:value="1614" calcext:value-type="float">
            <text:p>1614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1.083593" calcext:value-type="float">
            <text:p>1.083593</text:p>
          </table:table-cell>
          <table:table-cell office:value-type="float" office:value="99.416354" calcext:value-type="float">
            <text:p>99.416354</text:p>
          </table:table-cell>
          <table:table-cell office:value-type="float" office:value="98.332761" calcext:value-type="float">
            <text:p>98.332761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464" calcext:value-type="float">
            <text:p>10464</text:p>
          </table:table-cell>
          <table:table-cell office:value-type="float" office:value="10416" calcext:value-type="float">
            <text:p>10416</text:p>
          </table:table-cell>
          <table:table-cell office:value-type="float" office:value="218" calcext:value-type="float">
            <text:p>218</text:p>
          </table:table-cell>
          <table:table-cell office:value-type="float" office:value="217" calcext:value-type="float">
            <text:p>217</text:p>
          </table:table-cell>
          <table:table-cell office:value-type="float" office:value="2.947867" calcext:value-type="float">
            <text:p>2.947867</text:p>
          </table:table-cell>
          <table:table-cell office:value-type="float" office:value="99.86169" calcext:value-type="float">
            <text:p>99.86169</text:p>
          </table:table-cell>
          <table:table-cell office:value-type="float" office:value="96.913823" calcext:value-type="float">
            <text:p>96.913823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685024" calcext:value-type="float">
            <text:p>19685024</text:p>
          </table:table-cell>
          <table:table-cell office:value-type="float" office:value="10147592" calcext:value-type="float">
            <text:p>10147592</text:p>
          </table:table-cell>
          <table:table-cell office:value-type="float" office:value="18712" calcext:value-type="float">
            <text:p>18712</text:p>
          </table:table-cell>
          <table:table-cell office:value-type="float" office:value="9646" calcext:value-type="float">
            <text:p>9646</text:p>
          </table:table-cell>
          <table:table-cell office:value-type="float" office:value="1.011409" calcext:value-type="float">
            <text:p>1.011409</text:p>
          </table:table-cell>
          <table:table-cell office:value-type="float" office:value="100.980322" calcext:value-type="float">
            <text:p>100.980322</text:p>
          </table:table-cell>
          <table:table-cell office:value-type="float" office:value="99.968913" calcext:value-type="float">
            <text:p>99.968913</text:p>
          </table:table-cell>
          <table:table-cell office:value-type="float" office:value="0.81206" calcext:value-type="float">
            <text:p>0.81206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685024" calcext:value-type="float">
            <text:p>19685024</text:p>
          </table:table-cell>
          <table:table-cell office:value-type="float" office:value="1934628" calcext:value-type="float">
            <text:p>1934628</text:p>
          </table:table-cell>
          <table:table-cell office:value-type="float" office:value="18712" calcext:value-type="float">
            <text:p>18712</text:p>
          </table:table-cell>
          <table:table-cell office:value-type="float" office:value="1839" calcext:value-type="float">
            <text:p>1839</text:p>
          </table:table-cell>
          <table:table-cell office:value-type="float" office:value="1.186263" calcext:value-type="float">
            <text:p>1.186263</text:p>
          </table:table-cell>
          <table:table-cell office:value-type="float" office:value="100.612867" calcext:value-type="float">
            <text:p>100.612867</text:p>
          </table:table-cell>
          <table:table-cell office:value-type="float" office:value="99.426604" calcext:value-type="float">
            <text:p>99.426604</text:p>
          </table:table-cell>
          <table:table-cell office:value-type="float" office:value="0.155663" calcext:value-type="float">
            <text:p>0.155663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7576" calcext:value-type="float">
            <text:p>77576</text:p>
          </table:table-cell>
          <table:table-cell office:value-type="float" office:value="66888" calcext:value-type="float">
            <text:p>66888</text:p>
          </table:table-cell>
          <table:table-cell office:value-type="float" office:value="1913" calcext:value-type="float">
            <text:p>1913</text:p>
          </table:table-cell>
          <table:table-cell office:value-type="float" office:value="1652" calcext:value-type="float">
            <text:p>1652</text:p>
          </table:table-cell>
          <table:table-cell office:value-type="float" office:value="1.040651" calcext:value-type="float">
            <text:p>1.040651</text:p>
          </table:table-cell>
          <table:table-cell office:value-type="float" office:value="101.064498" calcext:value-type="float">
            <text:p>101.064498</text:p>
          </table:table-cell>
          <table:table-cell office:value-type="float" office:value="100.023847" calcext:value-type="float">
            <text:p>100.023847</text:p>
          </table:table-cell>
          <table:table-cell office:value-type="float" office:value="0.00535" calcext:value-type="float">
            <text:p>0.00535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088" calcext:value-type="float">
            <text:p>5088</text:p>
          </table:table-cell>
          <table:table-cell office:value-type="float" office:value="3456" calcext:value-type="float">
            <text:p>3456</text:p>
          </table:table-cell>
          <table:table-cell office:value-type="float" office:value="112" calcext:value-type="float">
            <text:p>112</text:p>
          </table:table-cell>
          <table:table-cell office:value-type="float" office:value="77" calcext:value-type="float">
            <text:p>77</text:p>
          </table:table-cell>
          <table:table-cell office:value-type="float" office:value="1.013027" calcext:value-type="float">
            <text:p>1.013027</text:p>
          </table:table-cell>
          <table:table-cell office:value-type="float" office:value="101.063039" calcext:value-type="float">
            <text:p>101.063039</text:p>
          </table:table-cell>
          <table:table-cell office:value-type="float" office:value="100.050012" calcext:value-type="float">
            <text:p>100.050012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72" calcext:value-type="float">
            <text:p>2472</text:p>
          </table:table-cell>
          <table:table-cell office:value-type="float" office:value="1962" calcext:value-type="float">
            <text:p>1962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1.073483" calcext:value-type="float">
            <text:p>1.073483</text:p>
          </table:table-cell>
          <table:table-cell office:value-type="float" office:value="100.448637" calcext:value-type="float">
            <text:p>100.448637</text:p>
          </table:table-cell>
          <table:table-cell office:value-type="float" office:value="99.375154" calcext:value-type="float">
            <text:p>99.375154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608" calcext:value-type="float">
            <text:p>10608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2.910563" calcext:value-type="float">
            <text:p>2.910563</text:p>
          </table:table-cell>
          <table:table-cell office:value-type="float" office:value="101.030933" calcext:value-type="float">
            <text:p>101.030933</text:p>
          </table:table-cell>
          <table:table-cell office:value-type="float" office:value="98.12037" calcext:value-type="float">
            <text:p>98.12037</text:p>
          </table:table-cell>
          <table:table-cell office:value-type="float" office:value="0.000865" calcext:value-type="float">
            <text:p>0.000865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788120" calcext:value-type="float">
            <text:p>19788120</text:p>
          </table:table-cell>
          <table:table-cell office:value-type="float" office:value="10372720" calcext:value-type="float">
            <text:p>10372720</text:p>
          </table:table-cell>
          <table:table-cell office:value-type="float" office:value="18810" calcext:value-type="float">
            <text:p>18810</text:p>
          </table:table-cell>
          <table:table-cell office:value-type="float" office:value="9860" calcext:value-type="float">
            <text:p>9860</text:p>
          </table:table-cell>
          <table:table-cell office:value-type="float" office:value="1.011229" calcext:value-type="float">
            <text:p>1.011229</text:p>
          </table:table-cell>
          <table:table-cell office:value-type="float" office:value="100.632401" calcext:value-type="float">
            <text:p>100.632401</text:p>
          </table:table-cell>
          <table:table-cell office:value-type="float" office:value="99.621172" calcext:value-type="float">
            <text:p>99.621172</text:p>
          </table:table-cell>
          <table:table-cell office:value-type="float" office:value="0.832973" calcext:value-type="float">
            <text:p>0.832973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788120" calcext:value-type="float">
            <text:p>19788120</text:p>
          </table:table-cell>
          <table:table-cell office:value-type="float" office:value="1883080" calcext:value-type="float">
            <text:p>1883080</text:p>
          </table:table-cell>
          <table:table-cell office:value-type="float" office:value="18810" calcext:value-type="float">
            <text:p>18810</text:p>
          </table:table-cell>
          <table:table-cell office:value-type="float" office:value="1790" calcext:value-type="float">
            <text:p>1790</text:p>
          </table:table-cell>
          <table:table-cell office:value-type="float" office:value="1.168758" calcext:value-type="float">
            <text:p>1.168758</text:p>
          </table:table-cell>
          <table:table-cell office:value-type="float" office:value="100.688326" calcext:value-type="float">
            <text:p>100.688326</text:p>
          </table:table-cell>
          <table:table-cell office:value-type="float" office:value="99.519568" calcext:value-type="float">
            <text:p>99.519568</text:p>
          </table:table-cell>
          <table:table-cell office:value-type="float" office:value="0.151374" calcext:value-type="float">
            <text:p>0.151374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7832" calcext:value-type="float">
            <text:p>67832</text:p>
          </table:table-cell>
          <table:table-cell office:value-type="float" office:value="61184" calcext:value-type="float">
            <text:p>61184</text:p>
          </table:table-cell>
          <table:table-cell office:value-type="float" office:value="1671" calcext:value-type="float">
            <text:p>1671</text:p>
          </table:table-cell>
          <table:table-cell office:value-type="float" office:value="1511" calcext:value-type="float">
            <text:p>1511</text:p>
          </table:table-cell>
          <table:table-cell office:value-type="float" office:value="1.039957" calcext:value-type="float">
            <text:p>1.039957</text:p>
          </table:table-cell>
          <table:table-cell office:value-type="float" office:value="100.689953" calcext:value-type="float">
            <text:p>100.689953</text:p>
          </table:table-cell>
          <table:table-cell office:value-type="float" office:value="99.649996" calcext:value-type="float">
            <text:p>99.649996</text:p>
          </table:table-cell>
          <table:table-cell office:value-type="float" office:value="0.004912" calcext:value-type="float">
            <text:p>0.004912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592" calcext:value-type="float">
            <text:p>3592</text:p>
          </table:table-cell>
          <table:table-cell office:value-type="float" office:value="2472" calcext:value-type="float">
            <text:p>2472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1.012947" calcext:value-type="float">
            <text:p>1.012947</text:p>
          </table:table-cell>
          <table:table-cell office:value-type="float" office:value="99.853644" calcext:value-type="float">
            <text:p>99.853644</text:p>
          </table:table-cell>
          <table:table-cell office:value-type="float" office:value="98.840697" calcext:value-type="float">
            <text:p>98.840697</text:p>
          </table:table-cell>
          <table:table-cell office:value-type="float" office:value="0.0002" calcext:value-type="float">
            <text:p>0.0002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08" calcext:value-type="float">
            <text:p>2508</text:p>
          </table:table-cell>
          <table:table-cell office:value-type="float" office:value="2238" calcext:value-type="float">
            <text:p>2238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1.073303" calcext:value-type="float">
            <text:p>1.073303</text:p>
          </table:table-cell>
          <table:table-cell office:value-type="float" office:value="99.852086" calcext:value-type="float">
            <text:p>99.852086</text:p>
          </table:table-cell>
          <table:table-cell office:value-type="float" office:value="98.778783" calcext:value-type="float">
            <text:p>98.778783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368" calcext:value-type="float">
            <text:p>10368</text:p>
          </table:table-cell>
          <table:table-cell office:value-type="float" office:value="10176" calcext:value-type="float">
            <text:p>10176</text:p>
          </table:table-cell>
          <table:table-cell office:value-type="float" office:value="216" calcext:value-type="float">
            <text:p>216</text:p>
          </table:table-cell>
          <table:table-cell office:value-type="float" office:value="212" calcext:value-type="float">
            <text:p>212</text:p>
          </table:table-cell>
          <table:table-cell office:value-type="float" office:value="4.902893" calcext:value-type="float">
            <text:p>4.902893</text:p>
          </table:table-cell>
          <table:table-cell office:value-type="float" office:value="100.129719" calcext:value-type="float">
            <text:p>100.129719</text:p>
          </table:table-cell>
          <table:table-cell office:value-type="float" office:value="95.226826" calcext:value-type="float">
            <text:p>95.226826</text:p>
          </table:table-cell>
          <table:table-cell office:value-type="float" office:value="0.000855" calcext:value-type="float">
            <text:p>0.000855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893320" calcext:value-type="float">
            <text:p>19893320</text:p>
          </table:table-cell>
          <table:table-cell office:value-type="float" office:value="11155408" calcext:value-type="float">
            <text:p>11155408</text:p>
          </table:table-cell>
          <table:table-cell office:value-type="float" office:value="18910" calcext:value-type="float">
            <text:p>18910</text:p>
          </table:table-cell>
          <table:table-cell office:value-type="float" office:value="10604" calcext:value-type="float">
            <text:p>10604</text:p>
          </table:table-cell>
          <table:table-cell office:value-type="float" office:value="1.015941" calcext:value-type="float">
            <text:p>1.015941</text:p>
          </table:table-cell>
          <table:table-cell office:value-type="float" office:value="100.492471" calcext:value-type="float">
            <text:p>100.492471</text:p>
          </table:table-cell>
          <table:table-cell office:value-type="float" office:value="99.47653" calcext:value-type="float">
            <text:p>99.47653</text:p>
          </table:table-cell>
          <table:table-cell office:value-type="float" office:value="0.897129" calcext:value-type="float">
            <text:p>0.897129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893320" calcext:value-type="float">
            <text:p>19893320</text:p>
          </table:table-cell>
          <table:table-cell office:value-type="float" office:value="1791556" calcext:value-type="float">
            <text:p>1791556</text:p>
          </table:table-cell>
          <table:table-cell office:value-type="float" office:value="18910" calcext:value-type="float">
            <text:p>18910</text:p>
          </table:table-cell>
          <table:table-cell office:value-type="float" office:value="1703" calcext:value-type="float">
            <text:p>1703</text:p>
          </table:table-cell>
          <table:table-cell office:value-type="float" office:value="1.135347" calcext:value-type="float">
            <text:p>1.135347</text:p>
          </table:table-cell>
          <table:table-cell office:value-type="float" office:value="100.86343" calcext:value-type="float">
            <text:p>100.86343</text:p>
          </table:table-cell>
          <table:table-cell office:value-type="float" office:value="99.728083" calcext:value-type="float">
            <text:p>99.728083</text:p>
          </table:table-cell>
          <table:table-cell office:value-type="float" office:value="0.143715" calcext:value-type="float">
            <text:p>0.143715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8288" calcext:value-type="float">
            <text:p>68288</text:p>
          </table:table-cell>
          <table:table-cell office:value-type="float" office:value="61296" calcext:value-type="float">
            <text:p>61296</text:p>
          </table:table-cell>
          <table:table-cell office:value-type="float" office:value="1684" calcext:value-type="float">
            <text:p>1684</text:p>
          </table:table-cell>
          <table:table-cell office:value-type="float" office:value="1517" calcext:value-type="float">
            <text:p>1517</text:p>
          </table:table-cell>
          <table:table-cell office:value-type="float" office:value="1.025133" calcext:value-type="float">
            <text:p>1.025133</text:p>
          </table:table-cell>
          <table:table-cell office:value-type="float" office:value="100.725989" calcext:value-type="float">
            <text:p>100.725989</text:p>
          </table:table-cell>
          <table:table-cell office:value-type="float" office:value="99.700855" calcext:value-type="float">
            <text:p>99.700855</text:p>
          </table:table-cell>
          <table:table-cell office:value-type="float" office:value="0.004918" calcext:value-type="float">
            <text:p>0.004918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72" calcext:value-type="float">
            <text:p>3672</text:p>
          </table:table-cell>
          <table:table-cell office:value-type="float" office:value="2536" calcext:value-type="float">
            <text:p>2536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1.01752" calcext:value-type="float">
            <text:p>1.01752</text:p>
          </table:table-cell>
          <table:table-cell office:value-type="float" office:value="98.615209" calcext:value-type="float">
            <text:p>98.615209</text:p>
          </table:table-cell>
          <table:table-cell office:value-type="float" office:value="97.597689" calcext:value-type="float">
            <text:p>97.597689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96" calcext:value-type="float">
            <text:p>1896</text:p>
          </table:table-cell>
          <table:table-cell office:value-type="float" office:value="1656" calcext:value-type="float">
            <text:p>1656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1.057205" calcext:value-type="float">
            <text:p>1.057205</text:p>
          </table:table-cell>
          <table:table-cell office:value-type="float" office:value="99.828175" calcext:value-type="float">
            <text:p>99.828175</text:p>
          </table:table-cell>
          <table:table-cell office:value-type="float" office:value="98.77097" calcext:value-type="float">
            <text:p>98.77097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080" calcext:value-type="float">
            <text:p>10080</text:p>
          </table:table-cell>
          <table:table-cell office:value-type="float" office:value="10032" calcext:value-type="float">
            <text:p>10032</text:p>
          </table:table-cell>
          <table:table-cell office:value-type="float" office:value="210" calcext:value-type="float">
            <text:p>210</text:p>
          </table:table-cell>
          <table:table-cell office:value-type="float" office:value="209" calcext:value-type="float">
            <text:p>209</text:p>
          </table:table-cell>
          <table:table-cell office:value-type="float" office:value="2.66261" calcext:value-type="float">
            <text:p>2.66261</text:p>
          </table:table-cell>
          <table:table-cell office:value-type="float" office:value="100.692032" calcext:value-type="float">
            <text:p>100.692032</text:p>
          </table:table-cell>
          <table:table-cell office:value-type="float" office:value="98.029421" calcext:value-type="float">
            <text:p>98.029421</text:p>
          </table:table-cell>
          <table:table-cell office:value-type="float" office:value="0.000819" calcext:value-type="float">
            <text:p>0.000819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997468" calcext:value-type="float">
            <text:p>19997468</text:p>
          </table:table-cell>
          <table:table-cell office:value-type="float" office:value="11160668" calcext:value-type="float">
            <text:p>11160668</text:p>
          </table:table-cell>
          <table:table-cell office:value-type="float" office:value="19009" calcext:value-type="float">
            <text:p>19009</text:p>
          </table:table-cell>
          <table:table-cell office:value-type="float" office:value="10609" calcext:value-type="float">
            <text:p>10609</text:p>
          </table:table-cell>
          <table:table-cell office:value-type="float" office:value="1.01647" calcext:value-type="float">
            <text:p>1.01647</text:p>
          </table:table-cell>
          <table:table-cell office:value-type="float" office:value="100.918067" calcext:value-type="float">
            <text:p>100.918067</text:p>
          </table:table-cell>
          <table:table-cell office:value-type="float" office:value="99.901597" calcext:value-type="float">
            <text:p>99.901597</text:p>
          </table:table-cell>
          <table:table-cell office:value-type="float" office:value="0.893733" calcext:value-type="float">
            <text:p>0.893733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997468" calcext:value-type="float">
            <text:p>19997468</text:p>
          </table:table-cell>
          <table:table-cell office:value-type="float" office:value="1611664" calcext:value-type="float">
            <text:p>1611664</text:p>
          </table:table-cell>
          <table:table-cell office:value-type="float" office:value="19009" calcext:value-type="float">
            <text:p>19009</text:p>
          </table:table-cell>
          <table:table-cell office:value-type="float" office:value="1532" calcext:value-type="float">
            <text:p>1532</text:p>
          </table:table-cell>
          <table:table-cell office:value-type="float" office:value="1.600403" calcext:value-type="float">
            <text:p>1.600403</text:p>
          </table:table-cell>
          <table:table-cell office:value-type="float" office:value="101.07732" calcext:value-type="float">
            <text:p>101.07732</text:p>
          </table:table-cell>
          <table:table-cell office:value-type="float" office:value="99.476917" calcext:value-type="float">
            <text:p>99.476917</text:p>
          </table:table-cell>
          <table:table-cell office:value-type="float" office:value="0.129611" calcext:value-type="float">
            <text:p>0.129611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5600" calcext:value-type="float">
            <text:p>75600</text:p>
          </table:table-cell>
          <table:table-cell office:value-type="float" office:value="68400" calcext:value-type="float">
            <text:p>68400</text:p>
          </table:table-cell>
          <table:table-cell office:value-type="float" office:value="1868" calcext:value-type="float">
            <text:p>1868</text:p>
          </table:table-cell>
          <table:table-cell office:value-type="float" office:value="1694" calcext:value-type="float">
            <text:p>1694</text:p>
          </table:table-cell>
          <table:table-cell office:value-type="float" office:value="1.361939" calcext:value-type="float">
            <text:p>1.361939</text:p>
          </table:table-cell>
          <table:table-cell office:value-type="float" office:value="101.15165" calcext:value-type="float">
            <text:p>101.15165</text:p>
          </table:table-cell>
          <table:table-cell office:value-type="float" office:value="99.78971" calcext:value-type="float">
            <text:p>99.78971</text:p>
          </table:table-cell>
          <table:table-cell office:value-type="float" office:value="0.005484" calcext:value-type="float">
            <text:p>0.005484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280" calcext:value-type="float">
            <text:p>3280</text:p>
          </table:table-cell>
          <table:table-cell office:value-type="float" office:value="1856" calcext:value-type="float">
            <text:p>1856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1.300901" calcext:value-type="float">
            <text:p>1.300901</text:p>
          </table:table-cell>
          <table:table-cell office:value-type="float" office:value="101.144438" calcext:value-type="float">
            <text:p>101.144438</text:p>
          </table:table-cell>
          <table:table-cell office:value-type="float" office:value="99.843536" calcext:value-type="float">
            <text:p>99.843536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84" calcext:value-type="float">
            <text:p>1884</text:p>
          </table:table-cell>
          <table:table-cell office:value-type="float" office:value="1674" calcext:value-type="float">
            <text:p>1674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1.428919" calcext:value-type="float">
            <text:p>1.428919</text:p>
          </table:table-cell>
          <table:table-cell office:value-type="float" office:value="100.929426" calcext:value-type="float">
            <text:p>100.929426</text:p>
          </table:table-cell>
          <table:table-cell office:value-type="float" office:value="99.500506" calcext:value-type="float">
            <text:p>99.500506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870" calcext:value-type="float">
            <text:p>9870</text:p>
          </table:table-cell>
          <table:table-cell office:value-type="float" office:value="9726" calcext:value-type="float">
            <text:p>9726</text:p>
          </table:table-cell>
          <table:table-cell office:value-type="float" office:value="206" calcext:value-type="float">
            <text:p>206</text:p>
          </table:table-cell>
          <table:table-cell office:value-type="float" office:value="203" calcext:value-type="float">
            <text:p>203</text:p>
          </table:table-cell>
          <table:table-cell office:value-type="float" office:value="3.981703" calcext:value-type="float">
            <text:p>3.981703</text:p>
          </table:table-cell>
          <table:table-cell office:value-type="float" office:value="101.145744" calcext:value-type="float">
            <text:p>101.145744</text:p>
          </table:table-cell>
          <table:table-cell office:value-type="float" office:value="97.164041" calcext:value-type="float">
            <text:p>97.164041</text:p>
          </table:table-cell>
          <table:table-cell office:value-type="float" office:value="0.000801" calcext:value-type="float">
            <text:p>0.000801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101616" calcext:value-type="float">
            <text:p>20101616</text:p>
          </table:table-cell>
          <table:table-cell office:value-type="float" office:value="10335900" calcext:value-type="float">
            <text:p>10335900</text:p>
          </table:table-cell>
          <table:table-cell office:value-type="float" office:value="19108" calcext:value-type="float">
            <text:p>19108</text:p>
          </table:table-cell>
          <table:table-cell office:value-type="float" office:value="9825" calcext:value-type="float">
            <text:p>9825</text:p>
          </table:table-cell>
          <table:table-cell office:value-type="float" office:value="1.011609" calcext:value-type="float">
            <text:p>1.011609</text:p>
          </table:table-cell>
          <table:table-cell office:value-type="float" office:value="100.620708" calcext:value-type="float">
            <text:p>100.620708</text:p>
          </table:table-cell>
          <table:table-cell office:value-type="float" office:value="99.6091" calcext:value-type="float">
            <text:p>99.6091</text:p>
          </table:table-cell>
          <table:table-cell office:value-type="float" office:value="0.830117" calcext:value-type="float">
            <text:p>0.830117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101616" calcext:value-type="float">
            <text:p>20101616</text:p>
          </table:table-cell>
          <table:table-cell office:value-type="float" office:value="1997748" calcext:value-type="float">
            <text:p>1997748</text:p>
          </table:table-cell>
          <table:table-cell office:value-type="float" office:value="19108" calcext:value-type="float">
            <text:p>19108</text:p>
          </table:table-cell>
          <table:table-cell office:value-type="float" office:value="1899" calcext:value-type="float">
            <text:p>1899</text:p>
          </table:table-cell>
          <table:table-cell office:value-type="float" office:value="1.191004" calcext:value-type="float">
            <text:p>1.191004</text:p>
          </table:table-cell>
          <table:table-cell office:value-type="float" office:value="100.735884" calcext:value-type="float">
            <text:p>100.735884</text:p>
          </table:table-cell>
          <table:table-cell office:value-type="float" office:value="99.54488" calcext:value-type="float">
            <text:p>99.54488</text:p>
          </table:table-cell>
          <table:table-cell office:value-type="float" office:value="0.160551" calcext:value-type="float">
            <text:p>0.160551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5968" calcext:value-type="float">
            <text:p>75968</text:p>
          </table:table-cell>
          <table:table-cell office:value-type="float" office:value="66984" calcext:value-type="float">
            <text:p>66984</text:p>
          </table:table-cell>
          <table:table-cell office:value-type="float" office:value="1875" calcext:value-type="float">
            <text:p>1875</text:p>
          </table:table-cell>
          <table:table-cell office:value-type="float" office:value="1656" calcext:value-type="float">
            <text:p>1656</text:p>
          </table:table-cell>
          <table:table-cell office:value-type="float" office:value="1.059141" calcext:value-type="float">
            <text:p>1.059141</text:p>
          </table:table-cell>
          <table:table-cell office:value-type="float" office:value="100.750024" calcext:value-type="float">
            <text:p>100.750024</text:p>
          </table:table-cell>
          <table:table-cell office:value-type="float" office:value="99.690883" calcext:value-type="float">
            <text:p>99.690883</text:p>
          </table:table-cell>
          <table:table-cell office:value-type="float" office:value="0.005375" calcext:value-type="float">
            <text:p>0.005375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28" calcext:value-type="float">
            <text:p>3928</text:p>
          </table:table-cell>
          <table:table-cell office:value-type="float" office:value="2800" calcext:value-type="float">
            <text:p>2800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1.031417" calcext:value-type="float">
            <text:p>1.031417</text:p>
          </table:table-cell>
          <table:table-cell office:value-type="float" office:value="98.522248" calcext:value-type="float">
            <text:p>98.522248</text:p>
          </table:table-cell>
          <table:table-cell office:value-type="float" office:value="97.490831" calcext:value-type="float">
            <text:p>97.490831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48" calcext:value-type="float">
            <text:p>1848</text:p>
          </table:table-cell>
          <table:table-cell office:value-type="float" office:value="1578" calcext:value-type="float">
            <text:p>1578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1.096048" calcext:value-type="float">
            <text:p>1.096048</text:p>
          </table:table-cell>
          <table:table-cell office:value-type="float" office:value="99.667321" calcext:value-type="float">
            <text:p>99.667321</text:p>
          </table:table-cell>
          <table:table-cell office:value-type="float" office:value="98.571273" calcext:value-type="float">
            <text:p>98.571273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616" calcext:value-type="float">
            <text:p>11616</text:p>
          </table:table-cell>
          <table:table-cell office:value-type="float" office:value="11376" calcext:value-type="float">
            <text:p>11376</text:p>
          </table:table-cell>
          <table:table-cell office:value-type="float" office:value="242" calcext:value-type="float">
            <text:p>242</text:p>
          </table:table-cell>
          <table:table-cell office:value-type="float" office:value="237" calcext:value-type="float">
            <text:p>237</text:p>
          </table:table-cell>
          <table:table-cell office:value-type="float" office:value="4.899048" calcext:value-type="float">
            <text:p>4.899048</text:p>
          </table:table-cell>
          <table:table-cell office:value-type="float" office:value="99.809999" calcext:value-type="float">
            <text:p>99.809999</text:p>
          </table:table-cell>
          <table:table-cell office:value-type="float" office:value="94.910951" calcext:value-type="float">
            <text:p>94.910951</text:p>
          </table:table-cell>
          <table:table-cell office:value-type="float" office:value="0.000959" calcext:value-type="float">
            <text:p>0.000959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205764" calcext:value-type="float">
            <text:p>20205764</text:p>
          </table:table-cell>
          <table:table-cell office:value-type="float" office:value="10943956" calcext:value-type="float">
            <text:p>10943956</text:p>
          </table:table-cell>
          <table:table-cell office:value-type="float" office:value="19207" calcext:value-type="float">
            <text:p>19207</text:p>
          </table:table-cell>
          <table:table-cell office:value-type="float" office:value="10403" calcext:value-type="float">
            <text:p>10403</text:p>
          </table:table-cell>
          <table:table-cell office:value-type="float" office:value="1.010729" calcext:value-type="float">
            <text:p>1.010729</text:p>
          </table:table-cell>
          <table:table-cell office:value-type="float" office:value="100.374188" calcext:value-type="float">
            <text:p>100.374188</text:p>
          </table:table-cell>
          <table:table-cell office:value-type="float" office:value="99.36346" calcext:value-type="float">
            <text:p>99.36346</text:p>
          </table:table-cell>
          <table:table-cell office:value-type="float" office:value="0.881125" calcext:value-type="float">
            <text:p>0.881125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205764" calcext:value-type="float">
            <text:p>20205764</text:p>
          </table:table-cell>
          <table:table-cell office:value-type="float" office:value="1730540" calcext:value-type="float">
            <text:p>1730540</text:p>
          </table:table-cell>
          <table:table-cell office:value-type="float" office:value="19207" calcext:value-type="float">
            <text:p>19207</text:p>
          </table:table-cell>
          <table:table-cell office:value-type="float" office:value="1645" calcext:value-type="float">
            <text:p>1645</text:p>
          </table:table-cell>
          <table:table-cell office:value-type="float" office:value="2.494323" calcext:value-type="float">
            <text:p>2.494323</text:p>
          </table:table-cell>
          <table:table-cell office:value-type="float" office:value="100.891327" calcext:value-type="float">
            <text:p>100.891327</text:p>
          </table:table-cell>
          <table:table-cell office:value-type="float" office:value="98.397004" calcext:value-type="float">
            <text:p>98.397004</text:p>
          </table:table-cell>
          <table:table-cell office:value-type="float" office:value="0.140699" calcext:value-type="float">
            <text:p>0.140699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8424" calcext:value-type="float">
            <text:p>78424</text:p>
          </table:table-cell>
          <table:table-cell office:value-type="float" office:value="70520" calcext:value-type="float">
            <text:p>70520</text:p>
          </table:table-cell>
          <table:table-cell office:value-type="float" office:value="1935" calcext:value-type="float">
            <text:p>1935</text:p>
          </table:table-cell>
          <table:table-cell office:value-type="float" office:value="1743" calcext:value-type="float">
            <text:p>1743</text:p>
          </table:table-cell>
          <table:table-cell office:value-type="float" office:value="1.054361" calcext:value-type="float">
            <text:p>1.054361</text:p>
          </table:table-cell>
          <table:table-cell office:value-type="float" office:value="100.432416" calcext:value-type="float">
            <text:p>100.432416</text:p>
          </table:table-cell>
          <table:table-cell office:value-type="float" office:value="99.378056" calcext:value-type="float">
            <text:p>99.378056</text:p>
          </table:table-cell>
          <table:table-cell office:value-type="float" office:value="0.005677" calcext:value-type="float">
            <text:p>0.005677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504" calcext:value-type="float">
            <text:p>3504</text:p>
          </table:table-cell>
          <table:table-cell office:value-type="float" office:value="2392" calcext:value-type="float">
            <text:p>2392</text:p>
          </table:table-cell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  <table:table-cell office:value-type="float" office:value="1.026037" calcext:value-type="float">
            <text:p>1.026037</text:p>
          </table:table-cell>
          <table:table-cell office:value-type="float" office:value="95.865678" calcext:value-type="float">
            <text:p>95.865678</text:p>
          </table:table-cell>
          <table:table-cell office:value-type="float" office:value="94.839641" calcext:value-type="float">
            <text:p>94.839641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76" calcext:value-type="float">
            <text:p>2076</text:p>
          </table:table-cell>
          <table:table-cell office:value-type="float" office:value="1698" calcext:value-type="float">
            <text:p>1698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2.193534" calcext:value-type="float">
            <text:p>2.193534</text:p>
          </table:table-cell>
          <table:table-cell office:value-type="float" office:value="100.303916" calcext:value-type="float">
            <text:p>100.303916</text:p>
          </table:table-cell>
          <table:table-cell office:value-type="float" office:value="98.110381" calcext:value-type="float">
            <text:p>98.110381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1184" calcext:value-type="float">
            <text:p>11184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float" office:value="3.920595" calcext:value-type="float">
            <text:p>3.920595</text:p>
          </table:table-cell>
          <table:table-cell office:value-type="float" office:value="100.430938" calcext:value-type="float">
            <text:p>100.430938</text:p>
          </table:table-cell>
          <table:table-cell office:value-type="float" office:value="96.510344" calcext:value-type="float">
            <text:p>96.510344</text:p>
          </table:table-cell>
          <table:table-cell office:value-type="float" office:value="0.000927" calcext:value-type="float">
            <text:p>0.000927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309912" calcext:value-type="float">
            <text:p>20309912</text:p>
          </table:table-cell>
          <table:table-cell office:value-type="float" office:value="11252192" calcext:value-type="float">
            <text:p>11252192</text:p>
          </table:table-cell>
          <table:table-cell office:value-type="float" office:value="19306" calcext:value-type="float">
            <text:p>19306</text:p>
          </table:table-cell>
          <table:table-cell office:value-type="float" office:value="10696" calcext:value-type="float">
            <text:p>10696</text:p>
          </table:table-cell>
          <table:table-cell office:value-type="float" office:value="1.00981" calcext:value-type="float">
            <text:p>1.00981</text:p>
          </table:table-cell>
          <table:table-cell office:value-type="float" office:value="100.634939" calcext:value-type="float">
            <text:p>100.634939</text:p>
          </table:table-cell>
          <table:table-cell office:value-type="float" office:value="99.625129" calcext:value-type="float">
            <text:p>99.625129</text:p>
          </table:table-cell>
          <table:table-cell office:value-type="float" office:value="0.903563" calcext:value-type="float">
            <text:p>0.903563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309912" calcext:value-type="float">
            <text:p>20309912</text:p>
          </table:table-cell>
          <table:table-cell office:value-type="float" office:value="1665316" calcext:value-type="float">
            <text:p>1665316</text:p>
          </table:table-cell>
          <table:table-cell office:value-type="float" office:value="19306" calcext:value-type="float">
            <text:p>19306</text:p>
          </table:table-cell>
          <table:table-cell office:value-type="float" office:value="1583" calcext:value-type="float">
            <text:p>1583</text:p>
          </table:table-cell>
          <table:table-cell office:value-type="float" office:value="1.582752" calcext:value-type="float">
            <text:p>1.582752</text:p>
          </table:table-cell>
          <table:table-cell office:value-type="float" office:value="100.910632" calcext:value-type="float">
            <text:p>100.910632</text:p>
          </table:table-cell>
          <table:table-cell office:value-type="float" office:value="99.32788" calcext:value-type="float">
            <text:p>99.32788</text:p>
          </table:table-cell>
          <table:table-cell office:value-type="float" office:value="0.134127" calcext:value-type="float">
            <text:p>0.134127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9208" calcext:value-type="float">
            <text:p>69208</text:p>
          </table:table-cell>
          <table:table-cell office:value-type="float" office:value="60376" calcext:value-type="float">
            <text:p>60376</text:p>
          </table:table-cell>
          <table:table-cell office:value-type="float" office:value="1706" calcext:value-type="float">
            <text:p>1706</text:p>
          </table:table-cell>
          <table:table-cell office:value-type="float" office:value="1493" calcext:value-type="float">
            <text:p>1493</text:p>
          </table:table-cell>
          <table:table-cell office:value-type="float" office:value="1.371602" calcext:value-type="float">
            <text:p>1.371602</text:p>
          </table:table-cell>
          <table:table-cell office:value-type="float" office:value="100.136006" calcext:value-type="float">
            <text:p>100.136006</text:p>
          </table:table-cell>
          <table:table-cell office:value-type="float" office:value="98.764404" calcext:value-type="float">
            <text:p>98.764404</text:p>
          </table:table-cell>
          <table:table-cell office:value-type="float" office:value="0.004891" calcext:value-type="float">
            <text:p>0.004891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056" calcext:value-type="float">
            <text:p>3056</text:p>
          </table:table-cell>
          <table:table-cell office:value-type="float" office:value="1960" calcext:value-type="float">
            <text:p>1960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1.288147" calcext:value-type="float">
            <text:p>1.288147</text:p>
          </table:table-cell>
          <table:table-cell office:value-type="float" office:value="99.592359" calcext:value-type="float">
            <text:p>99.592359</text:p>
          </table:table-cell>
          <table:table-cell office:value-type="float" office:value="98.304213" calcext:value-type="float">
            <text:p>98.304213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54" calcext:value-type="float">
            <text:p>1854</text:p>
          </table:table-cell>
          <table:table-cell office:value-type="float" office:value="1596" calcext:value-type="float">
            <text:p>1596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1.444037" calcext:value-type="float">
            <text:p>1.444037</text:p>
          </table:table-cell>
          <table:table-cell office:value-type="float" office:value="99.585007" calcext:value-type="float">
            <text:p>99.585007</text:p>
          </table:table-cell>
          <table:table-cell office:value-type="float" office:value="98.14097" calcext:value-type="float">
            <text:p>98.14097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1568" calcext:value-type="float">
            <text:p>115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3.176891" calcext:value-type="float">
            <text:p>3.176891</text:p>
          </table:table-cell>
          <table:table-cell office:value-type="float" office:value="100.138811" calcext:value-type="float">
            <text:p>100.138811</text:p>
          </table:table-cell>
          <table:table-cell office:value-type="float" office:value="96.96192" calcext:value-type="float">
            <text:p>96.96192</text:p>
          </table:table-cell>
          <table:table-cell office:value-type="float" office:value="0.000954" calcext:value-type="float">
            <text:p>0.000954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413008" calcext:value-type="float">
            <text:p>20413008</text:p>
          </table:table-cell>
          <table:table-cell office:value-type="float" office:value="10692528" calcext:value-type="float">
            <text:p>10692528</text:p>
          </table:table-cell>
          <table:table-cell office:value-type="float" office:value="19404" calcext:value-type="float">
            <text:p>19404</text:p>
          </table:table-cell>
          <table:table-cell office:value-type="float" office:value="10164" calcext:value-type="float">
            <text:p>10164</text:p>
          </table:table-cell>
          <table:table-cell office:value-type="float" office:value="1.008809" calcext:value-type="float">
            <text:p>1.008809</text:p>
          </table:table-cell>
          <table:table-cell office:value-type="float" office:value="100.873579" calcext:value-type="float">
            <text:p>100.873579</text:p>
          </table:table-cell>
          <table:table-cell office:value-type="float" office:value="99.864771" calcext:value-type="float">
            <text:p>99.864771</text:p>
          </table:table-cell>
          <table:table-cell office:value-type="float" office:value="0.856561" calcext:value-type="float">
            <text:p>0.856561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413008" calcext:value-type="float">
            <text:p>20413008</text:p>
          </table:table-cell>
          <table:table-cell office:value-type="float" office:value="1834688" calcext:value-type="float">
            <text:p>1834688</text:p>
          </table:table-cell>
          <table:table-cell office:value-type="float" office:value="19404" calcext:value-type="float">
            <text:p>19404</text:p>
          </table:table-cell>
          <table:table-cell office:value-type="float" office:value="1744" calcext:value-type="float">
            <text:p>1744</text:p>
          </table:table-cell>
          <table:table-cell office:value-type="float" office:value="1.178737" calcext:value-type="float">
            <text:p>1.178737</text:p>
          </table:table-cell>
          <table:table-cell office:value-type="float" office:value="101.441043" calcext:value-type="float">
            <text:p>101.441043</text:p>
          </table:table-cell>
          <table:table-cell office:value-type="float" office:value="100.262306" calcext:value-type="float">
            <text:p>100.262306</text:p>
          </table:table-cell>
          <table:table-cell office:value-type="float" office:value="0.146391" calcext:value-type="float">
            <text:p>0.146391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2744" calcext:value-type="float">
            <text:p>72744</text:p>
          </table:table-cell>
          <table:table-cell office:value-type="float" office:value="65008" calcext:value-type="float">
            <text:p>65008</text:p>
          </table:table-cell>
          <table:table-cell office:value-type="float" office:value="1793" calcext:value-type="float">
            <text:p>1793</text:p>
          </table:table-cell>
          <table:table-cell office:value-type="float" office:value="1607" calcext:value-type="float">
            <text:p>1607</text:p>
          </table:table-cell>
          <table:table-cell office:value-type="float" office:value="1.055067" calcext:value-type="float">
            <text:p>1.055067</text:p>
          </table:table-cell>
          <table:table-cell office:value-type="float" office:value="100.921557" calcext:value-type="float">
            <text:p>100.921557</text:p>
          </table:table-cell>
          <table:table-cell office:value-type="float" office:value="99.86649" calcext:value-type="float">
            <text:p>99.86649</text:p>
          </table:table-cell>
          <table:table-cell office:value-type="float" office:value="0.005208" calcext:value-type="float">
            <text:p>0.005208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576" calcext:value-type="float">
            <text:p>3576</text:p>
          </table:table-cell>
          <table:table-cell office:value-type="float" office:value="2136" calcext:value-type="float">
            <text:p>2136</text:p>
          </table:table-cell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office:value-type="float" office:value="1.033772" calcext:value-type="float">
            <text:p>1.033772</text:p>
          </table:table-cell>
          <table:table-cell office:value-type="float" office:value="96.703812" calcext:value-type="float">
            <text:p>96.703812</text:p>
          </table:table-cell>
          <table:table-cell office:value-type="float" office:value="95.67004" calcext:value-type="float">
            <text:p>95.67004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64" calcext:value-type="float">
            <text:p>2364</text:p>
          </table:table-cell>
          <table:table-cell office:value-type="float" office:value="2094" calcext:value-type="float">
            <text:p>2094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1.099563" calcext:value-type="float">
            <text:p>1.099563</text:p>
          </table:table-cell>
          <table:table-cell office:value-type="float" office:value="99.138359" calcext:value-type="float">
            <text:p>99.138359</text:p>
          </table:table-cell>
          <table:table-cell office:value-type="float" office:value="98.038796" calcext:value-type="float">
            <text:p>98.038796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040" calcext:value-type="float">
            <text:p>11040</text:p>
          </table:table-cell>
          <table:table-cell office:value-type="float" office:value="10896" calcext:value-type="float">
            <text:p>10896</text:p>
          </table:table-cell>
          <table:table-cell office:value-type="float" office:value="230" calcext:value-type="float">
            <text:p>230</text:p>
          </table:table-cell>
          <table:table-cell office:value-type="float" office:value="227" calcext:value-type="float">
            <text:p>227</text:p>
          </table:table-cell>
          <table:table-cell office:value-type="float" office:value="2.569536" calcext:value-type="float">
            <text:p>2.569536</text:p>
          </table:table-cell>
          <table:table-cell office:value-type="float" office:value="100.888377" calcext:value-type="float">
            <text:p>100.888377</text:p>
          </table:table-cell>
          <table:table-cell office:value-type="float" office:value="98.31884" calcext:value-type="float">
            <text:p>98.31884</text:p>
          </table:table-cell>
          <table:table-cell office:value-type="float" office:value="0.000887" calcext:value-type="float">
            <text:p>0.000887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518208" calcext:value-type="float">
            <text:p>20518208</text:p>
          </table:table-cell>
          <table:table-cell office:value-type="float" office:value="10428476" calcext:value-type="float">
            <text:p>10428476</text:p>
          </table:table-cell>
          <table:table-cell office:value-type="float" office:value="19504" calcext:value-type="float">
            <text:p>19504</text:p>
          </table:table-cell>
          <table:table-cell office:value-type="float" office:value="9913" calcext:value-type="float">
            <text:p>9913</text:p>
          </table:table-cell>
          <table:table-cell office:value-type="float" office:value="1.018007" calcext:value-type="float">
            <text:p>1.018007</text:p>
          </table:table-cell>
          <table:table-cell office:value-type="float" office:value="100.504582" calcext:value-type="float">
            <text:p>100.504582</text:p>
          </table:table-cell>
          <table:table-cell office:value-type="float" office:value="99.486575" calcext:value-type="float">
            <text:p>99.486575</text:p>
          </table:table-cell>
          <table:table-cell office:value-type="float" office:value="0.838584" calcext:value-type="float">
            <text:p>0.838584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518208" calcext:value-type="float">
            <text:p>20518208</text:p>
          </table:table-cell>
          <table:table-cell office:value-type="float" office:value="1911484" calcext:value-type="float">
            <text:p>1911484</text:p>
          </table:table-cell>
          <table:table-cell office:value-type="float" office:value="19504" calcext:value-type="float">
            <text:p>19504</text:p>
          </table:table-cell>
          <table:table-cell office:value-type="float" office:value="1817" calcext:value-type="float">
            <text:p>1817</text:p>
          </table:table-cell>
          <table:table-cell office:value-type="float" office:value="1.102957" calcext:value-type="float">
            <text:p>1.102957</text:p>
          </table:table-cell>
          <table:table-cell office:value-type="float" office:value="100.899293" calcext:value-type="float">
            <text:p>100.899293</text:p>
          </table:table-cell>
          <table:table-cell office:value-type="float" office:value="99.796335" calcext:value-type="float">
            <text:p>99.796335</text:p>
          </table:table-cell>
          <table:table-cell office:value-type="float" office:value="0.153231" calcext:value-type="float">
            <text:p>0.153231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0416" calcext:value-type="float">
            <text:p>70416</text:p>
          </table:table-cell>
          <table:table-cell office:value-type="float" office:value="60448" calcext:value-type="float">
            <text:p>60448</text:p>
          </table:table-cell>
          <table:table-cell office:value-type="float" office:value="1734" calcext:value-type="float">
            <text:p>1734</text:p>
          </table:table-cell>
          <table:table-cell office:value-type="float" office:value="1492" calcext:value-type="float">
            <text:p>1492</text:p>
          </table:table-cell>
          <table:table-cell office:value-type="float" office:value="1.012612" calcext:value-type="float">
            <text:p>1.012612</text:p>
          </table:table-cell>
          <table:table-cell office:value-type="float" office:value="100.907387" calcext:value-type="float">
            <text:p>100.907387</text:p>
          </table:table-cell>
          <table:table-cell office:value-type="float" office:value="99.894775" calcext:value-type="float">
            <text:p>99.894775</text:p>
          </table:table-cell>
          <table:table-cell office:value-type="float" office:value="0.004841" calcext:value-type="float">
            <text:p>0.004841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44" calcext:value-type="float">
            <text:p>4344</text:p>
          </table:table-cell>
          <table:table-cell office:value-type="float" office:value="2896" calcext:value-type="float">
            <text:p>2896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.019665" calcext:value-type="float">
            <text:p>1.019665</text:p>
          </table:table-cell>
          <table:table-cell office:value-type="float" office:value="100.901291" calcext:value-type="float">
            <text:p>100.901291</text:p>
          </table:table-cell>
          <table:table-cell office:value-type="float" office:value="99.881626" calcext:value-type="float">
            <text:p>99.881626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38" calcext:value-type="float">
            <text:p>2538</text:p>
          </table:table-cell>
          <table:table-cell office:value-type="float" office:value="2208" calcext:value-type="float">
            <text:p>2208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1.040328" calcext:value-type="float">
            <text:p>1.040328</text:p>
          </table:table-cell>
          <table:table-cell office:value-type="float" office:value="100.876535" calcext:value-type="float">
            <text:p>100.876535</text:p>
          </table:table-cell>
          <table:table-cell office:value-type="float" office:value="99.836206" calcext:value-type="float">
            <text:p>99.836206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424" calcext:value-type="float">
            <text:p>11424</text:p>
          </table:table-cell>
          <table:table-cell office:value-type="float" office:value="11280" calcext:value-type="float">
            <text:p>11280</text:p>
          </table:table-cell>
          <table:table-cell office:value-type="float" office:value="238" calcext:value-type="float">
            <text:p>238</text:p>
          </table:table-cell>
          <table:table-cell office:value-type="float" office:value="235" calcext:value-type="float">
            <text:p>235</text:p>
          </table:table-cell>
          <table:table-cell office:value-type="float" office:value="2.527021" calcext:value-type="float">
            <text:p>2.527021</text:p>
          </table:table-cell>
          <table:table-cell office:value-type="float" office:value="100.906009" calcext:value-type="float">
            <text:p>100.906009</text:p>
          </table:table-cell>
          <table:table-cell office:value-type="float" office:value="98.378988" calcext:value-type="float">
            <text:p>98.378988</text:p>
          </table:table-cell>
          <table:table-cell office:value-type="float" office:value="0.000917" calcext:value-type="float">
            <text:p>0.000917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622356" calcext:value-type="float">
            <text:p>20622356</text:p>
          </table:table-cell>
          <table:table-cell office:value-type="float" office:value="10477920" calcext:value-type="float">
            <text:p>10477920</text:p>
          </table:table-cell>
          <table:table-cell office:value-type="float" office:value="19603" calcext:value-type="float">
            <text:p>19603</text:p>
          </table:table-cell>
          <table:table-cell office:value-type="float" office:value="9960" calcext:value-type="float">
            <text:p>9960</text:p>
          </table:table-cell>
          <table:table-cell office:value-type="float" office:value="1.011589" calcext:value-type="float">
            <text:p>1.011589</text:p>
          </table:table-cell>
          <table:table-cell office:value-type="float" office:value="100.686055" calcext:value-type="float">
            <text:p>100.686055</text:p>
          </table:table-cell>
          <table:table-cell office:value-type="float" office:value="99.674467" calcext:value-type="float">
            <text:p>99.674467</text:p>
          </table:table-cell>
          <table:table-cell office:value-type="float" office:value="0.840971" calcext:value-type="float">
            <text:p>0.840971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622356" calcext:value-type="float">
            <text:p>20622356</text:p>
          </table:table-cell>
          <table:table-cell office:value-type="float" office:value="1934628" calcext:value-type="float">
            <text:p>1934628</text:p>
          </table:table-cell>
          <table:table-cell office:value-type="float" office:value="19603" calcext:value-type="float">
            <text:p>19603</text:p>
          </table:table-cell>
          <table:table-cell office:value-type="float" office:value="1839" calcext:value-type="float">
            <text:p>1839</text:p>
          </table:table-cell>
          <table:table-cell office:value-type="float" office:value="1.187109" calcext:value-type="float">
            <text:p>1.187109</text:p>
          </table:table-cell>
          <table:table-cell office:value-type="float" office:value="101.039869" calcext:value-type="float">
            <text:p>101.039869</text:p>
          </table:table-cell>
          <table:table-cell office:value-type="float" office:value="99.852759" calcext:value-type="float">
            <text:p>99.852759</text:p>
          </table:table-cell>
          <table:table-cell office:value-type="float" office:value="0.154998" calcext:value-type="float">
            <text:p>0.154998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2304" calcext:value-type="float">
            <text:p>72304</text:p>
          </table:table-cell>
          <table:table-cell office:value-type="float" office:value="60144" calcext:value-type="float">
            <text:p>60144</text:p>
          </table:table-cell>
          <table:table-cell office:value-type="float" office:value="1783" calcext:value-type="float">
            <text:p>1783</text:p>
          </table:table-cell>
          <table:table-cell office:value-type="float" office:value="1486" calcext:value-type="float">
            <text:p>1486</text:p>
          </table:table-cell>
          <table:table-cell office:value-type="float" office:value="1.053407" calcext:value-type="float">
            <text:p>1.053407</text:p>
          </table:table-cell>
          <table:table-cell office:value-type="float" office:value="100.844106" calcext:value-type="float">
            <text:p>100.844106</text:p>
          </table:table-cell>
          <table:table-cell office:value-type="float" office:value="99.790699" calcext:value-type="float">
            <text:p>99.790699</text:p>
          </table:table-cell>
          <table:table-cell office:value-type="float" office:value="0.004822" calcext:value-type="float">
            <text:p>0.004822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616" calcext:value-type="float">
            <text:p>4616</text:p>
          </table:table-cell>
          <table:table-cell office:value-type="float" office:value="3264" calcext:value-type="float">
            <text:p>3264</text:p>
          </table:table-cell>
          <table:table-cell office:value-type="float" office:value="103" calcext:value-type="float">
            <text:p>103</text:p>
          </table:table-cell>
          <table:table-cell office:value-type="float" office:value="73" calcext:value-type="float">
            <text:p>73</text:p>
          </table:table-cell>
          <table:table-cell office:value-type="float" office:value="1.026637" calcext:value-type="float">
            <text:p>1.026637</text:p>
          </table:table-cell>
          <table:table-cell office:value-type="float" office:value="101.041327" calcext:value-type="float">
            <text:p>101.041327</text:p>
          </table:table-cell>
          <table:table-cell office:value-type="float" office:value="100.014691" calcext:value-type="float">
            <text:p>100.014691</text:p>
          </table:table-cell>
          <table:table-cell office:value-type="float" office:value="0.000261" calcext:value-type="float">
            <text:p>0.000261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70" calcext:value-type="float">
            <text:p>2070</text:p>
          </table:table-cell>
          <table:table-cell office:value-type="float" office:value="1860" calcext:value-type="float">
            <text:p>1860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1.103677" calcext:value-type="float">
            <text:p>1.103677</text:p>
          </table:table-cell>
          <table:table-cell office:value-type="float" office:value="101.011616" calcext:value-type="float">
            <text:p>101.011616</text:p>
          </table:table-cell>
          <table:table-cell office:value-type="float" office:value="99.907939" calcext:value-type="float">
            <text:p>99.907939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608" calcext:value-type="float">
            <text:p>10608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4.063732" calcext:value-type="float">
            <text:p>4.063732</text:p>
          </table:table-cell>
          <table:table-cell office:value-type="float" office:value="100.698887" calcext:value-type="float">
            <text:p>100.698887</text:p>
          </table:table-cell>
          <table:table-cell office:value-type="float" office:value="96.635155" calcext:value-type="float">
            <text:p>96.635155</text:p>
          </table:table-cell>
          <table:table-cell office:value-type="float" office:value="0.000878" calcext:value-type="float">
            <text:p>0.000878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725452" calcext:value-type="float">
            <text:p>20725452</text:p>
          </table:table-cell>
          <table:table-cell office:value-type="float" office:value="10737764" calcext:value-type="float">
            <text:p>10737764</text:p>
          </table:table-cell>
          <table:table-cell office:value-type="float" office:value="19701" calcext:value-type="float">
            <text:p>19701</text:p>
          </table:table-cell>
          <table:table-cell office:value-type="float" office:value="10207" calcext:value-type="float">
            <text:p>10207</text:p>
          </table:table-cell>
          <table:table-cell office:value-type="float" office:value="1.011429" calcext:value-type="float">
            <text:p>1.011429</text:p>
          </table:table-cell>
          <table:table-cell office:value-type="float" office:value="100.192704" calcext:value-type="float">
            <text:p>100.192704</text:p>
          </table:table-cell>
          <table:table-cell office:value-type="float" office:value="99.181276" calcext:value-type="float">
            <text:p>99.181276</text:p>
          </table:table-cell>
          <table:table-cell office:value-type="float" office:value="0.866112" calcext:value-type="float">
            <text:p>0.866112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725452" calcext:value-type="float">
            <text:p>20725452</text:p>
          </table:table-cell>
          <table:table-cell office:value-type="float" office:value="1813648" calcext:value-type="float">
            <text:p>1813648</text:p>
          </table:table-cell>
          <table:table-cell office:value-type="float" office:value="19701" calcext:value-type="float">
            <text:p>19701</text:p>
          </table:table-cell>
          <table:table-cell office:value-type="float" office:value="1724" calcext:value-type="float">
            <text:p>1724</text:p>
          </table:table-cell>
          <table:table-cell office:value-type="float" office:value="1.604383" calcext:value-type="float">
            <text:p>1.604383</text:p>
          </table:table-cell>
          <table:table-cell office:value-type="float" office:value="99.736143" calcext:value-type="float">
            <text:p>99.736143</text:p>
          </table:table-cell>
          <table:table-cell office:value-type="float" office:value="98.13176" calcext:value-type="float">
            <text:p>98.13176</text:p>
          </table:table-cell>
          <table:table-cell office:value-type="float" office:value="0.147854" calcext:value-type="float">
            <text:p>0.147854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9104" calcext:value-type="float">
            <text:p>79104</text:p>
          </table:table-cell>
          <table:table-cell office:value-type="float" office:value="68128" calcext:value-type="float">
            <text:p>68128</text:p>
          </table:table-cell>
          <table:table-cell office:value-type="float" office:value="1953" calcext:value-type="float">
            <text:p>1953</text:p>
          </table:table-cell>
          <table:table-cell office:value-type="float" office:value="1685" calcext:value-type="float">
            <text:p>1685</text:p>
          </table:table-cell>
          <table:table-cell office:value-type="float" office:value="1.377468" calcext:value-type="float">
            <text:p>1.377468</text:p>
          </table:table-cell>
          <table:table-cell office:value-type="float" office:value="100.664623" calcext:value-type="float">
            <text:p>100.664623</text:p>
          </table:table-cell>
          <table:table-cell office:value-type="float" office:value="99.287155" calcext:value-type="float">
            <text:p>99.287155</text:p>
          </table:table-cell>
          <table:table-cell office:value-type="float" office:value="0.005489" calcext:value-type="float">
            <text:p>0.005489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44" calcext:value-type="float">
            <text:p>4344</text:p>
          </table:table-cell>
          <table:table-cell office:value-type="float" office:value="2992" calcext:value-type="float">
            <text:p>2992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.304801" calcext:value-type="float">
            <text:p>1.304801</text:p>
          </table:table-cell>
          <table:table-cell office:value-type="float" office:value="99.936594" calcext:value-type="float">
            <text:p>99.936594</text:p>
          </table:table-cell>
          <table:table-cell office:value-type="float" office:value="98.631793" calcext:value-type="float">
            <text:p>98.631793</text:p>
          </table:table-cell>
          <table:table-cell office:value-type="float" office:value="0.000243" calcext:value-type="float">
            <text:p>0.000243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82" calcext:value-type="float">
            <text:p>2382</text:p>
          </table:table-cell>
          <table:table-cell office:value-type="float" office:value="2022" calcext:value-type="float">
            <text:p>2022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1.460212" calcext:value-type="float">
            <text:p>1.460212</text:p>
          </table:table-cell>
          <table:table-cell office:value-type="float" office:value="100.176221" calcext:value-type="float">
            <text:p>100.176221</text:p>
          </table:table-cell>
          <table:table-cell office:value-type="float" office:value="98.716009" calcext:value-type="float">
            <text:p>98.716009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704" calcext:value-type="float">
            <text:p>10704</text:p>
          </table:table-cell>
          <table:table-cell table:number-columns-repeated="2" office:value-type="float" office:value="223" calcext:value-type="float">
            <text:p>223</text:p>
          </table:table-cell>
          <table:table-cell office:value-type="float" office:value="3.219905" calcext:value-type="float">
            <text:p>3.219905</text:p>
          </table:table-cell>
          <table:table-cell office:value-type="float" office:value="100.663245" calcext:value-type="float">
            <text:p>100.663245</text:p>
          </table:table-cell>
          <table:table-cell office:value-type="float" office:value="97.44334" calcext:value-type="float">
            <text:p>97.44334</text:p>
          </table:table-cell>
          <table:table-cell office:value-type="float" office:value="0.000879" calcext:value-type="float">
            <text:p>0.000879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829600" calcext:value-type="float">
            <text:p>20829600</text:p>
          </table:table-cell>
          <table:table-cell office:value-type="float" office:value="10660968" calcext:value-type="float">
            <text:p>10660968</text:p>
          </table:table-cell>
          <table:table-cell office:value-type="float" office:value="19800" calcext:value-type="float">
            <text:p>19800</text:p>
          </table:table-cell>
          <table:table-cell office:value-type="float" office:value="10134" calcext:value-type="float">
            <text:p>10134</text:p>
          </table:table-cell>
          <table:table-cell office:value-type="float" office:value="1.009689" calcext:value-type="float">
            <text:p>1.009689</text:p>
          </table:table-cell>
          <table:table-cell office:value-type="float" office:value="100.734899" calcext:value-type="float">
            <text:p>100.734899</text:p>
          </table:table-cell>
          <table:table-cell office:value-type="float" office:value="99.725211" calcext:value-type="float">
            <text:p>99.725211</text:p>
          </table:table-cell>
          <table:table-cell office:value-type="float" office:value="0.855228" calcext:value-type="float">
            <text:p>0.855228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829600" calcext:value-type="float">
            <text:p>20829600</text:p>
          </table:table-cell>
          <table:table-cell office:value-type="float" office:value="1909380" calcext:value-type="float">
            <text:p>1909380</text:p>
          </table:table-cell>
          <table:table-cell office:value-type="float" office:value="19800" calcext:value-type="float">
            <text:p>19800</text:p>
          </table:table-cell>
          <table:table-cell office:value-type="float" office:value="1815" calcext:value-type="float">
            <text:p>1815</text:p>
          </table:table-cell>
          <table:table-cell office:value-type="float" office:value="1.156201" calcext:value-type="float">
            <text:p>1.156201</text:p>
          </table:table-cell>
          <table:table-cell office:value-type="float" office:value="100.822442" calcext:value-type="float">
            <text:p>100.822442</text:p>
          </table:table-cell>
          <table:table-cell office:value-type="float" office:value="99.666241" calcext:value-type="float">
            <text:p>99.666241</text:p>
          </table:table-cell>
          <table:table-cell office:value-type="float" office:value="0.153262" calcext:value-type="float">
            <text:p>0.153262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1432" calcext:value-type="float">
            <text:p>81432</text:p>
          </table:table-cell>
          <table:table-cell office:value-type="float" office:value="72288" calcext:value-type="float">
            <text:p>72288</text:p>
          </table:table-cell>
          <table:table-cell office:value-type="float" office:value="2010" calcext:value-type="float">
            <text:p>2010</text:p>
          </table:table-cell>
          <table:table-cell office:value-type="float" office:value="1787" calcext:value-type="float">
            <text:p>1787</text:p>
          </table:table-cell>
          <table:table-cell office:value-type="float" office:value="1.050666" calcext:value-type="float">
            <text:p>1.050666</text:p>
          </table:table-cell>
          <table:table-cell office:value-type="float" office:value="101.165664" calcext:value-type="float">
            <text:p>101.165664</text:p>
          </table:table-cell>
          <table:table-cell office:value-type="float" office:value="100.114998" calcext:value-type="float">
            <text:p>100.114998</text:p>
          </table:table-cell>
          <table:table-cell office:value-type="float" office:value="0.005776" calcext:value-type="float">
            <text:p>0.005776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416" calcext:value-type="float">
            <text:p>4416</text:p>
          </table:table-cell>
          <table:table-cell office:value-type="float" office:value="2296" calcext:value-type="float">
            <text:p>2296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1.023616" calcext:value-type="float">
            <text:p>1.023616</text:p>
          </table:table-cell>
          <table:table-cell office:value-type="float" office:value="100.787657" calcext:value-type="float">
            <text:p>100.787657</text:p>
          </table:table-cell>
          <table:table-cell office:value-type="float" office:value="99.764041" calcext:value-type="float">
            <text:p>99.764041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16" calcext:value-type="float">
            <text:p>2316</text:p>
          </table:table-cell>
          <table:table-cell office:value-type="float" office:value="1758" calcext:value-type="float">
            <text:p>1758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1.088653" calcext:value-type="float">
            <text:p>1.088653</text:p>
          </table:table-cell>
          <table:table-cell office:value-type="float" office:value="101.136705" calcext:value-type="float">
            <text:p>101.136705</text:p>
          </table:table-cell>
          <table:table-cell office:value-type="float" office:value="100.048052" calcext:value-type="float">
            <text:p>100.048052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224" calcext:value-type="float">
            <text:p>10224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2.580785" calcext:value-type="float">
            <text:p>2.580785</text:p>
          </table:table-cell>
          <table:table-cell office:value-type="float" office:value="100.303709" calcext:value-type="float">
            <text:p>100.303709</text:p>
          </table:table-cell>
          <table:table-cell office:value-type="float" office:value="97.722924" calcext:value-type="float">
            <text:p>97.722924</text:p>
          </table:table-cell>
          <table:table-cell office:value-type="float" office:value="0.000837" calcext:value-type="float">
            <text:p>0.000837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934800" calcext:value-type="float">
            <text:p>20934800</text:p>
          </table:table-cell>
          <table:table-cell office:value-type="float" office:value="10462140" calcext:value-type="float">
            <text:p>10462140</text:p>
          </table:table-cell>
          <table:table-cell office:value-type="float" office:value="19900" calcext:value-type="float">
            <text:p>19900</text:p>
          </table:table-cell>
          <table:table-cell office:value-type="float" office:value="9945" calcext:value-type="float">
            <text:p>9945</text:p>
          </table:table-cell>
          <table:table-cell office:value-type="float" office:value="1.013689" calcext:value-type="float">
            <text:p>1.013689</text:p>
          </table:table-cell>
          <table:table-cell office:value-type="float" office:value="100.284445" calcext:value-type="float">
            <text:p>100.284445</text:p>
          </table:table-cell>
          <table:table-cell office:value-type="float" office:value="99.270757" calcext:value-type="float">
            <text:p>99.270757</text:p>
          </table:table-cell>
          <table:table-cell office:value-type="float" office:value="0.84312" calcext:value-type="float">
            <text:p>0.84312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934800" calcext:value-type="float">
            <text:p>20934800</text:p>
          </table:table-cell>
          <table:table-cell office:value-type="float" office:value="1932524" calcext:value-type="float">
            <text:p>1932524</text:p>
          </table:table-cell>
          <table:table-cell office:value-type="float" office:value="19900" calcext:value-type="float">
            <text:p>19900</text:p>
          </table:table-cell>
          <table:table-cell office:value-type="float" office:value="1837" calcext:value-type="float">
            <text:p>1837</text:p>
          </table:table-cell>
          <table:table-cell office:value-type="float" office:value="1.234114" calcext:value-type="float">
            <text:p>1.234114</text:p>
          </table:table-cell>
          <table:table-cell office:value-type="float" office:value="100.806811" calcext:value-type="float">
            <text:p>100.806811</text:p>
          </table:table-cell>
          <table:table-cell office:value-type="float" office:value="99.572697" calcext:value-type="float">
            <text:p>99.572697</text:p>
          </table:table-cell>
          <table:table-cell office:value-type="float" office:value="0.155265" calcext:value-type="float">
            <text:p>0.155265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7096" calcext:value-type="float">
            <text:p>77096</text:p>
          </table:table-cell>
          <table:table-cell office:value-type="float" office:value="66696" calcext:value-type="float">
            <text:p>66696</text:p>
          </table:table-cell>
          <table:table-cell office:value-type="float" office:value="1903" calcext:value-type="float">
            <text:p>1903</text:p>
          </table:table-cell>
          <table:table-cell office:value-type="float" office:value="1649" calcext:value-type="float">
            <text:p>1649</text:p>
          </table:table-cell>
          <table:table-cell office:value-type="float" office:value="1.048072" calcext:value-type="float">
            <text:p>1.048072</text:p>
          </table:table-cell>
          <table:table-cell office:value-type="float" office:value="100.345372" calcext:value-type="float">
            <text:p>100.345372</text:p>
          </table:table-cell>
          <table:table-cell office:value-type="float" office:value="99.2973" calcext:value-type="float">
            <text:p>99.2973</text:p>
          </table:table-cell>
          <table:table-cell office:value-type="float" office:value="0.005373" calcext:value-type="float">
            <text:p>0.005373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568" calcext:value-type="float">
            <text:p>3568</text:p>
          </table:table-cell>
          <table:table-cell office:value-type="float" office:value="2400" calcext:value-type="float">
            <text:p>2400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1.020902" calcext:value-type="float">
            <text:p>1.020902</text:p>
          </table:table-cell>
          <table:table-cell office:value-type="float" office:value="97.925699" calcext:value-type="float">
            <text:p>97.925699</text:p>
          </table:table-cell>
          <table:table-cell office:value-type="float" office:value="96.904797" calcext:value-type="float">
            <text:p>96.904797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62" calcext:value-type="float">
            <text:p>1962</text:p>
          </table:table-cell>
          <table:table-cell office:value-type="float" office:value="1662" calcext:value-type="float">
            <text:p>1662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.105111" calcext:value-type="float">
            <text:p>1.105111</text:p>
          </table:table-cell>
          <table:table-cell office:value-type="float" office:value="99.981025" calcext:value-type="float">
            <text:p>99.981025</text:p>
          </table:table-cell>
          <table:table-cell office:value-type="float" office:value="98.875914" calcext:value-type="float">
            <text:p>98.875914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040" calcext:value-type="float">
            <text:p>11040</text:p>
          </table:table-cell>
          <table:table-cell office:value-type="float" office:value="10992" calcext:value-type="float">
            <text:p>10992</text:p>
          </table:table-cell>
          <table:table-cell office:value-type="float" office:value="230" calcext:value-type="float">
            <text:p>230</text:p>
          </table:table-cell>
          <table:table-cell office:value-type="float" office:value="229" calcext:value-type="float">
            <text:p>229</text:p>
          </table:table-cell>
          <table:table-cell office:value-type="float" office:value="2.577481" calcext:value-type="float">
            <text:p>2.577481</text:p>
          </table:table-cell>
          <table:table-cell office:value-type="float" office:value="100.306339" calcext:value-type="float">
            <text:p>100.306339</text:p>
          </table:table-cell>
          <table:table-cell office:value-type="float" office:value="97.728858" calcext:value-type="float">
            <text:p>97.728858</text:p>
          </table:table-cell>
          <table:table-cell office:value-type="float" office:value="0.0009" calcext:value-type="float">
            <text:p>0.0009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038948" calcext:value-type="float">
            <text:p>21038948</text:p>
          </table:table-cell>
          <table:table-cell office:value-type="float" office:value="10565236" calcext:value-type="float">
            <text:p>10565236</text:p>
          </table:table-cell>
          <table:table-cell office:value-type="float" office:value="19999" calcext:value-type="float">
            <text:p>19999</text:p>
          </table:table-cell>
          <table:table-cell office:value-type="float" office:value="10043" calcext:value-type="float">
            <text:p>10043</text:p>
          </table:table-cell>
          <table:table-cell office:value-type="float" office:value="1.016041" calcext:value-type="float">
            <text:p>1.016041</text:p>
          </table:table-cell>
          <table:table-cell office:value-type="float" office:value="100.735925" calcext:value-type="float">
            <text:p>100.735925</text:p>
          </table:table-cell>
          <table:table-cell office:value-type="float" office:value="99.719885" calcext:value-type="float">
            <text:p>99.719885</text:p>
          </table:table-cell>
          <table:table-cell office:value-type="float" office:value="0.847593" calcext:value-type="float">
            <text:p>0.847593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038948" calcext:value-type="float">
            <text:p>21038948</text:p>
          </table:table-cell>
          <table:table-cell office:value-type="float" office:value="1801024" calcext:value-type="float">
            <text:p>1801024</text:p>
          </table:table-cell>
          <table:table-cell office:value-type="float" office:value="19999" calcext:value-type="float">
            <text:p>19999</text:p>
          </table:table-cell>
          <table:table-cell office:value-type="float" office:value="1712" calcext:value-type="float">
            <text:p>1712</text:p>
          </table:table-cell>
          <table:table-cell office:value-type="float" office:value="1.07955" calcext:value-type="float">
            <text:p>1.07955</text:p>
          </table:table-cell>
          <table:table-cell office:value-type="float" office:value="100.7417" calcext:value-type="float">
            <text:p>100.7417</text:p>
          </table:table-cell>
          <table:table-cell office:value-type="float" office:value="99.66215" calcext:value-type="float">
            <text:p>99.66215</text:p>
          </table:table-cell>
          <table:table-cell office:value-type="float" office:value="0.14457" calcext:value-type="float">
            <text:p>0.14457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3384" calcext:value-type="float">
            <text:p>83384</text:p>
          </table:table-cell>
          <table:table-cell office:value-type="float" office:value="74352" calcext:value-type="float">
            <text:p>74352</text:p>
          </table:table-cell>
          <table:table-cell office:value-type="float" office:value="2060" calcext:value-type="float">
            <text:p>2060</text:p>
          </table:table-cell>
          <table:table-cell office:value-type="float" office:value="1839" calcext:value-type="float">
            <text:p>1839</text:p>
          </table:table-cell>
          <table:table-cell office:value-type="float" office:value="1.009212" calcext:value-type="float">
            <text:p>1.009212</text:p>
          </table:table-cell>
          <table:table-cell office:value-type="float" office:value="100.859481" calcext:value-type="float">
            <text:p>100.859481</text:p>
          </table:table-cell>
          <table:table-cell office:value-type="float" office:value="99.850269" calcext:value-type="float">
            <text:p>99.850269</text:p>
          </table:table-cell>
          <table:table-cell office:value-type="float" office:value="0.005957" calcext:value-type="float">
            <text:p>0.005957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96" calcext:value-type="float">
            <text:p>3696</text:p>
          </table:table-cell>
          <table:table-cell office:value-type="float" office:value="2512" calcext:value-type="float">
            <text:p>2512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office:value-type="float" office:value="1.018253" calcext:value-type="float">
            <text:p>1.018253</text:p>
          </table:table-cell>
          <table:table-cell office:value-type="float" office:value="98.421096" calcext:value-type="float">
            <text:p>98.421096</text:p>
          </table:table-cell>
          <table:table-cell office:value-type="float" office:value="97.402843" calcext:value-type="float">
            <text:p>97.402843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66" calcext:value-type="float">
            <text:p>2466</text:p>
          </table:table-cell>
          <table:table-cell office:value-type="float" office:value="2088" calcext:value-type="float">
            <text:p>2088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1.038722" calcext:value-type="float">
            <text:p>1.038722</text:p>
          </table:table-cell>
          <table:table-cell office:value-type="float" office:value="100.824366" calcext:value-type="float">
            <text:p>100.824366</text:p>
          </table:table-cell>
          <table:table-cell office:value-type="float" office:value="99.785644" calcext:value-type="float">
            <text:p>99.785644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568" calcext:value-type="float">
            <text:p>11568</text:p>
          </table:table-cell>
          <table:table-cell office:value-type="float" office:value="11472" calcext:value-type="float">
            <text:p>11472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3.705868" calcext:value-type="float">
            <text:p>3.705868</text:p>
          </table:table-cell>
          <table:table-cell office:value-type="float" office:value="99.77151" calcext:value-type="float">
            <text:p>99.77151</text:p>
          </table:table-cell>
          <table:table-cell office:value-type="float" office:value="96.065642" calcext:value-type="float">
            <text:p>96.065642</text:p>
          </table:table-cell>
          <table:table-cell office:value-type="float" office:value="0.000955" calcext:value-type="float">
            <text:p>0.000955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143096" calcext:value-type="float">
            <text:p>21143096</text:p>
          </table:table-cell>
          <table:table-cell office:value-type="float" office:value="10482128" calcext:value-type="float">
            <text:p>10482128</text:p>
          </table:table-cell>
          <table:table-cell office:value-type="float" office:value="20098" calcext:value-type="float">
            <text:p>20098</text:p>
          </table:table-cell>
          <table:table-cell office:value-type="float" office:value="9964" calcext:value-type="float">
            <text:p>9964</text:p>
          </table:table-cell>
          <table:table-cell office:value-type="float" office:value="1.010609" calcext:value-type="float">
            <text:p>1.010609</text:p>
          </table:table-cell>
          <table:table-cell office:value-type="float" office:value="100.904629" calcext:value-type="float">
            <text:p>100.904629</text:p>
          </table:table-cell>
          <table:table-cell office:value-type="float" office:value="99.89402" calcext:value-type="float">
            <text:p>99.89402</text:p>
          </table:table-cell>
          <table:table-cell office:value-type="float" office:value="0.83946" calcext:value-type="float">
            <text:p>0.83946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143096" calcext:value-type="float">
            <text:p>21143096</text:p>
          </table:table-cell>
          <table:table-cell office:value-type="float" office:value="1940940" calcext:value-type="float">
            <text:p>1940940</text:p>
          </table:table-cell>
          <table:table-cell office:value-type="float" office:value="20098" calcext:value-type="float">
            <text:p>20098</text:p>
          </table:table-cell>
          <table:table-cell office:value-type="float" office:value="1845" calcext:value-type="float">
            <text:p>1845</text:p>
          </table:table-cell>
          <table:table-cell office:value-type="float" office:value="2.712525" calcext:value-type="float">
            <text:p>2.712525</text:p>
          </table:table-cell>
          <table:table-cell office:value-type="float" office:value="101.320434" calcext:value-type="float">
            <text:p>101.320434</text:p>
          </table:table-cell>
          <table:table-cell office:value-type="float" office:value="98.607909" calcext:value-type="float">
            <text:p>98.607909</text:p>
          </table:table-cell>
          <table:table-cell office:value-type="float" office:value="0.157467" calcext:value-type="float">
            <text:p>0.157467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9112" calcext:value-type="float">
            <text:p>69112</text:p>
          </table:table-cell>
          <table:table-cell office:value-type="float" office:value="60024" calcext:value-type="float">
            <text:p>60024</text:p>
          </table:table-cell>
          <table:table-cell office:value-type="float" office:value="1703" calcext:value-type="float">
            <text:p>1703</text:p>
          </table:table-cell>
          <table:table-cell office:value-type="float" office:value="1483" calcext:value-type="float">
            <text:p>1483</text:p>
          </table:table-cell>
          <table:table-cell office:value-type="float" office:value="1.086599" calcext:value-type="float">
            <text:p>1.086599</text:p>
          </table:table-cell>
          <table:table-cell office:value-type="float" office:value="101.002619" calcext:value-type="float">
            <text:p>101.002619</text:p>
          </table:table-cell>
          <table:table-cell office:value-type="float" office:value="99.91602" calcext:value-type="float">
            <text:p>99.91602</text:p>
          </table:table-cell>
          <table:table-cell office:value-type="float" office:value="0.004806" calcext:value-type="float">
            <text:p>0.004806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520" calcext:value-type="float">
            <text:p>3520</text:p>
          </table:table-cell>
          <table:table-cell office:value-type="float" office:value="2072" calcext:value-type="float">
            <text:p>2072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1.024763" calcext:value-type="float">
            <text:p>1.024763</text:p>
          </table:table-cell>
          <table:table-cell office:value-type="float" office:value="93.355367" calcext:value-type="float">
            <text:p>93.355367</text:p>
          </table:table-cell>
          <table:table-cell office:value-type="float" office:value="92.330605" calcext:value-type="float">
            <text:p>92.330605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704" calcext:value-type="float">
            <text:p>1704</text:p>
          </table:table-cell>
          <table:table-cell office:value-type="float" office:value="1464" calcext:value-type="float">
            <text:p>1464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2.279192" calcext:value-type="float">
            <text:p>2.279192</text:p>
          </table:table-cell>
          <table:table-cell office:value-type="float" office:value="96.381569" calcext:value-type="float">
            <text:p>96.381569</text:p>
          </table:table-cell>
          <table:table-cell office:value-type="float" office:value="94.102377" calcext:value-type="float">
            <text:p>94.102377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1424" calcext:value-type="float">
            <text:p>11424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3.903677" calcext:value-type="float">
            <text:p>3.903677</text:p>
          </table:table-cell>
          <table:table-cell office:value-type="float" office:value="101.001001" calcext:value-type="float">
            <text:p>101.001001</text:p>
          </table:table-cell>
          <table:table-cell office:value-type="float" office:value="97.097324" calcext:value-type="float">
            <text:p>97.097324</text:p>
          </table:table-cell>
          <table:table-cell office:value-type="float" office:value="0.000941" calcext:value-type="float">
            <text:p>0.000941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246192" calcext:value-type="float">
            <text:p>21246192</text:p>
          </table:table-cell>
          <table:table-cell office:value-type="float" office:value="10808248" calcext:value-type="float">
            <text:p>10808248</text:p>
          </table:table-cell>
          <table:table-cell office:value-type="float" office:value="20196" calcext:value-type="float">
            <text:p>20196</text:p>
          </table:table-cell>
          <table:table-cell office:value-type="float" office:value="10274" calcext:value-type="float">
            <text:p>10274</text:p>
          </table:table-cell>
          <table:table-cell office:value-type="float" office:value="1.01687" calcext:value-type="float">
            <text:p>1.01687</text:p>
          </table:table-cell>
          <table:table-cell office:value-type="float" office:value="100.886336" calcext:value-type="float">
            <text:p>100.886336</text:p>
          </table:table-cell>
          <table:table-cell office:value-type="float" office:value="99.869466" calcext:value-type="float">
            <text:p>99.869466</text:p>
          </table:table-cell>
          <table:table-cell office:value-type="float" office:value="0.86579" calcext:value-type="float">
            <text:p>0.86579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246192" calcext:value-type="float">
            <text:p>21246192</text:p>
          </table:table-cell>
          <table:table-cell office:value-type="float" office:value="1756840" calcext:value-type="float">
            <text:p>1756840</text:p>
          </table:table-cell>
          <table:table-cell office:value-type="float" office:value="20196" calcext:value-type="float">
            <text:p>20196</text:p>
          </table:table-cell>
          <table:table-cell office:value-type="float" office:value="1670" calcext:value-type="float">
            <text:p>1670</text:p>
          </table:table-cell>
          <table:table-cell office:value-type="float" office:value="1.698488" calcext:value-type="float">
            <text:p>1.698488</text:p>
          </table:table-cell>
          <table:table-cell office:value-type="float" office:value="100.543859" calcext:value-type="float">
            <text:p>100.543859</text:p>
          </table:table-cell>
          <table:table-cell office:value-type="float" office:value="98.845371" calcext:value-type="float">
            <text:p>98.845371</text:p>
          </table:table-cell>
          <table:table-cell office:value-type="float" office:value="0.142189" calcext:value-type="float">
            <text:p>0.142189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7192" calcext:value-type="float">
            <text:p>77192</text:p>
          </table:table-cell>
          <table:table-cell office:value-type="float" office:value="67408" calcext:value-type="float">
            <text:p>67408</text:p>
          </table:table-cell>
          <table:table-cell office:value-type="float" office:value="1905" calcext:value-type="float">
            <text:p>1905</text:p>
          </table:table-cell>
          <table:table-cell office:value-type="float" office:value="1667" calcext:value-type="float">
            <text:p>1667</text:p>
          </table:table-cell>
          <table:table-cell office:value-type="float" office:value="1.391913" calcext:value-type="float">
            <text:p>1.391913</text:p>
          </table:table-cell>
          <table:table-cell office:value-type="float" office:value="100.944606" calcext:value-type="float">
            <text:p>100.944606</text:p>
          </table:table-cell>
          <table:table-cell office:value-type="float" office:value="99.552693" calcext:value-type="float">
            <text:p>99.552693</text:p>
          </table:table-cell>
          <table:table-cell office:value-type="float" office:value="0.005417" calcext:value-type="float">
            <text:p>0.005417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184" calcext:value-type="float">
            <text:p>3184</text:p>
          </table:table-cell>
          <table:table-cell office:value-type="float" office:value="2016" calcext:value-type="float">
            <text:p>2016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1.307136" calcext:value-type="float">
            <text:p>1.307136</text:p>
          </table:table-cell>
          <table:table-cell office:value-type="float" office:value="100.694831" calcext:value-type="float">
            <text:p>100.694831</text:p>
          </table:table-cell>
          <table:table-cell office:value-type="float" office:value="99.387695" calcext:value-type="float">
            <text:p>99.387695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32" calcext:value-type="float">
            <text:p>1932</text:p>
          </table:table-cell>
          <table:table-cell office:value-type="float" office:value="1692" calcext:value-type="float">
            <text:p>1692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1.50331" calcext:value-type="float">
            <text:p>1.50331</text:p>
          </table:table-cell>
          <table:table-cell office:value-type="float" office:value="100.937738" calcext:value-type="float">
            <text:p>100.937738</text:p>
          </table:table-cell>
          <table:table-cell office:value-type="float" office:value="99.434428" calcext:value-type="float">
            <text:p>99.434428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1664" calcext:value-type="float">
            <text:p>11664</text:p>
          </table:table-cell>
          <table:table-cell table:number-columns-repeated="2" office:value-type="float" office:value="243" calcext:value-type="float">
            <text:p>243</text:p>
          </table:table-cell>
          <table:table-cell office:value-type="float" office:value="3.119195" calcext:value-type="float">
            <text:p>3.119195</text:p>
          </table:table-cell>
          <table:table-cell office:value-type="float" office:value="100.001245" calcext:value-type="float">
            <text:p>100.001245</text:p>
          </table:table-cell>
          <table:table-cell office:value-type="float" office:value="96.88205" calcext:value-type="float">
            <text:p>96.88205</text:p>
          </table:table-cell>
          <table:table-cell office:value-type="float" office:value="0.000963" calcext:value-type="float">
            <text:p>0.000963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350340" calcext:value-type="float">
            <text:p>21350340</text:p>
          </table:table-cell>
          <table:table-cell office:value-type="float" office:value="10749336" calcext:value-type="float">
            <text:p>10749336</text:p>
          </table:table-cell>
          <table:table-cell office:value-type="float" office:value="20295" calcext:value-type="float">
            <text:p>20295</text:p>
          </table:table-cell>
          <table:table-cell office:value-type="float" office:value="10218" calcext:value-type="float">
            <text:p>10218</text:p>
          </table:table-cell>
          <table:table-cell office:value-type="float" office:value="1.01221" calcext:value-type="float">
            <text:p>1.01221</text:p>
          </table:table-cell>
          <table:table-cell office:value-type="float" office:value="100.948397" calcext:value-type="float">
            <text:p>100.948397</text:p>
          </table:table-cell>
          <table:table-cell office:value-type="float" office:value="99.936187" calcext:value-type="float">
            <text:p>99.936187</text:p>
          </table:table-cell>
          <table:table-cell office:value-type="float" office:value="0.860496" calcext:value-type="float">
            <text:p>0.860496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350340" calcext:value-type="float">
            <text:p>21350340</text:p>
          </table:table-cell>
          <table:table-cell office:value-type="float" office:value="1721072" calcext:value-type="float">
            <text:p>1721072</text:p>
          </table:table-cell>
          <table:table-cell office:value-type="float" office:value="20295" calcext:value-type="float">
            <text:p>20295</text:p>
          </table:table-cell>
          <table:table-cell office:value-type="float" office:value="1636" calcext:value-type="float">
            <text:p>1636</text:p>
          </table:table-cell>
          <table:table-cell office:value-type="float" office:value="1.657904" calcext:value-type="float">
            <text:p>1.657904</text:p>
          </table:table-cell>
          <table:table-cell office:value-type="float" office:value="101.409037" calcext:value-type="float">
            <text:p>101.409037</text:p>
          </table:table-cell>
          <table:table-cell office:value-type="float" office:value="99.751133" calcext:value-type="float">
            <text:p>99.751133</text:p>
          </table:table-cell>
          <table:table-cell office:value-type="float" office:value="0.138029" calcext:value-type="float">
            <text:p>0.138029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6504" calcext:value-type="float">
            <text:p>76504</text:p>
          </table:table-cell>
          <table:table-cell office:value-type="float" office:value="64792" calcext:value-type="float">
            <text:p>64792</text:p>
          </table:table-cell>
          <table:table-cell office:value-type="float" office:value="1889" calcext:value-type="float">
            <text:p>1889</text:p>
          </table:table-cell>
          <table:table-cell office:value-type="float" office:value="1601" calcext:value-type="float">
            <text:p>1601</text:p>
          </table:table-cell>
          <table:table-cell office:value-type="float" office:value="1.390587" calcext:value-type="float">
            <text:p>1.390587</text:p>
          </table:table-cell>
          <table:table-cell office:value-type="float" office:value="100.958417" calcext:value-type="float">
            <text:p>100.958417</text:p>
          </table:table-cell>
          <table:table-cell office:value-type="float" office:value="99.56783" calcext:value-type="float">
            <text:p>99.56783</text:p>
          </table:table-cell>
          <table:table-cell office:value-type="float" office:value="0.005206" calcext:value-type="float">
            <text:p>0.005206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92" calcext:value-type="float">
            <text:p>4392</text:p>
          </table:table-cell>
          <table:table-cell office:value-type="float" office:value="3224" calcext:value-type="float">
            <text:p>3224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 office:value-type="float" office:value="1.312145" calcext:value-type="float">
            <text:p>1.312145</text:p>
          </table:table-cell>
          <table:table-cell office:value-type="float" office:value="98.965236" calcext:value-type="float">
            <text:p>98.965236</text:p>
          </table:table-cell>
          <table:table-cell office:value-type="float" office:value="97.653091" calcext:value-type="float">
            <text:p>97.653091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86" calcext:value-type="float">
            <text:p>1986</text:p>
          </table:table-cell>
          <table:table-cell office:value-type="float" office:value="1536" calcext:value-type="float">
            <text:p>1536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.479406" calcext:value-type="float">
            <text:p>1.479406</text:p>
          </table:table-cell>
          <table:table-cell office:value-type="float" office:value="98.963678" calcext:value-type="float">
            <text:p>98.963678</text:p>
          </table:table-cell>
          <table:table-cell office:value-type="float" office:value="97.484272" calcext:value-type="float">
            <text:p>97.484272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752" calcext:value-type="float">
            <text:p>10752</text:p>
          </table:table-cell>
          <table:table-cell office:value-type="float" office:value="10704" calcext:value-type="float">
            <text:p>10704</text:p>
          </table:table-cell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office:value-type="float" office:value="3.837934" calcext:value-type="float">
            <text:p>3.837934</text:p>
          </table:table-cell>
          <table:table-cell office:value-type="float" office:value="100.651003" calcext:value-type="float">
            <text:p>100.651003</text:p>
          </table:table-cell>
          <table:table-cell office:value-type="float" office:value="96.813069" calcext:value-type="float">
            <text:p>96.813069</text:p>
          </table:table-cell>
          <table:table-cell office:value-type="float" office:value="0.000885" calcext:value-type="float">
            <text:p>0.000885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454488" calcext:value-type="float">
            <text:p>21454488</text:p>
          </table:table-cell>
          <table:table-cell office:value-type="float" office:value="11020752" calcext:value-type="float">
            <text:p>11020752</text:p>
          </table:table-cell>
          <table:table-cell office:value-type="float" office:value="20394" calcext:value-type="float">
            <text:p>20394</text:p>
          </table:table-cell>
          <table:table-cell office:value-type="float" office:value="10476" calcext:value-type="float">
            <text:p>10476</text:p>
          </table:table-cell>
          <table:table-cell office:value-type="float" office:value="1.016281" calcext:value-type="float">
            <text:p>1.016281</text:p>
          </table:table-cell>
          <table:table-cell office:value-type="float" office:value="100.730725" calcext:value-type="float">
            <text:p>100.730725</text:p>
          </table:table-cell>
          <table:table-cell office:value-type="float" office:value="99.714445" calcext:value-type="float">
            <text:p>99.714445</text:p>
          </table:table-cell>
          <table:table-cell office:value-type="float" office:value="0.884185" calcext:value-type="float">
            <text:p>0.884185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454488" calcext:value-type="float">
            <text:p>21454488</text:p>
          </table:table-cell>
          <table:table-cell office:value-type="float" office:value="1718968" calcext:value-type="float">
            <text:p>1718968</text:p>
          </table:table-cell>
          <table:table-cell office:value-type="float" office:value="20394" calcext:value-type="float">
            <text:p>20394</text:p>
          </table:table-cell>
          <table:table-cell office:value-type="float" office:value="1634" calcext:value-type="float">
            <text:p>1634</text:p>
          </table:table-cell>
          <table:table-cell office:value-type="float" office:value="1.088992" calcext:value-type="float">
            <text:p>1.088992</text:p>
          </table:table-cell>
          <table:table-cell office:value-type="float" office:value="101.289168" calcext:value-type="float">
            <text:p>101.289168</text:p>
          </table:table-cell>
          <table:table-cell office:value-type="float" office:value="100.200176" calcext:value-type="float">
            <text:p>100.200176</text:p>
          </table:table-cell>
          <table:table-cell office:value-type="float" office:value="0.137243" calcext:value-type="float">
            <text:p>0.137243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0032" calcext:value-type="float">
            <text:p>80032</text:p>
          </table:table-cell>
          <table:table-cell office:value-type="float" office:value="69432" calcext:value-type="float">
            <text:p>69432</text:p>
          </table:table-cell>
          <table:table-cell office:value-type="float" office:value="1977" calcext:value-type="float">
            <text:p>1977</text:p>
          </table:table-cell>
          <table:table-cell office:value-type="float" office:value="1718" calcext:value-type="float">
            <text:p>1718</text:p>
          </table:table-cell>
          <table:table-cell office:value-type="float" office:value="1.009592" calcext:value-type="float">
            <text:p>1.009592</text:p>
          </table:table-cell>
          <table:table-cell office:value-type="float" office:value="100.81121" calcext:value-type="float">
            <text:p>100.81121</text:p>
          </table:table-cell>
          <table:table-cell office:value-type="float" office:value="99.801618" calcext:value-type="float">
            <text:p>99.801618</text:p>
          </table:table-cell>
          <table:table-cell office:value-type="float" office:value="0.005566" calcext:value-type="float">
            <text:p>0.005566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12" calcext:value-type="float">
            <text:p>3912</text:p>
          </table:table-cell>
          <table:table-cell office:value-type="float" office:value="2624" calcext:value-type="float">
            <text:p>2624</text:p>
          </table:table-cell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1.018239" calcext:value-type="float">
            <text:p>1.018239</text:p>
          </table:table-cell>
          <table:table-cell office:value-type="float" office:value="100.830726" calcext:value-type="float">
            <text:p>100.830726</text:p>
          </table:table-cell>
          <table:table-cell office:value-type="float" office:value="99.812487" calcext:value-type="float">
            <text:p>99.812487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94" calcext:value-type="float">
            <text:p>2094</text:p>
          </table:table-cell>
          <table:table-cell office:value-type="float" office:value="1824" calcext:value-type="float">
            <text:p>1824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1.032553" calcext:value-type="float">
            <text:p>1.032553</text:p>
          </table:table-cell>
          <table:table-cell office:value-type="float" office:value="100.829348" calcext:value-type="float">
            <text:p>100.829348</text:p>
          </table:table-cell>
          <table:table-cell office:value-type="float" office:value="99.796795" calcext:value-type="float">
            <text:p>99.796795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712" calcext:value-type="float">
            <text:p>11712</text:p>
          </table:table-cell>
          <table:table-cell office:value-type="float" office:value="11664" calcext:value-type="float">
            <text:p>11664</text:p>
          </table:table-cell>
          <table:table-cell office:value-type="float" office:value="244" calcext:value-type="float">
            <text:p>244</text:p>
          </table:table-cell>
          <table:table-cell office:value-type="float" office:value="243" calcext:value-type="float">
            <text:p>243</text:p>
          </table:table-cell>
          <table:table-cell office:value-type="float" office:value="2.735966" calcext:value-type="float">
            <text:p>2.735966</text:p>
          </table:table-cell>
          <table:table-cell office:value-type="float" office:value="100.806535" calcext:value-type="float">
            <text:p>100.806535</text:p>
          </table:table-cell>
          <table:table-cell office:value-type="float" office:value="98.070569" calcext:value-type="float">
            <text:p>98.070569</text:p>
          </table:table-cell>
          <table:table-cell office:value-type="float" office:value="0.000951" calcext:value-type="float">
            <text:p>0.000951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558636" calcext:value-type="float">
            <text:p>21558636</text:p>
          </table:table-cell>
          <table:table-cell office:value-type="float" office:value="10183360" calcext:value-type="float">
            <text:p>10183360</text:p>
          </table:table-cell>
          <table:table-cell office:value-type="float" office:value="20493" calcext:value-type="float">
            <text:p>20493</text:p>
          </table:table-cell>
          <table:table-cell office:value-type="float" office:value="9680" calcext:value-type="float">
            <text:p>9680</text:p>
          </table:table-cell>
          <table:table-cell office:value-type="float" office:value="1.007229" calcext:value-type="float">
            <text:p>1.007229</text:p>
          </table:table-cell>
          <table:table-cell office:value-type="float" office:value="101.220623" calcext:value-type="float">
            <text:p>101.220623</text:p>
          </table:table-cell>
          <table:table-cell office:value-type="float" office:value="100.213394" calcext:value-type="float">
            <text:p>100.213394</text:p>
          </table:table-cell>
          <table:table-cell office:value-type="float" office:value="0.812934" calcext:value-type="float">
            <text:p>0.812934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558636" calcext:value-type="float">
            <text:p>21558636</text:p>
          </table:table-cell>
          <table:table-cell office:value-type="float" office:value="2052452" calcext:value-type="float">
            <text:p>2052452</text:p>
          </table:table-cell>
          <table:table-cell office:value-type="float" office:value="20493" calcext:value-type="float">
            <text:p>20493</text:p>
          </table:table-cell>
          <table:table-cell office:value-type="float" office:value="1951" calcext:value-type="float">
            <text:p>1951</text:p>
          </table:table-cell>
          <table:table-cell office:value-type="float" office:value="1.245381" calcext:value-type="float">
            <text:p>1.245381</text:p>
          </table:table-cell>
          <table:table-cell office:value-type="float" office:value="101.369915" calcext:value-type="float">
            <text:p>101.369915</text:p>
          </table:table-cell>
          <table:table-cell office:value-type="float" office:value="100.124534" calcext:value-type="float">
            <text:p>100.124534</text:p>
          </table:table-cell>
          <table:table-cell office:value-type="float" office:value="0.163992" calcext:value-type="float">
            <text:p>0.163992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9680" calcext:value-type="float">
            <text:p>79680</text:p>
          </table:table-cell>
          <table:table-cell office:value-type="float" office:value="66152" calcext:value-type="float">
            <text:p>66152</text:p>
          </table:table-cell>
          <table:table-cell office:value-type="float" office:value="1967" calcext:value-type="float">
            <text:p>1967</text:p>
          </table:table-cell>
          <table:table-cell office:value-type="float" office:value="1634" calcext:value-type="float">
            <text:p>1634</text:p>
          </table:table-cell>
          <table:table-cell office:value-type="float" office:value="1.049707" calcext:value-type="float">
            <text:p>1.049707</text:p>
          </table:table-cell>
          <table:table-cell office:value-type="float" office:value="101.412921" calcext:value-type="float">
            <text:p>101.412921</text:p>
          </table:table-cell>
          <table:table-cell office:value-type="float" office:value="100.363214" calcext:value-type="float">
            <text:p>100.363214</text:p>
          </table:table-cell>
          <table:table-cell office:value-type="float" office:value="0.005273" calcext:value-type="float">
            <text:p>0.005273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72" calcext:value-type="float">
            <text:p>3872</text:p>
          </table:table-cell>
          <table:table-cell office:value-type="float" office:value="1784" calcext:value-type="float">
            <text:p>1784</text:p>
          </table:table-cell>
          <table:table-cell office:value-type="float" office:value="85" calcext:value-type="float">
            <text:p>85</text:p>
          </table:table-cell>
          <table:table-cell office:value-type="float" office:value="39" calcext:value-type="float">
            <text:p>39</text:p>
          </table:table-cell>
          <table:table-cell office:value-type="float" office:value="1.021283" calcext:value-type="float">
            <text:p>1.021283</text:p>
          </table:table-cell>
          <table:table-cell office:value-type="float" office:value="99.33048" calcext:value-type="float">
            <text:p>99.33048</text:p>
          </table:table-cell>
          <table:table-cell office:value-type="float" office:value="98.309197" calcext:value-type="float">
            <text:p>98.309197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78" calcext:value-type="float">
            <text:p>2478</text:p>
          </table:table-cell>
          <table:table-cell office:value-type="float" office:value="1992" calcext:value-type="float">
            <text:p>1992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.122929" calcext:value-type="float">
            <text:p>1.122929</text:p>
          </table:table-cell>
          <table:table-cell office:value-type="float" office:value="101.391033" calcext:value-type="float">
            <text:p>101.391033</text:p>
          </table:table-cell>
          <table:table-cell office:value-type="float" office:value="100.268104" calcext:value-type="float">
            <text:p>100.268104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040" calcext:value-type="float">
            <text:p>11040</text:p>
          </table:table-cell>
          <table:table-cell office:value-type="float" office:value="10992" calcext:value-type="float">
            <text:p>10992</text:p>
          </table:table-cell>
          <table:table-cell office:value-type="float" office:value="230" calcext:value-type="float">
            <text:p>230</text:p>
          </table:table-cell>
          <table:table-cell office:value-type="float" office:value="229" calcext:value-type="float">
            <text:p>229</text:p>
          </table:table-cell>
          <table:table-cell office:value-type="float" office:value="2.944195" calcext:value-type="float">
            <text:p>2.944195</text:p>
          </table:table-cell>
          <table:table-cell office:value-type="float" office:value="100.823799" calcext:value-type="float">
            <text:p>100.823799</text:p>
          </table:table-cell>
          <table:table-cell office:value-type="float" office:value="97.879604" calcext:value-type="float">
            <text:p>97.879604</text:p>
          </table:table-cell>
          <table:table-cell office:value-type="float" office:value="0.000898" calcext:value-type="float">
            <text:p>0.000898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663836" calcext:value-type="float">
            <text:p>21663836</text:p>
          </table:table-cell>
          <table:table-cell office:value-type="float" office:value="10870316" calcext:value-type="float">
            <text:p>10870316</text:p>
          </table:table-cell>
          <table:table-cell office:value-type="float" office:value="20593" calcext:value-type="float">
            <text:p>20593</text:p>
          </table:table-cell>
          <table:table-cell office:value-type="float" office:value="10333" calcext:value-type="float">
            <text:p>10333</text:p>
          </table:table-cell>
          <table:table-cell office:value-type="float" office:value="1.016569" calcext:value-type="float">
            <text:p>1.016569</text:p>
          </table:table-cell>
          <table:table-cell office:value-type="float" office:value="100.91723" calcext:value-type="float">
            <text:p>100.91723</text:p>
          </table:table-cell>
          <table:table-cell office:value-type="float" office:value="99.900662" calcext:value-type="float">
            <text:p>99.900662</text:p>
          </table:table-cell>
          <table:table-cell office:value-type="float" office:value="0.87049" calcext:value-type="float">
            <text:p>0.87049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663836" calcext:value-type="float">
            <text:p>21663836</text:p>
          </table:table-cell>
          <table:table-cell office:value-type="float" office:value="1681096" calcext:value-type="float">
            <text:p>1681096</text:p>
          </table:table-cell>
          <table:table-cell office:value-type="float" office:value="20593" calcext:value-type="float">
            <text:p>20593</text:p>
          </table:table-cell>
          <table:table-cell office:value-type="float" office:value="1598" calcext:value-type="float">
            <text:p>1598</text:p>
          </table:table-cell>
          <table:table-cell office:value-type="float" office:value="1.175542" calcext:value-type="float">
            <text:p>1.175542</text:p>
          </table:table-cell>
          <table:table-cell office:value-type="float" office:value="99.402901" calcext:value-type="float">
            <text:p>99.402901</text:p>
          </table:table-cell>
          <table:table-cell office:value-type="float" office:value="98.227359" calcext:value-type="float">
            <text:p>98.227359</text:p>
          </table:table-cell>
          <table:table-cell office:value-type="float" office:value="0.136915" calcext:value-type="float">
            <text:p>0.136915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8624" calcext:value-type="float">
            <text:p>88624</text:p>
          </table:table-cell>
          <table:table-cell office:value-type="float" office:value="74936" calcext:value-type="float">
            <text:p>74936</text:p>
          </table:table-cell>
          <table:table-cell office:value-type="float" office:value="2192" calcext:value-type="float">
            <text:p>2192</text:p>
          </table:table-cell>
          <table:table-cell office:value-type="float" office:value="1856" calcext:value-type="float">
            <text:p>1856</text:p>
          </table:table-cell>
          <table:table-cell office:value-type="float" office:value="1.046531" calcext:value-type="float">
            <text:p>1.046531</text:p>
          </table:table-cell>
          <table:table-cell office:value-type="float" office:value="100.92407" calcext:value-type="float">
            <text:p>100.92407</text:p>
          </table:table-cell>
          <table:table-cell office:value-type="float" office:value="99.877539" calcext:value-type="float">
            <text:p>99.877539</text:p>
          </table:table-cell>
          <table:table-cell office:value-type="float" office:value="0.006002" calcext:value-type="float">
            <text:p>0.006002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160" calcext:value-type="float">
            <text:p>5160</text:p>
          </table:table-cell>
          <table:table-cell office:value-type="float" office:value="3136" calcext:value-type="float">
            <text:p>3136</text:p>
          </table:table-cell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  <table:table-cell office:value-type="float" office:value="1.024282" calcext:value-type="float">
            <text:p>1.024282</text:p>
          </table:table-cell>
          <table:table-cell office:value-type="float" office:value="98.677081" calcext:value-type="float">
            <text:p>98.677081</text:p>
          </table:table-cell>
          <table:table-cell office:value-type="float" office:value="97.652799" calcext:value-type="float">
            <text:p>97.652799</text:p>
          </table:table-cell>
          <table:table-cell office:value-type="float" office:value="0.000257" calcext:value-type="float">
            <text:p>0.000257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740" calcext:value-type="float">
            <text:p>1740</text:p>
          </table:table-cell>
          <table:table-cell office:value-type="float" office:value="1410" calcext:value-type="float">
            <text:p>1410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1.090393" calcext:value-type="float">
            <text:p>1.090393</text:p>
          </table:table-cell>
          <table:table-cell office:value-type="float" office:value="98.662775" calcext:value-type="float">
            <text:p>98.662775</text:p>
          </table:table-cell>
          <table:table-cell office:value-type="float" office:value="97.572382" calcext:value-type="float">
            <text:p>97.572382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904" calcext:value-type="float">
            <text:p>11904</text:p>
          </table:table-cell>
          <table:table-cell office:value-type="float" office:value="11808" calcext:value-type="float">
            <text:p>11808</text:p>
          </table:table-cell>
          <table:table-cell office:value-type="float" office:value="248" calcext:value-type="float">
            <text:p>248</text:p>
          </table:table-cell>
          <table:table-cell office:value-type="float" office:value="246" calcext:value-type="float">
            <text:p>246</text:p>
          </table:table-cell>
          <table:table-cell office:value-type="float" office:value="2.550164" calcext:value-type="float">
            <text:p>2.550164</text:p>
          </table:table-cell>
          <table:table-cell office:value-type="float" office:value="99.937146" calcext:value-type="float">
            <text:p>99.937146</text:p>
          </table:table-cell>
          <table:table-cell office:value-type="float" office:value="97.386981" calcext:value-type="float">
            <text:p>97.386981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766932" calcext:value-type="float">
            <text:p>21766932</text:p>
          </table:table-cell>
          <table:table-cell office:value-type="float" office:value="10740920" calcext:value-type="float">
            <text:p>10740920</text:p>
          </table:table-cell>
          <table:table-cell office:value-type="float" office:value="20691" calcext:value-type="float">
            <text:p>20691</text:p>
          </table:table-cell>
          <table:table-cell office:value-type="float" office:value="10210" calcext:value-type="float">
            <text:p>10210</text:p>
          </table:table-cell>
          <table:table-cell office:value-type="float" office:value="1.010209" calcext:value-type="float">
            <text:p>1.010209</text:p>
          </table:table-cell>
          <table:table-cell office:value-type="float" office:value="100.867035" calcext:value-type="float">
            <text:p>100.867035</text:p>
          </table:table-cell>
          <table:table-cell office:value-type="float" office:value="99.856826" calcext:value-type="float">
            <text:p>99.856826</text:p>
          </table:table-cell>
          <table:table-cell office:value-type="float" office:value="0.860506" calcext:value-type="float">
            <text:p>0.860506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766932" calcext:value-type="float">
            <text:p>21766932</text:p>
          </table:table-cell>
          <table:table-cell office:value-type="float" office:value="1777880" calcext:value-type="float">
            <text:p>1777880</text:p>
          </table:table-cell>
          <table:table-cell office:value-type="float" office:value="20691" calcext:value-type="float">
            <text:p>20691</text:p>
          </table:table-cell>
          <table:table-cell office:value-type="float" office:value="1690" calcext:value-type="float">
            <text:p>1690</text:p>
          </table:table-cell>
          <table:table-cell office:value-type="float" office:value="1.277412" calcext:value-type="float">
            <text:p>1.277412</text:p>
          </table:table-cell>
          <table:table-cell office:value-type="float" office:value="100.461327" calcext:value-type="float">
            <text:p>100.461327</text:p>
          </table:table-cell>
          <table:table-cell office:value-type="float" office:value="99.183915" calcext:value-type="float">
            <text:p>99.183915</text:p>
          </table:table-cell>
          <table:table-cell office:value-type="float" office:value="0.143401" calcext:value-type="float">
            <text:p>0.143401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2744" calcext:value-type="float">
            <text:p>82744</text:p>
          </table:table-cell>
          <table:table-cell office:value-type="float" office:value="75200" calcext:value-type="float">
            <text:p>75200</text:p>
          </table:table-cell>
          <table:table-cell office:value-type="float" office:value="2047" calcext:value-type="float">
            <text:p>2047</text:p>
          </table:table-cell>
          <table:table-cell office:value-type="float" office:value="1864" calcext:value-type="float">
            <text:p>1864</text:p>
          </table:table-cell>
          <table:table-cell office:value-type="float" office:value="1.059041" calcext:value-type="float">
            <text:p>1.059041</text:p>
          </table:table-cell>
          <table:table-cell office:value-type="float" office:value="100.871553" calcext:value-type="float">
            <text:p>100.871553</text:p>
          </table:table-cell>
          <table:table-cell office:value-type="float" office:value="99.812512" calcext:value-type="float">
            <text:p>99.812512</text:p>
          </table:table-cell>
          <table:table-cell office:value-type="float" office:value="0.006027" calcext:value-type="float">
            <text:p>0.006027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992" calcext:value-type="float">
            <text:p>2992</text:p>
          </table:table-cell>
          <table:table-cell office:value-type="float" office:value="2288" calcext:value-type="float">
            <text:p>228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1.024743" calcext:value-type="float">
            <text:p>1.024743</text:p>
          </table:table-cell>
          <table:table-cell office:value-type="float" office:value="100.879277" calcext:value-type="float">
            <text:p>100.879277</text:p>
          </table:table-cell>
          <table:table-cell office:value-type="float" office:value="99.854535" calcext:value-type="float">
            <text:p>99.854535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734" calcext:value-type="float">
            <text:p>1734</text:p>
          </table:table-cell>
          <table:table-cell office:value-type="float" office:value="1554" calcext:value-type="float">
            <text:p>1554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1.097448" calcext:value-type="float">
            <text:p>1.097448</text:p>
          </table:table-cell>
          <table:table-cell office:value-type="float" office:value="100.861581" calcext:value-type="float">
            <text:p>100.861581</text:p>
          </table:table-cell>
          <table:table-cell office:value-type="float" office:value="99.764133" calcext:value-type="float">
            <text:p>99.764133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878" calcext:value-type="float">
            <text:p>10878</text:p>
          </table:table-cell>
          <table:table-cell table:number-columns-repeated="2" office:value-type="float" office:value="227" calcext:value-type="float">
            <text:p>227</text:p>
          </table:table-cell>
          <table:table-cell office:value-type="float" office:value="2.91506" calcext:value-type="float">
            <text:p>2.91506</text:p>
          </table:table-cell>
          <table:table-cell office:value-type="float" office:value="100.874478" calcext:value-type="float">
            <text:p>100.874478</text:p>
          </table:table-cell>
          <table:table-cell office:value-type="float" office:value="97.959418" calcext:value-type="float">
            <text:p>97.959418</text:p>
          </table:table-cell>
          <table:table-cell office:value-type="float" office:value="0.000888" calcext:value-type="float">
            <text:p>0.000888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871080" calcext:value-type="float">
            <text:p>21871080</text:p>
          </table:table-cell>
          <table:table-cell office:value-type="float" office:value="10596796" calcext:value-type="float">
            <text:p>10596796</text:p>
          </table:table-cell>
          <table:table-cell office:value-type="float" office:value="20790" calcext:value-type="float">
            <text:p>20790</text:p>
          </table:table-cell>
          <table:table-cell office:value-type="float" office:value="10073" calcext:value-type="float">
            <text:p>10073</text:p>
          </table:table-cell>
          <table:table-cell office:value-type="float" office:value="1.011309" calcext:value-type="float">
            <text:p>1.011309</text:p>
          </table:table-cell>
          <table:table-cell office:value-type="float" office:value="100.698922" calcext:value-type="float">
            <text:p>100.698922</text:p>
          </table:table-cell>
          <table:table-cell office:value-type="float" office:value="99.687613" calcext:value-type="float">
            <text:p>99.687613</text:p>
          </table:table-cell>
          <table:table-cell office:value-type="float" office:value="0.8504" calcext:value-type="float">
            <text:p>0.8504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871080" calcext:value-type="float">
            <text:p>21871080</text:p>
          </table:table-cell>
          <table:table-cell office:value-type="float" office:value="1911484" calcext:value-type="float">
            <text:p>1911484</text:p>
          </table:table-cell>
          <table:table-cell office:value-type="float" office:value="20790" calcext:value-type="float">
            <text:p>20790</text:p>
          </table:table-cell>
          <table:table-cell office:value-type="float" office:value="1817" calcext:value-type="float">
            <text:p>1817</text:p>
          </table:table-cell>
          <table:table-cell office:value-type="float" office:value="1.163155" calcext:value-type="float">
            <text:p>1.163155</text:p>
          </table:table-cell>
          <table:table-cell office:value-type="float" office:value="101.326925" calcext:value-type="float">
            <text:p>101.326925</text:p>
          </table:table-cell>
          <table:table-cell office:value-type="float" office:value="100.163769" calcext:value-type="float">
            <text:p>100.163769</text:p>
          </table:table-cell>
          <table:table-cell office:value-type="float" office:value="0.152669" calcext:value-type="float">
            <text:p>0.152669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9696" calcext:value-type="float">
            <text:p>79696</text:p>
          </table:table-cell>
          <table:table-cell office:value-type="float" office:value="67616" calcext:value-type="float">
            <text:p>67616</text:p>
          </table:table-cell>
          <table:table-cell office:value-type="float" office:value="1966" calcext:value-type="float">
            <text:p>1966</text:p>
          </table:table-cell>
          <table:table-cell office:value-type="float" office:value="1672" calcext:value-type="float">
            <text:p>1672</text:p>
          </table:table-cell>
          <table:table-cell office:value-type="float" office:value="1.040337" calcext:value-type="float">
            <text:p>1.040337</text:p>
          </table:table-cell>
          <table:table-cell office:value-type="float" office:value="100.789177" calcext:value-type="float">
            <text:p>100.789177</text:p>
          </table:table-cell>
          <table:table-cell office:value-type="float" office:value="99.74884" calcext:value-type="float">
            <text:p>99.74884</text:p>
          </table:table-cell>
          <table:table-cell office:value-type="float" office:value="0.005423" calcext:value-type="float">
            <text:p>0.005423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608" calcext:value-type="float">
            <text:p>4608</text:p>
          </table:table-cell>
          <table:table-cell office:value-type="float" office:value="3240" calcext:value-type="float">
            <text:p>3240</text:p>
          </table:table-cell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office:value-type="float" office:value="1.012927" calcext:value-type="float">
            <text:p>1.012927</text:p>
          </table:table-cell>
          <table:table-cell office:value-type="float" office:value="100.755389" calcext:value-type="float">
            <text:p>100.755389</text:p>
          </table:table-cell>
          <table:table-cell office:value-type="float" office:value="99.742461" calcext:value-type="float">
            <text:p>99.742461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36" calcext:value-type="float">
            <text:p>2136</text:p>
          </table:table-cell>
          <table:table-cell office:value-type="float" office:value="1860" calcext:value-type="float">
            <text:p>186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1.083879" calcext:value-type="float">
            <text:p>1.083879</text:p>
          </table:table-cell>
          <table:table-cell office:value-type="float" office:value="100.753771" calcext:value-type="float">
            <text:p>100.753771</text:p>
          </table:table-cell>
          <table:table-cell office:value-type="float" office:value="99.669892" calcext:value-type="float">
            <text:p>99.669892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136" calcext:value-type="float">
            <text:p>11136</text:p>
          </table:table-cell>
          <table:table-cell office:value-type="float" office:value="11088" calcext:value-type="float">
            <text:p>11088</text:p>
          </table:table-cell>
          <table:table-cell office:value-type="float" office:value="232" calcext:value-type="float">
            <text:p>232</text:p>
          </table:table-cell>
          <table:table-cell office:value-type="float" office:value="231" calcext:value-type="float">
            <text:p>231</text:p>
          </table:table-cell>
          <table:table-cell office:value-type="float" office:value="2.574806" calcext:value-type="float">
            <text:p>2.574806</text:p>
          </table:table-cell>
          <table:table-cell office:value-type="float" office:value="100.787399" calcext:value-type="float">
            <text:p>100.787399</text:p>
          </table:table-cell>
          <table:table-cell office:value-type="float" office:value="98.212594" calcext:value-type="float">
            <text:p>98.212594</text:p>
          </table:table-cell>
          <table:table-cell office:value-type="float" office:value="0.000903" calcext:value-type="float">
            <text:p>0.000903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976280" calcext:value-type="float">
            <text:p>21976280</text:p>
          </table:table-cell>
          <table:table-cell office:value-type="float" office:value="10900824" calcext:value-type="float">
            <text:p>10900824</text:p>
          </table:table-cell>
          <table:table-cell office:value-type="float" office:value="20890" calcext:value-type="float">
            <text:p>20890</text:p>
          </table:table-cell>
          <table:table-cell office:value-type="float" office:value="10362" calcext:value-type="float">
            <text:p>10362</text:p>
          </table:table-cell>
          <table:table-cell office:value-type="float" office:value="1.010209" calcext:value-type="float">
            <text:p>1.010209</text:p>
          </table:table-cell>
          <table:table-cell office:value-type="float" office:value="100.992842" calcext:value-type="float">
            <text:p>100.992842</text:p>
          </table:table-cell>
          <table:table-cell office:value-type="float" office:value="99.982633" calcext:value-type="float">
            <text:p>99.982633</text:p>
          </table:table-cell>
          <table:table-cell office:value-type="float" office:value="0.872217" calcext:value-type="float">
            <text:p>0.872217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976280" calcext:value-type="float">
            <text:p>21976280</text:p>
          </table:table-cell>
          <table:table-cell office:value-type="float" office:value="1777880" calcext:value-type="float">
            <text:p>1777880</text:p>
          </table:table-cell>
          <table:table-cell office:value-type="float" office:value="20890" calcext:value-type="float">
            <text:p>20890</text:p>
          </table:table-cell>
          <table:table-cell office:value-type="float" office:value="1690" calcext:value-type="float">
            <text:p>1690</text:p>
          </table:table-cell>
          <table:table-cell office:value-type="float" office:value="1.24095" calcext:value-type="float">
            <text:p>1.24095</text:p>
          </table:table-cell>
          <table:table-cell office:value-type="float" office:value="103.558487" calcext:value-type="float">
            <text:p>103.558487</text:p>
          </table:table-cell>
          <table:table-cell office:value-type="float" office:value="102.317537" calcext:value-type="float">
            <text:p>102.317537</text:p>
          </table:table-cell>
          <table:table-cell office:value-type="float" office:value="0.139009" calcext:value-type="float">
            <text:p>0.139009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0416" calcext:value-type="float">
            <text:p>70416</text:p>
          </table:table-cell>
          <table:table-cell office:value-type="float" office:value="58024" calcext:value-type="float">
            <text:p>58024</text:p>
          </table:table-cell>
          <table:table-cell office:value-type="float" office:value="1734" calcext:value-type="float">
            <text:p>1734</text:p>
          </table:table-cell>
          <table:table-cell office:value-type="float" office:value="1433" calcext:value-type="float">
            <text:p>1433</text:p>
          </table:table-cell>
          <table:table-cell office:value-type="float" office:value="1.074959" calcext:value-type="float">
            <text:p>1.074959</text:p>
          </table:table-cell>
          <table:table-cell office:value-type="float" office:value="103.052279" calcext:value-type="float">
            <text:p>103.052279</text:p>
          </table:table-cell>
          <table:table-cell office:value-type="float" office:value="101.97732" calcext:value-type="float">
            <text:p>101.97732</text:p>
          </table:table-cell>
          <table:table-cell office:value-type="float" office:value="0.004552" calcext:value-type="float">
            <text:p>0.004552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432" calcext:value-type="float">
            <text:p>4432</text:p>
          </table:table-cell>
          <table:table-cell office:value-type="float" office:value="2944" calcext:value-type="float">
            <text:p>2944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1.0359" calcext:value-type="float">
            <text:p>1.0359</text:p>
          </table:table-cell>
          <table:table-cell office:value-type="float" office:value="103.055163" calcext:value-type="float">
            <text:p>103.055163</text:p>
          </table:table-cell>
          <table:table-cell office:value-type="float" office:value="102.019263" calcext:value-type="float">
            <text:p>102.019263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08" calcext:value-type="float">
            <text:p>1908</text:p>
          </table:table-cell>
          <table:table-cell office:value-type="float" office:value="1788" calcext:value-type="float">
            <text:p>1788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1.124569" calcext:value-type="float">
            <text:p>1.124569</text:p>
          </table:table-cell>
          <table:table-cell office:value-type="float" office:value="103.053605" calcext:value-type="float">
            <text:p>103.053605</text:p>
          </table:table-cell>
          <table:table-cell office:value-type="float" office:value="101.929036" calcext:value-type="float">
            <text:p>101.929036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2432" calcext:value-type="float">
            <text:p>12432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float" office:value="3.074995" calcext:value-type="float">
            <text:p>3.074995</text:p>
          </table:table-cell>
          <table:table-cell office:value-type="float" office:value="100.048927" calcext:value-type="float">
            <text:p>100.048927</text:p>
          </table:table-cell>
          <table:table-cell office:value-type="float" office:value="96.973931" calcext:value-type="float">
            <text:p>96.973931</text:p>
          </table:table-cell>
          <table:table-cell office:value-type="float" office:value="0.001026" calcext:value-type="float">
            <text:p>0.001026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080428" calcext:value-type="float">
            <text:p>22080428</text:p>
          </table:table-cell>
          <table:table-cell office:value-type="float" office:value="10543144" calcext:value-type="float">
            <text:p>10543144</text:p>
          </table:table-cell>
          <table:table-cell office:value-type="float" office:value="20989" calcext:value-type="float">
            <text:p>20989</text:p>
          </table:table-cell>
          <table:table-cell office:value-type="float" office:value="10022" calcext:value-type="float">
            <text:p>10022</text:p>
          </table:table-cell>
          <table:table-cell office:value-type="float" office:value="1.010289" calcext:value-type="float">
            <text:p>1.010289</text:p>
          </table:table-cell>
          <table:table-cell office:value-type="float" office:value="101.159616" calcext:value-type="float">
            <text:p>101.159616</text:p>
          </table:table-cell>
          <table:table-cell office:value-type="float" office:value="100.149328" calcext:value-type="float">
            <text:p>100.149328</text:p>
          </table:table-cell>
          <table:table-cell office:value-type="float" office:value="0.842194" calcext:value-type="float">
            <text:p>0.842194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080428" calcext:value-type="float">
            <text:p>22080428</text:p>
          </table:table-cell>
          <table:table-cell office:value-type="float" office:value="1897808" calcext:value-type="float">
            <text:p>1897808</text:p>
          </table:table-cell>
          <table:table-cell office:value-type="float" office:value="20989" calcext:value-type="float">
            <text:p>20989</text:p>
          </table:table-cell>
          <table:table-cell office:value-type="float" office:value="1804" calcext:value-type="float">
            <text:p>1804</text:p>
          </table:table-cell>
          <table:table-cell office:value-type="float" office:value="1.163356" calcext:value-type="float">
            <text:p>1.163356</text:p>
          </table:table-cell>
          <table:table-cell office:value-type="float" office:value="101.678096" calcext:value-type="float">
            <text:p>101.678096</text:p>
          </table:table-cell>
          <table:table-cell office:value-type="float" office:value="100.51474" calcext:value-type="float">
            <text:p>100.51474</text:p>
          </table:table-cell>
          <table:table-cell office:value-type="float" office:value="0.151047" calcext:value-type="float">
            <text:p>0.151047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7008" calcext:value-type="float">
            <text:p>77008</text:p>
          </table:table-cell>
          <table:table-cell office:value-type="float" office:value="67304" calcext:value-type="float">
            <text:p>67304</text:p>
          </table:table-cell>
          <table:table-cell office:value-type="float" office:value="1898" calcext:value-type="float">
            <text:p>1898</text:p>
          </table:table-cell>
          <table:table-cell office:value-type="float" office:value="1664" calcext:value-type="float">
            <text:p>1664</text:p>
          </table:table-cell>
          <table:table-cell office:value-type="float" office:value="1.039817" calcext:value-type="float">
            <text:p>1.039817</text:p>
          </table:table-cell>
          <table:table-cell office:value-type="float" office:value="101.18431" calcext:value-type="float">
            <text:p>101.18431</text:p>
          </table:table-cell>
          <table:table-cell office:value-type="float" office:value="100.144493" calcext:value-type="float">
            <text:p>100.144493</text:p>
          </table:table-cell>
          <table:table-cell office:value-type="float" office:value="0.005377" calcext:value-type="float">
            <text:p>0.005377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64" calcext:value-type="float">
            <text:p>4264</text:p>
          </table:table-cell>
          <table:table-cell office:value-type="float" office:value="3008" calcext:value-type="float">
            <text:p>3008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1.012187" calcext:value-type="float">
            <text:p>1.012187</text:p>
          </table:table-cell>
          <table:table-cell office:value-type="float" office:value="101.185689" calcext:value-type="float">
            <text:p>101.185689</text:p>
          </table:table-cell>
          <table:table-cell office:value-type="float" office:value="100.173502" calcext:value-type="float">
            <text:p>100.173502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14" calcext:value-type="float">
            <text:p>2514</text:p>
          </table:table-cell>
          <table:table-cell office:value-type="float" office:value="2184" calcext:value-type="float">
            <text:p>2184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1.073323" calcext:value-type="float">
            <text:p>1.073323</text:p>
          </table:table-cell>
          <table:table-cell office:value-type="float" office:value="101.170124" calcext:value-type="float">
            <text:p>101.170124</text:p>
          </table:table-cell>
          <table:table-cell office:value-type="float" office:value="100.096801" calcext:value-type="float">
            <text:p>100.096801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896" calcext:value-type="float">
            <text:p>10896</text:p>
          </table:table-cell>
          <table:table-cell table:number-columns-repeated="2" office:value-type="float" office:value="227" calcext:value-type="float">
            <text:p>227</text:p>
          </table:table-cell>
          <table:table-cell office:value-type="float" office:value="2.864505" calcext:value-type="float">
            <text:p>2.864505</text:p>
          </table:table-cell>
          <table:table-cell office:value-type="float" office:value="100.925678" calcext:value-type="float">
            <text:p>100.925678</text:p>
          </table:table-cell>
          <table:table-cell office:value-type="float" office:value="98.061173" calcext:value-type="float">
            <text:p>98.061173</text:p>
          </table:table-cell>
          <table:table-cell office:value-type="float" office:value="0.000889" calcext:value-type="float">
            <text:p>0.000889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183524" calcext:value-type="float">
            <text:p>22183524</text:p>
          </table:table-cell>
          <table:table-cell office:value-type="float" office:value="11484684" calcext:value-type="float">
            <text:p>11484684</text:p>
          </table:table-cell>
          <table:table-cell office:value-type="float" office:value="21087" calcext:value-type="float">
            <text:p>21087</text:p>
          </table:table-cell>
          <table:table-cell office:value-type="float" office:value="10917" calcext:value-type="float">
            <text:p>10917</text:p>
          </table:table-cell>
          <table:table-cell office:value-type="float" office:value="1.00939" calcext:value-type="float">
            <text:p>1.00939</text:p>
          </table:table-cell>
          <table:table-cell office:value-type="float" office:value="101.103231" calcext:value-type="float">
            <text:p>101.103231</text:p>
          </table:table-cell>
          <table:table-cell office:value-type="float" office:value="100.093841" calcext:value-type="float">
            <text:p>100.093841</text:p>
          </table:table-cell>
          <table:table-cell office:value-type="float" office:value="0.917913" calcext:value-type="float">
            <text:p>0.917913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183524" calcext:value-type="float">
            <text:p>22183524</text:p>
          </table:table-cell>
          <table:table-cell office:value-type="float" office:value="1468592" calcext:value-type="float">
            <text:p>1468592</text:p>
          </table:table-cell>
          <table:table-cell office:value-type="float" office:value="21087" calcext:value-type="float">
            <text:p>21087</text:p>
          </table:table-cell>
          <table:table-cell office:value-type="float" office:value="1396" calcext:value-type="float">
            <text:p>1396</text:p>
          </table:table-cell>
          <table:table-cell office:value-type="float" office:value="3.266135" calcext:value-type="float">
            <text:p>3.266135</text:p>
          </table:table-cell>
          <table:table-cell office:value-type="float" office:value="101.173768" calcext:value-type="float">
            <text:p>101.173768</text:p>
          </table:table-cell>
          <table:table-cell office:value-type="float" office:value="97.907634" calcext:value-type="float">
            <text:p>97.907634</text:p>
          </table:table-cell>
          <table:table-cell office:value-type="float" office:value="0.119998" calcext:value-type="float">
            <text:p>0.119998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7112" calcext:value-type="float">
            <text:p>77112</text:p>
          </table:table-cell>
          <table:table-cell office:value-type="float" office:value="67496" calcext:value-type="float">
            <text:p>67496</text:p>
          </table:table-cell>
          <table:table-cell office:value-type="float" office:value="1905" calcext:value-type="float">
            <text:p>1905</text:p>
          </table:table-cell>
          <table:table-cell office:value-type="float" office:value="1671" calcext:value-type="float">
            <text:p>1671</text:p>
          </table:table-cell>
          <table:table-cell office:value-type="float" office:value="1.397677" calcext:value-type="float">
            <text:p>1.397677</text:p>
          </table:table-cell>
          <table:table-cell office:value-type="float" office:value="101.110271" calcext:value-type="float">
            <text:p>101.110271</text:p>
          </table:table-cell>
          <table:table-cell office:value-type="float" office:value="99.712594" calcext:value-type="float">
            <text:p>99.712594</text:p>
          </table:table-cell>
          <table:table-cell office:value-type="float" office:value="0.005415" calcext:value-type="float">
            <text:p>0.005415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096" calcext:value-type="float">
            <text:p>3096</text:p>
          </table:table-cell>
          <table:table-cell office:value-type="float" office:value="2080" calcext:value-type="float">
            <text:p>2080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1.316773" calcext:value-type="float">
            <text:p>1.316773</text:p>
          </table:table-cell>
          <table:table-cell office:value-type="float" office:value="101.553394" calcext:value-type="float">
            <text:p>101.553394</text:p>
          </table:table-cell>
          <table:table-cell office:value-type="float" office:value="100.236621" calcext:value-type="float">
            <text:p>100.236621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74" calcext:value-type="float">
            <text:p>1374</text:p>
          </table:table-cell>
          <table:table-cell office:value-type="float" office:value="1164" calcext:value-type="float">
            <text:p>1164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2.727774" calcext:value-type="float">
            <text:p>2.727774</text:p>
          </table:table-cell>
          <table:table-cell office:value-type="float" office:value="101.539629" calcext:value-type="float">
            <text:p>101.539629</text:p>
          </table:table-cell>
          <table:table-cell office:value-type="float" office:value="98.811855" calcext:value-type="float">
            <text:p>98.811855</text:p>
          </table:table-cell>
          <table:table-cell office:value-type="float" office:value="0.000094" calcext:value-type="float">
            <text:p>0.000094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1664" calcext:value-type="float">
            <text:p>11664</text:p>
          </table:table-cell>
          <table:table-cell table:number-columns-repeated="2" office:value-type="float" office:value="243" calcext:value-type="float">
            <text:p>243</text:p>
          </table:table-cell>
          <table:table-cell office:value-type="float" office:value="4.047193" calcext:value-type="float">
            <text:p>4.047193</text:p>
          </table:table-cell>
          <table:table-cell office:value-type="float" office:value="101.551696" calcext:value-type="float">
            <text:p>101.551696</text:p>
          </table:table-cell>
          <table:table-cell office:value-type="float" office:value="97.504503" calcext:value-type="float">
            <text:p>97.504503</text:p>
          </table:table-cell>
          <table:table-cell office:value-type="float" office:value="0.000957" calcext:value-type="float">
            <text:p>0.000957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288724" calcext:value-type="float">
            <text:p>22288724</text:p>
          </table:table-cell>
          <table:table-cell office:value-type="float" office:value="11088080" calcext:value-type="float">
            <text:p>11088080</text:p>
          </table:table-cell>
          <table:table-cell office:value-type="float" office:value="21187" calcext:value-type="float">
            <text:p>21187</text:p>
          </table:table-cell>
          <table:table-cell office:value-type="float" office:value="10540" calcext:value-type="float">
            <text:p>10540</text:p>
          </table:table-cell>
          <table:table-cell office:value-type="float" office:value="1.019407" calcext:value-type="float">
            <text:p>1.019407</text:p>
          </table:table-cell>
          <table:table-cell office:value-type="float" office:value="100.650179" calcext:value-type="float">
            <text:p>100.650179</text:p>
          </table:table-cell>
          <table:table-cell office:value-type="float" office:value="99.630773" calcext:value-type="float">
            <text:p>99.630773</text:p>
          </table:table-cell>
          <table:table-cell office:value-type="float" office:value="0.890334" calcext:value-type="float">
            <text:p>0.890334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288724" calcext:value-type="float">
            <text:p>22288724</text:p>
          </table:table-cell>
          <table:table-cell office:value-type="float" office:value="1731592" calcext:value-type="float">
            <text:p>1731592</text:p>
          </table:table-cell>
          <table:table-cell office:value-type="float" office:value="21187" calcext:value-type="float">
            <text:p>21187</text:p>
          </table:table-cell>
          <table:table-cell office:value-type="float" office:value="1646" calcext:value-type="float">
            <text:p>1646</text:p>
          </table:table-cell>
          <table:table-cell office:value-type="float" office:value="1.132485" calcext:value-type="float">
            <text:p>1.132485</text:p>
          </table:table-cell>
          <table:table-cell office:value-type="float" office:value="101.16735" calcext:value-type="float">
            <text:p>101.16735</text:p>
          </table:table-cell>
          <table:table-cell office:value-type="float" office:value="100.034866" calcext:value-type="float">
            <text:p>100.034866</text:p>
          </table:table-cell>
          <table:table-cell office:value-type="float" office:value="0.138479" calcext:value-type="float">
            <text:p>0.138479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6224" calcext:value-type="float">
            <text:p>66224</text:p>
          </table:table-cell>
          <table:table-cell office:value-type="float" office:value="57096" calcext:value-type="float">
            <text:p>57096</text:p>
          </table:table-cell>
          <table:table-cell office:value-type="float" office:value="1631" calcext:value-type="float">
            <text:p>1631</text:p>
          </table:table-cell>
          <table:table-cell office:value-type="float" office:value="1410" calcext:value-type="float">
            <text:p>1410</text:p>
          </table:table-cell>
          <table:table-cell office:value-type="float" office:value="1.014012" calcext:value-type="float">
            <text:p>1.014012</text:p>
          </table:table-cell>
          <table:table-cell office:value-type="float" office:value="101.036146" calcext:value-type="float">
            <text:p>101.036146</text:p>
          </table:table-cell>
          <table:table-cell office:value-type="float" office:value="100.022134" calcext:value-type="float">
            <text:p>100.022134</text:p>
          </table:table-cell>
          <table:table-cell office:value-type="float" office:value="0.004567" calcext:value-type="float">
            <text:p>0.004567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76" calcext:value-type="float">
            <text:p>3976</text:p>
          </table:table-cell>
          <table:table-cell office:value-type="float" office:value="2776" calcext:value-type="float">
            <text:p>2776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1.021779" calcext:value-type="float">
            <text:p>1.021779</text:p>
          </table:table-cell>
          <table:table-cell office:value-type="float" office:value="100.655911" calcext:value-type="float">
            <text:p>100.655911</text:p>
          </table:table-cell>
          <table:table-cell office:value-type="float" office:value="99.634132" calcext:value-type="float">
            <text:p>99.634132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58" calcext:value-type="float">
            <text:p>2358</text:p>
          </table:table-cell>
          <table:table-cell office:value-type="float" office:value="2148" calcext:value-type="float">
            <text:p>2148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1.042982" calcext:value-type="float">
            <text:p>1.042982</text:p>
          </table:table-cell>
          <table:table-cell office:value-type="float" office:value="100.654513" calcext:value-type="float">
            <text:p>100.654513</text:p>
          </table:table-cell>
          <table:table-cell office:value-type="float" office:value="99.611531" calcext:value-type="float">
            <text:p>99.611531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472" calcext:value-type="float">
            <text:p>11472</text:p>
          </table:table-cell>
          <table:table-cell office:value-type="float" office:value="11376" calcext:value-type="float">
            <text:p>11376</text:p>
          </table:table-cell>
          <table:table-cell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  <table:table-cell office:value-type="float" office:value="2.55996" calcext:value-type="float">
            <text:p>2.55996</text:p>
          </table:table-cell>
          <table:table-cell office:value-type="float" office:value="100.365113" calcext:value-type="float">
            <text:p>100.365113</text:p>
          </table:table-cell>
          <table:table-cell office:value-type="float" office:value="97.805153" calcext:value-type="float">
            <text:p>97.805153</text:p>
          </table:table-cell>
          <table:table-cell office:value-type="float" office:value="0.000931" calcext:value-type="float">
            <text:p>0.000931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391820" calcext:value-type="float">
            <text:p>22391820</text:p>
          </table:table-cell>
          <table:table-cell office:value-type="float" office:value="10748284" calcext:value-type="float">
            <text:p>10748284</text:p>
          </table:table-cell>
          <table:table-cell office:value-type="float" office:value="21285" calcext:value-type="float">
            <text:p>21285</text:p>
          </table:table-cell>
          <table:table-cell office:value-type="float" office:value="10217" calcext:value-type="float">
            <text:p>10217</text:p>
          </table:table-cell>
          <table:table-cell office:value-type="float" office:value="1.013689" calcext:value-type="float">
            <text:p>1.013689</text:p>
          </table:table-cell>
          <table:table-cell office:value-type="float" office:value="100.19816" calcext:value-type="float">
            <text:p>100.19816</text:p>
          </table:table-cell>
          <table:table-cell office:value-type="float" office:value="99.184471" calcext:value-type="float">
            <text:p>99.184471</text:p>
          </table:table-cell>
          <table:table-cell office:value-type="float" office:value="0.866933" calcext:value-type="float">
            <text:p>0.866933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391820" calcext:value-type="float">
            <text:p>22391820</text:p>
          </table:table-cell>
          <table:table-cell office:value-type="float" office:value="1626392" calcext:value-type="float">
            <text:p>1626392</text:p>
          </table:table-cell>
          <table:table-cell office:value-type="float" office:value="21285" calcext:value-type="float">
            <text:p>21285</text:p>
          </table:table-cell>
          <table:table-cell office:value-type="float" office:value="1546" calcext:value-type="float">
            <text:p>1546</text:p>
          </table:table-cell>
          <table:table-cell office:value-type="float" office:value="1.221131" calcext:value-type="float">
            <text:p>1.221131</text:p>
          </table:table-cell>
          <table:table-cell office:value-type="float" office:value="100.164833" calcext:value-type="float">
            <text:p>100.164833</text:p>
          </table:table-cell>
          <table:table-cell office:value-type="float" office:value="98.943701" calcext:value-type="float">
            <text:p>98.943701</text:p>
          </table:table-cell>
          <table:table-cell office:value-type="float" office:value="0.1315" calcext:value-type="float">
            <text:p>0.1315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9976" calcext:value-type="float">
            <text:p>79976</text:p>
          </table:table-cell>
          <table:table-cell office:value-type="float" office:value="66168" calcext:value-type="float">
            <text:p>66168</text:p>
          </table:table-cell>
          <table:table-cell office:value-type="float" office:value="1975" calcext:value-type="float">
            <text:p>1975</text:p>
          </table:table-cell>
          <table:table-cell office:value-type="float" office:value="1637" calcext:value-type="float">
            <text:p>1637</text:p>
          </table:table-cell>
          <table:table-cell office:value-type="float" office:value="1.054141" calcext:value-type="float">
            <text:p>1.054141</text:p>
          </table:table-cell>
          <table:table-cell office:value-type="float" office:value="100.454259" calcext:value-type="float">
            <text:p>100.454259</text:p>
          </table:table-cell>
          <table:table-cell office:value-type="float" office:value="99.400118" calcext:value-type="float">
            <text:p>99.400118</text:p>
          </table:table-cell>
          <table:table-cell office:value-type="float" office:value="0.005325" calcext:value-type="float">
            <text:p>0.005325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488" calcext:value-type="float">
            <text:p>4488</text:p>
          </table:table-cell>
          <table:table-cell office:value-type="float" office:value="2800" calcext:value-type="float">
            <text:p>2800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1.015287" calcext:value-type="float">
            <text:p>1.015287</text:p>
          </table:table-cell>
          <table:table-cell office:value-type="float" office:value="93.857012" calcext:value-type="float">
            <text:p>93.857012</text:p>
          </table:table-cell>
          <table:table-cell office:value-type="float" office:value="92.841725" calcext:value-type="float">
            <text:p>92.841725</text:p>
          </table:table-cell>
          <table:table-cell office:value-type="float" office:value="0.000241" calcext:value-type="float">
            <text:p>0.000241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16" calcext:value-type="float">
            <text:p>2316</text:p>
          </table:table-cell>
          <table:table-cell office:value-type="float" office:value="2166" calcext:value-type="float">
            <text:p>2166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1.103977" calcext:value-type="float">
            <text:p>1.103977</text:p>
          </table:table-cell>
          <table:table-cell office:value-type="float" office:value="99.079565" calcext:value-type="float">
            <text:p>99.079565</text:p>
          </table:table-cell>
          <table:table-cell office:value-type="float" office:value="97.975589" calcext:value-type="float">
            <text:p>97.975589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848" calcext:value-type="float">
            <text:p>10848</text:p>
          </table:table-cell>
          <table:table-cell office:value-type="float" office:value="10704" calcext:value-type="float">
            <text:p>10704</text:p>
          </table:table-cell>
          <table:table-cell office:value-type="float" office:value="226" calcext:value-type="float">
            <text:p>226</text:p>
          </table:table-cell>
          <table:table-cell office:value-type="float" office:value="223" calcext:value-type="float">
            <text:p>223</text:p>
          </table:table-cell>
          <table:table-cell office:value-type="float" office:value="3.645954" calcext:value-type="float">
            <text:p>3.645954</text:p>
          </table:table-cell>
          <table:table-cell office:value-type="float" office:value="100.620504" calcext:value-type="float">
            <text:p>100.620504</text:p>
          </table:table-cell>
          <table:table-cell office:value-type="float" office:value="96.974551" calcext:value-type="float">
            <text:p>96.974551</text:p>
          </table:table-cell>
          <table:table-cell office:value-type="float" office:value="0.000883" calcext:value-type="float">
            <text:p>0.000883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495968" calcext:value-type="float">
            <text:p>22495968</text:p>
          </table:table-cell>
          <table:table-cell office:value-type="float" office:value="10780896" calcext:value-type="float">
            <text:p>10780896</text:p>
          </table:table-cell>
          <table:table-cell office:value-type="float" office:value="21384" calcext:value-type="float">
            <text:p>21384</text:p>
          </table:table-cell>
          <table:table-cell office:value-type="float" office:value="10248" calcext:value-type="float">
            <text:p>10248</text:p>
          </table:table-cell>
          <table:table-cell office:value-type="float" office:value="1.008389" calcext:value-type="float">
            <text:p>1.008389</text:p>
          </table:table-cell>
          <table:table-cell office:value-type="float" office:value="101.272496" calcext:value-type="float">
            <text:p>101.272496</text:p>
          </table:table-cell>
          <table:table-cell office:value-type="float" office:value="100.264108" calcext:value-type="float">
            <text:p>100.264108</text:p>
          </table:table-cell>
          <table:table-cell office:value-type="float" office:value="0.8602" calcext:value-type="float">
            <text:p>0.8602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495968" calcext:value-type="float">
            <text:p>22495968</text:p>
          </table:table-cell>
          <table:table-cell office:value-type="float" office:value="1805232" calcext:value-type="float">
            <text:p>1805232</text:p>
          </table:table-cell>
          <table:table-cell office:value-type="float" office:value="21384" calcext:value-type="float">
            <text:p>21384</text:p>
          </table:table-cell>
          <table:table-cell office:value-type="float" office:value="1716" calcext:value-type="float">
            <text:p>1716</text:p>
          </table:table-cell>
          <table:table-cell office:value-type="float" office:value="1.172967" calcext:value-type="float">
            <text:p>1.172967</text:p>
          </table:table-cell>
          <table:table-cell office:value-type="float" office:value="101.493" calcext:value-type="float">
            <text:p>101.493</text:p>
          </table:table-cell>
          <table:table-cell office:value-type="float" office:value="100.320033" calcext:value-type="float">
            <text:p>100.320033</text:p>
          </table:table-cell>
          <table:table-cell office:value-type="float" office:value="0.143958" calcext:value-type="float">
            <text:p>0.143958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2248" calcext:value-type="float">
            <text:p>72248</text:p>
          </table:table-cell>
          <table:table-cell office:value-type="float" office:value="62456" calcext:value-type="float">
            <text:p>62456</text:p>
          </table:table-cell>
          <table:table-cell office:value-type="float" office:value="1783" calcext:value-type="float">
            <text:p>1783</text:p>
          </table:table-cell>
          <table:table-cell office:value-type="float" office:value="1544" calcext:value-type="float">
            <text:p>1544</text:p>
          </table:table-cell>
          <table:table-cell office:value-type="float" office:value="1.044939" calcext:value-type="float">
            <text:p>1.044939</text:p>
          </table:table-cell>
          <table:table-cell office:value-type="float" office:value="101.277043" calcext:value-type="float">
            <text:p>101.277043</text:p>
          </table:table-cell>
          <table:table-cell office:value-type="float" office:value="100.232104" calcext:value-type="float">
            <text:p>100.232104</text:p>
          </table:table-cell>
          <table:table-cell office:value-type="float" office:value="0.004985" calcext:value-type="float">
            <text:p>0.004985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08" calcext:value-type="float">
            <text:p>3808</text:p>
          </table:table-cell>
          <table:table-cell office:value-type="float" office:value="2664" calcext:value-type="float">
            <text:p>2664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1.026297" calcext:value-type="float">
            <text:p>1.026297</text:p>
          </table:table-cell>
          <table:table-cell office:value-type="float" office:value="100.928792" calcext:value-type="float">
            <text:p>100.928792</text:p>
          </table:table-cell>
          <table:table-cell office:value-type="float" office:value="99.902496" calcext:value-type="float">
            <text:p>99.902496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10" calcext:value-type="float">
            <text:p>2010</text:p>
          </table:table-cell>
          <table:table-cell office:value-type="float" office:value="1710" calcext:value-type="float">
            <text:p>1710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1.089115" calcext:value-type="float">
            <text:p>1.089115</text:p>
          </table:table-cell>
          <table:table-cell office:value-type="float" office:value="101.423751" calcext:value-type="float">
            <text:p>101.423751</text:p>
          </table:table-cell>
          <table:table-cell office:value-type="float" office:value="100.334636" calcext:value-type="float">
            <text:p>100.334636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800" calcext:value-type="float">
            <text:p>10800</text:p>
          </table:table-cell>
          <table:table-cell office:value-type="float" office:value="10560" calcext:value-type="float">
            <text:p>10560</text:p>
          </table:table-cell>
          <table:table-cell office:value-type="float" office:value="225" calcext:value-type="float">
            <text:p>225</text:p>
          </table:table-cell>
          <table:table-cell office:value-type="float" office:value="220" calcext:value-type="float">
            <text:p>220</text:p>
          </table:table-cell>
          <table:table-cell office:value-type="float" office:value="4.790392" calcext:value-type="float">
            <text:p>4.790392</text:p>
          </table:table-cell>
          <table:table-cell office:value-type="float" office:value="100.920322" calcext:value-type="float">
            <text:p>100.920322</text:p>
          </table:table-cell>
          <table:table-cell office:value-type="float" office:value="96.129931" calcext:value-type="float">
            <text:p>96.129931</text:p>
          </table:table-cell>
          <table:table-cell office:value-type="float" office:value="0.000879" calcext:value-type="float">
            <text:p>0.000879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600116" calcext:value-type="float">
            <text:p>22600116</text:p>
          </table:table-cell>
          <table:table-cell office:value-type="float" office:value="10721984" calcext:value-type="float">
            <text:p>10721984</text:p>
          </table:table-cell>
          <table:table-cell office:value-type="float" office:value="21483" calcext:value-type="float">
            <text:p>21483</text:p>
          </table:table-cell>
          <table:table-cell office:value-type="float" office:value="10192" calcext:value-type="float">
            <text:p>10192</text:p>
          </table:table-cell>
          <table:table-cell office:value-type="float" office:value="1.01601" calcext:value-type="float">
            <text:p>1.01601</text:p>
          </table:table-cell>
          <table:table-cell office:value-type="float" office:value="100.600144" calcext:value-type="float">
            <text:p>100.600144</text:p>
          </table:table-cell>
          <table:table-cell office:value-type="float" office:value="99.584134" calcext:value-type="float">
            <text:p>99.584134</text:p>
          </table:table-cell>
          <table:table-cell office:value-type="float" office:value="0.861341" calcext:value-type="float">
            <text:p>0.861341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600116" calcext:value-type="float">
            <text:p>22600116</text:p>
          </table:table-cell>
          <table:table-cell office:value-type="float" office:value="1857832" calcext:value-type="float">
            <text:p>1857832</text:p>
          </table:table-cell>
          <table:table-cell office:value-type="float" office:value="21483" calcext:value-type="float">
            <text:p>21483</text:p>
          </table:table-cell>
          <table:table-cell office:value-type="float" office:value="1766" calcext:value-type="float">
            <text:p>1766</text:p>
          </table:table-cell>
          <table:table-cell office:value-type="float" office:value="1.926979" calcext:value-type="float">
            <text:p>1.926979</text:p>
          </table:table-cell>
          <table:table-cell office:value-type="float" office:value="100.688712" calcext:value-type="float">
            <text:p>100.688712</text:p>
          </table:table-cell>
          <table:table-cell office:value-type="float" office:value="98.761733" calcext:value-type="float">
            <text:p>98.761733</text:p>
          </table:table-cell>
          <table:table-cell office:value-type="float" office:value="0.15049" calcext:value-type="float">
            <text:p>0.15049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1264" calcext:value-type="float">
            <text:p>81264</text:p>
          </table:table-cell>
          <table:table-cell office:value-type="float" office:value="73312" calcext:value-type="float">
            <text:p>73312</text:p>
          </table:table-cell>
          <table:table-cell office:value-type="float" office:value="2008" calcext:value-type="float">
            <text:p>2008</text:p>
          </table:table-cell>
          <table:table-cell office:value-type="float" office:value="1816" calcext:value-type="float">
            <text:p>1816</text:p>
          </table:table-cell>
          <table:table-cell office:value-type="float" office:value="1.442925" calcext:value-type="float">
            <text:p>1.442925</text:p>
          </table:table-cell>
          <table:table-cell office:value-type="float" office:value="100.604679" calcext:value-type="float">
            <text:p>100.604679</text:p>
          </table:table-cell>
          <table:table-cell office:value-type="float" office:value="99.161754" calcext:value-type="float">
            <text:p>99.161754</text:p>
          </table:table-cell>
          <table:table-cell office:value-type="float" office:value="0.005915" calcext:value-type="float">
            <text:p>0.005915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440" calcext:value-type="float">
            <text:p>3440</text:p>
          </table:table-cell>
          <table:table-cell office:value-type="float" office:value="2400" calcext:value-type="float">
            <text:p>2400</text:p>
          </table:table-cell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office:value-type="float" office:value="1.336489" calcext:value-type="float">
            <text:p>1.336489</text:p>
          </table:table-cell>
          <table:table-cell office:value-type="float" office:value="99.845875" calcext:value-type="float">
            <text:p>99.845875</text:p>
          </table:table-cell>
          <table:table-cell office:value-type="float" office:value="98.509386" calcext:value-type="float">
            <text:p>98.509386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716" calcext:value-type="float">
            <text:p>1716</text:p>
          </table:table-cell>
          <table:table-cell office:value-type="float" office:value="1506" calcext:value-type="float">
            <text:p>1506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1.582535" calcext:value-type="float">
            <text:p>1.582535</text:p>
          </table:table-cell>
          <table:table-cell office:value-type="float" office:value="99.824657" calcext:value-type="float">
            <text:p>99.824657</text:p>
          </table:table-cell>
          <table:table-cell office:value-type="float" office:value="98.242122" calcext:value-type="float">
            <text:p>98.242122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664" calcext:value-type="float">
            <text:p>11664</text:p>
          </table:table-cell>
          <table:table-cell office:value-type="float" office:value="11616" calcext:value-type="float">
            <text:p>11616</text:p>
          </table:table-cell>
          <table:table-cell office:value-type="float" office:value="243" calcext:value-type="float">
            <text:p>243</text:p>
          </table:table-cell>
          <table:table-cell office:value-type="float" office:value="242" calcext:value-type="float">
            <text:p>242</text:p>
          </table:table-cell>
          <table:table-cell office:value-type="float" office:value="3.303932" calcext:value-type="float">
            <text:p>3.303932</text:p>
          </table:table-cell>
          <table:table-cell office:value-type="float" office:value="100.603301" calcext:value-type="float">
            <text:p>100.603301</text:p>
          </table:table-cell>
          <table:table-cell office:value-type="float" office:value="97.299369" calcext:value-type="float">
            <text:p>97.299369</text:p>
          </table:table-cell>
          <table:table-cell office:value-type="float" office:value="0.000955" calcext:value-type="float">
            <text:p>0.000955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704264" calcext:value-type="float">
            <text:p>22704264</text:p>
          </table:table-cell>
          <table:table-cell office:value-type="float" office:value="11363704" calcext:value-type="float">
            <text:p>11363704</text:p>
          </table:table-cell>
          <table:table-cell office:value-type="float" office:value="21582" calcext:value-type="float">
            <text:p>21582</text:p>
          </table:table-cell>
          <table:table-cell office:value-type="float" office:value="10802" calcext:value-type="float">
            <text:p>10802</text:p>
          </table:table-cell>
          <table:table-cell office:value-type="float" office:value="1.007709" calcext:value-type="float">
            <text:p>1.007709</text:p>
          </table:table-cell>
          <table:table-cell office:value-type="float" office:value="100.75197" calcext:value-type="float">
            <text:p>100.75197</text:p>
          </table:table-cell>
          <table:table-cell office:value-type="float" office:value="99.744261" calcext:value-type="float">
            <text:p>99.744261</text:p>
          </table:table-cell>
          <table:table-cell office:value-type="float" office:value="0.911427" calcext:value-type="float">
            <text:p>0.911427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704264" calcext:value-type="float">
            <text:p>22704264</text:p>
          </table:table-cell>
          <table:table-cell office:value-type="float" office:value="1737904" calcext:value-type="float">
            <text:p>1737904</text:p>
          </table:table-cell>
          <table:table-cell office:value-type="float" office:value="21582" calcext:value-type="float">
            <text:p>21582</text:p>
          </table:table-cell>
          <table:table-cell office:value-type="float" office:value="1652" calcext:value-type="float">
            <text:p>1652</text:p>
          </table:table-cell>
          <table:table-cell office:value-type="float" office:value="1.205906" calcext:value-type="float">
            <text:p>1.205906</text:p>
          </table:table-cell>
          <table:table-cell office:value-type="float" office:value="101.147645" calcext:value-type="float">
            <text:p>101.147645</text:p>
          </table:table-cell>
          <table:table-cell office:value-type="float" office:value="99.941739" calcext:value-type="float">
            <text:p>99.941739</text:p>
          </table:table-cell>
          <table:table-cell office:value-type="float" office:value="0.139113" calcext:value-type="float">
            <text:p>0.139113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5976" calcext:value-type="float">
            <text:p>75976</text:p>
          </table:table-cell>
          <table:table-cell office:value-type="float" office:value="69656" calcext:value-type="float">
            <text:p>69656</text:p>
          </table:table-cell>
          <table:table-cell office:value-type="float" office:value="1877" calcext:value-type="float">
            <text:p>1877</text:p>
          </table:table-cell>
          <table:table-cell office:value-type="float" office:value="1725" calcext:value-type="float">
            <text:p>1725</text:p>
          </table:table-cell>
          <table:table-cell office:value-type="float" office:value="1.049873" calcext:value-type="float">
            <text:p>1.049873</text:p>
          </table:table-cell>
          <table:table-cell office:value-type="float" office:value="101.104659" calcext:value-type="float">
            <text:p>101.104659</text:p>
          </table:table-cell>
          <table:table-cell office:value-type="float" office:value="100.054786" calcext:value-type="float">
            <text:p>100.054786</text:p>
          </table:table-cell>
          <table:table-cell office:value-type="float" office:value="0.005569" calcext:value-type="float">
            <text:p>0.005569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20" calcext:value-type="float">
            <text:p>4120</text:p>
          </table:table-cell>
          <table:table-cell office:value-type="float" office:value="3088" calcext:value-type="float">
            <text:p>3088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1.022243" calcext:value-type="float">
            <text:p>1.022243</text:p>
          </table:table-cell>
          <table:table-cell office:value-type="float" office:value="96.115301" calcext:value-type="float">
            <text:p>96.115301</text:p>
          </table:table-cell>
          <table:table-cell office:value-type="float" office:value="95.093059" calcext:value-type="float">
            <text:p>95.093059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62" calcext:value-type="float">
            <text:p>1962</text:p>
          </table:table-cell>
          <table:table-cell office:value-type="float" office:value="1692" calcext:value-type="float">
            <text:p>1692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1.088274" calcext:value-type="float">
            <text:p>1.088274</text:p>
          </table:table-cell>
          <table:table-cell office:value-type="float" office:value="97.885788" calcext:value-type="float">
            <text:p>97.885788</text:p>
          </table:table-cell>
          <table:table-cell office:value-type="float" office:value="96.797514" calcext:value-type="float">
            <text:p>96.797514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944" calcext:value-type="float">
            <text:p>10944</text:p>
          </table:table-cell>
          <table:table-cell office:value-type="float" office:value="10752" calcext:value-type="float">
            <text:p>10752</text:p>
          </table:table-cell>
          <table:table-cell office:value-type="float" office:value="228" calcext:value-type="float">
            <text:p>228</text:p>
          </table:table-cell>
          <table:table-cell office:value-type="float" office:value="224" calcext:value-type="float">
            <text:p>224</text:p>
          </table:table-cell>
          <table:table-cell office:value-type="float" office:value="2.637974" calcext:value-type="float">
            <text:p>2.637974</text:p>
          </table:table-cell>
          <table:table-cell office:value-type="float" office:value="101.084684" calcext:value-type="float">
            <text:p>101.084684</text:p>
          </table:table-cell>
          <table:table-cell office:value-type="float" office:value="98.44671" calcext:value-type="float">
            <text:p>98.44671</text:p>
          </table:table-cell>
          <table:table-cell office:value-type="float" office:value="0.000874" calcext:value-type="float">
            <text:p>0.000874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809464" calcext:value-type="float">
            <text:p>22809464</text:p>
          </table:table-cell>
          <table:table-cell office:value-type="float" office:value="10686216" calcext:value-type="float">
            <text:p>10686216</text:p>
          </table:table-cell>
          <table:table-cell office:value-type="float" office:value="21682" calcext:value-type="float">
            <text:p>21682</text:p>
          </table:table-cell>
          <table:table-cell office:value-type="float" office:value="10158" calcext:value-type="float">
            <text:p>10158</text:p>
          </table:table-cell>
          <table:table-cell office:value-type="float" office:value="1.01089" calcext:value-type="float">
            <text:p>1.01089</text:p>
          </table:table-cell>
          <table:table-cell office:value-type="float" office:value="100.553348" calcext:value-type="float">
            <text:p>100.553348</text:p>
          </table:table-cell>
          <table:table-cell office:value-type="float" office:value="99.542458" calcext:value-type="float">
            <text:p>99.542458</text:p>
          </table:table-cell>
          <table:table-cell office:value-type="float" office:value="0.858827" calcext:value-type="float">
            <text:p>0.858827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809464" calcext:value-type="float">
            <text:p>22809464</text:p>
          </table:table-cell>
          <table:table-cell office:value-type="float" office:value="1769464" calcext:value-type="float">
            <text:p>1769464</text:p>
          </table:table-cell>
          <table:table-cell office:value-type="float" office:value="21682" calcext:value-type="float">
            <text:p>21682</text:p>
          </table:table-cell>
          <table:table-cell office:value-type="float" office:value="1682" calcext:value-type="float">
            <text:p>1682</text:p>
          </table:table-cell>
          <table:table-cell office:value-type="float" office:value="1.833134" calcext:value-type="float">
            <text:p>1.833134</text:p>
          </table:table-cell>
          <table:table-cell office:value-type="float" office:value="100.85716" calcext:value-type="float">
            <text:p>100.85716</text:p>
          </table:table-cell>
          <table:table-cell office:value-type="float" office:value="99.024027" calcext:value-type="float">
            <text:p>99.024027</text:p>
          </table:table-cell>
          <table:table-cell office:value-type="float" office:value="0.142952" calcext:value-type="float">
            <text:p>0.142952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5584" calcext:value-type="float">
            <text:p>75584</text:p>
          </table:table-cell>
          <table:table-cell office:value-type="float" office:value="63568" calcext:value-type="float">
            <text:p>63568</text:p>
          </table:table-cell>
          <table:table-cell office:value-type="float" office:value="1868" calcext:value-type="float">
            <text:p>1868</text:p>
          </table:table-cell>
          <table:table-cell office:value-type="float" office:value="1574" calcext:value-type="float">
            <text:p>1574</text:p>
          </table:table-cell>
          <table:table-cell office:value-type="float" office:value="1.43027" calcext:value-type="float">
            <text:p>1.43027</text:p>
          </table:table-cell>
          <table:table-cell office:value-type="float" office:value="100.860016" calcext:value-type="float">
            <text:p>100.860016</text:p>
          </table:table-cell>
          <table:table-cell office:value-type="float" office:value="99.429746" calcext:value-type="float">
            <text:p>99.429746</text:p>
          </table:table-cell>
          <table:table-cell office:value-type="float" office:value="0.005115" calcext:value-type="float">
            <text:p>0.005115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20" calcext:value-type="float">
            <text:p>3720</text:p>
          </table:table-cell>
          <table:table-cell office:value-type="float" office:value="2584" calcext:value-type="float">
            <text:p>2584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1.324015" calcext:value-type="float">
            <text:p>1.324015</text:p>
          </table:table-cell>
          <table:table-cell office:value-type="float" office:value="99.832975" calcext:value-type="float">
            <text:p>99.832975</text:p>
          </table:table-cell>
          <table:table-cell office:value-type="float" office:value="98.508961" calcext:value-type="float">
            <text:p>98.508961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26" calcext:value-type="float">
            <text:p>2226</text:p>
          </table:table-cell>
          <table:table-cell office:value-type="float" office:value="1830" calcext:value-type="float">
            <text:p>1830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1.559191" calcext:value-type="float">
            <text:p>1.559191</text:p>
          </table:table-cell>
          <table:table-cell office:value-type="float" office:value="96.425929" calcext:value-type="float">
            <text:p>96.425929</text:p>
          </table:table-cell>
          <table:table-cell office:value-type="float" office:value="94.866737" calcext:value-type="float">
            <text:p>94.866737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848" calcext:value-type="float">
            <text:p>10848</text:p>
          </table:table-cell>
          <table:table-cell table:number-columns-repeated="2" office:value-type="float" office:value="226" calcext:value-type="float">
            <text:p>226</text:p>
          </table:table-cell>
          <table:table-cell office:value-type="float" office:value="3.328172" calcext:value-type="float">
            <text:p>3.328172</text:p>
          </table:table-cell>
          <table:table-cell office:value-type="float" office:value="100.056843" calcext:value-type="float">
            <text:p>100.056843</text:p>
          </table:table-cell>
          <table:table-cell office:value-type="float" office:value="96.728671" calcext:value-type="float">
            <text:p>96.728671</text:p>
          </table:table-cell>
          <table:table-cell office:value-type="float" office:value="0.000897" calcext:value-type="float">
            <text:p>0.000897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912560" calcext:value-type="float">
            <text:p>22912560</text:p>
          </table:table-cell>
          <table:table-cell office:value-type="float" office:value="11022856" calcext:value-type="float">
            <text:p>11022856</text:p>
          </table:table-cell>
          <table:table-cell office:value-type="float" office:value="21780" calcext:value-type="float">
            <text:p>21780</text:p>
          </table:table-cell>
          <table:table-cell office:value-type="float" office:value="10478" calcext:value-type="float">
            <text:p>10478</text:p>
          </table:table-cell>
          <table:table-cell office:value-type="float" office:value="1.014807" calcext:value-type="float">
            <text:p>1.014807</text:p>
          </table:table-cell>
          <table:table-cell office:value-type="float" office:value="100.568494" calcext:value-type="float">
            <text:p>100.568494</text:p>
          </table:table-cell>
          <table:table-cell office:value-type="float" office:value="99.553687" calcext:value-type="float">
            <text:p>99.553687</text:p>
          </table:table-cell>
          <table:table-cell office:value-type="float" office:value="0.885782" calcext:value-type="float">
            <text:p>0.885782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912560" calcext:value-type="float">
            <text:p>22912560</text:p>
          </table:table-cell>
          <table:table-cell office:value-type="float" office:value="1669524" calcext:value-type="float">
            <text:p>1669524</text:p>
          </table:table-cell>
          <table:table-cell office:value-type="float" office:value="21780" calcext:value-type="float">
            <text:p>21780</text:p>
          </table:table-cell>
          <table:table-cell office:value-type="float" office:value="1587" calcext:value-type="float">
            <text:p>1587</text:p>
          </table:table-cell>
          <table:table-cell office:value-type="float" office:value="1.132927" calcext:value-type="float">
            <text:p>1.132927</text:p>
          </table:table-cell>
          <table:table-cell office:value-type="float" office:value="100.525946" calcext:value-type="float">
            <text:p>100.525946</text:p>
          </table:table-cell>
          <table:table-cell office:value-type="float" office:value="99.393019" calcext:value-type="float">
            <text:p>99.393019</text:p>
          </table:table-cell>
          <table:table-cell office:value-type="float" office:value="0.134378" calcext:value-type="float">
            <text:p>0.134378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7192" calcext:value-type="float">
            <text:p>67192</text:p>
          </table:table-cell>
          <table:table-cell office:value-type="float" office:value="56320" calcext:value-type="float">
            <text:p>56320</text:p>
          </table:table-cell>
          <table:table-cell office:value-type="float" office:value="1658" calcext:value-type="float">
            <text:p>1658</text:p>
          </table:table-cell>
          <table:table-cell office:value-type="float" office:value="1392" calcext:value-type="float">
            <text:p>1392</text:p>
          </table:table-cell>
          <table:table-cell office:value-type="float" office:value="1.006399" calcext:value-type="float">
            <text:p>1.006399</text:p>
          </table:table-cell>
          <table:table-cell office:value-type="float" office:value="100.582496" calcext:value-type="float">
            <text:p>100.582496</text:p>
          </table:table-cell>
          <table:table-cell office:value-type="float" office:value="99.576097" calcext:value-type="float">
            <text:p>99.576097</text:p>
          </table:table-cell>
          <table:table-cell office:value-type="float" office:value="0.004525" calcext:value-type="float">
            <text:p>0.004525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584" calcext:value-type="float">
            <text:p>3584</text:p>
          </table:table-cell>
          <table:table-cell office:value-type="float" office:value="2640" calcext:value-type="float">
            <text:p>2640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1.016205" calcext:value-type="float">
            <text:p>1.016205</text:p>
          </table:table-cell>
          <table:table-cell office:value-type="float" office:value="97.832184" calcext:value-type="float">
            <text:p>97.832184</text:p>
          </table:table-cell>
          <table:table-cell office:value-type="float" office:value="96.815979" calcext:value-type="float">
            <text:p>96.815979</text:p>
          </table:table-cell>
          <table:table-cell office:value-type="float" office:value="0.000218" calcext:value-type="float">
            <text:p>0.000218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54" calcext:value-type="float">
            <text:p>2154</text:p>
          </table:table-cell>
          <table:table-cell office:value-type="float" office:value="1974" calcext:value-type="float">
            <text:p>1974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1.037288" calcext:value-type="float">
            <text:p>1.037288</text:p>
          </table:table-cell>
          <table:table-cell office:value-type="float" office:value="97.830466" calcext:value-type="float">
            <text:p>97.830466</text:p>
          </table:table-cell>
          <table:table-cell office:value-type="float" office:value="96.793178" calcext:value-type="float">
            <text:p>96.793178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560" calcext:value-type="float">
            <text:p>10560</text:p>
          </table:table-cell>
          <table:table-cell office:value-type="float" office:value="10512" calcext:value-type="float">
            <text:p>10512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3.028931" calcext:value-type="float">
            <text:p>3.028931</text:p>
          </table:table-cell>
          <table:table-cell office:value-type="float" office:value="99.582688" calcext:value-type="float">
            <text:p>99.582688</text:p>
          </table:table-cell>
          <table:table-cell office:value-type="float" office:value="96.553757" calcext:value-type="float">
            <text:p>96.553757</text:p>
          </table:table-cell>
          <table:table-cell office:value-type="float" office:value="0.000871" calcext:value-type="float">
            <text:p>0.000871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016708" calcext:value-type="float">
            <text:p>23016708</text:p>
          </table:table-cell>
          <table:table-cell office:value-type="float" office:value="10717776" calcext:value-type="float">
            <text:p>10717776</text:p>
          </table:table-cell>
          <table:table-cell office:value-type="float" office:value="21879" calcext:value-type="float">
            <text:p>21879</text:p>
          </table:table-cell>
          <table:table-cell office:value-type="float" office:value="10188" calcext:value-type="float">
            <text:p>10188</text:p>
          </table:table-cell>
          <table:table-cell office:value-type="float" office:value="1.013547" calcext:value-type="float">
            <text:p>1.013547</text:p>
          </table:table-cell>
          <table:table-cell office:value-type="float" office:value="100.91719" calcext:value-type="float">
            <text:p>100.91719</text:p>
          </table:table-cell>
          <table:table-cell office:value-type="float" office:value="99.903643" calcext:value-type="float">
            <text:p>99.903643</text:p>
          </table:table-cell>
          <table:table-cell office:value-type="float" office:value="0.858249" calcext:value-type="float">
            <text:p>0.858249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016708" calcext:value-type="float">
            <text:p>23016708</text:p>
          </table:table-cell>
          <table:table-cell office:value-type="float" office:value="1862040" calcext:value-type="float">
            <text:p>1862040</text:p>
          </table:table-cell>
          <table:table-cell office:value-type="float" office:value="21879" calcext:value-type="float">
            <text:p>21879</text:p>
          </table:table-cell>
          <table:table-cell office:value-type="float" office:value="1770" calcext:value-type="float">
            <text:p>1770</text:p>
          </table:table-cell>
          <table:table-cell office:value-type="float" office:value="1.11498" calcext:value-type="float">
            <text:p>1.11498</text:p>
          </table:table-cell>
          <table:table-cell office:value-type="float" office:value="101.448671" calcext:value-type="float">
            <text:p>101.448671</text:p>
          </table:table-cell>
          <table:table-cell office:value-type="float" office:value="100.333691" calcext:value-type="float">
            <text:p>100.333691</text:p>
          </table:table-cell>
          <table:table-cell office:value-type="float" office:value="0.148468" calcext:value-type="float">
            <text:p>0.148468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7800" calcext:value-type="float">
            <text:p>77800</text:p>
          </table:table-cell>
          <table:table-cell office:value-type="float" office:value="65768" calcext:value-type="float">
            <text:p>65768</text:p>
          </table:table-cell>
          <table:table-cell office:value-type="float" office:value="1922" calcext:value-type="float">
            <text:p>1922</text:p>
          </table:table-cell>
          <table:table-cell office:value-type="float" office:value="1626" calcext:value-type="float">
            <text:p>1626</text:p>
          </table:table-cell>
          <table:table-cell office:value-type="float" office:value="1.005579" calcext:value-type="float">
            <text:p>1.005579</text:p>
          </table:table-cell>
          <table:table-cell office:value-type="float" office:value="101.547558" calcext:value-type="float">
            <text:p>101.547558</text:p>
          </table:table-cell>
          <table:table-cell office:value-type="float" office:value="100.541979" calcext:value-type="float">
            <text:p>100.541979</text:p>
          </table:table-cell>
          <table:table-cell office:value-type="float" office:value="0.005233" calcext:value-type="float">
            <text:p>0.005233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496" calcext:value-type="float">
            <text:p>4496</text:p>
          </table:table-cell>
          <table:table-cell office:value-type="float" office:value="3208" calcext:value-type="float">
            <text:p>3208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1.015005" calcext:value-type="float">
            <text:p>1.015005</text:p>
          </table:table-cell>
          <table:table-cell office:value-type="float" office:value="101.54576" calcext:value-type="float">
            <text:p>101.54576</text:p>
          </table:table-cell>
          <table:table-cell office:value-type="float" office:value="100.530754" calcext:value-type="float">
            <text:p>100.530754</text:p>
          </table:table-cell>
          <table:table-cell office:value-type="float" office:value="0.000255" calcext:value-type="float">
            <text:p>0.000255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68" calcext:value-type="float">
            <text:p>2268</text:p>
          </table:table-cell>
          <table:table-cell office:value-type="float" office:value="1800" calcext:value-type="float">
            <text:p>1800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1.041643" calcext:value-type="float">
            <text:p>1.041643</text:p>
          </table:table-cell>
          <table:table-cell office:value-type="float" office:value="101.437242" calcext:value-type="float">
            <text:p>101.437242</text:p>
          </table:table-cell>
          <table:table-cell office:value-type="float" office:value="100.3956" calcext:value-type="float">
            <text:p>100.3956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302" calcext:value-type="float">
            <text:p>10302</text:p>
          </table:table-cell>
          <table:table-cell office:value-type="float" office:value="10110" calcext:value-type="float">
            <text:p>10110</text:p>
          </table:table-cell>
          <table:table-cell office:value-type="float" office:value="215" calcext:value-type="float">
            <text:p>215</text:p>
          </table:table-cell>
          <table:table-cell office:value-type="float" office:value="211" calcext:value-type="float">
            <text:p>211</text:p>
          </table:table-cell>
          <table:table-cell office:value-type="float" office:value="2.518564" calcext:value-type="float">
            <text:p>2.518564</text:p>
          </table:table-cell>
          <table:table-cell office:value-type="float" office:value="101.548924" calcext:value-type="float">
            <text:p>101.548924</text:p>
          </table:table-cell>
          <table:table-cell office:value-type="float" office:value="99.03036" calcext:value-type="float">
            <text:p>99.03036</text:p>
          </table:table-cell>
          <table:table-cell office:value-type="float" office:value="0.000817" calcext:value-type="float">
            <text:p>0.000817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120856" calcext:value-type="float">
            <text:p>23120856</text:p>
          </table:table-cell>
          <table:table-cell office:value-type="float" office:value="10879784" calcext:value-type="float">
            <text:p>10879784</text:p>
          </table:table-cell>
          <table:table-cell office:value-type="float" office:value="21978" calcext:value-type="float">
            <text:p>21978</text:p>
          </table:table-cell>
          <table:table-cell office:value-type="float" office:value="10342" calcext:value-type="float">
            <text:p>10342</text:p>
          </table:table-cell>
          <table:table-cell office:value-type="float" office:value="1.012309" calcext:value-type="float">
            <text:p>1.012309</text:p>
          </table:table-cell>
          <table:table-cell office:value-type="float" office:value="100.959027" calcext:value-type="float">
            <text:p>100.959027</text:p>
          </table:table-cell>
          <table:table-cell office:value-type="float" office:value="99.946719" calcext:value-type="float">
            <text:p>99.946719</text:p>
          </table:table-cell>
          <table:table-cell office:value-type="float" office:value="0.870847" calcext:value-type="float">
            <text:p>0.870847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120856" calcext:value-type="float">
            <text:p>23120856</text:p>
          </table:table-cell>
          <table:table-cell office:value-type="float" office:value="1818908" calcext:value-type="float">
            <text:p>1818908</text:p>
          </table:table-cell>
          <table:table-cell office:value-type="float" office:value="21978" calcext:value-type="float">
            <text:p>21978</text:p>
          </table:table-cell>
          <table:table-cell office:value-type="float" office:value="1729" calcext:value-type="float">
            <text:p>1729</text:p>
          </table:table-cell>
          <table:table-cell office:value-type="float" office:value="1.221637" calcext:value-type="float">
            <text:p>1.221637</text:p>
          </table:table-cell>
          <table:table-cell office:value-type="float" office:value="103.647484" calcext:value-type="float">
            <text:p>103.647484</text:p>
          </table:table-cell>
          <table:table-cell office:value-type="float" office:value="102.425847" calcext:value-type="float">
            <text:p>102.425847</text:p>
          </table:table-cell>
          <table:table-cell office:value-type="float" office:value="0.142066" calcext:value-type="float">
            <text:p>0.142066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4856" calcext:value-type="float">
            <text:p>74856</text:p>
          </table:table-cell>
          <table:table-cell office:value-type="float" office:value="62792" calcext:value-type="float">
            <text:p>62792</text:p>
          </table:table-cell>
          <table:table-cell office:value-type="float" office:value="1849" calcext:value-type="float">
            <text:p>1849</text:p>
          </table:table-cell>
          <table:table-cell office:value-type="float" office:value="1554" calcext:value-type="float">
            <text:p>1554</text:p>
          </table:table-cell>
          <table:table-cell office:value-type="float" office:value="1.060161" calcext:value-type="float">
            <text:p>1.060161</text:p>
          </table:table-cell>
          <table:table-cell office:value-type="float" office:value="103.087735" calcext:value-type="float">
            <text:p>103.087735</text:p>
          </table:table-cell>
          <table:table-cell office:value-type="float" office:value="102.027574" calcext:value-type="float">
            <text:p>102.027574</text:p>
          </table:table-cell>
          <table:table-cell office:value-type="float" office:value="0.004924" calcext:value-type="float">
            <text:p>0.004924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072" calcext:value-type="float">
            <text:p>3072</text:p>
          </table:table-cell>
          <table:table-cell office:value-type="float" office:value="1992" calcext:value-type="float">
            <text:p>1992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1.032937" calcext:value-type="float">
            <text:p>1.032937</text:p>
          </table:table-cell>
          <table:table-cell office:value-type="float" office:value="103.089514" calcext:value-type="float">
            <text:p>103.089514</text:p>
          </table:table-cell>
          <table:table-cell office:value-type="float" office:value="102.056576" calcext:value-type="float">
            <text:p>102.056576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26" calcext:value-type="float">
            <text:p>1926</text:p>
          </table:table-cell>
          <table:table-cell office:value-type="float" office:value="1746" calcext:value-type="float">
            <text:p>1746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1.104097" calcext:value-type="float">
            <text:p>1.104097</text:p>
          </table:table-cell>
          <table:table-cell office:value-type="float" office:value="103.09104" calcext:value-type="float">
            <text:p>103.09104</text:p>
          </table:table-cell>
          <table:table-cell office:value-type="float" office:value="101.986943" calcext:value-type="float">
            <text:p>101.986943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184" calcext:value-type="float">
            <text:p>11184</text:p>
          </table:table-cell>
          <table:table-cell office:value-type="float" office:value="11136" calcext:value-type="float">
            <text:p>11136</text:p>
          </table:table-cell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  <table:table-cell office:value-type="float" office:value="3.665193" calcext:value-type="float">
            <text:p>3.665193</text:p>
          </table:table-cell>
          <table:table-cell office:value-type="float" office:value="99.713386" calcext:value-type="float">
            <text:p>99.713386</text:p>
          </table:table-cell>
          <table:table-cell office:value-type="float" office:value="96.048193" calcext:value-type="float">
            <text:p>96.048193</text:p>
          </table:table-cell>
          <table:table-cell office:value-type="float" office:value="0.000928" calcext:value-type="float">
            <text:p>0.000928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225004" calcext:value-type="float">
            <text:p>23225004</text:p>
          </table:table-cell>
          <table:table-cell office:value-type="float" office:value="11123848" calcext:value-type="float">
            <text:p>11123848</text:p>
          </table:table-cell>
          <table:table-cell office:value-type="float" office:value="22077" calcext:value-type="float">
            <text:p>22077</text:p>
          </table:table-cell>
          <table:table-cell office:value-type="float" office:value="10574" calcext:value-type="float">
            <text:p>10574</text:p>
          </table:table-cell>
          <table:table-cell office:value-type="float" office:value="1.016349" calcext:value-type="float">
            <text:p>1.016349</text:p>
          </table:table-cell>
          <table:table-cell office:value-type="float" office:value="100.709304" calcext:value-type="float">
            <text:p>100.709304</text:p>
          </table:table-cell>
          <table:table-cell office:value-type="float" office:value="99.692955" calcext:value-type="float">
            <text:p>99.692955</text:p>
          </table:table-cell>
          <table:table-cell office:value-type="float" office:value="0.892649" calcext:value-type="float">
            <text:p>0.892649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225004" calcext:value-type="float">
            <text:p>23225004</text:p>
          </table:table-cell>
          <table:table-cell office:value-type="float" office:value="1644276" calcext:value-type="float">
            <text:p>1644276</text:p>
          </table:table-cell>
          <table:table-cell office:value-type="float" office:value="22077" calcext:value-type="float">
            <text:p>22077</text:p>
          </table:table-cell>
          <table:table-cell office:value-type="float" office:value="1563" calcext:value-type="float">
            <text:p>1563</text:p>
          </table:table-cell>
          <table:table-cell office:value-type="float" office:value="1.24146" calcext:value-type="float">
            <text:p>1.24146</text:p>
          </table:table-cell>
          <table:table-cell office:value-type="float" office:value="101.239748" calcext:value-type="float">
            <text:p>101.239748</text:p>
          </table:table-cell>
          <table:table-cell office:value-type="float" office:value="99.998288" calcext:value-type="float">
            <text:p>99.998288</text:p>
          </table:table-cell>
          <table:table-cell office:value-type="float" office:value="0.131544" calcext:value-type="float">
            <text:p>0.131544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4992" calcext:value-type="float">
            <text:p>74992</text:p>
          </table:table-cell>
          <table:table-cell office:value-type="float" office:value="62984" calcext:value-type="float">
            <text:p>62984</text:p>
          </table:table-cell>
          <table:table-cell office:value-type="float" office:value="1851" calcext:value-type="float">
            <text:p>1851</text:p>
          </table:table-cell>
          <table:table-cell office:value-type="float" office:value="1557" calcext:value-type="float">
            <text:p>1557</text:p>
          </table:table-cell>
          <table:table-cell office:value-type="float" office:value="1.058141" calcext:value-type="float">
            <text:p>1.058141</text:p>
          </table:table-cell>
          <table:table-cell office:value-type="float" office:value="100.725995" calcext:value-type="float">
            <text:p>100.725995</text:p>
          </table:table-cell>
          <table:table-cell office:value-type="float" office:value="99.667854" calcext:value-type="float">
            <text:p>99.667854</text:p>
          </table:table-cell>
          <table:table-cell office:value-type="float" office:value="0.005056" calcext:value-type="float">
            <text:p>0.005056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12" calcext:value-type="float">
            <text:p>4112</text:p>
          </table:table-cell>
          <table:table-cell office:value-type="float" office:value="2472" calcext:value-type="float">
            <text:p>2472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1.023582" calcext:value-type="float">
            <text:p>1.023582</text:p>
          </table:table-cell>
          <table:table-cell office:value-type="float" office:value="101.241487" calcext:value-type="float">
            <text:p>101.241487</text:p>
          </table:table-cell>
          <table:table-cell office:value-type="float" office:value="100.217905" calcext:value-type="float">
            <text:p>100.217905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98" calcext:value-type="float">
            <text:p>1998</text:p>
          </table:table-cell>
          <table:table-cell office:value-type="float" office:value="1518" calcext:value-type="float">
            <text:p>1518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1.108057" calcext:value-type="float">
            <text:p>1.108057</text:p>
          </table:table-cell>
          <table:table-cell office:value-type="float" office:value="101.228419" calcext:value-type="float">
            <text:p>101.228419</text:p>
          </table:table-cell>
          <table:table-cell office:value-type="float" office:value="100.120363" calcext:value-type="float">
            <text:p>100.120363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464" calcext:value-type="float">
            <text:p>10464</text:p>
          </table:table-cell>
          <table:table-cell office:value-type="float" office:value="10416" calcext:value-type="float">
            <text:p>10416</text:p>
          </table:table-cell>
          <table:table-cell office:value-type="float" office:value="218" calcext:value-type="float">
            <text:p>218</text:p>
          </table:table-cell>
          <table:table-cell office:value-type="float" office:value="217" calcext:value-type="float">
            <text:p>217</text:p>
          </table:table-cell>
          <table:table-cell office:value-type="float" office:value="2.975532" calcext:value-type="float">
            <text:p>2.975532</text:p>
          </table:table-cell>
          <table:table-cell office:value-type="float" office:value="100.753207" calcext:value-type="float">
            <text:p>100.753207</text:p>
          </table:table-cell>
          <table:table-cell office:value-type="float" office:value="97.777675" calcext:value-type="float">
            <text:p>97.777675</text:p>
          </table:table-cell>
          <table:table-cell office:value-type="float" office:value="0.000852" calcext:value-type="float">
            <text:p>0.000852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329152" calcext:value-type="float">
            <text:p>23329152</text:p>
          </table:table-cell>
          <table:table-cell office:value-type="float" office:value="10946060" calcext:value-type="float">
            <text:p>10946060</text:p>
          </table:table-cell>
          <table:table-cell office:value-type="float" office:value="22176" calcext:value-type="float">
            <text:p>22176</text:p>
          </table:table-cell>
          <table:table-cell office:value-type="float" office:value="10405" calcext:value-type="float">
            <text:p>10405</text:p>
          </table:table-cell>
          <table:table-cell office:value-type="float" office:value="1.008329" calcext:value-type="float">
            <text:p>1.008329</text:p>
          </table:table-cell>
          <table:table-cell office:value-type="float" office:value="100.770035" calcext:value-type="float">
            <text:p>100.770035</text:p>
          </table:table-cell>
          <table:table-cell office:value-type="float" office:value="99.761707" calcext:value-type="float">
            <text:p>99.761707</text:p>
          </table:table-cell>
          <table:table-cell office:value-type="float" office:value="0.877777" calcext:value-type="float">
            <text:p>0.877777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329152" calcext:value-type="float">
            <text:p>23329152</text:p>
          </table:table-cell>
          <table:table-cell office:value-type="float" office:value="1772620" calcext:value-type="float">
            <text:p>1772620</text:p>
          </table:table-cell>
          <table:table-cell office:value-type="float" office:value="22176" calcext:value-type="float">
            <text:p>22176</text:p>
          </table:table-cell>
          <table:table-cell office:value-type="float" office:value="1685" calcext:value-type="float">
            <text:p>1685</text:p>
          </table:table-cell>
          <table:table-cell office:value-type="float" office:value="1.252025" calcext:value-type="float">
            <text:p>1.252025</text:p>
          </table:table-cell>
          <table:table-cell office:value-type="float" office:value="101.366343" calcext:value-type="float">
            <text:p>101.366343</text:p>
          </table:table-cell>
          <table:table-cell office:value-type="float" office:value="100.114318" calcext:value-type="float">
            <text:p>100.114318</text:p>
          </table:table-cell>
          <table:table-cell office:value-type="float" office:value="0.141648" calcext:value-type="float">
            <text:p>0.141648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4480" calcext:value-type="float">
            <text:p>74480</text:p>
          </table:table-cell>
          <table:table-cell office:value-type="float" office:value="64600" calcext:value-type="float">
            <text:p>64600</text:p>
          </table:table-cell>
          <table:table-cell office:value-type="float" office:value="1840" calcext:value-type="float">
            <text:p>1840</text:p>
          </table:table-cell>
          <table:table-cell office:value-type="float" office:value="1598" calcext:value-type="float">
            <text:p>1598</text:p>
          </table:table-cell>
          <table:table-cell office:value-type="float" office:value="1.067511" calcext:value-type="float">
            <text:p>1.067511</text:p>
          </table:table-cell>
          <table:table-cell office:value-type="float" office:value="100.911163" calcext:value-type="float">
            <text:p>100.911163</text:p>
          </table:table-cell>
          <table:table-cell office:value-type="float" office:value="99.843652" calcext:value-type="float">
            <text:p>99.843652</text:p>
          </table:table-cell>
          <table:table-cell office:value-type="float" office:value="0.005176" calcext:value-type="float">
            <text:p>0.005176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28" calcext:value-type="float">
            <text:p>3928</text:p>
          </table:table-cell>
          <table:table-cell office:value-type="float" office:value="2568" calcext:value-type="float">
            <text:p>2568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1.033892" calcext:value-type="float">
            <text:p>1.033892</text:p>
          </table:table-cell>
          <table:table-cell office:value-type="float" office:value="100.918155" calcext:value-type="float">
            <text:p>100.918155</text:p>
          </table:table-cell>
          <table:table-cell office:value-type="float" office:value="99.884263" calcext:value-type="float">
            <text:p>99.884263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68" calcext:value-type="float">
            <text:p>1968</text:p>
          </table:table-cell>
          <table:table-cell office:value-type="float" office:value="1482" calcext:value-type="float">
            <text:p>1482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1.134131" calcext:value-type="float">
            <text:p>1.134131</text:p>
          </table:table-cell>
          <table:table-cell office:value-type="float" office:value="100.850822" calcext:value-type="float">
            <text:p>100.850822</text:p>
          </table:table-cell>
          <table:table-cell office:value-type="float" office:value="99.716691" calcext:value-type="float">
            <text:p>99.716691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870" calcext:value-type="float">
            <text:p>9870</text:p>
          </table:table-cell>
          <table:table-cell office:value-type="float" office:value="9822" calcext:value-type="float">
            <text:p>9822</text:p>
          </table:table-cell>
          <table:table-cell office:value-type="float" office:value="206" calcext:value-type="float">
            <text:p>206</text:p>
          </table:table-cell>
          <table:table-cell office:value-type="float" office:value="205" calcext:value-type="float">
            <text:p>205</text:p>
          </table:table-cell>
          <table:table-cell office:value-type="float" office:value="2.629584" calcext:value-type="float">
            <text:p>2.629584</text:p>
          </table:table-cell>
          <table:table-cell office:value-type="float" office:value="100.919461" calcext:value-type="float">
            <text:p>100.919461</text:p>
          </table:table-cell>
          <table:table-cell office:value-type="float" office:value="98.289877" calcext:value-type="float">
            <text:p>98.289877</text:p>
          </table:table-cell>
          <table:table-cell office:value-type="float" office:value="0.000799" calcext:value-type="float">
            <text:p>0.000799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434352" calcext:value-type="float">
            <text:p>23434352</text:p>
          </table:table-cell>
          <table:table-cell office:value-type="float" office:value="11401576" calcext:value-type="float">
            <text:p>11401576</text:p>
          </table:table-cell>
          <table:table-cell office:value-type="float" office:value="22276" calcext:value-type="float">
            <text:p>22276</text:p>
          </table:table-cell>
          <table:table-cell office:value-type="float" office:value="10838" calcext:value-type="float">
            <text:p>10838</text:p>
          </table:table-cell>
          <table:table-cell office:value-type="float" office:value="1.019847" calcext:value-type="float">
            <text:p>1.019847</text:p>
          </table:table-cell>
          <table:table-cell office:value-type="float" office:value="100.504003" calcext:value-type="float">
            <text:p>100.504003</text:p>
          </table:table-cell>
          <table:table-cell office:value-type="float" office:value="99.484156" calcext:value-type="float">
            <text:p>99.484156</text:p>
          </table:table-cell>
          <table:table-cell office:value-type="float" office:value="0.916856" calcext:value-type="float">
            <text:p>0.916856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434352" calcext:value-type="float">
            <text:p>23434352</text:p>
          </table:table-cell>
          <table:table-cell office:value-type="float" office:value="1495944" calcext:value-type="float">
            <text:p>1495944</text:p>
          </table:table-cell>
          <table:table-cell office:value-type="float" office:value="22276" calcext:value-type="float">
            <text:p>22276</text:p>
          </table:table-cell>
          <table:table-cell office:value-type="float" office:value="1422" calcext:value-type="float">
            <text:p>1422</text:p>
          </table:table-cell>
          <table:table-cell office:value-type="float" office:value="1.132452" calcext:value-type="float">
            <text:p>1.132452</text:p>
          </table:table-cell>
          <table:table-cell office:value-type="float" office:value="99.673187" calcext:value-type="float">
            <text:p>99.673187</text:p>
          </table:table-cell>
          <table:table-cell office:value-type="float" office:value="98.540735" calcext:value-type="float">
            <text:p>98.540735</text:p>
          </table:table-cell>
          <table:table-cell office:value-type="float" office:value="0.121448" calcext:value-type="float">
            <text:p>0.121448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9408" calcext:value-type="float">
            <text:p>69408</text:p>
          </table:table-cell>
          <table:table-cell office:value-type="float" office:value="55496" calcext:value-type="float">
            <text:p>55496</text:p>
          </table:table-cell>
          <table:table-cell office:value-type="float" office:value="1712" calcext:value-type="float">
            <text:p>1712</text:p>
          </table:table-cell>
          <table:table-cell office:value-type="float" office:value="1372" calcext:value-type="float">
            <text:p>1372</text:p>
          </table:table-cell>
          <table:table-cell office:value-type="float" office:value="1.014032" calcext:value-type="float">
            <text:p>1.014032</text:p>
          </table:table-cell>
          <table:table-cell office:value-type="float" office:value="100.973478" calcext:value-type="float">
            <text:p>100.973478</text:p>
          </table:table-cell>
          <table:table-cell office:value-type="float" office:value="99.959446" calcext:value-type="float">
            <text:p>99.959446</text:p>
          </table:table-cell>
          <table:table-cell office:value-type="float" office:value="0.004441" calcext:value-type="float">
            <text:p>0.004441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44" calcext:value-type="float">
            <text:p>3944</text:p>
          </table:table-cell>
          <table:table-cell office:value-type="float" office:value="2592" calcext:value-type="float">
            <text:p>2592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1.0268" calcext:value-type="float">
            <text:p>1.0268</text:p>
          </table:table-cell>
          <table:table-cell office:value-type="float" office:value="98.629463" calcext:value-type="float">
            <text:p>98.629463</text:p>
          </table:table-cell>
          <table:table-cell office:value-type="float" office:value="97.602663" calcext:value-type="float">
            <text:p>97.602663</text:p>
          </table:table-cell>
          <table:table-cell office:value-type="float" office:value="0.000212" calcext:value-type="float">
            <text:p>0.000212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38" calcext:value-type="float">
            <text:p>1938</text:p>
          </table:table-cell>
          <table:table-cell office:value-type="float" office:value="1728" calcext:value-type="float">
            <text:p>1728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1.053497" calcext:value-type="float">
            <text:p>1.053497</text:p>
          </table:table-cell>
          <table:table-cell office:value-type="float" office:value="100.506728" calcext:value-type="float">
            <text:p>100.506728</text:p>
          </table:table-cell>
          <table:table-cell office:value-type="float" office:value="99.453231" calcext:value-type="float">
            <text:p>99.453231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1760" calcext:value-type="float">
            <text:p>11760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float" office:value="2.915636" calcext:value-type="float">
            <text:p>2.915636</text:p>
          </table:table-cell>
          <table:table-cell office:value-type="float" office:value="100.138851" calcext:value-type="float">
            <text:p>100.138851</text:p>
          </table:table-cell>
          <table:table-cell office:value-type="float" office:value="97.223215" calcext:value-type="float">
            <text:p>97.223215</text:p>
          </table:table-cell>
          <table:table-cell office:value-type="float" office:value="0.000968" calcext:value-type="float">
            <text:p>0.000968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537448" calcext:value-type="float">
            <text:p>23537448</text:p>
          </table:table-cell>
          <table:table-cell office:value-type="float" office:value="11155408" calcext:value-type="float">
            <text:p>11155408</text:p>
          </table:table-cell>
          <table:table-cell office:value-type="float" office:value="22374" calcext:value-type="float">
            <text:p>22374</text:p>
          </table:table-cell>
          <table:table-cell office:value-type="float" office:value="10604" calcext:value-type="float">
            <text:p>10604</text:p>
          </table:table-cell>
          <table:table-cell office:value-type="float" office:value="1.018527" calcext:value-type="float">
            <text:p>1.018527</text:p>
          </table:table-cell>
          <table:table-cell office:value-type="float" office:value="100.835055" calcext:value-type="float">
            <text:p>100.835055</text:p>
          </table:table-cell>
          <table:table-cell office:value-type="float" office:value="99.816529" calcext:value-type="float">
            <text:p>99.816529</text:p>
          </table:table-cell>
          <table:table-cell office:value-type="float" office:value="0.894073" calcext:value-type="float">
            <text:p>0.894073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537448" calcext:value-type="float">
            <text:p>23537448</text:p>
          </table:table-cell>
          <table:table-cell office:value-type="float" office:value="1599040" calcext:value-type="float">
            <text:p>1599040</text:p>
          </table:table-cell>
          <table:table-cell office:value-type="float" office:value="22374" calcext:value-type="float">
            <text:p>22374</text:p>
          </table:table-cell>
          <table:table-cell office:value-type="float" office:value="1520" calcext:value-type="float">
            <text:p>1520</text:p>
          </table:table-cell>
          <table:table-cell office:value-type="float" office:value="1.131827" calcext:value-type="float">
            <text:p>1.131827</text:p>
          </table:table-cell>
          <table:table-cell office:value-type="float" office:value="101.347757" calcext:value-type="float">
            <text:p>101.347757</text:p>
          </table:table-cell>
          <table:table-cell office:value-type="float" office:value="100.21593" calcext:value-type="float">
            <text:p>100.21593</text:p>
          </table:table-cell>
          <table:table-cell office:value-type="float" office:value="0.127648" calcext:value-type="float">
            <text:p>0.127648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9160" calcext:value-type="float">
            <text:p>69160</text:p>
          </table:table-cell>
          <table:table-cell office:value-type="float" office:value="56408" calcext:value-type="float">
            <text:p>56408</text:p>
          </table:table-cell>
          <table:table-cell office:value-type="float" office:value="1705" calcext:value-type="float">
            <text:p>1705</text:p>
          </table:table-cell>
          <table:table-cell office:value-type="float" office:value="1394" calcext:value-type="float">
            <text:p>1394</text:p>
          </table:table-cell>
          <table:table-cell office:value-type="float" office:value="1.012712" calcext:value-type="float">
            <text:p>1.012712</text:p>
          </table:table-cell>
          <table:table-cell office:value-type="float" office:value="100.959181" calcext:value-type="float">
            <text:p>100.959181</text:p>
          </table:table-cell>
          <table:table-cell office:value-type="float" office:value="99.946469" calcext:value-type="float">
            <text:p>99.946469</text:p>
          </table:table-cell>
          <table:table-cell office:value-type="float" office:value="0.004515" calcext:value-type="float">
            <text:p>0.004515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80" calcext:value-type="float">
            <text:p>4080</text:p>
          </table:table-cell>
          <table:table-cell office:value-type="float" office:value="2552" calcext:value-type="float">
            <text:p>2552</text:p>
          </table:table-cell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office:value-type="float" office:value="1.020365" calcext:value-type="float">
            <text:p>1.020365</text:p>
          </table:table-cell>
          <table:table-cell office:value-type="float" office:value="100.950921" calcext:value-type="float">
            <text:p>100.950921</text:p>
          </table:table-cell>
          <table:table-cell office:value-type="float" office:value="99.930555" calcext:value-type="float">
            <text:p>99.930555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66" calcext:value-type="float">
            <text:p>1866</text:p>
          </table:table-cell>
          <table:table-cell office:value-type="float" office:value="1686" calcext:value-type="float">
            <text:p>1686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1.041088" calcext:value-type="float">
            <text:p>1.041088</text:p>
          </table:table-cell>
          <table:table-cell office:value-type="float" office:value="100.758073" calcext:value-type="float">
            <text:p>100.758073</text:p>
          </table:table-cell>
          <table:table-cell office:value-type="float" office:value="99.716985" calcext:value-type="float">
            <text:p>99.716985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734" calcext:value-type="float">
            <text:p>10734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2.927816" calcext:value-type="float">
            <text:p>2.927816</text:p>
          </table:table-cell>
          <table:table-cell office:value-type="float" office:value="100.952227" calcext:value-type="float">
            <text:p>100.952227</text:p>
          </table:table-cell>
          <table:table-cell office:value-type="float" office:value="98.02441" calcext:value-type="float">
            <text:p>98.02441</text:p>
          </table:table-cell>
          <table:table-cell office:value-type="float" office:value="0.000876" calcext:value-type="float">
            <text:p>0.000876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642648" calcext:value-type="float">
            <text:p>23642648</text:p>
          </table:table-cell>
          <table:table-cell office:value-type="float" office:value="10822976" calcext:value-type="float">
            <text:p>10822976</text:p>
          </table:table-cell>
          <table:table-cell office:value-type="float" office:value="22474" calcext:value-type="float">
            <text:p>22474</text:p>
          </table:table-cell>
          <table:table-cell office:value-type="float" office:value="10288" calcext:value-type="float">
            <text:p>10288</text:p>
          </table:table-cell>
          <table:table-cell office:value-type="float" office:value="1.020127" calcext:value-type="float">
            <text:p>1.020127</text:p>
          </table:table-cell>
          <table:table-cell office:value-type="float" office:value="100.378035" calcext:value-type="float">
            <text:p>100.378035</text:p>
          </table:table-cell>
          <table:table-cell office:value-type="float" office:value="99.357908" calcext:value-type="float">
            <text:p>99.357908</text:p>
          </table:table-cell>
          <table:table-cell office:value-type="float" office:value="0.871433" calcext:value-type="float">
            <text:p>0.871433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642648" calcext:value-type="float">
            <text:p>23642648</text:p>
          </table:table-cell>
          <table:table-cell office:value-type="float" office:value="1766308" calcext:value-type="float">
            <text:p>1766308</text:p>
          </table:table-cell>
          <table:table-cell office:value-type="float" office:value="22474" calcext:value-type="float">
            <text:p>22474</text:p>
          </table:table-cell>
          <table:table-cell office:value-type="float" office:value="1679" calcext:value-type="float">
            <text:p>1679</text:p>
          </table:table-cell>
          <table:table-cell office:value-type="float" office:value="1.138583" calcext:value-type="float">
            <text:p>1.138583</text:p>
          </table:table-cell>
          <table:table-cell office:value-type="float" office:value="100.290376" calcext:value-type="float">
            <text:p>100.290376</text:p>
          </table:table-cell>
          <table:table-cell office:value-type="float" office:value="99.151793" calcext:value-type="float">
            <text:p>99.151793</text:p>
          </table:table-cell>
          <table:table-cell office:value-type="float" office:value="0.142513" calcext:value-type="float">
            <text:p>0.142513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4552" calcext:value-type="float">
            <text:p>74552</text:p>
          </table:table-cell>
          <table:table-cell office:value-type="float" office:value="62520" calcext:value-type="float">
            <text:p>62520</text:p>
          </table:table-cell>
          <table:table-cell office:value-type="float" office:value="1841" calcext:value-type="float">
            <text:p>1841</text:p>
          </table:table-cell>
          <table:table-cell office:value-type="float" office:value="1546" calcext:value-type="float">
            <text:p>1546</text:p>
          </table:table-cell>
          <table:table-cell office:value-type="float" office:value="1.014372" calcext:value-type="float">
            <text:p>1.014372</text:p>
          </table:table-cell>
          <table:table-cell office:value-type="float" office:value="100.609517" calcext:value-type="float">
            <text:p>100.609517</text:p>
          </table:table-cell>
          <table:table-cell office:value-type="float" office:value="99.595145" calcext:value-type="float">
            <text:p>99.595145</text:p>
          </table:table-cell>
          <table:table-cell office:value-type="float" office:value="0.005022" calcext:value-type="float">
            <text:p>0.005022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08" calcext:value-type="float">
            <text:p>4008</text:p>
          </table:table-cell>
          <table:table-cell office:value-type="float" office:value="2760" calcext:value-type="float">
            <text:p>2760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1.028274" calcext:value-type="float">
            <text:p>1.028274</text:p>
          </table:table-cell>
          <table:table-cell office:value-type="float" office:value="97.786416" calcext:value-type="float">
            <text:p>97.786416</text:p>
          </table:table-cell>
          <table:table-cell office:value-type="float" office:value="96.758142" calcext:value-type="float">
            <text:p>96.758142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38" calcext:value-type="float">
            <text:p>2238</text:p>
          </table:table-cell>
          <table:table-cell office:value-type="float" office:value="1764" calcext:value-type="float">
            <text:p>1764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1.043782" calcext:value-type="float">
            <text:p>1.043782</text:p>
          </table:table-cell>
          <table:table-cell office:value-type="float" office:value="99.111281" calcext:value-type="float">
            <text:p>99.111281</text:p>
          </table:table-cell>
          <table:table-cell office:value-type="float" office:value="98.067499" calcext:value-type="float">
            <text:p>98.067499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1232" calcext:value-type="float">
            <text:p>1123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2.519782" calcext:value-type="float">
            <text:p>2.519782</text:p>
          </table:table-cell>
          <table:table-cell office:value-type="float" office:value="99.275432" calcext:value-type="float">
            <text:p>99.275432</text:p>
          </table:table-cell>
          <table:table-cell office:value-type="float" office:value="96.75565" calcext:value-type="float">
            <text:p>96.75565</text:p>
          </table:table-cell>
          <table:table-cell office:value-type="float" office:value="0.000929" calcext:value-type="float">
            <text:p>0.000929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745744" calcext:value-type="float">
            <text:p>23745744</text:p>
          </table:table-cell>
          <table:table-cell office:value-type="float" office:value="11010232" calcext:value-type="float">
            <text:p>11010232</text:p>
          </table:table-cell>
          <table:table-cell office:value-type="float" office:value="22572" calcext:value-type="float">
            <text:p>22572</text:p>
          </table:table-cell>
          <table:table-cell office:value-type="float" office:value="10466" calcext:value-type="float">
            <text:p>10466</text:p>
          </table:table-cell>
          <table:table-cell office:value-type="float" office:value="1.013933" calcext:value-type="float">
            <text:p>1.013933</text:p>
          </table:table-cell>
          <table:table-cell office:value-type="float" office:value="100.588556" calcext:value-type="float">
            <text:p>100.588556</text:p>
          </table:table-cell>
          <table:table-cell office:value-type="float" office:value="99.574624" calcext:value-type="float">
            <text:p>99.574624</text:p>
          </table:table-cell>
          <table:table-cell office:value-type="float" office:value="0.884581" calcext:value-type="float">
            <text:p>0.884581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745744" calcext:value-type="float">
            <text:p>23745744</text:p>
          </table:table-cell>
          <table:table-cell office:value-type="float" office:value="1603248" calcext:value-type="float">
            <text:p>1603248</text:p>
          </table:table-cell>
          <table:table-cell office:value-type="float" office:value="22572" calcext:value-type="float">
            <text:p>22572</text:p>
          </table:table-cell>
          <table:table-cell office:value-type="float" office:value="1524" calcext:value-type="float">
            <text:p>1524</text:p>
          </table:table-cell>
          <table:table-cell office:value-type="float" office:value="2.104382" calcext:value-type="float">
            <text:p>2.104382</text:p>
          </table:table-cell>
          <table:table-cell office:value-type="float" office:value="100.623652" calcext:value-type="float">
            <text:p>100.623652</text:p>
          </table:table-cell>
          <table:table-cell office:value-type="float" office:value="98.519269" calcext:value-type="float">
            <text:p>98.519269</text:p>
          </table:table-cell>
          <table:table-cell office:value-type="float" office:value="0.130188" calcext:value-type="float">
            <text:p>0.130188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0056" calcext:value-type="float">
            <text:p>80056</text:p>
          </table:table-cell>
          <table:table-cell office:value-type="float" office:value="66464" calcext:value-type="float">
            <text:p>66464</text:p>
          </table:table-cell>
          <table:table-cell office:value-type="float" office:value="1977" calcext:value-type="float">
            <text:p>1977</text:p>
          </table:table-cell>
          <table:table-cell office:value-type="float" office:value="1645" calcext:value-type="float">
            <text:p>1645</text:p>
          </table:table-cell>
          <table:table-cell office:value-type="float" office:value="1.487285" calcext:value-type="float">
            <text:p>1.487285</text:p>
          </table:table-cell>
          <table:table-cell office:value-type="float" office:value="100.589975" calcext:value-type="float">
            <text:p>100.589975</text:p>
          </table:table-cell>
          <table:table-cell office:value-type="float" office:value="99.10269" calcext:value-type="float">
            <text:p>99.10269</text:p>
          </table:table-cell>
          <table:table-cell office:value-type="float" office:value="0.005365" calcext:value-type="float">
            <text:p>0.005365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8" calcext:value-type="float">
            <text:p>4328</text:p>
          </table:table-cell>
          <table:table-cell office:value-type="float" office:value="2096" calcext:value-type="float">
            <text:p>2096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float" office:value="1.350456" calcext:value-type="float">
            <text:p>1.350456</text:p>
          </table:table-cell>
          <table:table-cell office:value-type="float" office:value="100.673602" calcext:value-type="float">
            <text:p>100.673602</text:p>
          </table:table-cell>
          <table:table-cell office:value-type="float" office:value="99.323146" calcext:value-type="float">
            <text:p>99.323146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96" calcext:value-type="float">
            <text:p>2196</text:p>
          </table:table-cell>
          <table:table-cell office:value-type="float" office:value="1926" calcext:value-type="float">
            <text:p>1926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1.673693" calcext:value-type="float">
            <text:p>1.673693</text:p>
          </table:table-cell>
          <table:table-cell office:value-type="float" office:value="100.671924" calcext:value-type="float">
            <text:p>100.671924</text:p>
          </table:table-cell>
          <table:table-cell office:value-type="float" office:value="98.998231" calcext:value-type="float">
            <text:p>98.998231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1040" calcext:value-type="float">
            <text:p>11040</text:p>
          </table:table-cell>
          <table:table-cell table:number-columns-repeated="2" office:value-type="float" office:value="230" calcext:value-type="float">
            <text:p>230</text:p>
          </table:table-cell>
          <table:table-cell office:value-type="float" office:value="3.245523" calcext:value-type="float">
            <text:p>3.245523</text:p>
          </table:table-cell>
          <table:table-cell office:value-type="float" office:value="100.128456" calcext:value-type="float">
            <text:p>100.128456</text:p>
          </table:table-cell>
          <table:table-cell office:value-type="float" office:value="96.882932" calcext:value-type="float">
            <text:p>96.882932</text:p>
          </table:table-cell>
          <table:table-cell office:value-type="float" office:value="0.000912" calcext:value-type="float">
            <text:p>0.000912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850944" calcext:value-type="float">
            <text:p>23850944</text:p>
          </table:table-cell>
          <table:table-cell office:value-type="float" office:value="10257000" calcext:value-type="float">
            <text:p>10257000</text:p>
          </table:table-cell>
          <table:table-cell office:value-type="float" office:value="22672" calcext:value-type="float">
            <text:p>22672</text:p>
          </table:table-cell>
          <table:table-cell office:value-type="float" office:value="9750" calcext:value-type="float">
            <text:p>9750</text:p>
          </table:table-cell>
          <table:table-cell office:value-type="float" office:value="1.014327" calcext:value-type="float">
            <text:p>1.014327</text:p>
          </table:table-cell>
          <table:table-cell office:value-type="float" office:value="100.747146" calcext:value-type="float">
            <text:p>100.747146</text:p>
          </table:table-cell>
          <table:table-cell office:value-type="float" office:value="99.732819" calcext:value-type="float">
            <text:p>99.732819</text:p>
          </table:table-cell>
          <table:table-cell office:value-type="float" office:value="0.822758" calcext:value-type="float">
            <text:p>0.822758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850944" calcext:value-type="float">
            <text:p>23850944</text:p>
          </table:table-cell>
          <table:table-cell office:value-type="float" office:value="1866248" calcext:value-type="float">
            <text:p>1866248</text:p>
          </table:table-cell>
          <table:table-cell office:value-type="float" office:value="22672" calcext:value-type="float">
            <text:p>22672</text:p>
          </table:table-cell>
          <table:table-cell office:value-type="float" office:value="1774" calcext:value-type="float">
            <text:p>1774</text:p>
          </table:table-cell>
          <table:table-cell office:value-type="float" office:value="1.131832" calcext:value-type="float">
            <text:p>1.131832</text:p>
          </table:table-cell>
          <table:table-cell office:value-type="float" office:value="101.273692" calcext:value-type="float">
            <text:p>101.273692</text:p>
          </table:table-cell>
          <table:table-cell office:value-type="float" office:value="100.14186" calcext:value-type="float">
            <text:p>100.14186</text:p>
          </table:table-cell>
          <table:table-cell office:value-type="float" office:value="0.149088" calcext:value-type="float">
            <text:p>0.149088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4808" calcext:value-type="float">
            <text:p>94808</text:p>
          </table:table-cell>
          <table:table-cell office:value-type="float" office:value="79512" calcext:value-type="float">
            <text:p>79512</text:p>
          </table:table-cell>
          <table:table-cell office:value-type="float" office:value="2348" calcext:value-type="float">
            <text:p>2348</text:p>
          </table:table-cell>
          <table:table-cell office:value-type="float" office:value="1970" calcext:value-type="float">
            <text:p>1970</text:p>
          </table:table-cell>
          <table:table-cell office:value-type="float" office:value="1.008932" calcext:value-type="float">
            <text:p>1.008932</text:p>
          </table:table-cell>
          <table:table-cell office:value-type="float" office:value="101.28305" calcext:value-type="float">
            <text:p>101.28305</text:p>
          </table:table-cell>
          <table:table-cell office:value-type="float" office:value="100.274118" calcext:value-type="float">
            <text:p>100.274118</text:p>
          </table:table-cell>
          <table:table-cell office:value-type="float" office:value="0.006344" calcext:value-type="float">
            <text:p>0.006344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32" calcext:value-type="float">
            <text:p>3632</text:p>
          </table:table-cell>
          <table:table-cell office:value-type="float" office:value="2712" calcext:value-type="float">
            <text:p>2712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.015965" calcext:value-type="float">
            <text:p>1.015965</text:p>
          </table:table-cell>
          <table:table-cell office:value-type="float" office:value="101.296034" calcext:value-type="float">
            <text:p>101.296034</text:p>
          </table:table-cell>
          <table:table-cell office:value-type="float" office:value="100.280069" calcext:value-type="float">
            <text:p>100.280069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80" calcext:value-type="float">
            <text:p>1980</text:p>
          </table:table-cell>
          <table:table-cell office:value-type="float" office:value="1710" calcext:value-type="float">
            <text:p>1710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1.036948" calcext:value-type="float">
            <text:p>1.036948</text:p>
          </table:table-cell>
          <table:table-cell office:value-type="float" office:value="100.704509" calcext:value-type="float">
            <text:p>100.704509</text:p>
          </table:table-cell>
          <table:table-cell office:value-type="float" office:value="99.667561" calcext:value-type="float">
            <text:p>99.667561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262" calcext:value-type="float">
            <text:p>11262</text:p>
          </table:table-cell>
          <table:table-cell office:value-type="float" office:value="11214" calcext:value-type="float">
            <text:p>11214</text:p>
          </table:table-cell>
          <table:table-cell office:value-type="float" office:value="235" calcext:value-type="float">
            <text:p>235</text:p>
          </table:table-cell>
          <table:table-cell office:value-type="float" office:value="234" calcext:value-type="float">
            <text:p>234</text:p>
          </table:table-cell>
          <table:table-cell office:value-type="float" office:value="2.514154" calcext:value-type="float">
            <text:p>2.514154</text:p>
          </table:table-cell>
          <table:table-cell office:value-type="float" office:value="101.2974" calcext:value-type="float">
            <text:p>101.2974</text:p>
          </table:table-cell>
          <table:table-cell office:value-type="float" office:value="98.783246" calcext:value-type="float">
            <text:p>98.783246</text:p>
          </table:table-cell>
          <table:table-cell office:value-type="float" office:value="0.000908" calcext:value-type="float">
            <text:p>0.000908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955092" calcext:value-type="float">
            <text:p>23955092</text:p>
          </table:table-cell>
          <table:table-cell office:value-type="float" office:value="10974464" calcext:value-type="float">
            <text:p>10974464</text:p>
          </table:table-cell>
          <table:table-cell office:value-type="float" office:value="22771" calcext:value-type="float">
            <text:p>22771</text:p>
          </table:table-cell>
          <table:table-cell office:value-type="float" office:value="10432" calcext:value-type="float">
            <text:p>10432</text:p>
          </table:table-cell>
          <table:table-cell office:value-type="float" office:value="1.007629" calcext:value-type="float">
            <text:p>1.007629</text:p>
          </table:table-cell>
          <table:table-cell office:value-type="float" office:value="100.38803" calcext:value-type="float">
            <text:p>100.38803</text:p>
          </table:table-cell>
          <table:table-cell office:value-type="float" office:value="99.380401" calcext:value-type="float">
            <text:p>99.380401</text:p>
          </table:table-cell>
          <table:table-cell office:value-type="float" office:value="0.883431" calcext:value-type="float">
            <text:p>0.883431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955092" calcext:value-type="float">
            <text:p>23955092</text:p>
          </table:table-cell>
          <table:table-cell office:value-type="float" office:value="1601144" calcext:value-type="float">
            <text:p>1601144</text:p>
          </table:table-cell>
          <table:table-cell office:value-type="float" office:value="22771" calcext:value-type="float">
            <text:p>22771</text:p>
          </table:table-cell>
          <table:table-cell office:value-type="float" office:value="1522" calcext:value-type="float">
            <text:p>1522</text:p>
          </table:table-cell>
          <table:table-cell office:value-type="float" office:value="1.251071" calcext:value-type="float">
            <text:p>1.251071</text:p>
          </table:table-cell>
          <table:table-cell office:value-type="float" office:value="100.549167" calcext:value-type="float">
            <text:p>100.549167</text:p>
          </table:table-cell>
          <table:table-cell office:value-type="float" office:value="99.298096" calcext:value-type="float">
            <text:p>99.298096</text:p>
          </table:table-cell>
          <table:table-cell office:value-type="float" office:value="0.128997" calcext:value-type="float">
            <text:p>0.128997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3160" calcext:value-type="float">
            <text:p>73160</text:p>
          </table:table-cell>
          <table:table-cell office:value-type="float" office:value="61208" calcext:value-type="float">
            <text:p>61208</text:p>
          </table:table-cell>
          <table:table-cell office:value-type="float" office:value="1805" calcext:value-type="float">
            <text:p>1805</text:p>
          </table:table-cell>
          <table:table-cell office:value-type="float" office:value="1515" calcext:value-type="float">
            <text:p>1515</text:p>
          </table:table-cell>
          <table:table-cell office:value-type="float" office:value="1.061316" calcext:value-type="float">
            <text:p>1.061316</text:p>
          </table:table-cell>
          <table:table-cell office:value-type="float" office:value="100.419821" calcext:value-type="float">
            <text:p>100.419821</text:p>
          </table:table-cell>
          <table:table-cell office:value-type="float" office:value="99.358505" calcext:value-type="float">
            <text:p>99.358505</text:p>
          </table:table-cell>
          <table:table-cell office:value-type="float" office:value="0.004928" calcext:value-type="float">
            <text:p>0.004928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56" calcext:value-type="float">
            <text:p>5256</text:p>
          </table:table-cell>
          <table:table-cell office:value-type="float" office:value="3024" calcext:value-type="float">
            <text:p>3024</text:p>
          </table:table-cell>
          <table:table-cell office:value-type="float" office:value="118" calcext:value-type="float">
            <text:p>118</text:p>
          </table:table-cell>
          <table:table-cell office:value-type="float" office:value="68" calcext:value-type="float">
            <text:p>68</text:p>
          </table:table-cell>
          <table:table-cell office:value-type="float" office:value="1.021703" calcext:value-type="float">
            <text:p>1.021703</text:p>
          </table:table-cell>
          <table:table-cell office:value-type="float" office:value="100.038241" calcext:value-type="float">
            <text:p>100.038241</text:p>
          </table:table-cell>
          <table:table-cell office:value-type="float" office:value="99.016538" calcext:value-type="float">
            <text:p>99.016538</text:p>
          </table:table-cell>
          <table:table-cell office:value-type="float" office:value="0.000244" calcext:value-type="float">
            <text:p>0.000244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36" calcext:value-type="float">
            <text:p>2136</text:p>
          </table:table-cell>
          <table:table-cell office:value-type="float" office:value="1722" calcext:value-type="float">
            <text:p>1722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1.123203" calcext:value-type="float">
            <text:p>1.123203</text:p>
          </table:table-cell>
          <table:table-cell office:value-type="float" office:value="100.031088" calcext:value-type="float">
            <text:p>100.031088</text:p>
          </table:table-cell>
          <table:table-cell office:value-type="float" office:value="98.907884" calcext:value-type="float">
            <text:p>98.907884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512" calcext:value-type="float">
            <text:p>10512</text:p>
          </table:table-cell>
          <table:table-cell office:value-type="float" office:value="10416" calcext:value-type="float">
            <text:p>10416</text:p>
          </table:table-cell>
          <table:table-cell office:value-type="float" office:value="219" calcext:value-type="float">
            <text:p>219</text:p>
          </table:table-cell>
          <table:table-cell office:value-type="float" office:value="217" calcext:value-type="float">
            <text:p>217</text:p>
          </table:table-cell>
          <table:table-cell office:value-type="float" office:value="2.885648" calcext:value-type="float">
            <text:p>2.885648</text:p>
          </table:table-cell>
          <table:table-cell office:value-type="float" office:value="100.401248" calcext:value-type="float">
            <text:p>100.401248</text:p>
          </table:table-cell>
          <table:table-cell office:value-type="float" office:value="97.5156" calcext:value-type="float">
            <text:p>97.5156</text:p>
          </table:table-cell>
          <table:table-cell office:value-type="float" office:value="0.000855" calcext:value-type="float">
            <text:p>0.000855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059240" calcext:value-type="float">
            <text:p>24059240</text:p>
          </table:table-cell>
          <table:table-cell office:value-type="float" office:value="10967100" calcext:value-type="float">
            <text:p>10967100</text:p>
          </table:table-cell>
          <table:table-cell office:value-type="float" office:value="22870" calcext:value-type="float">
            <text:p>22870</text:p>
          </table:table-cell>
          <table:table-cell office:value-type="float" office:value="10425" calcext:value-type="float">
            <text:p>10425</text:p>
          </table:table-cell>
          <table:table-cell office:value-type="float" office:value="1.016305" calcext:value-type="float">
            <text:p>1.016305</text:p>
          </table:table-cell>
          <table:table-cell office:value-type="float" office:value="101.091035" calcext:value-type="float">
            <text:p>101.091035</text:p>
          </table:table-cell>
          <table:table-cell office:value-type="float" office:value="100.074731" calcext:value-type="float">
            <text:p>100.074731</text:p>
          </table:table-cell>
          <table:table-cell office:value-type="float" office:value="0.876713" calcext:value-type="float">
            <text:p>0.876713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059240" calcext:value-type="float">
            <text:p>24059240</text:p>
          </table:table-cell>
          <table:table-cell office:value-type="float" office:value="1512776" calcext:value-type="float">
            <text:p>1512776</text:p>
          </table:table-cell>
          <table:table-cell office:value-type="float" office:value="22870" calcext:value-type="float">
            <text:p>22870</text:p>
          </table:table-cell>
          <table:table-cell office:value-type="float" office:value="1438" calcext:value-type="float">
            <text:p>1438</text:p>
          </table:table-cell>
          <table:table-cell office:value-type="float" office:value="1.069465" calcext:value-type="float">
            <text:p>1.069465</text:p>
          </table:table-cell>
          <table:table-cell office:value-type="float" office:value="99.91878" calcext:value-type="float">
            <text:p>99.91878</text:p>
          </table:table-cell>
          <table:table-cell office:value-type="float" office:value="98.849315" calcext:value-type="float">
            <text:p>98.849315</text:p>
          </table:table-cell>
          <table:table-cell office:value-type="float" office:value="0.122431" calcext:value-type="float">
            <text:p>0.122431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6576" calcext:value-type="float">
            <text:p>86576</text:p>
          </table:table-cell>
          <table:table-cell office:value-type="float" office:value="74024" calcext:value-type="float">
            <text:p>74024</text:p>
          </table:table-cell>
          <table:table-cell office:value-type="float" office:value="2143" calcext:value-type="float">
            <text:p>2143</text:p>
          </table:table-cell>
          <table:table-cell office:value-type="float" office:value="1834" calcext:value-type="float">
            <text:p>1834</text:p>
          </table:table-cell>
          <table:table-cell office:value-type="float" office:value="1.004259" calcext:value-type="float">
            <text:p>1.004259</text:p>
          </table:table-cell>
          <table:table-cell office:value-type="float" office:value="101.097743" calcext:value-type="float">
            <text:p>101.097743</text:p>
          </table:table-cell>
          <table:table-cell office:value-type="float" office:value="100.093484" calcext:value-type="float">
            <text:p>100.093484</text:p>
          </table:table-cell>
          <table:table-cell office:value-type="float" office:value="0.005916" calcext:value-type="float">
            <text:p>0.005916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544" calcext:value-type="float">
            <text:p>3544</text:p>
          </table:table-cell>
          <table:table-cell office:value-type="float" office:value="2288" calcext:value-type="float">
            <text:p>2288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1.017943" calcext:value-type="float">
            <text:p>1.017943</text:p>
          </table:table-cell>
          <table:table-cell office:value-type="float" office:value="97.938341" calcext:value-type="float">
            <text:p>97.938341</text:p>
          </table:table-cell>
          <table:table-cell office:value-type="float" office:value="96.920398" calcext:value-type="float">
            <text:p>96.920398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56" calcext:value-type="float">
            <text:p>1656</text:p>
          </table:table-cell>
          <table:table-cell office:value-type="float" office:value="1458" calcext:value-type="float">
            <text:p>1458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1.010751" calcext:value-type="float">
            <text:p>1.010751</text:p>
          </table:table-cell>
          <table:table-cell office:value-type="float" office:value="101.096045" calcext:value-type="float">
            <text:p>101.096045</text:p>
          </table:table-cell>
          <table:table-cell office:value-type="float" office:value="100.085295" calcext:value-type="float">
            <text:p>100.085295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656" calcext:value-type="float">
            <text:p>10656</text:p>
          </table:table-cell>
          <table:table-cell office:value-type="float" office:value="10560" calcext:value-type="float">
            <text:p>10560</text:p>
          </table:table-cell>
          <table:table-cell office:value-type="float" office:value="222" calcext:value-type="float">
            <text:p>222</text:p>
          </table:table-cell>
          <table:table-cell office:value-type="float" office:value="220" calcext:value-type="float">
            <text:p>220</text:p>
          </table:table-cell>
          <table:table-cell office:value-type="float" office:value="3.998095" calcext:value-type="float">
            <text:p>3.998095</text:p>
          </table:table-cell>
          <table:table-cell office:value-type="float" office:value="100.655884" calcext:value-type="float">
            <text:p>100.655884</text:p>
          </table:table-cell>
          <table:table-cell office:value-type="float" office:value="96.657789" calcext:value-type="float">
            <text:p>96.657789</text:p>
          </table:table-cell>
          <table:table-cell office:value-type="float" office:value="0.000874" calcext:value-type="float">
            <text:p>0.000874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162336" calcext:value-type="float">
            <text:p>24162336</text:p>
          </table:table-cell>
          <table:table-cell office:value-type="float" office:value="11124900" calcext:value-type="float">
            <text:p>11124900</text:p>
          </table:table-cell>
          <table:table-cell office:value-type="float" office:value="22968" calcext:value-type="float">
            <text:p>22968</text:p>
          </table:table-cell>
          <table:table-cell office:value-type="float" office:value="10575" calcext:value-type="float">
            <text:p>10575</text:p>
          </table:table-cell>
          <table:table-cell office:value-type="float" office:value="1.012609" calcext:value-type="float">
            <text:p>1.012609</text:p>
          </table:table-cell>
          <table:table-cell office:value-type="float" office:value="100.410434" calcext:value-type="float">
            <text:p>100.410434</text:p>
          </table:table-cell>
          <table:table-cell office:value-type="float" office:value="99.397825" calcext:value-type="float">
            <text:p>99.397825</text:p>
          </table:table-cell>
          <table:table-cell office:value-type="float" office:value="0.895384" calcext:value-type="float">
            <text:p>0.895384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162336" calcext:value-type="float">
            <text:p>24162336</text:p>
          </table:table-cell>
          <table:table-cell office:value-type="float" office:value="1733696" calcext:value-type="float">
            <text:p>1733696</text:p>
          </table:table-cell>
          <table:table-cell office:value-type="float" office:value="22968" calcext:value-type="float">
            <text:p>22968</text:p>
          </table:table-cell>
          <table:table-cell office:value-type="float" office:value="1648" calcext:value-type="float">
            <text:p>1648</text:p>
          </table:table-cell>
          <table:table-cell office:value-type="float" office:value="1.277314" calcext:value-type="float">
            <text:p>1.277314</text:p>
          </table:table-cell>
          <table:table-cell office:value-type="float" office:value="101.637273" calcext:value-type="float">
            <text:p>101.637273</text:p>
          </table:table-cell>
          <table:table-cell office:value-type="float" office:value="100.359959" calcext:value-type="float">
            <text:p>100.359959</text:p>
          </table:table-cell>
          <table:table-cell office:value-type="float" office:value="0.138198" calcext:value-type="float">
            <text:p>0.138198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2648" calcext:value-type="float">
            <text:p>82648</text:p>
          </table:table-cell>
          <table:table-cell office:value-type="float" office:value="71928" calcext:value-type="float">
            <text:p>71928</text:p>
          </table:table-cell>
          <table:table-cell office:value-type="float" office:value="2044" calcext:value-type="float">
            <text:p>2044</text:p>
          </table:table-cell>
          <table:table-cell office:value-type="float" office:value="1781" calcext:value-type="float">
            <text:p>1781</text:p>
          </table:table-cell>
          <table:table-cell office:value-type="float" office:value="1.077832" calcext:value-type="float">
            <text:p>1.077832</text:p>
          </table:table-cell>
          <table:table-cell office:value-type="float" office:value="101.127657" calcext:value-type="float">
            <text:p>101.127657</text:p>
          </table:table-cell>
          <table:table-cell office:value-type="float" office:value="100.049825" calcext:value-type="float">
            <text:p>100.049825</text:p>
          </table:table-cell>
          <table:table-cell office:value-type="float" office:value="0.005751" calcext:value-type="float">
            <text:p>0.005751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72" calcext:value-type="float">
            <text:p>4272</text:p>
          </table:table-cell>
          <table:table-cell office:value-type="float" office:value="2920" calcext:value-type="float">
            <text:p>292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.038359" calcext:value-type="float">
            <text:p>1.038359</text:p>
          </table:table-cell>
          <table:table-cell office:value-type="float" office:value="101.130901" calcext:value-type="float">
            <text:p>101.130901</text:p>
          </table:table-cell>
          <table:table-cell office:value-type="float" office:value="100.092542" calcext:value-type="float">
            <text:p>100.092542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62" calcext:value-type="float">
            <text:p>1962</text:p>
          </table:table-cell>
          <table:table-cell office:value-type="float" office:value="1524" calcext:value-type="float">
            <text:p>1524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1.133363" calcext:value-type="float">
            <text:p>1.133363</text:p>
          </table:table-cell>
          <table:table-cell office:value-type="float" office:value="101.129143" calcext:value-type="float">
            <text:p>101.129143</text:p>
          </table:table-cell>
          <table:table-cell office:value-type="float" office:value="99.99578" calcext:value-type="float">
            <text:p>99.99578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512" calcext:value-type="float">
            <text:p>10512</text:p>
          </table:table-cell>
          <table:table-cell office:value-type="float" office:value="10224" calcext:value-type="float">
            <text:p>10224</text:p>
          </table:table-cell>
          <table:table-cell office:value-type="float" office:value="219" calcext:value-type="float">
            <text:p>219</text:p>
          </table:table-cell>
          <table:table-cell office:value-type="float" office:value="213" calcext:value-type="float">
            <text:p>213</text:p>
          </table:table-cell>
          <table:table-cell office:value-type="float" office:value="4.815163" calcext:value-type="float">
            <text:p>4.815163</text:p>
          </table:table-cell>
          <table:table-cell office:value-type="float" office:value="100.40492" calcext:value-type="float">
            <text:p>100.40492</text:p>
          </table:table-cell>
          <table:table-cell office:value-type="float" office:value="95.589757" calcext:value-type="float">
            <text:p>95.589757</text:p>
          </table:table-cell>
          <table:table-cell office:value-type="float" office:value="0.000856" calcext:value-type="float">
            <text:p>0.000856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267536" calcext:value-type="float">
            <text:p>24267536</text:p>
          </table:table-cell>
          <table:table-cell office:value-type="float" office:value="10996556" calcext:value-type="float">
            <text:p>10996556</text:p>
          </table:table-cell>
          <table:table-cell office:value-type="float" office:value="23068" calcext:value-type="float">
            <text:p>23068</text:p>
          </table:table-cell>
          <table:table-cell office:value-type="float" office:value="10453" calcext:value-type="float">
            <text:p>10453</text:p>
          </table:table-cell>
          <table:table-cell office:value-type="float" office:value="1.016919" calcext:value-type="float">
            <text:p>1.016919</text:p>
          </table:table-cell>
          <table:table-cell office:value-type="float" office:value="100.50472" calcext:value-type="float">
            <text:p>100.50472</text:p>
          </table:table-cell>
          <table:table-cell office:value-type="float" office:value="99.487801" calcext:value-type="float">
            <text:p>99.487801</text:p>
          </table:table-cell>
          <table:table-cell office:value-type="float" office:value="0.884254" calcext:value-type="float">
            <text:p>0.884254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267536" calcext:value-type="float">
            <text:p>24267536</text:p>
          </table:table-cell>
          <table:table-cell office:value-type="float" office:value="1630600" calcext:value-type="float">
            <text:p>1630600</text:p>
          </table:table-cell>
          <table:table-cell office:value-type="float" office:value="23068" calcext:value-type="float">
            <text:p>23068</text:p>
          </table:table-cell>
          <table:table-cell office:value-type="float" office:value="1550" calcext:value-type="float">
            <text:p>1550</text:p>
          </table:table-cell>
          <table:table-cell office:value-type="float" office:value="1.138976" calcext:value-type="float">
            <text:p>1.138976</text:p>
          </table:table-cell>
          <table:table-cell office:value-type="float" office:value="100.596145" calcext:value-type="float">
            <text:p>100.596145</text:p>
          </table:table-cell>
          <table:table-cell office:value-type="float" office:value="99.457169" calcext:value-type="float">
            <text:p>99.457169</text:p>
          </table:table-cell>
          <table:table-cell office:value-type="float" office:value="0.13116" calcext:value-type="float">
            <text:p>0.13116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3592" calcext:value-type="float">
            <text:p>73592</text:p>
          </table:table-cell>
          <table:table-cell office:value-type="float" office:value="61304" calcext:value-type="float">
            <text:p>61304</text:p>
          </table:table-cell>
          <table:table-cell office:value-type="float" office:value="1818" calcext:value-type="float">
            <text:p>1818</text:p>
          </table:table-cell>
          <table:table-cell office:value-type="float" office:value="1517" calcext:value-type="float">
            <text:p>1517</text:p>
          </table:table-cell>
          <table:table-cell office:value-type="float" office:value="1.006639" calcext:value-type="float">
            <text:p>1.006639</text:p>
          </table:table-cell>
          <table:table-cell office:value-type="float" office:value="100.726457" calcext:value-type="float">
            <text:p>100.726457</text:p>
          </table:table-cell>
          <table:table-cell office:value-type="float" office:value="99.719817" calcext:value-type="float">
            <text:p>99.719817</text:p>
          </table:table-cell>
          <table:table-cell office:value-type="float" office:value="0.004918" calcext:value-type="float">
            <text:p>0.004918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240" calcext:value-type="float">
            <text:p>3240</text:p>
          </table:table-cell>
          <table:table-cell office:value-type="float" office:value="2008" calcext:value-type="float">
            <text:p>2008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1.018478" calcext:value-type="float">
            <text:p>1.018478</text:p>
          </table:table-cell>
          <table:table-cell office:value-type="float" office:value="100.720451" calcext:value-type="float">
            <text:p>100.720451</text:p>
          </table:table-cell>
          <table:table-cell office:value-type="float" office:value="99.701973" calcext:value-type="float">
            <text:p>99.701973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44" calcext:value-type="float">
            <text:p>1944</text:p>
          </table:table-cell>
          <table:table-cell office:value-type="float" office:value="1626" calcext:value-type="float">
            <text:p>1626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1.061174" calcext:value-type="float">
            <text:p>1.061174</text:p>
          </table:table-cell>
          <table:table-cell office:value-type="float" office:value="98.088541" calcext:value-type="float">
            <text:p>98.088541</text:p>
          </table:table-cell>
          <table:table-cell office:value-type="float" office:value="97.027367" calcext:value-type="float">
            <text:p>97.027367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118" calcext:value-type="float">
            <text:p>11118</text:p>
          </table:table-cell>
          <table:table-cell office:value-type="float" office:value="11022" calcext:value-type="float">
            <text:p>11022</text:p>
          </table:table-cell>
          <table:table-cell office:value-type="float" office:value="232" calcext:value-type="float">
            <text:p>232</text:p>
          </table:table-cell>
          <table:table-cell office:value-type="float" office:value="230" calcext:value-type="float">
            <text:p>230</text:p>
          </table:table-cell>
          <table:table-cell office:value-type="float" office:value="2.960354" calcext:value-type="float">
            <text:p>2.960354</text:p>
          </table:table-cell>
          <table:table-cell office:value-type="float" office:value="100.721917" calcext:value-type="float">
            <text:p>100.721917</text:p>
          </table:table-cell>
          <table:table-cell office:value-type="float" office:value="97.761563" calcext:value-type="float">
            <text:p>97.761563</text:p>
          </table:table-cell>
          <table:table-cell office:value-type="float" office:value="0.000902" calcext:value-type="float">
            <text:p>0.000902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371684" calcext:value-type="float">
            <text:p>24371684</text:p>
          </table:table-cell>
          <table:table-cell office:value-type="float" office:value="11245880" calcext:value-type="float">
            <text:p>11245880</text:p>
          </table:table-cell>
          <table:table-cell office:value-type="float" office:value="23167" calcext:value-type="float">
            <text:p>23167</text:p>
          </table:table-cell>
          <table:table-cell office:value-type="float" office:value="10690" calcext:value-type="float">
            <text:p>10690</text:p>
          </table:table-cell>
          <table:table-cell office:value-type="float" office:value="1.016347" calcext:value-type="float">
            <text:p>1.016347</text:p>
          </table:table-cell>
          <table:table-cell office:value-type="float" office:value="101.004819" calcext:value-type="float">
            <text:p>101.004819</text:p>
          </table:table-cell>
          <table:table-cell office:value-type="float" office:value="99.988472" calcext:value-type="float">
            <text:p>99.988472</text:p>
          </table:table-cell>
          <table:table-cell office:value-type="float" office:value="0.899774" calcext:value-type="float">
            <text:p>0.899774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371684" calcext:value-type="float">
            <text:p>24371684</text:p>
          </table:table-cell>
          <table:table-cell office:value-type="float" office:value="1710552" calcext:value-type="float">
            <text:p>1710552</text:p>
          </table:table-cell>
          <table:table-cell office:value-type="float" office:value="23167" calcext:value-type="float">
            <text:p>23167</text:p>
          </table:table-cell>
          <table:table-cell office:value-type="float" office:value="1626" calcext:value-type="float">
            <text:p>1626</text:p>
          </table:table-cell>
          <table:table-cell office:value-type="float" office:value="1.105319" calcext:value-type="float">
            <text:p>1.105319</text:p>
          </table:table-cell>
          <table:table-cell office:value-type="float" office:value="99.592171" calcext:value-type="float">
            <text:p>99.592171</text:p>
          </table:table-cell>
          <table:table-cell office:value-type="float" office:value="98.486852" calcext:value-type="float">
            <text:p>98.486852</text:p>
          </table:table-cell>
          <table:table-cell office:value-type="float" office:value="0.138947" calcext:value-type="float">
            <text:p>0.138947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2960" calcext:value-type="float">
            <text:p>52960</text:p>
          </table:table-cell>
          <table:table-cell office:value-type="float" office:value="45192" calcext:value-type="float">
            <text:p>45192</text:p>
          </table:table-cell>
          <table:table-cell office:value-type="float" office:value="1300" calcext:value-type="float">
            <text:p>1300</text:p>
          </table:table-cell>
          <table:table-cell office:value-type="float" office:value="1114" calcext:value-type="float">
            <text:p>1114</text:p>
          </table:table-cell>
          <table:table-cell office:value-type="float" office:value="1.008159" calcext:value-type="float">
            <text:p>1.008159</text:p>
          </table:table-cell>
          <table:table-cell office:value-type="float" office:value="101.492086" calcext:value-type="float">
            <text:p>101.492086</text:p>
          </table:table-cell>
          <table:table-cell office:value-type="float" office:value="100.483927" calcext:value-type="float">
            <text:p>100.483927</text:p>
          </table:table-cell>
          <table:table-cell office:value-type="float" office:value="0.003598" calcext:value-type="float">
            <text:p>0.003598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888" calcext:value-type="float">
            <text:p>2888</text:p>
          </table:table-cell>
          <table:table-cell office:value-type="float" office:value="1592" calcext:value-type="float">
            <text:p>1592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1.017905" calcext:value-type="float">
            <text:p>1.017905</text:p>
          </table:table-cell>
          <table:table-cell office:value-type="float" office:value="96.807492" calcext:value-type="float">
            <text:p>96.807492</text:p>
          </table:table-cell>
          <table:table-cell office:value-type="float" office:value="95.789587" calcext:value-type="float">
            <text:p>95.789587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00" calcext:value-type="float">
            <text:p>2400</text:p>
          </table:table-cell>
          <table:table-cell office:value-type="float" office:value="2094" calcext:value-type="float">
            <text:p>2094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1.038408" calcext:value-type="float">
            <text:p>1.038408</text:p>
          </table:table-cell>
          <table:table-cell office:value-type="float" office:value="101.007763" calcext:value-type="float">
            <text:p>101.007763</text:p>
          </table:table-cell>
          <table:table-cell office:value-type="float" office:value="99.969355" calcext:value-type="float">
            <text:p>99.969355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992" calcext:value-type="float">
            <text:p>10992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float" office:value="2.848074" calcext:value-type="float">
            <text:p>2.848074</text:p>
          </table:table-cell>
          <table:table-cell office:value-type="float" office:value="100.140705" calcext:value-type="float">
            <text:p>100.140705</text:p>
          </table:table-cell>
          <table:table-cell office:value-type="float" office:value="97.292631" calcext:value-type="float">
            <text:p>97.292631</text:p>
          </table:table-cell>
          <table:table-cell office:value-type="float" office:value="0.000904" calcext:value-type="float">
            <text:p>0.000904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475832" calcext:value-type="float">
            <text:p>24475832</text:p>
          </table:table-cell>
          <table:table-cell office:value-type="float" office:value="11092288" calcext:value-type="float">
            <text:p>11092288</text:p>
          </table:table-cell>
          <table:table-cell office:value-type="float" office:value="23266" calcext:value-type="float">
            <text:p>23266</text:p>
          </table:table-cell>
          <table:table-cell office:value-type="float" office:value="10544" calcext:value-type="float">
            <text:p>10544</text:p>
          </table:table-cell>
          <table:table-cell office:value-type="float" office:value="1.015696" calcext:value-type="float">
            <text:p>1.015696</text:p>
          </table:table-cell>
          <table:table-cell office:value-type="float" office:value="100.47235" calcext:value-type="float">
            <text:p>100.47235</text:p>
          </table:table-cell>
          <table:table-cell office:value-type="float" office:value="99.456654" calcext:value-type="float">
            <text:p>99.456654</text:p>
          </table:table-cell>
          <table:table-cell office:value-type="float" office:value="0.892231" calcext:value-type="float">
            <text:p>0.892231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475832" calcext:value-type="float">
            <text:p>24475832</text:p>
          </table:table-cell>
          <table:table-cell office:value-type="float" office:value="1671628" calcext:value-type="float">
            <text:p>1671628</text:p>
          </table:table-cell>
          <table:table-cell office:value-type="float" office:value="23266" calcext:value-type="float">
            <text:p>23266</text:p>
          </table:table-cell>
          <table:table-cell office:value-type="float" office:value="1589" calcext:value-type="float">
            <text:p>1589</text:p>
          </table:table-cell>
          <table:table-cell office:value-type="float" office:value="1.319401" calcext:value-type="float">
            <text:p>1.319401</text:p>
          </table:table-cell>
          <table:table-cell office:value-type="float" office:value="101.018856" calcext:value-type="float">
            <text:p>101.018856</text:p>
          </table:table-cell>
          <table:table-cell office:value-type="float" office:value="99.699454" calcext:value-type="float">
            <text:p>99.699454</text:p>
          </table:table-cell>
          <table:table-cell office:value-type="float" office:value="0.134133" calcext:value-type="float">
            <text:p>0.134133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0712" calcext:value-type="float">
            <text:p>70712</text:p>
          </table:table-cell>
          <table:table-cell office:value-type="float" office:value="57016" calcext:value-type="float">
            <text:p>57016</text:p>
          </table:table-cell>
          <table:table-cell office:value-type="float" office:value="1745" calcext:value-type="float">
            <text:p>1745</text:p>
          </table:table-cell>
          <table:table-cell office:value-type="float" office:value="1410" calcext:value-type="float">
            <text:p>1410</text:p>
          </table:table-cell>
          <table:table-cell office:value-type="float" office:value="1.081041" calcext:value-type="float">
            <text:p>1.081041</text:p>
          </table:table-cell>
          <table:table-cell office:value-type="float" office:value="100.475618" calcext:value-type="float">
            <text:p>100.475618</text:p>
          </table:table-cell>
          <table:table-cell office:value-type="float" office:value="99.394578" calcext:value-type="float">
            <text:p>99.394578</text:p>
          </table:table-cell>
          <table:table-cell office:value-type="float" office:value="0.004589" calcext:value-type="float">
            <text:p>0.004589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04" calcext:value-type="float">
            <text:p>3704</text:p>
          </table:table-cell>
          <table:table-cell office:value-type="float" office:value="2176" calcext:value-type="float">
            <text:p>2176</text:p>
          </table:table-cell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1.028984" calcext:value-type="float">
            <text:p>1.028984</text:p>
          </table:table-cell>
          <table:table-cell office:value-type="float" office:value="95.406135" calcext:value-type="float">
            <text:p>95.406135</text:p>
          </table:table-cell>
          <table:table-cell office:value-type="float" office:value="94.377151" calcext:value-type="float">
            <text:p>94.377151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38" calcext:value-type="float">
            <text:p>1638</text:p>
          </table:table-cell>
          <table:table-cell office:value-type="float" office:value="1440" calcext:value-type="float">
            <text:p>1440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1.141266" calcext:value-type="float">
            <text:p>1.141266</text:p>
          </table:table-cell>
          <table:table-cell office:value-type="float" office:value="95.397664" calcext:value-type="float">
            <text:p>95.397664</text:p>
          </table:table-cell>
          <table:table-cell office:value-type="float" office:value="94.256398" calcext:value-type="float">
            <text:p>94.256398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280" calcext:value-type="float">
            <text:p>11280</text:p>
          </table:table-cell>
          <table:table-cell office:value-type="float" office:value="11136" calcext:value-type="float">
            <text:p>11136</text:p>
          </table:table-cell>
          <table:table-cell office:value-type="float" office:value="235" calcext:value-type="float">
            <text:p>235</text:p>
          </table:table-cell>
          <table:table-cell office:value-type="float" office:value="232" calcext:value-type="float">
            <text:p>232</text:p>
          </table:table-cell>
          <table:table-cell office:value-type="float" office:value="3.500242" calcext:value-type="float">
            <text:p>3.500242</text:p>
          </table:table-cell>
          <table:table-cell office:value-type="float" office:value="100.018431" calcext:value-type="float">
            <text:p>100.018431</text:p>
          </table:table-cell>
          <table:table-cell office:value-type="float" office:value="96.51819" calcext:value-type="float">
            <text:p>96.51819</text:p>
          </table:table-cell>
          <table:table-cell office:value-type="float" office:value="0.000923" calcext:value-type="float">
            <text:p>0.000923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579980" calcext:value-type="float">
            <text:p>24579980</text:p>
          </table:table-cell>
          <table:table-cell office:value-type="float" office:value="11001816" calcext:value-type="float">
            <text:p>11001816</text:p>
          </table:table-cell>
          <table:table-cell office:value-type="float" office:value="23365" calcext:value-type="float">
            <text:p>23365</text:p>
          </table:table-cell>
          <table:table-cell office:value-type="float" office:value="10458" calcext:value-type="float">
            <text:p>10458</text:p>
          </table:table-cell>
          <table:table-cell office:value-type="float" office:value="1.008649" calcext:value-type="float">
            <text:p>1.008649</text:p>
          </table:table-cell>
          <table:table-cell office:value-type="float" office:value="100.936154" calcext:value-type="float">
            <text:p>100.936154</text:p>
          </table:table-cell>
          <table:table-cell office:value-type="float" office:value="99.927506" calcext:value-type="float">
            <text:p>99.927506</text:p>
          </table:table-cell>
          <table:table-cell office:value-type="float" office:value="0.880784" calcext:value-type="float">
            <text:p>0.880784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579980" calcext:value-type="float">
            <text:p>24579980</text:p>
          </table:table-cell>
          <table:table-cell office:value-type="float" office:value="1635860" calcext:value-type="float">
            <text:p>1635860</text:p>
          </table:table-cell>
          <table:table-cell office:value-type="float" office:value="23365" calcext:value-type="float">
            <text:p>23365</text:p>
          </table:table-cell>
          <table:table-cell office:value-type="float" office:value="1555" calcext:value-type="float">
            <text:p>1555</text:p>
          </table:table-cell>
          <table:table-cell office:value-type="float" office:value="1.238893" calcext:value-type="float">
            <text:p>1.238893</text:p>
          </table:table-cell>
          <table:table-cell office:value-type="float" office:value="101.463797" calcext:value-type="float">
            <text:p>101.463797</text:p>
          </table:table-cell>
          <table:table-cell office:value-type="float" office:value="100.224904" calcext:value-type="float">
            <text:p>100.224904</text:p>
          </table:table-cell>
          <table:table-cell office:value-type="float" office:value="0.130575" calcext:value-type="float">
            <text:p>0.130575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2136" calcext:value-type="float">
            <text:p>82136</text:p>
          </table:table-cell>
          <table:table-cell office:value-type="float" office:value="69576" calcext:value-type="float">
            <text:p>69576</text:p>
          </table:table-cell>
          <table:table-cell office:value-type="float" office:value="2030" calcext:value-type="float">
            <text:p>2030</text:p>
          </table:table-cell>
          <table:table-cell office:value-type="float" office:value="1723" calcext:value-type="float">
            <text:p>1723</text:p>
          </table:table-cell>
          <table:table-cell office:value-type="float" office:value="1.061656" calcext:value-type="float">
            <text:p>1.061656</text:p>
          </table:table-cell>
          <table:table-cell office:value-type="float" office:value="100.956936" calcext:value-type="float">
            <text:p>100.956936</text:p>
          </table:table-cell>
          <table:table-cell office:value-type="float" office:value="99.89528" calcext:value-type="float">
            <text:p>99.89528</text:p>
          </table:table-cell>
          <table:table-cell office:value-type="float" office:value="0.005572" calcext:value-type="float">
            <text:p>0.005572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00" calcext:value-type="float">
            <text:p>3600</text:p>
          </table:table-cell>
          <table:table-cell office:value-type="float" office:value="2336" calcext:value-type="float">
            <text:p>2336</text:p>
          </table:table-cell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  <table:table-cell office:value-type="float" office:value="1.029391" calcext:value-type="float">
            <text:p>1.029391</text:p>
          </table:table-cell>
          <table:table-cell office:value-type="float" office:value="101.465556" calcext:value-type="float">
            <text:p>101.465556</text:p>
          </table:table-cell>
          <table:table-cell office:value-type="float" office:value="100.436164" calcext:value-type="float">
            <text:p>100.436164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18" calcext:value-type="float">
            <text:p>1818</text:p>
          </table:table-cell>
          <table:table-cell office:value-type="float" office:value="1578" calcext:value-type="float">
            <text:p>1578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1.111466" calcext:value-type="float">
            <text:p>1.111466</text:p>
          </table:table-cell>
          <table:table-cell office:value-type="float" office:value="101.441539" calcext:value-type="float">
            <text:p>101.441539</text:p>
          </table:table-cell>
          <table:table-cell office:value-type="float" office:value="100.330073" calcext:value-type="float">
            <text:p>100.330073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560" calcext:value-type="float">
            <text:p>10560</text:p>
          </table:table-cell>
          <table:table-cell office:value-type="float" office:value="10368" calcext:value-type="float">
            <text:p>10368</text:p>
          </table:table-cell>
          <table:table-cell office:value-type="float" office:value="220" calcext:value-type="float">
            <text:p>220</text:p>
          </table:table-cell>
          <table:table-cell office:value-type="float" office:value="216" calcext:value-type="float">
            <text:p>216</text:p>
          </table:table-cell>
          <table:table-cell office:value-type="float" office:value="4.815017" calcext:value-type="float">
            <text:p>4.815017</text:p>
          </table:table-cell>
          <table:table-cell office:value-type="float" office:value="99.966191" calcext:value-type="float">
            <text:p>99.966191</text:p>
          </table:table-cell>
          <table:table-cell office:value-type="float" office:value="95.151174" calcext:value-type="float">
            <text:p>95.151174</text:p>
          </table:table-cell>
          <table:table-cell office:value-type="float" office:value="0.000872" calcext:value-type="float">
            <text:p>0.000872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684128" calcext:value-type="float">
            <text:p>24684128</text:p>
          </table:table-cell>
          <table:table-cell office:value-type="float" office:value="11310052" calcext:value-type="float">
            <text:p>11310052</text:p>
          </table:table-cell>
          <table:table-cell office:value-type="float" office:value="23464" calcext:value-type="float">
            <text:p>23464</text:p>
          </table:table-cell>
          <table:table-cell office:value-type="float" office:value="10751" calcext:value-type="float">
            <text:p>10751</text:p>
          </table:table-cell>
          <table:table-cell office:value-type="float" office:value="1.011669" calcext:value-type="float">
            <text:p>1.011669</text:p>
          </table:table-cell>
          <table:table-cell office:value-type="float" office:value="100.935707" calcext:value-type="float">
            <text:p>100.935707</text:p>
          </table:table-cell>
          <table:table-cell office:value-type="float" office:value="99.924038" calcext:value-type="float">
            <text:p>99.924038</text:p>
          </table:table-cell>
          <table:table-cell office:value-type="float" office:value="0.905492" calcext:value-type="float">
            <text:p>0.905492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684128" calcext:value-type="float">
            <text:p>24684128</text:p>
          </table:table-cell>
          <table:table-cell office:value-type="float" office:value="1657952" calcext:value-type="float">
            <text:p>1657952</text:p>
          </table:table-cell>
          <table:table-cell office:value-type="float" office:value="23464" calcext:value-type="float">
            <text:p>23464</text:p>
          </table:table-cell>
          <table:table-cell office:value-type="float" office:value="1576" calcext:value-type="float">
            <text:p>1576</text:p>
          </table:table-cell>
          <table:table-cell office:value-type="float" office:value="1.315599" calcext:value-type="float">
            <text:p>1.315599</text:p>
          </table:table-cell>
          <table:table-cell office:value-type="float" office:value="101.439333" calcext:value-type="float">
            <text:p>101.439333</text:p>
          </table:table-cell>
          <table:table-cell office:value-type="float" office:value="100.123734" calcext:value-type="float">
            <text:p>100.123734</text:p>
          </table:table-cell>
          <table:table-cell office:value-type="float" office:value="0.132472" calcext:value-type="float">
            <text:p>0.132472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8248" calcext:value-type="float">
            <text:p>68248</text:p>
          </table:table-cell>
          <table:table-cell office:value-type="float" office:value="55656" calcext:value-type="float">
            <text:p>55656</text:p>
          </table:table-cell>
          <table:table-cell office:value-type="float" office:value="1683" calcext:value-type="float">
            <text:p>1683</text:p>
          </table:table-cell>
          <table:table-cell office:value-type="float" office:value="1375" calcext:value-type="float">
            <text:p>1375</text:p>
          </table:table-cell>
          <table:table-cell office:value-type="float" office:value="1.081545" calcext:value-type="float">
            <text:p>1.081545</text:p>
          </table:table-cell>
          <table:table-cell office:value-type="float" office:value="101.238242" calcext:value-type="float">
            <text:p>101.238242</text:p>
          </table:table-cell>
          <table:table-cell office:value-type="float" office:value="100.156698" calcext:value-type="float">
            <text:p>100.156698</text:p>
          </table:table-cell>
          <table:table-cell office:value-type="float" office:value="0.004446" calcext:value-type="float">
            <text:p>0.004446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440" calcext:value-type="float">
            <text:p>4440</text:p>
          </table:table-cell>
          <table:table-cell office:value-type="float" office:value="2712" calcext:value-type="float">
            <text:p>2712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1.031277" calcext:value-type="float">
            <text:p>1.031277</text:p>
          </table:table-cell>
          <table:table-cell office:value-type="float" office:value="96.307328" calcext:value-type="float">
            <text:p>96.307328</text:p>
          </table:table-cell>
          <table:table-cell office:value-type="float" office:value="95.276051" calcext:value-type="float">
            <text:p>95.276051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22" calcext:value-type="float">
            <text:p>2022</text:p>
          </table:table-cell>
          <table:table-cell office:value-type="float" office:value="1722" calcext:value-type="float">
            <text:p>1722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1.138523" calcext:value-type="float">
            <text:p>1.138523</text:p>
          </table:table-cell>
          <table:table-cell office:value-type="float" office:value="100.3484" calcext:value-type="float">
            <text:p>100.3484</text:p>
          </table:table-cell>
          <table:table-cell office:value-type="float" office:value="99.209877" calcext:value-type="float">
            <text:p>99.209877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1136" calcext:value-type="float">
            <text:p>11136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float" office:value="3.092088" calcext:value-type="float">
            <text:p>3.092088</text:p>
          </table:table-cell>
          <table:table-cell office:value-type="float" office:value="100.765252" calcext:value-type="float">
            <text:p>100.765252</text:p>
          </table:table-cell>
          <table:table-cell office:value-type="float" office:value="97.673163" calcext:value-type="float">
            <text:p>97.673163</text:p>
          </table:table-cell>
          <table:table-cell office:value-type="float" office:value="0.000912" calcext:value-type="float">
            <text:p>0.000912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787224" calcext:value-type="float">
            <text:p>24787224</text:p>
          </table:table-cell>
          <table:table-cell office:value-type="float" office:value="11008128" calcext:value-type="float">
            <text:p>11008128</text:p>
          </table:table-cell>
          <table:table-cell office:value-type="float" office:value="23562" calcext:value-type="float">
            <text:p>23562</text:p>
          </table:table-cell>
          <table:table-cell office:value-type="float" office:value="10464" calcext:value-type="float">
            <text:p>10464</text:p>
          </table:table-cell>
          <table:table-cell office:value-type="float" office:value="1.008489" calcext:value-type="float">
            <text:p>1.008489</text:p>
          </table:table-cell>
          <table:table-cell office:value-type="float" office:value="100.442649" calcext:value-type="float">
            <text:p>100.442649</text:p>
          </table:table-cell>
          <table:table-cell office:value-type="float" office:value="99.43416" calcext:value-type="float">
            <text:p>99.43416</text:p>
          </table:table-cell>
          <table:table-cell office:value-type="float" office:value="0.885662" calcext:value-type="float">
            <text:p>0.885662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787224" calcext:value-type="float">
            <text:p>24787224</text:p>
          </table:table-cell>
          <table:table-cell office:value-type="float" office:value="1642172" calcext:value-type="float">
            <text:p>1642172</text:p>
          </table:table-cell>
          <table:table-cell office:value-type="float" office:value="23562" calcext:value-type="float">
            <text:p>23562</text:p>
          </table:table-cell>
          <table:table-cell office:value-type="float" office:value="1561" calcext:value-type="float">
            <text:p>1561</text:p>
          </table:table-cell>
          <table:table-cell office:value-type="float" office:value="1.291299" calcext:value-type="float">
            <text:p>1.291299</text:p>
          </table:table-cell>
          <table:table-cell office:value-type="float" office:value="100.887809" calcext:value-type="float">
            <text:p>100.887809</text:p>
          </table:table-cell>
          <table:table-cell office:value-type="float" office:value="99.596509" calcext:value-type="float">
            <text:p>99.596509</text:p>
          </table:table-cell>
          <table:table-cell office:value-type="float" office:value="0.131906" calcext:value-type="float">
            <text:p>0.131906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2960" calcext:value-type="float">
            <text:p>82960</text:p>
          </table:table-cell>
          <table:table-cell office:value-type="float" office:value="71472" calcext:value-type="float">
            <text:p>71472</text:p>
          </table:table-cell>
          <table:table-cell office:value-type="float" office:value="2052" calcext:value-type="float">
            <text:p>2052</text:p>
          </table:table-cell>
          <table:table-cell office:value-type="float" office:value="1771" calcext:value-type="float">
            <text:p>1771</text:p>
          </table:table-cell>
          <table:table-cell office:value-type="float" office:value="1.073665" calcext:value-type="float">
            <text:p>1.073665</text:p>
          </table:table-cell>
          <table:table-cell office:value-type="float" office:value="100.907539" calcext:value-type="float">
            <text:p>100.907539</text:p>
          </table:table-cell>
          <table:table-cell office:value-type="float" office:value="99.833873" calcext:value-type="float">
            <text:p>99.833873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176" calcext:value-type="float">
            <text:p>5176</text:p>
          </table:table-cell>
          <table:table-cell office:value-type="float" office:value="3080" calcext:value-type="float">
            <text:p>3080</text:p>
          </table:table-cell>
          <table:table-cell office:value-type="float" office:value="118" calcext:value-type="float">
            <text:p>118</text:p>
          </table:table-cell>
          <table:table-cell office:value-type="float" office:value="71" calcext:value-type="float">
            <text:p>71</text:p>
          </table:table-cell>
          <table:table-cell office:value-type="float" office:value="1.028197" calcext:value-type="float">
            <text:p>1.028197</text:p>
          </table:table-cell>
          <table:table-cell office:value-type="float" office:value="100.901593" calcext:value-type="float">
            <text:p>100.901593</text:p>
          </table:table-cell>
          <table:table-cell office:value-type="float" office:value="99.873396" calcext:value-type="float">
            <text:p>99.873396</text:p>
          </table:table-cell>
          <table:table-cell office:value-type="float" office:value="0.000247" calcext:value-type="float">
            <text:p>0.000247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722" calcext:value-type="float">
            <text:p>1722</text:p>
          </table:table-cell>
          <table:table-cell office:value-type="float" office:value="1494" calcext:value-type="float">
            <text:p>1494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1.135501" calcext:value-type="float">
            <text:p>1.135501</text:p>
          </table:table-cell>
          <table:table-cell office:value-type="float" office:value="100.855711" calcext:value-type="float">
            <text:p>100.855711</text:p>
          </table:table-cell>
          <table:table-cell office:value-type="float" office:value="99.720209" calcext:value-type="float">
            <text:p>99.720209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542" calcext:value-type="float">
            <text:p>10542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3.191281" calcext:value-type="float">
            <text:p>3.191281</text:p>
          </table:table-cell>
          <table:table-cell office:value-type="float" office:value="100.902899" calcext:value-type="float">
            <text:p>100.902899</text:p>
          </table:table-cell>
          <table:table-cell office:value-type="float" office:value="97.711619" calcext:value-type="float">
            <text:p>97.711619</text:p>
          </table:table-cell>
          <table:table-cell office:value-type="float" office:value="0.000863" calcext:value-type="float">
            <text:p>0.000863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892424" calcext:value-type="float">
            <text:p>24892424</text:p>
          </table:table-cell>
          <table:table-cell office:value-type="float" office:value="10913448" calcext:value-type="float">
            <text:p>10913448</text:p>
          </table:table-cell>
          <table:table-cell office:value-type="float" office:value="23662" calcext:value-type="float">
            <text:p>23662</text:p>
          </table:table-cell>
          <table:table-cell office:value-type="float" office:value="10374" calcext:value-type="float">
            <text:p>10374</text:p>
          </table:table-cell>
          <table:table-cell office:value-type="float" office:value="1.017973" calcext:value-type="float">
            <text:p>1.017973</text:p>
          </table:table-cell>
          <table:table-cell office:value-type="float" office:value="100.847006" calcext:value-type="float">
            <text:p>100.847006</text:p>
          </table:table-cell>
          <table:table-cell office:value-type="float" office:value="99.829033" calcext:value-type="float">
            <text:p>99.829033</text:p>
          </table:table-cell>
          <table:table-cell office:value-type="float" office:value="0.874571" calcext:value-type="float">
            <text:p>0.874571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892424" calcext:value-type="float">
            <text:p>24892424</text:p>
          </table:table-cell>
          <table:table-cell office:value-type="float" office:value="1573792" calcext:value-type="float">
            <text:p>1573792</text:p>
          </table:table-cell>
          <table:table-cell office:value-type="float" office:value="23662" calcext:value-type="float">
            <text:p>23662</text:p>
          </table:table-cell>
          <table:table-cell office:value-type="float" office:value="1496" calcext:value-type="float">
            <text:p>1496</text:p>
          </table:table-cell>
          <table:table-cell office:value-type="float" office:value="2.322492" calcext:value-type="float">
            <text:p>2.322492</text:p>
          </table:table-cell>
          <table:table-cell office:value-type="float" office:value="101.046223" calcext:value-type="float">
            <text:p>101.046223</text:p>
          </table:table-cell>
          <table:table-cell office:value-type="float" office:value="98.723731" calcext:value-type="float">
            <text:p>98.723731</text:p>
          </table:table-cell>
          <table:table-cell office:value-type="float" office:value="0.127531" calcext:value-type="float">
            <text:p>0.127531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1912" calcext:value-type="float">
            <text:p>81912</text:p>
          </table:table-cell>
          <table:table-cell office:value-type="float" office:value="65392" calcext:value-type="float">
            <text:p>65392</text:p>
          </table:table-cell>
          <table:table-cell office:value-type="float" office:value="2023" calcext:value-type="float">
            <text:p>2023</text:p>
          </table:table-cell>
          <table:table-cell office:value-type="float" office:value="1617" calcext:value-type="float">
            <text:p>1617</text:p>
          </table:table-cell>
          <table:table-cell office:value-type="float" office:value="1.538883" calcext:value-type="float">
            <text:p>1.538883</text:p>
          </table:table-cell>
          <table:table-cell office:value-type="float" office:value="100.338208" calcext:value-type="float">
            <text:p>100.338208</text:p>
          </table:table-cell>
          <table:table-cell office:value-type="float" office:value="98.799325" calcext:value-type="float">
            <text:p>98.799325</text:p>
          </table:table-cell>
          <table:table-cell office:value-type="float" office:value="0.005295" calcext:value-type="float">
            <text:p>0.005295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672" calcext:value-type="float">
            <text:p>4672</text:p>
          </table:table-cell>
          <table:table-cell office:value-type="float" office:value="2520" calcext:value-type="float">
            <text:p>2520</text:p>
          </table:table-cell>
          <table:table-cell office:value-type="float" office:value="104" calcext:value-type="float">
            <text:p>104</text:p>
          </table:table-cell>
          <table:table-cell office:value-type="float" office:value="55" calcext:value-type="float">
            <text:p>55</text:p>
          </table:table-cell>
          <table:table-cell office:value-type="float" office:value="1.362571" calcext:value-type="float">
            <text:p>1.362571</text:p>
          </table:table-cell>
          <table:table-cell office:value-type="float" office:value="100.063267" calcext:value-type="float">
            <text:p>100.063267</text:p>
          </table:table-cell>
          <table:table-cell office:value-type="float" office:value="98.700696" calcext:value-type="float">
            <text:p>98.700696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68" calcext:value-type="float">
            <text:p>2268</text:p>
          </table:table-cell>
          <table:table-cell office:value-type="float" office:value="1938" calcext:value-type="float">
            <text:p>1938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1.770048" calcext:value-type="float">
            <text:p>1.770048</text:p>
          </table:table-cell>
          <table:table-cell office:value-type="float" office:value="100.682071" calcext:value-type="float">
            <text:p>100.682071</text:p>
          </table:table-cell>
          <table:table-cell office:value-type="float" office:value="98.912023" calcext:value-type="float">
            <text:p>98.912023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1232" calcext:value-type="float">
            <text:p>1123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3.367707" calcext:value-type="float">
            <text:p>3.367707</text:p>
          </table:table-cell>
          <table:table-cell office:value-type="float" office:value="100.389825" calcext:value-type="float">
            <text:p>100.389825</text:p>
          </table:table-cell>
          <table:table-cell office:value-type="float" office:value="97.022119" calcext:value-type="float">
            <text:p>97.022119</text:p>
          </table:table-cell>
          <table:table-cell office:value-type="float" office:value="0.000926" calcext:value-type="float">
            <text:p>0.000926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995520" calcext:value-type="float">
            <text:p>24995520</text:p>
          </table:table-cell>
          <table:table-cell office:value-type="float" office:value="10840860" calcext:value-type="float">
            <text:p>10840860</text:p>
          </table:table-cell>
          <table:table-cell office:value-type="float" office:value="23760" calcext:value-type="float">
            <text:p>23760</text:p>
          </table:table-cell>
          <table:table-cell office:value-type="float" office:value="10305" calcext:value-type="float">
            <text:p>10305</text:p>
          </table:table-cell>
          <table:table-cell office:value-type="float" office:value="1.012649" calcext:value-type="float">
            <text:p>1.012649</text:p>
          </table:table-cell>
          <table:table-cell office:value-type="float" office:value="100.712403" calcext:value-type="float">
            <text:p>100.712403</text:p>
          </table:table-cell>
          <table:table-cell office:value-type="float" office:value="99.699754" calcext:value-type="float">
            <text:p>99.699754</text:p>
          </table:table-cell>
          <table:table-cell office:value-type="float" office:value="0.869881" calcext:value-type="float">
            <text:p>0.869881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995520" calcext:value-type="float">
            <text:p>24995520</text:p>
          </table:table-cell>
          <table:table-cell office:value-type="float" office:value="1628496" calcext:value-type="float">
            <text:p>1628496</text:p>
          </table:table-cell>
          <table:table-cell office:value-type="float" office:value="23760" calcext:value-type="float">
            <text:p>23760</text:p>
          </table:table-cell>
          <table:table-cell office:value-type="float" office:value="1548" calcext:value-type="float">
            <text:p>1548</text:p>
          </table:table-cell>
          <table:table-cell office:value-type="float" office:value="1.281329" calcext:value-type="float">
            <text:p>1.281329</text:p>
          </table:table-cell>
          <table:table-cell office:value-type="float" office:value="101.44865" calcext:value-type="float">
            <text:p>101.44865</text:p>
          </table:table-cell>
          <table:table-cell office:value-type="float" office:value="100.167321" calcext:value-type="float">
            <text:p>100.167321</text:p>
          </table:table-cell>
          <table:table-cell office:value-type="float" office:value="0.130062" calcext:value-type="float">
            <text:p>0.130062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6656" calcext:value-type="float">
            <text:p>76656</text:p>
          </table:table-cell>
          <table:table-cell office:value-type="float" office:value="66696" calcext:value-type="float">
            <text:p>66696</text:p>
          </table:table-cell>
          <table:table-cell office:value-type="float" office:value="1892" calcext:value-type="float">
            <text:p>1892</text:p>
          </table:table-cell>
          <table:table-cell office:value-type="float" office:value="1650" calcext:value-type="float">
            <text:p>1650</text:p>
          </table:table-cell>
          <table:table-cell office:value-type="float" office:value="1.053781" calcext:value-type="float">
            <text:p>1.053781</text:p>
          </table:table-cell>
          <table:table-cell office:value-type="float" office:value="101.012739" calcext:value-type="float">
            <text:p>101.012739</text:p>
          </table:table-cell>
          <table:table-cell office:value-type="float" office:value="99.958959" calcext:value-type="float">
            <text:p>99.958959</text:p>
          </table:table-cell>
          <table:table-cell office:value-type="float" office:value="0.005338" calcext:value-type="float">
            <text:p>0.005338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76" calcext:value-type="float">
            <text:p>3776</text:p>
          </table:table-cell>
          <table:table-cell office:value-type="float" office:value="1976" calcext:value-type="float">
            <text:p>1976</text:p>
          </table:table-cell>
          <table:table-cell office:value-type="float" office:value="83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float" office:value="1.014327" calcext:value-type="float">
            <text:p>1.014327</text:p>
          </table:table-cell>
          <table:table-cell office:value-type="float" office:value="94.006792" calcext:value-type="float">
            <text:p>94.006792</text:p>
          </table:table-cell>
          <table:table-cell office:value-type="float" office:value="92.992465" calcext:value-type="float">
            <text:p>92.992465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740" calcext:value-type="float">
            <text:p>1740</text:p>
          </table:table-cell>
          <table:table-cell office:value-type="float" office:value="1254" calcext:value-type="float">
            <text:p>1254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1.120775" calcext:value-type="float">
            <text:p>1.120775</text:p>
          </table:table-cell>
          <table:table-cell office:value-type="float" office:value="99.606122" calcext:value-type="float">
            <text:p>99.606122</text:p>
          </table:table-cell>
          <table:table-cell office:value-type="float" office:value="98.485347" calcext:value-type="float">
            <text:p>98.485347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752" calcext:value-type="float">
            <text:p>10752</text:p>
          </table:table-cell>
          <table:table-cell office:value-type="float" office:value="10656" calcext:value-type="float">
            <text:p>10656</text:p>
          </table:table-cell>
          <table:table-cell office:value-type="float" office:value="224" calcext:value-type="float">
            <text:p>224</text:p>
          </table:table-cell>
          <table:table-cell office:value-type="float" office:value="222" calcext:value-type="float">
            <text:p>222</text:p>
          </table:table-cell>
          <table:table-cell office:value-type="float" office:value="2.760325" calcext:value-type="float">
            <text:p>2.760325</text:p>
          </table:table-cell>
          <table:table-cell office:value-type="float" office:value="101.011021" calcext:value-type="float">
            <text:p>101.011021</text:p>
          </table:table-cell>
          <table:table-cell office:value-type="float" office:value="98.250696" calcext:value-type="float">
            <text:p>98.250696</text:p>
          </table:table-cell>
          <table:table-cell office:value-type="float" office:value="0.000868" calcext:value-type="float">
            <text:p>0.000868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099668" calcext:value-type="float">
            <text:p>25099668</text:p>
          </table:table-cell>
          <table:table-cell office:value-type="float" office:value="11107016" calcext:value-type="float">
            <text:p>11107016</text:p>
          </table:table-cell>
          <table:table-cell office:value-type="float" office:value="23859" calcext:value-type="float">
            <text:p>23859</text:p>
          </table:table-cell>
          <table:table-cell office:value-type="float" office:value="10558" calcext:value-type="float">
            <text:p>10558</text:p>
          </table:table-cell>
          <table:table-cell office:value-type="float" office:value="1.009629" calcext:value-type="float">
            <text:p>1.009629</text:p>
          </table:table-cell>
          <table:table-cell office:value-type="float" office:value="100.938354" calcext:value-type="float">
            <text:p>100.938354</text:p>
          </table:table-cell>
          <table:table-cell office:value-type="float" office:value="99.928725" calcext:value-type="float">
            <text:p>99.928725</text:p>
          </table:table-cell>
          <table:table-cell office:value-type="float" office:value="0.889195" calcext:value-type="float">
            <text:p>0.889195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099668" calcext:value-type="float">
            <text:p>25099668</text:p>
          </table:table-cell>
          <table:table-cell office:value-type="float" office:value="1657952" calcext:value-type="float">
            <text:p>1657952</text:p>
          </table:table-cell>
          <table:table-cell office:value-type="float" office:value="23859" calcext:value-type="float">
            <text:p>23859</text:p>
          </table:table-cell>
          <table:table-cell office:value-type="float" office:value="1576" calcext:value-type="float">
            <text:p>1576</text:p>
          </table:table-cell>
          <table:table-cell office:value-type="float" office:value="1.270065" calcext:value-type="float">
            <text:p>1.270065</text:p>
          </table:table-cell>
          <table:table-cell office:value-type="float" office:value="101.445867" calcext:value-type="float">
            <text:p>101.445867</text:p>
          </table:table-cell>
          <table:table-cell office:value-type="float" office:value="100.175802" calcext:value-type="float">
            <text:p>100.175802</text:p>
          </table:table-cell>
          <table:table-cell office:value-type="float" office:value="0.132403" calcext:value-type="float">
            <text:p>0.132403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6032" calcext:value-type="float">
            <text:p>76032</text:p>
          </table:table-cell>
          <table:table-cell office:value-type="float" office:value="63872" calcext:value-type="float">
            <text:p>63872</text:p>
          </table:table-cell>
          <table:table-cell office:value-type="float" office:value="1879" calcext:value-type="float">
            <text:p>1879</text:p>
          </table:table-cell>
          <table:table-cell office:value-type="float" office:value="1581" calcext:value-type="float">
            <text:p>1581</text:p>
          </table:table-cell>
          <table:table-cell office:value-type="float" office:value="1.069071" calcext:value-type="float">
            <text:p>1.069071</text:p>
          </table:table-cell>
          <table:table-cell office:value-type="float" office:value="100.948134" calcext:value-type="float">
            <text:p>100.948134</text:p>
          </table:table-cell>
          <table:table-cell office:value-type="float" office:value="99.879063" calcext:value-type="float">
            <text:p>99.879063</text:p>
          </table:table-cell>
          <table:table-cell office:value-type="float" office:value="0.005116" calcext:value-type="float">
            <text:p>0.005116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68" calcext:value-type="float">
            <text:p>3768</text:p>
          </table:table-cell>
          <table:table-cell office:value-type="float" office:value="2688" calcext:value-type="float">
            <text:p>2688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office:value-type="float" office:value="1.024223" calcext:value-type="float">
            <text:p>1.024223</text:p>
          </table:table-cell>
          <table:table-cell office:value-type="float" office:value="98.767229" calcext:value-type="float">
            <text:p>98.767229</text:p>
          </table:table-cell>
          <table:table-cell office:value-type="float" office:value="97.743006" calcext:value-type="float">
            <text:p>97.743006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782" calcext:value-type="float">
            <text:p>1782</text:p>
          </table:table-cell>
          <table:table-cell office:value-type="float" office:value="1572" calcext:value-type="float">
            <text:p>1572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1.124935" calcext:value-type="float">
            <text:p>1.124935</text:p>
          </table:table-cell>
          <table:table-cell office:value-type="float" office:value="98.751946" calcext:value-type="float">
            <text:p>98.751946</text:p>
          </table:table-cell>
          <table:table-cell office:value-type="float" office:value="97.62701" calcext:value-type="float">
            <text:p>97.62701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704" calcext:value-type="float">
            <text:p>10704</text:p>
          </table:table-cell>
          <table:table-cell office:value-type="float" office:value="10560" calcext:value-type="float">
            <text:p>10560</text:p>
          </table:table-cell>
          <table:table-cell office:value-type="float" office:value="223" calcext:value-type="float">
            <text:p>223</text:p>
          </table:table-cell>
          <table:table-cell office:value-type="float" office:value="220" calcext:value-type="float">
            <text:p>220</text:p>
          </table:table-cell>
          <table:table-cell office:value-type="float" office:value="3.639617" calcext:value-type="float">
            <text:p>3.639617</text:p>
          </table:table-cell>
          <table:table-cell office:value-type="float" office:value="100.499432" calcext:value-type="float">
            <text:p>100.499432</text:p>
          </table:table-cell>
          <table:table-cell office:value-type="float" office:value="96.859815" calcext:value-type="float">
            <text:p>96.859815</text:p>
          </table:table-cell>
          <table:table-cell office:value-type="float" office:value="0.000872" calcext:value-type="float">
            <text:p>0.000872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204868" calcext:value-type="float">
            <text:p>25204868</text:p>
          </table:table-cell>
          <table:table-cell office:value-type="float" office:value="11878132" calcext:value-type="float">
            <text:p>11878132</text:p>
          </table:table-cell>
          <table:table-cell office:value-type="float" office:value="23959" calcext:value-type="float">
            <text:p>23959</text:p>
          </table:table-cell>
          <table:table-cell office:value-type="float" office:value="11291" calcext:value-type="float">
            <text:p>11291</text:p>
          </table:table-cell>
          <table:table-cell office:value-type="float" office:value="1.016033" calcext:value-type="float">
            <text:p>1.016033</text:p>
          </table:table-cell>
          <table:table-cell office:value-type="float" office:value="100.706616" calcext:value-type="float">
            <text:p>100.706616</text:p>
          </table:table-cell>
          <table:table-cell office:value-type="float" office:value="99.690584" calcext:value-type="float">
            <text:p>99.690584</text:p>
          </table:table-cell>
          <table:table-cell office:value-type="float" office:value="0.9532" calcext:value-type="float">
            <text:p>0.9532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204868" calcext:value-type="float">
            <text:p>25204868</text:p>
          </table:table-cell>
          <table:table-cell office:value-type="float" office:value="1470696" calcext:value-type="float">
            <text:p>1470696</text:p>
          </table:table-cell>
          <table:table-cell office:value-type="float" office:value="23959" calcext:value-type="float">
            <text:p>23959</text:p>
          </table:table-cell>
          <table:table-cell office:value-type="float" office:value="1398" calcext:value-type="float">
            <text:p>1398</text:p>
          </table:table-cell>
          <table:table-cell office:value-type="float" office:value="2.312626" calcext:value-type="float">
            <text:p>2.312626</text:p>
          </table:table-cell>
          <table:table-cell office:value-type="float" office:value="101.048292" calcext:value-type="float">
            <text:p>101.048292</text:p>
          </table:table-cell>
          <table:table-cell office:value-type="float" office:value="98.735666" calcext:value-type="float">
            <text:p>98.735666</text:p>
          </table:table-cell>
          <table:table-cell office:value-type="float" office:value="0.119162" calcext:value-type="float">
            <text:p>0.119162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2752" calcext:value-type="float">
            <text:p>62752</text:p>
          </table:table-cell>
          <table:table-cell office:value-type="float" office:value="54328" calcext:value-type="float">
            <text:p>54328</text:p>
          </table:table-cell>
          <table:table-cell office:value-type="float" office:value="1548" calcext:value-type="float">
            <text:p>1548</text:p>
          </table:table-cell>
          <table:table-cell office:value-type="float" office:value="1344" calcext:value-type="float">
            <text:p>1344</text:p>
          </table:table-cell>
          <table:table-cell office:value-type="float" office:value="1.531322" calcext:value-type="float">
            <text:p>1.531322</text:p>
          </table:table-cell>
          <table:table-cell office:value-type="float" office:value="100.822632" calcext:value-type="float">
            <text:p>100.822632</text:p>
          </table:table-cell>
          <table:table-cell office:value-type="float" office:value="99.29131" calcext:value-type="float">
            <text:p>99.29131</text:p>
          </table:table-cell>
          <table:table-cell office:value-type="float" office:value="0.004377" calcext:value-type="float">
            <text:p>0.004377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208" calcext:value-type="float">
            <text:p>3208</text:p>
          </table:table-cell>
          <table:table-cell office:value-type="float" office:value="1896" calcext:value-type="float">
            <text:p>1896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1.356891" calcext:value-type="float">
            <text:p>1.356891</text:p>
          </table:table-cell>
          <table:table-cell office:value-type="float" office:value="101.089382" calcext:value-type="float">
            <text:p>101.089382</text:p>
          </table:table-cell>
          <table:table-cell office:value-type="float" office:value="99.732491" calcext:value-type="float">
            <text:p>99.732491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782" calcext:value-type="float">
            <text:p>1782</text:p>
          </table:table-cell>
          <table:table-cell office:value-type="float" office:value="1470" calcext:value-type="float">
            <text:p>1470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1.770637" calcext:value-type="float">
            <text:p>1.770637</text:p>
          </table:table-cell>
          <table:table-cell office:value-type="float" office:value="101.087564" calcext:value-type="float">
            <text:p>101.087564</text:p>
          </table:table-cell>
          <table:table-cell office:value-type="float" office:value="99.316927" calcext:value-type="float">
            <text:p>99.316927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800" calcext:value-type="float">
            <text:p>10800</text:p>
          </table:table-cell>
          <table:table-cell office:value-type="float" office:value="10608" calcext:value-type="float">
            <text:p>10608</text:p>
          </table:table-cell>
          <table:table-cell office:value-type="float" office:value="225" calcext:value-type="float">
            <text:p>225</text:p>
          </table:table-cell>
          <table:table-cell office:value-type="float" office:value="221" calcext:value-type="float">
            <text:p>221</text:p>
          </table:table-cell>
          <table:table-cell office:value-type="float" office:value="3.283237" calcext:value-type="float">
            <text:p>3.283237</text:p>
          </table:table-cell>
          <table:table-cell office:value-type="float" office:value="100.78813" calcext:value-type="float">
            <text:p>100.78813</text:p>
          </table:table-cell>
          <table:table-cell office:value-type="float" office:value="97.504894" calcext:value-type="float">
            <text:p>97.504894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309016" calcext:value-type="float">
            <text:p>25309016</text:p>
          </table:table-cell>
          <table:table-cell office:value-type="float" office:value="10667280" calcext:value-type="float">
            <text:p>10667280</text:p>
          </table:table-cell>
          <table:table-cell office:value-type="float" office:value="24058" calcext:value-type="float">
            <text:p>24058</text:p>
          </table:table-cell>
          <table:table-cell office:value-type="float" office:value="10140" calcext:value-type="float">
            <text:p>10140</text:p>
          </table:table-cell>
          <table:table-cell office:value-type="float" office:value="1.009709" calcext:value-type="float">
            <text:p>1.009709</text:p>
          </table:table-cell>
          <table:table-cell office:value-type="float" office:value="100.862266" calcext:value-type="float">
            <text:p>100.862266</text:p>
          </table:table-cell>
          <table:table-cell office:value-type="float" office:value="99.852558" calcext:value-type="float">
            <text:p>99.852558</text:p>
          </table:table-cell>
          <table:table-cell office:value-type="float" office:value="0.854643" calcext:value-type="float">
            <text:p>0.854643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309016" calcext:value-type="float">
            <text:p>25309016</text:p>
          </table:table-cell>
          <table:table-cell office:value-type="float" office:value="1841000" calcext:value-type="float">
            <text:p>1841000</text:p>
          </table:table-cell>
          <table:table-cell office:value-type="float" office:value="24058" calcext:value-type="float">
            <text:p>24058</text:p>
          </table:table-cell>
          <table:table-cell office:value-type="float" office:value="1750" calcext:value-type="float">
            <text:p>1750</text:p>
          </table:table-cell>
          <table:table-cell office:value-type="float" office:value="3.782533" calcext:value-type="float">
            <text:p>3.782533</text:p>
          </table:table-cell>
          <table:table-cell office:value-type="float" office:value="101.447716" calcext:value-type="float">
            <text:p>101.447716</text:p>
          </table:table-cell>
          <table:table-cell office:value-type="float" office:value="97.665183" calcext:value-type="float">
            <text:p>97.665183</text:p>
          </table:table-cell>
          <table:table-cell office:value-type="float" office:value="0.150801" calcext:value-type="float">
            <text:p>0.150801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2600" calcext:value-type="float">
            <text:p>82600</text:p>
          </table:table-cell>
          <table:table-cell office:value-type="float" office:value="72864" calcext:value-type="float">
            <text:p>72864</text:p>
          </table:table-cell>
          <table:table-cell office:value-type="float" office:value="2041" calcext:value-type="float">
            <text:p>2041</text:p>
          </table:table-cell>
          <table:table-cell office:value-type="float" office:value="1803" calcext:value-type="float">
            <text:p>1803</text:p>
          </table:table-cell>
          <table:table-cell office:value-type="float" office:value="1.061642" calcext:value-type="float">
            <text:p>1.061642</text:p>
          </table:table-cell>
          <table:table-cell office:value-type="float" office:value="100.97022" calcext:value-type="float">
            <text:p>100.97022</text:p>
          </table:table-cell>
          <table:table-cell office:value-type="float" office:value="99.908578" calcext:value-type="float">
            <text:p>99.908578</text:p>
          </table:table-cell>
          <table:table-cell office:value-type="float" office:value="0.005834" calcext:value-type="float">
            <text:p>0.005834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60" calcext:value-type="float">
            <text:p>3960</text:p>
          </table:table-cell>
          <table:table-cell office:value-type="float" office:value="2840" calcext:value-type="float">
            <text:p>2840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1.037785" calcext:value-type="float">
            <text:p>1.037785</text:p>
          </table:table-cell>
          <table:table-cell office:value-type="float" office:value="99.619473" calcext:value-type="float">
            <text:p>99.619473</text:p>
          </table:table-cell>
          <table:table-cell office:value-type="float" office:value="98.581688" calcext:value-type="float">
            <text:p>98.581688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98" calcext:value-type="float">
            <text:p>1998</text:p>
          </table:table-cell>
          <table:table-cell office:value-type="float" office:value="1452" calcext:value-type="float">
            <text:p>1452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3.353509" calcext:value-type="float">
            <text:p>3.353509</text:p>
          </table:table-cell>
          <table:table-cell office:value-type="float" office:value="99.617995" calcext:value-type="float">
            <text:p>99.617995</text:p>
          </table:table-cell>
          <table:table-cell office:value-type="float" office:value="96.264486" calcext:value-type="float">
            <text:p>96.264486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1088" calcext:value-type="float">
            <text:p>11088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3.377782" calcext:value-type="float">
            <text:p>3.377782</text:p>
          </table:table-cell>
          <table:table-cell office:value-type="float" office:value="100.968842" calcext:value-type="float">
            <text:p>100.968842</text:p>
          </table:table-cell>
          <table:table-cell office:value-type="float" office:value="97.59106" calcext:value-type="float">
            <text:p>97.59106</text:p>
          </table:table-cell>
          <table:table-cell office:value-type="float" office:value="0.000909" calcext:value-type="float">
            <text:p>0.000909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412112" calcext:value-type="float">
            <text:p>25412112</text:p>
          </table:table-cell>
          <table:table-cell office:value-type="float" office:value="11492048" calcext:value-type="float">
            <text:p>11492048</text:p>
          </table:table-cell>
          <table:table-cell office:value-type="float" office:value="24156" calcext:value-type="float">
            <text:p>24156</text:p>
          </table:table-cell>
          <table:table-cell office:value-type="float" office:value="10924" calcext:value-type="float">
            <text:p>10924</text:p>
          </table:table-cell>
          <table:table-cell office:value-type="float" office:value="1.019667" calcext:value-type="float">
            <text:p>1.019667</text:p>
          </table:table-cell>
          <table:table-cell office:value-type="float" office:value="100.901975" calcext:value-type="float">
            <text:p>100.901975</text:p>
          </table:table-cell>
          <table:table-cell office:value-type="float" office:value="99.882308" calcext:value-type="float">
            <text:p>99.882308</text:p>
          </table:table-cell>
          <table:table-cell office:value-type="float" office:value="0.920447" calcext:value-type="float">
            <text:p>0.920447</text:p>
          </table:table-cell>
          <table:table-cell office:value-type="float" office:value="3.997696" calcext:value-type="float">
            <text:p>3.99769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412112" calcext:value-type="float">
            <text:p>25412112</text:p>
          </table:table-cell>
          <table:table-cell office:value-type="float" office:value="1623236" calcext:value-type="float">
            <text:p>1623236</text:p>
          </table:table-cell>
          <table:table-cell office:value-type="float" office:value="24156" calcext:value-type="float">
            <text:p>24156</text:p>
          </table:table-cell>
          <table:table-cell office:value-type="float" office:value="1543" calcext:value-type="float">
            <text:p>1543</text:p>
          </table:table-cell>
          <table:table-cell office:value-type="float" office:value="1.141967" calcext:value-type="float">
            <text:p>1.141967</text:p>
          </table:table-cell>
          <table:table-cell office:value-type="float" office:value="103.387064" calcext:value-type="float">
            <text:p>103.387064</text:p>
          </table:table-cell>
          <table:table-cell office:value-type="float" office:value="102.245098" calcext:value-type="float">
            <text:p>102.245098</text:p>
          </table:table-cell>
          <table:table-cell office:value-type="float" office:value="0.127007" calcext:value-type="float">
            <text:p>0.127007</text:p>
          </table:table-cell>
          <table:table-cell office:value-type="float" office:value="3.997696" calcext:value-type="float">
            <text:p>3.997696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8456" calcext:value-type="float">
            <text:p>68456</text:p>
          </table:table-cell>
          <table:table-cell office:value-type="float" office:value="56424" calcext:value-type="float">
            <text:p>56424</text:p>
          </table:table-cell>
          <table:table-cell office:value-type="float" office:value="1691" calcext:value-type="float">
            <text:p>1691</text:p>
          </table:table-cell>
          <table:table-cell office:value-type="float" office:value="1395" calcext:value-type="float">
            <text:p>1395</text:p>
          </table:table-cell>
          <table:table-cell office:value-type="float" office:value="1.013732" calcext:value-type="float">
            <text:p>1.013732</text:p>
          </table:table-cell>
          <table:table-cell office:value-type="float" office:value="102.817321" calcext:value-type="float">
            <text:p>102.817321</text:p>
          </table:table-cell>
          <table:table-cell office:value-type="float" office:value="101.803589" calcext:value-type="float">
            <text:p>101.803589</text:p>
          </table:table-cell>
          <table:table-cell office:value-type="float" office:value="0.004434" calcext:value-type="float">
            <text:p>0.004434</text:p>
          </table:table-cell>
          <table:table-cell office:value-type="float" office:value="3.997696" calcext:value-type="float">
            <text:p>3.997696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336" calcext:value-type="float">
            <text:p>3336</text:p>
          </table:table-cell>
          <table:table-cell office:value-type="float" office:value="2024" calcext:value-type="float">
            <text:p>2024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office:value-type="float" office:value="1.021445" calcext:value-type="float">
            <text:p>1.021445</text:p>
          </table:table-cell>
          <table:table-cell office:value-type="float" office:value="102.818719" calcext:value-type="float">
            <text:p>102.818719</text:p>
          </table:table-cell>
          <table:table-cell office:value-type="float" office:value="101.797274" calcext:value-type="float">
            <text:p>101.797274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3.997696" calcext:value-type="float">
            <text:p>3.997696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02" calcext:value-type="float">
            <text:p>1602</text:p>
          </table:table-cell>
          <table:table-cell office:value-type="float" office:value="1392" calcext:value-type="float">
            <text:p>1392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1.047643" calcext:value-type="float">
            <text:p>1.047643</text:p>
          </table:table-cell>
          <table:table-cell office:value-type="float" office:value="102.820085" calcext:value-type="float">
            <text:p>102.820085</text:p>
          </table:table-cell>
          <table:table-cell office:value-type="float" office:value="101.772443" calcext:value-type="float">
            <text:p>101.772443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3.997696" calcext:value-type="float">
            <text:p>3.997696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280" calcext:value-type="float">
            <text:p>11280</text:p>
          </table:table-cell>
          <table:table-cell office:value-type="float" office:value="11088" calcext:value-type="float">
            <text:p>11088</text:p>
          </table:table-cell>
          <table:table-cell office:value-type="float" office:value="235" calcext:value-type="float">
            <text:p>235</text:p>
          </table:table-cell>
          <table:table-cell office:value-type="float" office:value="231" calcext:value-type="float">
            <text:p>231</text:p>
          </table:table-cell>
          <table:table-cell office:value-type="float" office:value="3.106597" calcext:value-type="float">
            <text:p>3.106597</text:p>
          </table:table-cell>
          <table:table-cell office:value-type="float" office:value="99.871635" calcext:value-type="float">
            <text:p>99.871635</text:p>
          </table:table-cell>
          <table:table-cell office:value-type="float" office:value="96.765038" calcext:value-type="float">
            <text:p>96.765038</text:p>
          </table:table-cell>
          <table:table-cell office:value-type="float" office:value="0.000917" calcext:value-type="float">
            <text:p>0.000917</text:p>
          </table:table-cell>
          <table:table-cell office:value-type="float" office:value="3.997696" calcext:value-type="float">
            <text:p>3.997696</text:p>
          </table:table-cell>
        </table:table-row>
      </table:table>
      <table:table table:name="Sheet2" table:style-name="ta1">
        <table:shapes>
          <draw:frame draw:z-index="0" draw:style-name="gr1" draw:text-style-name="P1" svg:width="6.298in" svg:height="3.5453in" svg:x="3.8374in" svg:y="0.4496in">
            <draw:object draw:notify-on-update-of-ranges="Sheet2.A1:Sheet2.A1 Sheet2.A2:Sheet2.A245 Sheet2.B1:Sheet2.B1 Sheet2.B2:Sheet2.B245 Sheet2.A1:Sheet2.A1 Sheet2.A2:Sheet2.A245 Sheet2.C1:Sheet2.C1 Sheet2.C2:Sheet2.C2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3" table:number-columns-repeated="3" table:default-cell-style-name="Default"/>
        <table:table-row table:style-name="ro1">
          <table:table-cell office:value-type="string" calcext:value-type="string">
            <text:p>OfferedLoad_Mbps</text:p>
          </table:table-cell>
          <table:table-cell table:number-columns-repeated="2" office:value-type="string" calcext:value-type="string">
            <text:p><text:s/>Throughput_Mbps</text:p>
          </table:table-cell>
        </table:table-row>
        <table:table-row table:style-name="ro1">
          <table:table-cell office:value-type="float" office:value="0.016384" calcext:value-type="float">
            <text:p>0.016384</text:p>
          </table:table-cell>
          <table:table-cell office:value-type="float" office:value="0.008502" calcext:value-type="float">
            <text:p>0.008502</text:p>
          </table:table-cell>
          <table:table-cell office:value-type="float" office:value="0.008504" calcext:value-type="float">
            <text:p>0.008504</text:p>
          </table:table-cell>
        </table:table-row>
        <table:table-row table:style-name="ro1">
          <table:table-cell office:value-type="float" office:value="0.032768" calcext:value-type="float">
            <text:p>0.032768</text:p>
          </table:table-cell>
          <table:table-cell office:value-type="float" office:value="0.016918" calcext:value-type="float">
            <text:p>0.016918</text:p>
          </table:table-cell>
          <table:table-cell office:value-type="float" office:value="0.016963" calcext:value-type="float">
            <text:p>0.016963</text:p>
          </table:table-cell>
        </table:table-row>
        <table:table-row table:style-name="ro1">
          <table:table-cell office:value-type="float" office:value="0.049152" calcext:value-type="float">
            <text:p>0.049152</text:p>
          </table:table-cell>
          <table:table-cell office:value-type="float" office:value="0.025335" calcext:value-type="float">
            <text:p>0.025335</text:p>
          </table:table-cell>
          <table:table-cell office:value-type="float" office:value="0.02534" calcext:value-type="float">
            <text:p>0.02534</text:p>
          </table:table-cell>
        </table:table-row>
        <table:table-row table:style-name="ro1">
          <table:table-cell office:value-type="float" office:value="0.065536" calcext:value-type="float">
            <text:p>0.065536</text:p>
          </table:table-cell>
          <table:table-cell office:value-type="float" office:value="0.033754" calcext:value-type="float">
            <text:p>0.033754</text:p>
          </table:table-cell>
          <table:table-cell office:value-type="float" office:value="0.033837" calcext:value-type="float">
            <text:p>0.033837</text:p>
          </table:table-cell>
        </table:table-row>
        <table:table-row table:style-name="ro1">
          <table:table-cell office:value-type="float" office:value="0.08192" calcext:value-type="float">
            <text:p>0.08192</text:p>
          </table:table-cell>
          <table:table-cell office:value-type="float" office:value="0.042167" calcext:value-type="float">
            <text:p>0.042167</text:p>
          </table:table-cell>
          <table:table-cell office:value-type="float" office:value="0.042173" calcext:value-type="float">
            <text:p>0.042173</text:p>
          </table:table-cell>
        </table:table-row>
        <table:table-row table:style-name="ro1">
          <table:table-cell office:value-type="float" office:value="0.098304" calcext:value-type="float">
            <text:p>0.098304</text:p>
          </table:table-cell>
          <table:table-cell office:value-type="float" office:value="0.050587" calcext:value-type="float">
            <text:p>0.050587</text:p>
          </table:table-cell>
          <table:table-cell office:value-type="float" office:value="0.050593" calcext:value-type="float">
            <text:p>0.050593</text:p>
          </table:table-cell>
        </table:table-row>
        <table:table-row table:style-name="ro1">
          <table:table-cell office:value-type="float" office:value="0.114688" calcext:value-type="float">
            <text:p>0.114688</text:p>
          </table:table-cell>
          <table:table-cell office:value-type="float" office:value="0.058999" calcext:value-type="float">
            <text:p>0.058999</text:p>
          </table:table-cell>
          <table:table-cell office:value-type="float" office:value="0.059009" calcext:value-type="float">
            <text:p>0.059009</text:p>
          </table:table-cell>
        </table:table-row>
        <table:table-row table:style-name="ro1">
          <table:table-cell office:value-type="float" office:value="0.131072" calcext:value-type="float">
            <text:p>0.131072</text:p>
          </table:table-cell>
          <table:table-cell office:value-type="float" office:value="0.06742" calcext:value-type="float">
            <text:p>0.06742</text:p>
          </table:table-cell>
          <table:table-cell office:value-type="float" office:value="0.067428" calcext:value-type="float">
            <text:p>0.067428</text:p>
          </table:table-cell>
        </table:table-row>
        <table:table-row table:style-name="ro1">
          <table:table-cell office:value-type="float" office:value="0.147456" calcext:value-type="float">
            <text:p>0.147456</text:p>
          </table:table-cell>
          <table:table-cell office:value-type="float" office:value="0.075832" calcext:value-type="float">
            <text:p>0.075832</text:p>
          </table:table-cell>
          <table:table-cell office:value-type="float" office:value="0.075942" calcext:value-type="float">
            <text:p>0.075942</text:p>
          </table:table-cell>
        </table:table-row>
        <table:table-row table:style-name="ro1">
          <table:table-cell office:value-type="float" office:value="0.16384" calcext:value-type="float">
            <text:p>0.16384</text:p>
          </table:table-cell>
          <table:table-cell office:value-type="float" office:value="0.084249" calcext:value-type="float">
            <text:p>0.084249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0.180224" calcext:value-type="float">
            <text:p>0.180224</text:p>
          </table:table-cell>
          <table:table-cell office:value-type="float" office:value="0.092666" calcext:value-type="float">
            <text:p>0.092666</text:p>
          </table:table-cell>
          <table:table-cell office:value-type="float" office:value="0.092682" calcext:value-type="float">
            <text:p>0.092682</text:p>
          </table:table-cell>
        </table:table-row>
        <table:table-row table:style-name="ro1">
          <table:table-cell office:value-type="float" office:value="0.196608" calcext:value-type="float">
            <text:p>0.196608</text:p>
          </table:table-cell>
          <table:table-cell office:value-type="float" office:value="0.101088" calcext:value-type="float">
            <text:p>0.101088</text:p>
          </table:table-cell>
          <table:table-cell office:value-type="float" office:value="0.101169" calcext:value-type="float">
            <text:p>0.101169</text:p>
          </table:table-cell>
        </table:table-row>
        <table:table-row table:style-name="ro1">
          <table:table-cell office:value-type="float" office:value="0.212992" calcext:value-type="float">
            <text:p>0.212992</text:p>
          </table:table-cell>
          <table:table-cell office:value-type="float" office:value="0.109497" calcext:value-type="float">
            <text:p>0.109497</text:p>
          </table:table-cell>
          <table:table-cell office:value-type="float" office:value="0.109516" calcext:value-type="float">
            <text:p>0.109516</text:p>
          </table:table-cell>
        </table:table-row>
        <table:table-row table:style-name="ro1">
          <table:table-cell office:value-type="float" office:value="0.229376" calcext:value-type="float">
            <text:p>0.229376</text:p>
          </table:table-cell>
          <table:table-cell office:value-type="float" office:value="0.117923" calcext:value-type="float">
            <text:p>0.117923</text:p>
          </table:table-cell>
          <table:table-cell office:value-type="float" office:value="0.118059" calcext:value-type="float">
            <text:p>0.118059</text:p>
          </table:table-cell>
        </table:table-row>
        <table:table-row table:style-name="ro1">
          <table:table-cell office:value-type="float" office:value="0.24576" calcext:value-type="float">
            <text:p>0.24576</text:p>
          </table:table-cell>
          <table:table-cell office:value-type="float" office:value="0.126328" calcext:value-type="float">
            <text:p>0.126328</text:p>
          </table:table-cell>
          <table:table-cell office:value-type="float" office:value="0.126344" calcext:value-type="float">
            <text:p>0.126344</text:p>
          </table:table-cell>
        </table:table-row>
        <table:table-row table:style-name="ro1">
          <table:table-cell office:value-type="float" office:value="0.262144" calcext:value-type="float">
            <text:p>0.262144</text:p>
          </table:table-cell>
          <table:table-cell office:value-type="float" office:value="0.134752" calcext:value-type="float">
            <text:p>0.134752</text:p>
          </table:table-cell>
          <table:table-cell office:value-type="float" office:value="0.134838" calcext:value-type="float">
            <text:p>0.134838</text:p>
          </table:table-cell>
        </table:table-row>
        <table:table-row table:style-name="ro1">
          <table:table-cell office:value-type="float" office:value="0.278528" calcext:value-type="float">
            <text:p>0.278528</text:p>
          </table:table-cell>
          <table:table-cell office:value-type="float" office:value="0.143169" calcext:value-type="float">
            <text:p>0.143169</text:p>
          </table:table-cell>
          <table:table-cell office:value-type="float" office:value="0.1432" calcext:value-type="float">
            <text:p>0.1432</text:p>
          </table:table-cell>
        </table:table-row>
        <table:table-row table:style-name="ro1">
          <table:table-cell office:value-type="float" office:value="0.294912" calcext:value-type="float">
            <text:p>0.294912</text:p>
          </table:table-cell>
          <table:table-cell office:value-type="float" office:value="0.151583" calcext:value-type="float">
            <text:p>0.151583</text:p>
          </table:table-cell>
          <table:table-cell office:value-type="float" office:value="0.151619" calcext:value-type="float">
            <text:p>0.151619</text:p>
          </table:table-cell>
        </table:table-row>
        <table:table-row table:style-name="ro1">
          <table:table-cell office:value-type="float" office:value="0.311296" calcext:value-type="float">
            <text:p>0.311296</text:p>
          </table:table-cell>
          <table:table-cell office:value-type="float" office:value="0.160006" calcext:value-type="float">
            <text:p>0.160006</text:p>
          </table:table-cell>
          <table:table-cell office:value-type="float" office:value="0.160021" calcext:value-type="float">
            <text:p>0.160021</text:p>
          </table:table-cell>
        </table:table-row>
        <table:table-row table:style-name="ro1">
          <table:table-cell office:value-type="float" office:value="0.32768" calcext:value-type="float">
            <text:p>0.32768</text:p>
          </table:table-cell>
          <table:table-cell office:value-type="float" office:value="0.168418" calcext:value-type="float">
            <text:p>0.168418</text:p>
          </table:table-cell>
          <table:table-cell office:value-type="float" office:value="0.168496" calcext:value-type="float">
            <text:p>0.168496</text:p>
          </table:table-cell>
        </table:table-row>
        <table:table-row table:style-name="ro1">
          <table:table-cell office:value-type="float" office:value="0.344064" calcext:value-type="float">
            <text:p>0.344064</text:p>
          </table:table-cell>
          <table:table-cell office:value-type="float" office:value="0.176828" calcext:value-type="float">
            <text:p>0.176828</text:p>
          </table:table-cell>
          <table:table-cell office:value-type="float" office:value="0.176855" calcext:value-type="float">
            <text:p>0.176855</text:p>
          </table:table-cell>
        </table:table-row>
        <table:table-row table:style-name="ro1">
          <table:table-cell office:value-type="float" office:value="0.360448" calcext:value-type="float">
            <text:p>0.360448</text:p>
          </table:table-cell>
          <table:table-cell office:value-type="float" office:value="0.185259" calcext:value-type="float">
            <text:p>0.185259</text:p>
          </table:table-cell>
          <table:table-cell office:value-type="float" office:value="0.185291" calcext:value-type="float">
            <text:p>0.185291</text:p>
          </table:table-cell>
        </table:table-row>
        <table:table-row table:style-name="ro1">
          <table:table-cell office:value-type="float" office:value="0.376832" calcext:value-type="float">
            <text:p>0.376832</text:p>
          </table:table-cell>
          <table:table-cell office:value-type="float" office:value="0.193677" calcext:value-type="float">
            <text:p>0.193677</text:p>
          </table:table-cell>
          <table:table-cell office:value-type="float" office:value="0.193686" calcext:value-type="float">
            <text:p>0.193686</text:p>
          </table:table-cell>
        </table:table-row>
        <table:table-row table:style-name="ro1">
          <table:table-cell office:value-type="float" office:value="0.393216" calcext:value-type="float">
            <text:p>0.393216</text:p>
          </table:table-cell>
          <table:table-cell office:value-type="float" office:value="0.202076" calcext:value-type="float">
            <text:p>0.202076</text:p>
          </table:table-cell>
          <table:table-cell office:value-type="float" office:value="0.202155" calcext:value-type="float">
            <text:p>0.202155</text:p>
          </table:table-cell>
        </table:table-row>
        <table:table-row table:style-name="ro1">
          <table:table-cell office:value-type="float" office:value="0.4096" calcext:value-type="float">
            <text:p>0.4096</text:p>
          </table:table-cell>
          <table:table-cell office:value-type="float" office:value="0.210492" calcext:value-type="float">
            <text:p>0.210492</text:p>
          </table:table-cell>
          <table:table-cell office:value-type="float" office:value="0.210539" calcext:value-type="float">
            <text:p>0.210539</text:p>
          </table:table-cell>
        </table:table-row>
        <table:table-row table:style-name="ro1">
          <table:table-cell office:value-type="float" office:value="0.425984" calcext:value-type="float">
            <text:p>0.425984</text:p>
          </table:table-cell>
          <table:table-cell office:value-type="float" office:value="0.218909" calcext:value-type="float">
            <text:p>0.218909</text:p>
          </table:table-cell>
          <table:table-cell office:value-type="float" office:value="0.218942" calcext:value-type="float">
            <text:p>0.218942</text:p>
          </table:table-cell>
        </table:table-row>
        <table:table-row table:style-name="ro1">
          <table:table-cell office:value-type="float" office:value="0.442368" calcext:value-type="float">
            <text:p>0.442368</text:p>
          </table:table-cell>
          <table:table-cell office:value-type="float" office:value="0.227346" calcext:value-type="float">
            <text:p>0.227346</text:p>
          </table:table-cell>
          <table:table-cell office:value-type="float" office:value="0.22742" calcext:value-type="float">
            <text:p>0.22742</text:p>
          </table:table-cell>
        </table:table-row>
        <table:table-row table:style-name="ro1">
          <table:table-cell office:value-type="float" office:value="0.458752" calcext:value-type="float">
            <text:p>0.458752</text:p>
          </table:table-cell>
          <table:table-cell office:value-type="float" office:value="0.235739" calcext:value-type="float">
            <text:p>0.235739</text:p>
          </table:table-cell>
          <table:table-cell office:value-type="float" office:value="0.23579" calcext:value-type="float">
            <text:p>0.23579</text:p>
          </table:table-cell>
        </table:table-row>
        <table:table-row table:style-name="ro1">
          <table:table-cell office:value-type="float" office:value="0.475136" calcext:value-type="float">
            <text:p>0.475136</text:p>
          </table:table-cell>
          <table:table-cell office:value-type="float" office:value="0.244175" calcext:value-type="float">
            <text:p>0.244175</text:p>
          </table:table-cell>
          <table:table-cell office:value-type="float" office:value="0.244283" calcext:value-type="float">
            <text:p>0.244283</text:p>
          </table:table-cell>
        </table:table-row>
        <table:table-row table:style-name="ro1">
          <table:table-cell office:value-type="float" office:value="0.49152" calcext:value-type="float">
            <text:p>0.49152</text:p>
          </table:table-cell>
          <table:table-cell office:value-type="float" office:value="0.252581" calcext:value-type="float">
            <text:p>0.252581</text:p>
          </table:table-cell>
          <table:table-cell office:value-type="float" office:value="0.252616" calcext:value-type="float">
            <text:p>0.252616</text:p>
          </table:table-cell>
        </table:table-row>
        <table:table-row table:style-name="ro1">
          <table:table-cell office:value-type="float" office:value="0.507904" calcext:value-type="float">
            <text:p>0.507904</text:p>
          </table:table-cell>
          <table:table-cell office:value-type="float" office:value="0.261002" calcext:value-type="float">
            <text:p>0.261002</text:p>
          </table:table-cell>
          <table:table-cell office:value-type="float" office:value="0.261015" calcext:value-type="float">
            <text:p>0.261015</text:p>
          </table:table-cell>
        </table:table-row>
        <table:table-row table:style-name="ro1">
          <table:table-cell office:value-type="float" office:value="0.524288" calcext:value-type="float">
            <text:p>0.524288</text:p>
          </table:table-cell>
          <table:table-cell office:value-type="float" office:value="0.269407" calcext:value-type="float">
            <text:p>0.269407</text:p>
          </table:table-cell>
          <table:table-cell office:value-type="float" office:value="0.269503" calcext:value-type="float">
            <text:p>0.269503</text:p>
          </table:table-cell>
        </table:table-row>
        <table:table-row table:style-name="ro1">
          <table:table-cell office:value-type="float" office:value="0.540672" calcext:value-type="float">
            <text:p>0.540672</text:p>
          </table:table-cell>
          <table:table-cell office:value-type="float" office:value="0.27782" calcext:value-type="float">
            <text:p>0.27782</text:p>
          </table:table-cell>
          <table:table-cell office:value-type="float" office:value="0.277857" calcext:value-type="float">
            <text:p>0.277857</text:p>
          </table:table-cell>
        </table:table-row>
        <table:table-row table:style-name="ro1">
          <table:table-cell office:value-type="float" office:value="0.557056" calcext:value-type="float">
            <text:p>0.557056</text:p>
          </table:table-cell>
          <table:table-cell office:value-type="float" office:value="0.286247" calcext:value-type="float">
            <text:p>0.286247</text:p>
          </table:table-cell>
          <table:table-cell office:value-type="float" office:value="0.286327" calcext:value-type="float">
            <text:p>0.286327</text:p>
          </table:table-cell>
        </table:table-row>
        <table:table-row table:style-name="ro1">
          <table:table-cell office:value-type="float" office:value="0.57344" calcext:value-type="float">
            <text:p>0.57344</text:p>
          </table:table-cell>
          <table:table-cell office:value-type="float" office:value="0.294658" calcext:value-type="float">
            <text:p>0.294658</text:p>
          </table:table-cell>
          <table:table-cell office:value-type="float" office:value="0.294688" calcext:value-type="float">
            <text:p>0.294688</text:p>
          </table:table-cell>
        </table:table-row>
        <table:table-row table:style-name="ro1">
          <table:table-cell office:value-type="float" office:value="0.589824" calcext:value-type="float">
            <text:p>0.589824</text:p>
          </table:table-cell>
          <table:table-cell office:value-type="float" office:value="0.303084" calcext:value-type="float">
            <text:p>0.303084</text:p>
          </table:table-cell>
          <table:table-cell office:value-type="float" office:value="0.303156" calcext:value-type="float">
            <text:p>0.303156</text:p>
          </table:table-cell>
        </table:table-row>
        <table:table-row table:style-name="ro1">
          <table:table-cell office:value-type="float" office:value="0.606208" calcext:value-type="float">
            <text:p>0.606208</text:p>
          </table:table-cell>
          <table:table-cell office:value-type="float" office:value="0.311487" calcext:value-type="float">
            <text:p>0.311487</text:p>
          </table:table-cell>
          <table:table-cell office:value-type="float" office:value="0.311567" calcext:value-type="float">
            <text:p>0.311567</text:p>
          </table:table-cell>
        </table:table-row>
        <table:table-row table:style-name="ro1">
          <table:table-cell office:value-type="float" office:value="0.622592" calcext:value-type="float">
            <text:p>0.622592</text:p>
          </table:table-cell>
          <table:table-cell office:value-type="float" office:value="0.319927" calcext:value-type="float">
            <text:p>0.319927</text:p>
          </table:table-cell>
          <table:table-cell office:value-type="float" office:value="0.320099" calcext:value-type="float">
            <text:p>0.320099</text:p>
          </table:table-cell>
        </table:table-row>
        <table:table-row table:style-name="ro1">
          <table:table-cell office:value-type="float" office:value="0.638976" calcext:value-type="float">
            <text:p>0.638976</text:p>
          </table:table-cell>
          <table:table-cell office:value-type="float" office:value="0.328326" calcext:value-type="float">
            <text:p>0.328326</text:p>
          </table:table-cell>
          <table:table-cell office:value-type="float" office:value="0.328399" calcext:value-type="float">
            <text:p>0.328399</text:p>
          </table:table-cell>
        </table:table-row>
        <table:table-row table:style-name="ro1">
          <table:table-cell office:value-type="float" office:value="0.65536" calcext:value-type="float">
            <text:p>0.65536</text:p>
          </table:table-cell>
          <table:table-cell office:value-type="float" office:value="0.33675" calcext:value-type="float">
            <text:p>0.33675</text:p>
          </table:table-cell>
          <table:table-cell office:value-type="float" office:value="0.336822" calcext:value-type="float">
            <text:p>0.336822</text:p>
          </table:table-cell>
        </table:table-row>
        <table:table-row table:style-name="ro1">
          <table:table-cell office:value-type="float" office:value="0.671744" calcext:value-type="float">
            <text:p>0.671744</text:p>
          </table:table-cell>
          <table:table-cell office:value-type="float" office:value="0.34515" calcext:value-type="float">
            <text:p>0.34515</text:p>
          </table:table-cell>
          <table:table-cell office:value-type="float" office:value="0.345219" calcext:value-type="float">
            <text:p>0.345219</text:p>
          </table:table-cell>
        </table:table-row>
        <table:table-row table:style-name="ro1">
          <table:table-cell office:value-type="float" office:value="0.688128" calcext:value-type="float">
            <text:p>0.688128</text:p>
          </table:table-cell>
          <table:table-cell office:value-type="float" office:value="0.35359" calcext:value-type="float">
            <text:p>0.35359</text:p>
          </table:table-cell>
          <table:table-cell office:value-type="float" office:value="0.353667" calcext:value-type="float">
            <text:p>0.353667</text:p>
          </table:table-cell>
        </table:table-row>
        <table:table-row table:style-name="ro1">
          <table:table-cell office:value-type="float" office:value="0.704512" calcext:value-type="float">
            <text:p>0.704512</text:p>
          </table:table-cell>
          <table:table-cell office:value-type="float" office:value="0.361986" calcext:value-type="float">
            <text:p>0.361986</text:p>
          </table:table-cell>
          <table:table-cell office:value-type="float" office:value="0.362147" calcext:value-type="float">
            <text:p>0.362147</text:p>
          </table:table-cell>
        </table:table-row>
        <table:table-row table:style-name="ro1">
          <table:table-cell office:value-type="float" office:value="0.720896" calcext:value-type="float">
            <text:p>0.720896</text:p>
          </table:table-cell>
          <table:table-cell office:value-type="float" office:value="0.370423" calcext:value-type="float">
            <text:p>0.370423</text:p>
          </table:table-cell>
          <table:table-cell office:value-type="float" office:value="0.370489" calcext:value-type="float">
            <text:p>0.370489</text:p>
          </table:table-cell>
        </table:table-row>
        <table:table-row table:style-name="ro1">
          <table:table-cell office:value-type="float" office:value="0.73728" calcext:value-type="float">
            <text:p>0.73728</text:p>
          </table:table-cell>
          <table:table-cell office:value-type="float" office:value="0.378815" calcext:value-type="float">
            <text:p>0.378815</text:p>
          </table:table-cell>
          <table:table-cell office:value-type="float" office:value="0.378904" calcext:value-type="float">
            <text:p>0.378904</text:p>
          </table:table-cell>
        </table:table-row>
        <table:table-row table:style-name="ro1">
          <table:table-cell office:value-type="float" office:value="0.753664" calcext:value-type="float">
            <text:p>0.753664</text:p>
          </table:table-cell>
          <table:table-cell office:value-type="float" office:value="0.387262" calcext:value-type="float">
            <text:p>0.387262</text:p>
          </table:table-cell>
          <table:table-cell office:value-type="float" office:value="0.387324" calcext:value-type="float">
            <text:p>0.387324</text:p>
          </table:table-cell>
        </table:table-row>
        <table:table-row table:style-name="ro1">
          <table:table-cell office:value-type="float" office:value="0.770048" calcext:value-type="float">
            <text:p>0.770048</text:p>
          </table:table-cell>
          <table:table-cell office:value-type="float" office:value="0.395669" calcext:value-type="float">
            <text:p>0.395669</text:p>
          </table:table-cell>
          <table:table-cell office:value-type="float" office:value="0.395744" calcext:value-type="float">
            <text:p>0.395744</text:p>
          </table:table-cell>
        </table:table-row>
        <table:table-row table:style-name="ro1">
          <table:table-cell office:value-type="float" office:value="0.786432" calcext:value-type="float">
            <text:p>0.786432</text:p>
          </table:table-cell>
          <table:table-cell office:value-type="float" office:value="0.404062" calcext:value-type="float">
            <text:p>0.404062</text:p>
          </table:table-cell>
          <table:table-cell office:value-type="float" office:value="0.404138" calcext:value-type="float">
            <text:p>0.404138</text:p>
          </table:table-cell>
        </table:table-row>
        <table:table-row table:style-name="ro1">
          <table:table-cell office:value-type="float" office:value="0.802816" calcext:value-type="float">
            <text:p>0.802816</text:p>
          </table:table-cell>
          <table:table-cell office:value-type="float" office:value="0.412522" calcext:value-type="float">
            <text:p>0.412522</text:p>
          </table:table-cell>
          <table:table-cell office:value-type="float" office:value="0.412548" calcext:value-type="float">
            <text:p>0.412548</text:p>
          </table:table-cell>
        </table:table-row>
        <table:table-row table:style-name="ro1">
          <table:table-cell office:value-type="float" office:value="0.8192" calcext:value-type="float">
            <text:p>0.8192</text:p>
          </table:table-cell>
          <table:table-cell office:value-type="float" office:value="0.420935" calcext:value-type="float">
            <text:p>0.420935</text:p>
          </table:table-cell>
          <table:table-cell office:value-type="float" office:value="0.421098" calcext:value-type="float">
            <text:p>0.421098</text:p>
          </table:table-cell>
        </table:table-row>
        <table:table-row table:style-name="ro1">
          <table:table-cell office:value-type="float" office:value="0.835584" calcext:value-type="float">
            <text:p>0.835584</text:p>
          </table:table-cell>
          <table:table-cell office:value-type="float" office:value="0.429323" calcext:value-type="float">
            <text:p>0.429323</text:p>
          </table:table-cell>
          <table:table-cell office:value-type="float" office:value="0.429415" calcext:value-type="float">
            <text:p>0.429415</text:p>
          </table:table-cell>
        </table:table-row>
        <table:table-row table:style-name="ro1">
          <table:table-cell office:value-type="float" office:value="0.851968" calcext:value-type="float">
            <text:p>0.851968</text:p>
          </table:table-cell>
          <table:table-cell office:value-type="float" office:value="0.437757" calcext:value-type="float">
            <text:p>0.437757</text:p>
          </table:table-cell>
          <table:table-cell office:value-type="float" office:value="0.437829" calcext:value-type="float">
            <text:p>0.437829</text:p>
          </table:table-cell>
        </table:table-row>
        <table:table-row table:style-name="ro1">
          <table:table-cell office:value-type="float" office:value="0.868352" calcext:value-type="float">
            <text:p>0.868352</text:p>
          </table:table-cell>
          <table:table-cell office:value-type="float" office:value="0.446187" calcext:value-type="float">
            <text:p>0.446187</text:p>
          </table:table-cell>
          <table:table-cell office:value-type="float" office:value="0.44625" calcext:value-type="float">
            <text:p>0.44625</text:p>
          </table:table-cell>
        </table:table-row>
        <table:table-row table:style-name="ro1">
          <table:table-cell office:value-type="float" office:value="0.884736" calcext:value-type="float">
            <text:p>0.884736</text:p>
          </table:table-cell>
          <table:table-cell office:value-type="float" office:value="0.454569" calcext:value-type="float">
            <text:p>0.454569</text:p>
          </table:table-cell>
          <table:table-cell office:value-type="float" office:value="0.454649" calcext:value-type="float">
            <text:p>0.454649</text:p>
          </table:table-cell>
        </table:table-row>
        <table:table-row table:style-name="ro1">
          <table:table-cell office:value-type="float" office:value="0.90112" calcext:value-type="float">
            <text:p>0.90112</text:p>
          </table:table-cell>
          <table:table-cell office:value-type="float" office:value="0.463017" calcext:value-type="float">
            <text:p>0.463017</text:p>
          </table:table-cell>
          <table:table-cell office:value-type="float" office:value="0.463139" calcext:value-type="float">
            <text:p>0.463139</text:p>
          </table:table-cell>
        </table:table-row>
        <table:table-row table:style-name="ro1">
          <table:table-cell office:value-type="float" office:value="0.917504" calcext:value-type="float">
            <text:p>0.917504</text:p>
          </table:table-cell>
          <table:table-cell office:value-type="float" office:value="0.471426" calcext:value-type="float">
            <text:p>0.471426</text:p>
          </table:table-cell>
          <table:table-cell office:value-type="float" office:value="0.471493" calcext:value-type="float">
            <text:p>0.471493</text:p>
          </table:table-cell>
        </table:table-row>
        <table:table-row table:style-name="ro1">
          <table:table-cell office:value-type="float" office:value="0.933888" calcext:value-type="float">
            <text:p>0.933888</text:p>
          </table:table-cell>
          <table:table-cell office:value-type="float" office:value="0.479814" calcext:value-type="float">
            <text:p>0.479814</text:p>
          </table:table-cell>
          <table:table-cell office:value-type="float" office:value="0.479903" calcext:value-type="float">
            <text:p>0.479903</text:p>
          </table:table-cell>
        </table:table-row>
        <table:table-row table:style-name="ro1">
          <table:table-cell office:value-type="float" office:value="0.950272" calcext:value-type="float">
            <text:p>0.950272</text:p>
          </table:table-cell>
          <table:table-cell office:value-type="float" office:value="0.48825" calcext:value-type="float">
            <text:p>0.48825</text:p>
          </table:table-cell>
          <table:table-cell office:value-type="float" office:value="0.488262" calcext:value-type="float">
            <text:p>0.488262</text:p>
          </table:table-cell>
        </table:table-row>
        <table:table-row table:style-name="ro1">
          <table:table-cell office:value-type="float" office:value="0.966656" calcext:value-type="float">
            <text:p>0.966656</text:p>
          </table:table-cell>
          <table:table-cell office:value-type="float" office:value="0.496639" calcext:value-type="float">
            <text:p>0.496639</text:p>
          </table:table-cell>
          <table:table-cell office:value-type="float" office:value="0.496833" calcext:value-type="float">
            <text:p>0.496833</text:p>
          </table:table-cell>
        </table:table-row>
        <table:table-row table:style-name="ro1">
          <table:table-cell office:value-type="float" office:value="0.98304" calcext:value-type="float">
            <text:p>0.98304</text:p>
          </table:table-cell>
          <table:table-cell office:value-type="float" office:value="0.503044" calcext:value-type="float">
            <text:p>0.503044</text:p>
          </table:table-cell>
          <table:table-cell office:value-type="float" office:value="0.481959" calcext:value-type="float">
            <text:p>0.481959</text:p>
          </table:table-cell>
        </table:table-row>
        <table:table-row table:style-name="ro1">
          <table:table-cell office:value-type="float" office:value="0.999424" calcext:value-type="float">
            <text:p>0.999424</text:p>
          </table:table-cell>
          <table:table-cell office:value-type="float" office:value="0.506981" calcext:value-type="float">
            <text:p>0.506981</text:p>
          </table:table-cell>
          <table:table-cell office:value-type="float" office:value="0.458208" calcext:value-type="float">
            <text:p>0.458208</text:p>
          </table:table-cell>
        </table:table-row>
        <table:table-row table:style-name="ro1">
          <table:table-cell office:value-type="float" office:value="1.015808" calcext:value-type="float">
            <text:p>1.015808</text:p>
          </table:table-cell>
          <table:table-cell office:value-type="float" office:value="0.514201" calcext:value-type="float">
            <text:p>0.514201</text:p>
          </table:table-cell>
          <table:table-cell office:value-type="float" office:value="0.433411" calcext:value-type="float">
            <text:p>0.433411</text:p>
          </table:table-cell>
        </table:table-row>
        <table:table-row table:style-name="ro1">
          <table:table-cell office:value-type="float" office:value="1.032192" calcext:value-type="float">
            <text:p>1.032192</text:p>
          </table:table-cell>
          <table:table-cell office:value-type="float" office:value="0.513189" calcext:value-type="float">
            <text:p>0.513189</text:p>
          </table:table-cell>
          <table:table-cell office:value-type="float" office:value="0.418851" calcext:value-type="float">
            <text:p>0.418851</text:p>
          </table:table-cell>
        </table:table-row>
        <table:table-row table:style-name="ro1">
          <table:table-cell office:value-type="float" office:value="1.048576" calcext:value-type="float">
            <text:p>1.048576</text:p>
          </table:table-cell>
          <table:table-cell office:value-type="float" office:value="0.522611" calcext:value-type="float">
            <text:p>0.522611</text:p>
          </table:table-cell>
          <table:table-cell office:value-type="float" office:value="0.391102" calcext:value-type="float">
            <text:p>0.391102</text:p>
          </table:table-cell>
        </table:table-row>
        <table:table-row table:style-name="ro1">
          <table:table-cell office:value-type="float" office:value="1.06496" calcext:value-type="float">
            <text:p>1.06496</text:p>
          </table:table-cell>
          <table:table-cell office:value-type="float" office:value="0.514718" calcext:value-type="float">
            <text:p>0.514718</text:p>
          </table:table-cell>
          <table:table-cell office:value-type="float" office:value="0.38307" calcext:value-type="float">
            <text:p>0.38307</text:p>
          </table:table-cell>
        </table:table-row>
        <table:table-row table:style-name="ro1">
          <table:table-cell office:value-type="float" office:value="1.081344" calcext:value-type="float">
            <text:p>1.081344</text:p>
          </table:table-cell>
          <table:table-cell office:value-type="float" office:value="0.52557" calcext:value-type="float">
            <text:p>0.52557</text:p>
          </table:table-cell>
          <table:table-cell office:value-type="float" office:value="0.369046" calcext:value-type="float">
            <text:p>0.369046</text:p>
          </table:table-cell>
        </table:table-row>
        <table:table-row table:style-name="ro1">
          <table:table-cell office:value-type="float" office:value="1.097728" calcext:value-type="float">
            <text:p>1.097728</text:p>
          </table:table-cell>
          <table:table-cell office:value-type="float" office:value="0.52111" calcext:value-type="float">
            <text:p>0.52111</text:p>
          </table:table-cell>
          <table:table-cell office:value-type="float" office:value="0.349086" calcext:value-type="float">
            <text:p>0.349086</text:p>
          </table:table-cell>
        </table:table-row>
        <table:table-row table:style-name="ro1">
          <table:table-cell office:value-type="float" office:value="1.114112" calcext:value-type="float">
            <text:p>1.114112</text:p>
          </table:table-cell>
          <table:table-cell office:value-type="float" office:value="0.557411" calcext:value-type="float">
            <text:p>0.557411</text:p>
          </table:table-cell>
          <table:table-cell office:value-type="float" office:value="0.428875" calcext:value-type="float">
            <text:p>0.428875</text:p>
          </table:table-cell>
        </table:table-row>
        <table:table-row table:style-name="ro1">
          <table:table-cell office:value-type="float" office:value="1.130496" calcext:value-type="float">
            <text:p>1.130496</text:p>
          </table:table-cell>
          <table:table-cell office:value-type="float" office:value="0.546423" calcext:value-type="float">
            <text:p>0.546423</text:p>
          </table:table-cell>
          <table:table-cell office:value-type="float" office:value="0.377235" calcext:value-type="float">
            <text:p>0.377235</text:p>
          </table:table-cell>
        </table:table-row>
        <table:table-row table:style-name="ro1">
          <table:table-cell office:value-type="float" office:value="1.14688" calcext:value-type="float">
            <text:p>1.14688</text:p>
          </table:table-cell>
          <table:table-cell office:value-type="float" office:value="0.571346" calcext:value-type="float">
            <text:p>0.571346</text:p>
          </table:table-cell>
          <table:table-cell office:value-type="float" office:value="0.412878" calcext:value-type="float">
            <text:p>0.412878</text:p>
          </table:table-cell>
        </table:table-row>
        <table:table-row table:style-name="ro1">
          <table:table-cell office:value-type="float" office:value="1.163264" calcext:value-type="float">
            <text:p>1.163264</text:p>
          </table:table-cell>
          <table:table-cell office:value-type="float" office:value="0.582985" calcext:value-type="float">
            <text:p>0.582985</text:p>
          </table:table-cell>
          <table:table-cell office:value-type="float" office:value="0.414855" calcext:value-type="float">
            <text:p>0.414855</text:p>
          </table:table-cell>
        </table:table-row>
        <table:table-row table:style-name="ro1">
          <table:table-cell office:value-type="float" office:value="1.179648" calcext:value-type="float">
            <text:p>1.179648</text:p>
          </table:table-cell>
          <table:table-cell office:value-type="float" office:value="0.588917" calcext:value-type="float">
            <text:p>0.588917</text:p>
          </table:table-cell>
          <table:table-cell office:value-type="float" office:value="0.405788" calcext:value-type="float">
            <text:p>0.405788</text:p>
          </table:table-cell>
        </table:table-row>
        <table:table-row table:style-name="ro1">
          <table:table-cell office:value-type="float" office:value="1.196032" calcext:value-type="float">
            <text:p>1.196032</text:p>
          </table:table-cell>
          <table:table-cell office:value-type="float" office:value="0.596042" calcext:value-type="float">
            <text:p>0.596042</text:p>
          </table:table-cell>
          <table:table-cell office:value-type="float" office:value="0.403432" calcext:value-type="float">
            <text:p>0.403432</text:p>
          </table:table-cell>
        </table:table-row>
        <table:table-row table:style-name="ro1">
          <table:table-cell office:value-type="float" office:value="1.212416" calcext:value-type="float">
            <text:p>1.212416</text:p>
          </table:table-cell>
          <table:table-cell office:value-type="float" office:value="0.605044" calcext:value-type="float">
            <text:p>0.605044</text:p>
          </table:table-cell>
          <table:table-cell office:value-type="float" office:value="0.398096" calcext:value-type="float">
            <text:p>0.398096</text:p>
          </table:table-cell>
        </table:table-row>
        <table:table-row table:style-name="ro1">
          <table:table-cell office:value-type="float" office:value="1.2288" calcext:value-type="float">
            <text:p>1.2288</text:p>
          </table:table-cell>
          <table:table-cell office:value-type="float" office:value="0.608525" calcext:value-type="float">
            <text:p>0.608525</text:p>
          </table:table-cell>
          <table:table-cell office:value-type="float" office:value="0.378785" calcext:value-type="float">
            <text:p>0.378785</text:p>
          </table:table-cell>
        </table:table-row>
        <table:table-row table:style-name="ro1">
          <table:table-cell office:value-type="float" office:value="1.245184" calcext:value-type="float">
            <text:p>1.245184</text:p>
          </table:table-cell>
          <table:table-cell office:value-type="float" office:value="0.610244" calcext:value-type="float">
            <text:p>0.610244</text:p>
          </table:table-cell>
          <table:table-cell office:value-type="float" office:value="0.369378" calcext:value-type="float">
            <text:p>0.369378</text:p>
          </table:table-cell>
        </table:table-row>
        <table:table-row table:style-name="ro1">
          <table:table-cell office:value-type="float" office:value="1.261568" calcext:value-type="float">
            <text:p>1.261568</text:p>
          </table:table-cell>
          <table:table-cell office:value-type="float" office:value="0.623558" calcext:value-type="float">
            <text:p>0.623558</text:p>
          </table:table-cell>
          <table:table-cell office:value-type="float" office:value="0.374887" calcext:value-type="float">
            <text:p>0.374887</text:p>
          </table:table-cell>
        </table:table-row>
        <table:table-row table:style-name="ro1">
          <table:table-cell office:value-type="float" office:value="1.277952" calcext:value-type="float">
            <text:p>1.277952</text:p>
          </table:table-cell>
          <table:table-cell office:value-type="float" office:value="0.629891" calcext:value-type="float">
            <text:p>0.629891</text:p>
          </table:table-cell>
          <table:table-cell office:value-type="float" office:value="0.368931" calcext:value-type="float">
            <text:p>0.368931</text:p>
          </table:table-cell>
        </table:table-row>
        <table:table-row table:style-name="ro1">
          <table:table-cell office:value-type="float" office:value="1.294336" calcext:value-type="float">
            <text:p>1.294336</text:p>
          </table:table-cell>
          <table:table-cell office:value-type="float" office:value="0.635267" calcext:value-type="float">
            <text:p>0.635267</text:p>
          </table:table-cell>
          <table:table-cell office:value-type="float" office:value="0.364621" calcext:value-type="float">
            <text:p>0.364621</text:p>
          </table:table-cell>
        </table:table-row>
        <table:table-row table:style-name="ro1">
          <table:table-cell office:value-type="float" office:value="1.31072" calcext:value-type="float">
            <text:p>1.31072</text:p>
          </table:table-cell>
          <table:table-cell office:value-type="float" office:value="0.644365" calcext:value-type="float">
            <text:p>0.644365</text:p>
          </table:table-cell>
          <table:table-cell office:value-type="float" office:value="0.359147" calcext:value-type="float">
            <text:p>0.359147</text:p>
          </table:table-cell>
        </table:table-row>
        <table:table-row table:style-name="ro1">
          <table:table-cell office:value-type="float" office:value="1.327104" calcext:value-type="float">
            <text:p>1.327104</text:p>
          </table:table-cell>
          <table:table-cell office:value-type="float" office:value="0.653638" calcext:value-type="float">
            <text:p>0.653638</text:p>
          </table:table-cell>
          <table:table-cell office:value-type="float" office:value="0.349257" calcext:value-type="float">
            <text:p>0.349257</text:p>
          </table:table-cell>
        </table:table-row>
        <table:table-row table:style-name="ro1">
          <table:table-cell office:value-type="float" office:value="1.343488" calcext:value-type="float">
            <text:p>1.343488</text:p>
          </table:table-cell>
          <table:table-cell office:value-type="float" office:value="0.656033" calcext:value-type="float">
            <text:p>0.656033</text:p>
          </table:table-cell>
          <table:table-cell office:value-type="float" office:value="0.350417" calcext:value-type="float">
            <text:p>0.350417</text:p>
          </table:table-cell>
        </table:table-row>
        <table:table-row table:style-name="ro1">
          <table:table-cell office:value-type="float" office:value="1.359872" calcext:value-type="float">
            <text:p>1.359872</text:p>
          </table:table-cell>
          <table:table-cell office:value-type="float" office:value="0.665384" calcext:value-type="float">
            <text:p>0.665384</text:p>
          </table:table-cell>
          <table:table-cell office:value-type="float" office:value="0.345071" calcext:value-type="float">
            <text:p>0.345071</text:p>
          </table:table-cell>
        </table:table-row>
        <table:table-row table:style-name="ro1">
          <table:table-cell office:value-type="float" office:value="1.376256" calcext:value-type="float">
            <text:p>1.376256</text:p>
          </table:table-cell>
          <table:table-cell office:value-type="float" office:value="0.671402" calcext:value-type="float">
            <text:p>0.671402</text:p>
          </table:table-cell>
          <table:table-cell office:value-type="float" office:value="0.328442" calcext:value-type="float">
            <text:p>0.328442</text:p>
          </table:table-cell>
        </table:table-row>
        <table:table-row table:style-name="ro1">
          <table:table-cell office:value-type="float" office:value="1.39264" calcext:value-type="float">
            <text:p>1.39264</text:p>
          </table:table-cell>
          <table:table-cell office:value-type="float" office:value="0.676038" calcext:value-type="float">
            <text:p>0.676038</text:p>
          </table:table-cell>
          <table:table-cell office:value-type="float" office:value="0.332662" calcext:value-type="float">
            <text:p>0.332662</text:p>
          </table:table-cell>
        </table:table-row>
        <table:table-row table:style-name="ro1">
          <table:table-cell office:value-type="float" office:value="1.409024" calcext:value-type="float">
            <text:p>1.409024</text:p>
          </table:table-cell>
          <table:table-cell office:value-type="float" office:value="0.681053" calcext:value-type="float">
            <text:p>0.681053</text:p>
          </table:table-cell>
          <table:table-cell office:value-type="float" office:value="0.332668" calcext:value-type="float">
            <text:p>0.332668</text:p>
          </table:table-cell>
        </table:table-row>
        <table:table-row table:style-name="ro1">
          <table:table-cell office:value-type="float" office:value="1.425408" calcext:value-type="float">
            <text:p>1.425408</text:p>
          </table:table-cell>
          <table:table-cell office:value-type="float" office:value="0.684701" calcext:value-type="float">
            <text:p>0.684701</text:p>
          </table:table-cell>
          <table:table-cell office:value-type="float" office:value="0.320128" calcext:value-type="float">
            <text:p>0.320128</text:p>
          </table:table-cell>
        </table:table-row>
        <table:table-row table:style-name="ro1">
          <table:table-cell office:value-type="float" office:value="1.441792" calcext:value-type="float">
            <text:p>1.441792</text:p>
          </table:table-cell>
          <table:table-cell office:value-type="float" office:value="0.691076" calcext:value-type="float">
            <text:p>0.691076</text:p>
          </table:table-cell>
          <table:table-cell office:value-type="float" office:value="0.310816" calcext:value-type="float">
            <text:p>0.310816</text:p>
          </table:table-cell>
        </table:table-row>
        <table:table-row table:style-name="ro1">
          <table:table-cell office:value-type="float" office:value="1.458176" calcext:value-type="float">
            <text:p>1.458176</text:p>
          </table:table-cell>
          <table:table-cell office:value-type="float" office:value="0.703067" calcext:value-type="float">
            <text:p>0.703067</text:p>
          </table:table-cell>
          <table:table-cell office:value-type="float" office:value="0.305314" calcext:value-type="float">
            <text:p>0.305314</text:p>
          </table:table-cell>
        </table:table-row>
        <table:table-row table:style-name="ro1">
          <table:table-cell office:value-type="float" office:value="1.47456" calcext:value-type="float">
            <text:p>1.47456</text:p>
          </table:table-cell>
          <table:table-cell office:value-type="float" office:value="0.709501" calcext:value-type="float">
            <text:p>0.709501</text:p>
          </table:table-cell>
          <table:table-cell office:value-type="float" office:value="0.304682" calcext:value-type="float">
            <text:p>0.304682</text:p>
          </table:table-cell>
        </table:table-row>
        <table:table-row table:style-name="ro1">
          <table:table-cell office:value-type="float" office:value="1.490944" calcext:value-type="float">
            <text:p>1.490944</text:p>
          </table:table-cell>
          <table:table-cell office:value-type="float" office:value="0.716763" calcext:value-type="float">
            <text:p>0.716763</text:p>
          </table:table-cell>
          <table:table-cell office:value-type="float" office:value="0.296862" calcext:value-type="float">
            <text:p>0.296862</text:p>
          </table:table-cell>
        </table:table-row>
        <table:table-row table:style-name="ro1">
          <table:table-cell office:value-type="float" office:value="1.507328" calcext:value-type="float">
            <text:p>1.507328</text:p>
          </table:table-cell>
          <table:table-cell office:value-type="float" office:value="0.70564" calcext:value-type="float">
            <text:p>0.70564</text:p>
          </table:table-cell>
          <table:table-cell office:value-type="float" office:value="0.285209" calcext:value-type="float">
            <text:p>0.285209</text:p>
          </table:table-cell>
        </table:table-row>
        <table:table-row table:style-name="ro1">
          <table:table-cell office:value-type="float" office:value="1.523712" calcext:value-type="float">
            <text:p>1.523712</text:p>
          </table:table-cell>
          <table:table-cell office:value-type="float" office:value="0.726771" calcext:value-type="float">
            <text:p>0.726771</text:p>
          </table:table-cell>
          <table:table-cell office:value-type="float" office:value="0.283938" calcext:value-type="float">
            <text:p>0.283938</text:p>
          </table:table-cell>
        </table:table-row>
        <table:table-row table:style-name="ro1">
          <table:table-cell office:value-type="float" office:value="1.540096" calcext:value-type="float">
            <text:p>1.540096</text:p>
          </table:table-cell>
          <table:table-cell office:value-type="float" office:value="0.730535" calcext:value-type="float">
            <text:p>0.730535</text:p>
          </table:table-cell>
          <table:table-cell office:value-type="float" office:value="0.27475" calcext:value-type="float">
            <text:p>0.27475</text:p>
          </table:table-cell>
        </table:table-row>
        <table:table-row table:style-name="ro1">
          <table:table-cell office:value-type="float" office:value="1.55648" calcext:value-type="float">
            <text:p>1.55648</text:p>
          </table:table-cell>
          <table:table-cell office:value-type="float" office:value="0.736082" calcext:value-type="float">
            <text:p>0.736082</text:p>
          </table:table-cell>
          <table:table-cell office:value-type="float" office:value="0.267206" calcext:value-type="float">
            <text:p>0.267206</text:p>
          </table:table-cell>
        </table:table-row>
        <table:table-row table:style-name="ro1">
          <table:table-cell office:value-type="float" office:value="1.572864" calcext:value-type="float">
            <text:p>1.572864</text:p>
          </table:table-cell>
          <table:table-cell office:value-type="float" office:value="0.744027" calcext:value-type="float">
            <text:p>0.744027</text:p>
          </table:table-cell>
          <table:table-cell office:value-type="float" office:value="0.267624" calcext:value-type="float">
            <text:p>0.267624</text:p>
          </table:table-cell>
        </table:table-row>
        <table:table-row table:style-name="ro1">
          <table:table-cell office:value-type="float" office:value="1.589248" calcext:value-type="float">
            <text:p>1.589248</text:p>
          </table:table-cell>
          <table:table-cell office:value-type="float" office:value="0.747321" calcext:value-type="float">
            <text:p>0.747321</text:p>
          </table:table-cell>
          <table:table-cell office:value-type="float" office:value="0.260871" calcext:value-type="float">
            <text:p>0.260871</text:p>
          </table:table-cell>
        </table:table-row>
        <table:table-row table:style-name="ro1">
          <table:table-cell office:value-type="float" office:value="1.605632" calcext:value-type="float">
            <text:p>1.605632</text:p>
          </table:table-cell>
          <table:table-cell office:value-type="float" office:value="0.738437" calcext:value-type="float">
            <text:p>0.738437</text:p>
          </table:table-cell>
          <table:table-cell office:value-type="float" office:value="0.243558" calcext:value-type="float">
            <text:p>0.243558</text:p>
          </table:table-cell>
        </table:table-row>
        <table:table-row table:style-name="ro1">
          <table:table-cell office:value-type="float" office:value="1.622016" calcext:value-type="float">
            <text:p>1.622016</text:p>
          </table:table-cell>
          <table:table-cell office:value-type="float" office:value="0.744974" calcext:value-type="float">
            <text:p>0.744974</text:p>
          </table:table-cell>
          <table:table-cell office:value-type="float" office:value="0.243595" calcext:value-type="float">
            <text:p>0.243595</text:p>
          </table:table-cell>
        </table:table-row>
        <table:table-row table:style-name="ro1">
          <table:table-cell office:value-type="float" office:value="1.6384" calcext:value-type="float">
            <text:p>1.6384</text:p>
          </table:table-cell>
          <table:table-cell office:value-type="float" office:value="0.74822" calcext:value-type="float">
            <text:p>0.74822</text:p>
          </table:table-cell>
          <table:table-cell office:value-type="float" office:value="0.225049" calcext:value-type="float">
            <text:p>0.225049</text:p>
          </table:table-cell>
        </table:table-row>
        <table:table-row table:style-name="ro1">
          <table:table-cell office:value-type="float" office:value="1.654784" calcext:value-type="float">
            <text:p>1.654784</text:p>
          </table:table-cell>
          <table:table-cell office:value-type="float" office:value="0.759181" calcext:value-type="float">
            <text:p>0.759181</text:p>
          </table:table-cell>
          <table:table-cell office:value-type="float" office:value="0.230798" calcext:value-type="float">
            <text:p>0.230798</text:p>
          </table:table-cell>
        </table:table-row>
        <table:table-row table:style-name="ro1">
          <table:table-cell office:value-type="float" office:value="1.671168" calcext:value-type="float">
            <text:p>1.671168</text:p>
          </table:table-cell>
          <table:table-cell office:value-type="float" office:value="0.763842" calcext:value-type="float">
            <text:p>0.763842</text:p>
          </table:table-cell>
          <table:table-cell office:value-type="float" office:value="0.219404" calcext:value-type="float">
            <text:p>0.219404</text:p>
          </table:table-cell>
        </table:table-row>
        <table:table-row table:style-name="ro1">
          <table:table-cell office:value-type="float" office:value="1.687552" calcext:value-type="float">
            <text:p>1.687552</text:p>
          </table:table-cell>
          <table:table-cell office:value-type="float" office:value="0.772678" calcext:value-type="float">
            <text:p>0.772678</text:p>
          </table:table-cell>
          <table:table-cell office:value-type="float" office:value="0.211554" calcext:value-type="float">
            <text:p>0.211554</text:p>
          </table:table-cell>
        </table:table-row>
        <table:table-row table:style-name="ro1">
          <table:table-cell office:value-type="float" office:value="1.703936" calcext:value-type="float">
            <text:p>1.703936</text:p>
          </table:table-cell>
          <table:table-cell office:value-type="float" office:value="0.779082" calcext:value-type="float">
            <text:p>0.779082</text:p>
          </table:table-cell>
          <table:table-cell office:value-type="float" office:value="0.211183" calcext:value-type="float">
            <text:p>0.211183</text:p>
          </table:table-cell>
        </table:table-row>
        <table:table-row table:style-name="ro1">
          <table:table-cell office:value-type="float" office:value="1.72032" calcext:value-type="float">
            <text:p>1.72032</text:p>
          </table:table-cell>
          <table:table-cell office:value-type="float" office:value="0.774773" calcext:value-type="float">
            <text:p>0.774773</text:p>
          </table:table-cell>
          <table:table-cell office:value-type="float" office:value="0.207419" calcext:value-type="float">
            <text:p>0.207419</text:p>
          </table:table-cell>
        </table:table-row>
        <table:table-row table:style-name="ro1">
          <table:table-cell office:value-type="float" office:value="1.736704" calcext:value-type="float">
            <text:p>1.736704</text:p>
          </table:table-cell>
          <table:table-cell office:value-type="float" office:value="0.783576" calcext:value-type="float">
            <text:p>0.783576</text:p>
          </table:table-cell>
          <table:table-cell office:value-type="float" office:value="0.191848" calcext:value-type="float">
            <text:p>0.191848</text:p>
          </table:table-cell>
        </table:table-row>
        <table:table-row table:style-name="ro1">
          <table:table-cell office:value-type="float" office:value="1.753088" calcext:value-type="float">
            <text:p>1.753088</text:p>
          </table:table-cell>
          <table:table-cell office:value-type="float" office:value="0.780869" calcext:value-type="float">
            <text:p>0.780869</text:p>
          </table:table-cell>
          <table:table-cell office:value-type="float" office:value="0.192862" calcext:value-type="float">
            <text:p>0.192862</text:p>
          </table:table-cell>
        </table:table-row>
        <table:table-row table:style-name="ro1">
          <table:table-cell office:value-type="float" office:value="1.769472" calcext:value-type="float">
            <text:p>1.769472</text:p>
          </table:table-cell>
          <table:table-cell office:value-type="float" office:value="0.801681" calcext:value-type="float">
            <text:p>0.801681</text:p>
          </table:table-cell>
          <table:table-cell office:value-type="float" office:value="0.189141" calcext:value-type="float">
            <text:p>0.189141</text:p>
          </table:table-cell>
        </table:table-row>
        <table:table-row table:style-name="ro1">
          <table:table-cell office:value-type="float" office:value="1.785856" calcext:value-type="float">
            <text:p>1.785856</text:p>
          </table:table-cell>
          <table:table-cell office:value-type="float" office:value="0.802556" calcext:value-type="float">
            <text:p>0.802556</text:p>
          </table:table-cell>
          <table:table-cell office:value-type="float" office:value="0.184678" calcext:value-type="float">
            <text:p>0.184678</text:p>
          </table:table-cell>
        </table:table-row>
        <table:table-row table:style-name="ro1">
          <table:table-cell office:value-type="float" office:value="1.80224" calcext:value-type="float">
            <text:p>1.80224</text:p>
          </table:table-cell>
          <table:table-cell office:value-type="float" office:value="0.804829" calcext:value-type="float">
            <text:p>0.804829</text:p>
          </table:table-cell>
          <table:table-cell office:value-type="float" office:value="0.16521" calcext:value-type="float">
            <text:p>0.16521</text:p>
          </table:table-cell>
        </table:table-row>
        <table:table-row table:style-name="ro1">
          <table:table-cell office:value-type="float" office:value="1.818624" calcext:value-type="float">
            <text:p>1.818624</text:p>
          </table:table-cell>
          <table:table-cell office:value-type="float" office:value="0.805265" calcext:value-type="float">
            <text:p>0.805265</text:p>
          </table:table-cell>
          <table:table-cell office:value-type="float" office:value="0.160899" calcext:value-type="float">
            <text:p>0.160899</text:p>
          </table:table-cell>
        </table:table-row>
        <table:table-row table:style-name="ro1">
          <table:table-cell office:value-type="float" office:value="1.835008" calcext:value-type="float">
            <text:p>1.835008</text:p>
          </table:table-cell>
          <table:table-cell office:value-type="float" office:value="0.812867" calcext:value-type="float">
            <text:p>0.812867</text:p>
          </table:table-cell>
          <table:table-cell office:value-type="float" office:value="0.157922" calcext:value-type="float">
            <text:p>0.157922</text:p>
          </table:table-cell>
        </table:table-row>
        <table:table-row table:style-name="ro1">
          <table:table-cell office:value-type="float" office:value="1.851392" calcext:value-type="float">
            <text:p>1.851392</text:p>
          </table:table-cell>
          <table:table-cell office:value-type="float" office:value="0.812268" calcext:value-type="float">
            <text:p>0.812268</text:p>
          </table:table-cell>
          <table:table-cell office:value-type="float" office:value="0.152324" calcext:value-type="float">
            <text:p>0.152324</text:p>
          </table:table-cell>
        </table:table-row>
        <table:table-row table:style-name="ro1">
          <table:table-cell office:value-type="float" office:value="1.867776" calcext:value-type="float">
            <text:p>1.867776</text:p>
          </table:table-cell>
          <table:table-cell office:value-type="float" office:value="0.801711" calcext:value-type="float">
            <text:p>0.801711</text:p>
          </table:table-cell>
          <table:table-cell office:value-type="float" office:value="0.157457" calcext:value-type="float">
            <text:p>0.157457</text:p>
          </table:table-cell>
        </table:table-row>
        <table:table-row table:style-name="ro1">
          <table:table-cell office:value-type="float" office:value="1.88416" calcext:value-type="float">
            <text:p>1.88416</text:p>
          </table:table-cell>
          <table:table-cell office:value-type="float" office:value="0.81233" calcext:value-type="float">
            <text:p>0.81233</text:p>
          </table:table-cell>
          <table:table-cell office:value-type="float" office:value="0.154208" calcext:value-type="float">
            <text:p>0.154208</text:p>
          </table:table-cell>
        </table:table-row>
        <table:table-row table:style-name="ro1">
          <table:table-cell office:value-type="float" office:value="1.900544" calcext:value-type="float">
            <text:p>1.900544</text:p>
          </table:table-cell>
          <table:table-cell office:value-type="float" office:value="0.797795" calcext:value-type="float">
            <text:p>0.797795</text:p>
          </table:table-cell>
          <table:table-cell office:value-type="float" office:value="0.162434" calcext:value-type="float">
            <text:p>0.162434</text:p>
          </table:table-cell>
        </table:table-row>
        <table:table-row table:style-name="ro1">
          <table:table-cell office:value-type="float" office:value="1.916928" calcext:value-type="float">
            <text:p>1.916928</text:p>
          </table:table-cell>
          <table:table-cell office:value-type="float" office:value="0.811115" calcext:value-type="float">
            <text:p>0.811115</text:p>
          </table:table-cell>
          <table:table-cell office:value-type="float" office:value="0.151872" calcext:value-type="float">
            <text:p>0.151872</text:p>
          </table:table-cell>
        </table:table-row>
        <table:table-row table:style-name="ro1">
          <table:table-cell office:value-type="float" office:value="1.933312" calcext:value-type="float">
            <text:p>1.933312</text:p>
          </table:table-cell>
          <table:table-cell office:value-type="float" office:value="0.800237" calcext:value-type="float">
            <text:p>0.800237</text:p>
          </table:table-cell>
          <table:table-cell office:value-type="float" office:value="0.162256" calcext:value-type="float">
            <text:p>0.162256</text:p>
          </table:table-cell>
        </table:table-row>
        <table:table-row table:style-name="ro1">
          <table:table-cell office:value-type="float" office:value="1.949696" calcext:value-type="float">
            <text:p>1.949696</text:p>
          </table:table-cell>
          <table:table-cell office:value-type="float" office:value="0.803286" calcext:value-type="float">
            <text:p>0.803286</text:p>
          </table:table-cell>
          <table:table-cell office:value-type="float" office:value="0.146019" calcext:value-type="float">
            <text:p>0.146019</text:p>
          </table:table-cell>
        </table:table-row>
        <table:table-row table:style-name="ro1">
          <table:table-cell office:value-type="float" office:value="1.96608" calcext:value-type="float">
            <text:p>1.96608</text:p>
          </table:table-cell>
          <table:table-cell office:value-type="float" office:value="0.797058" calcext:value-type="float">
            <text:p>0.797058</text:p>
          </table:table-cell>
          <table:table-cell office:value-type="float" office:value="0.146595" calcext:value-type="float">
            <text:p>0.146595</text:p>
          </table:table-cell>
        </table:table-row>
        <table:table-row table:style-name="ro1">
          <table:table-cell office:value-type="float" office:value="1.982464" calcext:value-type="float">
            <text:p>1.982464</text:p>
          </table:table-cell>
          <table:table-cell office:value-type="float" office:value="0.811307" calcext:value-type="float">
            <text:p>0.811307</text:p>
          </table:table-cell>
          <table:table-cell office:value-type="float" office:value="0.154177" calcext:value-type="float">
            <text:p>0.154177</text:p>
          </table:table-cell>
        </table:table-row>
        <table:table-row table:style-name="ro1">
          <table:table-cell office:value-type="float" office:value="1.998848" calcext:value-type="float">
            <text:p>1.998848</text:p>
          </table:table-cell>
          <table:table-cell office:value-type="float" office:value="0.822307" calcext:value-type="float">
            <text:p>0.822307</text:p>
          </table:table-cell>
          <table:table-cell office:value-type="float" office:value="0.169006" calcext:value-type="float">
            <text:p>0.169006</text:p>
          </table:table-cell>
        </table:table-row>
        <table:table-row table:style-name="ro1">
          <table:table-cell office:value-type="float" office:value="2.015232" calcext:value-type="float">
            <text:p>2.015232</text:p>
          </table:table-cell>
          <table:table-cell office:value-type="float" office:value="0.805291" calcext:value-type="float">
            <text:p>0.805291</text:p>
          </table:table-cell>
          <table:table-cell office:value-type="float" office:value="0.163478" calcext:value-type="float">
            <text:p>0.163478</text:p>
          </table:table-cell>
        </table:table-row>
        <table:table-row table:style-name="ro1">
          <table:table-cell office:value-type="float" office:value="2.031616" calcext:value-type="float">
            <text:p>2.031616</text:p>
          </table:table-cell>
          <table:table-cell office:value-type="float" office:value="0.779193" calcext:value-type="float">
            <text:p>0.779193</text:p>
          </table:table-cell>
          <table:table-cell office:value-type="float" office:value="0.156425" calcext:value-type="float">
            <text:p>0.156425</text:p>
          </table:table-cell>
        </table:table-row>
        <table:table-row table:style-name="ro1">
          <table:table-cell office:value-type="float" office:value="2.048" calcext:value-type="float">
            <text:p>2.048</text:p>
          </table:table-cell>
          <table:table-cell office:value-type="float" office:value="0.813849" calcext:value-type="float">
            <text:p>0.813849</text:p>
          </table:table-cell>
          <table:table-cell office:value-type="float" office:value="0.152099" calcext:value-type="float">
            <text:p>0.152099</text:p>
          </table:table-cell>
        </table:table-row>
        <table:table-row table:style-name="ro1">
          <table:table-cell office:value-type="float" office:value="2.064384" calcext:value-type="float">
            <text:p>2.064384</text:p>
          </table:table-cell>
          <table:table-cell office:value-type="float" office:value="0.782186" calcext:value-type="float">
            <text:p>0.782186</text:p>
          </table:table-cell>
          <table:table-cell office:value-type="float" office:value="0.186183" calcext:value-type="float">
            <text:p>0.186183</text:p>
          </table:table-cell>
        </table:table-row>
        <table:table-row table:style-name="ro1">
          <table:table-cell office:value-type="float" office:value="2.080768" calcext:value-type="float">
            <text:p>2.080768</text:p>
          </table:table-cell>
          <table:table-cell office:value-type="float" office:value="0.753965" calcext:value-type="float">
            <text:p>0.753965</text:p>
          </table:table-cell>
          <table:table-cell office:value-type="float" office:value="0.16809" calcext:value-type="float">
            <text:p>0.16809</text:p>
          </table:table-cell>
        </table:table-row>
        <table:table-row table:style-name="ro1">
          <table:table-cell office:value-type="float" office:value="2.097152" calcext:value-type="float">
            <text:p>2.097152</text:p>
          </table:table-cell>
          <table:table-cell office:value-type="float" office:value="0.781213" calcext:value-type="float">
            <text:p>0.781213</text:p>
          </table:table-cell>
          <table:table-cell office:value-type="float" office:value="0.17422" calcext:value-type="float">
            <text:p>0.17422</text:p>
          </table:table-cell>
        </table:table-row>
        <table:table-row table:style-name="ro1">
          <table:table-cell office:value-type="float" office:value="2.113536" calcext:value-type="float">
            <text:p>2.113536</text:p>
          </table:table-cell>
          <table:table-cell office:value-type="float" office:value="0.775067" calcext:value-type="float">
            <text:p>0.775067</text:p>
          </table:table-cell>
          <table:table-cell office:value-type="float" office:value="0.182469" calcext:value-type="float">
            <text:p>0.182469</text:p>
          </table:table-cell>
        </table:table-row>
        <table:table-row table:style-name="ro1">
          <table:table-cell office:value-type="float" office:value="2.12992" calcext:value-type="float">
            <text:p>2.12992</text:p>
          </table:table-cell>
          <table:table-cell office:value-type="float" office:value="0.795568" calcext:value-type="float">
            <text:p>0.795568</text:p>
          </table:table-cell>
          <table:table-cell office:value-type="float" office:value="0.169044" calcext:value-type="float">
            <text:p>0.169044</text:p>
          </table:table-cell>
        </table:table-row>
        <table:table-row table:style-name="ro1">
          <table:table-cell office:value-type="float" office:value="2.146304" calcext:value-type="float">
            <text:p>2.146304</text:p>
          </table:table-cell>
          <table:table-cell office:value-type="float" office:value="0.776784" calcext:value-type="float">
            <text:p>0.776784</text:p>
          </table:table-cell>
          <table:table-cell office:value-type="float" office:value="0.196178" calcext:value-type="float">
            <text:p>0.196178</text:p>
          </table:table-cell>
        </table:table-row>
        <table:table-row table:style-name="ro1">
          <table:table-cell office:value-type="float" office:value="2.162688" calcext:value-type="float">
            <text:p>2.162688</text:p>
          </table:table-cell>
          <table:table-cell office:value-type="float" office:value="0.822084" calcext:value-type="float">
            <text:p>0.822084</text:p>
          </table:table-cell>
          <table:table-cell office:value-type="float" office:value="0.166454" calcext:value-type="float">
            <text:p>0.166454</text:p>
          </table:table-cell>
        </table:table-row>
        <table:table-row table:style-name="ro1">
          <table:table-cell office:value-type="float" office:value="2.179072" calcext:value-type="float">
            <text:p>2.179072</text:p>
          </table:table-cell>
          <table:table-cell office:value-type="float" office:value="0.769271" calcext:value-type="float">
            <text:p>0.769271</text:p>
          </table:table-cell>
          <table:table-cell office:value-type="float" office:value="0.172844" calcext:value-type="float">
            <text:p>0.172844</text:p>
          </table:table-cell>
        </table:table-row>
        <table:table-row table:style-name="ro1">
          <table:table-cell office:value-type="float" office:value="2.195456" calcext:value-type="float">
            <text:p>2.195456</text:p>
          </table:table-cell>
          <table:table-cell office:value-type="float" office:value="0.765616" calcext:value-type="float">
            <text:p>0.765616</text:p>
          </table:table-cell>
          <table:table-cell office:value-type="float" office:value="0.189619" calcext:value-type="float">
            <text:p>0.189619</text:p>
          </table:table-cell>
        </table:table-row>
        <table:table-row table:style-name="ro1">
          <table:table-cell office:value-type="float" office:value="2.21184" calcext:value-type="float">
            <text:p>2.21184</text:p>
          </table:table-cell>
          <table:table-cell office:value-type="float" office:value="0.759279" calcext:value-type="float">
            <text:p>0.759279</text:p>
          </table:table-cell>
          <table:table-cell office:value-type="float" office:value="0.184786" calcext:value-type="float">
            <text:p>0.184786</text:p>
          </table:table-cell>
        </table:table-row>
        <table:table-row table:style-name="ro1">
          <table:table-cell office:value-type="float" office:value="2.228224" calcext:value-type="float">
            <text:p>2.228224</text:p>
          </table:table-cell>
          <table:table-cell office:value-type="float" office:value="0.7861" calcext:value-type="float">
            <text:p>0.7861</text:p>
          </table:table-cell>
          <table:table-cell office:value-type="float" office:value="0.174293" calcext:value-type="float">
            <text:p>0.174293</text:p>
          </table:table-cell>
        </table:table-row>
        <table:table-row table:style-name="ro1">
          <table:table-cell office:value-type="float" office:value="2.244608" calcext:value-type="float">
            <text:p>2.244608</text:p>
          </table:table-cell>
          <table:table-cell office:value-type="float" office:value="0.776847" calcext:value-type="float">
            <text:p>0.776847</text:p>
          </table:table-cell>
          <table:table-cell office:value-type="float" office:value="0.17066" calcext:value-type="float">
            <text:p>0.17066</text:p>
          </table:table-cell>
        </table:table-row>
        <table:table-row table:style-name="ro1">
          <table:table-cell office:value-type="float" office:value="2.260992" calcext:value-type="float">
            <text:p>2.260992</text:p>
          </table:table-cell>
          <table:table-cell office:value-type="float" office:value="0.817108" calcext:value-type="float">
            <text:p>0.817108</text:p>
          </table:table-cell>
          <table:table-cell office:value-type="float" office:value="0.174197" calcext:value-type="float">
            <text:p>0.174197</text:p>
          </table:table-cell>
        </table:table-row>
        <table:table-row table:style-name="ro1">
          <table:table-cell office:value-type="float" office:value="2.277376" calcext:value-type="float">
            <text:p>2.277376</text:p>
          </table:table-cell>
          <table:table-cell office:value-type="float" office:value="0.785978" calcext:value-type="float">
            <text:p>0.785978</text:p>
          </table:table-cell>
          <table:table-cell office:value-type="float" office:value="0.17654" calcext:value-type="float">
            <text:p>0.17654</text:p>
          </table:table-cell>
        </table:table-row>
        <table:table-row table:style-name="ro1">
          <table:table-cell office:value-type="float" office:value="2.29376" calcext:value-type="float">
            <text:p>2.29376</text:p>
          </table:table-cell>
          <table:table-cell office:value-type="float" office:value="0.811512" calcext:value-type="float">
            <text:p>0.811512</text:p>
          </table:table-cell>
          <table:table-cell office:value-type="float" office:value="0.174551" calcext:value-type="float">
            <text:p>0.174551</text:p>
          </table:table-cell>
        </table:table-row>
        <table:table-row table:style-name="ro1">
          <table:table-cell office:value-type="float" office:value="2.310144" calcext:value-type="float">
            <text:p>2.310144</text:p>
          </table:table-cell>
          <table:table-cell office:value-type="float" office:value="0.783394" calcext:value-type="float">
            <text:p>0.783394</text:p>
          </table:table-cell>
          <table:table-cell office:value-type="float" office:value="0.163555" calcext:value-type="float">
            <text:p>0.163555</text:p>
          </table:table-cell>
        </table:table-row>
        <table:table-row table:style-name="ro1">
          <table:table-cell office:value-type="float" office:value="2.326528" calcext:value-type="float">
            <text:p>2.326528</text:p>
          </table:table-cell>
          <table:table-cell office:value-type="float" office:value="0.807856" calcext:value-type="float">
            <text:p>0.807856</text:p>
          </table:table-cell>
          <table:table-cell office:value-type="float" office:value="0.185449" calcext:value-type="float">
            <text:p>0.185449</text:p>
          </table:table-cell>
        </table:table-row>
        <table:table-row table:style-name="ro1">
          <table:table-cell office:value-type="float" office:value="2.342912" calcext:value-type="float">
            <text:p>2.342912</text:p>
          </table:table-cell>
          <table:table-cell office:value-type="float" office:value="0.784312" calcext:value-type="float">
            <text:p>0.784312</text:p>
          </table:table-cell>
          <table:table-cell office:value-type="float" office:value="0.183306" calcext:value-type="float">
            <text:p>0.183306</text:p>
          </table:table-cell>
        </table:table-row>
        <table:table-row table:style-name="ro1">
          <table:table-cell office:value-type="float" office:value="2.359296" calcext:value-type="float">
            <text:p>2.359296</text:p>
          </table:table-cell>
          <table:table-cell office:value-type="float" office:value="0.792158" calcext:value-type="float">
            <text:p>0.792158</text:p>
          </table:table-cell>
          <table:table-cell office:value-type="float" office:value="0.17342" calcext:value-type="float">
            <text:p>0.17342</text:p>
          </table:table-cell>
        </table:table-row>
        <table:table-row table:style-name="ro1">
          <table:table-cell office:value-type="float" office:value="2.37568" calcext:value-type="float">
            <text:p>2.37568</text:p>
          </table:table-cell>
          <table:table-cell office:value-type="float" office:value="0.78249" calcext:value-type="float">
            <text:p>0.78249</text:p>
          </table:table-cell>
          <table:table-cell office:value-type="float" office:value="0.17967" calcext:value-type="float">
            <text:p>0.17967</text:p>
          </table:table-cell>
        </table:table-row>
        <table:table-row table:style-name="ro1">
          <table:table-cell office:value-type="float" office:value="2.392064" calcext:value-type="float">
            <text:p>2.392064</text:p>
          </table:table-cell>
          <table:table-cell office:value-type="float" office:value="0.777992" calcext:value-type="float">
            <text:p>0.777992</text:p>
          </table:table-cell>
          <table:table-cell office:value-type="float" office:value="0.172685" calcext:value-type="float">
            <text:p>0.172685</text:p>
          </table:table-cell>
        </table:table-row>
        <table:table-row table:style-name="ro1">
          <table:table-cell office:value-type="float" office:value="2.408448" calcext:value-type="float">
            <text:p>2.408448</text:p>
          </table:table-cell>
          <table:table-cell office:value-type="float" office:value="0.804341" calcext:value-type="float">
            <text:p>0.804341</text:p>
          </table:table-cell>
          <table:table-cell office:value-type="float" office:value="0.185673" calcext:value-type="float">
            <text:p>0.185673</text:p>
          </table:table-cell>
        </table:table-row>
        <table:table-row table:style-name="ro1">
          <table:table-cell office:value-type="float" office:value="2.424832" calcext:value-type="float">
            <text:p>2.424832</text:p>
          </table:table-cell>
          <table:table-cell office:value-type="float" office:value="0.807831" calcext:value-type="float">
            <text:p>0.807831</text:p>
          </table:table-cell>
          <table:table-cell office:value-type="float" office:value="0.165994" calcext:value-type="float">
            <text:p>0.165994</text:p>
          </table:table-cell>
        </table:table-row>
        <table:table-row table:style-name="ro1">
          <table:table-cell office:value-type="float" office:value="2.441216" calcext:value-type="float">
            <text:p>2.441216</text:p>
          </table:table-cell>
          <table:table-cell office:value-type="float" office:value="0.798142" calcext:value-type="float">
            <text:p>0.798142</text:p>
          </table:table-cell>
          <table:table-cell office:value-type="float" office:value="0.181059" calcext:value-type="float">
            <text:p>0.181059</text:p>
          </table:table-cell>
        </table:table-row>
        <table:table-row table:style-name="ro1">
          <table:table-cell office:value-type="float" office:value="2.4576" calcext:value-type="float">
            <text:p>2.4576</text:p>
          </table:table-cell>
          <table:table-cell office:value-type="float" office:value="0.818119" calcext:value-type="float">
            <text:p>0.818119</text:p>
          </table:table-cell>
          <table:table-cell office:value-type="float" office:value="0.169993" calcext:value-type="float">
            <text:p>0.169993</text:p>
          </table:table-cell>
        </table:table-row>
        <table:table-row table:style-name="ro1">
          <table:table-cell office:value-type="float" office:value="2.473984" calcext:value-type="float">
            <text:p>2.473984</text:p>
          </table:table-cell>
          <table:table-cell office:value-type="float" office:value="0.786677" calcext:value-type="float">
            <text:p>0.786677</text:p>
          </table:table-cell>
          <table:table-cell office:value-type="float" office:value="0.173282" calcext:value-type="float">
            <text:p>0.173282</text:p>
          </table:table-cell>
        </table:table-row>
        <table:table-row table:style-name="ro1">
          <table:table-cell office:value-type="float" office:value="2.490368" calcext:value-type="float">
            <text:p>2.490368</text:p>
          </table:table-cell>
          <table:table-cell office:value-type="float" office:value="0.811814" calcext:value-type="float">
            <text:p>0.811814</text:p>
          </table:table-cell>
          <table:table-cell office:value-type="float" office:value="0.166824" calcext:value-type="float">
            <text:p>0.166824</text:p>
          </table:table-cell>
        </table:table-row>
        <table:table-row table:style-name="ro1">
          <table:table-cell office:value-type="float" office:value="2.506752" calcext:value-type="float">
            <text:p>2.506752</text:p>
          </table:table-cell>
          <table:table-cell office:value-type="float" office:value="0.818778" calcext:value-type="float">
            <text:p>0.818778</text:p>
          </table:table-cell>
          <table:table-cell office:value-type="float" office:value="0.159471" calcext:value-type="float">
            <text:p>0.159471</text:p>
          </table:table-cell>
        </table:table-row>
        <table:table-row table:style-name="ro1">
          <table:table-cell office:value-type="float" office:value="2.523136" calcext:value-type="float">
            <text:p>2.523136</text:p>
          </table:table-cell>
          <table:table-cell office:value-type="float" office:value="0.807478" calcext:value-type="float">
            <text:p>0.807478</text:p>
          </table:table-cell>
          <table:table-cell office:value-type="float" office:value="0.175039" calcext:value-type="float">
            <text:p>0.175039</text:p>
          </table:table-cell>
        </table:table-row>
        <table:table-row table:style-name="ro1">
          <table:table-cell office:value-type="float" office:value="2.53952" calcext:value-type="float">
            <text:p>2.53952</text:p>
          </table:table-cell>
          <table:table-cell office:value-type="float" office:value="0.810681" calcext:value-type="float">
            <text:p>0.810681</text:p>
          </table:table-cell>
          <table:table-cell office:value-type="float" office:value="0.165434" calcext:value-type="float">
            <text:p>0.165434</text:p>
          </table:table-cell>
        </table:table-row>
        <table:table-row table:style-name="ro1">
          <table:table-cell office:value-type="float" office:value="2.555904" calcext:value-type="float">
            <text:p>2.555904</text:p>
          </table:table-cell>
          <table:table-cell office:value-type="float" office:value="0.780092" calcext:value-type="float">
            <text:p>0.780092</text:p>
          </table:table-cell>
          <table:table-cell office:value-type="float" office:value="0.176805" calcext:value-type="float">
            <text:p>0.176805</text:p>
          </table:table-cell>
        </table:table-row>
        <table:table-row table:style-name="ro1">
          <table:table-cell office:value-type="float" office:value="2.572288" calcext:value-type="float">
            <text:p>2.572288</text:p>
          </table:table-cell>
          <table:table-cell office:value-type="float" office:value="0.775909" calcext:value-type="float">
            <text:p>0.775909</text:p>
          </table:table-cell>
          <table:table-cell office:value-type="float" office:value="0.176034" calcext:value-type="float">
            <text:p>0.176034</text:p>
          </table:table-cell>
        </table:table-row>
        <table:table-row table:style-name="ro1">
          <table:table-cell office:value-type="float" office:value="2.588672" calcext:value-type="float">
            <text:p>2.588672</text:p>
          </table:table-cell>
          <table:table-cell office:value-type="float" office:value="0.76353" calcext:value-type="float">
            <text:p>0.76353</text:p>
          </table:table-cell>
          <table:table-cell office:value-type="float" office:value="0.17616" calcext:value-type="float">
            <text:p>0.17616</text:p>
          </table:table-cell>
        </table:table-row>
        <table:table-row table:style-name="ro1">
          <table:table-cell office:value-type="float" office:value="2.605056" calcext:value-type="float">
            <text:p>2.605056</text:p>
          </table:table-cell>
          <table:table-cell office:value-type="float" office:value="0.813845" calcext:value-type="float">
            <text:p>0.813845</text:p>
          </table:table-cell>
          <table:table-cell office:value-type="float" office:value="0.188081" calcext:value-type="float">
            <text:p>0.188081</text:p>
          </table:table-cell>
        </table:table-row>
        <table:table-row table:style-name="ro1">
          <table:table-cell office:value-type="float" office:value="2.62144" calcext:value-type="float">
            <text:p>2.62144</text:p>
          </table:table-cell>
          <table:table-cell office:value-type="float" office:value="0.828077" calcext:value-type="float">
            <text:p>0.828077</text:p>
          </table:table-cell>
          <table:table-cell office:value-type="float" office:value="0.170321" calcext:value-type="float">
            <text:p>0.170321</text:p>
          </table:table-cell>
        </table:table-row>
        <table:table-row table:style-name="ro1">
          <table:table-cell office:value-type="float" office:value="2.637824" calcext:value-type="float">
            <text:p>2.637824</text:p>
          </table:table-cell>
          <table:table-cell office:value-type="float" office:value="0.795799" calcext:value-type="float">
            <text:p>0.795799</text:p>
          </table:table-cell>
          <table:table-cell office:value-type="float" office:value="0.182558" calcext:value-type="float">
            <text:p>0.182558</text:p>
          </table:table-cell>
        </table:table-row>
        <table:table-row table:style-name="ro1">
          <table:table-cell office:value-type="float" office:value="2.654208" calcext:value-type="float">
            <text:p>2.654208</text:p>
          </table:table-cell>
          <table:table-cell office:value-type="float" office:value="0.797914" calcext:value-type="float">
            <text:p>0.797914</text:p>
          </table:table-cell>
          <table:table-cell office:value-type="float" office:value="0.173845" calcext:value-type="float">
            <text:p>0.173845</text:p>
          </table:table-cell>
        </table:table-row>
        <table:table-row table:style-name="ro1">
          <table:table-cell office:value-type="float" office:value="2.670592" calcext:value-type="float">
            <text:p>2.670592</text:p>
          </table:table-cell>
          <table:table-cell office:value-type="float" office:value="0.777" calcext:value-type="float">
            <text:p>0.777</text:p>
          </table:table-cell>
          <table:table-cell office:value-type="float" office:value="0.18594" calcext:value-type="float">
            <text:p>0.18594</text:p>
          </table:table-cell>
        </table:table-row>
        <table:table-row table:style-name="ro1">
          <table:table-cell office:value-type="float" office:value="2.686976" calcext:value-type="float">
            <text:p>2.686976</text:p>
          </table:table-cell>
          <table:table-cell office:value-type="float" office:value="0.81122" calcext:value-type="float">
            <text:p>0.81122</text:p>
          </table:table-cell>
          <table:table-cell office:value-type="float" office:value="0.169378" calcext:value-type="float">
            <text:p>0.169378</text:p>
          </table:table-cell>
        </table:table-row>
        <table:table-row table:style-name="ro1">
          <table:table-cell office:value-type="float" office:value="2.70336" calcext:value-type="float">
            <text:p>2.70336</text:p>
          </table:table-cell>
          <table:table-cell office:value-type="float" office:value="0.788259" calcext:value-type="float">
            <text:p>0.788259</text:p>
          </table:table-cell>
          <table:table-cell office:value-type="float" office:value="0.169699" calcext:value-type="float">
            <text:p>0.169699</text:p>
          </table:table-cell>
        </table:table-row>
        <table:table-row table:style-name="ro1">
          <table:table-cell office:value-type="float" office:value="2.719744" calcext:value-type="float">
            <text:p>2.719744</text:p>
          </table:table-cell>
          <table:table-cell office:value-type="float" office:value="0.804798" calcext:value-type="float">
            <text:p>0.804798</text:p>
          </table:table-cell>
          <table:table-cell office:value-type="float" office:value="0.150635" calcext:value-type="float">
            <text:p>0.150635</text:p>
          </table:table-cell>
        </table:table-row>
        <table:table-row table:style-name="ro1">
          <table:table-cell office:value-type="float" office:value="2.736128" calcext:value-type="float">
            <text:p>2.736128</text:p>
          </table:table-cell>
          <table:table-cell office:value-type="float" office:value="0.838103" calcext:value-type="float">
            <text:p>0.838103</text:p>
          </table:table-cell>
          <table:table-cell office:value-type="float" office:value="0.158658" calcext:value-type="float">
            <text:p>0.158658</text:p>
          </table:table-cell>
        </table:table-row>
        <table:table-row table:style-name="ro1">
          <table:table-cell office:value-type="float" office:value="2.752512" calcext:value-type="float">
            <text:p>2.752512</text:p>
          </table:table-cell>
          <table:table-cell office:value-type="float" office:value="0.836405" calcext:value-type="float">
            <text:p>0.836405</text:p>
          </table:table-cell>
          <table:table-cell office:value-type="float" office:value="0.166623" calcext:value-type="float">
            <text:p>0.166623</text:p>
          </table:table-cell>
        </table:table-row>
        <table:table-row table:style-name="ro1">
          <table:table-cell office:value-type="float" office:value="2.768896" calcext:value-type="float">
            <text:p>2.768896</text:p>
          </table:table-cell>
          <table:table-cell office:value-type="float" office:value="0.817307" calcext:value-type="float">
            <text:p>0.817307</text:p>
          </table:table-cell>
          <table:table-cell office:value-type="float" office:value="0.154747" calcext:value-type="float">
            <text:p>0.154747</text:p>
          </table:table-cell>
        </table:table-row>
        <table:table-row table:style-name="ro1">
          <table:table-cell office:value-type="float" office:value="2.78528" calcext:value-type="float">
            <text:p>2.78528</text:p>
          </table:table-cell>
          <table:table-cell office:value-type="float" office:value="0.799661" calcext:value-type="float">
            <text:p>0.799661</text:p>
          </table:table-cell>
          <table:table-cell office:value-type="float" office:value="0.173908" calcext:value-type="float">
            <text:p>0.173908</text:p>
          </table:table-cell>
        </table:table-row>
        <table:table-row table:style-name="ro1">
          <table:table-cell office:value-type="float" office:value="2.801664" calcext:value-type="float">
            <text:p>2.801664</text:p>
          </table:table-cell>
          <table:table-cell office:value-type="float" office:value="0.798398" calcext:value-type="float">
            <text:p>0.798398</text:p>
          </table:table-cell>
          <table:table-cell office:value-type="float" office:value="0.163089" calcext:value-type="float">
            <text:p>0.163089</text:p>
          </table:table-cell>
        </table:table-row>
        <table:table-row table:style-name="ro1">
          <table:table-cell office:value-type="float" office:value="2.818048" calcext:value-type="float">
            <text:p>2.818048</text:p>
          </table:table-cell>
          <table:table-cell office:value-type="float" office:value="0.800676" calcext:value-type="float">
            <text:p>0.800676</text:p>
          </table:table-cell>
          <table:table-cell office:value-type="float" office:value="0.161021" calcext:value-type="float">
            <text:p>0.161021</text:p>
          </table:table-cell>
        </table:table-row>
        <table:table-row table:style-name="ro1">
          <table:table-cell office:value-type="float" office:value="2.834432" calcext:value-type="float">
            <text:p>2.834432</text:p>
          </table:table-cell>
          <table:table-cell office:value-type="float" office:value="0.803173" calcext:value-type="float">
            <text:p>0.803173</text:p>
          </table:table-cell>
          <table:table-cell office:value-type="float" office:value="0.169057" calcext:value-type="float">
            <text:p>0.169057</text:p>
          </table:table-cell>
        </table:table-row>
        <table:table-row table:style-name="ro1">
          <table:table-cell office:value-type="float" office:value="2.850816" calcext:value-type="float">
            <text:p>2.850816</text:p>
          </table:table-cell>
          <table:table-cell office:value-type="float" office:value="0.818297" calcext:value-type="float">
            <text:p>0.818297</text:p>
          </table:table-cell>
          <table:table-cell office:value-type="float" office:value="0.167522" calcext:value-type="float">
            <text:p>0.167522</text:p>
          </table:table-cell>
        </table:table-row>
        <table:table-row table:style-name="ro1">
          <table:table-cell office:value-type="float" office:value="2.8672" calcext:value-type="float">
            <text:p>2.8672</text:p>
          </table:table-cell>
          <table:table-cell office:value-type="float" office:value="0.831938" calcext:value-type="float">
            <text:p>0.831938</text:p>
          </table:table-cell>
          <table:table-cell office:value-type="float" office:value="0.159356" calcext:value-type="float">
            <text:p>0.159356</text:p>
          </table:table-cell>
        </table:table-row>
        <table:table-row table:style-name="ro1">
          <table:table-cell office:value-type="float" office:value="2.883584" calcext:value-type="float">
            <text:p>2.883584</text:p>
          </table:table-cell>
          <table:table-cell office:value-type="float" office:value="0.809347" calcext:value-type="float">
            <text:p>0.809347</text:p>
          </table:table-cell>
          <table:table-cell office:value-type="float" office:value="0.169204" calcext:value-type="float">
            <text:p>0.169204</text:p>
          </table:table-cell>
        </table:table-row>
        <table:table-row table:style-name="ro1">
          <table:table-cell office:value-type="float" office:value="2.899968" calcext:value-type="float">
            <text:p>2.899968</text:p>
          </table:table-cell>
          <table:table-cell office:value-type="float" office:value="0.824799" calcext:value-type="float">
            <text:p>0.824799</text:p>
          </table:table-cell>
          <table:table-cell office:value-type="float" office:value="0.163159" calcext:value-type="float">
            <text:p>0.163159</text:p>
          </table:table-cell>
        </table:table-row>
        <table:table-row table:style-name="ro1">
          <table:table-cell office:value-type="float" office:value="2.916352" calcext:value-type="float">
            <text:p>2.916352</text:p>
          </table:table-cell>
          <table:table-cell office:value-type="float" office:value="0.838569" calcext:value-type="float">
            <text:p>0.838569</text:p>
          </table:table-cell>
          <table:table-cell office:value-type="float" office:value="0.172506" calcext:value-type="float">
            <text:p>0.172506</text:p>
          </table:table-cell>
        </table:table-row>
        <table:table-row table:style-name="ro1">
          <table:table-cell office:value-type="float" office:value="2.932736" calcext:value-type="float">
            <text:p>2.932736</text:p>
          </table:table-cell>
          <table:table-cell office:value-type="float" office:value="0.826389" calcext:value-type="float">
            <text:p>0.826389</text:p>
          </table:table-cell>
          <table:table-cell office:value-type="float" office:value="0.160861" calcext:value-type="float">
            <text:p>0.160861</text:p>
          </table:table-cell>
        </table:table-row>
        <table:table-row table:style-name="ro1">
          <table:table-cell office:value-type="float" office:value="2.94912" calcext:value-type="float">
            <text:p>2.94912</text:p>
          </table:table-cell>
          <table:table-cell office:value-type="float" office:value="0.8018" calcext:value-type="float">
            <text:p>0.8018</text:p>
          </table:table-cell>
          <table:table-cell office:value-type="float" office:value="0.154145" calcext:value-type="float">
            <text:p>0.154145</text:p>
          </table:table-cell>
        </table:table-row>
        <table:table-row table:style-name="ro1">
          <table:table-cell office:value-type="float" office:value="2.965504" calcext:value-type="float">
            <text:p>2.965504</text:p>
          </table:table-cell>
          <table:table-cell office:value-type="float" office:value="0.851012" calcext:value-type="float">
            <text:p>0.851012</text:p>
          </table:table-cell>
          <table:table-cell office:value-type="float" office:value="0.152364" calcext:value-type="float">
            <text:p>0.152364</text:p>
          </table:table-cell>
        </table:table-row>
        <table:table-row table:style-name="ro1">
          <table:table-cell office:value-type="float" office:value="2.981888" calcext:value-type="float">
            <text:p>2.981888</text:p>
          </table:table-cell>
          <table:table-cell office:value-type="float" office:value="0.860717" calcext:value-type="float">
            <text:p>0.860717</text:p>
          </table:table-cell>
          <table:table-cell office:value-type="float" office:value="0.149375" calcext:value-type="float">
            <text:p>0.149375</text:p>
          </table:table-cell>
        </table:table-row>
        <table:table-row table:style-name="ro1">
          <table:table-cell office:value-type="float" office:value="2.998272" calcext:value-type="float">
            <text:p>2.998272</text:p>
          </table:table-cell>
          <table:table-cell office:value-type="float" office:value="0.870951" calcext:value-type="float">
            <text:p>0.870951</text:p>
          </table:table-cell>
          <table:table-cell office:value-type="float" office:value="0.167967" calcext:value-type="float">
            <text:p>0.167967</text:p>
          </table:table-cell>
        </table:table-row>
        <table:table-row table:style-name="ro1">
          <table:table-cell office:value-type="float" office:value="3.014656" calcext:value-type="float">
            <text:p>3.014656</text:p>
          </table:table-cell>
          <table:table-cell office:value-type="float" office:value="0.820924" calcext:value-type="float">
            <text:p>0.820924</text:p>
          </table:table-cell>
          <table:table-cell office:value-type="float" office:value="0.155427" calcext:value-type="float">
            <text:p>0.155427</text:p>
          </table:table-cell>
        </table:table-row>
        <table:table-row table:style-name="ro1">
          <table:table-cell office:value-type="float" office:value="3.03104" calcext:value-type="float">
            <text:p>3.03104</text:p>
          </table:table-cell>
          <table:table-cell office:value-type="float" office:value="0.874188" calcext:value-type="float">
            <text:p>0.874188</text:p>
          </table:table-cell>
          <table:table-cell office:value-type="float" office:value="0.151256" calcext:value-type="float">
            <text:p>0.151256</text:p>
          </table:table-cell>
        </table:table-row>
        <table:table-row table:style-name="ro1">
          <table:table-cell office:value-type="float" office:value="3.047424" calcext:value-type="float">
            <text:p>3.047424</text:p>
          </table:table-cell>
          <table:table-cell office:value-type="float" office:value="0.856918" calcext:value-type="float">
            <text:p>0.856918</text:p>
          </table:table-cell>
          <table:table-cell office:value-type="float" office:value="0.154906" calcext:value-type="float">
            <text:p>0.154906</text:p>
          </table:table-cell>
        </table:table-row>
        <table:table-row table:style-name="ro1">
          <table:table-cell office:value-type="float" office:value="3.063808" calcext:value-type="float">
            <text:p>3.063808</text:p>
          </table:table-cell>
          <table:table-cell office:value-type="float" office:value="0.853195" calcext:value-type="float">
            <text:p>0.853195</text:p>
          </table:table-cell>
          <table:table-cell office:value-type="float" office:value="0.159563" calcext:value-type="float">
            <text:p>0.159563</text:p>
          </table:table-cell>
        </table:table-row>
        <table:table-row table:style-name="ro1">
          <table:table-cell office:value-type="float" office:value="3.080192" calcext:value-type="float">
            <text:p>3.080192</text:p>
          </table:table-cell>
          <table:table-cell office:value-type="float" office:value="0.809155" calcext:value-type="float">
            <text:p>0.809155</text:p>
          </table:table-cell>
          <table:table-cell office:value-type="float" office:value="0.163821" calcext:value-type="float">
            <text:p>0.163821</text:p>
          </table:table-cell>
        </table:table-row>
        <table:table-row table:style-name="ro1">
          <table:table-cell office:value-type="float" office:value="3.096576" calcext:value-type="float">
            <text:p>3.096576</text:p>
          </table:table-cell>
          <table:table-cell office:value-type="float" office:value="0.81206" calcext:value-type="float">
            <text:p>0.81206</text:p>
          </table:table-cell>
          <table:table-cell office:value-type="float" office:value="0.155663" calcext:value-type="float">
            <text:p>0.155663</text:p>
          </table:table-cell>
        </table:table-row>
        <table:table-row table:style-name="ro1">
          <table:table-cell office:value-type="float" office:value="3.11296" calcext:value-type="float">
            <text:p>3.11296</text:p>
          </table:table-cell>
          <table:table-cell office:value-type="float" office:value="0.832973" calcext:value-type="float">
            <text:p>0.832973</text:p>
          </table:table-cell>
          <table:table-cell office:value-type="float" office:value="0.151374" calcext:value-type="float">
            <text:p>0.151374</text:p>
          </table:table-cell>
        </table:table-row>
        <table:table-row table:style-name="ro1">
          <table:table-cell office:value-type="float" office:value="3.129344" calcext:value-type="float">
            <text:p>3.129344</text:p>
          </table:table-cell>
          <table:table-cell office:value-type="float" office:value="0.897129" calcext:value-type="float">
            <text:p>0.897129</text:p>
          </table:table-cell>
          <table:table-cell office:value-type="float" office:value="0.143715" calcext:value-type="float">
            <text:p>0.143715</text:p>
          </table:table-cell>
        </table:table-row>
        <table:table-row table:style-name="ro1">
          <table:table-cell office:value-type="float" office:value="3.145728" calcext:value-type="float">
            <text:p>3.145728</text:p>
          </table:table-cell>
          <table:table-cell office:value-type="float" office:value="0.893733" calcext:value-type="float">
            <text:p>0.893733</text:p>
          </table:table-cell>
          <table:table-cell office:value-type="float" office:value="0.129611" calcext:value-type="float">
            <text:p>0.129611</text:p>
          </table:table-cell>
        </table:table-row>
        <table:table-row table:style-name="ro1">
          <table:table-cell office:value-type="float" office:value="3.162112" calcext:value-type="float">
            <text:p>3.162112</text:p>
          </table:table-cell>
          <table:table-cell office:value-type="float" office:value="0.830117" calcext:value-type="float">
            <text:p>0.830117</text:p>
          </table:table-cell>
          <table:table-cell office:value-type="float" office:value="0.160551" calcext:value-type="float">
            <text:p>0.160551</text:p>
          </table:table-cell>
        </table:table-row>
        <table:table-row table:style-name="ro1">
          <table:table-cell office:value-type="float" office:value="3.178496" calcext:value-type="float">
            <text:p>3.178496</text:p>
          </table:table-cell>
          <table:table-cell office:value-type="float" office:value="0.881125" calcext:value-type="float">
            <text:p>0.881125</text:p>
          </table:table-cell>
          <table:table-cell office:value-type="float" office:value="0.140699" calcext:value-type="float">
            <text:p>0.140699</text:p>
          </table:table-cell>
        </table:table-row>
        <table:table-row table:style-name="ro1">
          <table:table-cell office:value-type="float" office:value="3.19488" calcext:value-type="float">
            <text:p>3.19488</text:p>
          </table:table-cell>
          <table:table-cell office:value-type="float" office:value="0.903563" calcext:value-type="float">
            <text:p>0.903563</text:p>
          </table:table-cell>
          <table:table-cell office:value-type="float" office:value="0.134127" calcext:value-type="float">
            <text:p>0.134127</text:p>
          </table:table-cell>
        </table:table-row>
        <table:table-row table:style-name="ro1">
          <table:table-cell office:value-type="float" office:value="3.211264" calcext:value-type="float">
            <text:p>3.211264</text:p>
          </table:table-cell>
          <table:table-cell office:value-type="float" office:value="0.856561" calcext:value-type="float">
            <text:p>0.856561</text:p>
          </table:table-cell>
          <table:table-cell office:value-type="float" office:value="0.146391" calcext:value-type="float">
            <text:p>0.146391</text:p>
          </table:table-cell>
        </table:table-row>
        <table:table-row table:style-name="ro1">
          <table:table-cell office:value-type="float" office:value="3.227648" calcext:value-type="float">
            <text:p>3.227648</text:p>
          </table:table-cell>
          <table:table-cell office:value-type="float" office:value="0.838584" calcext:value-type="float">
            <text:p>0.838584</text:p>
          </table:table-cell>
          <table:table-cell office:value-type="float" office:value="0.153231" calcext:value-type="float">
            <text:p>0.153231</text:p>
          </table:table-cell>
        </table:table-row>
        <table:table-row table:style-name="ro1">
          <table:table-cell office:value-type="float" office:value="3.244032" calcext:value-type="float">
            <text:p>3.244032</text:p>
          </table:table-cell>
          <table:table-cell office:value-type="float" office:value="0.840971" calcext:value-type="float">
            <text:p>0.840971</text:p>
          </table:table-cell>
          <table:table-cell office:value-type="float" office:value="0.154998" calcext:value-type="float">
            <text:p>0.154998</text:p>
          </table:table-cell>
        </table:table-row>
        <table:table-row table:style-name="ro1">
          <table:table-cell office:value-type="float" office:value="3.260416" calcext:value-type="float">
            <text:p>3.260416</text:p>
          </table:table-cell>
          <table:table-cell office:value-type="float" office:value="0.866112" calcext:value-type="float">
            <text:p>0.866112</text:p>
          </table:table-cell>
          <table:table-cell office:value-type="float" office:value="0.147854" calcext:value-type="float">
            <text:p>0.147854</text:p>
          </table:table-cell>
        </table:table-row>
        <table:table-row table:style-name="ro1">
          <table:table-cell office:value-type="float" office:value="3.2768" calcext:value-type="float">
            <text:p>3.2768</text:p>
          </table:table-cell>
          <table:table-cell office:value-type="float" office:value="0.855228" calcext:value-type="float">
            <text:p>0.855228</text:p>
          </table:table-cell>
          <table:table-cell office:value-type="float" office:value="0.153262" calcext:value-type="float">
            <text:p>0.153262</text:p>
          </table:table-cell>
        </table:table-row>
        <table:table-row table:style-name="ro1">
          <table:table-cell office:value-type="float" office:value="3.293184" calcext:value-type="float">
            <text:p>3.293184</text:p>
          </table:table-cell>
          <table:table-cell office:value-type="float" office:value="0.84312" calcext:value-type="float">
            <text:p>0.84312</text:p>
          </table:table-cell>
          <table:table-cell office:value-type="float" office:value="0.155265" calcext:value-type="float">
            <text:p>0.155265</text:p>
          </table:table-cell>
        </table:table-row>
        <table:table-row table:style-name="ro1">
          <table:table-cell office:value-type="float" office:value="3.309568" calcext:value-type="float">
            <text:p>3.309568</text:p>
          </table:table-cell>
          <table:table-cell office:value-type="float" office:value="0.847593" calcext:value-type="float">
            <text:p>0.847593</text:p>
          </table:table-cell>
          <table:table-cell office:value-type="float" office:value="0.14457" calcext:value-type="float">
            <text:p>0.14457</text:p>
          </table:table-cell>
        </table:table-row>
        <table:table-row table:style-name="ro1">
          <table:table-cell office:value-type="float" office:value="3.325952" calcext:value-type="float">
            <text:p>3.325952</text:p>
          </table:table-cell>
          <table:table-cell office:value-type="float" office:value="0.83946" calcext:value-type="float">
            <text:p>0.83946</text:p>
          </table:table-cell>
          <table:table-cell office:value-type="float" office:value="0.157467" calcext:value-type="float">
            <text:p>0.157467</text:p>
          </table:table-cell>
        </table:table-row>
        <table:table-row table:style-name="ro1">
          <table:table-cell office:value-type="float" office:value="3.342336" calcext:value-type="float">
            <text:p>3.342336</text:p>
          </table:table-cell>
          <table:table-cell office:value-type="float" office:value="0.86579" calcext:value-type="float">
            <text:p>0.86579</text:p>
          </table:table-cell>
          <table:table-cell office:value-type="float" office:value="0.142189" calcext:value-type="float">
            <text:p>0.142189</text:p>
          </table:table-cell>
        </table:table-row>
        <table:table-row table:style-name="ro1">
          <table:table-cell office:value-type="float" office:value="3.35872" calcext:value-type="float">
            <text:p>3.35872</text:p>
          </table:table-cell>
          <table:table-cell office:value-type="float" office:value="0.860496" calcext:value-type="float">
            <text:p>0.860496</text:p>
          </table:table-cell>
          <table:table-cell office:value-type="float" office:value="0.138029" calcext:value-type="float">
            <text:p>0.138029</text:p>
          </table:table-cell>
        </table:table-row>
        <table:table-row table:style-name="ro1">
          <table:table-cell office:value-type="float" office:value="3.375104" calcext:value-type="float">
            <text:p>3.375104</text:p>
          </table:table-cell>
          <table:table-cell office:value-type="float" office:value="0.884185" calcext:value-type="float">
            <text:p>0.884185</text:p>
          </table:table-cell>
          <table:table-cell office:value-type="float" office:value="0.137243" calcext:value-type="float">
            <text:p>0.137243</text:p>
          </table:table-cell>
        </table:table-row>
        <table:table-row table:style-name="ro1">
          <table:table-cell office:value-type="float" office:value="3.391488" calcext:value-type="float">
            <text:p>3.391488</text:p>
          </table:table-cell>
          <table:table-cell office:value-type="float" office:value="0.812934" calcext:value-type="float">
            <text:p>0.812934</text:p>
          </table:table-cell>
          <table:table-cell office:value-type="float" office:value="0.163992" calcext:value-type="float">
            <text:p>0.163992</text:p>
          </table:table-cell>
        </table:table-row>
        <table:table-row table:style-name="ro1">
          <table:table-cell office:value-type="float" office:value="3.407872" calcext:value-type="float">
            <text:p>3.407872</text:p>
          </table:table-cell>
          <table:table-cell office:value-type="float" office:value="0.87049" calcext:value-type="float">
            <text:p>0.87049</text:p>
          </table:table-cell>
          <table:table-cell office:value-type="float" office:value="0.136915" calcext:value-type="float">
            <text:p>0.136915</text:p>
          </table:table-cell>
        </table:table-row>
        <table:table-row table:style-name="ro1">
          <table:table-cell office:value-type="float" office:value="3.424256" calcext:value-type="float">
            <text:p>3.424256</text:p>
          </table:table-cell>
          <table:table-cell office:value-type="float" office:value="0.860506" calcext:value-type="float">
            <text:p>0.860506</text:p>
          </table:table-cell>
          <table:table-cell office:value-type="float" office:value="0.143401" calcext:value-type="float">
            <text:p>0.143401</text:p>
          </table:table-cell>
        </table:table-row>
        <table:table-row table:style-name="ro1">
          <table:table-cell office:value-type="float" office:value="3.44064" calcext:value-type="float">
            <text:p>3.44064</text:p>
          </table:table-cell>
          <table:table-cell office:value-type="float" office:value="0.8504" calcext:value-type="float">
            <text:p>0.8504</text:p>
          </table:table-cell>
          <table:table-cell office:value-type="float" office:value="0.152669" calcext:value-type="float">
            <text:p>0.152669</text:p>
          </table:table-cell>
        </table:table-row>
        <table:table-row table:style-name="ro1">
          <table:table-cell office:value-type="float" office:value="3.457024" calcext:value-type="float">
            <text:p>3.457024</text:p>
          </table:table-cell>
          <table:table-cell office:value-type="float" office:value="0.872217" calcext:value-type="float">
            <text:p>0.872217</text:p>
          </table:table-cell>
          <table:table-cell office:value-type="float" office:value="0.139009" calcext:value-type="float">
            <text:p>0.139009</text:p>
          </table:table-cell>
        </table:table-row>
        <table:table-row table:style-name="ro1">
          <table:table-cell office:value-type="float" office:value="3.473408" calcext:value-type="float">
            <text:p>3.473408</text:p>
          </table:table-cell>
          <table:table-cell office:value-type="float" office:value="0.842194" calcext:value-type="float">
            <text:p>0.842194</text:p>
          </table:table-cell>
          <table:table-cell office:value-type="float" office:value="0.151047" calcext:value-type="float">
            <text:p>0.151047</text:p>
          </table:table-cell>
        </table:table-row>
        <table:table-row table:style-name="ro1">
          <table:table-cell office:value-type="float" office:value="3.489792" calcext:value-type="float">
            <text:p>3.489792</text:p>
          </table:table-cell>
          <table:table-cell office:value-type="float" office:value="0.917913" calcext:value-type="float">
            <text:p>0.917913</text:p>
          </table:table-cell>
          <table:table-cell office:value-type="float" office:value="0.119998" calcext:value-type="float">
            <text:p>0.119998</text:p>
          </table:table-cell>
        </table:table-row>
        <table:table-row table:style-name="ro1">
          <table:table-cell office:value-type="float" office:value="3.506176" calcext:value-type="float">
            <text:p>3.506176</text:p>
          </table:table-cell>
          <table:table-cell office:value-type="float" office:value="0.890334" calcext:value-type="float">
            <text:p>0.890334</text:p>
          </table:table-cell>
          <table:table-cell office:value-type="float" office:value="0.138479" calcext:value-type="float">
            <text:p>0.138479</text:p>
          </table:table-cell>
        </table:table-row>
        <table:table-row table:style-name="ro1">
          <table:table-cell office:value-type="float" office:value="3.52256" calcext:value-type="float">
            <text:p>3.52256</text:p>
          </table:table-cell>
          <table:table-cell office:value-type="float" office:value="0.866933" calcext:value-type="float">
            <text:p>0.866933</text:p>
          </table:table-cell>
          <table:table-cell office:value-type="float" office:value="0.1315" calcext:value-type="float">
            <text:p>0.1315</text:p>
          </table:table-cell>
        </table:table-row>
        <table:table-row table:style-name="ro1">
          <table:table-cell office:value-type="float" office:value="3.538944" calcext:value-type="float">
            <text:p>3.538944</text:p>
          </table:table-cell>
          <table:table-cell office:value-type="float" office:value="0.8602" calcext:value-type="float">
            <text:p>0.8602</text:p>
          </table:table-cell>
          <table:table-cell office:value-type="float" office:value="0.143958" calcext:value-type="float">
            <text:p>0.143958</text:p>
          </table:table-cell>
        </table:table-row>
        <table:table-row table:style-name="ro1">
          <table:table-cell office:value-type="float" office:value="3.555328" calcext:value-type="float">
            <text:p>3.555328</text:p>
          </table:table-cell>
          <table:table-cell office:value-type="float" office:value="0.861341" calcext:value-type="float">
            <text:p>0.861341</text:p>
          </table:table-cell>
          <table:table-cell office:value-type="float" office:value="0.15049" calcext:value-type="float">
            <text:p>0.15049</text:p>
          </table:table-cell>
        </table:table-row>
        <table:table-row table:style-name="ro1">
          <table:table-cell office:value-type="float" office:value="3.571712" calcext:value-type="float">
            <text:p>3.571712</text:p>
          </table:table-cell>
          <table:table-cell office:value-type="float" office:value="0.911427" calcext:value-type="float">
            <text:p>0.911427</text:p>
          </table:table-cell>
          <table:table-cell office:value-type="float" office:value="0.139113" calcext:value-type="float">
            <text:p>0.139113</text:p>
          </table:table-cell>
        </table:table-row>
        <table:table-row table:style-name="ro1">
          <table:table-cell office:value-type="float" office:value="3.588096" calcext:value-type="float">
            <text:p>3.588096</text:p>
          </table:table-cell>
          <table:table-cell office:value-type="float" office:value="0.858827" calcext:value-type="float">
            <text:p>0.858827</text:p>
          </table:table-cell>
          <table:table-cell office:value-type="float" office:value="0.142952" calcext:value-type="float">
            <text:p>0.142952</text:p>
          </table:table-cell>
        </table:table-row>
        <table:table-row table:style-name="ro1">
          <table:table-cell office:value-type="float" office:value="3.60448" calcext:value-type="float">
            <text:p>3.60448</text:p>
          </table:table-cell>
          <table:table-cell office:value-type="float" office:value="0.885782" calcext:value-type="float">
            <text:p>0.885782</text:p>
          </table:table-cell>
          <table:table-cell office:value-type="float" office:value="0.134378" calcext:value-type="float">
            <text:p>0.134378</text:p>
          </table:table-cell>
        </table:table-row>
        <table:table-row table:style-name="ro1">
          <table:table-cell office:value-type="float" office:value="3.620864" calcext:value-type="float">
            <text:p>3.620864</text:p>
          </table:table-cell>
          <table:table-cell office:value-type="float" office:value="0.858249" calcext:value-type="float">
            <text:p>0.858249</text:p>
          </table:table-cell>
          <table:table-cell office:value-type="float" office:value="0.148468" calcext:value-type="float">
            <text:p>0.148468</text:p>
          </table:table-cell>
        </table:table-row>
        <table:table-row table:style-name="ro1">
          <table:table-cell office:value-type="float" office:value="3.637248" calcext:value-type="float">
            <text:p>3.637248</text:p>
          </table:table-cell>
          <table:table-cell office:value-type="float" office:value="0.870847" calcext:value-type="float">
            <text:p>0.870847</text:p>
          </table:table-cell>
          <table:table-cell office:value-type="float" office:value="0.142066" calcext:value-type="float">
            <text:p>0.142066</text:p>
          </table:table-cell>
        </table:table-row>
        <table:table-row table:style-name="ro1">
          <table:table-cell office:value-type="float" office:value="3.653632" calcext:value-type="float">
            <text:p>3.653632</text:p>
          </table:table-cell>
          <table:table-cell office:value-type="float" office:value="0.892649" calcext:value-type="float">
            <text:p>0.892649</text:p>
          </table:table-cell>
          <table:table-cell office:value-type="float" office:value="0.131544" calcext:value-type="float">
            <text:p>0.131544</text:p>
          </table:table-cell>
        </table:table-row>
        <table:table-row table:style-name="ro1">
          <table:table-cell office:value-type="float" office:value="3.670016" calcext:value-type="float">
            <text:p>3.670016</text:p>
          </table:table-cell>
          <table:table-cell office:value-type="float" office:value="0.877777" calcext:value-type="float">
            <text:p>0.877777</text:p>
          </table:table-cell>
          <table:table-cell office:value-type="float" office:value="0.141648" calcext:value-type="float">
            <text:p>0.141648</text:p>
          </table:table-cell>
        </table:table-row>
        <table:table-row table:style-name="ro1">
          <table:table-cell office:value-type="float" office:value="3.6864" calcext:value-type="float">
            <text:p>3.6864</text:p>
          </table:table-cell>
          <table:table-cell office:value-type="float" office:value="0.916856" calcext:value-type="float">
            <text:p>0.916856</text:p>
          </table:table-cell>
          <table:table-cell office:value-type="float" office:value="0.121448" calcext:value-type="float">
            <text:p>0.121448</text:p>
          </table:table-cell>
        </table:table-row>
        <table:table-row table:style-name="ro1">
          <table:table-cell office:value-type="float" office:value="3.702784" calcext:value-type="float">
            <text:p>3.702784</text:p>
          </table:table-cell>
          <table:table-cell office:value-type="float" office:value="0.894073" calcext:value-type="float">
            <text:p>0.894073</text:p>
          </table:table-cell>
          <table:table-cell office:value-type="float" office:value="0.127648" calcext:value-type="float">
            <text:p>0.127648</text:p>
          </table:table-cell>
        </table:table-row>
        <table:table-row table:style-name="ro1">
          <table:table-cell office:value-type="float" office:value="3.719168" calcext:value-type="float">
            <text:p>3.719168</text:p>
          </table:table-cell>
          <table:table-cell office:value-type="float" office:value="0.871433" calcext:value-type="float">
            <text:p>0.871433</text:p>
          </table:table-cell>
          <table:table-cell office:value-type="float" office:value="0.142513" calcext:value-type="float">
            <text:p>0.142513</text:p>
          </table:table-cell>
        </table:table-row>
        <table:table-row table:style-name="ro1">
          <table:table-cell office:value-type="float" office:value="3.735552" calcext:value-type="float">
            <text:p>3.735552</text:p>
          </table:table-cell>
          <table:table-cell office:value-type="float" office:value="0.884581" calcext:value-type="float">
            <text:p>0.884581</text:p>
          </table:table-cell>
          <table:table-cell office:value-type="float" office:value="0.130188" calcext:value-type="float">
            <text:p>0.130188</text:p>
          </table:table-cell>
        </table:table-row>
        <table:table-row table:style-name="ro1">
          <table:table-cell office:value-type="float" office:value="3.751936" calcext:value-type="float">
            <text:p>3.751936</text:p>
          </table:table-cell>
          <table:table-cell office:value-type="float" office:value="0.822758" calcext:value-type="float">
            <text:p>0.822758</text:p>
          </table:table-cell>
          <table:table-cell office:value-type="float" office:value="0.149088" calcext:value-type="float">
            <text:p>0.149088</text:p>
          </table:table-cell>
        </table:table-row>
        <table:table-row table:style-name="ro1">
          <table:table-cell office:value-type="float" office:value="3.76832" calcext:value-type="float">
            <text:p>3.76832</text:p>
          </table:table-cell>
          <table:table-cell office:value-type="float" office:value="0.883431" calcext:value-type="float">
            <text:p>0.883431</text:p>
          </table:table-cell>
          <table:table-cell office:value-type="float" office:value="0.128997" calcext:value-type="float">
            <text:p>0.128997</text:p>
          </table:table-cell>
        </table:table-row>
        <table:table-row table:style-name="ro1">
          <table:table-cell office:value-type="float" office:value="3.784704" calcext:value-type="float">
            <text:p>3.784704</text:p>
          </table:table-cell>
          <table:table-cell office:value-type="float" office:value="0.876713" calcext:value-type="float">
            <text:p>0.876713</text:p>
          </table:table-cell>
          <table:table-cell office:value-type="float" office:value="0.122431" calcext:value-type="float">
            <text:p>0.122431</text:p>
          </table:table-cell>
        </table:table-row>
        <table:table-row table:style-name="ro1">
          <table:table-cell office:value-type="float" office:value="3.801088" calcext:value-type="float">
            <text:p>3.801088</text:p>
          </table:table-cell>
          <table:table-cell office:value-type="float" office:value="0.895384" calcext:value-type="float">
            <text:p>0.895384</text:p>
          </table:table-cell>
          <table:table-cell office:value-type="float" office:value="0.138198" calcext:value-type="float">
            <text:p>0.138198</text:p>
          </table:table-cell>
        </table:table-row>
        <table:table-row table:style-name="ro1">
          <table:table-cell office:value-type="float" office:value="3.817472" calcext:value-type="float">
            <text:p>3.817472</text:p>
          </table:table-cell>
          <table:table-cell office:value-type="float" office:value="0.884254" calcext:value-type="float">
            <text:p>0.884254</text:p>
          </table:table-cell>
          <table:table-cell office:value-type="float" office:value="0.13116" calcext:value-type="float">
            <text:p>0.13116</text:p>
          </table:table-cell>
        </table:table-row>
        <table:table-row table:style-name="ro1">
          <table:table-cell office:value-type="float" office:value="3.833856" calcext:value-type="float">
            <text:p>3.833856</text:p>
          </table:table-cell>
          <table:table-cell office:value-type="float" office:value="0.899774" calcext:value-type="float">
            <text:p>0.899774</text:p>
          </table:table-cell>
          <table:table-cell office:value-type="float" office:value="0.138947" calcext:value-type="float">
            <text:p>0.138947</text:p>
          </table:table-cell>
        </table:table-row>
        <table:table-row table:style-name="ro1">
          <table:table-cell office:value-type="float" office:value="3.85024" calcext:value-type="float">
            <text:p>3.85024</text:p>
          </table:table-cell>
          <table:table-cell office:value-type="float" office:value="0.892231" calcext:value-type="float">
            <text:p>0.892231</text:p>
          </table:table-cell>
          <table:table-cell office:value-type="float" office:value="0.134133" calcext:value-type="float">
            <text:p>0.134133</text:p>
          </table:table-cell>
        </table:table-row>
        <table:table-row table:style-name="ro1">
          <table:table-cell office:value-type="float" office:value="3.866624" calcext:value-type="float">
            <text:p>3.866624</text:p>
          </table:table-cell>
          <table:table-cell office:value-type="float" office:value="0.880784" calcext:value-type="float">
            <text:p>0.880784</text:p>
          </table:table-cell>
          <table:table-cell office:value-type="float" office:value="0.130575" calcext:value-type="float">
            <text:p>0.130575</text:p>
          </table:table-cell>
        </table:table-row>
        <table:table-row table:style-name="ro1">
          <table:table-cell office:value-type="float" office:value="3.883008" calcext:value-type="float">
            <text:p>3.883008</text:p>
          </table:table-cell>
          <table:table-cell office:value-type="float" office:value="0.905492" calcext:value-type="float">
            <text:p>0.905492</text:p>
          </table:table-cell>
          <table:table-cell office:value-type="float" office:value="0.132472" calcext:value-type="float">
            <text:p>0.132472</text:p>
          </table:table-cell>
        </table:table-row>
        <table:table-row table:style-name="ro1">
          <table:table-cell office:value-type="float" office:value="3.899392" calcext:value-type="float">
            <text:p>3.899392</text:p>
          </table:table-cell>
          <table:table-cell office:value-type="float" office:value="0.885662" calcext:value-type="float">
            <text:p>0.885662</text:p>
          </table:table-cell>
          <table:table-cell office:value-type="float" office:value="0.131906" calcext:value-type="float">
            <text:p>0.131906</text:p>
          </table:table-cell>
        </table:table-row>
        <table:table-row table:style-name="ro1">
          <table:table-cell office:value-type="float" office:value="3.915776" calcext:value-type="float">
            <text:p>3.915776</text:p>
          </table:table-cell>
          <table:table-cell office:value-type="float" office:value="0.874571" calcext:value-type="float">
            <text:p>0.874571</text:p>
          </table:table-cell>
          <table:table-cell office:value-type="float" office:value="0.127531" calcext:value-type="float">
            <text:p>0.127531</text:p>
          </table:table-cell>
        </table:table-row>
        <table:table-row table:style-name="ro1">
          <table:table-cell office:value-type="float" office:value="3.93216" calcext:value-type="float">
            <text:p>3.93216</text:p>
          </table:table-cell>
          <table:table-cell office:value-type="float" office:value="0.869881" calcext:value-type="float">
            <text:p>0.869881</text:p>
          </table:table-cell>
          <table:table-cell office:value-type="float" office:value="0.130062" calcext:value-type="float">
            <text:p>0.130062</text:p>
          </table:table-cell>
        </table:table-row>
        <table:table-row table:style-name="ro1">
          <table:table-cell office:value-type="float" office:value="3.948544" calcext:value-type="float">
            <text:p>3.948544</text:p>
          </table:table-cell>
          <table:table-cell office:value-type="float" office:value="0.889195" calcext:value-type="float">
            <text:p>0.889195</text:p>
          </table:table-cell>
          <table:table-cell office:value-type="float" office:value="0.132403" calcext:value-type="float">
            <text:p>0.132403</text:p>
          </table:table-cell>
        </table:table-row>
        <table:table-row table:style-name="ro1">
          <table:table-cell office:value-type="float" office:value="3.964928" calcext:value-type="float">
            <text:p>3.964928</text:p>
          </table:table-cell>
          <table:table-cell office:value-type="float" office:value="0.9532" calcext:value-type="float">
            <text:p>0.9532</text:p>
          </table:table-cell>
          <table:table-cell office:value-type="float" office:value="0.119162" calcext:value-type="float">
            <text:p>0.119162</text:p>
          </table:table-cell>
        </table:table-row>
        <table:table-row table:style-name="ro1">
          <table:table-cell office:value-type="float" office:value="3.981312" calcext:value-type="float">
            <text:p>3.981312</text:p>
          </table:table-cell>
          <table:table-cell office:value-type="float" office:value="0.854643" calcext:value-type="float">
            <text:p>0.854643</text:p>
          </table:table-cell>
          <table:table-cell office:value-type="float" office:value="0.150801" calcext:value-type="float">
            <text:p>0.150801</text:p>
          </table:table-cell>
        </table:table-row>
        <table:table-row table:style-name="ro1">
          <table:table-cell office:value-type="float" office:value="3.997696" calcext:value-type="float">
            <text:p>3.997696</text:p>
          </table:table-cell>
          <table:table-cell office:value-type="float" office:value="0.920447" calcext:value-type="float">
            <text:p>0.920447</text:p>
          </table:table-cell>
          <table:table-cell office:value-type="float" office:value="0.127007" calcext:value-type="float">
            <text:p>0.127007</text:p>
          </table:table-cell>
        </table:table-row>
      </table:table>
      <table:named-expressions/>
      <table:database-ranges>
        <table:database-range table:name="__Anonymous_Sheet_DB__0" table:target-range-address="simulation_results_RR.A1:simulation_results_RR.M1406" table:display-filter-buttons="true">
          <table:filter>
            <table:filter-and>
              <table:filter-condition table:value="10.1.1.1" table:operator="=" table:field-number="3"/>
              <table:filter-condition table:value="10.1.1.3" table:operator="=" table:field-number="2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30T18:09:42.825944057</dc:date>
    <meta:editing-duration>PT2M34S</meta:editing-duration>
    <meta:editing-cycles>1</meta:editing-cycles>
    <meta:document-statistic meta:table-count="2" meta:cell-count="19013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2.385cm" svg:y="3.955cm" style:legend-expansion="high" chart:style-name="ch2"/>
        <chart:plot-area chart:style-name="ch3" table:cell-range-address="Sheet2.A1:Sheet2.C245" chart:data-source-has-labels="row" svg:x="0.319cm" svg:y="0.18cm" svg:width="11.747cm" svg:height="8.646cm">
          <chart:coordinate-region svg:x="1.046cm" svg:y="0.38cm" svg:width="10.78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245" chart:label-cell-address="Sheet2.B1:Sheet2.B1" chart:class="chart:scatter">
            <chart:domain table:cell-range-address="Sheet2.A2:Sheet2.A245"/>
            <chart:data-point chart:repeated="244"/>
          </chart:series>
          <chart:series chart:style-name="ch8" chart:values-cell-range-address="Sheet2.C2:Sheet2.C245" chart:label-cell-address="Sheet2.C1:Sheet2.C1" chart:class="chart:scatter">
            <chart:data-point chart:repeated="2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Throughput_Mbps</text:p>
                <draw:g>
                  <svg:desc>Sheet2.B1:Sheet2.B1</svg:desc>
                </draw:g>
              </table:table-cell>
              <table:table-cell office:value-type="string">
                <text:p> Throughput_Mbps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6384">
                <text:p>0.016384</text:p>
                <draw:g>
                  <svg:desc>Sheet2.A2:Sheet2.A245</svg:desc>
                </draw:g>
              </table:table-cell>
              <table:table-cell office:value-type="float" office:value="0.008502">
                <text:p>0.008502</text:p>
                <draw:g>
                  <svg:desc>Sheet2.B2:Sheet2.B245</svg:desc>
                </draw:g>
              </table:table-cell>
              <table:table-cell office:value-type="float" office:value="0.008504">
                <text:p>0.008504</text:p>
                <draw:g>
                  <svg:desc>Sheet2.C2:Sheet2.C2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2768">
                <text:p>0.032768</text:p>
              </table:table-cell>
              <table:table-cell office:value-type="float" office:value="0.016918">
                <text:p>0.016918</text:p>
              </table:table-cell>
              <table:table-cell office:value-type="float" office:value="0.016963">
                <text:p>0.016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9152">
                <text:p>0.049152</text:p>
              </table:table-cell>
              <table:table-cell office:value-type="float" office:value="0.025335">
                <text:p>0.025335</text:p>
              </table:table-cell>
              <table:table-cell office:value-type="float" office:value="0.02534">
                <text:p>0.025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5536">
                <text:p>0.065536</text:p>
              </table:table-cell>
              <table:table-cell office:value-type="float" office:value="0.033754">
                <text:p>0.033754</text:p>
              </table:table-cell>
              <table:table-cell office:value-type="float" office:value="0.033837">
                <text:p>0.0338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192">
                <text:p>0.08192</text:p>
              </table:table-cell>
              <table:table-cell office:value-type="float" office:value="0.042167">
                <text:p>0.042167</text:p>
              </table:table-cell>
              <table:table-cell office:value-type="float" office:value="0.042173">
                <text:p>0.042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8304">
                <text:p>0.098304</text:p>
              </table:table-cell>
              <table:table-cell office:value-type="float" office:value="0.050587">
                <text:p>0.050587</text:p>
              </table:table-cell>
              <table:table-cell office:value-type="float" office:value="0.050593">
                <text:p>0.0505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4688">
                <text:p>0.114688</text:p>
              </table:table-cell>
              <table:table-cell office:value-type="float" office:value="0.058999">
                <text:p>0.058999</text:p>
              </table:table-cell>
              <table:table-cell office:value-type="float" office:value="0.059009">
                <text:p>0.0590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1072">
                <text:p>0.131072</text:p>
              </table:table-cell>
              <table:table-cell office:value-type="float" office:value="0.06742">
                <text:p>0.06742</text:p>
              </table:table-cell>
              <table:table-cell office:value-type="float" office:value="0.067428">
                <text:p>0.0674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7456">
                <text:p>0.147456</text:p>
              </table:table-cell>
              <table:table-cell office:value-type="float" office:value="0.075832">
                <text:p>0.075832</text:p>
              </table:table-cell>
              <table:table-cell office:value-type="float" office:value="0.075942">
                <text:p>0.0759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6384">
                <text:p>0.16384</text:p>
              </table:table-cell>
              <table:table-cell office:value-type="float" office:value="0.084249">
                <text:p>0.084249</text:p>
              </table:table-cell>
              <table:table-cell office:value-type="float" office:value="0.084378">
                <text:p>0.0843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80224">
                <text:p>0.180224</text:p>
              </table:table-cell>
              <table:table-cell office:value-type="float" office:value="0.092666">
                <text:p>0.092666</text:p>
              </table:table-cell>
              <table:table-cell office:value-type="float" office:value="0.092682">
                <text:p>0.0926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96608">
                <text:p>0.196608</text:p>
              </table:table-cell>
              <table:table-cell office:value-type="float" office:value="0.101088">
                <text:p>0.101088</text:p>
              </table:table-cell>
              <table:table-cell office:value-type="float" office:value="0.101169">
                <text:p>0.1011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2992">
                <text:p>0.212992</text:p>
              </table:table-cell>
              <table:table-cell office:value-type="float" office:value="0.109497">
                <text:p>0.109497</text:p>
              </table:table-cell>
              <table:table-cell office:value-type="float" office:value="0.109516">
                <text:p>0.1095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9376">
                <text:p>0.229376</text:p>
              </table:table-cell>
              <table:table-cell office:value-type="float" office:value="0.117923">
                <text:p>0.117923</text:p>
              </table:table-cell>
              <table:table-cell office:value-type="float" office:value="0.118059">
                <text:p>0.1180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576">
                <text:p>0.24576</text:p>
              </table:table-cell>
              <table:table-cell office:value-type="float" office:value="0.126328">
                <text:p>0.126328</text:p>
              </table:table-cell>
              <table:table-cell office:value-type="float" office:value="0.126344">
                <text:p>0.1263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62144">
                <text:p>0.262144</text:p>
              </table:table-cell>
              <table:table-cell office:value-type="float" office:value="0.134752">
                <text:p>0.134752</text:p>
              </table:table-cell>
              <table:table-cell office:value-type="float" office:value="0.134838">
                <text:p>0.1348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78528">
                <text:p>0.278528</text:p>
              </table:table-cell>
              <table:table-cell office:value-type="float" office:value="0.143169">
                <text:p>0.143169</text:p>
              </table:table-cell>
              <table:table-cell office:value-type="float" office:value="0.1432">
                <text:p>0.14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94912">
                <text:p>0.294912</text:p>
              </table:table-cell>
              <table:table-cell office:value-type="float" office:value="0.151583">
                <text:p>0.151583</text:p>
              </table:table-cell>
              <table:table-cell office:value-type="float" office:value="0.151619">
                <text:p>0.1516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11296">
                <text:p>0.311296</text:p>
              </table:table-cell>
              <table:table-cell office:value-type="float" office:value="0.160006">
                <text:p>0.160006</text:p>
              </table:table-cell>
              <table:table-cell office:value-type="float" office:value="0.160021">
                <text:p>0.1600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2768">
                <text:p>0.32768</text:p>
              </table:table-cell>
              <table:table-cell office:value-type="float" office:value="0.168418">
                <text:p>0.168418</text:p>
              </table:table-cell>
              <table:table-cell office:value-type="float" office:value="0.168496">
                <text:p>0.1684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44064">
                <text:p>0.344064</text:p>
              </table:table-cell>
              <table:table-cell office:value-type="float" office:value="0.176828">
                <text:p>0.176828</text:p>
              </table:table-cell>
              <table:table-cell office:value-type="float" office:value="0.176855">
                <text:p>0.1768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0448">
                <text:p>0.360448</text:p>
              </table:table-cell>
              <table:table-cell office:value-type="float" office:value="0.185259">
                <text:p>0.185259</text:p>
              </table:table-cell>
              <table:table-cell office:value-type="float" office:value="0.185291">
                <text:p>0.1852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6832">
                <text:p>0.376832</text:p>
              </table:table-cell>
              <table:table-cell office:value-type="float" office:value="0.193677">
                <text:p>0.193677</text:p>
              </table:table-cell>
              <table:table-cell office:value-type="float" office:value="0.193686">
                <text:p>0.1936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93216">
                <text:p>0.393216</text:p>
              </table:table-cell>
              <table:table-cell office:value-type="float" office:value="0.202076">
                <text:p>0.202076</text:p>
              </table:table-cell>
              <table:table-cell office:value-type="float" office:value="0.202155">
                <text:p>0.2021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096">
                <text:p>0.4096</text:p>
              </table:table-cell>
              <table:table-cell office:value-type="float" office:value="0.210492">
                <text:p>0.210492</text:p>
              </table:table-cell>
              <table:table-cell office:value-type="float" office:value="0.210539">
                <text:p>0.2105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25984">
                <text:p>0.425984</text:p>
              </table:table-cell>
              <table:table-cell office:value-type="float" office:value="0.218909">
                <text:p>0.218909</text:p>
              </table:table-cell>
              <table:table-cell office:value-type="float" office:value="0.218942">
                <text:p>0.2189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42368">
                <text:p>0.442368</text:p>
              </table:table-cell>
              <table:table-cell office:value-type="float" office:value="0.227346">
                <text:p>0.227346</text:p>
              </table:table-cell>
              <table:table-cell office:value-type="float" office:value="0.22742">
                <text:p>0.227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58752">
                <text:p>0.458752</text:p>
              </table:table-cell>
              <table:table-cell office:value-type="float" office:value="0.235739">
                <text:p>0.235739</text:p>
              </table:table-cell>
              <table:table-cell office:value-type="float" office:value="0.23579">
                <text:p>0.235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75136">
                <text:p>0.475136</text:p>
              </table:table-cell>
              <table:table-cell office:value-type="float" office:value="0.244175">
                <text:p>0.244175</text:p>
              </table:table-cell>
              <table:table-cell office:value-type="float" office:value="0.244283">
                <text:p>0.2442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9152">
                <text:p>0.49152</text:p>
              </table:table-cell>
              <table:table-cell office:value-type="float" office:value="0.252581">
                <text:p>0.252581</text:p>
              </table:table-cell>
              <table:table-cell office:value-type="float" office:value="0.252616">
                <text:p>0.2526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07904">
                <text:p>0.507904</text:p>
              </table:table-cell>
              <table:table-cell office:value-type="float" office:value="0.261002">
                <text:p>0.261002</text:p>
              </table:table-cell>
              <table:table-cell office:value-type="float" office:value="0.261015">
                <text:p>0.2610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4288">
                <text:p>0.524288</text:p>
              </table:table-cell>
              <table:table-cell office:value-type="float" office:value="0.269407">
                <text:p>0.269407</text:p>
              </table:table-cell>
              <table:table-cell office:value-type="float" office:value="0.269503">
                <text:p>0.2695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40672">
                <text:p>0.540672</text:p>
              </table:table-cell>
              <table:table-cell office:value-type="float" office:value="0.27782">
                <text:p>0.27782</text:p>
              </table:table-cell>
              <table:table-cell office:value-type="float" office:value="0.277857">
                <text:p>0.2778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57056">
                <text:p>0.557056</text:p>
              </table:table-cell>
              <table:table-cell office:value-type="float" office:value="0.286247">
                <text:p>0.286247</text:p>
              </table:table-cell>
              <table:table-cell office:value-type="float" office:value="0.286327">
                <text:p>0.2863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7344">
                <text:p>0.57344</text:p>
              </table:table-cell>
              <table:table-cell office:value-type="float" office:value="0.294658">
                <text:p>0.294658</text:p>
              </table:table-cell>
              <table:table-cell office:value-type="float" office:value="0.294688">
                <text:p>0.2946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89824">
                <text:p>0.589824</text:p>
              </table:table-cell>
              <table:table-cell office:value-type="float" office:value="0.303084">
                <text:p>0.303084</text:p>
              </table:table-cell>
              <table:table-cell office:value-type="float" office:value="0.303156">
                <text:p>0.3031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06208">
                <text:p>0.606208</text:p>
              </table:table-cell>
              <table:table-cell office:value-type="float" office:value="0.311487">
                <text:p>0.311487</text:p>
              </table:table-cell>
              <table:table-cell office:value-type="float" office:value="0.311567">
                <text:p>0.3115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22592">
                <text:p>0.622592</text:p>
              </table:table-cell>
              <table:table-cell office:value-type="float" office:value="0.319927">
                <text:p>0.319927</text:p>
              </table:table-cell>
              <table:table-cell office:value-type="float" office:value="0.320099">
                <text:p>0.3200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38976">
                <text:p>0.638976</text:p>
              </table:table-cell>
              <table:table-cell office:value-type="float" office:value="0.328326">
                <text:p>0.328326</text:p>
              </table:table-cell>
              <table:table-cell office:value-type="float" office:value="0.328399">
                <text:p>0.3283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5536">
                <text:p>0.65536</text:p>
              </table:table-cell>
              <table:table-cell office:value-type="float" office:value="0.33675">
                <text:p>0.33675</text:p>
              </table:table-cell>
              <table:table-cell office:value-type="float" office:value="0.336822">
                <text:p>0.3368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71744">
                <text:p>0.671744</text:p>
              </table:table-cell>
              <table:table-cell office:value-type="float" office:value="0.34515">
                <text:p>0.34515</text:p>
              </table:table-cell>
              <table:table-cell office:value-type="float" office:value="0.345219">
                <text:p>0.3452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88128">
                <text:p>0.688128</text:p>
              </table:table-cell>
              <table:table-cell office:value-type="float" office:value="0.35359">
                <text:p>0.35359</text:p>
              </table:table-cell>
              <table:table-cell office:value-type="float" office:value="0.353667">
                <text:p>0.353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04512">
                <text:p>0.704512</text:p>
              </table:table-cell>
              <table:table-cell office:value-type="float" office:value="0.361986">
                <text:p>0.361986</text:p>
              </table:table-cell>
              <table:table-cell office:value-type="float" office:value="0.362147">
                <text:p>0.3621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20896">
                <text:p>0.720896</text:p>
              </table:table-cell>
              <table:table-cell office:value-type="float" office:value="0.370423">
                <text:p>0.370423</text:p>
              </table:table-cell>
              <table:table-cell office:value-type="float" office:value="0.370489">
                <text:p>0.3704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3728">
                <text:p>0.73728</text:p>
              </table:table-cell>
              <table:table-cell office:value-type="float" office:value="0.378815">
                <text:p>0.378815</text:p>
              </table:table-cell>
              <table:table-cell office:value-type="float" office:value="0.378904">
                <text:p>0.3789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53664">
                <text:p>0.753664</text:p>
              </table:table-cell>
              <table:table-cell office:value-type="float" office:value="0.387262">
                <text:p>0.387262</text:p>
              </table:table-cell>
              <table:table-cell office:value-type="float" office:value="0.387324">
                <text:p>0.3873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70048">
                <text:p>0.770048</text:p>
              </table:table-cell>
              <table:table-cell office:value-type="float" office:value="0.395669">
                <text:p>0.395669</text:p>
              </table:table-cell>
              <table:table-cell office:value-type="float" office:value="0.395744">
                <text:p>0.3957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86432">
                <text:p>0.786432</text:p>
              </table:table-cell>
              <table:table-cell office:value-type="float" office:value="0.404062">
                <text:p>0.404062</text:p>
              </table:table-cell>
              <table:table-cell office:value-type="float" office:value="0.404138">
                <text:p>0.4041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02816">
                <text:p>0.802816</text:p>
              </table:table-cell>
              <table:table-cell office:value-type="float" office:value="0.412522">
                <text:p>0.412522</text:p>
              </table:table-cell>
              <table:table-cell office:value-type="float" office:value="0.412548">
                <text:p>0.4125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192">
                <text:p>0.8192</text:p>
              </table:table-cell>
              <table:table-cell office:value-type="float" office:value="0.420935">
                <text:p>0.420935</text:p>
              </table:table-cell>
              <table:table-cell office:value-type="float" office:value="0.421098">
                <text:p>0.4210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35584">
                <text:p>0.835584</text:p>
              </table:table-cell>
              <table:table-cell office:value-type="float" office:value="0.429323">
                <text:p>0.429323</text:p>
              </table:table-cell>
              <table:table-cell office:value-type="float" office:value="0.429415">
                <text:p>0.4294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51968">
                <text:p>0.851968</text:p>
              </table:table-cell>
              <table:table-cell office:value-type="float" office:value="0.437757">
                <text:p>0.437757</text:p>
              </table:table-cell>
              <table:table-cell office:value-type="float" office:value="0.437829">
                <text:p>0.4378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68352">
                <text:p>0.868352</text:p>
              </table:table-cell>
              <table:table-cell office:value-type="float" office:value="0.446187">
                <text:p>0.446187</text:p>
              </table:table-cell>
              <table:table-cell office:value-type="float" office:value="0.44625">
                <text:p>0.446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84736">
                <text:p>0.884736</text:p>
              </table:table-cell>
              <table:table-cell office:value-type="float" office:value="0.454569">
                <text:p>0.454569</text:p>
              </table:table-cell>
              <table:table-cell office:value-type="float" office:value="0.454649">
                <text:p>0.4546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0112">
                <text:p>0.90112</text:p>
              </table:table-cell>
              <table:table-cell office:value-type="float" office:value="0.463017">
                <text:p>0.463017</text:p>
              </table:table-cell>
              <table:table-cell office:value-type="float" office:value="0.463139">
                <text:p>0.4631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17504">
                <text:p>0.917504</text:p>
              </table:table-cell>
              <table:table-cell office:value-type="float" office:value="0.471426">
                <text:p>0.471426</text:p>
              </table:table-cell>
              <table:table-cell office:value-type="float" office:value="0.471493">
                <text:p>0.4714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33888">
                <text:p>0.933888</text:p>
              </table:table-cell>
              <table:table-cell office:value-type="float" office:value="0.479814">
                <text:p>0.479814</text:p>
              </table:table-cell>
              <table:table-cell office:value-type="float" office:value="0.479903">
                <text:p>0.4799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50272">
                <text:p>0.950272</text:p>
              </table:table-cell>
              <table:table-cell office:value-type="float" office:value="0.48825">
                <text:p>0.48825</text:p>
              </table:table-cell>
              <table:table-cell office:value-type="float" office:value="0.488262">
                <text:p>0.4882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66656">
                <text:p>0.966656</text:p>
              </table:table-cell>
              <table:table-cell office:value-type="float" office:value="0.496639">
                <text:p>0.496639</text:p>
              </table:table-cell>
              <table:table-cell office:value-type="float" office:value="0.496833">
                <text:p>0.4968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8304">
                <text:p>0.98304</text:p>
              </table:table-cell>
              <table:table-cell office:value-type="float" office:value="0.503044">
                <text:p>0.503044</text:p>
              </table:table-cell>
              <table:table-cell office:value-type="float" office:value="0.481959">
                <text:p>0.4819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424">
                <text:p>0.999424</text:p>
              </table:table-cell>
              <table:table-cell office:value-type="float" office:value="0.506981">
                <text:p>0.506981</text:p>
              </table:table-cell>
              <table:table-cell office:value-type="float" office:value="0.458208">
                <text:p>0.4582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15808">
                <text:p>1.015808</text:p>
              </table:table-cell>
              <table:table-cell office:value-type="float" office:value="0.514201">
                <text:p>0.514201</text:p>
              </table:table-cell>
              <table:table-cell office:value-type="float" office:value="0.433411">
                <text:p>0.433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32192">
                <text:p>1.032192</text:p>
              </table:table-cell>
              <table:table-cell office:value-type="float" office:value="0.513189">
                <text:p>0.513189</text:p>
              </table:table-cell>
              <table:table-cell office:value-type="float" office:value="0.418851">
                <text:p>0.4188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48576">
                <text:p>1.048576</text:p>
              </table:table-cell>
              <table:table-cell office:value-type="float" office:value="0.522611">
                <text:p>0.522611</text:p>
              </table:table-cell>
              <table:table-cell office:value-type="float" office:value="0.391102">
                <text:p>0.3911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6496">
                <text:p>1.06496</text:p>
              </table:table-cell>
              <table:table-cell office:value-type="float" office:value="0.514718">
                <text:p>0.514718</text:p>
              </table:table-cell>
              <table:table-cell office:value-type="float" office:value="0.38307">
                <text:p>0.383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81344">
                <text:p>1.081344</text:p>
              </table:table-cell>
              <table:table-cell office:value-type="float" office:value="0.52557">
                <text:p>0.52557</text:p>
              </table:table-cell>
              <table:table-cell office:value-type="float" office:value="0.369046">
                <text:p>0.3690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97728">
                <text:p>1.097728</text:p>
              </table:table-cell>
              <table:table-cell office:value-type="float" office:value="0.52111">
                <text:p>0.52111</text:p>
              </table:table-cell>
              <table:table-cell office:value-type="float" office:value="0.349086">
                <text:p>0.3490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114112">
                <text:p>1.114112</text:p>
              </table:table-cell>
              <table:table-cell office:value-type="float" office:value="0.557411">
                <text:p>0.557411</text:p>
              </table:table-cell>
              <table:table-cell office:value-type="float" office:value="0.428875">
                <text:p>0.4288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30496">
                <text:p>1.130496</text:p>
              </table:table-cell>
              <table:table-cell office:value-type="float" office:value="0.546423">
                <text:p>0.546423</text:p>
              </table:table-cell>
              <table:table-cell office:value-type="float" office:value="0.377235">
                <text:p>0.3772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4688">
                <text:p>1.14688</text:p>
              </table:table-cell>
              <table:table-cell office:value-type="float" office:value="0.571346">
                <text:p>0.571346</text:p>
              </table:table-cell>
              <table:table-cell office:value-type="float" office:value="0.412878">
                <text:p>0.4128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63264">
                <text:p>1.163264</text:p>
              </table:table-cell>
              <table:table-cell office:value-type="float" office:value="0.582985">
                <text:p>0.582985</text:p>
              </table:table-cell>
              <table:table-cell office:value-type="float" office:value="0.414855">
                <text:p>0.4148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79648">
                <text:p>1.179648</text:p>
              </table:table-cell>
              <table:table-cell office:value-type="float" office:value="0.588917">
                <text:p>0.588917</text:p>
              </table:table-cell>
              <table:table-cell office:value-type="float" office:value="0.405788">
                <text:p>0.4057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96032">
                <text:p>1.196032</text:p>
              </table:table-cell>
              <table:table-cell office:value-type="float" office:value="0.596042">
                <text:p>0.596042</text:p>
              </table:table-cell>
              <table:table-cell office:value-type="float" office:value="0.403432">
                <text:p>0.4034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212416">
                <text:p>1.212416</text:p>
              </table:table-cell>
              <table:table-cell office:value-type="float" office:value="0.605044">
                <text:p>0.605044</text:p>
              </table:table-cell>
              <table:table-cell office:value-type="float" office:value="0.398096">
                <text:p>0.3980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2288">
                <text:p>1.2288</text:p>
              </table:table-cell>
              <table:table-cell office:value-type="float" office:value="0.608525">
                <text:p>0.608525</text:p>
              </table:table-cell>
              <table:table-cell office:value-type="float" office:value="0.378785">
                <text:p>0.3787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245184">
                <text:p>1.245184</text:p>
              </table:table-cell>
              <table:table-cell office:value-type="float" office:value="0.610244">
                <text:p>0.610244</text:p>
              </table:table-cell>
              <table:table-cell office:value-type="float" office:value="0.369378">
                <text:p>0.3693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61568">
                <text:p>1.261568</text:p>
              </table:table-cell>
              <table:table-cell office:value-type="float" office:value="0.623558">
                <text:p>0.623558</text:p>
              </table:table-cell>
              <table:table-cell office:value-type="float" office:value="0.374887">
                <text:p>0.3748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277952">
                <text:p>1.277952</text:p>
              </table:table-cell>
              <table:table-cell office:value-type="float" office:value="0.629891">
                <text:p>0.629891</text:p>
              </table:table-cell>
              <table:table-cell office:value-type="float" office:value="0.368931">
                <text:p>0.3689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94336">
                <text:p>1.294336</text:p>
              </table:table-cell>
              <table:table-cell office:value-type="float" office:value="0.635267">
                <text:p>0.635267</text:p>
              </table:table-cell>
              <table:table-cell office:value-type="float" office:value="0.364621">
                <text:p>0.3646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1072">
                <text:p>1.31072</text:p>
              </table:table-cell>
              <table:table-cell office:value-type="float" office:value="0.644365">
                <text:p>0.644365</text:p>
              </table:table-cell>
              <table:table-cell office:value-type="float" office:value="0.359147">
                <text:p>0.3591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327104">
                <text:p>1.327104</text:p>
              </table:table-cell>
              <table:table-cell office:value-type="float" office:value="0.653638">
                <text:p>0.653638</text:p>
              </table:table-cell>
              <table:table-cell office:value-type="float" office:value="0.349257">
                <text:p>0.3492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343488">
                <text:p>1.343488</text:p>
              </table:table-cell>
              <table:table-cell office:value-type="float" office:value="0.656033">
                <text:p>0.656033</text:p>
              </table:table-cell>
              <table:table-cell office:value-type="float" office:value="0.350417">
                <text:p>0.3504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59872">
                <text:p>1.359872</text:p>
              </table:table-cell>
              <table:table-cell office:value-type="float" office:value="0.665384">
                <text:p>0.665384</text:p>
              </table:table-cell>
              <table:table-cell office:value-type="float" office:value="0.345071">
                <text:p>0.3450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376256">
                <text:p>1.376256</text:p>
              </table:table-cell>
              <table:table-cell office:value-type="float" office:value="0.671402">
                <text:p>0.671402</text:p>
              </table:table-cell>
              <table:table-cell office:value-type="float" office:value="0.328442">
                <text:p>0.3284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9264">
                <text:p>1.39264</text:p>
              </table:table-cell>
              <table:table-cell office:value-type="float" office:value="0.676038">
                <text:p>0.676038</text:p>
              </table:table-cell>
              <table:table-cell office:value-type="float" office:value="0.332662">
                <text:p>0.3326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409024">
                <text:p>1.409024</text:p>
              </table:table-cell>
              <table:table-cell office:value-type="float" office:value="0.681053">
                <text:p>0.681053</text:p>
              </table:table-cell>
              <table:table-cell office:value-type="float" office:value="0.332668">
                <text:p>0.3326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425408">
                <text:p>1.425408</text:p>
              </table:table-cell>
              <table:table-cell office:value-type="float" office:value="0.684701">
                <text:p>0.684701</text:p>
              </table:table-cell>
              <table:table-cell office:value-type="float" office:value="0.320128">
                <text:p>0.3201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441792">
                <text:p>1.441792</text:p>
              </table:table-cell>
              <table:table-cell office:value-type="float" office:value="0.691076">
                <text:p>0.691076</text:p>
              </table:table-cell>
              <table:table-cell office:value-type="float" office:value="0.310816">
                <text:p>0.3108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458176">
                <text:p>1.458176</text:p>
              </table:table-cell>
              <table:table-cell office:value-type="float" office:value="0.703067">
                <text:p>0.703067</text:p>
              </table:table-cell>
              <table:table-cell office:value-type="float" office:value="0.305314">
                <text:p>0.3053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47456">
                <text:p>1.47456</text:p>
              </table:table-cell>
              <table:table-cell office:value-type="float" office:value="0.709501">
                <text:p>0.709501</text:p>
              </table:table-cell>
              <table:table-cell office:value-type="float" office:value="0.304682">
                <text:p>0.3046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490944">
                <text:p>1.490944</text:p>
              </table:table-cell>
              <table:table-cell office:value-type="float" office:value="0.716763">
                <text:p>0.716763</text:p>
              </table:table-cell>
              <table:table-cell office:value-type="float" office:value="0.296862">
                <text:p>0.2968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507328">
                <text:p>1.507328</text:p>
              </table:table-cell>
              <table:table-cell office:value-type="float" office:value="0.70564">
                <text:p>0.70564</text:p>
              </table:table-cell>
              <table:table-cell office:value-type="float" office:value="0.285209">
                <text:p>0.2852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523712">
                <text:p>1.523712</text:p>
              </table:table-cell>
              <table:table-cell office:value-type="float" office:value="0.726771">
                <text:p>0.726771</text:p>
              </table:table-cell>
              <table:table-cell office:value-type="float" office:value="0.283938">
                <text:p>0.2839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540096">
                <text:p>1.540096</text:p>
              </table:table-cell>
              <table:table-cell office:value-type="float" office:value="0.730535">
                <text:p>0.730535</text:p>
              </table:table-cell>
              <table:table-cell office:value-type="float" office:value="0.27475">
                <text:p>0.274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55648">
                <text:p>1.55648</text:p>
              </table:table-cell>
              <table:table-cell office:value-type="float" office:value="0.736082">
                <text:p>0.736082</text:p>
              </table:table-cell>
              <table:table-cell office:value-type="float" office:value="0.267206">
                <text:p>0.2672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572864">
                <text:p>1.572864</text:p>
              </table:table-cell>
              <table:table-cell office:value-type="float" office:value="0.744027">
                <text:p>0.744027</text:p>
              </table:table-cell>
              <table:table-cell office:value-type="float" office:value="0.267624">
                <text:p>0.2676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89248">
                <text:p>1.589248</text:p>
              </table:table-cell>
              <table:table-cell office:value-type="float" office:value="0.747321">
                <text:p>0.747321</text:p>
              </table:table-cell>
              <table:table-cell office:value-type="float" office:value="0.260871">
                <text:p>0.2608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605632">
                <text:p>1.605632</text:p>
              </table:table-cell>
              <table:table-cell office:value-type="float" office:value="0.738437">
                <text:p>0.738437</text:p>
              </table:table-cell>
              <table:table-cell office:value-type="float" office:value="0.243558">
                <text:p>0.2435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622016">
                <text:p>1.622016</text:p>
              </table:table-cell>
              <table:table-cell office:value-type="float" office:value="0.744974">
                <text:p>0.744974</text:p>
              </table:table-cell>
              <table:table-cell office:value-type="float" office:value="0.243595">
                <text:p>0.2435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6384">
                <text:p>1.6384</text:p>
              </table:table-cell>
              <table:table-cell office:value-type="float" office:value="0.74822">
                <text:p>0.74822</text:p>
              </table:table-cell>
              <table:table-cell office:value-type="float" office:value="0.225049">
                <text:p>0.2250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654784">
                <text:p>1.654784</text:p>
              </table:table-cell>
              <table:table-cell office:value-type="float" office:value="0.759181">
                <text:p>0.759181</text:p>
              </table:table-cell>
              <table:table-cell office:value-type="float" office:value="0.230798">
                <text:p>0.2307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671168">
                <text:p>1.671168</text:p>
              </table:table-cell>
              <table:table-cell office:value-type="float" office:value="0.763842">
                <text:p>0.763842</text:p>
              </table:table-cell>
              <table:table-cell office:value-type="float" office:value="0.219404">
                <text:p>0.2194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687552">
                <text:p>1.687552</text:p>
              </table:table-cell>
              <table:table-cell office:value-type="float" office:value="0.772678">
                <text:p>0.772678</text:p>
              </table:table-cell>
              <table:table-cell office:value-type="float" office:value="0.211554">
                <text:p>0.2115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703936">
                <text:p>1.703936</text:p>
              </table:table-cell>
              <table:table-cell office:value-type="float" office:value="0.779082">
                <text:p>0.779082</text:p>
              </table:table-cell>
              <table:table-cell office:value-type="float" office:value="0.211183">
                <text:p>0.2111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72032">
                <text:p>1.72032</text:p>
              </table:table-cell>
              <table:table-cell office:value-type="float" office:value="0.774773">
                <text:p>0.774773</text:p>
              </table:table-cell>
              <table:table-cell office:value-type="float" office:value="0.207419">
                <text:p>0.2074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736704">
                <text:p>1.736704</text:p>
              </table:table-cell>
              <table:table-cell office:value-type="float" office:value="0.783576">
                <text:p>0.783576</text:p>
              </table:table-cell>
              <table:table-cell office:value-type="float" office:value="0.191848">
                <text:p>0.1918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753088">
                <text:p>1.753088</text:p>
              </table:table-cell>
              <table:table-cell office:value-type="float" office:value="0.780869">
                <text:p>0.780869</text:p>
              </table:table-cell>
              <table:table-cell office:value-type="float" office:value="0.192862">
                <text:p>0.1928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769472">
                <text:p>1.769472</text:p>
              </table:table-cell>
              <table:table-cell office:value-type="float" office:value="0.801681">
                <text:p>0.801681</text:p>
              </table:table-cell>
              <table:table-cell office:value-type="float" office:value="0.189141">
                <text:p>0.1891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785856">
                <text:p>1.785856</text:p>
              </table:table-cell>
              <table:table-cell office:value-type="float" office:value="0.802556">
                <text:p>0.802556</text:p>
              </table:table-cell>
              <table:table-cell office:value-type="float" office:value="0.184678">
                <text:p>0.1846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80224">
                <text:p>1.80224</text:p>
              </table:table-cell>
              <table:table-cell office:value-type="float" office:value="0.804829">
                <text:p>0.804829</text:p>
              </table:table-cell>
              <table:table-cell office:value-type="float" office:value="0.16521">
                <text:p>0.165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818624">
                <text:p>1.818624</text:p>
              </table:table-cell>
              <table:table-cell office:value-type="float" office:value="0.805265">
                <text:p>0.805265</text:p>
              </table:table-cell>
              <table:table-cell office:value-type="float" office:value="0.160899">
                <text:p>0.1608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835008">
                <text:p>1.835008</text:p>
              </table:table-cell>
              <table:table-cell office:value-type="float" office:value="0.812867">
                <text:p>0.812867</text:p>
              </table:table-cell>
              <table:table-cell office:value-type="float" office:value="0.157922">
                <text:p>0.1579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851392">
                <text:p>1.851392</text:p>
              </table:table-cell>
              <table:table-cell office:value-type="float" office:value="0.812268">
                <text:p>0.812268</text:p>
              </table:table-cell>
              <table:table-cell office:value-type="float" office:value="0.152324">
                <text:p>0.1523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867776">
                <text:p>1.867776</text:p>
              </table:table-cell>
              <table:table-cell office:value-type="float" office:value="0.801711">
                <text:p>0.801711</text:p>
              </table:table-cell>
              <table:table-cell office:value-type="float" office:value="0.157457">
                <text:p>0.1574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88416">
                <text:p>1.88416</text:p>
              </table:table-cell>
              <table:table-cell office:value-type="float" office:value="0.81233">
                <text:p>0.81233</text:p>
              </table:table-cell>
              <table:table-cell office:value-type="float" office:value="0.154208">
                <text:p>0.1542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900544">
                <text:p>1.900544</text:p>
              </table:table-cell>
              <table:table-cell office:value-type="float" office:value="0.797795">
                <text:p>0.797795</text:p>
              </table:table-cell>
              <table:table-cell office:value-type="float" office:value="0.162434">
                <text:p>0.1624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916928">
                <text:p>1.916928</text:p>
              </table:table-cell>
              <table:table-cell office:value-type="float" office:value="0.811115">
                <text:p>0.811115</text:p>
              </table:table-cell>
              <table:table-cell office:value-type="float" office:value="0.151872">
                <text:p>0.1518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933312">
                <text:p>1.933312</text:p>
              </table:table-cell>
              <table:table-cell office:value-type="float" office:value="0.800237">
                <text:p>0.800237</text:p>
              </table:table-cell>
              <table:table-cell office:value-type="float" office:value="0.162256">
                <text:p>0.1622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949696">
                <text:p>1.949696</text:p>
              </table:table-cell>
              <table:table-cell office:value-type="float" office:value="0.803286">
                <text:p>0.803286</text:p>
              </table:table-cell>
              <table:table-cell office:value-type="float" office:value="0.146019">
                <text:p>0.1460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96608">
                <text:p>1.96608</text:p>
              </table:table-cell>
              <table:table-cell office:value-type="float" office:value="0.797058">
                <text:p>0.797058</text:p>
              </table:table-cell>
              <table:table-cell office:value-type="float" office:value="0.146595">
                <text:p>0.1465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982464">
                <text:p>1.982464</text:p>
              </table:table-cell>
              <table:table-cell office:value-type="float" office:value="0.811307">
                <text:p>0.811307</text:p>
              </table:table-cell>
              <table:table-cell office:value-type="float" office:value="0.154177">
                <text:p>0.1541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998848">
                <text:p>1.998848</text:p>
              </table:table-cell>
              <table:table-cell office:value-type="float" office:value="0.822307">
                <text:p>0.822307</text:p>
              </table:table-cell>
              <table:table-cell office:value-type="float" office:value="0.169006">
                <text:p>0.1690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015232">
                <text:p>2.015232</text:p>
              </table:table-cell>
              <table:table-cell office:value-type="float" office:value="0.805291">
                <text:p>0.805291</text:p>
              </table:table-cell>
              <table:table-cell office:value-type="float" office:value="0.163478">
                <text:p>0.1634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031616">
                <text:p>2.031616</text:p>
              </table:table-cell>
              <table:table-cell office:value-type="float" office:value="0.779193">
                <text:p>0.779193</text:p>
              </table:table-cell>
              <table:table-cell office:value-type="float" office:value="0.156425">
                <text:p>0.1564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048">
                <text:p>2.048</text:p>
              </table:table-cell>
              <table:table-cell office:value-type="float" office:value="0.813849">
                <text:p>0.813849</text:p>
              </table:table-cell>
              <table:table-cell office:value-type="float" office:value="0.152099">
                <text:p>0.1520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064384">
                <text:p>2.064384</text:p>
              </table:table-cell>
              <table:table-cell office:value-type="float" office:value="0.782186">
                <text:p>0.782186</text:p>
              </table:table-cell>
              <table:table-cell office:value-type="float" office:value="0.186183">
                <text:p>0.1861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080768">
                <text:p>2.080768</text:p>
              </table:table-cell>
              <table:table-cell office:value-type="float" office:value="0.753965">
                <text:p>0.753965</text:p>
              </table:table-cell>
              <table:table-cell office:value-type="float" office:value="0.16809">
                <text:p>0.168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097152">
                <text:p>2.097152</text:p>
              </table:table-cell>
              <table:table-cell office:value-type="float" office:value="0.781213">
                <text:p>0.781213</text:p>
              </table:table-cell>
              <table:table-cell office:value-type="float" office:value="0.17422">
                <text:p>0.174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113536">
                <text:p>2.113536</text:p>
              </table:table-cell>
              <table:table-cell office:value-type="float" office:value="0.775067">
                <text:p>0.775067</text:p>
              </table:table-cell>
              <table:table-cell office:value-type="float" office:value="0.182469">
                <text:p>0.1824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12992">
                <text:p>2.12992</text:p>
              </table:table-cell>
              <table:table-cell office:value-type="float" office:value="0.795568">
                <text:p>0.795568</text:p>
              </table:table-cell>
              <table:table-cell office:value-type="float" office:value="0.169044">
                <text:p>0.1690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146304">
                <text:p>2.146304</text:p>
              </table:table-cell>
              <table:table-cell office:value-type="float" office:value="0.776784">
                <text:p>0.776784</text:p>
              </table:table-cell>
              <table:table-cell office:value-type="float" office:value="0.196178">
                <text:p>0.1961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162688">
                <text:p>2.162688</text:p>
              </table:table-cell>
              <table:table-cell office:value-type="float" office:value="0.822084">
                <text:p>0.822084</text:p>
              </table:table-cell>
              <table:table-cell office:value-type="float" office:value="0.166454">
                <text:p>0.1664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179072">
                <text:p>2.179072</text:p>
              </table:table-cell>
              <table:table-cell office:value-type="float" office:value="0.769271">
                <text:p>0.769271</text:p>
              </table:table-cell>
              <table:table-cell office:value-type="float" office:value="0.172844">
                <text:p>0.1728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195456">
                <text:p>2.195456</text:p>
              </table:table-cell>
              <table:table-cell office:value-type="float" office:value="0.765616">
                <text:p>0.765616</text:p>
              </table:table-cell>
              <table:table-cell office:value-type="float" office:value="0.189619">
                <text:p>0.1896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21184">
                <text:p>2.21184</text:p>
              </table:table-cell>
              <table:table-cell office:value-type="float" office:value="0.759279">
                <text:p>0.759279</text:p>
              </table:table-cell>
              <table:table-cell office:value-type="float" office:value="0.184786">
                <text:p>0.1847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228224">
                <text:p>2.228224</text:p>
              </table:table-cell>
              <table:table-cell office:value-type="float" office:value="0.7861">
                <text:p>0.7861</text:p>
              </table:table-cell>
              <table:table-cell office:value-type="float" office:value="0.174293">
                <text:p>0.1742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244608">
                <text:p>2.244608</text:p>
              </table:table-cell>
              <table:table-cell office:value-type="float" office:value="0.776847">
                <text:p>0.776847</text:p>
              </table:table-cell>
              <table:table-cell office:value-type="float" office:value="0.17066">
                <text:p>0.170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260992">
                <text:p>2.260992</text:p>
              </table:table-cell>
              <table:table-cell office:value-type="float" office:value="0.817108">
                <text:p>0.817108</text:p>
              </table:table-cell>
              <table:table-cell office:value-type="float" office:value="0.174197">
                <text:p>0.1741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277376">
                <text:p>2.277376</text:p>
              </table:table-cell>
              <table:table-cell office:value-type="float" office:value="0.785978">
                <text:p>0.785978</text:p>
              </table:table-cell>
              <table:table-cell office:value-type="float" office:value="0.17654">
                <text:p>0.176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29376">
                <text:p>2.29376</text:p>
              </table:table-cell>
              <table:table-cell office:value-type="float" office:value="0.811512">
                <text:p>0.811512</text:p>
              </table:table-cell>
              <table:table-cell office:value-type="float" office:value="0.174551">
                <text:p>0.1745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310144">
                <text:p>2.310144</text:p>
              </table:table-cell>
              <table:table-cell office:value-type="float" office:value="0.783394">
                <text:p>0.783394</text:p>
              </table:table-cell>
              <table:table-cell office:value-type="float" office:value="0.163555">
                <text:p>0.1635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326528">
                <text:p>2.326528</text:p>
              </table:table-cell>
              <table:table-cell office:value-type="float" office:value="0.807856">
                <text:p>0.807856</text:p>
              </table:table-cell>
              <table:table-cell office:value-type="float" office:value="0.185449">
                <text:p>0.1854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342912">
                <text:p>2.342912</text:p>
              </table:table-cell>
              <table:table-cell office:value-type="float" office:value="0.784312">
                <text:p>0.784312</text:p>
              </table:table-cell>
              <table:table-cell office:value-type="float" office:value="0.183306">
                <text:p>0.1833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359296">
                <text:p>2.359296</text:p>
              </table:table-cell>
              <table:table-cell office:value-type="float" office:value="0.792158">
                <text:p>0.792158</text:p>
              </table:table-cell>
              <table:table-cell office:value-type="float" office:value="0.17342">
                <text:p>0.173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37568">
                <text:p>2.37568</text:p>
              </table:table-cell>
              <table:table-cell office:value-type="float" office:value="0.78249">
                <text:p>0.78249</text:p>
              </table:table-cell>
              <table:table-cell office:value-type="float" office:value="0.17967">
                <text:p>0.179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392064">
                <text:p>2.392064</text:p>
              </table:table-cell>
              <table:table-cell office:value-type="float" office:value="0.777992">
                <text:p>0.777992</text:p>
              </table:table-cell>
              <table:table-cell office:value-type="float" office:value="0.172685">
                <text:p>0.1726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408448">
                <text:p>2.408448</text:p>
              </table:table-cell>
              <table:table-cell office:value-type="float" office:value="0.804341">
                <text:p>0.804341</text:p>
              </table:table-cell>
              <table:table-cell office:value-type="float" office:value="0.185673">
                <text:p>0.1856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424832">
                <text:p>2.424832</text:p>
              </table:table-cell>
              <table:table-cell office:value-type="float" office:value="0.807831">
                <text:p>0.807831</text:p>
              </table:table-cell>
              <table:table-cell office:value-type="float" office:value="0.165994">
                <text:p>0.1659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441216">
                <text:p>2.441216</text:p>
              </table:table-cell>
              <table:table-cell office:value-type="float" office:value="0.798142">
                <text:p>0.798142</text:p>
              </table:table-cell>
              <table:table-cell office:value-type="float" office:value="0.181059">
                <text:p>0.1810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4576">
                <text:p>2.4576</text:p>
              </table:table-cell>
              <table:table-cell office:value-type="float" office:value="0.818119">
                <text:p>0.818119</text:p>
              </table:table-cell>
              <table:table-cell office:value-type="float" office:value="0.169993">
                <text:p>0.1699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473984">
                <text:p>2.473984</text:p>
              </table:table-cell>
              <table:table-cell office:value-type="float" office:value="0.786677">
                <text:p>0.786677</text:p>
              </table:table-cell>
              <table:table-cell office:value-type="float" office:value="0.173282">
                <text:p>0.1732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490368">
                <text:p>2.490368</text:p>
              </table:table-cell>
              <table:table-cell office:value-type="float" office:value="0.811814">
                <text:p>0.811814</text:p>
              </table:table-cell>
              <table:table-cell office:value-type="float" office:value="0.166824">
                <text:p>0.1668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506752">
                <text:p>2.506752</text:p>
              </table:table-cell>
              <table:table-cell office:value-type="float" office:value="0.818778">
                <text:p>0.818778</text:p>
              </table:table-cell>
              <table:table-cell office:value-type="float" office:value="0.159471">
                <text:p>0.1594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523136">
                <text:p>2.523136</text:p>
              </table:table-cell>
              <table:table-cell office:value-type="float" office:value="0.807478">
                <text:p>0.807478</text:p>
              </table:table-cell>
              <table:table-cell office:value-type="float" office:value="0.175039">
                <text:p>0.1750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53952">
                <text:p>2.53952</text:p>
              </table:table-cell>
              <table:table-cell office:value-type="float" office:value="0.810681">
                <text:p>0.810681</text:p>
              </table:table-cell>
              <table:table-cell office:value-type="float" office:value="0.165434">
                <text:p>0.1654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555904">
                <text:p>2.555904</text:p>
              </table:table-cell>
              <table:table-cell office:value-type="float" office:value="0.780092">
                <text:p>0.780092</text:p>
              </table:table-cell>
              <table:table-cell office:value-type="float" office:value="0.176805">
                <text:p>0.1768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572288">
                <text:p>2.572288</text:p>
              </table:table-cell>
              <table:table-cell office:value-type="float" office:value="0.775909">
                <text:p>0.775909</text:p>
              </table:table-cell>
              <table:table-cell office:value-type="float" office:value="0.176034">
                <text:p>0.1760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588672">
                <text:p>2.588672</text:p>
              </table:table-cell>
              <table:table-cell office:value-type="float" office:value="0.76353">
                <text:p>0.76353</text:p>
              </table:table-cell>
              <table:table-cell office:value-type="float" office:value="0.17616">
                <text:p>0.176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605056">
                <text:p>2.605056</text:p>
              </table:table-cell>
              <table:table-cell office:value-type="float" office:value="0.813845">
                <text:p>0.813845</text:p>
              </table:table-cell>
              <table:table-cell office:value-type="float" office:value="0.188081">
                <text:p>0.18808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62144">
                <text:p>2.62144</text:p>
              </table:table-cell>
              <table:table-cell office:value-type="float" office:value="0.828077">
                <text:p>0.828077</text:p>
              </table:table-cell>
              <table:table-cell office:value-type="float" office:value="0.170321">
                <text:p>0.1703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637824">
                <text:p>2.637824</text:p>
              </table:table-cell>
              <table:table-cell office:value-type="float" office:value="0.795799">
                <text:p>0.795799</text:p>
              </table:table-cell>
              <table:table-cell office:value-type="float" office:value="0.182558">
                <text:p>0.1825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654208">
                <text:p>2.654208</text:p>
              </table:table-cell>
              <table:table-cell office:value-type="float" office:value="0.797914">
                <text:p>0.797914</text:p>
              </table:table-cell>
              <table:table-cell office:value-type="float" office:value="0.173845">
                <text:p>0.1738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670592">
                <text:p>2.670592</text:p>
              </table:table-cell>
              <table:table-cell office:value-type="float" office:value="0.777">
                <text:p>0.777</text:p>
              </table:table-cell>
              <table:table-cell office:value-type="float" office:value="0.18594">
                <text:p>0.1859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686976">
                <text:p>2.686976</text:p>
              </table:table-cell>
              <table:table-cell office:value-type="float" office:value="0.81122">
                <text:p>0.81122</text:p>
              </table:table-cell>
              <table:table-cell office:value-type="float" office:value="0.169378">
                <text:p>0.1693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70336">
                <text:p>2.70336</text:p>
              </table:table-cell>
              <table:table-cell office:value-type="float" office:value="0.788259">
                <text:p>0.788259</text:p>
              </table:table-cell>
              <table:table-cell office:value-type="float" office:value="0.169699">
                <text:p>0.1696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719744">
                <text:p>2.719744</text:p>
              </table:table-cell>
              <table:table-cell office:value-type="float" office:value="0.804798">
                <text:p>0.804798</text:p>
              </table:table-cell>
              <table:table-cell office:value-type="float" office:value="0.150635">
                <text:p>0.1506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736128">
                <text:p>2.736128</text:p>
              </table:table-cell>
              <table:table-cell office:value-type="float" office:value="0.838103">
                <text:p>0.838103</text:p>
              </table:table-cell>
              <table:table-cell office:value-type="float" office:value="0.158658">
                <text:p>0.1586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752512">
                <text:p>2.752512</text:p>
              </table:table-cell>
              <table:table-cell office:value-type="float" office:value="0.836405">
                <text:p>0.836405</text:p>
              </table:table-cell>
              <table:table-cell office:value-type="float" office:value="0.166623">
                <text:p>0.1666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768896">
                <text:p>2.768896</text:p>
              </table:table-cell>
              <table:table-cell office:value-type="float" office:value="0.817307">
                <text:p>0.817307</text:p>
              </table:table-cell>
              <table:table-cell office:value-type="float" office:value="0.154747">
                <text:p>0.1547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78528">
                <text:p>2.78528</text:p>
              </table:table-cell>
              <table:table-cell office:value-type="float" office:value="0.799661">
                <text:p>0.799661</text:p>
              </table:table-cell>
              <table:table-cell office:value-type="float" office:value="0.173908">
                <text:p>0.1739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801664">
                <text:p>2.801664</text:p>
              </table:table-cell>
              <table:table-cell office:value-type="float" office:value="0.798398">
                <text:p>0.798398</text:p>
              </table:table-cell>
              <table:table-cell office:value-type="float" office:value="0.163089">
                <text:p>0.1630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818048">
                <text:p>2.818048</text:p>
              </table:table-cell>
              <table:table-cell office:value-type="float" office:value="0.800676">
                <text:p>0.800676</text:p>
              </table:table-cell>
              <table:table-cell office:value-type="float" office:value="0.161021">
                <text:p>0.1610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834432">
                <text:p>2.834432</text:p>
              </table:table-cell>
              <table:table-cell office:value-type="float" office:value="0.803173">
                <text:p>0.803173</text:p>
              </table:table-cell>
              <table:table-cell office:value-type="float" office:value="0.169057">
                <text:p>0.16905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850816">
                <text:p>2.850816</text:p>
              </table:table-cell>
              <table:table-cell office:value-type="float" office:value="0.818297">
                <text:p>0.818297</text:p>
              </table:table-cell>
              <table:table-cell office:value-type="float" office:value="0.167522">
                <text:p>0.1675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8672">
                <text:p>2.8672</text:p>
              </table:table-cell>
              <table:table-cell office:value-type="float" office:value="0.831938">
                <text:p>0.831938</text:p>
              </table:table-cell>
              <table:table-cell office:value-type="float" office:value="0.159356">
                <text:p>0.1593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883584">
                <text:p>2.883584</text:p>
              </table:table-cell>
              <table:table-cell office:value-type="float" office:value="0.809347">
                <text:p>0.809347</text:p>
              </table:table-cell>
              <table:table-cell office:value-type="float" office:value="0.169204">
                <text:p>0.16920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899968">
                <text:p>2.899968</text:p>
              </table:table-cell>
              <table:table-cell office:value-type="float" office:value="0.824799">
                <text:p>0.824799</text:p>
              </table:table-cell>
              <table:table-cell office:value-type="float" office:value="0.163159">
                <text:p>0.16315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916352">
                <text:p>2.916352</text:p>
              </table:table-cell>
              <table:table-cell office:value-type="float" office:value="0.838569">
                <text:p>0.838569</text:p>
              </table:table-cell>
              <table:table-cell office:value-type="float" office:value="0.172506">
                <text:p>0.1725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932736">
                <text:p>2.932736</text:p>
              </table:table-cell>
              <table:table-cell office:value-type="float" office:value="0.826389">
                <text:p>0.826389</text:p>
              </table:table-cell>
              <table:table-cell office:value-type="float" office:value="0.160861">
                <text:p>0.1608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94912">
                <text:p>2.94912</text:p>
              </table:table-cell>
              <table:table-cell office:value-type="float" office:value="0.8018">
                <text:p>0.8018</text:p>
              </table:table-cell>
              <table:table-cell office:value-type="float" office:value="0.154145">
                <text:p>0.1541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965504">
                <text:p>2.965504</text:p>
              </table:table-cell>
              <table:table-cell office:value-type="float" office:value="0.851012">
                <text:p>0.851012</text:p>
              </table:table-cell>
              <table:table-cell office:value-type="float" office:value="0.152364">
                <text:p>0.1523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981888">
                <text:p>2.981888</text:p>
              </table:table-cell>
              <table:table-cell office:value-type="float" office:value="0.860717">
                <text:p>0.860717</text:p>
              </table:table-cell>
              <table:table-cell office:value-type="float" office:value="0.149375">
                <text:p>0.1493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998272">
                <text:p>2.998272</text:p>
              </table:table-cell>
              <table:table-cell office:value-type="float" office:value="0.870951">
                <text:p>0.870951</text:p>
              </table:table-cell>
              <table:table-cell office:value-type="float" office:value="0.167967">
                <text:p>0.1679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014656">
                <text:p>3.014656</text:p>
              </table:table-cell>
              <table:table-cell office:value-type="float" office:value="0.820924">
                <text:p>0.820924</text:p>
              </table:table-cell>
              <table:table-cell office:value-type="float" office:value="0.155427">
                <text:p>0.15542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03104">
                <text:p>3.03104</text:p>
              </table:table-cell>
              <table:table-cell office:value-type="float" office:value="0.874188">
                <text:p>0.874188</text:p>
              </table:table-cell>
              <table:table-cell office:value-type="float" office:value="0.151256">
                <text:p>0.1512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047424">
                <text:p>3.047424</text:p>
              </table:table-cell>
              <table:table-cell office:value-type="float" office:value="0.856918">
                <text:p>0.856918</text:p>
              </table:table-cell>
              <table:table-cell office:value-type="float" office:value="0.154906">
                <text:p>0.1549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063808">
                <text:p>3.063808</text:p>
              </table:table-cell>
              <table:table-cell office:value-type="float" office:value="0.853195">
                <text:p>0.853195</text:p>
              </table:table-cell>
              <table:table-cell office:value-type="float" office:value="0.159563">
                <text:p>0.1595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080192">
                <text:p>3.080192</text:p>
              </table:table-cell>
              <table:table-cell office:value-type="float" office:value="0.809155">
                <text:p>0.809155</text:p>
              </table:table-cell>
              <table:table-cell office:value-type="float" office:value="0.163821">
                <text:p>0.1638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096576">
                <text:p>3.096576</text:p>
              </table:table-cell>
              <table:table-cell office:value-type="float" office:value="0.81206">
                <text:p>0.81206</text:p>
              </table:table-cell>
              <table:table-cell office:value-type="float" office:value="0.155663">
                <text:p>0.1556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11296">
                <text:p>3.11296</text:p>
              </table:table-cell>
              <table:table-cell office:value-type="float" office:value="0.832973">
                <text:p>0.832973</text:p>
              </table:table-cell>
              <table:table-cell office:value-type="float" office:value="0.151374">
                <text:p>0.15137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129344">
                <text:p>3.129344</text:p>
              </table:table-cell>
              <table:table-cell office:value-type="float" office:value="0.897129">
                <text:p>0.897129</text:p>
              </table:table-cell>
              <table:table-cell office:value-type="float" office:value="0.143715">
                <text:p>0.1437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145728">
                <text:p>3.145728</text:p>
              </table:table-cell>
              <table:table-cell office:value-type="float" office:value="0.893733">
                <text:p>0.893733</text:p>
              </table:table-cell>
              <table:table-cell office:value-type="float" office:value="0.129611">
                <text:p>0.12961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162112">
                <text:p>3.162112</text:p>
              </table:table-cell>
              <table:table-cell office:value-type="float" office:value="0.830117">
                <text:p>0.830117</text:p>
              </table:table-cell>
              <table:table-cell office:value-type="float" office:value="0.160551">
                <text:p>0.1605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178496">
                <text:p>3.178496</text:p>
              </table:table-cell>
              <table:table-cell office:value-type="float" office:value="0.881125">
                <text:p>0.881125</text:p>
              </table:table-cell>
              <table:table-cell office:value-type="float" office:value="0.140699">
                <text:p>0.1406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19488">
                <text:p>3.19488</text:p>
              </table:table-cell>
              <table:table-cell office:value-type="float" office:value="0.903563">
                <text:p>0.903563</text:p>
              </table:table-cell>
              <table:table-cell office:value-type="float" office:value="0.134127">
                <text:p>0.1341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211264">
                <text:p>3.211264</text:p>
              </table:table-cell>
              <table:table-cell office:value-type="float" office:value="0.856561">
                <text:p>0.856561</text:p>
              </table:table-cell>
              <table:table-cell office:value-type="float" office:value="0.146391">
                <text:p>0.1463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227648">
                <text:p>3.227648</text:p>
              </table:table-cell>
              <table:table-cell office:value-type="float" office:value="0.838584">
                <text:p>0.838584</text:p>
              </table:table-cell>
              <table:table-cell office:value-type="float" office:value="0.153231">
                <text:p>0.1532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244032">
                <text:p>3.244032</text:p>
              </table:table-cell>
              <table:table-cell office:value-type="float" office:value="0.840971">
                <text:p>0.840971</text:p>
              </table:table-cell>
              <table:table-cell office:value-type="float" office:value="0.154998">
                <text:p>0.1549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260416">
                <text:p>3.260416</text:p>
              </table:table-cell>
              <table:table-cell office:value-type="float" office:value="0.866112">
                <text:p>0.866112</text:p>
              </table:table-cell>
              <table:table-cell office:value-type="float" office:value="0.147854">
                <text:p>0.14785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2768">
                <text:p>3.2768</text:p>
              </table:table-cell>
              <table:table-cell office:value-type="float" office:value="0.855228">
                <text:p>0.855228</text:p>
              </table:table-cell>
              <table:table-cell office:value-type="float" office:value="0.153262">
                <text:p>0.1532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293184">
                <text:p>3.293184</text:p>
              </table:table-cell>
              <table:table-cell office:value-type="float" office:value="0.84312">
                <text:p>0.84312</text:p>
              </table:table-cell>
              <table:table-cell office:value-type="float" office:value="0.155265">
                <text:p>0.1552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309568">
                <text:p>3.309568</text:p>
              </table:table-cell>
              <table:table-cell office:value-type="float" office:value="0.847593">
                <text:p>0.847593</text:p>
              </table:table-cell>
              <table:table-cell office:value-type="float" office:value="0.14457">
                <text:p>0.144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325952">
                <text:p>3.325952</text:p>
              </table:table-cell>
              <table:table-cell office:value-type="float" office:value="0.83946">
                <text:p>0.83946</text:p>
              </table:table-cell>
              <table:table-cell office:value-type="float" office:value="0.157467">
                <text:p>0.1574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342336">
                <text:p>3.342336</text:p>
              </table:table-cell>
              <table:table-cell office:value-type="float" office:value="0.86579">
                <text:p>0.86579</text:p>
              </table:table-cell>
              <table:table-cell office:value-type="float" office:value="0.142189">
                <text:p>0.1421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35872">
                <text:p>3.35872</text:p>
              </table:table-cell>
              <table:table-cell office:value-type="float" office:value="0.860496">
                <text:p>0.860496</text:p>
              </table:table-cell>
              <table:table-cell office:value-type="float" office:value="0.138029">
                <text:p>0.1380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375104">
                <text:p>3.375104</text:p>
              </table:table-cell>
              <table:table-cell office:value-type="float" office:value="0.884185">
                <text:p>0.884185</text:p>
              </table:table-cell>
              <table:table-cell office:value-type="float" office:value="0.137243">
                <text:p>0.1372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391488">
                <text:p>3.391488</text:p>
              </table:table-cell>
              <table:table-cell office:value-type="float" office:value="0.812934">
                <text:p>0.812934</text:p>
              </table:table-cell>
              <table:table-cell office:value-type="float" office:value="0.163992">
                <text:p>0.1639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407872">
                <text:p>3.407872</text:p>
              </table:table-cell>
              <table:table-cell office:value-type="float" office:value="0.87049">
                <text:p>0.87049</text:p>
              </table:table-cell>
              <table:table-cell office:value-type="float" office:value="0.136915">
                <text:p>0.1369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424256">
                <text:p>3.424256</text:p>
              </table:table-cell>
              <table:table-cell office:value-type="float" office:value="0.860506">
                <text:p>0.860506</text:p>
              </table:table-cell>
              <table:table-cell office:value-type="float" office:value="0.143401">
                <text:p>0.1434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44064">
                <text:p>3.44064</text:p>
              </table:table-cell>
              <table:table-cell office:value-type="float" office:value="0.8504">
                <text:p>0.8504</text:p>
              </table:table-cell>
              <table:table-cell office:value-type="float" office:value="0.152669">
                <text:p>0.1526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457024">
                <text:p>3.457024</text:p>
              </table:table-cell>
              <table:table-cell office:value-type="float" office:value="0.872217">
                <text:p>0.872217</text:p>
              </table:table-cell>
              <table:table-cell office:value-type="float" office:value="0.139009">
                <text:p>0.13900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473408">
                <text:p>3.473408</text:p>
              </table:table-cell>
              <table:table-cell office:value-type="float" office:value="0.842194">
                <text:p>0.842194</text:p>
              </table:table-cell>
              <table:table-cell office:value-type="float" office:value="0.151047">
                <text:p>0.15104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489792">
                <text:p>3.489792</text:p>
              </table:table-cell>
              <table:table-cell office:value-type="float" office:value="0.917913">
                <text:p>0.917913</text:p>
              </table:table-cell>
              <table:table-cell office:value-type="float" office:value="0.119998">
                <text:p>0.11999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506176">
                <text:p>3.506176</text:p>
              </table:table-cell>
              <table:table-cell office:value-type="float" office:value="0.890334">
                <text:p>0.890334</text:p>
              </table:table-cell>
              <table:table-cell office:value-type="float" office:value="0.138479">
                <text:p>0.13847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52256">
                <text:p>3.52256</text:p>
              </table:table-cell>
              <table:table-cell office:value-type="float" office:value="0.866933">
                <text:p>0.866933</text:p>
              </table:table-cell>
              <table:table-cell office:value-type="float" office:value="0.1315">
                <text:p>0.13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538944">
                <text:p>3.538944</text:p>
              </table:table-cell>
              <table:table-cell office:value-type="float" office:value="0.8602">
                <text:p>0.8602</text:p>
              </table:table-cell>
              <table:table-cell office:value-type="float" office:value="0.143958">
                <text:p>0.14395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555328">
                <text:p>3.555328</text:p>
              </table:table-cell>
              <table:table-cell office:value-type="float" office:value="0.861341">
                <text:p>0.861341</text:p>
              </table:table-cell>
              <table:table-cell office:value-type="float" office:value="0.15049">
                <text:p>0.1504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571712">
                <text:p>3.571712</text:p>
              </table:table-cell>
              <table:table-cell office:value-type="float" office:value="0.911427">
                <text:p>0.911427</text:p>
              </table:table-cell>
              <table:table-cell office:value-type="float" office:value="0.139113">
                <text:p>0.13911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588096">
                <text:p>3.588096</text:p>
              </table:table-cell>
              <table:table-cell office:value-type="float" office:value="0.858827">
                <text:p>0.858827</text:p>
              </table:table-cell>
              <table:table-cell office:value-type="float" office:value="0.142952">
                <text:p>0.1429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60448">
                <text:p>3.60448</text:p>
              </table:table-cell>
              <table:table-cell office:value-type="float" office:value="0.885782">
                <text:p>0.885782</text:p>
              </table:table-cell>
              <table:table-cell office:value-type="float" office:value="0.134378">
                <text:p>0.13437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620864">
                <text:p>3.620864</text:p>
              </table:table-cell>
              <table:table-cell office:value-type="float" office:value="0.858249">
                <text:p>0.858249</text:p>
              </table:table-cell>
              <table:table-cell office:value-type="float" office:value="0.148468">
                <text:p>0.14846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637248">
                <text:p>3.637248</text:p>
              </table:table-cell>
              <table:table-cell office:value-type="float" office:value="0.870847">
                <text:p>0.870847</text:p>
              </table:table-cell>
              <table:table-cell office:value-type="float" office:value="0.142066">
                <text:p>0.1420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653632">
                <text:p>3.653632</text:p>
              </table:table-cell>
              <table:table-cell office:value-type="float" office:value="0.892649">
                <text:p>0.892649</text:p>
              </table:table-cell>
              <table:table-cell office:value-type="float" office:value="0.131544">
                <text:p>0.1315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670016">
                <text:p>3.670016</text:p>
              </table:table-cell>
              <table:table-cell office:value-type="float" office:value="0.877777">
                <text:p>0.877777</text:p>
              </table:table-cell>
              <table:table-cell office:value-type="float" office:value="0.141648">
                <text:p>0.1416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6864">
                <text:p>3.6864</text:p>
              </table:table-cell>
              <table:table-cell office:value-type="float" office:value="0.916856">
                <text:p>0.916856</text:p>
              </table:table-cell>
              <table:table-cell office:value-type="float" office:value="0.121448">
                <text:p>0.1214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702784">
                <text:p>3.702784</text:p>
              </table:table-cell>
              <table:table-cell office:value-type="float" office:value="0.894073">
                <text:p>0.894073</text:p>
              </table:table-cell>
              <table:table-cell office:value-type="float" office:value="0.127648">
                <text:p>0.1276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719168">
                <text:p>3.719168</text:p>
              </table:table-cell>
              <table:table-cell office:value-type="float" office:value="0.871433">
                <text:p>0.871433</text:p>
              </table:table-cell>
              <table:table-cell office:value-type="float" office:value="0.142513">
                <text:p>0.1425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735552">
                <text:p>3.735552</text:p>
              </table:table-cell>
              <table:table-cell office:value-type="float" office:value="0.884581">
                <text:p>0.884581</text:p>
              </table:table-cell>
              <table:table-cell office:value-type="float" office:value="0.130188">
                <text:p>0.1301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751936">
                <text:p>3.751936</text:p>
              </table:table-cell>
              <table:table-cell office:value-type="float" office:value="0.822758">
                <text:p>0.822758</text:p>
              </table:table-cell>
              <table:table-cell office:value-type="float" office:value="0.149088">
                <text:p>0.14908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76832">
                <text:p>3.76832</text:p>
              </table:table-cell>
              <table:table-cell office:value-type="float" office:value="0.883431">
                <text:p>0.883431</text:p>
              </table:table-cell>
              <table:table-cell office:value-type="float" office:value="0.128997">
                <text:p>0.12899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784704">
                <text:p>3.784704</text:p>
              </table:table-cell>
              <table:table-cell office:value-type="float" office:value="0.876713">
                <text:p>0.876713</text:p>
              </table:table-cell>
              <table:table-cell office:value-type="float" office:value="0.122431">
                <text:p>0.12243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801088">
                <text:p>3.801088</text:p>
              </table:table-cell>
              <table:table-cell office:value-type="float" office:value="0.895384">
                <text:p>0.895384</text:p>
              </table:table-cell>
              <table:table-cell office:value-type="float" office:value="0.138198">
                <text:p>0.1381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817472">
                <text:p>3.817472</text:p>
              </table:table-cell>
              <table:table-cell office:value-type="float" office:value="0.884254">
                <text:p>0.884254</text:p>
              </table:table-cell>
              <table:table-cell office:value-type="float" office:value="0.13116">
                <text:p>0.131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833856">
                <text:p>3.833856</text:p>
              </table:table-cell>
              <table:table-cell office:value-type="float" office:value="0.899774">
                <text:p>0.899774</text:p>
              </table:table-cell>
              <table:table-cell office:value-type="float" office:value="0.138947">
                <text:p>0.13894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85024">
                <text:p>3.85024</text:p>
              </table:table-cell>
              <table:table-cell office:value-type="float" office:value="0.892231">
                <text:p>0.892231</text:p>
              </table:table-cell>
              <table:table-cell office:value-type="float" office:value="0.134133">
                <text:p>0.1341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866624">
                <text:p>3.866624</text:p>
              </table:table-cell>
              <table:table-cell office:value-type="float" office:value="0.880784">
                <text:p>0.880784</text:p>
              </table:table-cell>
              <table:table-cell office:value-type="float" office:value="0.130575">
                <text:p>0.1305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883008">
                <text:p>3.883008</text:p>
              </table:table-cell>
              <table:table-cell office:value-type="float" office:value="0.905492">
                <text:p>0.905492</text:p>
              </table:table-cell>
              <table:table-cell office:value-type="float" office:value="0.132472">
                <text:p>0.1324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899392">
                <text:p>3.899392</text:p>
              </table:table-cell>
              <table:table-cell office:value-type="float" office:value="0.885662">
                <text:p>0.885662</text:p>
              </table:table-cell>
              <table:table-cell office:value-type="float" office:value="0.131906">
                <text:p>0.1319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915776">
                <text:p>3.915776</text:p>
              </table:table-cell>
              <table:table-cell office:value-type="float" office:value="0.874571">
                <text:p>0.874571</text:p>
              </table:table-cell>
              <table:table-cell office:value-type="float" office:value="0.127531">
                <text:p>0.12753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93216">
                <text:p>3.93216</text:p>
              </table:table-cell>
              <table:table-cell office:value-type="float" office:value="0.869881">
                <text:p>0.869881</text:p>
              </table:table-cell>
              <table:table-cell office:value-type="float" office:value="0.130062">
                <text:p>0.13006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948544">
                <text:p>3.948544</text:p>
              </table:table-cell>
              <table:table-cell office:value-type="float" office:value="0.889195">
                <text:p>0.889195</text:p>
              </table:table-cell>
              <table:table-cell office:value-type="float" office:value="0.132403">
                <text:p>0.13240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964928">
                <text:p>3.964928</text:p>
              </table:table-cell>
              <table:table-cell office:value-type="float" office:value="0.9532">
                <text:p>0.9532</text:p>
              </table:table-cell>
              <table:table-cell office:value-type="float" office:value="0.119162">
                <text:p>0.1191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981312">
                <text:p>3.981312</text:p>
              </table:table-cell>
              <table:table-cell office:value-type="float" office:value="0.854643">
                <text:p>0.854643</text:p>
              </table:table-cell>
              <table:table-cell office:value-type="float" office:value="0.150801">
                <text:p>0.1508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997696">
                <text:p>3.997696</text:p>
              </table:table-cell>
              <table:table-cell office:value-type="float" office:value="0.920447">
                <text:p>0.920447</text:p>
              </table:table-cell>
              <table:table-cell office:value-type="float" office:value="0.127007">
                <text:p>0.1270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